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2">
      <style:paragraph-properties fo:margin-left="0cm" fo:margin-right="0.3cm" fo:text-indent="1cm" style:auto-text-indent="false"/>
    </style:style>
    <style:style style:name="P2" style:family="paragraph" style:parent-style-name="Body_20_Text_20_2">
      <style:paragraph-properties fo:margin-left="0cm" fo:margin-right="0.3cm" fo:text-indent="1cm" style:auto-text-indent="false" fo:break-before="page"/>
    </style:style>
    <style:style style:name="P3" style:family="paragraph" style:parent-style-name="Body_20_Text_20_3">
      <style:paragraph-properties fo:margin-left="0cm" fo:margin-right="0.3cm" fo:text-indent="1cm" style:auto-text-indent="false"/>
    </style:style>
    <style:style style:name="P4" style:family="paragraph" style:parent-style-name="Heading_20_3">
      <style:paragraph-properties fo:margin-left="0cm" fo:margin-right="0.3cm" fo:text-indent="1cm" style:auto-text-indent="false"/>
    </style:style>
    <style:style style:name="P5" style:family="paragraph" style:parent-style-name="Heading_20_3">
      <style:paragraph-properties fo:margin-left="0cm" fo:margin-right="0.3cm" fo:text-indent="1cm" style:auto-text-indent="false" fo:break-before="page"/>
    </style:style>
    <style:style style:name="P6" style:family="paragraph" style:parent-style-name="Heading_20_4">
      <style:paragraph-properties fo:margin-left="0cm" fo:margin-right="0.3cm" fo:text-indent="1cm" style:auto-text-indent="false"/>
    </style:style>
    <style:style style:name="P7" style:family="paragraph" style:parent-style-name="Heading_20_4">
      <style:paragraph-properties fo:margin-left="0cm" fo:margin-right="0.3cm" fo:text-indent="1cm" style:auto-text-indent="false" fo:break-before="page"/>
    </style:style>
    <style:style style:name="P8" style:family="paragraph" style:parent-style-name="Standard">
      <style:paragraph-properties fo:margin-left="0cm" fo:margin-right="0.3cm" fo:text-indent="1cm" style:auto-text-indent="false"/>
    </style:style>
    <style:style style:name="P9" style:family="paragraph" style:parent-style-name="Standard">
      <style:paragraph-properties fo:margin-left="0cm" fo:margin-right="0.3cm" fo:text-align="center" style:justify-single-word="false" fo:text-indent="1cm" style:auto-text-indent="false"/>
      <style:text-properties style:font-name="Times New Roman" fo:font-size="36pt" fo:font-weight="bold" style:font-size-asian="36pt" style:font-weight-asian="bold"/>
    </style:style>
    <style:style style:name="P10" style:family="paragraph" style:parent-style-name="Standard">
      <style:paragraph-properties fo:margin-left="0cm" fo:margin-right="0.3cm" fo:line-height="0.564cm" fo:text-indent="1cm" style:auto-text-indent="false"/>
      <style:text-properties style:font-name="Times New Roman" fo:font-size="11pt" style:font-size-asian="11pt"/>
    </style:style>
    <style:style style:name="P11"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1"/>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1"/>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weight="bold" style:font-size-asian="11pt" style:font-weight-asian="bold" style:font-name-complex="Times New Roman1"/>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1"/>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style="italic" style:font-size-asian="11pt" style:font-style-asian="italic"/>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style="italic" fo:font-weight="bold" style:font-size-asian="11pt" style:font-style-asian="italic" style:font-weight-asian="bold"/>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088cm" fo:font-weight="bold" style:font-size-asian="11pt" style:font-weight-asian="bold"/>
    </style:style>
    <style:style style:name="P21" style:family="paragraph" style:parent-style-name="Standard">
      <style:paragraph-properties fo:margin-left="0cm" fo:margin-right="0.3cm" fo:text-align="center" style:justify-single-word="false" fo:text-indent="1cm" style:auto-text-indent="false"/>
      <style:text-properties style:font-name="Times New Roman" fo:font-size="18pt" fo:font-weight="bold" style:font-size-asian="18pt" style:font-weight-asian="bold"/>
    </style:style>
    <style:style style:name="P22" style:family="paragraph" style:parent-style-name="Standard">
      <style:paragraph-properties fo:margin-left="0cm" fo:margin-right="0.3cm" fo:text-align="justify" style:justify-single-word="false" fo:text-indent="1cm" style:auto-text-indent="false"/>
      <style:text-properties style:font-name="Times New Roman" fo:font-size="16pt" fo:font-weight="bold" style:font-size-asian="16pt" style:font-weight-asian="bold"/>
    </style:style>
    <style:style style:name="P23" style:family="paragraph" style:parent-style-name="Standard">
      <style:paragraph-properties fo:margin-left="0cm" fo:margin-right="0.3cm" fo:text-align="center" style:justify-single-word="false" fo:text-indent="1cm" style:auto-text-indent="false"/>
    </style:style>
    <style:style style:name="P24" style:family="paragraph" style:parent-style-name="Standard">
      <style:paragraph-properties fo:margin-left="0cm" fo:margin-right="0.3cm" fo:line-height="0.564cm" fo:text-align="center" style:justify-single-word="false" fo:text-indent="1cm" style:auto-text-indent="false"/>
    </style:style>
    <style:style style:name="P25" style:family="paragraph" style:parent-style-name="Standard">
      <style:paragraph-properties fo:margin-left="0cm" fo:margin-right="0.3cm" fo:line-height="0.564cm" fo:text-align="justify" style:justify-single-word="false" fo:text-indent="1cm" style:auto-text-indent="false"/>
    </style:style>
    <style:style style:name="P26" style:family="paragraph" style:parent-style-name="Standard">
      <style:paragraph-properties fo:margin-left="0cm" fo:margin-right="0.3cm" fo:text-align="justify" style:justify-single-word="false" fo:text-indent="1cm" style:auto-text-indent="false"/>
    </style:style>
    <style:style style:name="P27" style:family="paragraph" style:parent-style-name="Standard">
      <style:paragraph-properties fo:margin-left="0cm" fo:margin-right="0.3cm" fo:line-height="0.564cm" fo:text-align="justify" style:justify-single-word="false" fo:text-indent="1cm" style:auto-text-indent="false"/>
      <style:text-properties fo:text-transform="uppercase" style:font-name="Times New Roman" fo:font-size="11pt" fo:font-weight="bold" style:font-size-asian="11pt" style:font-weight-asian="bold"/>
    </style:style>
    <style:style style:name="P28" style:family="paragraph" style:parent-style-name="Standard">
      <style:paragraph-properties fo:margin-left="0cm" fo:margin-right="0.3cm" fo:line-height="0.564cm" fo:text-align="justify" style:justify-single-word="false" fo:text-indent="1cm" style:auto-text-indent="false"/>
      <style:text-properties fo:text-transform="uppercase" style:font-name="Times New Roman" fo:font-size="11pt" fo:font-weight="bold" style:font-size-asian="11pt" style:font-weight-asian="bold" style:font-name-complex="Times New Roman1"/>
    </style:style>
    <style:style style:name="P29" style:family="paragraph" style:parent-style-name="Standard">
      <style:paragraph-properties fo:margin-left="0cm" fo:margin-right="0.3cm" fo:line-height="0.564cm" fo:text-align="justify" style:justify-single-word="false" fo:text-indent="1cm" style:auto-text-indent="false"/>
      <style:text-properties fo:text-transform="uppercase" style:font-name="Times New Roman" fo:font-size="11pt" style:font-size-asian="11pt"/>
    </style:style>
    <style:style style:name="P30"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fo:font-style="italic" style:font-size-asian="11pt" style:font-style-asian="italic"/>
    </style:style>
    <style:style style:name="P31" style:family="paragraph" style:parent-style-name="Standard">
      <style:paragraph-properties fo:margin-left="0cm" fo:margin-right="0.3cm" fo:text-align="justify" style:justify-single-word="false" fo:text-indent="1cm" style:auto-text-indent="false" fo:break-before="page"/>
      <style:text-properties style:font-name="Times New Roman" fo:font-size="16pt" fo:font-weight="bold" style:font-size-asian="16pt" style:font-weight-asian="bold"/>
    </style:style>
    <style:style style:name="P32" style:family="paragraph" style:parent-style-name="Standard">
      <style:paragraph-properties fo:margin-left="0cm" fo:margin-right="0.3cm" fo:text-align="justify" style:justify-single-word="false" fo:text-indent="1cm" style:auto-text-indent="false" fo:break-before="page"/>
    </style:style>
    <style:style style:name="P33" style:family="paragraph" style:parent-style-name="Standard">
      <style:paragraph-properties fo:margin-left="0cm" fo:margin-right="0.3cm" fo:line-height="0.564cm" fo:text-align="justify" style:justify-single-word="false" fo:text-indent="1cm" style:auto-text-indent="false" fo:break-before="page"/>
    </style:style>
    <style:style style:name="P34" style:family="paragraph" style:parent-style-name="Standard">
      <style:paragraph-properties fo:margin-left="0cm" fo:margin-right="0.3cm" fo:text-align="center" style:justify-single-word="false" fo:text-indent="1cm" style:auto-text-indent="false" fo:break-before="page"/>
    </style:style>
    <style:style style:name="P35" style:family="paragraph" style:parent-style-name="Standard" style:master-page-name="Standard">
      <style:paragraph-properties fo:margin-left="0cm" fo:margin-right="0.3cm" fo:text-align="center" style:justify-single-word="false" fo:text-indent="1cm" style:auto-text-indent="false" style:page-number="auto"/>
      <style:text-properties style:font-name="Times New Roman" fo:font-size="36pt" fo:font-weight="bold" style:font-size-asian="36pt" style:font-weight-asian="bold"/>
    </style:style>
    <style:style style:name="P36" style:family="paragraph" style:parent-style-name="Standard">
      <style:paragraph-properties fo:margin-left="1cm" fo:margin-right="0.3cm" fo:line-height="0.564cm" fo:text-align="center" style:justify-single-word="false" fo:text-indent="0cm" style:auto-text-indent="false"/>
    </style:style>
    <style:style style:name="P37" style:family="paragraph" style:parent-style-name="Standard">
      <style:paragraph-properties fo:margin-left="0cm" fo:margin-right="0.3cm" fo:text-align="center" style:justify-single-word="false" fo:text-indent="1.27cm" style:auto-text-indent="false"/>
    </style:style>
    <style:style style:name="P38" style:family="paragraph" style:parent-style-name="Standard">
      <style:paragraph-properties fo:margin-left="0cm" fo:margin-right="0.3cm" fo:text-align="justify" style:justify-single-word="false" fo:text-indent="0cm" style:auto-text-indent="false"/>
    </style:style>
    <style:style style:name="P39" style:family="paragraph" style:parent-style-name="Standard">
      <style:paragraph-properties fo:margin-left="0cm" fo:margin-right="0.3cm" fo:line-height="0.564cm" fo:text-align="justify" style:justify-single-word="false" fo:text-indent="0cm" style:auto-text-indent="false"/>
      <style:text-properties style:font-name="Times New Roman" fo:font-size="11pt" style:font-size-asian="11pt"/>
    </style:style>
    <style:style style:name="P40" style:family="paragraph" style:parent-style-name="Standard">
      <style:paragraph-properties fo:margin-left="0cm" fo:margin-right="0.3cm" fo:line-height="0.564cm" fo:text-align="justify" style:justify-single-word="false" fo:text-indent="0cm" style:auto-text-indent="false"/>
    </style:style>
    <style:style style:name="P41" style:family="paragraph" style:parent-style-name="Standard">
      <style:paragraph-properties fo:margin-left="0cm" fo:margin-right="0.3cm" fo:text-align="justify" style:justify-single-word="false" fo:text-indent="0cm" style:auto-text-indent="false" fo:break-before="page"/>
    </style:style>
    <style:style style:name="P42" style:family="paragraph" style:parent-style-name="Text_20_body">
      <style:paragraph-properties fo:margin-left="0cm" fo:margin-right="0.3cm" fo:line-height="0.564cm" fo:text-align="justify" style:justify-single-word="false" fo:text-indent="1cm" style:auto-text-indent="false"/>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fo:font-weight="bold" style:font-size-asian="11pt" style:font-weight-asian="bold"/>
    </style:style>
    <style:style style:name="T3" style:family="text">
      <style:text-properties style:font-name="Times New Roman" fo:font-size="11pt" fo:font-weight="bold" style:font-size-asian="11pt" style:font-weight-asian="bold" style:font-name-complex="Times New Roman1"/>
    </style:style>
    <style:style style:name="T4" style:family="text">
      <style:text-properties style:font-name="Times New Roman" fo:font-size="11pt" style:font-size-asian="11pt"/>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language="sv" fo:country="SE" style:font-size-asian="11pt" style:font-name-complex="Times New Roman1"/>
    </style:style>
    <style:style style:name="T7" style:family="text">
      <style:text-properties style:font-name="Times New Roman" fo:font-size="11pt" fo:language="sv" fo:country="SE" fo:font-style="italic" style:font-size-asian="11pt" style:font-style-asian="italic" style:font-name-complex="Times New Roman1"/>
    </style:style>
    <style:style style:name="T8" style:family="text">
      <style:text-properties style:font-name="Times New Roman" fo:font-size="11pt" fo:font-style="italic" style:font-size-asian="11pt" style:font-style-asian="italic" style:font-name-complex="Times New Roman1"/>
    </style:style>
    <style:style style:name="T9" style:family="text">
      <style:text-properties style:font-name="Times New Roman" fo:font-size="11pt" fo:letter-spacing="-0.009cm" fo:font-weight="bold" style:font-size-asian="11pt" style:font-weight-asian="bold" style:font-name-complex="Times New Roman1"/>
    </style:style>
    <style:style style:name="T10" style:family="text">
      <style:text-properties style:font-name="Times New Roman" fo:font-size="26pt" fo:font-weight="bold" style:font-size-asian="26pt" style:font-weight-asian="bold" style:font-name-complex="Times New Roman1"/>
    </style:style>
    <style:style style:name="T11" style:family="text">
      <style:text-properties style:font-name="Times New Roman" fo:font-size="18pt" fo:letter-spacing="0.168cm" fo:font-weight="bold" style:font-size-asian="18pt" style:font-weight-asian="bold" style:font-name-complex="Times New Roman1"/>
    </style:style>
    <style:style style:name="T12" style:family="text">
      <style:text-properties style:font-name="Times New Roman" fo:font-size="18pt" fo:font-weight="bold" style:font-size-asian="18pt" style:font-weight-asian="bold" style:font-name-complex="Times New Roman1"/>
    </style:style>
    <style:style style:name="T13" style:family="text">
      <style:text-properties style:font-name="Times New Roman" fo:font-size="16pt" fo:font-weight="bold" style:font-size-asian="16pt" style:font-weight-asian="bold" style:font-name-complex="Times New Roman1"/>
    </style:style>
    <style:style style:name="T14" style:family="text">
      <style:text-properties style:font-name="Times New Roman" fo:font-size="14pt" fo:font-weight="bold" style:font-size-asian="14pt" style:font-weight-asian="bold" style:font-name-complex="Times New Roman1"/>
    </style:style>
    <style:style style:name="T15" style:family="text">
      <style:text-properties fo:language="sv" fo:country="SE"/>
    </style:style>
    <style:style style:name="T16" style:family="text">
      <style:text-properties fo:text-transform="uppercase" style:font-name="Times New Roman" fo:font-size="11pt" fo:font-weight="bold" style:font-size-asian="11pt" style:font-weight-asian="bold" style:font-name-complex="Times New Roman1"/>
    </style:style>
    <style:style style:name="T17" style:family="text">
      <style:text-properties fo:text-transform="uppercase" style:font-name="Times New Roman" fo:font-size="16pt" fo:font-weight="bold" style:font-size-asian="16pt" style:font-weight-asian="bold" style:font-name-complex="Times New Roman1"/>
    </style:style>
    <style:style style:name="T18" style:family="text">
      <style:text-properties style:text-position="18% 100%" style:font-name="Times New Roman" fo:font-size="11pt" style:font-size-asian="11pt" style:font-name-complex="Times New Roman1"/>
    </style:style>
    <style:style style:name="T19" style:family="text">
      <style:text-properties style:text-position="27% 100%" style:font-name="Times New Roman" fo:font-size="11pt" style:font-size-asian="11pt" style:font-name-complex="Times New Roman1"/>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9"/>
      <text:p text:style-name="P9"/>
      <text:p text:style-name="P23"><text:span text:style-name="T1">LEARNING</text:span></text:p>
      <text:p text:style-name="P23"><text:span text:style-name="T1">FROM</text:span></text:p>
      <text:p text:style-name="P23"><text:span text:style-name="T1">THE QUR'AN</text:span></text:p>
      <text:p text:style-name="P11"/>
      <text:p text:style-name="P11"/>
      <text:p text:style-name="P11"/>
      <text:p text:style-name="P11"/>
      <text:p text:style-name="P24"><text:span text:style-name="T3">This [the Qur'an] is a communication to be</text:span></text:p>
      <text:p text:style-name="P24"><text:span text:style-name="T3">transmitted to mankind so that they may be warned by it</text:span></text:p>
      <text:p text:style-name="P24"><text:span text:style-name="T3">and so that they will know that He is One God</text:span></text:p>
      <text:p text:style-name="P24"><text:span text:style-name="T3">and so that people of intelligence will pay heed.</text:span></text:p>
      <text:p text:style-name="P24"><text:span text:style-name="T3">(Qur'an, 14:52)</text:span></text:p>
      <text:p text:style-name="P15"/>
      <text:p text:style-name="P15"/>
      <text:p text:style-name="P15"/>
      <text:p text:style-name="P15"/>
      <text:p text:style-name="P23"><text:span text:style-name="T10">HARUN YAHYA</text:span></text:p>
      <text:p text:style-name="P12"/>
      <text:p text:style-name="P24"/>
      <text:p text:style-name="P30"/>
      <text:p text:style-name="P18"/>
      <text:p text:style-name="P18"/>
      <text:p text:style-name="P18"/>
      <text:p text:style-name="P24"><text:span text:style-name="T3">June, 2003</text:span></text:p>
      <text:p text:style-name="P11"/>
      <text:p text:style-name="P11"/>
      <text:p text:style-name="P36"><text:span text:style-name="T5">All translations from the Qur'an are from The Noble Qur'an: a New Rendering of its Meaning in English by Hajj Abdalhaqq and Aisha Bewley, published by Bookwork, Norwich, UK. 1420 CE/1999 AH.</text:span></text:p>
      <text:p text:style-name="P11"/>
      <text:p text:style-name="P11"/>
      <text:p text:style-name="P24"><text:span text:style-name="T3">GLOBAL PUBLISHING</text:span></text:p>
      <text:p text:style-name="P24"><text:span text:style-name="T5">Gursel Mh. Darulaceze Cd. No: 9</text:span></text:p>
      <text:p text:style-name="P24"><text:span text:style-name="T5">Funya Sk. Eksioglu Is Merkezi B Blok D: 5</text:span></text:p>
      <text:p text:style-name="P24"><text:span text:style-name="T5">Okmeydani-Istanbul/Turkey</text:span></text:p>
      <text:p text:style-name="P24"><text:span text:style-name="T5">Tel:+90 212 3208600</text:span></text:p>
      <text:p text:style-name="P13"/>
      <text:p text:style-name="P13"/>
      <text:p text:style-name="P24"><text:span text:style-name="T5">Exclusive Distributor for North America:</text:span></text:p>
      <text:p text:style-name="P24"><text:span text:style-name="T3">Al-Saadawi Publications</text:span></text:p>
      <text:p text:style-name="P24"><text:span text:style-name="T5">20 S. Quaker Lane Suite #120</text:span></text:p>
      <text:p text:style-name="P24"><text:span text:style-name="T6">Alexandria, VA 22314</text:span></text:p>
      <text:p text:style-name="P24"><text:span text:style-name="T6">Tel: (1) 703-751-4800 Fax: (1) 703-751-4833</text:span></text:p>
      <text:p text:style-name="P24"><text:span text:style-name="T6">Website: www.al-saadawi.com</text:span></text:p>
      <text:p text:style-name="P24"><text:span text:style-name="T5">E-mail: info@al-saadawi.com</text:span></text:p>
      <text:p text:style-name="P13"/>
      <text:p text:style-name="P13"/>
      <text:p text:style-name="P24"><text:span text:style-name="T5">Printed by:</text:span></text:p>
      <text:p text:style-name="P24"><text:span text:style-name="T5">Seçil Ofset</text:span></text:p>
      <text:p text:style-name="P24"><text:span text:style-name="T5">Istanbul/Turkey</text:span></text:p>
      <text:p text:style-name="P24"><text:span text:style-name="T5">Tel: +90 212 6290615</text:span></text:p>
      <text:p text:style-name="P13"/>
      <text:p text:style-name="P13"/>
      <text:p text:style-name="P24"><text:span text:style-name="T3">www.harunyahya.com</text:span></text:p>
      <text:p text:style-name="P12"/>
      <text:p text:style-name="P12"/>
      <text:p text:style-name="P12"/>
      <text:p text:style-name="P26"/>
      <text:p text:style-name="P32"><text:span text:style-name="T11">CONTENTS</text:span></text:p>
      <text:p text:style-name="P12"/>
      <text:p text:style-name="P12"/>
      <text:p text:style-name="P25"><text:span text:style-name="T3">FOREWORD<text:tab/></text:span></text:p>
      <text:p text:style-name="P12"/>
      <text:p text:style-name="P25"><text:span text:style-name="T5">ALLAH <text:tab/> </text:span></text:p>
      <text:p text:style-name="P25"><text:span text:style-name="T5">There is no god but Him<text:tab/> </text:span></text:p>
      <text:p text:style-name="P25"><text:span text:style-name="T5">The hearts are under His dominion<text:tab/></text:span></text:p>
      <text:p text:style-name="P25"><text:span text:style-name="T5">He regulates all affairs<text:tab/></text:span></text:p>
      <text:p text:style-name="P25"><text:span text:style-name="T5">It is He Who created all things<text:tab/></text:span></text:p>
      <text:p text:style-name="P25"><text:span text:style-name="T5">All might belongs to Him<text:tab/></text:span></text:p>
      <text:p text:style-name="P25"><text:span text:style-name="T5">All things are subservient to Him</text:span></text:p>
      <text:p text:style-name="P25"><text:span text:style-name="T5">He encompasses all things<text:tab/> </text:span></text:p>
      <text:p text:style-name="P25"><text:span text:style-name="T5">He determines the pre-ordained decree<text:tab/></text:span></text:p>
      <text:p text:style-name="P25"><text:span text:style-name="T5">The end result of all affairs is with Him<text:tab/> </text:span></text:p>
      <text:p text:style-name="P25"><text:span text:style-name="T5">He does what He wills<text:tab/> </text:span></text:p>
      <text:p text:style-name="P25"><text:span text:style-name="T5">He has power over all things<text:tab/> </text:span></text:p>
      <text:p text:style-name="P25"><text:span text:style-name="T5">He has created the life of this world as a test<text:tab/></text:span></text:p>
      <text:p text:style-name="P25"><text:span text:style-name="T5">He creates both evil and good<text:tab/></text:span></text:p>
      <text:p text:style-name="P25"><text:span text:style-name="T5">He is a witness of everything<text:tab/></text:span></text:p>
      <text:p text:style-name="P25"><text:span text:style-name="T5">He is All-Hearing, All-Seeing<text:tab/> </text:span></text:p>
      <text:p text:style-name="P25"><text:span text:style-name="T5">He is the Preserver of all things<text:tab/></text:span></text:p>
      <text:p text:style-name="P25"><text:span text:style-name="T5">He is Informed of all things<text:tab/></text:span></text:p>
      <text:p text:style-name="P25"><text:span text:style-name="T5">He is the Originator of everything<text:tab/> </text:span></text:p>
      <text:p text:style-name="P25"><text:span text:style-name="T5">He is the Knower of the Unseen<text:tab/></text:span></text:p>
      <text:p text:style-name="P25"><text:span text:style-name="T5">He Creates out of nothing<text:tab/> </text:span></text:p>
      <text:p text:style-name="P25"><text:span text:style-name="T5">He is Beyond Need<text:tab/> </text:span></text:p>
      <text:p text:style-name="P25"><text:span text:style-name="T5">He is the One on Whom all depend<text:tab/></text:span></text:p>
      <text:p text:style-name="P25"><text:span text:style-name="T5">He is exalted above any defect<text:tab/> </text:span></text:p>
      <text:p text:style-name="P25"><text:span text:style-name="T5">He has not given birth and was not born<text:tab/></text:span></text:p>
      <text:p text:style-name="P25"><text:span text:style-name="T5">He is the sole sovereign of the kingdom of the heavens and the earth<text:tab/></text:span></text:p>
      <text:p text:style-name="P25"><text:span text:style-name="T5">He is the Inheritor of all things<text:tab/> </text:span></text:p>
      <text:p text:style-name="P25"><text:span text:style-name="T5">He has appointed a measure for all things<text:tab/> </text:span></text:p>
      <text:p text:style-name="P25"><text:span text:style-name="T5">He is the All-High, the Most Great<text:tab/> </text:span></text:p>
      <text:p text:style-name="P25"><text:span text:style-name="T5">He is the Ever-living<text:tab/> </text:span></text:p>
      <text:p text:style-name="P25"><text:span text:style-name="T5">He does not misplace nor does He forget<text:tab/> </text:span></text:p>
      <text:p text:style-name="P25"><text:span text:style-name="T5">All things prostrate themselves before Him<text:tab/></text:span></text:p>
      <text:p text:style-name="P25"><text:span text:style-name="T5">He is the glorified One<text:tab/> </text:span></text:p>
      <text:p text:style-name="P25"><text:span text:style-name="T5">He is the praised One<text:tab/> </text:span></text:p>
      <text:p text:style-name="P25"><text:span text:style-name="T5">He is the one worthy of Praise<text:tab/></text:span></text:p>
      <text:p text:style-name="P25"><text:soft-page-break/><text:span text:style-name="T5">He is the Lord of power and strength<text:tab/></text:span></text:p>
      <text:p text:style-name="P25"><text:span text:style-name="T5">He is everlasting<text:tab/> </text:span></text:p>
      <text:p text:style-name="P25"><text:span text:style-name="T5">He is ever-Conquering, the Almighty<text:tab/></text:span></text:p>
      <text:p text:style-name="P25"><text:span text:style-name="T5">To Him belong the Most Beautiful Names<text:tab/> </text:span></text:p>
      <text:p text:style-name="P25"><text:span text:style-name="T5">He is the Best of Guardians<text:tab/></text:span></text:p>
      <text:p text:style-name="P25"><text:span text:style-name="T5">He is the True Protector and Helper<text:tab/> </text:span></text:p>
      <text:p text:style-name="P25"><text:span text:style-name="T5">He is the Sovereign of all the worlds<text:tab/></text:span></text:p>
      <text:p text:style-name="P25"><text:span text:style-name="T5">He is the Most Just<text:tab/> </text:span></text:p>
      <text:p text:style-name="P25"><text:span text:style-name="T5">He is Ever-Forgiving<text:tab/></text:span></text:p>
      <text:p text:style-name="P25"><text:span text:style-name="T5">He is the most Merciful of the merciful<text:tab/></text:span></text:p>
      <text:p text:style-name="P25"><text:span text:style-name="T5">He is the Almighty, the All-Wise<text:tab/></text:span></text:p>
      <text:p text:style-name="P25"><text:span text:style-name="T5">Judgment belongs to Him alone<text:tab/></text:span></text:p>
      <text:p text:style-name="P25"><text:span text:style-name="T5">He is the Gracious One<text:tab/> </text:span></text:p>
      <text:p text:style-name="P25"><text:span text:style-name="T5">He accepts repentance<text:tab/> </text:span></text:p>
      <text:p text:style-name="P25"><text:span text:style-name="T5">He is the answerer the sincere prayers<text:tab/></text:span></text:p>
      <text:p text:style-name="P25"><text:span text:style-name="T5">If anyone performs a good deed, He increases the good of it for Him<text:tab/></text:span></text:p>
      <text:p text:style-name="P25"><text:span text:style-name="T5">He is responsive to gratitude<text:tab/> </text:span></text:p>
      <text:p text:style-name="P25"><text:span text:style-name="T5">He taught man all things<text:tab/></text:span></text:p>
      <text:p text:style-name="P25"><text:span text:style-name="T5">It is He who heals<text:tab/> </text:span></text:p>
      <text:p text:style-name="P25"><text:span text:style-name="T5">He gives sustenance <text:tab/></text:span></text:p>
      <text:p text:style-name="P25"><text:span text:style-name="T5">It is He Who grants laughter and tears<text:tab/> </text:span></text:p>
      <text:p text:style-name="P25"><text:span text:style-name="T5">He gives life and death<text:tab/> </text:span></text:p>
      <text:p text:style-name="P25"><text:span text:style-name="T5">He brings the dead to life<text:tab/> </text:span></text:p>
      <text:p text:style-name="P25"><text:span text:style-name="T5">He creates the day of Rising<text:tab/></text:span></text:p>
      <text:p text:style-name="P25"><text:span text:style-name="T5">He is swift at reckoning<text:tab/> </text:span></text:p>
      <text:p text:style-name="P25"><text:span text:style-name="T5">His promise is true<text:tab/></text:span></text:p>
      <text:p text:style-name="P25"><text:span text:style-name="T5">He gives good news and warning<text:tab/> </text:span></text:p>
      <text:p text:style-name="P25"><text:span text:style-name="T5">He knows best those who are guided and those who are misguided from the righteous way<text:tab/> </text:span></text:p>
      <text:p text:style-name="P25"><text:span text:style-name="T5">He plots against those who disbelieve<text:tab/> </text:span></text:p>
      <text:p text:style-name="P25"><text:span text:style-name="T5">He brings the treacherous plans of disbelievers come to nothing<text:tab/> </text:span></text:p>
      <text:p text:style-name="P25"><text:span text:style-name="T5">He grants disbelievers respite that they may grow in their iniquity<text:tab/> </text:span></text:p>
      <text:p text:style-name="P25"><text:span text:style-name="T5">He gives constraint and difficulty to disbelievers<text:tab/> </text:span></text:p>
      <text:p text:style-name="P25"><text:span text:style-name="T5">He misguides those who disbelieve<text:tab/></text:span></text:p>
      <text:p text:style-name="P25"><text:span text:style-name="T5">He is the Strongest in might and in punishment<text:tab/></text:span></text:p>
      <text:p text:style-name="P25"><text:span text:style-name="T5">He takes revenge on those who disbelieve<text:tab/></text:span></text:p>
      <text:p text:style-name="P25"><text:span text:style-name="T5">He punishes the disbelievers<text:tab/></text:span></text:p>
      <text:p text:style-name="P25"><text:span text:style-name="T5">He creates Hell for the disbelievers<text:tab/></text:span></text:p>
      <text:p text:style-name="P25"><text:span text:style-name="T5">He unveils the sickness in the hearts of the hypocrites<text:tab/></text:span></text:p>
      <text:p text:style-name="P25"><text:span text:style-name="T5">He disgraces the hypocrites<text:tab/> </text:span></text:p>
      <text:p text:style-name="P25"><text:span text:style-name="T5">He punishes the hypocrites<text:tab/> </text:span></text:p>
      <text:p text:style-name="P25"><text:soft-page-break/><text:span text:style-name="T5">He guides the believers to a straight path<text:tab/></text:span></text:p>
      <text:p text:style-name="P25"><text:span text:style-name="T5">He brings the believers together<text:tab/> </text:span></text:p>
      <text:p text:style-name="P25"><text:span text:style-name="T5">He unifies the hearts of the believers<text:tab/></text:span></text:p>
      <text:p text:style-name="P25"><text:span text:style-name="T5">He has made faith pleasing, and unfaith hateful to the hearts of the believers<text:tab/></text:span></text:p>
      <text:p text:style-name="P25"><text:span text:style-name="T5">He makes the work of the believers easy<text:tab/> </text:span></text:p>
      <text:p text:style-name="P25"><text:span text:style-name="T5">He loves the believers<text:tab/></text:span></text:p>
      <text:p text:style-name="P25"><text:span text:style-name="T5">He gives serenity and safety to the hearts of the believers<text:tab/></text:span></text:p>
      <text:p text:style-name="P25"><text:span text:style-name="T5">He erases the bad actions of the believers<text:tab/> </text:span></text:p>
      <text:p text:style-name="P25"><text:span text:style-name="T5">He creates the Garden (Paradise) for the believers<text:tab/> </text:span></text:p>
      <text:p text:style-name="P25"><text:span text:style-name="T5">Allah will certainly help those who help His religion in this world and the hereafter<text:tab/></text:span></text:p>
      <text:p text:style-name="P27"/>
      <text:p text:style-name="P25"><text:span text:style-name="T16">Allah (swt)</text:span></text:p>
      <text:p text:style-name="P12"/>
      <text:p text:style-name="P25"><text:span text:style-name="T3">THE GLORIOUS QUR'AN<text:tab/></text:span></text:p>
      <text:p text:style-name="P25"><text:span text:style-name="T5">It is a revelation from Allah<text:tab/> </text:span></text:p>
      <text:p text:style-name="P25"><text:span text:style-name="T5">It has been taught by Archangel Gabriel<text:tab/></text:span></text:p>
      <text:p text:style-name="P25"><text:span text:style-name="T5">It has been sent down in Arabic<text:tab/></text:span></text:p>
      <text:p text:style-name="P25"><text:span text:style-name="T5">Its revelation contains much wisdom<text:tab/></text:span></text:p>
      <text:p text:style-name="P25"><text:span text:style-name="T5">It is a guide and a warning for the mankind<text:tab/></text:span></text:p>
      <text:p text:style-name="P25"><text:span text:style-name="T5">Its like can in no way be invented<text:tab/> </text:span></text:p>
      <text:p text:style-name="P25"><text:span text:style-name="T5">It is mentioned in the scriptures of previous peoples<text:tab/> </text:span></text:p>
      <text:p text:style-name="P25"><text:span text:style-name="T5">It is under the preservation of Allah<text:tab/> </text:span></text:p>
      <text:p text:style-name="P25"><text:span text:style-name="T5">It is the fundamental reference source<text:tab/> </text:span></text:p>
      <text:p text:style-name="P25"><text:span text:style-name="T5">It is clear and explicit<text:tab/></text:span></text:p>
      <text:p text:style-name="P25"><text:span text:style-name="T5">Its verses are all made clear <text:tab/></text:span></text:p>
      <text:p text:style-name="P25"><text:span text:style-name="T5">It has been sent down piece by piece<text:tab/></text:span></text:p>
      <text:p text:style-name="P25"><text:span text:style-name="T5">It is a Light of Allah<text:tab/> </text:span></text:p>
      <text:p text:style-name="P25"><text:span text:style-name="T5">It is a guide, mercy and healing for the believers<text:tab/></text:span></text:p>
      <text:p text:style-name="P25"><text:span text:style-name="T5">It is the Supreme Discourse<text:tab/> </text:span></text:p>
      <text:p text:style-name="P25"><text:span text:style-name="T5">It discriminates between right and wrong<text:tab/> </text:span></text:p>
      <text:p text:style-name="P25"><text:span text:style-name="T5">It is a guide to the Right path<text:tab/> </text:span></text:p>
      <text:p text:style-name="P25"><text:span text:style-name="T5">It has been imposed upon the believers<text:tab/> </text:span></text:p>
      <text:p text:style-name="P25"><text:span text:style-name="T5">It commands judgement with justice<text:tab/> </text:span></text:p>
      <text:p text:style-name="P25"><text:span text:style-name="T5">It baffles the disbelievers<text:tab/> </text:span></text:p>
      <text:p text:style-name="P14"/>
      <text:p text:style-name="P25"><text:span text:style-name="T3">THE BELIEVERS<text:tab/></text:span></text:p>
      <text:p text:style-name="P25"><text:span text:style-name="T5">They fear Allah alone<text:tab/> </text:span></text:p>
      <text:p text:style-name="P25"><text:span text:style-name="T5">They worship Allah alone<text:tab/> </text:span></text:p>
      <text:p text:style-name="P25"><text:span text:style-name="T5">They esteem Allah above all things<text:tab/></text:span></text:p>
      <text:p text:style-name="P25"><text:span text:style-name="T5">They seek no other god than Allah<text:tab/> </text:span></text:p>
      <text:p text:style-name="P25"><text:soft-page-break/><text:span text:style-name="T5">They do not follow their fathers blindly<text:tab/> </text:span></text:p>
      <text:p text:style-name="P25"><text:span text:style-name="T5">They believe with certainty<text:tab/> </text:span></text:p>
      <text:p text:style-name="P25"><text:span text:style-name="T5">They believe in the Unseen<text:tab/> </text:span></text:p>
      <text:p text:style-name="P25"><text:span text:style-name="T5">They know that all things are from Allah<text:tab/> </text:span></text:p>
      <text:p text:style-name="P25"><text:span text:style-name="T5">Their true intention is the pleasure of Allah<text:tab/></text:span></text:p>
      <text:p text:style-name="P25"><text:span text:style-name="T5">They live their entire lives for the pleasure of Allah alone<text:tab/></text:span></text:p>
      <text:p text:style-name="P25"><text:span text:style-name="T5">They preserve the limits of Allah<text:tab/> </text:span></text:p>
      <text:p text:style-name="P25"><text:span text:style-name="T5">They are aware of their helplessness before Him<text:tab/> </text:span></text:p>
      <text:p text:style-name="P25"><text:span text:style-name="T5">They are sincerely subservient to the revelation of Allah<text:tab/></text:span></text:p>
      <text:p text:style-name="P25"><text:span text:style-name="T5">They put their trust in Allah<text:tab/></text:span></text:p>
      <text:p text:style-name="P25"><text:span text:style-name="T5">They know that help comes from Allah alone<text:tab/></text:span></text:p>
      <text:p text:style-name="P25"><text:span text:style-name="T5">They repeatedly remember Allah<text:tab/></text:span></text:p>
      <text:p text:style-name="P25"><text:span text:style-name="T5">They do not trust their own power and means, but only Allah <text:tab/></text:span></text:p>
      <text:p text:style-name="P25"><text:span text:style-name="T5">They hold fast to the Qur'an<text:tab/></text:span></text:p>
      <text:p text:style-name="P25"><text:span text:style-name="T5">The Qur'an increases their faith and their fear of Allah<text:tab/></text:span></text:p>
      <text:p text:style-name="P25"><text:span text:style-name="T5">They never display ingratitude towards Allah<text:tab/></text:span></text:p>
      <text:p text:style-name="P25"><text:span text:style-name="T5">They believe in the Day of Resurrection with certainty<text:tab/> </text:span></text:p>
      <text:p text:style-name="P25"><text:span text:style-name="T5">They fear the Day of Resurrection<text:tab/> </text:span></text:p>
      <text:p text:style-name="P25"><text:span text:style-name="T5">They believe in the hereafter with certainty<text:tab/></text:span></text:p>
      <text:p text:style-name="P25"><text:span text:style-name="T5">They do not grow attached to the life of this world</text:span></text:p>
      <text:p text:style-name="P25"><text:span text:style-name="T5">They look towards the hereafter<text:tab/> </text:span></text:p>
      <text:p text:style-name="P25"><text:span text:style-name="T5">They feel no apprehension of the future<text:tab/> </text:span></text:p>
      <text:p text:style-name="P25"><text:span text:style-name="T5">They fully believe in the pre-ordained decree<text:tab/></text:span></text:p>
      <text:p text:style-name="P25"><text:span text:style-name="T5">They are aware that they owe their properties to Allah<text:tab/></text:span></text:p>
      <text:p text:style-name="P25"><text:span text:style-name="T5">They regard everything that happens to them as good<text:tab/></text:span></text:p>
      <text:p text:style-name="P25"><text:span text:style-name="T5">They earnestly obey Allah, His commands and His messengers<text:tab/></text:span></text:p>
      <text:p text:style-name="P25"><text:span text:style-name="T5">They follow the way of the Prophets and Messengers<text:tab/></text:span></text:p>
      <text:p text:style-name="P25"><text:span text:style-name="T5">They follow the practices of the Prophet<text:tab/> </text:span></text:p>
      <text:p text:style-name="P25"><text:span text:style-name="T5">They are not influenced by Satan<text:tab/> </text:span></text:p>
      <text:p text:style-name="P25"><text:span text:style-name="T5">They consider Satan and his followers as an enemy<text:tab/></text:span></text:p>
      <text:p text:style-name="P25"><text:span text:style-name="T5">They take only Allah and the believers as their intimates<text:tab/></text:span></text:p>
      <text:p text:style-name="P25"><text:span text:style-name="T5">They are together with the other believers<text:tab/> </text:span></text:p>
      <text:p text:style-name="P25"><text:span text:style-name="T5">They safeguard their prayer<text:tab/> </text:span></text:p>
      <text:p text:style-name="P25"><text:span text:style-name="T5">They worship at night as well<text:tab/> </text:span></text:p>
      <text:p text:style-name="P25"><text:span text:style-name="T5">They ask forgiveness for their bad actions<text:tab/></text:span></text:p>
      <text:p text:style-name="P25"><text:span text:style-name="T5">They ask forgiveness for their own sins and for those of the believers<text:tab/></text:span></text:p>
      <text:p text:style-name="P25"><text:span text:style-name="T5">They try hard to draw nearer to Allah<text:tab/></text:span></text:p>
      <text:p text:style-name="P25"><text:span text:style-name="T5">They are thankful to Allah<text:tab/></text:span></text:p>
      <text:p text:style-name="P25"><text:span text:style-name="T5">They do their best in the way of Allah<text:tab/></text:span></text:p>
      <text:p text:style-name="P25"><text:span text:style-name="T5">Hardships never cause them to abandon their faith</text:span></text:p>
      <text:p text:style-name="P25"><text:soft-page-break/><text:span text:style-name="T5">They convey Allah's message<text:tab/></text:span></text:p>
      <text:p text:style-name="P25"><text:span text:style-name="T5">They never weaken in their fight in the Way of Allah</text:span></text:p>
      <text:p text:style-name="P25"><text:span text:style-name="T5">They make preparations for fighting in the Way of Allah<text:tab/> </text:span></text:p>
      <text:p text:style-name="P25"><text:span text:style-name="T5">They encourage each other in the struggle<text:tab/></text:span></text:p>
      <text:p text:style-name="P25"><text:span text:style-name="T5">They wage the struggle at the right time<text:tab/></text:span></text:p>
      <text:p text:style-name="P25"><text:span text:style-name="T5">They may conceal their faith during struggle if necessary<text:tab/></text:span></text:p>
      <text:p text:style-name="P25"><text:span text:style-name="T5">They fight the ruling circle of disbelievers<text:tab/> </text:span></text:p>
      <text:p text:style-name="P25"><text:span text:style-name="T5">They are fierce and upright towards the disbelievers<text:tab/></text:span></text:p>
      <text:p text:style-name="P25"><text:span text:style-name="T5">They are cautious against those who are disbelievers<text:tab/></text:span></text:p>
      <text:p text:style-name="P25"><text:span text:style-name="T5">They set traps for those who have no faith<text:tab/> </text:span></text:p>
      <text:p text:style-name="P25"><text:span text:style-name="T5">The stratagems of the disbelievers against the believers come to nothing<text:tab/></text:span></text:p>
      <text:p text:style-name="P25"><text:span text:style-name="T5">They turn away from the disbelievers<text:tab/> </text:span></text:p>
      <text:p text:style-name="P25"><text:span text:style-name="T5">The prevent the tyranny of the disbelievers<text:tab/> </text:span></text:p>
      <text:p text:style-name="P25"><text:span text:style-name="T5">They fight those who act hypocritically<text:tab/> </text:span></text:p>
      <text:p text:style-name="P25"><text:span text:style-name="T5">They do not allow those who act hypocritically to stay amongst them<text:tab/> </text:span></text:p>
      <text:p text:style-name="P25"><text:span text:style-name="T5">They punish those who act hypocritically<text:tab/> </text:span></text:p>
      <text:p text:style-name="P25"><text:span text:style-name="T5">They give from what Allah has provided them<text:tab/> </text:span></text:p>
      <text:p text:style-name="P25"><text:span text:style-name="T5">They give from the provisions Allah has given them, both secretly and openly<text:tab/></text:span></text:p>
      <text:p text:style-name="P25"><text:span text:style-name="T5">They spend in the way of Allah as is due<text:tab/> </text:span></text:p>
      <text:p text:style-name="P25"><text:span text:style-name="T5">They move as a group, if necessary<text:tab/></text:span></text:p>
      <text:p text:style-name="P25"><text:span text:style-name="T5">They honour their trusts<text:tab/></text:span></text:p>
      <text:p text:style-name="P25"><text:span text:style-name="T5">They are trustworthy people<text:tab/></text:span></text:p>
      <text:p text:style-name="P25"><text:span text:style-name="T5">They are of strong character<text:tab/></text:span></text:p>
      <text:p text:style-name="P25"><text:span text:style-name="T5">They are brave and determined<text:tab/></text:span></text:p>
      <text:p text:style-name="P25"><text:span text:style-name="T5">They respond to evil with what is better<text:tab/></text:span></text:p>
      <text:p text:style-name="P25"><text:span text:style-name="T5">They command what is right and forbid what is wrong</text:span></text:p>
      <text:p text:style-name="P25"><text:span text:style-name="T5">They consistently behave well and properly<text:tab/></text:span></text:p>
      <text:p text:style-name="P25"><text:span text:style-name="T5">They compete in doing good<text:tab/> </text:span></text:p>
      <text:p text:style-name="P25"><text:span text:style-name="T5">They are tolerant and forgiving<text:tab/> </text:span></text:p>
      <text:p text:style-name="P25"><text:span text:style-name="T5">They are just<text:tab/></text:span></text:p>
      <text:p text:style-name="P25"><text:span text:style-name="T5">They are humble<text:tab/> </text:span></text:p>
      <text:p text:style-name="P25"><text:span text:style-name="T5">They are gentle and merciful<text:tab/></text:span></text:p>
      <text:p text:style-name="P25"><text:span text:style-name="T5">They do not use force or constrain anyone to become a Muslim<text:tab/></text:span></text:p>
      <text:p text:style-name="P25"><text:span text:style-name="T5">They are not overwhelmed by their rage<text:tab/> </text:span></text:p>
      <text:p text:style-name="P25"><text:span text:style-name="T5">They do not draw back from speaking the truth<text:tab/> </text:span></text:p>
      <text:p text:style-name="P25"><text:span text:style-name="T5">They do not seek any advantage from people in return for conveying Allah's message<text:tab/></text:span></text:p>
      <text:p text:style-name="P25"><text:span text:style-name="T5">They manage their affairs by mutual consent<text:tab/></text:span></text:p>
      <text:p text:style-name="P25"><text:span text:style-name="T5">They refer to those who have knowledge<text:tab/> </text:span></text:p>
      <text:p text:style-name="P25"><text:span text:style-name="T5">They do not act upon their whims and desires<text:tab/></text:span></text:p>
      <text:p text:style-name="P25"><text:span text:style-name="T5">They behave with moderation<text:tab/></text:span></text:p>
      <text:p text:style-name="P25"><text:soft-page-break/><text:span text:style-name="T5">They are steadfast<text:tab/> </text:span></text:p>
      <text:p text:style-name="P25"><text:span text:style-name="T5">They do not act upon their feelings, but upon their wisdom<text:tab/> </text:span></text:p>
      <text:p text:style-name="P25"><text:span text:style-name="T5">They do not insist on their errors<text:tab/> </text:span></text:p>
      <text:p text:style-name="P25"><text:span text:style-name="T5">They do not ridicule others<text:tab/></text:span></text:p>
      <text:p text:style-name="P25"><text:span text:style-name="T5">They do not follow most of those on earth, but only the truth<text:tab/></text:span></text:p>
      <text:p text:style-name="P25"><text:span text:style-name="T5">Allah's help is always with them<text:tab/> </text:span></text:p>
      <text:p text:style-name="P25"><text:span text:style-name="T5">They do not say what they will not do<text:tab/> </text:span></text:p>
      <text:p text:style-name="P25"><text:span text:style-name="T5">They give the pleasure of other believers preference over themselves<text:tab/></text:span></text:p>
      <text:p text:style-name="P25"><text:span text:style-name="T5">They honour their contracts<text:tab/></text:span></text:p>
      <text:p text:style-name="P25"><text:span text:style-name="T5">They are deeply concerned for each other<text:tab/></text:span></text:p>
      <text:p text:style-name="P25"><text:span text:style-name="T5">They are respectful and gentle towards each other<text:tab/> </text:span></text:p>
      <text:p text:style-name="P25"><text:span text:style-name="T5">They avoid disputes among themselves<text:tab/> </text:span></text:p>
      <text:p text:style-name="P25"><text:span text:style-name="T5">They are not extravagant<text:tab/></text:span></text:p>
      <text:p text:style-name="P25"><text:span text:style-name="T5">They protect the destitute<text:tab/> </text:span></text:p>
      <text:p text:style-name="P25"><text:span text:style-name="T5">They marry in compliance with the commands of the Qur'an<text:tab/></text:span></text:p>
      <text:p text:style-name="P25"><text:span text:style-name="T5">They are righteous witnesses<text:tab/></text:span></text:p>
      <text:p text:style-name="P25"><text:span text:style-name="T5">They turn away from worthless talk<text:tab/></text:span></text:p>
      <text:p text:style-name="P25"><text:span text:style-name="T5">They do not go to extremes in religion<text:tab/></text:span></text:p>
      <text:p text:style-name="P25"><text:span text:style-name="T5">They guard their chastity<text:tab/></text:span></text:p>
      <text:p text:style-name="P25"><text:span text:style-name="T5">They do not devour one another's property by false means<text:tab/></text:span></text:p>
      <text:p text:style-name="P25"><text:span text:style-name="T5">They are self-sacrificing<text:tab/></text:span></text:p>
      <text:p text:style-name="P25"><text:span text:style-name="T5">They avoid selfishness and jealousy<text:tab/></text:span></text:p>
      <text:p text:style-name="P25"><text:span text:style-name="T5">They never fall into despair<text:tab/></text:span></text:p>
      <text:p text:style-name="P25"><text:span text:style-name="T5">They do not protect the guilty<text:tab/></text:span></text:p>
      <text:p text:style-name="P25"><text:span text:style-name="T5">They are peace-makers and conciliators<text:tab/></text:span></text:p>
      <text:p text:style-name="P25"><text:span text:style-name="T5">They hold art in high esteem<text:tab/></text:span></text:p>
      <text:p text:style-name="P25"><text:span text:style-name="T5">They do not backbite and search for faults<text:tab/></text:span></text:p>
      <text:p text:style-name="P25"><text:span text:style-name="T5">They protect their health and do not cause their bodies to suffer<text:tab/></text:span></text:p>
      <text:p text:style-name="P25"><text:span text:style-name="T5">They behave well towards their parents<text:tab/></text:span></text:p>
      <text:p text:style-name="P25"><text:span text:style-name="T5">They do not daunted by difficulties<text:tab/></text:span></text:p>
      <text:p text:style-name="P25"><text:span text:style-name="T5">They don't fear dying or being killed in the Way of Allah<text:tab/></text:span></text:p>
      <text:p text:style-name="P25"><text:span text:style-name="T5">They are not influenced by wealth and status<text:tab/></text:span></text:p>
      <text:p text:style-name="P25"><text:span text:style-name="T5">They protect and care for women<text:tab/></text:span></text:p>
      <text:p text:style-name="P25"><text:span text:style-name="T5">They attach great importance to cleanliness<text:tab/></text:span></text:p>
      <text:p text:style-name="P25"><text:span text:style-name="T5">The fact they are believers can be seen in their faces<text:tab/></text:span></text:p>
      <text:p text:style-name="P25"><text:span text:style-name="T5">They are under the protection of Allah<text:tab/></text:span></text:p>
      <text:p text:style-name="P25"><text:span text:style-name="T5">They speak that which is best<text:tab/></text:span></text:p>
      <text:p text:style-name="P14"/>
      <text:p text:style-name="P25"><text:span text:style-name="T3">THE HYPOCRITES<text:tab/></text:span></text:p>
      <text:p text:style-name="P25"><text:span text:style-name="T5">They come out of the believers<text:tab/></text:span></text:p>
      <text:p text:style-name="P25"><text:soft-page-break/><text:span text:style-name="T5">They do not believe in Allah<text:tab/></text:span></text:p>
      <text:p text:style-name="P25"><text:span text:style-name="T5">They do not understand the Qur'an<text:tab/></text:span></text:p>
      <text:p text:style-name="P25"><text:span text:style-name="T5">They are doubtful of the Hereafter<text:tab/></text:span></text:p>
      <text:p text:style-name="P25"><text:span text:style-name="T5">They misinterpret the Qur'an<text:tab/></text:span></text:p>
      <text:p text:style-name="P25"><text:span text:style-name="T5">Some have returned to disbelief after having faith<text:tab/></text:span></text:p>
      <text:p text:style-name="P25"><text:span text:style-name="T5">They pretend to be believers though they do not believe<text:tab/></text:span></text:p>
      <text:p text:style-name="P25"><text:span text:style-name="T5">They try to deceive Allah and the believers<text:tab/></text:span></text:p>
      <text:p text:style-name="P25"><text:span text:style-name="T5">They speak what is not in their hearts<text:tab/></text:span></text:p>
      <text:p text:style-name="P25"><text:span text:style-name="T5">They are enemies of the believers<text:tab/></text:span></text:p>
      <text:p text:style-name="P25"><text:span text:style-name="T5">They take the disbelievers as their friends and confidants<text:tab/></text:span></text:p>
      <text:p text:style-name="P25"><text:span text:style-name="T5">They join forces with the disbelievers against the believers<text:tab/></text:span></text:p>
      <text:p text:style-name="P25"><text:span text:style-name="T5">They are under the mastery of Satan<text:tab/></text:span></text:p>
      <text:p text:style-name="P25"><text:span text:style-name="T5">They are the friends of Satan<text:tab/></text:span></text:p>
      <text:p text:style-name="P25"><text:span text:style-name="T5">They suppose that Allah is unaware of the evil they do<text:tab/></text:span></text:p>
      <text:p text:style-name="P25"><text:span text:style-name="T5">They fear people, not Allah<text:tab/></text:span></text:p>
      <text:p text:style-name="P25"><text:span text:style-name="T5">They seek the pleasure of other people, not that of Allah<text:tab/></text:span></text:p>
      <text:p text:style-name="P25"><text:span text:style-name="T5">They put forward excuses and lag behind in the struggle in the Way of Allah<text:tab/></text:span></text:p>
      <text:p text:style-name="P25"><text:span text:style-name="T5">They are pleased to be among those who lag behind in the struggle<text:tab/></text:span></text:p>
      <text:p text:style-name="P25"><text:span text:style-name="T5">They seldom remember Allah<text:tab/></text:span></text:p>
      <text:p text:style-name="P25"><text:span text:style-name="T5">They are averse to what pleases Allah<text:tab/></text:span></text:p>
      <text:p text:style-name="P25"><text:span text:style-name="T5">They come to prayer reluctantly<text:tab/></text:span></text:p>
      <text:p text:style-name="P25"><text:span text:style-name="T5">They worship in order to show off<text:tab/></text:span></text:p>
      <text:p text:style-name="P25"><text:span text:style-name="T5">They deride the believers who spend in the Way of Allah<text:tab/></text:span></text:p>
      <text:p text:style-name="P25"><text:span text:style-name="T5">They avoid hard work and accept easy tasks<text:tab/></text:span></text:p>
      <text:p text:style-name="P25"><text:span text:style-name="T5">They do their utmost to stay away from the believers<text:tab/></text:span></text:p>
      <text:p text:style-name="P25"><text:span text:style-name="T5">They seek to insult those who believe<text:tab/></text:span></text:p>
      <text:p text:style-name="P25"><text:span text:style-name="T5">They are full of hatred towards the believers<text:tab/></text:span></text:p>
      <text:p text:style-name="P25"><text:span text:style-name="T5">They feel hatred and rage, especially towards the Messengers<text:tab/></text:span></text:p>
      <text:p text:style-name="P25"><text:span text:style-name="T5">Obedience gives offence to the hypocrites<text:tab/></text:span></text:p>
      <text:p text:style-name="P25"><text:span text:style-name="T5">They want the believers to be disbanded<text:tab/></text:span></text:p>
      <text:p text:style-name="P25"><text:span text:style-name="T5">They try to spread lies when they are among the believers<text:tab/></text:span></text:p>
      <text:p text:style-name="P25"><text:span text:style-name="T5">They wish those who believe to fall into difficulties<text:tab/></text:span></text:p>
      <text:p text:style-name="P25"><text:span text:style-name="T5">They do not want the believers to become wealthy<text:tab/></text:span></text:p>
      <text:p text:style-name="P25"><text:span text:style-name="T5">They set up a lodge to cause harm to the believers<text:tab/></text:span></text:p>
      <text:p text:style-name="P25"><text:span text:style-name="T5">They are upset when good things happen to the believers<text:tab/></text:span></text:p>
      <text:p text:style-name="P25"><text:span text:style-name="T5">They assemble furtively to plot enmity and revolt against the believers<text:tab/></text:span></text:p>
      <text:p text:style-name="P25"><text:span text:style-name="T5">They try to please the believers while they are with them<text:tab/></text:span></text:p>
      <text:p text:style-name="P25"><text:span text:style-name="T5">They strive to defame the believers<text:tab/></text:span></text:p>
      <text:p text:style-name="P25"><text:span text:style-name="T5">They ridicule the believers behind their backs<text:tab/></text:span></text:p>
      <text:p text:style-name="P25"><text:span text:style-name="T5">They believe that the believers are mistaken<text:tab/></text:span></text:p>
      <text:p text:style-name="P25"><text:soft-page-break/><text:span text:style-name="T5">They attempt to hold the believers back from their struggle in the Way of Allah<text:tab/></text:span></text:p>
      <text:p text:style-name="P25"><text:span text:style-name="T5">They cause conflict<text:tab/></text:span></text:p>
      <text:p text:style-name="P25"><text:span text:style-name="T5">They cause corruption saying they are putting things right<text:tab/></text:span></text:p>
      <text:p text:style-name="P25"><text:span text:style-name="T5">They attempt to deceive the believers by making their oaths into a cloak<text:tab/></text:span></text:p>
      <text:p text:style-name="P25"><text:span text:style-name="T5">They act like believers among the believers for their own self-interest<text:tab/></text:span></text:p>
      <text:p text:style-name="P25"><text:span text:style-name="T5">They abandon the believers when they encounter hardship<text:tab/></text:span></text:p>
      <text:p text:style-name="P25"><text:span text:style-name="T5">They wait for the hard times to harm the believers<text:tab/></text:span></text:p>
      <text:p text:style-name="P25"><text:span text:style-name="T5">Their true faces are revealed in times of difficulty<text:tab/></text:span></text:p>
      <text:p text:style-name="P25"><text:span text:style-name="T5">They are terrified that the enemies of the believers will do them harm too<text:tab/></text:span></text:p>
      <text:p text:style-name="P25"><text:span text:style-name="T5">They cause mischief, particularly in times of difficulty<text:tab/></text:span></text:p>
      <text:p text:style-name="P25"><text:span text:style-name="T5">They are disloyal in times of hardship<text:tab/></text:span></text:p>
      <text:p text:style-name="P25"><text:span text:style-name="T5">They speak like believers before facing difficulty<text:tab/></text:span></text:p>
      <text:p text:style-name="P25"><text:span text:style-name="T5">They are arrogant<text:tab/></text:span></text:p>
      <text:p text:style-name="P25"><text:span text:style-name="T5">They may be known by their marks, looks and ambivalent speech</text:span></text:p>
      <text:p text:style-name="P25"><text:span text:style-name="T5">They are ungrateful<text:tab/></text:span></text:p>
      <text:p text:style-name="P25"><text:span text:style-name="T5">Their outer appearance and speech may be impressive</text:span></text:p>
      <text:p text:style-name="P25"><text:span text:style-name="T5">They lack intellect<text:tab/></text:span></text:p>
      <text:p text:style-name="P25"><text:span text:style-name="T5">They suppose that they are wiser than the believers<text:tab/></text:span></text:p>
      <text:p text:style-name="P25"><text:span text:style-name="T5">They are in continuous distress, anxiety and fear<text:tab/></text:span></text:p>
      <text:p text:style-name="P25"><text:span text:style-name="T5">They incessantly try to purify and praise themselves<text:tab/></text:span></text:p>
      <text:p text:style-name="P25"><text:span text:style-name="T5">They are continuously deceived by apprehension and fall into suspicion<text:tab/></text:span></text:p>
      <text:p text:style-name="P25"><text:span text:style-name="T5">They will be thrown in the lowest level of Hell<text:tab/></text:span></text:p>
      <text:p text:style-name="P25"><text:span text:style-name="T5">They are unaware of Allah's help for the believers<text:tab/></text:span></text:p>
      <text:p text:style-name="P25"><text:span text:style-name="T5">They do not spend in the Way of Allah<text:tab/></text:span></text:p>
      <text:p text:style-name="P25"><text:span text:style-name="T5">They do nothing without receiving any benefit in return<text:tab/></text:span></text:p>
      <text:p text:style-name="P25"><text:span text:style-name="T5">They are in discord with one another<text:tab/></text:span></text:p>
      <text:p text:style-name="P25"><text:span text:style-name="T5">They cannot achieve any of their aims<text:tab/></text:span></text:p>
      <text:p text:style-name="P25"><text:span text:style-name="T5">Allah certainly exposes their state<text:tab/></text:span></text:p>
      <text:p text:style-name="P25"><text:span text:style-name="T5">Allah disgraces them in this world<text:tab/></text:span></text:p>
      <text:p text:style-name="P25"><text:span text:style-name="T5">They do not learn from what befalls them<text:tab/></text:span></text:p>
      <text:p text:style-name="P12"/>
      <text:p text:style-name="P25"><text:span text:style-name="T3">THE DISBELIEVERS<text:tab/></text:span></text:p>
      <text:p text:style-name="P25"><text:span text:style-name="T5">They do not believe in Allah<text:tab/></text:span></text:p>
      <text:p text:style-name="P25"><text:span text:style-name="T5">They have no fear of Allah<text:tab/></text:span></text:p>
      <text:p text:style-name="P25"><text:span text:style-name="T5">They worship other things than Allah<text:tab/></text:span></text:p>
      <text:p text:style-name="P25"><text:span text:style-name="T5">They are disrespectful towards Allah<text:tab/></text:span></text:p>
      <text:p text:style-name="P25"><text:span text:style-name="T5">They cannot bear Allah being remembered<text:tab/></text:span></text:p>
      <text:p text:style-name="P25"><text:span text:style-name="T5">They suppose that Allah is unaware of what they do<text:tab/></text:span></text:p>
      <text:p text:style-name="P25"><text:span text:style-name="T5">They do not believe in the Day of Resurrection<text:tab/></text:span></text:p>
      <text:p text:style-name="P25"><text:span text:style-name="T5">They feel hatred towards Allah, the religion and the believers<text:tab/></text:span></text:p>
      <text:p text:style-name="P25"><text:soft-page-break/><text:span text:style-name="T5">They deny the Messengers Allah has sent<text:tab/></text:span></text:p>
      <text:p text:style-name="P25"><text:span text:style-name="T5">They are doubtful of the Qur'an<text:tab/></text:span></text:p>
      <text:p text:style-name="P25"><text:span text:style-name="T5">They do not take heed<text:tab/></text:span></text:p>
      <text:p text:style-name="P25"><text:span text:style-name="T5">They attempt to conquer the believers by use of force</text:span></text:p>
      <text:p text:style-name="P25"><text:span text:style-name="T5">They ridicule the religion and the believers<text:tab/></text:span></text:p>
      <text:p text:style-name="P25"><text:span text:style-name="T5">They wish for what causes the believers distress<text:tab/></text:span></text:p>
      <text:p text:style-name="P25"><text:span text:style-name="T5">They are insistent in their denial<text:tab/></text:span></text:p>
      <text:p text:style-name="P25"><text:span text:style-name="T5">They are unworthy of trust<text:tab/></text:span></text:p>
      <text:p text:style-name="P25"><text:span text:style-name="T5">They are aggressive and merciless<text:tab/></text:span></text:p>
      <text:p text:style-name="P25"><text:span text:style-name="T5">They never abandon their perverted beliefs<text:tab/></text:span></text:p>
      <text:p text:style-name="P25"><text:span text:style-name="T5">They seek to distort the verses of Allah<text:tab/></text:span></text:p>
      <text:p text:style-name="P25"><text:span text:style-name="T5">They commit perjury<text:tab/></text:span></text:p>
      <text:p text:style-name="P25"><text:span text:style-name="T5">They argue about Allah and the religion despite their lack of knowledge<text:tab/></text:span></text:p>
      <text:p text:style-name="P25"><text:span text:style-name="T5">They are arrogant regarding Allah's Signs<text:tab/></text:span></text:p>
      <text:p text:style-name="P25"><text:span text:style-name="T5">They work to lead people from Allah's Way<text:tab/></text:span></text:p>
      <text:p text:style-name="P25"><text:span text:style-name="T5">They want Allah to send them miracles so that they may believe<text:tab/></text:span></text:p>
      <text:p text:style-name="P25"><text:span text:style-name="T5">They prefer infidelity to faith<text:tab/></text:span></text:p>
      <text:p text:style-name="P25"><text:span text:style-name="T5">They do not believe even if they witness miracles<text:tab/></text:span></text:p>
      <text:p text:style-name="P25"><text:span text:style-name="T5">They fight against the religion of Allah<text:tab/></text:span></text:p>
      <text:p text:style-name="P25"><text:span text:style-name="T5">Their hearts are insensitive to faith<text:tab/></text:span></text:p>
      <text:p text:style-name="P25"><text:span text:style-name="T5">Their hearts are full of avarice for this world<text:tab/></text:span></text:p>
      <text:p text:style-name="P25"><text:span text:style-name="T5">They have superstitions<text:tab/></text:span></text:p>
      <text:p text:style-name="P25"><text:span text:style-name="T5">They act on supposition and conjecture<text:tab/></text:span></text:p>
      <text:p text:style-name="P25"><text:span text:style-name="T5">They suffer from a great delusion<text:tab/></text:span></text:p>
      <text:p text:style-name="P25"><text:span text:style-name="T5">They cannot see the truth<text:tab/></text:span></text:p>
      <text:p text:style-name="P25"><text:span text:style-name="T5">They lack wisdom<text:tab/></text:span></text:p>
      <text:p text:style-name="P25"><text:span text:style-name="T5">They suppose they are wise<text:tab/></text:span></text:p>
      <text:p text:style-name="P25"><text:span text:style-name="T5">They think simply and superficially<text:tab/></text:span></text:p>
      <text:p text:style-name="P25"><text:span text:style-name="T5">They esteem worthless things<text:tab/></text:span></text:p>
      <text:p text:style-name="P25"><text:span text:style-name="T5">They take their whims and desires as their god<text:tab/></text:span></text:p>
      <text:p text:style-name="P25"><text:span text:style-name="T5">They are addicted to their appetites<text:tab/></text:span></text:p>
      <text:p text:style-name="P25"><text:span text:style-name="T5">They are in horror<text:tab/></text:span></text:p>
      <text:p text:style-name="P25"><text:span text:style-name="T5">They run away from those who have faith<text:tab/></text:span></text:p>
      <text:p text:style-name="P25"><text:span text:style-name="T5">They are distressed<text:tab/></text:span></text:p>
      <text:p text:style-name="P25"><text:span text:style-name="T5">They are in a permanent doubt and anxiety<text:tab/></text:span></text:p>
      <text:p text:style-name="P25"><text:span text:style-name="T5">They immediately fall into despair<text:tab/></text:span></text:p>
      <text:p text:style-name="P25"><text:span text:style-name="T5">They are in discord even among themselves<text:tab/></text:span></text:p>
      <text:p text:style-name="P25"><text:span text:style-name="T5">They lead each other to Hell<text:tab/></text:span></text:p>
      <text:p text:style-name="P25"><text:span text:style-name="T5">They try to defame the believers with calumnies<text:tab/></text:span></text:p>
      <text:p text:style-name="P25"><text:span text:style-name="T5">They are arrogant and spoilt<text:tab/></text:span></text:p>
      <text:p text:style-name="P25"><text:soft-page-break/><text:span text:style-name="T5">They do not accept their helplessness<text:tab/></text:span></text:p>
      <text:p text:style-name="P25"><text:span text:style-name="T5">They are unclean<text:tab/></text:span></text:p>
      <text:p text:style-name="P25"><text:span text:style-name="T5">They are ungrateful<text:tab/></text:span></text:p>
      <text:p text:style-name="P25"><text:span text:style-name="T5">They are never satisfied<text:tab/></text:span></text:p>
      <text:p text:style-name="P25"><text:span text:style-name="T5">They are squanderers<text:tab/></text:span></text:p>
      <text:p text:style-name="P25"><text:span text:style-name="T5">They are parsimonious<text:tab/></text:span></text:p>
      <text:p text:style-name="P25"><text:span text:style-name="T5">They do not help the poor<text:tab/></text:span></text:p>
      <text:p text:style-name="P25"><text:span text:style-name="T5">They consume people's wealth by wrongful means<text:tab/></text:span></text:p>
      <text:p text:style-name="P25"><text:span text:style-name="T5">They like to show off<text:tab/></text:span></text:p>
      <text:p text:style-name="P25"><text:span text:style-name="T5">They are boastful of their wealth and power<text:tab/></text:span></text:p>
      <text:p text:style-name="P25"><text:span text:style-name="T5">They trust in their wealth and their being the majority<text:tab/></text:span></text:p>
      <text:p text:style-name="P25"><text:span text:style-name="T5">They honour only those with wealth and power<text:tab/></text:span></text:p>
      <text:p text:style-name="P25"><text:span text:style-name="T5">They take the side of the powerful, not of the righteous<text:tab/></text:span></text:p>
      <text:p text:style-name="P25"><text:span text:style-name="T5">They take each other as friends and intimates<text:tab/></text:span></text:p>
      <text:p text:style-name="P25"><text:span text:style-name="T5">They deviate by saying the same thing as previous peoples</text:span></text:p>
      <text:p text:style-name="P25"><text:span text:style-name="T5">They are friends of Satan<text:tab/></text:span></text:p>
      <text:p text:style-name="P25"><text:span text:style-name="T5">They can marry only each other<text:tab/> </text:span></text:p>
      <text:p text:style-name="P25"><text:span text:style-name="T5">They do not care for women<text:tab/></text:span></text:p>
      <text:p text:style-name="P25"><text:span text:style-name="T5">All their actions in the life of this world will come to nothing<text:tab/></text:span></text:p>
      <text:p text:style-name="P25"><text:span text:style-name="T5">They will receive punishment both in the life of this world and in the hereafter<text:tab/></text:span></text:p>
      <text:p text:style-name="P12"/>
      <text:p text:style-name="P12"/>
      <text:p text:style-name="P25"><text:span text:style-name="T3">VERSES WITH RESPECT TO SUBJECTS<text:tab/></text:span></text:p>
      <text:p text:style-name="P12"/>
      <text:p text:style-name="P25"><text:span text:style-name="T16">Everything is created according to </text:span></text:p>
      <text:p text:style-name="P25"><text:span text:style-name="T16">a pre-ordained decree</text:span><text:span text:style-name="T2"><text:tab/></text:span></text:p>
      <text:p text:style-name="P17"/>
      <text:p text:style-name="P25"><text:span text:style-name="T16">Living by the bounds Allah has set<text:tab/></text:span></text:p>
      <text:p text:style-name="P28"/>
      <text:p text:style-name="P25"><text:span text:style-name="T16">There is no difficulty in the religion<text:tab/></text:span></text:p>
      <text:p text:style-name="P28"/>
      <text:p text:style-name="P25"><text:span text:style-name="T16">The concept of discipline in the Qur'an<text:tab/></text:span></text:p>
      <text:p text:style-name="P25"><text:span text:style-name="T5">There is no group of believers without a leader according to the Qur'an<text:tab/><text:tab/></text:span></text:p>
      <text:p text:style-name="P25"><text:span text:style-name="T5">The Prophet is chosen by Allah<text:tab/></text:span></text:p>
      <text:p text:style-name="P25"><text:span text:style-name="T5">Leader selection not based on the Qur'an depends on superiority of wealth, </text:span></text:p>
      <text:p text:style-name="P25"><text:span text:style-name="T5">property and reputation<text:tab/></text:span></text:p>
      <text:p text:style-name="P25"><text:span text:style-name="T5">The Prophet chosen by Allah is favoured over others by heedfulness, wisdom </text:span></text:p>
      <text:p text:style-name="P25"><text:span text:style-name="T5">and knowledge<text:tab/></text:span></text:p>
      <text:p text:style-name="P25"><text:span text:style-name="T5">He is a man of knowledge</text:span></text:p>
      <text:p text:style-name="P25"><text:span text:style-name="T5">He is most eloquent and wise<text:tab/></text:span></text:p>
      <text:p text:style-name="P25"><text:soft-page-break/><text:span text:style-name="T5">He is able to understand the Qur'an perfectly<text:tab/></text:span></text:p>
      <text:p text:style-name="P25"><text:span text:style-name="T5">Allah has favoured him with superiority in terms of property and eminence</text:span></text:p>
      <text:p text:style-name="P25"><text:span text:style-name="T5">He judges by the Qur'an<text:tab/></text:span></text:p>
      <text:p text:style-name="P25"><text:span text:style-name="T5">He teaches the Qur'an, wisdom, and the distinction between right and wrong<text:tab/></text:span></text:p>
      <text:p text:style-name="P25"><text:span text:style-name="T5">He clarifies those things about which the believers may differ</text:span></text:p>
      <text:p text:style-name="P25"><text:span text:style-name="T5">He seeks the pleasure of Allah<text:tab/></text:span></text:p>
      <text:p text:style-name="P25"><text:span text:style-name="T5">He is most trustworthy<text:tab/></text:span></text:p>
      <text:p text:style-name="P25"><text:span text:style-name="T5">He is under the preservation of Allah<text:tab/></text:span></text:p>
      <text:p text:style-name="P25"><text:span text:style-name="T5">He does not expect any thing in return for his actions</text:span></text:p>
      <text:p text:style-name="P25"><text:span text:style-name="T5">He has a distinctive power to struggle with the unbelievers<text:tab/></text:span></text:p>
      <text:p text:style-name="P25"><text:span text:style-name="T5">He has a perfect system of intelligence<text:tab/></text:span></text:p>
      <text:p text:style-name="P25"><text:span text:style-name="T5">He has a remarkable ability to manage and rule<text:tab/></text:span></text:p>
      <text:p text:style-name="P25"><text:span text:style-name="T5">Allah may place the jinn at his service<text:tab/></text:span></text:p>
      <text:p text:style-name="P25"><text:span text:style-name="T5">The unbelievers and the hypocrites certainly vilify him</text:span></text:p>
      <text:p text:style-name="P25"><text:span text:style-name="T5">He is gentle with the believers and fierce with the unbelievers<text:tab/></text:span></text:p>
      <text:p text:style-name="P25"><text:span text:style-name="T5">He asks the forgiveness of Allah for the believers<text:tab/></text:span></text:p>
      <text:p text:style-name="P25"><text:span text:style-name="T5">He constitutes the best example of heedfulness for the believers<text:tab/></text:span></text:p>
      <text:p text:style-name="P25"><text:span text:style-name="T5">The believers pledge him their allegiance<text:tab/></text:span></text:p>
      <text:p text:style-name="P25"><text:span text:style-name="T5">He is very valuable for the believers<text:tab/></text:span></text:p>
      <text:p text:style-name="P25"><text:span text:style-name="T5">The believers are very respectful and obedient to him<text:tab/></text:span></text:p>
      <text:p text:style-name="P25"><text:span text:style-name="T5">Obedience to the Prophet is obedience to Allah<text:tab/></text:span></text:p>
      <text:p text:style-name="P25"><text:span text:style-name="T5">He has the authority to judge</text:span></text:p>
      <text:p text:style-name="P25"><text:span text:style-name="T5">There is certainly good in his judgements, those who disobey him </text:span></text:p>
      <text:p text:style-name="P25"><text:span text:style-name="T5">eventually suffer great misfortune<text:tab/></text:span></text:p>
      <text:p text:style-name="P25"><text:span text:style-name="T5">If he wills, he may consult with the other believers, yet he is given the authority </text:span></text:p>
      <text:p text:style-name="P25"><text:span text:style-name="T5">and the capacity to discern the truth<text:tab/></text:span></text:p>
      <text:p text:style-name="P25"><text:span text:style-name="T5">The believers should submit to his orders sincerely and unconditionally<text:tab/></text:span></text:p>
      <text:p text:style-name="P25"><text:span text:style-name="T5">Obedience to him is a matter of trial for the hypocrites and for those </text:span></text:p>
      <text:p text:style-name="P25"><text:span text:style-name="T5">with sickness in their hearts<text:tab/></text:span></text:p>
      <text:p text:style-name="P25"><text:span text:style-name="T5">The recompense of those who obey and support him<text:tab/></text:span></text:p>
      <text:p text:style-name="P25"><text:span text:style-name="T5">The recompense of those who oppose and fight against him<text:tab/></text:span></text:p>
      <text:p text:style-name="P14"/>
      <text:p text:style-name="P25"><text:span text:style-name="T16">The life of this world<text:tab/></text:span></text:p>
      <text:p text:style-name="P25"><text:span text:style-name="T3">This world is not created for nothing<text:tab/></text:span></text:p>
      <text:p text:style-name="P25"><text:span text:style-name="T5">This world is a place of test<text:tab/><text:tab/></text:span></text:p>
      <text:p text:style-name="P25"><text:span text:style-name="T5">The life of this world is a delusion<text:tab/></text:span></text:p>
      <text:p text:style-name="P25"><text:span text:style-name="T5">The life of this world is short and temporary<text:tab/></text:span></text:p>
      <text:p text:style-name="P25"><text:span text:style-name="T5">The life of this world is merely a game and a diversion<text:tab/></text:span></text:p>
      <text:p text:style-name="P25"><text:span text:style-name="T3">The unbelievers prefer the life of this world to the hereafter</text:span></text:p>
      <text:p text:style-name="P25"><text:span text:style-name="T5">The unbelievers consider the blessings of this world a means of boasting<text:tab/></text:span></text:p>
      <text:p text:style-name="P25"><text:soft-page-break/><text:span text:style-name="T5">The unbelievers ascribe their wealth and children as partners to Allah<text:tab/></text:span></text:p>
      <text:p text:style-name="P25"><text:span text:style-name="T5">The unbelievers suppose their wealth will save them from punishment in the hereafter</text:span></text:p>
      <text:p text:style-name="P25"><text:span text:style-name="T5">The unbelievers will see that their wealth will not rescue them in the hereafter</text:span></text:p>
      <text:p text:style-name="P25"><text:span text:style-name="T5">Wealth has no merit in Allah's sight<text:tab/></text:span></text:p>
      <text:p text:style-name="P25"><text:span text:style-name="T5">What unbelievers do in this world will come to nothing in the hereafter</text:span></text:p>
      <text:p text:style-name="P25"><text:span text:style-name="T16">The prayers of the believers<text:tab/></text:span></text:p>
      <text:p text:style-name="P27"/>
      <text:p text:style-name="P25"><text:span text:style-name="T16">Supplications of believers from Allah</text:span></text:p>
      <text:p text:style-name="P27"/>
      <text:p text:style-name="P25"><text:span text:style-name="T16">Conscience<text:tab/></text:span></text:p>
      <text:p text:style-name="P25"><text:span text:style-name="T5">The believers definitely follow the truth the moment they see it<text:tab/></text:span></text:p>
      <text:p text:style-name="P25"><text:span text:style-name="T5">Some of the unbelievers deny the truth in spite of their certainty about it</text:span></text:p>
      <text:p text:style-name="P25"><text:span text:style-name="T5">Believers act according to their consciences, even though it is against their desires<text:tab/></text:span></text:p>
      <text:p text:style-name="P25"><text:span text:style-name="T5">When they commit an error, they appeal to their consciences </text:span></text:p>
      <text:p text:style-name="P25"><text:span text:style-name="T5">and ask forgiveness and do not insist on it<text:tab/></text:span></text:p>
      <text:p text:style-name="P25"><text:span text:style-name="T5">The hearts of the unbelievers are hardened because they do not act according to </text:span></text:p>
      <text:p text:style-name="P25"><text:span text:style-name="T5">their consciences</text:span></text:p>
      <text:p text:style-name="P25"><text:span text:style-name="T5">Every person has a mechanism of conscience within him<text:tab/></text:span></text:p>
      <text:p text:style-name="P14"/>
      <text:p text:style-name="P25"><text:span text:style-name="T16">The Self<text:tab/></text:span></text:p>
      <text:p text:style-name="P25"><text:span text:style-name="T5">The self is full of evil<text:tab/></text:span></text:p>
      <text:p text:style-name="P25"><text:span text:style-name="T5">It is predisposed to envy and selfish passions<text:tab/></text:span></text:p>
      <text:p text:style-name="P25"><text:span text:style-name="T5">Man is actually clear proof against himself<text:tab/></text:span></text:p>
      <text:p text:style-name="P25"><text:span text:style-name="T5">The unbelievers are arrogant about themselves<text:tab/></text:span></text:p>
      <text:p text:style-name="P25"><text:span text:style-name="T5">He knows his own errors and offers excuses<text:tab/></text:span></text:p>
      <text:p text:style-name="P25"><text:span text:style-name="T5">Every soul is a pledge for man<text:tab/></text:span></text:p>
      <text:p text:style-name="P25"><text:span text:style-name="T5">The believers forbid the lower self its appetites<text:tab/></text:span></text:p>
      <text:p text:style-name="P25"><text:span text:style-name="T5">The believers sell their own souls in return for the hereafter<text:tab/></text:span></text:p>
      <text:p text:style-name="P25"><text:span text:style-name="T5">The unbelievers deny what is against their selves<text:tab/></text:span></text:p>
      <text:p text:style-name="P25"><text:span text:style-name="T5">The believers purify their selves<text:tab/></text:span></text:p>
      <text:p text:style-name="P25"><text:span text:style-name="T5">The unbelievers cover their selves up<text:tab/></text:span></text:p>
      <text:p text:style-name="P25"><text:span text:style-name="T5">The unbelievers follow their own whims and desires<text:tab/></text:span></text:p>
      <text:p text:style-name="P25"><text:span text:style-name="T5">People who deny only wrong themselves<text:tab/></text:span></text:p>
      <text:p text:style-name="P25"><text:span text:style-name="T5">Each self will learn the truth about everything in the hereafter<text:tab/></text:span></text:p>
      <text:p text:style-name="P25"><text:span text:style-name="T5">The self will not be able to offer any excuses in the hereafter<text:tab/></text:span></text:p>
      <text:p text:style-name="P25"><text:span text:style-name="T5">In the hereafter the unbelievers admit that they have wronged themselves in the life of this world<text:tab/></text:span></text:p>
      <text:p text:style-name="P14"/>
      <text:p text:style-name="P25"><text:span text:style-name="T16">Death<text:tab/></text:span></text:p>
      <text:p text:style-name="P25"><text:span text:style-name="T5">Every self will taste death<text:tab/></text:span></text:p>
      <text:p text:style-name="P25"><text:span text:style-name="T5">It is Allah Who gives both life and death<text:tab/></text:span></text:p>
      <text:p text:style-name="P25"><text:soft-page-break/><text:span text:style-name="T5">Man may face death unexpectedly, no matter how much he may try to escape it</text:span></text:p>
      <text:p text:style-name="P25"><text:span text:style-name="T5">Only those who do not believe in Allah and the hereafter fear death<text:tab/></text:span></text:p>
      <text:p text:style-name="P25"><text:span text:style-name="T5">The believers desire to die as Muslims<text:tab/></text:span></text:p>
      <text:p text:style-name="P25"><text:span text:style-name="T5">Allah does not accept the repentance of those who do not believe, yet who repent </text:span></text:p>
      <text:p text:style-name="P25"><text:span text:style-name="T5">when the moment of death comes<text:tab/></text:span></text:p>
      <text:p text:style-name="P25"><text:span text:style-name="T5">Allah will punish those who die as unbelievers<text:tab/></text:span></text:p>
      <text:p text:style-name="P25"><text:span text:style-name="T5">Every one will be resurrected<text:tab/></text:span></text:p>
      <text:p text:style-name="P25"><text:span text:style-name="T5">Allah gives examples from nature for the rising after death<text:tab/></text:span></text:p>
      <text:p text:style-name="P14"/>
      <text:p text:style-name="P25"><text:span text:style-name="T16">The Day of Resurrection<text:tab/></text:span></text:p>
      <text:p text:style-name="P25"><text:span text:style-name="T5">Only Allah knows when the Hour is due<text:tab/></text:span></text:p>
      <text:p text:style-name="P25"><text:span text:style-name="T5">It is a certain fact<text:tab/></text:span></text:p>
      <text:p text:style-name="P25"><text:span text:style-name="T5">There is no escape from it<text:tab/></text:span></text:p>
      <text:p text:style-name="P25"><text:span text:style-name="T5">It is drawing closer everyday<text:tab/></text:span></text:p>
      <text:p text:style-name="P25"><text:span text:style-name="T5">It will come suddenly and unpredictably<text:tab/></text:span></text:p>
      <text:p text:style-name="P25"><text:span text:style-name="T5">It consists of just one Great Blast<text:tab/></text:span></text:p>
      <text:p text:style-name="P25"><text:span text:style-name="T5">It is unspeakably terrible<text:tab/></text:span></text:p>
      <text:p text:style-name="P25"><text:span text:style-name="T5">On that day everything will come to light<text:tab/></text:span></text:p>
      <text:p text:style-name="P25"><text:span text:style-name="T5">It is the day of separation between people<text:tab/></text:span></text:p>
      <text:p text:style-name="P25"><text:span text:style-name="T5">The description of the Day of Resurrection<text:tab/></text:span></text:p>
      <text:p text:style-name="P25"><text:span text:style-name="T5">On the Day of Resurrection people will emerge from their graves and congregate<text:tab/></text:span></text:p>
      <text:p text:style-name="P25"><text:span text:style-name="T5">Everyone in the Heavens and Earth is terrified<text:tab/></text:span></text:p>
      <text:p text:style-name="P25"><text:span text:style-name="T5">The unbelievers are recognized by their faces<text:tab/></text:span></text:p>
      <text:p text:style-name="P25"><text:span text:style-name="T5">The unbelievers have dark faces</text:span></text:p>
      <text:p text:style-name="P25"><text:span text:style-name="T5">Their eyes are transfixed<text:tab/></text:span></text:p>
      <text:p text:style-name="P25"><text:span text:style-name="T5">The believers are recognized by their light<text:tab/></text:span></text:p>
      <text:p text:style-name="P25"><text:span text:style-name="T5">On the Day of Resurrection nobody can speak a word without Allah's permission<text:tab/></text:span></text:p>
      <text:p text:style-name="P25"><text:span text:style-name="T5">No one can help anyone without Allah's permission<text:tab/></text:span></text:p>
      <text:p text:style-name="P25"><text:span text:style-name="T5">On the Day of Resurrection they are questioned and separated from the partners </text:span></text:p>
      <text:p text:style-name="P25"><text:span text:style-name="T5">they have associated with Allah</text:span></text:p>
      <text:p text:style-name="P25"><text:span text:style-name="T5">On the Day of Resurrection every one is questioned by himself<text:tab/></text:span></text:p>
      <text:p text:style-name="P25"><text:span text:style-name="T5">On the Day of Resurrection the Messengers are called to bear witness<text:tab/></text:span></text:p>
      <text:p text:style-name="P25"><text:span text:style-name="T5">People will be in three groups<text:tab/></text:span></text:p>
      <text:p text:style-name="P25"><text:span text:style-name="T5">The book of the believers is given into their right hands</text:span></text:p>
      <text:p text:style-name="P25"><text:span text:style-name="T5">The book of the unbelievers is given into their left hand<text:tab/></text:span></text:p>
      <text:p text:style-name="P25"><text:span text:style-name="T5">The punishment the unbelievers will receive in return for their denial of the Day of Resurrection<text:tab/></text:span></text:p>
      <text:p text:style-name="P25"><text:span text:style-name="T5">The penitence the unbelievers will feel on the Day of Resurrection<text:tab/></text:span></text:p>
      <text:p text:style-name="P25"><text:span text:style-name="T5">Allah will gather Satan and his friends together on the Day of Resurrection<text:tab/></text:span></text:p>
      <text:p text:style-name="P25"><text:span text:style-name="T5">Satan collaborates with his disbelieving friends<text:tab/></text:span></text:p>
      <text:p text:style-name="P25"><text:span text:style-name="T5">Satan has gained mastery over them<text:tab/></text:span></text:p>
      <text:p text:style-name="P25"><text:soft-page-break/><text:span text:style-name="T5">Satan leads his followers to the Fire<text:tab/></text:span></text:p>
      <text:p text:style-name="P25"><text:span text:style-name="T5">His followers will be left helpless on the Day of Resurrection<text:tab/></text:span></text:p>
      <text:p text:style-name="P25"><text:span text:style-name="T5">On the Day of Resurrection Just Balances will be set up<text:tab/></text:span></text:p>
      <text:p text:style-name="P14"/>
      <text:p text:style-name="P25"/>
      <text:p text:style-name="P33"><text:span text:style-name="T16">The Garden (Paradise)<text:tab/></text:span></text:p>
      <text:p text:style-name="P25"><text:span text:style-name="T5">Only the believers will enter the Garden<text:tab/></text:span></text:p>
      <text:p text:style-name="P25"><text:span text:style-name="T5">How the believers are welcomed in the Garden<text:tab/></text:span></text:p>
      <text:p text:style-name="P25"><text:span text:style-name="T5">An eternal life exists there<text:tab/></text:span></text:p>
      <text:p text:style-name="P25"><text:span text:style-name="T5">There is the good pleasure and contentment of Allah<text:tab/></text:span></text:p>
      <text:p text:style-name="P25"><text:span text:style-name="T5">It is as wide as the heavens and the earth</text:span></text:p>
      <text:p text:style-name="P25"><text:span text:style-name="T5">There is a great wealth and splendour<text:tab/></text:span></text:p>
      <text:p text:style-name="P25"><text:span text:style-name="T5">There are rivers flowing<text:tab/></text:span></text:p>
      <text:p text:style-name="P25"><text:span text:style-name="T5">There are springs flowing<text:tab/></text:span></text:p>
      <text:p text:style-name="P25"><text:span text:style-name="T5">There is greenery everywhere<text:tab/></text:span></text:p>
      <text:p text:style-name="P25"><text:span text:style-name="T5">There are shady places, cool and refreshing<text:tab/></text:span></text:p>
      <text:p text:style-name="P25"><text:span text:style-name="T5">They dwell in noble residences and the High Halls of Paradise<text:tab/></text:span></text:p>
      <text:p text:style-name="P25"><text:span text:style-name="T5">There are raised couches </text:span></text:p>
      <text:p text:style-name="P25"><text:span text:style-name="T5">There are quilts and exquisite beds<text:tab/></text:span></text:p>
      <text:p text:style-name="P25"><text:span text:style-name="T5">There are the most beautiful clothes and jewelry<text:tab/></text:span></text:p>
      <text:p text:style-name="P25"><text:span text:style-name="T5">The foods and beverages in the Garden<text:tab/></text:span></text:p>
      <text:p text:style-name="P25"><text:span text:style-name="T5">Those in the Garden will have there everything they want<text:tab/></text:span></text:p>
      <text:p text:style-name="P25"><text:span text:style-name="T5">They will have a great blessing there<text:tab/></text:span></text:p>
      <text:p text:style-name="P25"><text:span text:style-name="T5">A life full of delight and repose<text:tab/></text:span></text:p>
      <text:p text:style-name="P25"><text:span text:style-name="T5">There is serenity<text:tab/></text:span></text:p>
      <text:p text:style-name="P25"><text:span text:style-name="T5">There is no hatred and animosity<text:tab/></text:span></text:p>
      <text:p text:style-name="P25"><text:span text:style-name="T5">There is no prattling and falsehood there<text:tab/></text:span></text:p>
      <text:p text:style-name="P25"><text:span text:style-name="T5">There is no weariness and dullness there<text:tab/></text:span></text:p>
      <text:p text:style-name="P25"><text:span text:style-name="T5">There is no fear and grief there<text:tab/></text:span></text:p>
      <text:p text:style-name="P25"><text:span text:style-name="T5">In it are good and beautiful maidens<text:tab/></text:span></text:p>
      <text:p text:style-name="P25"><text:span text:style-name="T5">The people of the Garden are young<text:tab/></text:span></text:p>
      <text:p text:style-name="P25"><text:span text:style-name="T5">Those who enter it have triumphed<text:tab/></text:span></text:p>
      <text:p text:style-name="P17"/>
      <text:p text:style-name="P25"><text:span text:style-name="T16">Man and woman are equal in the Qur'an<text:tab/></text:span></text:p>
      <text:p text:style-name="P17"/>
      <text:p text:style-name="P25"><text:span text:style-name="T16">The Hell<text:tab/></text:span></text:p>
      <text:p text:style-name="P25"><text:span text:style-name="T5">Who will enter it?<text:tab/></text:span></text:p>
      <text:p text:style-name="P25"><text:span text:style-name="T5">How will they enter it?<text:tab/></text:span></text:p>
      <text:p text:style-name="P25"><text:span text:style-name="T5">The unbelievers are the fuel of the Fire<text:tab/></text:span></text:p>
      <text:p text:style-name="P25"><text:span text:style-name="T5">It will be filled with unbelievers</text:span></text:p>
      <text:p text:style-name="P25"><text:span text:style-name="T5">It is the final destination for the unbelievers<text:tab/></text:span></text:p>
      <text:p text:style-name="P25"><text:span text:style-name="T5">It is the most evil refuge<text:tab/></text:span></text:p>
      <text:p text:style-name="P25"><text:span text:style-name="T5">The Fire is the gathering place of the unbelievers<text:tab/></text:span></text:p>
      <text:p text:style-name="P25"><text:span text:style-name="T5">It is narrow and distressing<text:tab/></text:span></text:p>
      <text:p text:style-name="P25"><text:span text:style-name="T5">It is dark and murky<text:tab/></text:span></text:p>
      <text:p text:style-name="P25"><text:soft-page-break/><text:span text:style-name="T5">It is surrounded by walls<text:tab/></text:span></text:p>
      <text:p text:style-name="P25"><text:span text:style-name="T5">It has a seething and rasping sound<text:tab/></text:span></text:p>
      <text:p text:style-name="P25"><text:span text:style-name="T5">It has a grumbling sound<text:tab/></text:span></text:p>
      <text:p text:style-name="P25"><text:span text:style-name="T5">It speaks and calls to man<text:tab/></text:span></text:p>
      <text:p text:style-name="P25"><text:span text:style-name="T5">The moaning of those in Hell will be heard<text:tab/></text:span></text:p>
      <text:p text:style-name="P25"><text:span text:style-name="T5">There will be eternal torment<text:tab/></text:span></text:p>
      <text:p text:style-name="P25"><text:span text:style-name="T5">The torture will be ceaseless and it will never be eased<text:tab/></text:span></text:p>
      <text:p text:style-name="P25"><text:span text:style-name="T5">There will be no way out<text:tab/></text:span></text:p>
      <text:p text:style-name="P25"><text:span text:style-name="T5">Death will come from all sides<text:tab/></text:span></text:p>
      <text:p text:style-name="P25"><text:span text:style-name="T5">There will be the torment of Fire<text:tab/></text:span></text:p>
      <text:p text:style-name="P25"><text:span text:style-name="T5">Those in Hell will have a horrifying appearance</text:span></text:p>
      <text:p text:style-name="P25"><text:span text:style-name="T5">They will be bound with shackles and chains<text:tab/></text:span></text:p>
      <text:p text:style-name="P25"><text:span text:style-name="T5">They will be beaten with cudgels made of iron<text:tab/></text:span></text:p>
      <text:p text:style-name="P25"><text:span text:style-name="T5">Their bodies will be branded with fire<text:tab/></text:span></text:p>
      <text:p text:style-name="P25"><text:span text:style-name="T5">Boiling water will be poured over their heads<text:tab/></text:span></text:p>
      <text:p text:style-name="P25"><text:span text:style-name="T5">They will be wearing clothes of tar and fire<text:tab/></text:span></text:p>
      <text:p text:style-name="P25"><text:span text:style-name="T5">They will be drinking boiling water, blood and scalding pus<text:tab/></text:span></text:p>
      <text:p text:style-name="P25"><text:span text:style-name="T5">They will eat from the tree of Zaqqum and a bitter thorny bush</text:span></text:p>
      <text:p text:style-name="P25"><text:span text:style-name="T5">Allah does not speak to them<text:tab/></text:span></text:p>
      <text:p text:style-name="P25"><text:span text:style-name="T5">They will be humiliated and disgraced</text:span></text:p>
      <text:p text:style-name="P25"><text:span text:style-name="T5">They will ask for water and provision from those in the Garden<text:tab/></text:span></text:p>
      <text:p text:style-name="P25"><text:span text:style-name="T5">There they will acknowledge their wrong actions</text:span></text:p>
      <text:p text:style-name="P25"><text:span text:style-name="T5">They regret their actions<text:tab/></text:span></text:p>
      <text:p text:style-name="P25"><text:span text:style-name="T5">There will be no escape from Hell<text:tab/></text:span></text:p>
      <text:p text:style-name="P25"><text:span text:style-name="T5">They will want to return to the life of this world to escape from Hell and perform good deeds<text:tab/></text:span></text:p>
      <text:p text:style-name="P25"><text:span text:style-name="T5">They will call for destruction<text:tab/></text:span></text:p>
      <text:p text:style-name="P25"><text:span text:style-name="T5">They will dispute with each other<text:tab/></text:span></text:p>
      <text:p text:style-name="P25"><text:span text:style-name="T5">They will want to punish those who misguided them<text:tab/></text:span></text:p>
      <text:p text:style-name="P14"/>
      <text:p text:style-name="P25"><text:span text:style-name="T16">The characteristics of Satan<text:tab/></text:span></text:p>
      <text:p text:style-name="P25"><text:span text:style-name="T5">The task of Satan is to lead people astray<text:tab/></text:span></text:p>
      <text:p text:style-name="P25"><text:span text:style-name="T5">He deceives man<text:tab/></text:span></text:p>
      <text:p text:style-name="P25"><text:span text:style-name="T5">His scheming is always powerless against those who believe<text:tab/></text:span></text:p>
      <text:p text:style-name="P25"><text:span text:style-name="T5">He can only deceive those who take him as their friend</text:span></text:p>
      <text:p text:style-name="P25"><text:span text:style-name="T5">He descends on those who deny<text:tab/></text:span></text:p>
      <text:p text:style-name="P25"><text:span text:style-name="T5">Everyone, save the believers, follows him<text:tab/></text:span></text:p>
      <text:p text:style-name="P25"><text:span text:style-name="T5">The believers seek refuge in Allah from the evil impulses of Satan<text:tab/></text:span></text:p>
      <text:p text:style-name="P25"><text:span text:style-name="T5">He is peoples' enemy<text:tab/></text:span></text:p>
      <text:p text:style-name="P25"><text:span text:style-name="T5">He gives evil impulses and false hopes<text:tab/></text:span></text:p>
      <text:p text:style-name="P25"><text:span text:style-name="T5">He encourages extravagance<text:tab/></text:span></text:p>
      <text:p text:style-name="P25"><text:soft-page-break/><text:span text:style-name="T5">He threatens people with poverty and commands them to be avaricious<text:tab/></text:span></text:p>
      <text:p text:style-name="P25"><text:span text:style-name="T5">He commands people to commit evil<text:tab/></text:span></text:p>
      <text:p text:style-name="P25"><text:span text:style-name="T5">He leads people to treachery<text:tab/></text:span></text:p>
      <text:p text:style-name="P25"><text:span text:style-name="T5">He has nothing to do with goodness and benevolence<text:tab/></text:span></text:p>
      <text:p text:style-name="P25"><text:span text:style-name="T5">He taints people<text:tab/></text:span></text:p>
      <text:p text:style-name="P25"><text:span text:style-name="T5">He tries to make evil seem attractive to people<text:tab/></text:span></text:p>
      <text:p text:style-name="P25"><text:span text:style-name="T5">He can make people forget things<text:tab/></text:span></text:p>
      <text:p text:style-name="P25"><text:span text:style-name="T5">He tries to prevent people from remembering Allah and worshipping Him</text:span></text:p>
      <text:p text:style-name="P25"><text:span text:style-name="T5">He distracts people with false hopes<text:tab/></text:span></text:p>
      <text:p text:style-name="P25"><text:span text:style-name="T5">He seeks to stir up hatred and enmity among people<text:tab/></text:span></text:p>
      <text:p text:style-name="P25"><text:span text:style-name="T5">He is insolent and disobedient to Allah<text:tab/></text:span></text:p>
      <text:p text:style-name="P25"><text:span text:style-name="T5">He is ungrateful to Allah<text:tab/></text:span></text:p>
      <text:p text:style-name="P25"><text:span text:style-name="T5">He lies</text:span></text:p>
      <text:p text:style-name="P25"><text:span text:style-name="T5">He has been banished from Allah's sight and He is cursed<text:tab/></text:span></text:p>
      <text:p text:style-name="P14"/>
      <text:p text:style-name="P25"><text:span text:style-name="T16">Answers from the Qur'an to the questions the unbelievers </text:span></text:p>
      <text:p text:style-name="P25"><text:span text:style-name="T16">ask the believers<text:tab/></text:span></text:p>
      <text:p text:style-name="P25"><text:span text:style-name="T5">About Allah<text:tab/></text:span></text:p>
      <text:p text:style-name="P25"><text:span text:style-name="T5">About religion, the Qur'an and the Prophet</text:span></text:p>
      <text:p text:style-name="P25"><text:span text:style-name="T5">About the Day of Resurrection<text:tab/></text:span></text:p>
      <text:p text:style-name="P25"><text:span text:style-name="T5">About resurrection<text:tab/></text:span></text:p>
      <text:p text:style-name="P14"/>
      <text:p text:style-name="P25"><text:span text:style-name="T16">Examples of the disbelieving characters described </text:span></text:p>
      <text:p text:style-name="P25"><text:span text:style-name="T16">in the Qur'an<text:tab/></text:span></text:p>
      <text:p text:style-name="P25"><text:span text:style-name="T5">Those who take the created ones as gods<text:tab/></text:span></text:p>
      <text:p text:style-name="P25"><text:span text:style-name="T5">Those who only pray at times of hardship and put Allah behind them </text:span></text:p>
      <text:p text:style-name="P25"><text:span text:style-name="T5">when the harm is removed<text:tab/></text:span></text:p>
      <text:p text:style-name="P25"><text:span text:style-name="T5">Those who pray only for the life of this world<text:tab/></text:span></text:p>
      <text:p text:style-name="P25"><text:span text:style-name="T5">Those who abandon their faith upon facing hardship in the way of Allah<text:tab/></text:span></text:p>
      <text:p text:style-name="P25"><text:span text:style-name="T5">Those who avoid struggling in the Way of Allah<text:tab/></text:span></text:p>
      <text:p text:style-name="P25"><text:span text:style-name="T5">Those who deny, despite their certainty of the existence of Allah<text:tab/></text:span></text:p>
      <text:p text:style-name="P25"><text:span text:style-name="T5">Those who do not believe due to their fear of facing pressure from the unbelievers<text:tab/></text:span></text:p>
      <text:p text:style-name="P25"><text:span text:style-name="T5">Those who do not believe in resurrection<text:tab/></text:span></text:p>
      <text:p text:style-name="P25"><text:span text:style-name="T5">Those who believe that Allah will forgive them at all events<text:tab/></text:span></text:p>
      <text:p text:style-name="P25"><text:span text:style-name="T5">Those who suppose that they are of the companions of the Garden<text:tab/></text:span></text:p>
      <text:p text:style-name="P25"><text:span text:style-name="T5">Those who think the Fire will touch them for a short time only and they will </text:span></text:p>
      <text:p text:style-name="P25"><text:span text:style-name="T5">ultimately enter the Garden<text:tab/></text:span></text:p>
      <text:p text:style-name="P25"><text:span text:style-name="T5">Those who seek miracles in order to believe<text:tab/></text:span></text:p>
      <text:p text:style-name="P25"><text:span text:style-name="T5">Those who think they are on the right way<text:tab/></text:span></text:p>
      <text:p text:style-name="P25"><text:span text:style-name="T5">Those who hold Allah responsible for their own deeds<text:tab/></text:span></text:p>
      <text:p text:style-name="P25"><text:soft-page-break/><text:span text:style-name="T5">Those who say "we will bear your burden"<text:tab/></text:span></text:p>
      <text:p text:style-name="P25"><text:span text:style-name="T5">Those who believe their pious kin will save them on the Day of Resurrection<text:tab/></text:span></text:p>
      <text:p text:style-name="P25"><text:span text:style-name="T5">Those who follow the majority<text:tab/></text:span></text:p>
      <text:p text:style-name="P25"><text:span text:style-name="T5">Those who exploit religion for their own ends<text:tab/></text:span></text:p>
      <text:p text:style-name="P25"><text:span text:style-name="T5">Those who despise the believers<text:tab/></text:span></text:p>
      <text:p text:style-name="P25"><text:span text:style-name="T5">Those who underestimate the wisdom and knowledge in the Qur'an<text:tab/></text:span></text:p>
      <text:p text:style-name="P25"><text:span text:style-name="T5">Those who determine what is permitted and what is forbidden according to their own ideas<text:tab/></text:span></text:p>
      <text:p text:style-name="P25"><text:span text:style-name="T5">Those who claim that the Qur'an was written by the Prophet<text:tab/></text:span></text:p>
      <text:p text:style-name="P25"><text:span text:style-name="T5">Those who believe in one part of the Qur'an and reject the other<text:tab/></text:span></text:p>
      <text:p text:style-name="P25"><text:span text:style-name="T5">Those who deprecate the Qur'an<text:tab/></text:span></text:p>
      <text:p text:style-name="P25"><text:span text:style-name="T5">Those who are truly faithful are few in number<text:tab/></text:span></text:p>
      <text:p text:style-name="P25"><text:span text:style-name="T5">All the Prophets have called people to the Religion of Truth<text:tab/></text:span></text:p>
      <text:p text:style-name="P14"/>
      <text:p text:style-name="P25"><text:span text:style-name="T16">Allah's questions to the unbelievers<text:tab/></text:span></text:p>
      <text:p text:style-name="P17"/>
      <text:p text:style-name="P25"><text:span text:style-name="T16">Some of the cause and effect relationships mentioned </text:span></text:p>
      <text:p text:style-name="P25"><text:span text:style-name="T16">in the Qur'an<text:tab/></text:span></text:p>
      <text:p text:style-name="P17"/>
      <text:p text:style-name="P25"><text:span text:style-name="T16">Nobody can be forced to be a Muslim<text:tab/></text:span></text:p>
      <text:p text:style-name="P27"/>
      <text:p text:style-name="P25"><text:span text:style-name="T16">The Qur'an commands people to forgive and be tolerant<text:tab/></text:span></text:p>
      <text:p text:style-name="P12"/>
      <text:p text:style-name="P25"><text:span text:style-name="T3">ALLAH'S COMMANDS AND RECOMMENDATIONS<text:tab/></text:span></text:p>
      <text:p text:style-name="P25"><text:span text:style-name="T5">To associate nothing with Allah</text:span></text:p>
      <text:p text:style-name="P25"><text:span text:style-name="T5">To worship Allah alone<text:tab/></text:span></text:p>
      <text:p text:style-name="P25"><text:span text:style-name="T5">Not to set up any god other than Allah<text:tab/></text:span></text:p>
      <text:p text:style-name="P25"><text:span text:style-name="T5">Not to act like unbelievers despite one's certainty of Allah<text:tab/></text:span></text:p>
      <text:p text:style-name="P25"><text:span text:style-name="T5">To fear Allah alone<text:tab/></text:span></text:p>
      <text:p text:style-name="P25"><text:span text:style-name="T5">To fear Allah as much as one is able</text:span></text:p>
      <text:p text:style-name="P25"><text:span text:style-name="T5">To put one's trust in Allah alone<text:tab/></text:span></text:p>
      <text:p text:style-name="P25"><text:span text:style-name="T5">To take only Allah, the Prophet and the believers as friends and helpers<text:tab/></text:span></text:p>
      <text:p text:style-name="P25"><text:span text:style-name="T5">To be honest and sincere to Allah<text:tab/></text:span></text:p>
      <text:p text:style-name="P25"><text:span text:style-name="T5">To be true to Allah, not only in times of hardship, but always<text:tab/></text:span></text:p>
      <text:p text:style-name="P25"><text:span text:style-name="T5">Not to distort the Book with one's tongue<text:tab/></text:span></text:p>
      <text:p text:style-name="P25"><text:span text:style-name="T5">To observe Allah's limits on what is permitted and forbidden<text:tab/></text:span></text:p>
      <text:p text:style-name="P25"><text:span text:style-name="T5">Not to forbid anything Allah has permitted<text:tab/></text:span></text:p>
      <text:p text:style-name="P25"><text:span text:style-name="T5">To obey Allah's commands without exception<text:tab/></text:span></text:p>
      <text:p text:style-name="P25"><text:span text:style-name="T5">To be firm in following Allah's commands</text:span></text:p>
      <text:p text:style-name="P25"><text:span text:style-name="T5">To live one's entire life for Allah alone<text:tab/></text:span></text:p>
      <text:p text:style-name="P25"><text:span text:style-name="T5">To seek Allah's approval alone<text:tab/></text:span></text:p>
      <text:p text:style-name="P25"><text:soft-page-break/><text:span text:style-name="T5">To seek Allah's approval at all times<text:tab/></text:span></text:p>
      <text:p text:style-name="P25"><text:span text:style-name="T5">To behave in a way that will please Allah most<text:tab/></text:span></text:p>
      <text:p text:style-name="P25"><text:span text:style-name="T5">To be sincerely devoted to Allah<text:tab/></text:span></text:p>
      <text:p text:style-name="P25"><text:span text:style-name="T5">Not to be ungrateful to Allah<text:tab/></text:span></text:p>
      <text:p text:style-name="P25"><text:span text:style-name="T5">Never to despair of Allah<text:tab/></text:span></text:p>
      <text:p text:style-name="P25"><text:span text:style-name="T5">To be thankful to Him<text:tab/></text:span></text:p>
      <text:p text:style-name="P25"><text:span text:style-name="T5">Never to go astray when faced with difficulties in the Way of Allah<text:tab/></text:span></text:p>
      <text:p text:style-name="P25"><text:span text:style-name="T5">To be submissive to Allah and not to be arrogant<text:tab/></text:span></text:p>
      <text:p text:style-name="P25"><text:span text:style-name="T5">Never to revolt against Allah and the Prophet<text:tab/></text:span></text:p>
      <text:p text:style-name="P25"><text:span text:style-name="T5">To know that everything is controlled by Allah and be pleased with it<text:tab/></text:span></text:p>
      <text:p text:style-name="P25"><text:span text:style-name="T5">To love Allah greatly<text:tab/></text:span></text:p>
      <text:p text:style-name="P25"><text:span text:style-name="T5">To measure Allah by His true measure<text:tab/></text:span></text:p>
      <text:p text:style-name="P25"><text:span text:style-name="T5">To seek ways to draw near to Allah<text:tab/></text:span></text:p>
      <text:p text:style-name="P25"><text:span text:style-name="T5">Never to fail in the remenberance of Allah<text:tab/></text:span></text:p>
      <text:p text:style-name="P25"><text:span text:style-name="T5">To remember Allah very often<text:tab/></text:span></text:p>
      <text:p text:style-name="P25"><text:span text:style-name="T5">Never to slacken in remembering Allah<text:tab/> </text:span></text:p>
      <text:p text:style-name="P25"><text:span text:style-name="T5">Never to follow those who slacken in remembering Allah<text:tab/></text:span></text:p>
      <text:p text:style-name="P25"><text:span text:style-name="T5">Never to accept any obstacle regarding the remembrance of Allah<text:tab/></text:span></text:p>
      <text:p text:style-name="P25"><text:span text:style-name="T5">To fear the Day of Resurrection<text:tab/></text:span></text:p>
      <text:p text:style-name="P25"><text:span text:style-name="T5">To believe in the existence of the Hereafter with certainty<text:tab/></text:span></text:p>
      <text:p text:style-name="P25"><text:span text:style-name="T5">Never to doubt Resurrection</text:span></text:p>
      <text:p text:style-name="P25"><text:span text:style-name="T5">To remember the Hereafter and long for it<text:tab/></text:span></text:p>
      <text:p text:style-name="P25"><text:span text:style-name="T5">To seek no way other than Islam<text:tab/></text:span></text:p>
      <text:p text:style-name="P25"><text:span text:style-name="T5">Not to follow the majority<text:tab/></text:span></text:p>
      <text:p text:style-name="P25"><text:span text:style-name="T5">To believe in the Qur'an<text:tab/></text:span></text:p>
      <text:p text:style-name="P25"><text:span text:style-name="T5">To believe in all of the Qur'an<text:tab/></text:span></text:p>
      <text:p text:style-name="P25"><text:span text:style-name="T5">Never to doubt the Qur'an<text:tab/></text:span></text:p>
      <text:p text:style-name="P25"><text:span text:style-name="T5">To judge by the Qur'an<text:tab/></text:span></text:p>
      <text:p text:style-name="P25"><text:span text:style-name="T5">To believe as soon as one sees the truth<text:tab/></text:span></text:p>
      <text:p text:style-name="P25"><text:span text:style-name="T5">Never to turn to disbelief after believing<text:tab/></text:span></text:p>
      <text:p text:style-name="P25"><text:span text:style-name="T5">To seek refuge in Allah from the cursed Satan when the Qur'an is recited</text:span></text:p>
      <text:p text:style-name="P25"><text:span text:style-name="T5">To listen and be quiet when the Qur'an is recited<text:tab/></text:span></text:p>
      <text:p text:style-name="P25"><text:span text:style-name="T5">To ponder the Qur'an<text:tab/></text:span></text:p>
      <text:p text:style-name="P25"><text:span text:style-name="T5">To keep the Qur'an in mind<text:tab/></text:span></text:p>
      <text:p text:style-name="P25"><text:span text:style-name="T5">To read the Qur'an in order<text:tab/></text:span></text:p>
      <text:p text:style-name="P25"><text:span text:style-name="T5">To give advice with the Qur'an<text:tab/></text:span></text:p>
      <text:p text:style-name="P25"><text:span text:style-name="T5">To abandon the place where the Qur'an is being rejected<text:tab/></text:span></text:p>
      <text:p text:style-name="P25"><text:span text:style-name="T5">To believe in the Unseen<text:tab/></text:span></text:p>
      <text:p text:style-name="P25"><text:span text:style-name="T5">To believe in the Prophets<text:tab/></text:span></text:p>
      <text:p text:style-name="P25"><text:span text:style-name="T5">Not to betray the Prophets<text:tab/></text:span></text:p>
      <text:p text:style-name="P25"><text:soft-page-break/><text:span text:style-name="T5">Not to differentiate between the Prophets<text:tab/></text:span></text:p>
      <text:p text:style-name="P25"><text:span text:style-name="T5">To obey the Prophets<text:tab/></text:span></text:p>
      <text:p text:style-name="P25"><text:span text:style-name="T5">Not to rebel against the Prophet and raise objections<text:tab/></text:span></text:p>
      <text:p text:style-name="P25"><text:span text:style-name="T5">To recall the Prophets and remember them<text:tab/></text:span></text:p>
      <text:p text:style-name="P25"><text:span text:style-name="T5">To be very respectful to the Prophets<text:tab/></text:span></text:p>
      <text:p text:style-name="P25"><text:span text:style-name="T5">To help and honour the Prophet<text:tab/></text:span></text:p>
      <text:p text:style-name="P25"><text:span text:style-name="T5">To believe in the Angels<text:tab/></text:span></text:p>
      <text:p text:style-name="P25"><text:span text:style-name="T5">To believe in all the Holy Books<text:tab/></text:span></text:p>
      <text:p text:style-name="P25"><text:span text:style-name="T5">To avoid sin<text:tab/></text:span></text:p>
      <text:p text:style-name="P25"><text:span text:style-name="T5">Not to be deceived by the life of this world<text:tab/></text:span></text:p>
      <text:p text:style-name="P25"><text:span text:style-name="T5">Not to kill children out of fear of being poor<text:tab/></text:span></text:p>
      <text:p text:style-name="P25"><text:span text:style-name="T5">Not to see oneself as sufficient<text:tab/></text:span></text:p>
      <text:p text:style-name="P25"><text:span text:style-name="T5">Not to defend and protect the lower self<text:tab/></text:span></text:p>
      <text:p text:style-name="P25"><text:span text:style-name="T5">Not to take one's lower self as god<text:tab/></text:span></text:p>
      <text:p text:style-name="P25"><text:span text:style-name="T5">To purify the lower self<text:tab/></text:span></text:p>
      <text:p text:style-name="P25"><text:span text:style-name="T5">Not to wrong one's own self<text:tab/></text:span></text:p>
      <text:p text:style-name="P25"><text:span text:style-name="T5">To be together with the believers<text:tab/></text:span></text:p>
      <text:p text:style-name="P25"><text:span text:style-name="T5">Not to see one's self as ascendant over the others<text:tab/></text:span></text:p>
      <text:p text:style-name="P25"><text:span text:style-name="T5">Not to be envious of others<text:tab/></text:span></text:p>
      <text:p text:style-name="P25"><text:span text:style-name="T5">Not to ridicule anyone<text:tab/></text:span></text:p>
      <text:p text:style-name="P25"><text:span text:style-name="T5">Not to backbite and slander<text:tab/></text:span></text:p>
      <text:p text:style-name="P25"><text:span text:style-name="T5">To be humble and gentle with the believers<text:tab/></text:span></text:p>
      <text:p text:style-name="P25"><text:span text:style-name="T5">Not to gossip<text:tab/></text:span></text:p>
      <text:p text:style-name="P25"><text:span text:style-name="T5">Not to call the believers by nicknames they do not like<text:tab/></text:span></text:p>
      <text:p text:style-name="P25"><text:span text:style-name="T5">To say that which is best to the believers<text:tab/></text:span></text:p>
      <text:p text:style-name="P25"><text:span text:style-name="T5">To take the believers as friends and intimates<text:tab/></text:span></text:p>
      <text:p text:style-name="P25"><text:span text:style-name="T5">To prefer the believers to one's own self<text:tab/></text:span></text:p>
      <text:p text:style-name="P25"><text:span text:style-name="T5">To bring the good news of the Garden to the believers<text:tab/></text:span></text:p>
      <text:p text:style-name="P25"><text:span text:style-name="T5">To perform prayer<text:tab/></text:span></text:p>
      <text:p text:style-name="P25"><text:span text:style-name="T5">To pray in earnest humility<text:tab/></text:span></text:p>
      <text:p text:style-name="P25"><text:span text:style-name="T5">To perform prayers 5 times a day<text:tab/></text:span></text:p>
      <text:p text:style-name="P25"><text:span text:style-name="T5">To perform prayers at the obligatory times of the day<text:tab/></text:span></text:p>
      <text:p text:style-name="P25"><text:span text:style-name="T5">To keep up one's prayers<text:tab/></text:span></text:p>
      <text:p text:style-name="P25"><text:span text:style-name="T5">To turn one's face to Mecca when performing prayer<text:tab/></text:span></text:p>
      <text:p text:style-name="P25"><text:span text:style-name="T5">Not to pray to show off<text:tab/></text:span></text:p>
      <text:p text:style-name="P25"><text:span text:style-name="T5">To recite the Qur'an in the prayers<text:tab/></text:span></text:p>
      <text:p text:style-name="P25"><text:span text:style-name="T5">To bow and prostrate oneself<text:tab/></text:span></text:p>
      <text:p text:style-name="P25"><text:span text:style-name="T5">To be continuous in prayers<text:tab/></text:span></text:p>
      <text:p text:style-name="P25"><text:span text:style-name="T5">To instruct one's family to pray</text:span></text:p>
      <text:p text:style-name="P25"><text:span text:style-name="T5">Not to approach the prayer when drunk or in a state of major impurity<text:tab/></text:span></text:p>
      <text:p text:style-name="P25"><text:soft-page-break/><text:span text:style-name="T5">To shorten the prayers during war and remember Allah afterwards<text:tab/></text:span></text:p>
      <text:p text:style-name="P25"><text:span text:style-name="T5">To perform prayers on Friday (Jumu'a)<text:tab/></text:span></text:p>
      <text:p text:style-name="P25"><text:span text:style-name="T5">To pray over someone who dies<text:tab/></text:span></text:p>
      <text:p text:style-name="P25"><text:span text:style-name="T5">To wash oneself (ablution) or perform tayammum before prayer<text:tab/></text:span></text:p>
      <text:p text:style-name="P25"><text:span text:style-name="T5">To ask for forgiveness in the morning prayer<text:tab/></text:span></text:p>
      <text:p text:style-name="P25"><text:span text:style-name="T5">To communicate the message of the religion<text:tab/></text:span></text:p>
      <text:p text:style-name="P25"><text:span text:style-name="T5">Not to force anyone to enter the religion<text:tab/></text:span></text:p>
      <text:p text:style-name="P25"><text:span text:style-name="T5">Not to try to make the religion harder<text:tab/></text:span></text:p>
      <text:p text:style-name="P25"><text:span text:style-name="T5">To read the Qur'an in the morning prayer<text:tab/></text:span></text:p>
      <text:p text:style-name="P25"><text:span text:style-name="T5">Not to go to any excess in the religion<text:tab/></text:span></text:p>
      <text:p text:style-name="P25"><text:span text:style-name="T5">Not to exploit the religion<text:tab/></text:span></text:p>
      <text:p text:style-name="P25"><text:span text:style-name="T5">Not to retreat from defending the right<text:tab/></text:span></text:p>
      <text:p text:style-name="P25"><text:span text:style-name="T5">To counsel with good words<text:tab/></text:span></text:p>
      <text:p text:style-name="P25"><text:span text:style-name="T5">To enjoin the right and forbid the wrong<text:tab/></text:span></text:p>
      <text:p text:style-name="P25"><text:span text:style-name="T5">To be harsh with the hypocrites<text:tab/></text:span></text:p>
      <text:p text:style-name="P25"><text:span text:style-name="T5">To turn away from the hypocrites<text:tab/></text:span></text:p>
      <text:p text:style-name="P25"><text:span text:style-name="T5">Not to pray over a hypocrite who dies<text:tab/></text:span></text:p>
      <text:p text:style-name="P25"><text:span text:style-name="T5">To spend and give away in the Way of Allah<text:tab/><text:tab/></text:span></text:p>
      <text:p text:style-name="P25"><text:span text:style-name="T5">To give of what one loves<text:tab/></text:span></text:p>
      <text:p text:style-name="P25"><text:span text:style-name="T5">The amount to give in the Way of Allah</text:span></text:p>
      <text:p text:style-name="P25"><text:span text:style-name="T5">Not to give of what one dislikes for oneself<text:tab/></text:span></text:p>
      <text:p text:style-name="P25"><text:span text:style-name="T5">To spend sincerely and willingly<text:tab/></text:span></text:p>
      <text:p text:style-name="P25"><text:span text:style-name="T5">Not to mock what is given as charity<text:tab/></text:span></text:p>
      <text:p text:style-name="P25"><text:span text:style-name="T5">To give alms<text:tab/></text:span></text:p>
      <text:p text:style-name="P25"><text:span text:style-name="T5">To give openly or secretly<text:tab/></text:span></text:p>
      <text:p text:style-name="P25"><text:span text:style-name="T5">To prefer giving charity secretly<text:tab/></text:span></text:p>
      <text:p text:style-name="P25"><text:span text:style-name="T5">Not to scold those who demand charity<text:tab/></text:span></text:p>
      <text:p text:style-name="P25"><text:span text:style-name="T5">To glorify and praise Allah<text:tab/></text:span></text:p>
      <text:p text:style-name="P25"><text:span text:style-name="T5">The times of glorification<text:tab/></text:span></text:p>
      <text:p text:style-name="P25"><text:span text:style-name="T5">To glorify Allah when riding on vehicles<text:tab/></text:span></text:p>
      <text:p text:style-name="P25"><text:span text:style-name="T5">The things that Allah forbids<text:tab/></text:span></text:p>
      <text:p text:style-name="P25"><text:span text:style-name="T5">That those things that Allah forbids may be eaten in times of unavoidable necessity<text:tab/></text:span></text:p>
      <text:p text:style-name="P25"><text:span text:style-name="T5">Not to be extravagant<text:tab/></text:span></text:p>
      <text:p text:style-name="P25"><text:span text:style-name="T5">Not to be parsimonious</text:span></text:p>
      <text:p text:style-name="P25"><text:span text:style-name="T5">To struggle and strive in the Way of Allah<text:tab/></text:span></text:p>
      <text:p text:style-name="P25"><text:span text:style-name="T5">To strive in the Way of Allah with one's life and wealth<text:tab/></text:span></text:p>
      <text:p text:style-name="P25"><text:span text:style-name="T5">To struggle with the leading circles of the unbelievers<text:tab/></text:span></text:p>
      <text:p text:style-name="P25"><text:span text:style-name="T5">To be firm in struggle<text:tab/></text:span></text:p>
      <text:p text:style-name="P25"><text:span text:style-name="T5">Not to see anything as above Allah, His Messenger and struggling in His Way<text:tab/></text:span></text:p>
      <text:p text:style-name="P25"><text:span text:style-name="T5">Not to lag behind in the struggle</text:span></text:p>
      <text:p text:style-name="P25"><text:soft-page-break/><text:span text:style-name="T5">Not to put forth excuses to lag behind in the struggle<text:tab/></text:span></text:p>
      <text:p text:style-name="P25"><text:span text:style-name="T5">Not to ask for permission to lag behind in the struggle<text:tab/></text:span></text:p>
      <text:p text:style-name="P25"><text:span text:style-name="T5">To struggle for those men, women and children who are oppressed<text:tab/></text:span></text:p>
      <text:p text:style-name="P25"><text:span text:style-name="T5">To continue to struggle until there is no corruption left on earth<text:tab/></text:span></text:p>
      <text:p text:style-name="P25"><text:span text:style-name="T5">To use different methods in the struggle<text:tab/></text:span></text:p>
      <text:p text:style-name="P25"><text:span text:style-name="T5">To seek refuge from Satan in Allah<text:tab/></text:span></text:p>
      <text:p text:style-name="P25"><text:span text:style-name="T5">To be aware of the activities of the unbelievers</text:span></text:p>
      <text:p text:style-name="P25"><text:span text:style-name="T5">To long to be one of those in the leading position in the struggle<text:tab/></text:span></text:p>
      <text:p text:style-name="P25"><text:span text:style-name="T5">Not to follow in the footsteps of Satan<text:tab/></text:span></text:p>
      <text:p text:style-name="P25"><text:span text:style-name="T5">Not to take Satan as a friend<text:tab/></text:span></text:p>
      <text:p text:style-name="P25"><text:span text:style-name="T5">Not to fear Satan</text:span></text:p>
      <text:p text:style-name="P25"><text:span text:style-name="T5">To fight the friends of Satan<text:tab/></text:span></text:p>
      <text:p text:style-name="P25"><text:span text:style-name="T5">To fast during the month of Ramadan<text:tab/><text:tab/></text:span></text:p>
      <text:p text:style-name="P25"><text:span text:style-name="T5">The penance for a fast not fulfilled due to illness or being on a journey<text:tab/></text:span></text:p>
      <text:p text:style-name="P25"><text:span text:style-name="T5">The attitude to women during the month of Ramadan<text:tab/></text:span></text:p>
      <text:p text:style-name="P25"><text:span text:style-name="T5">Not to take interest<text:tab/></text:span></text:p>
      <text:p text:style-name="P25"><text:span text:style-name="T5">To perform the Pilgrimage and the experience<text:tab/></text:span></text:p>
      <text:p text:style-name="P25"><text:span text:style-name="T5">Forbidden acts during the Pilgrimage<text:tab/></text:span></text:p>
      <text:p text:style-name="P25"><text:span text:style-name="T5">To remember Allah during the Pilgrimage<text:tab/></text:span></text:p>
      <text:p text:style-name="P25"><text:span text:style-name="T5">To perform the Hajj (Pilgrimage)<text:tab/></text:span></text:p>
      <text:p text:style-name="P25"><text:span text:style-name="T5">Being ill during the Pilgrimage<text:tab/></text:span></text:p>
      <text:p text:style-name="P25"><text:span text:style-name="T5">The acts of worship to be performed in the event of being prevented</text:span></text:p>
      <text:p text:style-name="P25"><text:span text:style-name="T5">from performing the Pilgrimage<text:tab/></text:span></text:p>
      <text:p text:style-name="P25"><text:span text:style-name="T5">The acts of worship to be performed during the Pilgrimage<text:tab/></text:span></text:p>
      <text:p text:style-name="P25"><text:span text:style-name="T5">To remember Allah when pouring down from Arafat<text:tab/></text:span></text:p>
      <text:p text:style-name="P25"><text:span text:style-name="T5">To kill livestock as a sacrifice<text:tab/></text:span></text:p>
      <text:p text:style-name="P25"><text:span text:style-name="T5">To respect the pilgrims<text:tab/></text:span></text:p>
      <text:p text:style-name="P25"><text:span text:style-name="T5">Not to hunt in ihram (while on the Pilgrimage)<text:tab/></text:span></text:p>
      <text:p text:style-name="P25"><text:span text:style-name="T5">The penance for hunting in ihram<text:tab/></text:span></text:p>
      <text:p text:style-name="P25"><text:span text:style-name="T5">The number of months during which war is forbidden<text:tab/></text:span></text:p>
      <text:p text:style-name="P25"><text:span text:style-name="T5">What to do at the end of the forbidden months<text:tab/></text:span></text:p>
      <text:p text:style-name="P25"><text:span text:style-name="T5">To pray to Allah<text:tab/></text:span></text:p>
      <text:p text:style-name="P25"><text:span text:style-name="T5">How to reply to those who attack during the forbidden months<text:tab/></text:span></text:p>
      <text:p text:style-name="P25"><text:span text:style-name="T5">To pray to Allah alone<text:tab/></text:span></text:p>
      <text:p text:style-name="P25"><text:span text:style-name="T5">To pray to Allah with His names<text:tab/></text:span></text:p>
      <text:p text:style-name="P25"><text:span text:style-name="T5">To pray in fear and ardent hope<text:tab/></text:span></text:p>
      <text:p text:style-name="P25"><text:span text:style-name="T5">The sort of prayer Allah is pleased with<text:tab/></text:span></text:p>
      <text:p text:style-name="P25"><text:span text:style-name="T5">Not to pray to Allah only for the life of this world<text:tab/></text:span></text:p>
      <text:p text:style-name="P25"><text:span text:style-name="T5">To seek help from Allah in steadfastness and prayer<text:tab/></text:span></text:p>
      <text:p text:style-name="P25"><text:span text:style-name="T5">To pray for and give salutation to the Prophets<text:tab/></text:span></text:p>
      <text:p text:style-name="P25"><text:soft-page-break/><text:span text:style-name="T5">To worship at night, too<text:tab/> </text:span></text:p>
      <text:p text:style-name="P25"><text:span text:style-name="T5">To ask forgiveness from Allah and turn to Allah in repentance<text:tab/></text:span></text:p>
      <text:p text:style-name="P25"><text:span text:style-name="T5">To ask forgiveness for the believers<text:tab/> </text:span></text:p>
      <text:p text:style-name="P25"><text:span text:style-name="T5">To ask forgiveness immediately after making a mistake<text:tab/></text:span></text:p>
      <text:p text:style-name="P25"><text:span text:style-name="T5">To forgive those who turn to Allah in repentance<text:tab/></text:span></text:p>
      <text:p text:style-name="P25"><text:span text:style-name="T5">Not to ask forgiveness for the unbelievers<text:tab/> </text:span></text:p>
      <text:p text:style-name="P25"><text:span text:style-name="T5">Not to knowingly repeat the mistake once it is made</text:span></text:p>
      <text:p text:style-name="P25"><text:span text:style-name="T5">To pray and ask forgiveness when people are seen entering Allah's religion in droves<text:tab/></text:span></text:p>
      <text:p text:style-name="P25"><text:span text:style-name="T5">To remember Allah when faced with enemy troops<text:tab/><text:tab/></text:span></text:p>
      <text:p text:style-name="P25"><text:span text:style-name="T5">To be steadfast<text:tab/></text:span></text:p>
      <text:p text:style-name="P25"><text:span text:style-name="T5">To be patient towards those who do not believe<text:tab/></text:span></text:p>
      <text:p text:style-name="P25"><text:span text:style-name="T5">To restrain one's self patiently with the believers<text:tab/></text:span></text:p>
      <text:p text:style-name="P25"><text:span text:style-name="T5">To be supreme in steadfastness<text:tab/></text:span></text:p>
      <text:p text:style-name="P25"><text:span text:style-name="T5">Not to dispute over something of which there is no knowledge<text:tab/></text:span></text:p>
      <text:p text:style-name="P25"><text:span text:style-name="T5">Not to be a swearer of oaths<text:tab/></text:span></text:p>
      <text:p text:style-name="P25"><text:span text:style-name="T5">Not to break oaths<text:tab/></text:span></text:p>
      <text:p text:style-name="P25"><text:span text:style-name="T5">Not to deviate from the truth using oaths as excuses<text:tab/></text:span></text:p>
      <text:p text:style-name="P25"><text:span text:style-name="T5">Not to make oaths a means of deceiving one another<text:tab/> </text:span></text:p>
      <text:p text:style-name="P25"><text:span text:style-name="T5">The penance for oaths<text:tab/> </text:span></text:p>
      <text:p text:style-name="P25"><text:span text:style-name="T5">The oath taken for abstention from one's wife<text:tab/></text:span></text:p>
      <text:p text:style-name="P25"><text:span text:style-name="T5">To be just<text:tab/> </text:span></text:p>
      <text:p text:style-name="P25"><text:span text:style-name="T5">To be just even against </text:span></text:p>
      <text:p text:style-name="P25"><text:span text:style-name="T5">one's parents and relatives<text:tab/> </text:span></text:p>
      <text:p text:style-name="P25"><text:span text:style-name="T5">Not to be incited into being unjust due to one's personal hatred<text:tab/></text:span></text:p>
      <text:p text:style-name="P25"><text:span text:style-name="T5">To bear true witnesses among the believers<text:tab/></text:span></text:p>
      <text:p text:style-name="P25"><text:span text:style-name="T5">To be just towards those who do not fight the believers in the religion<text:tab/></text:span></text:p>
      <text:p text:style-name="P25"><text:span text:style-name="T5">To be fair in measurement and balance<text:tab/> </text:span></text:p>
      <text:p text:style-name="P25"><text:span text:style-name="T5">To be compassionate and kind<text:tab/></text:span></text:p>
      <text:p text:style-name="P25"><text:span text:style-name="T5">To be merciful and tolerant<text:tab/> </text:span></text:p>
      <text:p text:style-name="P25"><text:span text:style-name="T5">To stay loyal to the treaties made with idolaters<text:tab/></text:span></text:p>
      <text:p text:style-name="P25"><text:span text:style-name="T5">The attitude adopted to idolaters when they ask for protection<text:tab/></text:span></text:p>
      <text:p text:style-name="P25"><text:span text:style-name="T5">To guard one's chastity<text:tab/></text:span></text:p>
      <text:p text:style-name="P25"><text:span text:style-name="T5">That a believer can only marry a believer<text:tab/> </text:span></text:p>
      <text:p text:style-name="P25"><text:span text:style-name="T5">Not to marry an unbeliever woman<text:tab/></text:span></text:p>
      <text:p text:style-name="P25"><text:span text:style-name="T5">That single believers should guard their chastity<text:tab/></text:span></text:p>
      <text:p text:style-name="P25"><text:span text:style-name="T5">That one may marry those of the People of the Book who are believers<text:tab/> </text:span></text:p>
      <text:p text:style-name="P25"><text:span text:style-name="T5">To help single believers to marry<text:tab/></text:span></text:p>
      <text:p text:style-name="P25"><text:span text:style-name="T5">To make one of the believers an arbitrator between husband and wife who have argued<text:tab/></text:span></text:p>
      <text:p text:style-name="P25"><text:span text:style-name="T5">Not to take any of the property given to the woman in marriage after divorce<text:tab/></text:span></text:p>
      <text:p text:style-name="P25"><text:span text:style-name="T5">The period (number of months) that divorced women have to wait<text:tab/> </text:span></text:p>
      <text:p text:style-name="P25"><text:soft-page-break/><text:span text:style-name="T5">To provide the woman's maintenance in the event of divorce</text:span></text:p>
      <text:p text:style-name="P25"><text:span text:style-name="T5">That there is no need to calculate the term if the woman is divorced from her husband </text:span></text:p>
      <text:p text:style-name="P25"><text:span text:style-name="T5">before he has touched her<text:tab/> </text:span></text:p>
      <text:p text:style-name="P25"><text:span text:style-name="T5">The period the woman has to wait when her husband dies<text:tab/></text:span></text:p>
      <text:p text:style-name="P25"><text:span text:style-name="T5">Not to approach women during menstruation<text:tab/></text:span></text:p>
      <text:p text:style-name="P25"><text:span text:style-name="T5">The way to approach women<text:tab/></text:span></text:p>
      <text:p text:style-name="P25"><text:span text:style-name="T5">The protection of women and the significance given to women<text:tab/> </text:span></text:p>
      <text:p text:style-name="P25"><text:span text:style-name="T5">Not to accuse others of fornication without being certain<text:tab/></text:span></text:p>
      <text:p text:style-name="P25"><text:span text:style-name="T5">Not to indulge in fornication<text:tab/></text:span></text:p>
      <text:p text:style-name="P25"><text:span text:style-name="T5">Not to equate one's wife with one's mother and the penance for doing so</text:span></text:p>
      <text:p text:style-name="P25"><text:span text:style-name="T5">The way women must dress<text:tab/></text:span></text:p>
      <text:p text:style-name="P25"><text:span text:style-name="T5">To give orphans their property<text:tab/></text:span></text:p>
      <text:p text:style-name="P25"><text:span text:style-name="T5">To give relatives, the very poor and travellers their due<text:tab/></text:span></text:p>
      <text:p text:style-name="P25"><text:span text:style-name="T5">To urge and support the protection and feeding of the poor<text:tab/> </text:span></text:p>
      <text:p text:style-name="P25"><text:span text:style-name="T5">To raise orphans<text:tab/></text:span></text:p>
      <text:p text:style-name="P25"><text:span text:style-name="T5">To be indulgent to parents<text:tab/> </text:span></text:p>
      <text:p text:style-name="P25"><text:span text:style-name="T5">To treat adopted children well<text:tab/></text:span></text:p>
      <text:p text:style-name="P25"><text:span text:style-name="T5">To be tolerant towards captives<text:tab/> </text:span></text:p>
      <text:p text:style-name="P25"><text:span text:style-name="T5">To feed captives<text:tab/> </text:span></text:p>
      <text:p text:style-name="P25"><text:span text:style-name="T5">Not to eat meat over which the name of Allah has not been mentioned as it is cut<text:tab/></text:span></text:p>
      <text:p text:style-name="P25"><text:span text:style-name="T5">To feed both those who ask and those who are too shy to ask</text:span></text:p>
      <text:p text:style-name="P25"><text:span text:style-name="T5">To migrate if necessary<text:tab/></text:span></text:p>
      <text:p text:style-name="P25"><text:span text:style-name="T5">To eat lawful food<text:tab/></text:span></text:p>
      <text:p text:style-name="P25"><text:span text:style-name="T5">Not to take those who do not migrate as friends</text:span></text:p>
      <text:p text:style-name="P25"><text:span text:style-name="T5">To fulfil promises and contracts<text:tab/> </text:span></text:p>
      <text:p text:style-name="P25"><text:span text:style-name="T5">To be true to Allah's contract when one has agreed to it<text:tab/></text:span></text:p>
      <text:p text:style-name="P25"><text:span text:style-name="T5">To eat of the good things of lawful food<text:tab/></text:span></text:p>
      <text:p text:style-name="P25"><text:span text:style-name="T5">Not to sell Allah's contract for self-interest<text:tab/> </text:span></text:p>
      <text:p text:style-name="P25"><text:span text:style-name="T5">Not to say anything that one will not do<text:tab/></text:span></text:p>
      <text:p text:style-name="P25"><text:span text:style-name="T5">To honour trusts<text:tab/></text:span></text:p>
      <text:p text:style-name="P25"><text:span text:style-name="T5">To return the trust to its owner<text:tab/></text:span></text:p>
      <text:p text:style-name="P25"><text:span text:style-name="T5">To bear true witnesses<text:tab/></text:span></text:p>
      <text:p text:style-name="P25"><text:span text:style-name="T5">To change one who has not borne true witness with a true one<text:tab/></text:span></text:p>
      <text:p text:style-name="P25"><text:span text:style-name="T5">Not to lie<text:tab/> </text:span></text:p>
      <text:p text:style-name="P25"><text:span text:style-name="T5">That the believers should not be divided, but be united<text:tab/></text:span></text:p>
      <text:p text:style-name="P25"><text:span text:style-name="T5">To see things with an eye for goodness<text:tab/></text:span></text:p>
      <text:p text:style-name="P25"><text:span text:style-name="T5">Not to gloat over the plenty of blessings given<text:tab/></text:span></text:p>
      <text:p text:style-name="P25"><text:span text:style-name="T5">Not to be rebellious<text:tab/></text:span></text:p>
      <text:p text:style-name="P25"><text:span text:style-name="T5">To perform good deeds<text:tab/></text:span></text:p>
      <text:p text:style-name="P25"><text:span text:style-name="T5">The description of devoutness<text:tab/> </text:span></text:p>
      <text:p text:style-name="P25"><text:soft-page-break/><text:span text:style-name="T5">To act rightly<text:tab/></text:span></text:p>
      <text:p text:style-name="P25"><text:span text:style-name="T5">To race each other to do good<text:tab/></text:span></text:p>
      <text:p text:style-name="P25"><text:span text:style-name="T5">To pass on to another task when one is finished<text:tab/></text:span></text:p>
      <text:p text:style-name="P25"><text:span text:style-name="T5">To turn away from worthless talk<text:tab/> </text:span></text:p>
      <text:p text:style-name="P25"><text:span text:style-name="T5">To turn away from the ignorant<text:tab/> </text:span></text:p>
      <text:p text:style-name="P25"><text:span text:style-name="T5">Not to talk of the future with certainty<text:tab/></text:span></text:p>
      <text:p text:style-name="P25"><text:span text:style-name="T5">To be aware that all Power belongs to Allah<text:tab/> </text:span></text:p>
      <text:p text:style-name="P25"><text:span text:style-name="T5">Not to have an insatiable love of wealth<text:tab/></text:span></text:p>
      <text:p text:style-name="P25"><text:span text:style-name="T5">Not to compete for wealth and abundance<text:tab/> </text:span></text:p>
      <text:p text:style-name="P25"><text:span text:style-name="T5">Not to exult over the things that Allah gives<text:tab/></text:span></text:p>
      <text:p text:style-name="P25"><text:span text:style-name="T5">Not to despise people<text:tab/> </text:span></text:p>
      <text:p text:style-name="P25"><text:span text:style-name="T5">To be moderate<text:tab/></text:span></text:p>
      <text:p text:style-name="P25"><text:span text:style-name="T5">Not to give bribes in order to devour one another's property by false means<text:tab/> </text:span></text:p>
      <text:p text:style-name="P25"><text:span text:style-name="T5">To write down the money taken on as a debt<text:tab/></text:span></text:p>
      <text:p text:style-name="P25"><text:span text:style-name="T5">To defer or make a free gift of the debt if the debtor is in difficult circumstances<text:tab/></text:span></text:p>
      <text:p text:style-name="P25"><text:span text:style-name="T5">To regard everything so as to draw a lesson from it<text:tab/> </text:span></text:p>
      <text:p text:style-name="P25"><text:span text:style-name="T5">To take warning from past nations<text:tab/> </text:span></text:p>
      <text:p text:style-name="P25"><text:span text:style-name="T5">To enter houses through their doors<text:tab/> </text:span></text:p>
      <text:p text:style-name="P25"><text:span text:style-name="T5">Not to enter houses without permission<text:tab/> </text:span></text:p>
      <text:p text:style-name="P25"><text:span text:style-name="T5">To take warning from the fate of the evildoers<text:tab/> </text:span></text:p>
      <text:p text:style-name="P25"><text:span text:style-name="T5">To return a greeting<text:tab/> </text:span></text:p>
      <text:p text:style-name="P25"><text:span text:style-name="T5">To enter houses by greeting their inhabitants<text:tab/> </text:span></text:p>
      <text:p text:style-name="P25"><text:span text:style-name="T5">To make room at gatherings<text:tab/></text:span></text:p>
      <text:p text:style-name="P25"><text:span text:style-name="T5">To maintain the mosques of Allah and keep them clean<text:tab/></text:span></text:p>
      <text:p text:style-name="P25"><text:span text:style-name="T5">To wear fine clothing in every mosque<text:tab/></text:span></text:p>
      <text:p text:style-name="P25"><text:span text:style-name="T5">Not to drink wine and gamble<text:tab/> </text:span></text:p>
      <text:p text:style-name="P25"><text:span text:style-name="T5">No one can touch the Qur'an except the purified<text:tab/> </text:span></text:p>
      <text:p text:style-name="P25"><text:span text:style-name="T5">Inheritance law<text:tab/></text:span></text:p>
      <text:p text:style-name="P25"><text:span text:style-name="T5">Not to inherit by force<text:tab/></text:span></text:p>
      <text:p text:style-name="P25"><text:span text:style-name="T5">The law of wills<text:tab/> </text:span></text:p>
      <text:p text:style-name="P25"><text:span text:style-name="T5">To be witness when one makes a will<text:tab/> </text:span></text:p>
      <text:p text:style-name="P12"/>
      <text:p text:style-name="P25"><text:span text:style-name="T3">THE QUR'AN AND SCIENCE<text:tab/></text:span></text:p>
      <text:p text:style-name="P16"/>
      <text:p text:style-name="P25"><text:span text:style-name="T3">THE DECEPTION OF EVOLUTION<text:tab/></text:span></text:p>
      <text:p text:style-name="P16"/>
      <text:p text:style-name="P25"><text:span text:style-name="T3">NOTES</text:span><text:span text:style-name="T4"><text:tab/></text:span></text:p>
      <text:p text:style-name="P17"/>
      <text:p text:style-name="P23"/>
      <text:p text:style-name="P34"><text:span text:style-name="T12">ABOUT THE AUTHOR</text:span></text:p>
      <text:p text:style-name="P12"/>
      <text:p text:style-name="P12"/>
      <text:p text:style-name="P25"><text:span text:style-name="T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5"><text:span text:style-name="T5">His pen-name is a composite of the names </text:span><text:span text:style-name="T8">Harun</text:span><text:span text:style-name="T5"> (Aaron) and </text:span><text:span text:style-name="T8">Yahya</text:span><text:span text:style-name="T5">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5"><text:span text:style-name="T5">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25"><text:span text:style-name="T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5"><text:span text:style-name="T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5"><text:span text:style-name="T5">This is no doubt a result of the Qur'an's wisdom and lucidity. The author modestly intends to serve as a means in humanity's search for Allah's right path. No material gain is sought in the publication of these works.</text:span></text:p>
      <text:p text:style-name="P25"><text:span text:style-name="T5">Those who encourage others to read these books, to open their minds and hearts and guide them to become more devoted servants of Allah, render an invaluable service. </text:span></text:p>
      <text:p text:style-name="P25"><text:span text:style-name="T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text:span><text:soft-page-break/><text:span text:style-name="T5">a great effect. Those who doubt this can readily see that the sole aim of Harun Yahya's books is to overcome disbelief and to disseminate the Qur'an's moral values. The success and impact of this service are manifested in the readers' conviction. </text:span></text:p>
      <text:p text:style-name="P25"><text:span text:style-name="T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5"><text:span text:style-name="T5">In this effort, the books of Harun Yahya assume a leading role. By the will of Allah, these books will be a means through which people in the twentyfirst century will attain the peace, justice, and happiness promised in the Qur'an.</text:span></text:p>
      <text:p text:style-name="P14"/>
      <text:p text:style-name="P14"/>
      <text:p text:style-name="P23"/>
      <text:p text:style-name="P34"><text:span text:style-name="T12">TO THE READER</text:span></text:p>
      <text:p text:style-name="P20"/>
      <text:p text:style-name="P20"/>
      <text:p text:style-name="P25"><text:span text:style-name="T5">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5"><text:span text:style-name="T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25"><text:span text:style-name="T5">This and all the other books by the author can be read individually, or discussed in a group. Readers eager to profit from the books will find discussion very useful, letting them relate their reflections and experiences to one another. </text:span></text:p>
      <text:p text:style-name="P25"><text:span text:style-name="T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5"><text:span text:style-name="T5">We hope the reader will look through the reviews of his other books at the back of this book. His rich source material on faith-related issues is very useful, and a pleasure to read. </text:span></text:p>
      <text:p text:style-name="P25"><text:span text:style-name="T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14"/>
      <text:p text:style-name="P14"/>
      <text:p text:style-name="P14"/>
      <text:p text:style-name="P26"/>
      <text:p text:style-name="P32"><text:span text:style-name="T12">FOREWORD</text:span></text:p>
      <text:p text:style-name="P10"/>
      <text:p text:style-name="P12"/>
      <text:p text:style-name="P25"><text:span text:style-name="T3">I only created jinn and man to worship Me. <text:tab/><text:tab/></text:span></text:p>
      <text:p text:style-name="P25"><text:span text:style-name="T3">(Qur'an, 51:56)</text:span></text:p>
      <text:p text:style-name="P12"/>
      <text:p text:style-name="P25"><text:span text:style-name="T5">In the life of this world, Allah created man for a single purpose: to serve Him by living by His precepts. For those who wish to be a servant to Him, He sent down the Qur'an as a book of guidance:</text:span></text:p>
      <text:p text:style-name="P17"/>
      <text:p text:style-name="P25"><text:span text:style-name="T3">It (the Qur'an) is a Book We have sent down to you, full of blessing, so let people of intelligence ponder its Signs and take heed. (Qur'an, 38:29) </text:span></text:p>
      <text:p text:style-name="P12"/>
      <text:p text:style-name="P25"><text:span text:style-name="T5">The Qur'an is not a book that consists solely of lawful and unlawful deeds; it covers a wide range of subjects, including descriptions pertaining to moral perfection, various characteristics of human beings, all situations and circumstances that are likely to occur in this life, information related to the life of this world and the hereafter, fear of God, love for Him, the ways to attain the good pleasure of God, etc. In brief, the Qur'an is a book that consists of all the information that man may need throughout his life. It is the Book the Creator has sent to the created and it will remain as the sole guide for humanity until the Day of Judgement. </text:span></text:p>
      <text:p text:style-name="P25"><text:span text:style-name="T5">Those who are ignorant of the Qur'an and have prejudices regarding it assume that it only refers to the past and thus is irrelevant to our time. Contrary to the assumptions of these people, however, the Qur'an is not a book that only describes events that happened 1,400 years ago. It is a guide to humanity that informs man about events that happen in all ages, and about the Day of Judgment that puts an end to the life of this world. </text:span></text:p>
      <text:p text:style-name="P25"><text:span text:style-name="T5">A believer who becomes aware of the importance and indispensability of the Qur'an to his life must have a good knowledge of the Qur'an so that he can conduct his entire life in line with the principles of the Qur'an and thus serve God as is due. This book is prepared to strengthen the knowledge of the Qur'an for those who wish to get to know Allah, who are willing to meticulously perform their duties as servants of Allah, reorient their lives in line with the values of the Qur'an and make attaining the good pleasure, mercy and Paradise of Allah their main objective. </text:span></text:p>
      <text:p text:style-name="P14"/>
      <text:p text:style-name="P14"/>
      <text:p text:style-name="P26"/>
      <text:p text:style-name="P32"><text:span text:style-name="T12">ALLAH</text:span></text:p>
      <text:p text:style-name="P17"/>
      <text:p text:style-name="P25"><text:span text:style-name="T3">He is Allah–there is no god but Him.</text:span></text:p>
      <text:p text:style-name="P25"><text:span text:style-name="T3">He is the Knower of the Unseen and the Visible.</text:span></text:p>
      <text:p text:style-name="P25"><text:span text:style-name="T3">He is the All-Merciful, the Most Merciful.</text:span></text:p>
      <text:p text:style-name="P25"><text:span text:style-name="T3">He is Allah–there is no god but Him.</text:span></text:p>
      <text:p text:style-name="P25"><text:span text:style-name="T3">He is the King, the Most Pure, the Perfect Peace,</text:span></text:p>
      <text:p text:style-name="P25"><text:span text:style-name="T3">the Trustworthy, the Safeguarder, the Almighty,</text:span></text:p>
      <text:p text:style-name="P25"><text:span text:style-name="T3">the Compeller, the Supremely Great. Glory be to</text:span></text:p>
      <text:p text:style-name="P25"><text:span text:style-name="T3">Allah above all they associate with Him.</text:span></text:p>
      <text:p text:style-name="P25"><text:span text:style-name="T3">He is Allah–the Creator, the Maker, the Giver of Form.</text:span></text:p>
      <text:p text:style-name="P25"><text:span text:style-name="T3">To Him belong the Most Beautiful Names.</text:span></text:p>
      <text:p text:style-name="P25"><text:span text:style-name="T3">Everything in the heavens and earth glorifies Him.</text:span></text:p>
      <text:p text:style-name="P25"><text:span text:style-name="T3">He is the Almighty, the All-Wise.</text:span></text:p>
      <text:p text:style-name="P25"><text:span text:style-name="T3">(Qur'an, 59:22-24)</text:span></text:p>
      <text:p text:style-name="P21"/>
      <text:p text:style-name="P21"/>
      <text:p text:style-name="P8"><text:span text:style-name="T13">THERE IS NO GOD BUT HIM</text:span></text:p>
      <text:p text:style-name="P12"/>
      <text:p text:style-name="P25"><text:span text:style-name="T3">Your God is One God. There is no god but Him, the All-Merciful, the Most Merciful. (Qur'an, 2:163)<text:tab/></text:span></text:p>
      <text:p text:style-name="P12"/>
      <text:p text:style-name="P25"><text:span text:style-name="T3">Allah bears witness that there is no god but Him, as do the angels and the people of knowledge, upholding justice. There is no god but Him, the Almighty, the All-Wise. (Qur'an, 3:18)</text:span></text:p>
      <text:p text:style-name="P17"/>
      <text:p text:style-name="P25"><text:span text:style-name="T3">Allah says, 'Do not take two gods. He is only One God. So dread Me alone." (Qur'an, 16:51)</text:span></text:p>
      <text:p text:style-name="P17"/>
      <text:p text:style-name="P25"><text:span text:style-name="T3">Say: 'He is Allah, Absolute Oneness. (Qur'an, 112:1)</text:span></text:p>
      <text:p text:style-name="P17"/>
      <text:p text:style-name="P25"><text:span text:style-name="T3">He is Allah. There is no god but Him. Praise be to Him in this world and the hereafter. Judgement belongs to Him. You will be returned to Him. (Qur'an, 28:70)</text:span></text:p>
      <text:p text:style-name="P12"/>
      <text:p text:style-name="P12"/>
      <text:p text:style-name="P26"><text:span text:style-name="T13">THE HEARTS ARE UNDER HIS DOMINION </text:span></text:p>
      <text:p text:style-name="P12"/>
      <text:p text:style-name="P25"><text:span text:style-name="T3">Allah has sealed up their hearts and hearing and over their eyes is a blindfold. They will have a terrible punishment. (Qur'an, 2:7)</text:span></text:p>
      <text:p text:style-name="P17"/>
      <text:p text:style-name="P25"><text:soft-page-break/><text:span text:style-name="T3">Because of the fact that they broke their covenant, and rejected Allah's Signs, and killed the Prophets without any right to do so and said, 'Our hearts are uncircumcised,' Allah has stamped them with disbelief, so they do not believe except for very few. <text:tab/>(Qur'an, 4:155)</text:span></text:p>
      <text:p text:style-name="P17"/>
      <text:p text:style-name="P25"><text:span text:style-name="T3">Those are the people whose hearts, hearing and sight Allah has sealed up. They are the unaware. (Qur'an, 16:108)</text:span></text:p>
      <text:p text:style-name="P17"/>
      <text:p text:style-name="P25"><text:span text:style-name="T3">We have placed covers on their hearts, preventing them from understanding it, and heaviness in their ears. When you mention your Lord alone in the Qur'an, they turn their backs and run away. (Qur'an, 17:46)</text:span></text:p>
      <text:p text:style-name="P17"/>
      <text:p text:style-name="P25"><text:span text:style-name="T3">Or do they ask, 'Has he invented a lie about Allah?' If Allah willed, He could seal up your heart. By His Words Allah wipes out the false and confirms the truth. He knows what the heart contains. (Qur'an, 42:24)</text:span></text:p>
      <text:p text:style-name="P17"/>
      <text:p text:style-name="P25"><text:span text:style-name="T3">But you will not will unless Allah wills. Allah is All-Knowing, All-Wise. (Qur'an, 76:30)</text:span></text:p>
      <text:p text:style-name="P17"/>
      <text:p text:style-name="P25"><text:span text:style-name="T3">Have you seen him who takes his whims and desires to be his god – whom Allah has misguided knowingly, sealing up his hearing and his heart and placing a blindfold over his eyes? Who then will guide him after Allah? So will you not pay heed? (Qur'an, 45:23)</text:span></text:p>
      <text:p text:style-name="P12"/>
      <text:p text:style-name="P12"/>
      <text:p text:style-name="P26"><text:span text:style-name="T13">HE REGULATES ALL AFFAIRS </text:span></text:p>
      <text:p text:style-name="P12"/>
      <text:p text:style-name="P25"><text:span text:style-name="T3">Allah is He Who raised up the heavens without any support – you can see that – and then established Himself firmly on the Throne. He made the sun and moon subservient, each running for a specified term. He directs the whole affair. He makes the Signs clear so that hopefully you will be certain about the meeting with your Lord. (Qur'an, 13:2)</text:span></text:p>
      <text:p text:style-name="P17"/>
      <text:p text:style-name="P25"><text:span text:style-name="T3">He directs the whole affair from heaven to earth. Then it will again ascend to Him on a Day whose length is a thousand years by the way you measure. (Qur'an, 32:5)</text:span></text:p>
      <text:p text:style-name="P16"/>
      <text:p text:style-name="P12"/>
      <text:p text:style-name="P26"><text:span text:style-name="T13">IT IS HE WHO CREATED ALL THINGS </text:span></text:p>
      <text:p text:style-name="P17"/>
      <text:p text:style-name="P25"><text:span text:style-name="T3">He is the Originator of the heavens and the earth. How could He have a son when He has no wife? He created all things and He has knowledge of all things. (Qur'an, 6:101)</text:span></text:p>
      <text:p text:style-name="P17"/>
      <text:p text:style-name="P25"><text:span text:style-name="T3">We created you and then formed you and then We said to the angels, 'Prostrate before Adam,' and they prostrated – except for Diabolis. He was not among those who prostrated. (Qur'an, 7:11)</text:span></text:p>
      <text:p text:style-name="P25"><text:soft-page-break/><text:span text:style-name="T3">He to Whom the kingdom of the heavens and the earth belongs. He does not have a son and He has no partner in the Kingdom. He created everything and determined it most exactly. (Qur'an, 25:2)</text:span></text:p>
      <text:p text:style-name="P17"/>
      <text:p text:style-name="P25"><text:span text:style-name="T3">Do they not see that Allah, Who created the heavens and earth, has the power to create the like of them, and has appointed fixed terms for them of which there is no doubt? But the wrongdoers still spurn anything but disbelief. (Qur'an, 17:99)</text:span></text:p>
      <text:p text:style-name="P17"/>
      <text:p text:style-name="P25"><text:span text:style-name="T3">Whether you keep your words secret or say them out loud He knows what the heart contains. Does He Who created not then know? He is the All-Pervading, the All-Aware. (Qur'an, 67:13-14)</text:span></text:p>
      <text:p text:style-name="P17"/>
      <text:p text:style-name="P25"><text:span text:style-name="T3">Do those who do not believe not see that the heavens and the earth were sewn together and then We unstitched them and that We made from water every living thing? So will they not believe? (Qur'an, 21:30)</text:span></text:p>
      <text:p text:style-name="P17"/>
      <text:p text:style-name="P25"><text:span text:style-name="T3">When Allah created both you and what you do? (Qur'an, 37:96)</text:span></text:p>
      <text:p text:style-name="P16"/>
      <text:p text:style-name="P17"/>
      <text:p text:style-name="P26"><text:span text:style-name="T13">ALL MIGHT BELONGS TO HIM</text:span></text:p>
      <text:p text:style-name="P17"/>
      <text:p text:style-name="P25"><text:span text:style-name="T3">That was because their Messengers brought them the Clear Signs but they remained unbelievers. So Allah seized them. He is Most Strong, Severe in Retribution. (Qur'an, 40:22)</text:span></text:p>
      <text:p text:style-name="P17"/>
      <text:p text:style-name="P25"><text:span text:style-name="T3">Have they not travelled in the land and seen the final fate of those before them? They were far greater than them in strength. Allah cannot be withstood in any way, either in the heavens or on earth. He is All-Knowing, All-Powerful. (Qur'an, 35:44)</text:span></text:p>
      <text:p text:style-name="P17"/>
      <text:p text:style-name="P25"><text:span text:style-name="T3">'Ad were arrogant in the land, without any right, saying, 'Who has greater strength than us?' Did they not see that Allah, Who created them, had greater strength than them? But they renounced Our Signs. (Qur'an, 4:15)</text:span></text:p>
      <text:p text:style-name="P17"/>
      <text:p text:style-name="P25"><text:span text:style-name="T3">We sent Our Messengers with the Clear Signs and sent down the Book and the Balance with them so that mankind might establish justice. And We sent down iron in which there lies great force and which has many uses for mankind, so that Allah might know those who help Him and His Messengers in the Unseen. Allah is All-Strong, Almighty. (Qur'an, 57:25)</text:span></text:p>
      <text:p text:style-name="P17"/>
      <text:p text:style-name="P25"><text:span text:style-name="T3">Allah has written, 'I will be victorious, I and and My Messengers.'Allah is Most Strong, Almighty. (Qur'an, 58:21)</text:span></text:p>
      <text:p text:style-name="P17"/>
      <text:p text:style-name="P25"><text:span text:style-name="T3">Some people set up equals to Allah, loving them as they should love Allah. But those who believe have greater love for Allah. If only you could see those who do wrong at the time when they see the </text:span><text:soft-page-break/><text:span text:style-name="T3">punishment, and that truly all strength belongs to Allah, and that Allah is severe in punishment. (Qur'an, 2:165)</text:span></text:p>
      <text:p text:style-name="P17"/>
      <text:p text:style-name="P25"><text:span text:style-name="T3">Do not be grieved by what they say. All might belongs to Allah. He is the All-Hearing, the All-Knowing. (Qur'an, 10:65)</text:span></text:p>
      <text:p text:style-name="P16"/>
      <text:p text:style-name="P17"/>
      <text:p text:style-name="P26"><text:span text:style-name="T13">ALL THINGS ARE SUBSERVIENT TO HIM</text:span></text:p>
      <text:p text:style-name="P17"/>
      <text:p text:style-name="P25"><text:span text:style-name="T3">Is it other than the religion of Allah that you desire, when everything in the heavens and earth, willingly or unwillingly, submits to Him and to Him you will be returned? (Qur'an, 3:83)</text:span></text:p>
      <text:p text:style-name="P17"/>
      <text:p text:style-name="P25"><text:span text:style-name="T3">"I have put my trust in Allah, my Lord and your Lord. There is no creature He does not hold by the forelock. My Lord is on a Straight Path." (Qur'an, 11:56)</text:span></text:p>
      <text:p text:style-name="P17"/>
      <text:p text:style-name="P25"><text:span text:style-name="T3">We subjected the mountains to glorify with him in the evening and at sunrise. (Qur'an, 38:18)</text:span></text:p>
      <text:p text:style-name="P17"/>
      <text:p text:style-name="P25"><text:span text:style-name="T3">Those who respond to their Lord will receive the best. But as for those who do not respond to Him, even if they owned everything on the earth and the same again with it, they would offer it as a ransom. They will receive an evil Reckoning. Their shelter will be Hell. What an evil resting-place! (Qur'an, 13:18)<text:tab/></text:span></text:p>
      <text:p text:style-name="P25"><text:span text:style-name="T3">So that you might sit firmly on their backs and remember your Lord's blessing while you are seated on them, saying, 'Glory be to Him Who has subjected this to us. We could never have done it by ourselves. (Qur'an, 43:13)</text:span></text:p>
      <text:p text:style-name="P17"/>
      <text:p text:style-name="P25"><text:span text:style-name="T3">It is Allah Who has made the sea subservient to you so that the ships sail on it at His command, enabling you to seek His bounty, so that hopefully you will be thankful. (Qur'an, 45:12)</text:span></text:p>
      <text:p text:style-name="P16"/>
      <text:p text:style-name="P17"/>
      <text:p text:style-name="P25"><text:span text:style-name="T3">HE ENCOMPASSES ALL THINGS</text:span></text:p>
      <text:p text:style-name="P17"/>
      <text:p text:style-name="P25"><text:span text:style-name="T3">Both East and West belong to Allah, so wherever you turn, the Face of Allah is there. Allah is All-Encompassing, All-Knowing. (Qur'an, 2:115)</text:span></text:p>
      <text:p text:style-name="P17"/>
      <text:p text:style-name="P25"><text:span text:style-name="T3">What is in the heavens and in the earth belongs to Allah. Allah encompasses all things. (Qur'an, 4:126)</text:span></text:p>
      <text:p text:style-name="P17"/>
      <text:p text:style-name="P25"><text:span text:style-name="T3">They try to conceal themselves from people, but they cannot conceal themselves from Allah. He is with them when they spend the night saying things which are not pleasing to Him. Allah encompasses everything they do. (Qur'an, 4:108)</text:span></text:p>
      <text:p text:style-name="P25"><text:soft-page-break/><text:span text:style-name="T3">Your god is Allah alone, there is no god but Him. He encompasses all things in His knowledge. (Qur'an, 20:98)</text:span></text:p>
      <text:p text:style-name="P17"/>
      <text:p text:style-name="P25"><text:span text:style-name="T3">What! Are they in doubt about the meeting with their Lord? What! Does He not encompass all things? (Qur'an, 41:54)</text:span></text:p>
      <text:p text:style-name="P17"/>
      <text:p text:style-name="P25"><text:span text:style-name="T3">He (Shu'ayb) said, 'My people! Do you esteem my clan more than you do Allah? You have made Him into something to cast disdainfully behind your backs! But my Lord encompasses everything that you do! (Qur'an, 11:92)</text:span></text:p>
      <text:p text:style-name="P17"/>
      <text:p text:style-name="P25"><text:span text:style-name="T3">Our knowledge encompasses all that happened to him. (Qur'an, 18:91)</text:span></text:p>
      <text:p text:style-name="P17"/>
      <text:p text:style-name="P25"><text:span text:style-name="T3">When We said to you, 'Surely your Lord encompasses the people with His knowledge.' We only appointed the vision We showed you and the Accursed Tree in the Qur'an as a trial and temptation for the people. We frighten them, but it only increases them in their excessive insolence. (Qur'an, 17:60)</text:span></text:p>
      <text:p text:style-name="P17"/>
      <text:p text:style-name="P25"><text:span text:style-name="T3">It is Allah Who created the seven heavens and of the earth the same number, the Command descending down through all of them, so that you might know that Allah has power over all things and that Allah encompasses all things in His knowledge. (Qur'an, 65:12)</text:span></text:p>
      <text:p text:style-name="P16"/>
      <text:p text:style-name="P17"/>
      <text:p text:style-name="P25"><text:span text:style-name="T3">HE DETERMINES THE PRE-ORDAINED DECREE</text:span></text:p>
      <text:p text:style-name="P17"/>
      <text:p text:style-name="P25"><text:span text:style-name="T3">We have created all things in due proportion. (Qur'an, 54:49)</text:span></text:p>
      <text:p text:style-name="P17"/>
      <text:p text:style-name="P25"><text:span text:style-name="T3">Nothing occurs, either in the earth or in yourselves, without its being in a Book before We make it happen. That is something easy for Allah. (Qur'an, 57:22)</text:span></text:p>
      <text:p text:style-name="P16"/>
      <text:p text:style-name="P17"/>
      <text:p text:style-name="P25"><text:span text:style-name="T3">THE END RESULT OF ALL AFFAIRS IS WITH HIM</text:span></text:p>
      <text:p text:style-name="P17"/>
      <text:p text:style-name="P25"><text:span text:style-name="T3">Then they are returned to Allah, their Master, the Real. Jurisdiction belongs to Him alone and He is the Swiftest of Reckoners. <text:tab/>(Qur'an, 6:62)</text:span></text:p>
      <text:p text:style-name="P17"/>
      <text:p text:style-name="P25"><text:span text:style-name="T3">What are they waiting for but for Allah to come to them in the shadows of the clouds, together with the angels, in which case the matter will have been settled? All matters return to Allah. (Qur'an, 2:210)</text:span></text:p>
      <text:p text:style-name="P17"/>
      <text:p text:style-name="P25"><text:span text:style-name="T3">Everything in the heavens and everything in the earth belongs to Allah. All matters return to Allah. (Qur'an, 3:109)</text:span></text:p>
      <text:p text:style-name="P25"><text:soft-page-break/><text:span text:style-name="T3">Those who submit themselves completely to Allah and do good have grasped the Firmest Handhold. The end result of all affairs is with Allah. (Qur'an, 31:22)</text:span></text:p>
      <text:p text:style-name="P17"/>
      <text:p text:style-name="P25"><text:span text:style-name="T3">That Day the only resting place will be your Lord. (Qur'an, 75:12)</text:span></text:p>
      <text:p text:style-name="P17"/>
      <text:p text:style-name="P25"><text:span text:style-name="T3">The Unseen of the heavens and the earth belongs to Allah and the whole affair will be returned to Him. So worship Him and put your trust in Him. Your Lord is not unaware of what you do. (Qur'an, 11:123)</text:span></text:p>
      <text:p text:style-name="P16"/>
      <text:p text:style-name="P17"/>
      <text:p text:style-name="P25"><text:span text:style-name="T3">HE DOES WHAT HE WILLS</text:span></text:p>
      <text:p text:style-name="P17"/>
      <text:p text:style-name="P25"><text:span text:style-name="T3">(They are) remaining in it timelessly, for ever, as long as the heavens and earth endure, except as your Lord wills. Your Lord is the Doer of what He wills. (Qur'an, 11:107)</text:span></text:p>
      <text:p text:style-name="P17"/>
      <text:p text:style-name="P25"><text:span text:style-name="T3">Do you not see those who claim to be purified? No, Allah purifies whoever He wills. They will not be wronged by so much as the smallest speck. (Qur'an, 4:49)</text:span></text:p>
      <text:p text:style-name="P17"/>
      <text:p text:style-name="P25"><text:span text:style-name="T3">Allah will admit those who believe and do right actions into Gardens with rivers flowing under them. Allah does whatever He wishes. (Qur'an, 22:14)</text:span></text:p>
      <text:p text:style-name="P17"/>
      <text:p text:style-name="P25"><text:span text:style-name="T3">Your Lord knows you best. If He wills, He will have mercy on you, and, if He wills, He will punish you. We did not send you to be their guardian. (Qur'an, 17:54)</text:span></text:p>
      <text:p text:style-name="P17"/>
      <text:p text:style-name="P25"><text:span text:style-name="T3">To which anyone who wills may pay heed. But they will only pay heed if Allah wills. He is entitled to be feared and entitled to forgive. (Qur'an, 74:55-56)</text:span></text:p>
      <text:p text:style-name="P17"/>
      <text:p text:style-name="P25"><text:span text:style-name="T3">"My counsel will not benefit you, for all my desire to counsel you, if Allah desires to lead you into error. He is your Lord and you will return to Him." (Qur'an, 11:34)</text:span></text:p>
      <text:p text:style-name="P17"/>
      <text:p text:style-name="P25"><text:span text:style-name="T3">Do you not know that the kingdom of the heavens and earth belongs to Allah? He punishes whoever He wills and forgives whoever He wills. Allah has power over all things. (Qur'an, 5:40)</text:span></text:p>
      <text:p text:style-name="P17"/>
      <text:p text:style-name="P25"><text:span text:style-name="T3">Those who deny Our Signs are deaf and dumb in utter darkness. Allah misguides whoever He wills, and puts whoever He wills on a straight path. (Qur'an, 6:39)</text:span></text:p>
      <text:p text:style-name="P16"/>
      <text:p text:style-name="P17"/>
      <text:p text:style-name="P25"/>
      <text:p text:style-name="P33"><text:span text:style-name="T3">HE HAS POWER OVER ALL THINGS</text:span></text:p>
      <text:p text:style-name="P17"/>
      <text:p text:style-name="P25"><text:span text:style-name="T3">Why is it that when a calamity happens to you, when you have already inflicted twice as much, you say, 'How could this possibly happen?' Say, 'It has come from your own selves.' Allah has power over all things. (Qur'an, 3:165)</text:span></text:p>
      <text:p text:style-name="P17"/>
      <text:p text:style-name="P25"><text:span text:style-name="T3">The Unseen of the heavens and earth belongs to Allah. The matter of the Hour is only the blink of an eye away, or even nearer. Allah has power over all things. (Qur'an, 16:77)</text:span></text:p>
      <text:p text:style-name="P17"/>
      <text:p text:style-name="P25"><text:span text:style-name="T3">The lightning all but takes away their sight. Whenever they have light, they walk in it but whenever darkness covers them, they halt. If Allah wished, He could take away their hearing and their sight. Allah has power over all things. (Qur'an, 2:20)</text:span></text:p>
      <text:p text:style-name="P17"/>
      <text:p text:style-name="P25"><text:span text:style-name="T3">Each person faces a particular direction so race each other to the good. Wherever you are, Allah will bring you all together. Truly Allah has power over all things. (Qur'an, 2:148)</text:span></text:p>
      <text:p text:style-name="P17"/>
      <text:p text:style-name="P25"><text:span text:style-name="T3">Everything in the heavens and everything in the earth belongs to Allah. Whether you divulge what is in yourselves or keep it hidden, Allah will still call you to account for it. He forgives whoever He wills and He punishes whoever He wills. Allah has power over all things. (Qur'an, 2:284)</text:span></text:p>
      <text:p text:style-name="P17"/>
      <text:p text:style-name="P25"><text:span text:style-name="T3">Among His Signs is the creation of the heavens and earth and all the creatures He has spread about in them. And He has the power to gather them together whenever He wills. (Qur'an, 42:29)</text:span></text:p>
      <text:p text:style-name="P17"/>
      <text:p text:style-name="P25"><text:span text:style-name="T3">If all the trees on earth were pens and all the sea, with seven more seas besides, was ink Allah's words still would not run dry. Allah is Almighty, All-Wise. (Qur'an, 31:27)</text:span></text:p>
      <text:p text:style-name="P17"/>
      <text:p text:style-name="P25"><text:span text:style-name="T3">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Qur'an, 2:255)</text:span></text:p>
      <text:p text:style-name="P16"/>
      <text:p text:style-name="P17"/>
      <text:p text:style-name="P25"><text:span text:style-name="T3">HE HAS CREATED THE LIFE </text:span></text:p>
      <text:p text:style-name="P25"><text:span text:style-name="T3">OF THIS WORLD AS A TEST</text:span></text:p>
      <text:p text:style-name="P17"/>
      <text:p text:style-name="P25"><text:span text:style-name="T3">We created man from a mingled drop to test him, and We made him hearing and seeing. We guided him on the Way, whether he is thankful or unthankful. (Qur'an, 76:2-3)</text:span></text:p>
      <text:p text:style-name="P17"/>
      <text:p text:style-name="P25"><text:soft-page-break/><text:span text:style-name="T3">We made everything on the earth adornment for it so that We could test them to see whose actions are the best. (Qur'an, 18:7)</text:span></text:p>
      <text:p text:style-name="P17"/>
      <text:p text:style-name="P25"><text:span text:style-name="T3">Do people imagine that they will be left to say, 'We believe,' and will not be tested? We tested those before them so that Allah would know the truthful and would know the liars. (Qur'an, 29:2-3)</text:span></text:p>
      <text:p text:style-name="P17"/>
      <text:p text:style-name="P25"><text:span text:style-name="T3">We will test you until We know the true fighters among you and those who are steadfast and test what is reported of you. (Qur'an, 47:31)</text:span></text:p>
      <text:p text:style-name="P16"/>
      <text:p text:style-name="P17"/>
      <text:p text:style-name="P25"><text:span text:style-name="T3">HE CREATES BOTH EVIL AND GOOD</text:span></text:p>
      <text:p text:style-name="P17"/>
      <text:p text:style-name="P25"><text:span text:style-name="T3">If Allah afflicts you with harm, no one can remove it except Him. If He desires good for you, no one can avert His favour. He bestows it on whichever of His servants He wills. He is Ever-Forgiving, Most Merciful. (Qur'an, 10:107)</text:span></text:p>
      <text:p text:style-name="P17"/>
      <text:p text:style-name="P25"><text:span text:style-name="T3">No misfortune occurs except by Allah's permission.Whoever believes in Allah–He will guide his heart. Allah has knowledge of all things. (Qur'an, 64:11)</text:span></text:p>
      <text:p text:style-name="P17"/>
      <text:p text:style-name="P25"><text:span text:style-name="T3">Every self will taste death. We test you with both good and evil as a trial. And you will be returned to Us. (Qur'an, 21:35)</text:span></text:p>
      <text:p text:style-name="P17"/>
      <text:p text:style-name="P17"/>
      <text:p text:style-name="P25"><text:span text:style-name="T3">HE IS A WITNESS OF EVERYTHING</text:span></text:p>
      <text:p text:style-name="P17"/>
      <text:p text:style-name="P25"><text:span text:style-name="T3">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Qur'an, 10:61)</text:span></text:p>
      <text:p text:style-name="P17"/>
      <text:p text:style-name="P25"><text:span text:style-name="T3">Say: 'Allah is a sufficient witness between me and you. He is certainly aware of and sees His servants.' (Qur'an, 17:96)</text:span></text:p>
      <text:p text:style-name="P17"/>
      <text:p text:style-name="P25"><text:span text:style-name="T3">Those who do not believe say, 'You are not a Messenger.' Say: 'Allah is a sufficient witness between you and me, and anyone else who has knowledge of the Book.' (Qur'an, 13:43)</text:span></text:p>
      <text:p text:style-name="P17"/>
      <text:p text:style-name="P25"><text:span text:style-name="T3">We will show them Our Signs on the horizon and within themselves until it is clear to them that it is the truth. Is it not enough for your Lord that He is a witness of everything? (Qur'an, 41:53)</text:span></text:p>
      <text:p text:style-name="P16"/>
      <text:p text:style-name="P25"/>
      <text:p text:style-name="P33"><text:span text:style-name="T3">HE IS ALL-HEARING, ALL-SEEING</text:span></text:p>
      <text:p text:style-name="P17"/>
      <text:p text:style-name="P25"><text:span text:style-name="T3">Say: 'My Lord knows what is said in heaven and earth. He is the All-Hearing, the All-Knowing.' (Qur'an, 21:4)</text:span></text:p>
      <text:p text:style-name="P17"/>
      <text:p text:style-name="P25"><text:span text:style-name="T3">Fight in the Way of Allah. Know that Allah is All-Hearing, All-Knowing. (Qur'an, 2:244)</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7"/>
      <text:p text:style-name="P25"><text:span text:style-name="T3">Say: 'Allah knows best how long they stayed. The Unseen of the heavens and the earth belongs to Him. How perfectly He sees, how well He hears! They have no protector apart from Him. Nor does He share His rule with anyone." (Qur'an, 18:26)</text:span></text:p>
      <text:p text:style-name="P17"/>
      <text:p text:style-name="P25"><text:span text:style-name="T3">That is Allah, your Lord. There is no god but Him, the Creator of everything. So worship Him. He is responsible for everything. Eyesight cannot perceive Him but He perceives eyesight. He is the All-Penetrating, the All-Aware. (Qur'an, 6:102-103)</text:span></text:p>
      <text:p text:style-name="P17"/>
      <text:p text:style-name="P25"><text:span text:style-name="T3">Say: 'Do you worship, besides Allah, something which has no power to harm or help you when Allah is the All-Hearing, the All-Knowing?' (Qur'an, 5:76)</text:span></text:p>
      <text:p text:style-name="P16"/>
      <text:p text:style-name="P17"/>
      <text:p text:style-name="P25"><text:span text:style-name="T3">HE IS THE PRESERVER OF ALL THINGS </text:span></text:p>
      <text:p text:style-name="P17"/>
      <text:p text:style-name="P25"><text:span text:style-name="T3">Those who join forces for good will receive a reward for it. Those who join forces for evil will be answerable for it. Allah oversees all things. (Qur'an, 4:85)</text:span></text:p>
      <text:p text:style-name="P17"/>
      <text:p text:style-name="P25"><text:span text:style-name="T3">He (Ya'qub) said, 'How will my trusting him to your care be different from entrusting his brother before? The Best of Guardians, however, is Allah. He is the Most Merciful of the merciful.' (Qur'an, 12:64)</text:span></text:p>
      <text:p text:style-name="P17"/>
      <text:p text:style-name="P25"><text:span text:style-name="T3">He (his son) said, 'I will take refuge on a mountain; It will protect me from the flood.' He said, 'There is no protection from Allah's command today except for those He has mercy on.' The waves surged in between them and he was among the drowned. (Qur'an, 11:43)</text:span></text:p>
      <text:p text:style-name="P17"/>
      <text:p text:style-name="P25"><text:span text:style-name="T3">He had no authority over them except to enable Us to know those who believe in the hereafter from those who are in doubt about it. Your Lord is the Preserver of all things. (Qur'an, 34:21)</text:span></text:p>
      <text:p text:style-name="P16"/>
      <text:p text:style-name="P25"/>
      <text:p text:style-name="P33"><text:span text:style-name="T3">HE IS INFORMED OF ALL THINGS</text:span></text:p>
      <text:p text:style-name="P17"/>
      <text:p text:style-name="P25"><text:span text:style-name="T3">Remember Allah's blessing to you and the covenant He made with you when you said, 'We hear and we obey.' Have fear of Allah. Allah knows what the heart contains. (Qur'an, 5:7)</text:span></text:p>
      <text:p text:style-name="P17"/>
      <text:p text:style-name="P25"><text:span text:style-name="T3">He knows everything in the heavens and earth. He knows what you keep secret and what you divulge. Allah knows what the heart contains. (Qur'an, 64:4)</text:span></text:p>
      <text:p text:style-name="P17"/>
      <text:p text:style-name="P25"><text:span text:style-name="T3">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Qur'an, 10:61)</text:span></text:p>
      <text:p text:style-name="P17"/>
      <text:p text:style-name="P25"><text:span text:style-name="T3">The Messenger is only responsible for transmission. Allah knows what you divulge and what you hide. (Qur'an, 5:99)</text:span></text:p>
      <text:p text:style-name="P17"/>
      <text:p text:style-name="P25"><text:span text:style-name="T3">"Our Lord! You know what we keep hidden and what we divulge. Nothing is hidden from Allah either on the earth or in heaven." (Qur'an, 14:38)</text:span></text:p>
      <text:p text:style-name="P17"/>
      <text:p text:style-name="P25"><text:span text:style-name="T3">"He knows what is said openly and He knows what you hide." (Qur'an, 21:110)</text:span></text:p>
      <text:p text:style-name="P17"/>
      <text:p text:style-name="P25"><text:span text:style-name="T3">Alif Lam Ra. A Book whose verses are perfectly constructed, and then demarcated, coming directly from One Who is All-Wise, All-Aware. (Qur'an, 11:1)</text:span></text:p>
      <text:p text:style-name="P17"/>
      <text:p text:style-name="P25"><text:span text:style-name="T3">See how they wrap themselves round trying to conceal their feelings from Him! No, indeed! When they wrap their garments round themselves, He knows what they keep secret and what they make public. He knows what their hearts contain. (Qur'an, 11:5)</text:span></text:p>
      <text:p text:style-name="P17"/>
      <text:p text:style-name="P25"><text:span text:style-name="T3">Though you speak out loud, He knows your secrets and what is even more concealed. (Qur'an, 20:7)</text:span></text:p>
      <text:p text:style-name="P17"/>
      <text:p text:style-name="P25"><text:span text:style-name="T3">Do you not see that Allah knows what is in the heavens and on the earth? Three men cannot confer together secretly without Him being the fourth of them, or five without Him being the sixth of them, or fewer than that or more without Him being with them wherever they are. Then He will inform them on the Day of Rising of what they did. Allah has knowledge of all things. (Qur'an, 58:7)</text:span></text:p>
      <text:p text:style-name="P16"/>
      <text:p text:style-name="P17"/>
      <text:p text:style-name="P25"><text:span text:style-name="T3">HE IS THE ORIGINATOR OF EVERYTHING</text:span></text:p>
      <text:p text:style-name="P17"/>
      <text:p text:style-name="P25"><text:soft-page-break/><text:span text:style-name="T3">He is the Originator of the heavens and the earth. How could He have a son when He has no wife? He created all things and He has knowledge of all things. (Qur'an, 6:101)</text:span></text:p>
      <text:p text:style-name="P25"><text:span text:style-name="T3">HE IS THE KNOWER OF THE UNSEEN </text:span></text:p>
      <text:p text:style-name="P17"/>
      <text:p text:style-name="P25"><text:span text:style-name="T3">The keys of the Unseen are in His possession. No one knows them but Him. He knows everything in the land and sea. No leaf falls without His knowing it. There is no seed in the darkness of the earth, and nothing moist or dry which is not in a Clear Book. (Qur'an, 6:59)</text:span></text:p>
      <text:p text:style-name="P17"/>
      <text:p text:style-name="P25"><text:span text:style-name="T3">Say: 'No one in the heavens and the earth knows the Unseen except Allah.' They are not aware of when they will be raised. (Qur'an, 27:65)</text:span></text:p>
      <text:p text:style-name="P17"/>
      <text:p text:style-name="P25"><text:span text:style-name="T3">They will ask you about the Hour: when is it due? Say: 'Knowledge of it rests with my Lord alone. He alone will reveal it at its proper time. It hangs heavy in the heavens and the earth. It will not come upon you except suddenly.' They will ask you as if you had full knowledge of it. Say: 'Knowledge of it rests with Allah alone. But most people do not know that.' (Qur'an, 7:187)</text:span></text:p>
      <text:p text:style-name="P17"/>
      <text:p text:style-name="P25"><text:span text:style-name="T3">Truly Allah has knowledge of the Hour and sends down abundant rain and knows what is in the womb. And no self knows what it will earn tomorrow and no self knows in what land it will die. Allah is All-Knowing, All-Aware. (Qur'an, 31:34)</text:span></text:p>
      <text:p text:style-name="P17"/>
      <text:p text:style-name="P25"><text:span text:style-name="T3">And when Allah says, ''Isa son of Maryam! Did you say to people, "Take me and my mother as gods besides Allah?"' he will say, 'Glory be to You! It is not for me to say what I have no right to say! If I had said it, then You would have known it. You know what is in my self but I do not know what is in Your Self. You are the Knower of all unseen things. (Qur'an, 5:116)</text:span></text:p>
      <text:p text:style-name="P16"/>
      <text:p text:style-name="P17"/>
      <text:p text:style-name="P25"><text:span text:style-name="T3">HE CREATES OUT OF NOTHING </text:span></text:p>
      <text:p text:style-name="P17"/>
      <text:p text:style-name="P25"><text:span text:style-name="T3">Our Word to a thing when We desire it is just to say to it 'Be!' and it is. (Qur'an, 16:40)</text:span></text:p>
      <text:p text:style-name="P17"/>
      <text:p text:style-name="P25"><text:span text:style-name="T3">'Zakariyya! We give you the good news of a boy named Yahya, a name we have given to no one else before.' He said, 'My Lord! How can I have a boy when my wife is barren and I have reached advanced old age?' He said, 'It will be so! Your Lord says, "That is easy for me to do. I created you before, when you were not anything.' (Qur'an, 19:7-9)</text:span></text:p>
      <text:p text:style-name="P17"/>
      <text:p text:style-name="P25"><text:span text:style-name="T3">It is He Who created the heavens and the earth with truth. The day He says 'Be!' it is. His speech is Truth. The Kingdom will be His on the Day the Trumpet is blown, the Knower of the Unseen and the Visible. He is the All-Wise, the All-Aware. (Qur'an, 6:73)</text:span></text:p>
      <text:p text:style-name="P17"/>
      <text:p text:style-name="P25"><text:soft-page-break/><text:span text:style-name="T3">The Originator of the heavens and earth. When He decides on something, He just says to it, 'Be!' and it is. (Qur'an, 2:117)</text:span></text:p>
      <text:p text:style-name="P16"/>
      <text:p text:style-name="P25"><text:span text:style-name="T3">HE IS BEYOND NEED</text:span></text:p>
      <text:p text:style-name="P17"/>
      <text:p text:style-name="P25"><text:span text:style-name="T3">Whoever strives does it entirely for himself. Allah is Rich Beyond Need of any being. (Qur'an, 29:6)</text:span></text:p>
      <text:p text:style-name="P17"/>
      <text:p text:style-name="P25"><text:span text:style-name="T3">He Who possessed knowledge of the Book said, 'I will bring it to you before your glance returns to you.' And when he (Sulayman) saw it standing firmly in his presence, he said, 'This is part of my Lord's favour to test me to see if I will give thanks or show ingratitude. Whoever gives thanks only does so to his own gain. Whoever is ungrateful, my Lord is Rich Beyond Need, Generous.' (Qur'an, 27:40)</text:span></text:p>
      <text:p text:style-name="P17"/>
      <text:p text:style-name="P25"><text:span text:style-name="T3">Mankind! you are the poor in need of Allah whereas Allah is the Rich Beyond Need, the Praiseworthy. (Qur'an, 35:15)</text:span></text:p>
      <text:p text:style-name="P17"/>
      <text:p text:style-name="P25"><text:span text:style-name="T3">Musa said, 'If you were to be ungrateful, you and everyone on the earth, Allah is Rich Beyond Need, Praiseworthy.' (Qur'an, 14:8)</text:span></text:p>
      <text:p text:style-name="P17"/>
      <text:p text:style-name="P25"><text:span text:style-name="T3">Correct and courteous words accompanied by forgiveness are better than charity followed by insulting words. Allah is Rich Beyond Need, All-Forbearing. (Qur'an, 2:263)</text:span></text:p>
      <text:p text:style-name="P17"/>
      <text:p text:style-name="P25"><text:span text:style-name="T3">Here you are then: people who are called upon to spend in the Way of Allah and then some of you are tight-fisted! But whoever is tight-fisted is only tight-fisted to himself. Allah is Rich and you are poor. If you turn away, He will replace you with a people other than yourselves and they will not be like you. (Qur'an, 47:38)</text:span></text:p>
      <text:p text:style-name="P16"/>
      <text:p text:style-name="P17"/>
      <text:p text:style-name="P25"><text:span text:style-name="T3">HE IS THE ONE ON WHOM ALL DEPEND</text:span></text:p>
      <text:p text:style-name="P17"/>
      <text:p text:style-name="P25"><text:span text:style-name="T3">Allah, the Everlasting Sustainer of all. (Qur'an, 112:2)</text:span></text:p>
      <text:p text:style-name="P17"/>
      <text:p text:style-name="P25"><text:span text:style-name="T3">Mankind! you are the poor in need of Allah whereas Allah is the Rich Beyond Need, the Praiseworthy. (Qur'an, 35:15)</text:span></text:p>
      <text:p text:style-name="P17"/>
      <text:p text:style-name="P17"/>
      <text:p text:style-name="P25"><text:span text:style-name="T3">HE IS EXALTED ABOVE ANY DEFECT</text:span></text:p>
      <text:p text:style-name="P17"/>
      <text:p text:style-name="P25"><text:span text:style-name="T3">Have they not travelled in the land and seen the final fate of those before them? They were far greater than them in strength. Allah cannot be withstood in any way, either in the heavens or on earth. He is All-Knowing, All-Powerful. (Qur'an, 35:44)</text:span></text:p>
      <text:p text:style-name="P17"><text:soft-page-break/></text:p>
      <text:p text:style-name="P25"><text:span text:style-name="T3">And say: 'Praise be to Allah Who has had no son and Who has no partner in His Kingdom and Who needs no one to protect Him from abasement.' And proclaim His Greatness repeatedly! (Qur'an, 17:111)</text:span></text:p>
      <text:p text:style-name="P17"/>
      <text:p text:style-name="P25"><text:span text:style-name="T3">Allah is He Who created you, then provides for you, then will cause you to die and then bring you back to life. Can any of your partner-gods do any of that? Glory be to Him and may He be exalted above anything they associate with Him! (Qur'an, 30:40)</text:span></text:p>
      <text:p text:style-name="P17"/>
      <text:p text:style-name="P25"><text:span text:style-name="T3">Do they not see that Allah-He Who created the heavens and the earth and was not wearied by creating them--has the power to bring the dead to life? Yes indeed! He has power over all things. (Qur'an, 46:33)</text:span></text:p>
      <text:p text:style-name="P17"/>
      <text:p text:style-name="P25"><text:span text:style-name="T3">We created the heavens and the earth, and everything between them, in six days and We were not affected by fatigue. (Qur'an, 50:38)</text:span></text:p>
      <text:p text:style-name="P16"/>
      <text:p text:style-name="P17"/>
      <text:p text:style-name="P25"><text:span text:style-name="T3">HE HAS NOT GIVEN BIRTH </text:span></text:p>
      <text:p text:style-name="P25"><text:span text:style-name="T3">AND WAS NOT BORN</text:span></text:p>
      <text:p text:style-name="P17"/>
      <text:p text:style-name="P25"><text:span text:style-name="T3">He has not given birth and was not born. (Qur'an, 112:3)</text:span></text:p>
      <text:p text:style-name="P17"/>
      <text:p text:style-name="P25"><text:span text:style-name="T3">They say, 'Allah has a son.' Glory be to Him! He is the Rich Beyond Need. Everything in the heavens and everything on the earth belongs to Him. Have you authority to say this or are you saying about Allah what you do not know? (Qur'an, 10:68)</text:span></text:p>
      <text:p text:style-name="P17"/>
      <text:p text:style-name="P25"><text:span text:style-name="T3">It is not fitting for Allah to have a son. Glory be to Him! When He decides on something, He just says to it, 'Be!' and it is. (Qur'an, 19:35)</text:span></text:p>
      <text:p text:style-name="P17"/>
      <text:p text:style-name="P17"/>
      <text:p text:style-name="P25"><text:span text:style-name="T3">HE IS THE SOLE SOVEREIGN </text:span></text:p>
      <text:p text:style-name="P25"><text:span text:style-name="T3">OF THE KINGDOM OF THE HEAVENS </text:span></text:p>
      <text:p text:style-name="P25"><text:span text:style-name="T3">AND THE EARTH</text:span></text:p>
      <text:p text:style-name="P17"/>
      <text:p text:style-name="P25"><text:span text:style-name="T3">Do you not know that Allah is He to Whom the kingdom of the heavens and the earth belongs and that, besides Allah, you have no protector and no helper? (Qur'an, 2:107)</text:span></text:p>
      <text:p text:style-name="P17"/>
      <text:p text:style-name="P25"><text:span text:style-name="T3">The kingdom of the heavens and the earth and everything in them belongs to Allah. He has power over all things. (Qur'an, 5:120)</text:span></text:p>
      <text:p text:style-name="P25"><text:soft-page-break/><text:span text:style-name="T3">Yes, indeed! Everyone in the heavens and everyone on the earth belongs to Allah. Those who call on something other than Allah are not really following their partner-gods. They are only following conjecture. They are only guessing. (Qur'an, 10:66)</text:span></text:p>
      <text:p text:style-name="P17"/>
      <text:p text:style-name="P25"><text:span text:style-name="T3">He is Lord of the heavens and the earth and everything in between them, so worship Him and persevere in His worship. Do you know of any other with His Name? (Qur'an, 19:65)</text:span></text:p>
      <text:p text:style-name="P17"/>
      <text:p text:style-name="P25"><text:span text:style-name="T3">Allah is He to Whom everything in the heavens and everything in the earth belongs. Woe to the unbelievers because of a terrible punishment. (Qur'an, 14:2)</text:span></text:p>
      <text:p text:style-name="P17"/>
      <text:p text:style-name="P25"><text:span text:style-name="T3">There is nothing that does not have its stores with Us and We only send it down in a known measure. (Qur'an, 15:21)</text:span></text:p>
      <text:p text:style-name="P17"/>
      <text:p text:style-name="P25"><text:span text:style-name="T3">Everything in the heavens and everything on the earth and everything in between them and everything under the ground belongs to Him. (Qur'an, 20:6)</text:span></text:p>
      <text:p text:style-name="P17"/>
      <text:p text:style-name="P25"><text:span text:style-name="T3">Lord of the heavens and the earth and everything between them; Lord of the Easts. (Qur'an, 37:5)</text:span></text:p>
      <text:p text:style-name="P17"/>
      <text:p text:style-name="P25"><text:span text:style-name="T3">The Keys of the heavens and earth belong to Him. He expands the provision of anyone He wills or restricts it. He has knowledge of all things. (Qur'an, 42:12)</text:span></text:p>
      <text:p text:style-name="P16"/>
      <text:p text:style-name="P17"/>
      <text:p text:style-name="P25"><text:span text:style-name="T3">HE IS THE INHERITOR OF ALL THINGS </text:span></text:p>
      <text:p text:style-name="P17"/>
      <text:p text:style-name="P25"><text:span text:style-name="T3">How many cities We have destroyed which lived in insolent ingratitude! There are their houses, never again inhabited after them, except a little. It was We Who were their Heir. (Qur'an, 28:58)</text:span></text:p>
      <text:p text:style-name="P17"/>
      <text:p text:style-name="P25"><text:span text:style-name="T3">It is We Who give life and cause to die and We are the Inheritor. (Qur'an, 15:23)</text:span></text:p>
      <text:p text:style-name="P17"/>
      <text:p text:style-name="P25"><text:span text:style-name="T3">It is We Who will inherit the earth and all those on it. They will be returned to Us. (Qur'an, 19:40) </text:span></text:p>
      <text:p text:style-name="P16"/>
      <text:p text:style-name="P17"/>
      <text:p text:style-name="P25"><text:span text:style-name="T3">HE HAS APPOINTED A MEASURE </text:span></text:p>
      <text:p text:style-name="P25"><text:span text:style-name="T3">FOR ALL THINGS </text:span></text:p>
      <text:p text:style-name="P17"/>
      <text:p text:style-name="P25"><text:span text:style-name="T3">Allah knows what every female bears and every shrinking of the womb and every swelling. Everything has its measure with Him, (Qur'an, 13:8)</text:span></text:p>
      <text:p text:style-name="P17"/>
      <text:p text:style-name="P25"><text:span text:style-name="T3">He has counted them and numbered them precisely. (Qur'an, 19:94)</text:span></text:p>
      <text:p text:style-name="P17"/>
      <text:p text:style-name="P25"><text:soft-page-break/><text:span text:style-name="T3">We have recorded all things in writing. (Qur'an, 78:29)</text:span></text:p>
      <text:p text:style-name="P17"/>
      <text:p text:style-name="P25"><text:span text:style-name="T3">It is Allah Who has sent down the Book with truth and with the Just Balance. What will make you realise? Perhaps the Hour is close. (Qur'an, 42:17)</text:span></text:p>
      <text:p text:style-name="P17"/>
      <text:p text:style-name="P25"><text:span text:style-name="T3">So that He may know that they have indeed transmitted the Messages of their Lord. He encompasses what is in their hands and has counted the exact number of everything. (Qur'an, 72:28) </text:span></text:p>
      <text:p text:style-name="P17"/>
      <text:p text:style-name="P25"><text:span text:style-name="T3">He erected heaven and established the balance. (Qur'an, 55:7)</text:span></text:p>
      <text:p text:style-name="P17"/>
      <text:p text:style-name="P25"><text:span text:style-name="T3">And provide for him from where he does not expect. Whoever puts his trust in Allah – He will be enough for him.Allah always achieves His aim. Allah has appointed a measure for all things. (Qur'an, 65:3)</text:span></text:p>
      <text:p text:style-name="P17"/>
      <text:p text:style-name="P25"><text:span text:style-name="T3">Were Allah to expand the provision of His servants, they would act as tyrants on the earth. But He sends down whatever He wills in a measured way. He is aware of and He sees His servants. (Qur'an, 42:27)</text:span></text:p>
      <text:p text:style-name="P16"/>
      <text:p text:style-name="P17"/>
      <text:p text:style-name="P25"><text:span text:style-name="T3">HE IS THE ALL-HIGH, THE MOST GREAT</text:span></text:p>
      <text:p text:style-name="P17"/>
      <text:p text:style-name="P25"><text:span text:style-name="T3">Intercession with Him will be of no benefit except from someone who has His permission. So that when the terror has left their hearts they will say, 'What did your Lord say?' They will say, 'The truth. He is the All-High, the Most Great.' (Qur'an, 34:23)</text:span></text:p>
      <text:p text:style-name="P17"/>
      <text:p text:style-name="P25"><text:span text:style-name="T3">Everything in the heavens and everything in the earth belongs to Him.He is the Most High, the Magnificent. The heavens are all but rent asunder from above when the angels glorify their Lord with praise and ask forgiveness for those who are on the earth. Allah is the Ever-Forgiving, the Most Merciful. (Qur'an, 42:4-5)</text:span></text:p>
      <text:p text:style-name="P16"/>
      <text:p text:style-name="P17"/>
      <text:p text:style-name="P25"><text:span text:style-name="T3">HE IS THE EVER-LIVING </text:span></text:p>
      <text:p text:style-name="P17"/>
      <text:p text:style-name="P25"><text:span text:style-name="T3">Put your trust in the Living who does not die and glorify Him with praise. He is well aware of the wrong actions of His servants. (Qur'an, 25:58)</text:span></text:p>
      <text:p text:style-name="P17"/>
      <text:p text:style-name="P25"><text:span text:style-name="T3">Allah, there is no god but Him, the Living, the Self-Sustaining. He is not subject to drowsiness or sleep. Everything in the heavens and the earth belongs to Him. Who can intercede with Him except by His permission? He knows what is before them and what is behind them but they cannot grasp any of His </text:span><text:soft-page-break/><text:span text:style-name="T3">knowledge save what He wills. His Footstool encompasses the heavens and the earth and their preservation does not tire Him. He is the Most High, the Magnificent. (Qur'an, 2:255)</text:span></text:p>
      <text:p text:style-name="P25"><text:span text:style-name="T3">He is the Living -there is no god but Him- so call on Him, making your religion sincerely His. Praise be to Allah, the Lord of all the worlds. (Qur'an, 40:65)</text:span></text:p>
      <text:p text:style-name="P17"/>
      <text:p text:style-name="P17"/>
      <text:p text:style-name="P25"><text:span text:style-name="T3">HE DOES NOT MISPLACE, </text:span></text:p>
      <text:p text:style-name="P25"><text:span text:style-name="T3">NOR DOES HE FORGET</text:span></text:p>
      <text:p text:style-name="P17"/>
      <text:p text:style-name="P25"><text:span text:style-name="T3">We (messengers) only descend at your Lord's command. Everything in front of us, and everything behind us, and everything in between belongs to Him. Your Lord does not forget. (Qur'an, 19:64)</text:span></text:p>
      <text:p text:style-name="P17"/>
      <text:p text:style-name="P25"><text:span text:style-name="T3">He said, 'Knowledge of them is with my Lord in a Book. My Lord does not misplace nor does He forget.' (Qur'an, 20:52)</text:span></text:p>
      <text:p text:style-name="P17"/>
      <text:p text:style-name="P25"><text:span text:style-name="T3">Everything they did is in the Books. Everything is recorded, big or small. (Qur'an, 54:52-53)</text:span></text:p>
      <text:p text:style-name="P17"/>
      <text:p text:style-name="P17"/>
      <text:p text:style-name="P25"><text:span text:style-name="T3">ALL THINGS PROSTRATE </text:span></text:p>
      <text:p text:style-name="P25"><text:span text:style-name="T3">THEMSELVES BEFORE HIM</text:span></text:p>
      <text:p text:style-name="P17"/>
      <text:p text:style-name="P25"><text:span text:style-name="T3">Do they not see the things Allah has created, casting their shadows to the right and to the left, prostrating themselves before Allah in complete humility? Everything in the heavens and every creature on the earth prostrates to Allah, as do the angels. They are not puffed up with pride. (Qur'an, 16:48-49)</text:span></text:p>
      <text:p text:style-name="P17"/>
      <text:p text:style-name="P25"><text:span text:style-name="T3">Prostrate to Him during the night and glorify Him throughout the long night. (Qur'an, 76:26)</text:span></text:p>
      <text:p text:style-name="P17"/>
      <text:p text:style-name="P25"><text:span text:style-name="T3">Do you not see that everyone in the heavens and everyone on the earth prostrates to Allah, and the sun and moon and stars and the mountains, trees and beasts and many of mankind? But many of them inevitably merit punishment. Those Allah humiliates will have no one to honour them. Allah does whatever He wills. (Qur'an, 22:18)</text:span></text:p>
      <text:p text:style-name="P16"/>
      <text:p text:style-name="P17"/>
      <text:p text:style-name="P25"><text:span text:style-name="T3">HE IS THE GLORIFIED ONE</text:span></text:p>
      <text:p text:style-name="P17"/>
      <text:p text:style-name="P25"><text:span text:style-name="T3">The thunder glorifies His praise, as do the angels, out of fear of Him. He discharges the thunderbolts, striking with them anyone He wills. Yet still they argue about Allah when He is inexorable in His power! (Qur'an, 13:13)</text:span></text:p>
      <text:p text:style-name="P17"/>
      <text:p text:style-name="P25"><text:soft-page-break/><text:span text:style-name="T3">The seven heavens and the earth and everyone in them glorify Him. There is nothing which does not glorify Him with praise but you do not understand their glorification. He is All-Forbearing, Ever-Forgiving. (Qur'an, 17:44)</text:span></text:p>
      <text:p text:style-name="P25"><text:span text:style-name="T3">Everyone in the heavens and the earth belongs to Him. Those in His presence do not consider themselves too great to worship Him and do not grow tired of it. They glorify Him by night and day, without ever flagging. (Qur'an, 21:19-20)</text:span></text:p>
      <text:p text:style-name="P17"/>
      <text:p text:style-name="P25"><text:span text:style-name="T3">Do you not see that everyone in the heavens and earth glorifies Allah, as do the birds with their outspread wings? Each one knows its prayer and glorification. Allah knows what they do. (Qur'an, 24:41) </text:span></text:p>
      <text:p text:style-name="P17"/>
      <text:p text:style-name="P25"><text:span text:style-name="T3">We subjected the mountains to glorify with him in the evening and at sunrise. And also the birds, flocking together, all of them turned to Him. (Qur'an, 38:18-19)</text:span></text:p>
      <text:p text:style-name="P17"/>
      <text:p text:style-name="P25"><text:span text:style-name="T3">Everything in the heavens and the earth glorifies Allah. He is the Almighty, the All-Wise. (Qur'an, 57:1)</text:span></text:p>
      <text:p text:style-name="P16"/>
      <text:p text:style-name="P17"/>
      <text:p text:style-name="P25"><text:span text:style-name="T3">HE IS THE PRAISED ONE </text:span></text:p>
      <text:p text:style-name="P17"/>
      <text:p text:style-name="P25"><text:span text:style-name="T3">Praise be to Allah, to Whom everything in the heavens and everything in the earth belongs, and praise be to Him in the hereafter. He is the All-Wise, the All-Aware. (Qur'an, 34:1)</text:span></text:p>
      <text:p text:style-name="P17"/>
      <text:p text:style-name="P25"><text:span text:style-name="T3">You will see the angels circling round the Throne, glorifying their Lord with praise. It will be decided between them with truth. And it will be said: 'Praise be to Allah, the Lord of all the worlds.' (Qur'an, 39:75)</text:span></text:p>
      <text:p text:style-name="P17"/>
      <text:p text:style-name="P25"><text:span text:style-name="T3">Praise belongs to Allah Who created the heavens and the earth and appointed darkness and light. Then those who do not believe make others equal to their Lord! (Qur'an, 6:1)</text:span></text:p>
      <text:p text:style-name="P16"/>
      <text:p text:style-name="P17"/>
      <text:p text:style-name="P25"><text:span text:style-name="T3">HE IS THE ONE WORTHY OF PRAISE</text:span></text:p>
      <text:p text:style-name="P17"/>
      <text:p text:style-name="P25"><text:span text:style-name="T3">Everything in the heavens and everything in the earth belongs to Him. Allah is the Rich Beyond Need, the Praiseworthy. (Qur'an, 22:64)</text:span></text:p>
      <text:p text:style-name="P17"/>
      <text:p text:style-name="P25"><text:span text:style-name="T3">Those who have been given knowledge see that what has been sent down to you from your Lord is the truth and that it guides to the Path of the Almighty, the Praiseworthy. (Qur'an, 34:6)</text:span></text:p>
      <text:p text:style-name="P16"/>
      <text:p text:style-name="P17"/>
      <text:p text:style-name="P25"/>
      <text:p text:style-name="P33"><text:span text:style-name="T3">HE IS THE LORD OF POWER AND STRENGTH </text:span></text:p>
      <text:p text:style-name="P17"/>
      <text:p text:style-name="P25"><text:span text:style-name="T3">If anyone wants power, all power belongs to Allah. All good words rise to Him and He raises up all virtuous deeds. But people who plot evil deeds will suffer a harsh punishment. The plotting of such people is profitless. (Qur'an, 35:10)</text:span></text:p>
      <text:p text:style-name="P17"/>
      <text:p text:style-name="P25"><text:span text:style-name="T3">Do those who take the unbelievers as protectors, rather than the believers, hope to find power and strength with them? Power and strength belong entirely to Allah. (Qur'an, 4:139)</text:span></text:p>
      <text:p text:style-name="P17"/>
      <text:p text:style-name="P25"><text:span text:style-name="T3">They say, 'If we return to Madina, the mightier will drive out the inferior.'But all might belongs to Allah and to His Messenger and the believers. But the hypocrites do not know this. (Qur'an, 63:8)</text:span></text:p>
      <text:p text:style-name="P16"/>
      <text:p text:style-name="P17"/>
      <text:p text:style-name="P25"><text:span text:style-name="T3">HE IS EVERLASTING</text:span></text:p>
      <text:p text:style-name="P17"/>
      <text:p text:style-name="P25"><text:span text:style-name="T3">Everyone on it will pass away; but the Face of your Lord will remain, Master of Majesty and Generosity. (Qur'an, 55:26-27)</text:span></text:p>
      <text:p text:style-name="P16"/>
      <text:p text:style-name="P17"/>
      <text:p text:style-name="P25"><text:span text:style-name="T3">HE IS EVER-CONQUERING,</text:span></text:p>
      <text:p text:style-name="P25"><text:span text:style-name="T3">THE ALMIGHTY</text:span></text:p>
      <text:p text:style-name="P17"/>
      <text:p text:style-name="P25"><text:span text:style-name="T3">Allah sent back those who did not believe in their rage without their achieving any good at all. Allah sufficed the believers in fighting. Allah is Most Strong, Almighty. (Qur'an, 33:25)</text:span></text:p>
      <text:p text:style-name="P17"/>
      <text:p text:style-name="P25"><text:span text:style-name="T3">Allah has written, 'I will be victorious, I and and My Messengers.' Allah is Most Strong, Almighty. (Qur'an, 58:21)</text:span></text:p>
      <text:p text:style-name="P16"/>
      <text:p text:style-name="P17"/>
      <text:p text:style-name="P25"><text:span text:style-name="T3">TO HIM BELONG </text:span></text:p>
      <text:p text:style-name="P25"><text:span text:style-name="T3">THE MOST BEAUTIFUL NAMES</text:span></text:p>
      <text:p text:style-name="P17"/>
      <text:p text:style-name="P25"><text:span text:style-name="T3">To Allah belong the Most Beautiful Names, so call on Him by them and abandon those who desecrate His Names. They will be repaid for what they did. (Qur'an, 7:180)</text:span></text:p>
      <text:p text:style-name="P17"/>
      <text:p text:style-name="P25"><text:span text:style-name="T3">Say: 'Call on Allah or call on the All-Merciful, whichever you call upon, the Most Beautiful Names are His.' Do not be too loud in your prayer or too quiet in it, but try to find a way between the two. (Qur'an, 17:110)</text:span></text:p>
      <text:p text:style-name="P17"/>
      <text:p text:style-name="P25"><text:span text:style-name="T3">Allah, there is no god but Him. The Most Beautiful Names are His. (Qur'an, 20:8)</text:span></text:p>
      <text:p text:style-name="P25"><text:soft-page-break/><text:span text:style-name="T3">He is Allah—the Creator, the Maker, the Giver of Form. To Him belong the Most Beautiful Names. Everything in the heavens and earth glorifies Him. He is the Almighty, the All-Wise. (Qur'an, 59:24)</text:span></text:p>
      <text:p text:style-name="P17"/>
      <text:p text:style-name="P17"/>
      <text:p text:style-name="P25"><text:span text:style-name="T3">HE IS THE BEST OF GUARDIANS</text:span></text:p>
      <text:p text:style-name="P17"/>
      <text:p text:style-name="P25"><text:span text:style-name="T3">But as for My servants, you will not have any authority over them.' Your Lord suffices as a guardian. (Qur'an, 17:65)</text:span></text:p>
      <text:p text:style-name="P17"/>
      <text:p text:style-name="P25"><text:span text:style-name="T3">Allah is the Creator of everything and He is Guardian over everything. (Qur'an, 39:62)</text:span></text:p>
      <text:p text:style-name="P16"/>
      <text:p text:style-name="P17"/>
      <text:p text:style-name="P25"><text:span text:style-name="T3">HE IS THE TRUE PROTECTOR AND HELPER</text:span></text:p>
      <text:p text:style-name="P17"/>
      <text:p text:style-name="P25"><text:span text:style-name="T3">Allah knows best who your enemies are. Allah suffices as a Protector; Allah suffices as a Helper. (Qur'an, 4:45)</text:span></text:p>
      <text:p text:style-name="P17"/>
      <text:p text:style-name="P25"><text:span text:style-name="T3">There is no way out for you in earth or heaven. You have no protector or helper besides Allah.' (Qur'an, 29:22)</text:span></text:p>
      <text:p text:style-name="P17"/>
      <text:p text:style-name="P25"><text:span text:style-name="T3">Allah is He to Whom the kingdom of the heavens and earth belongs. He gives life and causes to die. You have no protector or helper besides Allah. (Qur'an, 9:116)</text:span></text:p>
      <text:p text:style-name="P17"/>
      <text:p text:style-name="P25"><text:span text:style-name="T3">Allah is He Who created the heavens and the earth and everything between them in six days and then established Himself firmly upon the Throne. You have no protector or intercessor apart from Him. So will you not pay heed? (Qur'an, 32:4)</text:span></text:p>
      <text:p text:style-name="P17"/>
      <text:p text:style-name="P25"><text:span text:style-name="T3">They will not help you in any way against Allah. The wrongdoers are protectors of one another but Allah is the Protector of those who guard against evil. (Qur'an, 45:19)</text:span></text:p>
      <text:p text:style-name="P16"/>
      <text:p text:style-name="P17"/>
      <text:p text:style-name="P25"><text:span text:style-name="T3">HE IS THE SOVEREIGN</text:span></text:p>
      <text:p text:style-name="P25"><text:span text:style-name="T3">OF ALL THE WORLDS</text:span></text:p>
      <text:p text:style-name="P17"/>
      <text:p text:style-name="P25"><text:span text:style-name="T3">Say: 'My prayer and my rites, my living and my dying, are for Allah alone, the Lord of all the worlds. (Qur'an, 6:162)</text:span></text:p>
      <text:p text:style-name="P17"/>
      <text:p text:style-name="P25"><text:span text:style-name="T3">Even if you do raise your hand against me to kill me, I am not going to raise my hand against you to kill you. Truly I fear Allah, the Lord of all the worlds. (Qur'an, 5:28)</text:span></text:p>
      <text:p text:style-name="P25"><text:soft-page-break/><text:span text:style-name="T3">You will see the angels circling round the Throne, glorifying their Lord with praise. It will be decided between them with truth. And it will be said: 'Praise be to Allah, the Lord of all the worlds.' (Qur'an, 39:75)</text:span></text:p>
      <text:p text:style-name="P17"/>
      <text:p text:style-name="P17"/>
      <text:p text:style-name="P25"><text:span text:style-name="T3">HE IS THE MOST JUST</text:span></text:p>
      <text:p text:style-name="P17"/>
      <text:p text:style-name="P25"><text:span text:style-name="T3">Each and every one of you will return to Him. Allah's promise is true. He brings creation out of nothing and then regenerates it so that he can repay with justice those who believed and did right actions. Those who did not believe will have a drink of scalding water and a painful punishment because of their disbelief. (Qur'an, 10:4)</text:span></text:p>
      <text:p text:style-name="P17"/>
      <text:p text:style-name="P25"><text:span text:style-name="T3">Arm yourselves against them with all the firepower and cavalry you can muster, to terrify the enemies of Allah and your enemies, and others besides them whom you do not know. Allah knows them. Anything you spend in the Way of Allah will be repaid to you in full. You will not be wronged. (Qur'an, 8:60)</text:span></text:p>
      <text:p text:style-name="P17"/>
      <text:p text:style-name="P25"><text:span text:style-name="T3">Anyone, male or female, who does right actions and is a believer, will enter the Garden. They will not be wronged by so much as the tiniest speck. (Qur'an, 4:124)</text:span></text:p>
      <text:p text:style-name="P17"/>
      <text:p text:style-name="P25"><text:span text:style-name="T3">That his striving will most certainly be seen; that he will then receive repayment of the fullest kind. (Qur'an, 53:40-41)</text:span></text:p>
      <text:p text:style-name="P17"/>
      <text:p text:style-name="P25"><text:span text:style-name="T3">Do you not see those who claim to be purified? No, Allah purifies whoever He wills. They will not be wronged by so much as the smallest speck. (Qur'an, 4:49)</text:span></text:p>
      <text:p text:style-name="P17"/>
      <text:p text:style-name="P25"><text:span text:style-name="T3">On the Day We summon every people with their records, those who are given their Book in their right hand will read their Book and they will not be wronged by even the smallest speck. (Qur'an, 17:71)</text:span></text:p>
      <text:p text:style-name="P17"/>
      <text:p text:style-name="P25"><text:span text:style-name="T3">But how will it be when We gather them all together for a Day about which there is no doubt? Every self will be paid in full for what it earned. They will not be wronged. (Qur'an, 3:25)</text:span></text:p>
      <text:p text:style-name="P17"/>
      <text:p text:style-name="P25"><text:span text:style-name="T3">Your Lord will pay each one of them in full for his actions. He is aware of what they do. (Qur'an, 11:111)</text:span></text:p>
      <text:p text:style-name="P17"/>
      <text:p text:style-name="P25"><text:span text:style-name="T3">'My son, even if something weighs as little as a mustard-seed and is inside a rock or anywhere else in the heavens or earth, Allah will bring it out. Allah is All-Pervading, All-Aware. (Qur'an, 31:16)</text:span></text:p>
      <text:p text:style-name="P17"/>
      <text:p text:style-name="P17"/>
      <text:p text:style-name="P25"/>
      <text:p text:style-name="P33"><text:span text:style-name="T3">HE IS EVER-FORGIVING</text:span></text:p>
      <text:p text:style-name="P17"/>
      <text:p text:style-name="P25"><text:span text:style-name="T3">And among the people there are some who give up everything, desiring the good pleasure of Allah. Allah is Ever-Gentle with His servants. (Qur'an, 2:207)</text:span></text:p>
      <text:p text:style-name="P17"/>
      <text:p text:style-name="P25"><text:span text:style-name="T3">Anyone who does evil or wrongs himself and then asks Allah's forgiveness will find Allah Ever-Forgiving, Most Merciful. (Qur'an, 4:110)</text:span></text:p>
      <text:p text:style-name="P17"/>
      <text:p text:style-name="P25"><text:span text:style-name="T3">(H)igh ranks conferred (on them) by Him as well as forgiveness and mercy. Allah is Ever-Forgiving, Most Merciful. (Qur'an, 4:96)</text:span></text:p>
      <text:p text:style-name="P17"/>
      <text:p text:style-name="P25"><text:span text:style-name="T3">They want you to hasten the bad rather than the good when examples of punishment are there before them in the past. Your Lord has forgiveness for people for their wrongdoing; but your Lord is also severe in retribution. (Qur'an, 13:6)</text:span></text:p>
      <text:p text:style-name="P17"/>
      <text:p text:style-name="P25"><text:span text:style-name="T3">You can only warn those who act on the Reminder and fear the All-Merciful in the Unseen. Give them the good news of forgiveness and a generous reward. (Qur'an, 36:11)</text:span></text:p>
      <text:p text:style-name="P17"/>
      <text:p text:style-name="P25"><text:span text:style-name="T3">Except for one who did wrong and then changed evil into good—for I am Ever-Forgiving, Most Merciful. (Qur'an, 27:11)</text:span></text:p>
      <text:p text:style-name="P17"/>
      <text:p text:style-name="P25"><text:span text:style-name="T3">Your Lord knows best what is in your selves. If you are righteous, He is Ever-Forgiving to the remorseful. (Qur'an, 17:25)</text:span></text:p>
      <text:p text:style-name="P17"/>
      <text:p text:style-name="P25"><text:span text:style-name="T3">That He will pay them their wages in full and give them more from His unbounded favour. He is Ever-Forgiving, Ever-Thankful. (Qur'an, 35:30)</text:span></text:p>
      <text:p text:style-name="P17"/>
      <text:p text:style-name="P25"><text:span text:style-name="T3">Musa chose seventy men from his people for Our appointed time and when the earthquake seized them he said, 'My Lord, if You had willed, You could have destroyed them previously and me as well. Would you destroy us for what the fools among us did? It was only a trial from You by which You misguided those You willed and guided those You willed. You are our Protector so forgive us and have mercy on us. You are the Best of Forgivers. (Qur'an, 7:155)</text:span></text:p>
      <text:p text:style-name="P17"/>
      <text:p text:style-name="P17"/>
      <text:p text:style-name="P25"><text:span text:style-name="T3">HE IS THE MOST MERCIFUL </text:span></text:p>
      <text:p text:style-name="P25"><text:span text:style-name="T3">OF THE MERCIFUL</text:span></text:p>
      <text:p text:style-name="P17"/>
      <text:p text:style-name="P25"><text:span text:style-name="T3">He said, 'No blame at all will fall on you. Today you have forgiveness from Allah. He is the Most Merciful of the merciful. (Qur'an, 12:92)</text:span></text:p>
      <text:p text:style-name="P25"><text:soft-page-break/><text:span text:style-name="T3">And Ayyub when he called out to his Lord, 'Great harm has afflicted me and You are the Most Merciful of the merciful,' (Qur'an, 21:83)</text:span></text:p>
      <text:p text:style-name="P16"/>
      <text:p text:style-name="P17"/>
      <text:p text:style-name="P25"><text:span text:style-name="T3">HE IS THE ALMIGHTY, THE ALL-WISE</text:span></text:p>
      <text:p text:style-name="P17"/>
      <text:p text:style-name="P25"><text:span text:style-name="T3">Our Lord, raise up among them a Messenger from them to recite Your Signs to them and teach them the Book and Wisdom and purify them. You are the Almighty, the All-Wise.' (Qur'an, 2:129)</text:span></text:p>
      <text:p text:style-name="P17"/>
      <text:p text:style-name="P25"><text:span text:style-name="T3">If you backslide after the Clear Signs have come to you, know that Allah is Almighty, All-Wise. (Qur'an, 2:209)</text:span></text:p>
      <text:p text:style-name="P17"/>
      <text:p text:style-name="P25"><text:span text:style-name="T3">This is the true account: there is no other god besides Allah. Allah—He is the Almighty, the All-Wise. (Qur'an, 3:62)</text:span></text:p>
      <text:p text:style-name="P17"/>
      <text:p text:style-name="P25"><text:span text:style-name="T3">If anyone commits an evil action the responsibility for it is his alone. Allah is All-Knowing, All-Wise. (Qur'an, 4:111)</text:span></text:p>
      <text:p text:style-name="P17"/>
      <text:p text:style-name="P25"><text:span text:style-name="T3">Allah only did this for it to be good news for you and so that your hearts might be set at rest by it (help comes from no one but Allah, the Almighty, the All-Wise) (Qur'an, 3:126)</text:span></text:p>
      <text:p text:style-name="P17"/>
      <text:p text:style-name="P25"><text:span text:style-name="T3">He is the Absolute Master over His servants. He is the All-Wise, the All-Aware. (Qur'an, 6:18)</text:span></text:p>
      <text:p text:style-name="P16"/>
      <text:p text:style-name="P17"/>
      <text:p text:style-name="P25"><text:span text:style-name="T3">JUDGMENT BELONGS TO HIM ALONE</text:span></text:p>
      <text:p text:style-name="P17"/>
      <text:p text:style-name="P25"><text:span text:style-name="T3">Nuh called out to his Lord and said, 'My Lord, my son is one of my family and Your promise is surely the truth and You are the Justest of Judges.' (Qur'an, 11:45)</text:span></text:p>
      <text:p text:style-name="P17"/>
      <text:p text:style-name="P25"><text:span text:style-name="T3">Do they then seek the judgement of the Time of Ignorance? Who could be better at giving judgement than Allah for people with certainty? (Qur'an, 5:50)</text:span></text:p>
      <text:p text:style-name="P17"/>
      <text:p text:style-name="P25"><text:span text:style-name="T3">You who believe! fulfil your contracts. All livestock animals are lawful for you, except those that are recited to you now; but it is still not lawful to hunt while you are in pilgrim dress. Allah makes whatever judgements He wills. (Qur'an, 5:1)</text:span></text:p>
      <text:p text:style-name="P17"/>
      <text:p text:style-name="P25"><text:span text:style-name="T3">Say: 'I stand on a Clear Sign from my Lord and yet you have denied it. I do not have in my possession what you are in such haste to bring about. Jurisdiction over it belongs to Allah alone. He tells the truth and He is the Best of Deciders.' (Qur'an, 6:57)</text:span></text:p>
      <text:p text:style-name="P25"><text:soft-page-break/><text:span text:style-name="T3">Do they not see how We come to the land eroding it at its extremities. Allah judges and there is no reversing His judgement. He is swift at reckoning. (Qur'an, 13:41)</text:span></text:p>
      <text:p text:style-name="P17"/>
      <text:p text:style-name="P25"><text:span text:style-name="T3">'Am I to desire someone other than Allah as a judge when it is He Who has sent down the Book to you clarifying everything?' Those We have given the Book know it has been sent down from your Lord with truth, so on no account be among the doubters. (Qur'an, 6:114)</text:span></text:p>
      <text:p text:style-name="P17"/>
      <text:p text:style-name="P17"/>
      <text:p text:style-name="P25"><text:span text:style-name="T3">HE IS THE GRACIOUS ONE</text:span></text:p>
      <text:p text:style-name="P17"/>
      <text:p text:style-name="P25"><text:span text:style-name="T3">Their Messengers said to them, 'We are nothing but human beings like yourselves. But Allah shows favour to any of His servants He wills. It is not for us to bring you an authority except by Allah's permission. So let the believers put their trust in Allah. (Qur'an, 14:11)</text:span></text:p>
      <text:p text:style-name="P17"/>
      <text:p text:style-name="P25"><text:span text:style-name="T3">He has given you everything you have asked Him for. If you tried to number Allah's blessings, you could never count them. Man is indeed wrongdoing, ungrateful. (Qur'an, 14:34)</text:span></text:p>
      <text:p text:style-name="P17"/>
      <text:p text:style-name="P25"><text:span text:style-name="T3">Allah is very gentle with His servants. He provides for anyone He wills. He is the Most Strong, the Almighty. (Qur'an, 42:19)</text:span></text:p>
      <text:p text:style-name="P17"/>
      <text:p text:style-name="P17"/>
      <text:p text:style-name="P25"><text:span text:style-name="T3">HE ACCEPTS REPENTANCE</text:span></text:p>
      <text:p text:style-name="P17"/>
      <text:p text:style-name="P25"><text:span text:style-name="T3">But to those who do evil in ignorance and then after that repent and put things right, to them your Lord is Ever-Forgiving, Most Merciful. (Qur'an, 16:119)</text:span></text:p>
      <text:p text:style-name="P17"/>
      <text:p text:style-name="P25"><text:span text:style-name="T3">Our Lord, make us both Muslims submitted to You, and our descendants a Muslim community submitted to You. Show us our rites of worship and turn towards us. You are the Ever-Returning, the Most Merciful. (Qur'an, 2:128)</text:span></text:p>
      <text:p text:style-name="P17"/>
      <text:p text:style-name="P25"><text:span text:style-name="T3">But as for those who do evil actions and then subsequently repent and believe, in that case your Lord is Ever-Forgiving, Most Merciful. (Qur'an, 7:153)</text:span></text:p>
      <text:p text:style-name="P17"/>
      <text:p text:style-name="P25"><text:span text:style-name="T3">Do they not know that Allah accepts repentance from His servants and takes their alms, and that Allah is the Ever-Returning, the Most Merciful? (Qur'an, 9:104)</text:span></text:p>
      <text:p text:style-name="P17"/>
      <text:p text:style-name="P25"><text:span text:style-name="T3">But I am Ever-Forgiving to anyone who repents and believes and acts rightly and then is guided. (Qur'an, 20:82)</text:span></text:p>
      <text:p text:style-name="P17"/>
      <text:p text:style-name="P25"><text:soft-page-break/><text:span text:style-name="T3">Except for those who repent and believe and act rightly: Allah will transform the wrong actions of such people into good—Allah is Ever-Forgiving, Most Merciful—for certainly all who repent and act rightly have turned sincerely towards Allah. (Qur'an, 25:70-71)</text:span></text:p>
      <text:p text:style-name="P17"/>
      <text:p text:style-name="P25"><text:span text:style-name="T3">So that Allah might recompense the truthful for their sincerity and punish the hypocrites, if He wills, or turn towards them. Allah is Ever-Forgiving, Most Merciful. (Qur'an, 33:24)</text:span></text:p>
      <text:p text:style-name="P17"/>
      <text:p text:style-name="P17"/>
      <text:p text:style-name="P25"><text:span text:style-name="T3">HE IS THE ANSWERER OF SINCERE PRAYER</text:span></text:p>
      <text:p text:style-name="P17"/>
      <text:p text:style-name="P25"><text:span text:style-name="T3">If My servants ask you about Me, I am near. I answer the call of the caller when he calls on Me. They should therefore respond to Me and believe in Me so that hopefully they will be rightly guided. (Qur'an, 2:186)</text:span></text:p>
      <text:p text:style-name="P17"/>
      <text:p text:style-name="P25"><text:span text:style-name="T3">"Praise be to Allah Who, despite my old age, has given me Isma'il and Ishaq. My Lord is the Hearer of Prayer." (Qur'an, 14:39)</text:span></text:p>
      <text:p text:style-name="P17"/>
      <text:p text:style-name="P25"><text:span text:style-name="T3">Your Lord says, 'Call on Me and I will answer you. Those who who are too proud to worship Me will enter Hell abject.' (Qur'an, 40:60)</text:span></text:p>
      <text:p text:style-name="P17"/>
      <text:p text:style-name="P25"><text:span text:style-name="T3">Nuh called out to Us and what an excellent Responder We are! (Qur'an, 37:75)</text:span></text:p>
      <text:p text:style-name="P17"/>
      <text:p text:style-name="P25"><text:span text:style-name="T3">He Who responds to the oppressed when they call on Him and removes their distress, and has appointed you overlords on the earth. Is there another god besides Allah? How little you pay heed! (Qur'an, 27:62)</text:span></text:p>
      <text:p text:style-name="P16"/>
      <text:p text:style-name="P17"/>
      <text:p text:style-name="P25"><text:span text:style-name="T3">IF ANYONE PERFORMS A GOOD DEED, </text:span></text:p>
      <text:p text:style-name="P25"><text:span text:style-name="T3">HE INCREASES THE GOOD OF IT FOR HIM</text:span></text:p>
      <text:p text:style-name="P17"/>
      <text:p text:style-name="P25"><text:span text:style-name="T3">Allah does not wrong anyone by so much as the smallest speck. And if there is a good deed Allah will multiply it and pay out an immense reward direct from Him. (Qur'an, 4:40)</text:span></text:p>
      <text:p text:style-name="P17"/>
      <text:p text:style-name="P25"><text:span text:style-name="T3">Those who do good will have the best and more! Neither dust nor debasement will darken their faces. They are the Companions of the Garden, remaining in it timelessly, for ever. (Qur'an, 10:26)</text:span></text:p>
      <text:p text:style-name="P17"/>
      <text:p text:style-name="P25"><text:span text:style-name="T3">Who will make a good loan to Allah so that He may multiply it for him? He will have a generous reward. (Qur'an, 57:11)</text:span></text:p>
      <text:p text:style-name="P17"/>
      <text:p text:style-name="P25"><text:soft-page-break/><text:span text:style-name="T3">So that Allah can reward them for the best of what they did and give them more from His unbounded favour. Allah provides for anyone He wills without reckoning. (Qur'an, 24:38)</text:span></text:p>
      <text:p text:style-name="P17"/>
      <text:p text:style-name="P25"><text:span text:style-name="T3">What is with you runs out but what is with Allah goes on for ever. Those who were steadfast will be recompensed according to the best of what they did. Anyone who acts rightly, male or female, being a believer, We will give them a good life and We will recompense them according to the best of what they did. (Qur'an, 16:96-97)</text:span></text:p>
      <text:p text:style-name="P16"/>
      <text:p text:style-name="P17"/>
      <text:p text:style-name="P25"><text:span text:style-name="T3">HE IS RESPONSIVE TO GRATITUDE </text:span></text:p>
      <text:p text:style-name="P17"/>
      <text:p text:style-name="P25"><text:span text:style-name="T3">If you are ungrateful, Allah is rich beyond need of any of you and He is not pleased with ingratitude in His servants. But if you are grateful, He is pleased with you for that. No burden-bearer can bear another's burden. Then you will return to your Lord and He will inform you of what you did. He knows what the heart contains. (Qur'an, 39:7)</text:span></text:p>
      <text:p text:style-name="P17"/>
      <text:p text:style-name="P25"><text:span text:style-name="T3">Why should Allah punish you if you are thankful and believe? Allah is All-Thankful, All-Knowing. (Qur'an, 4:147)</text:span></text:p>
      <text:p text:style-name="P17"/>
      <text:p text:style-name="P25"><text:span text:style-name="T3">"And when your Lord announced: "If you are grateful, I will certainly give you increase, but if you are ungrateful, My punishment is severe." (Qur'an, 14:7)</text:span></text:p>
      <text:p text:style-name="P16"/>
      <text:p text:style-name="P17"/>
      <text:p text:style-name="P25"><text:span text:style-name="T3">HE TAUGHT MAN ALL THINGS</text:span></text:p>
      <text:p text:style-name="P17"/>
      <text:p text:style-name="P25"><text:span text:style-name="T3">He taught Adam the names of all things. Then He arrayed them before the angels and said, 'Tell me the names of these if you are telling the truth.' They said, 'Glory be to You! We have no knowledge except what You have taught us. You are the All-Knowing, the All-Wise.' (Qur'an, 2:31-32)</text:span></text:p>
      <text:p text:style-name="P17"/>
      <text:p text:style-name="P25"><text:span text:style-name="T3">Were it not for Allah's favour to you and His mercy, a group of them would almost have managed to mislead you. But they mislead no one but themselves and do not harm you in any way. Allah has sent down the Book and Wisdom to you and taught you what you did not know before. Allah's favour to you is indeed immense. (Qur'an, 4:113)</text:span></text:p>
      <text:p text:style-name="P17"/>
      <text:p text:style-name="P25"><text:span text:style-name="T3">If you are afraid, then perform prayer on foot or mounted. But when you are safe, remember Allah in the way He taught you when previously you did not know. (Qur'an, 2:239)</text:span></text:p>
      <text:p text:style-name="P12"/>
      <text:p text:style-name="P12"/>
      <text:p text:style-name="P25"/>
      <text:p text:style-name="P33"><text:span text:style-name="T3">IT IS HE WHO HEALS</text:span></text:p>
      <text:p text:style-name="P17"/>
      <text:p text:style-name="P25"><text:span text:style-name="T3">Mankind! Admonition has come to you from your Lord and also healing for what is in the breasts and guidance and mercy for the believers. (Qur'an, 10:57)</text:span></text:p>
      <text:p text:style-name="P17"/>
      <text:p text:style-name="P25"><text:span text:style-name="T3">'And when I am ill, it is He Who heals me.' (Qur'an, 26:80)</text:span></text:p>
      <text:p text:style-name="P17"/>
      <text:p text:style-name="P25"><text:span text:style-name="T3">We send down in the Qur'an that which is a healing and a mercy to the believers, but it only increases the wrongdoers in loss. (Qur'an, 17:82)</text:span></text:p>
      <text:p text:style-name="P16"/>
      <text:p text:style-name="P17"/>
      <text:p text:style-name="P25"><text:span text:style-name="T3">HE GIVES SUSTENANCE</text:span></text:p>
      <text:p text:style-name="P17"/>
      <text:p text:style-name="P25"><text:span text:style-name="T3">'He Who gives me food and gives me drink.' (Qur'an, 26:79)</text:span></text:p>
      <text:p text:style-name="P17"/>
      <text:p text:style-name="P25"><text:span text:style-name="T3">There is no creature on the earth which is not dependent upon Allah for its provision. He knows where it lives and where it dies. They are all in a Clear Book. (Qur'an, 11:6)</text:span></text:p>
      <text:p text:style-name="P17"/>
      <text:p text:style-name="P25"><text:span text:style-name="T3">So that Allah can reward them for the best of what they did and give them more from His unbounded favour. Allah provides for anyone He wills without reckoning. (Qur'an, 24:38)</text:span></text:p>
      <text:p text:style-name="P17"/>
      <text:p text:style-name="P25"><text:span text:style-name="T3">Were Allah to expand the provision of His servants, they would act as tyrants on the earth. But He sends down whatever He wills in a measured way. He is aware of and He sees His servants. (Qur'an, 42:27)</text:span></text:p>
      <text:p text:style-name="P17"/>
      <text:p text:style-name="P25"><text:span text:style-name="T3">Allah expands provision to anyone He wills and restricts it. They rejoice in the life of this world. Yet the life of this world, compared to the hereafter, is only fleeting enjoyment. (Qur'an, 13:26)</text:span></text:p>
      <text:p text:style-name="P16"/>
      <text:p text:style-name="P17"/>
      <text:p text:style-name="P25"><text:span text:style-name="T3">IT IS HE WHO GRANTS LAUGHTER </text:span></text:p>
      <text:p text:style-name="P25"><text:span text:style-name="T3">AND TEARS</text:span></text:p>
      <text:p text:style-name="P17"/>
      <text:p text:style-name="P25"><text:span text:style-name="T3">That it is He Who brings about both laughter and tears. (Qur'an, 53:43)</text:span></text:p>
      <text:p text:style-name="P17"/>
      <text:p text:style-name="P17"/>
      <text:p text:style-name="P25"><text:span text:style-name="T3">HE GIVES LIFE AND DEATH</text:span></text:p>
      <text:p text:style-name="P17"/>
      <text:p text:style-name="P25"><text:span text:style-name="T3">How can you reject Allah, when you were dead and then He gave you life, then He will make you die and then give you life again, then you will be returned to Him? (Qur'an, 2:28)</text:span></text:p>
      <text:p text:style-name="P25"><text:soft-page-break/><text:span text:style-name="T3">It is He Who takes you back to Himself at night, while knowing the things you perpetrate by day, and then wakes you up again, so that a specified term may be fulfilled. Then you will return to Him. Then He will inform you about what you did. (Qur'an, 6:60)</text:span></text:p>
      <text:p text:style-name="P17"/>
      <text:p text:style-name="P25"><text:span text:style-name="T3">We said, 'Hit him with part of it!' In that way Allah gives life to the dead and He shows you His Signs so that hopefully you will understand. (Qur'an, 2:73)</text:span></text:p>
      <text:p text:style-name="P16"/>
      <text:p text:style-name="P17"/>
      <text:p text:style-name="P25"><text:span text:style-name="T3">HE BRINGS THE DEAD TO LIFE</text:span></text:p>
      <text:p text:style-name="P17"/>
      <text:p text:style-name="P25"><text:span text:style-name="T3">And the Hour is coming without any doubt and Allah will raise up all those in the graves. (Qur'an, 22:7)</text:span></text:p>
      <text:p text:style-name="P17"/>
      <text:p text:style-name="P25"><text:span text:style-name="T3">They will emerge from their graves with downcast eyes, like swarming locusts, necks outstretched, eyes transfixed, rushing headlong to the Summoner. The unbelievers will say, 'This is a pitiless day!' (Qur'an, 54:7-8)</text:span></text:p>
      <text:p text:style-name="P17"/>
      <text:p text:style-name="P25"><text:span text:style-name="T3">Does man reckon he will be left to go on unchecked? Was he not a drop of ejaculated sperm, then an alaq (embryo) which He created and shaped, making from it both sexes, male and female? Is He Who does this not able to bring the dead to life? (Qur'an, 75:36-40)</text:span></text:p>
      <text:p text:style-name="P17"/>
      <text:p text:style-name="P25"><text:span text:style-name="T3">The Trumpet will be blown and at once they will be sliding from their graves towards their Lord. (Qur'an, 36:51)</text:span></text:p>
      <text:p text:style-name="P16"/>
      <text:p text:style-name="P17"/>
      <text:p text:style-name="P25"><text:span text:style-name="T3">HE CREATES THE DAY OF RISING</text:span></text:p>
      <text:p text:style-name="P17"/>
      <text:p text:style-name="P25"><text:span text:style-name="T3">Asking, 'So when is the Day of Rising?' But when the eyesight is dazzled, and the moon is eclipsed, and the sun and moon are fused together, on that Day man will say, 'Where can I run?' No indeed! There will be no safe place. That Day the only resting place will be your Lord. That Day man will be told what he did and failed to do. (Qur'an, 75:6-13)</text:span></text:p>
      <text:p text:style-name="P17"/>
      <text:p text:style-name="P25"><text:span text:style-name="T3">When the Great Event occurs, none will deny its occurrence. (Qur'an, 56:1-2)</text:span></text:p>
      <text:p text:style-name="P16"/>
      <text:p text:style-name="P17"/>
      <text:p text:style-name="P25"><text:span text:style-name="T3">HE IS SWIFT AT RECKONING</text:span></text:p>
      <text:p text:style-name="P17"/>
      <text:p text:style-name="P25"><text:span text:style-name="T3">The religion with Allah is Islam. Those given the Book only differed after knowledge had come to them, envying one another. As for those who reject Allah's Signs, Allah is swift at reckoning. (Qur'an, 3:19)</text:span></text:p>
      <text:p text:style-name="P25"><text:soft-page-break/><text:span text:style-name="T3">Then they are returned to Allah, their Master, the Real. Jurisdiction belongs to Him alone and He is the Swiftest of Reckoners. (Qur'an, 6:62)</text:span></text:p>
      <text:p text:style-name="P17"/>
      <text:p text:style-name="P25"><text:span text:style-name="T3">Do they not see how We come to the land eroding it at its extremities. Allah judges and there is no reversing His judgement. He is swift at reckoning. (Qur'an, 13:41)</text:span></text:p>
      <text:p text:style-name="P17"/>
      <text:p text:style-name="P25"><text:span text:style-name="T3">But the actions of those who do not believe are like a mirage in the desert. A thirsty man thinks it is water but when he reaches it, he finds it to be nothing at all, but he finds Allah there. He will pay him his account in full. Allah is swift at reckoning. (Qur'an, 24:39)</text:span></text:p>
      <text:p text:style-name="P17"/>
      <text:p text:style-name="P17"/>
      <text:p text:style-name="P25"><text:span text:style-name="T3">HIS PROMISE IS TRUE</text:span></text:p>
      <text:p text:style-name="P17"/>
      <text:p text:style-name="P25"><text:span text:style-name="T3">(They) remain in them timelessly, for ever. Allah's promise is true. He is the Almighty, the All-Wise. (Qur'an, 31:9)</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25"><text:span text:style-name="T3">Even if there was a Qur'an which moved mountains, or split the earth open or spoke to the dead..! On the contrary! The affair is Allah's altogether. Do those who believe not know that if Allah had wanted to He could have guided all mankind? Those who do not believe will not cease to be struck by disaster for what they have done -or a disaster will happen close to their homes- until Allah's promise is fulfilled. Allah will not fail to keep His promise. (Qur'an, 13:31)</text:span></text:p>
      <text:p text:style-name="P17"/>
      <text:p text:style-name="P25"><text:span text:style-name="T3">Gardens of Eden which the All-Merciful has promised to His servants in the Unseen. His promise is always kept. (Qur'an, 19:61)</text:span></text:p>
      <text:p text:style-name="P17"/>
      <text:p text:style-name="P25"><text:span text:style-name="T3">They ask you to hasten the punishment. Allah will not break His promise. A day with your Lord is equivalent to a thousand years in the way you count. (Qur'an, 22:47)</text:span></text:p>
      <text:p text:style-name="P16"/>
      <text:p text:style-name="P17"/>
      <text:p text:style-name="P25"><text:span text:style-name="T3">HE GIVES GOOD NEWS AND WARNING</text:span></text:p>
      <text:p text:style-name="P17"/>
      <text:p text:style-name="P25"><text:span text:style-name="T3">It is straight, to warn of violent force direct from Him, and to give the good news to the believers, those who do right actions, that for them there is an excellent reward, (Qur'an, 18:2)</text:span></text:p>
      <text:p text:style-name="P17"/>
      <text:p text:style-name="P25"><text:soft-page-break/><text:span text:style-name="T3">This is a communication to be transmitted to mankind so that they may be warned by it and so that they will know that He is One God and so that people of intelligence will pay heed. (Qur'an, 14:52)</text:span></text:p>
      <text:p text:style-name="P17"/>
      <text:p text:style-name="P25"><text:span text:style-name="T3">In this way We have sent it down as an Arabic Qur'an and We have made various threats in it so that hopefully they guard against evil or it will spur them into remembrance. (Qur'an, 20:113)</text:span></text:p>
      <text:p text:style-name="P17"/>
      <text:p text:style-name="P25"><text:span text:style-name="T3">By the Book which makes things clear. We sent it down on a blessed night; We are constantly giving warning. (Qur'an, 44:2-3)</text:span></text:p>
      <text:p text:style-name="P16"/>
      <text:p text:style-name="P17"/>
      <text:p text:style-name="P25"><text:span text:style-name="T3">HE KNOWS BEST THOSE WHO ARE GUIDED</text:span></text:p>
      <text:p text:style-name="P25"><text:span text:style-name="T3">AND THOSE WHO ARE MISGUIDED </text:span></text:p>
      <text:p text:style-name="P25"><text:span text:style-name="T3">FROM THE RIGHTEOUS WAY</text:span></text:p>
      <text:p text:style-name="P17"/>
      <text:p text:style-name="P25"><text:span text:style-name="T3">That is as far as their knowledge extends. Your Lord knows best those who are misguided from His Way and He knows best those who are guided. (Qur'an, 53:30)</text:span></text:p>
      <text:p text:style-name="P17"/>
      <text:p text:style-name="P25"><text:span text:style-name="T3">Say: 'Each man acts according to his nature, but your Lord knows best who is best guided on the Path.' (Qur'an, 17:84) </text:span></text:p>
      <text:p text:style-name="P17"/>
      <text:p text:style-name="P25"><text:span text:style-name="T3">Allah knows those who believe and He knows the hypocrites. (Qur'an, 29:11)</text:span></text:p>
      <text:p text:style-name="P16"/>
      <text:p text:style-name="P17"/>
      <text:p text:style-name="P25"><text:span text:style-name="T3">HE PLOTS AGAINST THOSE WHO DISBELIEVE</text:span></text:p>
      <text:p text:style-name="P17"/>
      <text:p text:style-name="P25"><text:span text:style-name="T3">When We let people taste mercy after hardship has afflicted them, immediately they plot against Our Signs. Say: 'Allah is swifter at plotting.' Your plotting is recorded by Our Messengers. (Qur'an, 10:21)</text:span></text:p>
      <text:p text:style-name="P17"/>
      <text:p text:style-name="P25"><text:span text:style-name="T3">They hatched their plot while God held up their plot, even if they were such as to make the mountains vanish. (Qur'an, 14:46)</text:span></text:p>
      <text:p text:style-name="P17"/>
      <text:p text:style-name="P25"><text:span text:style-name="T3">They (unbelievers) plotted and Allah plotted. But Allah is the best of plotters. (Qur'an, 3:54)</text:span></text:p>
      <text:p text:style-name="P17"/>
      <text:p text:style-name="P25"><text:span text:style-name="T3">When those who do not believe were plotting against you to imprison you or kill you or expel you: they were plotting and Allah was plotting, but Allah is the Best of Plotters. (Qur'an, 8:30)</text:span></text:p>
      <text:p text:style-name="P17"/>
      <text:p text:style-name="P25"><text:span text:style-name="T3">They hatched a plot and We hatched a plot while they were not aware. (Qur'an, 27:50)</text:span></text:p>
      <text:p text:style-name="P16"/>
      <text:p text:style-name="P25"/>
      <text:p text:style-name="P33"><text:span text:style-name="T3">HE BRINGS THE TREACHEROUS PLANS </text:span></text:p>
      <text:p text:style-name="P25"><text:span text:style-name="T3">OF DISBELIEVERS COME TO NOTHING</text:span></text:p>
      <text:p text:style-name="P17"/>
      <text:p text:style-name="P25"><text:span text:style-name="T3">That is your reward. Allah always confounds the schemes of the unbelievers. (Qur'an, 8:18)</text:span></text:p>
      <text:p text:style-name="P17"/>
      <text:p text:style-name="P25"><text:span text:style-name="T3">Do you not see what your Lord did with the Companions of the Elephant? Did He not bring all their schemes to nothing, (Qur'an, 105:1-2)</text:span></text:p>
      <text:p text:style-name="P17"/>
      <text:p text:style-name="P25"><text:span text:style-name="T3">Those before them also plotted, and Allah came at their building from the foundations and the roof caved in on top of them. The punishment came at them from where they did not expect. (Qur'an, 16:26)</text:span></text:p>
      <text:p text:style-name="P17"/>
      <text:p text:style-name="P25"><text:span text:style-name="T3">When he brought them the truth from Us they said, 'Slaughter the sons of those who believe with him but let their women live.' The stratagems of the unbelievers are nothing but errors. (Qur'an, 40:25) </text:span></text:p>
      <text:p text:style-name="P17"/>
      <text:p text:style-name="P25"><text:span text:style-name="T3">Those before them plotted but all plotting belongs to Allah. He knows what each self earns, and the unbelievers will soon know who has the Ultimate Abode. (Qur'an, 13:42)</text:span></text:p>
      <text:p text:style-name="P16"/>
      <text:p text:style-name="P17"/>
      <text:p text:style-name="P25"><text:span text:style-name="T3">HE GRANTS DISBELIEVERS RESPITE <text:tab/><text:tab/></text:span></text:p>
      <text:p text:style-name="P25"><text:span text:style-name="T3">THAT THEY MAY GROW IN THEIR INIQUITY</text:span></text:p>
      <text:p text:style-name="P17"/>
      <text:p text:style-name="P25"><text:span text:style-name="T3">(Muhammad,) Do not consider Allah to be unaware of what the wrongdoers perpetrate. He is merely deferring them to a Day on which their sight will be transfixed. (Qur'an, 14:42)</text:span></text:p>
      <text:p text:style-name="P17"/>
      <text:p text:style-name="P25"><text:span text:style-name="T3">If Allah were to punish people for their wrong actions, not a single creature would be left upon the earth, but He defers them till a predetermined time. When their specified time arrives, they cannot delay it for a single hour nor can they bring it forward. (Qur'an, 16:61)</text:span></text:p>
      <text:p text:style-name="P17"/>
      <text:p text:style-name="P25"><text:span text:style-name="T3">How many wrongdoing cities I allowed time to and then I seized them. I am their final destination! (Qur'an, 22:48)</text:span></text:p>
      <text:p text:style-name="P17"/>
      <text:p text:style-name="P25"><text:span text:style-name="T3">Those who do not believe should not imagine that the extra time We grant to them is good for them. We only allow them more time so they will increase in evildoing. They will have a humiliating punishment. (Qur'an, 3:178)</text:span></text:p>
      <text:p text:style-name="P17"/>
      <text:p text:style-name="P25"><text:span text:style-name="T3">But Allah is mocking them, and drawing them on, as they wander blindly in their excessive insolence. (Qur'an, 2:15)</text:span></text:p>
      <text:p text:style-name="P17"/>
      <text:p text:style-name="P25"><text:soft-page-break/><text:span text:style-name="T3">Say: 'As for those who are astray, let the All-Merciful prolong their term until they see what they were promised, whether it be the punishment or the Hour. Then they will know who is in the worse position and has the weaker troops.' (Qur'an, 19:75)</text:span></text:p>
      <text:p text:style-name="P17"/>
      <text:p text:style-name="P25"><text:span text:style-name="T3">I will give them more time. My strategy is sure. (Qur'an, 7:183)</text:span></text:p>
      <text:p text:style-name="P16"/>
      <text:p text:style-name="P17"/>
      <text:p text:style-name="P25"><text:span text:style-name="T3">HE GIVES CONSTRAINT AND <text:tab/><text:tab/><text:tab/></text:span></text:p>
      <text:p text:style-name="P25"><text:span text:style-name="T3">DIFFICULTY TO DISBELIEVERS</text:span></text:p>
      <text:p text:style-name="P17"/>
      <text:p text:style-name="P25"><text:span text:style-name="T3">When Allah desires to guide someone, He expands his breast to Islam. When He desires to misguide someone, He makes his breast narrow and constricted as if he were climbing up into the sky. That is how Allah defiles those who have no faith. (Qur'an, 6:125)</text:span></text:p>
      <text:p text:style-name="P16"/>
      <text:p text:style-name="P17"/>
      <text:p text:style-name="P25"><text:span text:style-name="T3">HE MISGUIDES THOSE WHO DISBELIEVE</text:span></text:p>
      <text:p text:style-name="P17"/>
      <text:p text:style-name="P25"><text:span text:style-name="T3">And what of him the evil of whose actions appears fine to him so that he sees them as good? Allah misguides whoever He wills and guides whoever He wills. So do not let yourself waste away out of regret for them. Allah knows what they do. (Qur'an, 35:8)</text:span></text:p>
      <text:p text:style-name="P17"/>
      <text:p text:style-name="P25"><text:span text:style-name="T3">They have no one to protect or help them apart from Allah. There is no way out for anyone Allah misguides. (Qur'an, 42:46)</text:span></text:p>
      <text:p text:style-name="P16"/>
      <text:p text:style-name="P16"/>
      <text:p text:style-name="P25"><text:span text:style-name="T3">HE IS THE STRONGEST IN MIGHT </text:span></text:p>
      <text:p text:style-name="P25"><text:span text:style-name="T3">AND IN PUNISHMENT</text:span></text:p>
      <text:p text:style-name="P17"/>
      <text:p text:style-name="P25"><text:span text:style-name="T3">So fight in the way of Allah—you are only answerable for yourself—and spur on the believers. It may well be that Allah will curb the force of the unbelievers. Allah has greater force and greater power to punish. (Qur'an, 4:84)</text:span></text:p>
      <text:p text:style-name="P16"/>
      <text:p text:style-name="P17"/>
      <text:p text:style-name="P25"><text:span text:style-name="T3">HE TAKES REVENGE </text:span></text:p>
      <text:p text:style-name="P25"><text:span text:style-name="T3">ON THOSE WHO DISBELIEVE</text:span></text:p>
      <text:p text:style-name="P17"/>
      <text:p text:style-name="P25"><text:span text:style-name="T3">We helped him against the people who rejected Our Signs. They were an evil people and We drowned them, every one. (Qur'an, 21:77)</text:span></text:p>
      <text:p text:style-name="P17"/>
      <text:p text:style-name="P25"><text:soft-page-break/><text:span text:style-name="T3">Who could do greater wrong than someone who is reminded of the Signs of his Lord and then turns away from them? We will take revenge on the evildoers. (Qur'an, 32:22)</text:span></text:p>
      <text:p text:style-name="P17"/>
      <text:p text:style-name="P25"><text:span text:style-name="T3">So We took revenge on them. And see the final fate of the deniers! (Qur'an, 43:25)</text:span></text:p>
      <text:p text:style-name="P16"/>
      <text:p text:style-name="P17"/>
      <text:p text:style-name="P25"><text:span text:style-name="T3">HE PUNISHES THE DISBELIEVERS</text:span></text:p>
      <text:p text:style-name="P17"/>
      <text:p text:style-name="P25"><text:span text:style-name="T3">'It has been revealed to us that punishment is for him who denies the truth and turns away.' (Qur'an, 20:48)</text:span></text:p>
      <text:p text:style-name="P17"/>
      <text:p text:style-name="P25"><text:span text:style-name="T3">As for those who did not believe and barred access to the way of Allah, We will heap punishment on top of their punishment because of the corruption they brought about. (Qur'an, 16:88)</text:span></text:p>
      <text:p text:style-name="P17"/>
      <text:p text:style-name="P25"><text:span text:style-name="T3">Those who reject Allah after having believed—except for someone forced to do it whose heart remains at rest in its faith—but as for those whose breasts become dilated with disbelief, anger from Allah will come down on them. They will have a terrible punishment. (Qur'an, 16:106)</text:span></text:p>
      <text:p text:style-name="P17"/>
      <text:p text:style-name="P25"><text:span text:style-name="T3">As for those who do not believe in Allah's Signs, Allah will not guide them and they will have a painful punishment. (Qur'an, 16:104)</text:span></text:p>
      <text:p text:style-name="P17"/>
      <text:p text:style-name="P17"/>
      <text:p text:style-name="P25"><text:span text:style-name="T3">HE CREATES HELL FOR THE DISBELIEVERS</text:span></text:p>
      <text:p text:style-name="P17"/>
      <text:p text:style-name="P25"><text:span text:style-name="T3">But if anyone opposes the Messenger after the guidance has become clear to him, and follows other than the path of the believers, We will hand him over to whatever he has turned to, and We will roast him in Hell. What an evil destination! (Qur'an, 4:115)</text:span></text:p>
      <text:p text:style-name="P16"/>
      <text:p text:style-name="P17"/>
      <text:p text:style-name="P25"><text:span text:style-name="T3">HE UNVEILS THE SICKNESS </text:span></text:p>
      <text:p text:style-name="P25"><text:span text:style-name="T3">IN THE HEARTS OF THE HYPOCRITES</text:span></text:p>
      <text:p text:style-name="P17"/>
      <text:p text:style-name="P25"><text:span text:style-name="T3">What assailed you on the day the two armies met was by Allah's permission, so that He would know the believers, and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Qur'an, 3:166-167)</text:span></text:p>
      <text:p text:style-name="P16"/>
      <text:p text:style-name="P25"/>
      <text:p text:style-name="P33"><text:span text:style-name="T3">HE DISGRACES THE HYPOCRITES</text:span></text:p>
      <text:p text:style-name="P17"/>
      <text:p text:style-name="P25"><text:span text:style-name="T3">Fight them! Allah will punish them at your hands, and disgrace them and help you against them, and heal the hearts of those who believe. (Qur'an, 9:14)</text:span></text:p>
      <text:p text:style-name="P16"/>
      <text:p text:style-name="P17"/>
      <text:p text:style-name="P25"><text:span text:style-name="T3">HE PUNISHES THE HYPOCRITES</text:span></text:p>
      <text:p text:style-name="P17"/>
      <text:p text:style-name="P25"><text:span text:style-name="T3">Allah has promised the men and women of the hypocrites and unbelievers the Fire of Hell, remaining in it timelessly, for ever. It will suffice them. Allah has cursed them. They will have everlasting punishment. (Qur'an, 9:68)</text:span></text:p>
      <text:p text:style-name="P16"/>
      <text:p text:style-name="P17"/>
      <text:p text:style-name="P25"><text:span text:style-name="T3">HE GUIDES THE BELIEVERS </text:span></text:p>
      <text:p text:style-name="P25"><text:span text:style-name="T3">TO A STRAIGHT PATH</text:span></text:p>
      <text:p text:style-name="P17"/>
      <text:p text:style-name="P25"><text:span text:style-name="T3">The Way should lead to Allah, but there are those who deviate from it. If He had wished He could have guided every one of you. (Qur'an, 16:9)</text:span></text:p>
      <text:p text:style-name="P17"/>
      <text:p text:style-name="P25"><text:span text:style-name="T3">By it, Allah guides those who follow what pleases Him to the ways of Peace. He will bring them from the darkness to the light by His permission, and guide them to a straight path. (Qur'an, 5:16)</text:span></text:p>
      <text:p text:style-name="P17"/>
      <text:p text:style-name="P25"><text:span text:style-name="T3">That is Allah's guidance. He guides by it those of His servants He wills. If they had associated others with Him, nothing they did would have been of any use. (Qur'an, 6:88)</text:span></text:p>
      <text:p text:style-name="P17"/>
      <text:p text:style-name="P25"><text:span text:style-name="T3">No self can believe except with Allah's permission. He places a blight on those who do not use their intellect. (Qur'an, 10:100)</text:span></text:p>
      <text:p text:style-name="P17"/>
      <text:p text:style-name="P25"><text:span text:style-name="T3">He (Musa) said, 'Our Lord is He Who gives each thing its created form and then guides it.' (Qur'an, 20:50)</text:span></text:p>
      <text:p text:style-name="P17"/>
      <text:p text:style-name="P25"><text:span text:style-name="T3">Even if there was a Qur'an which moved mountains, or split the earth open or spoke to the dead...! On the contrary! The affair is Allah's altogether. Do those who believe not know that if Allah had wanted to He could have guided all mankind? Those who do not believe will not cease to be struck by disaster for what they have done--or a disaster will happen close to their homes--until Allah's promise is fulfilled. Allah will not fail to keep His promise. Qur'an, 13:31)</text:span></text:p>
      <text:p text:style-name="P17"/>
      <text:p text:style-name="P25"><text:span text:style-name="T3">We said, 'Go down from it, every one of you! Then when guidance comes to you from Me, those who follow My guidance will feel no fear and will know no sorrow.' (Qur'an, 2:38)</text:span></text:p>
      <text:p text:style-name="P25"><text:soft-page-break/><text:span text:style-name="T3">Those who do not believe say, 'Why has a Sign not been sent down to him from his Lord?' Say: 'Allah misguides whoever He wills and guides to Himself all who turn to Him. (Qur'an, 13:27)</text:span></text:p>
      <text:p text:style-name="P17"/>
      <text:p text:style-name="P25"><text:span text:style-name="T3">Did He not find you wandering and guide you? (Qur'an, 93:7)</text:span></text:p>
      <text:p text:style-name="P17"/>
      <text:p text:style-name="P25"><text:span text:style-name="T3">He increases in guidance those who are already guided and gives them their sense of duty. (Qur'an, 47:17) </text:span></text:p>
      <text:p text:style-name="P17"/>
      <text:p text:style-name="P25"><text:span text:style-name="T3">Accordingly We have revealed to you a Spirit by Our command. You had no idea of what the Book was, nor faith. Nonetheless We have made it a Light by which We guide those of Our servants We will. Truly you are guiding to a Straight Path. (Qur'an, 42:52)</text:span></text:p>
      <text:p text:style-name="P17"/>
      <text:p text:style-name="P17"/>
      <text:p text:style-name="P25"><text:span text:style-name="T3">HE BRINGS THE BELIEVERS TOGETHER</text:span></text:p>
      <text:p text:style-name="P17"/>
      <text:p text:style-name="P25"><text:span text:style-name="T3">Each person faces a particular direction so race each other to the good. Wherever you are, Allah will bring you all together. Truly Allah has power over all things. (Qur'an, 2:148)</text:span></text:p>
      <text:p text:style-name="P17"/>
      <text:p text:style-name="P17"/>
      <text:p text:style-name="P25"><text:span text:style-name="T3">HE UNIFIES THE HEARTS OF THE BELIEVERS </text:span></text:p>
      <text:p text:style-name="P17"/>
      <text:p text:style-name="P25"><text:span text:style-name="T3">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Qur'an, 3:103)</text:span></text:p>
      <text:p text:style-name="P17"/>
      <text:p text:style-name="P25"><text:span text:style-name="T3">If they intend to deceive you, Allah is enough for you. It is He Who supported you with His help and with the believers, and unified their hearts. Even if you had spent everything on the earth, you could not have unified their hearts. But Allah has unified them. He is Almighty, All-Wise. O Prophet! Allah is enough for you, and for the believers who follow you. (Qur'an, 8:62-64)</text:span></text:p>
      <text:p text:style-name="P16"/>
      <text:p text:style-name="P17"/>
      <text:p text:style-name="P25"><text:span text:style-name="T3">HE HAS MADE FAITH PLEASING, </text:span></text:p>
      <text:p text:style-name="P25"><text:span text:style-name="T3">AND UNFAITH HATEFUL TO THE HEARTS </text:span></text:p>
      <text:p text:style-name="P25"><text:span text:style-name="T3">OF THE BELIEVERS</text:span></text:p>
      <text:p text:style-name="P17"/>
      <text:p text:style-name="P25"><text:span text:style-name="T3">Know that the Messenger of Allah is among you. If he were to obey you in many things, you would suffer for it. However, Allah has given you love of faith and made it pleasing to your hearts, and has made disbelief, deviance and disobedience hateful to you. People such as these are rightly guided. (Qur'an, 49:7)</text:span></text:p>
      <text:p text:style-name="P25"><text:soft-page-break/><text:span text:style-name="T3">HE MAKES THE WORK </text:span></text:p>
      <text:p text:style-name="P25"><text:span text:style-name="T3">OF THE BELIEVERS EASY</text:span></text:p>
      <text:p text:style-name="P17"/>
      <text:p text:style-name="P25"><text:span text:style-name="T3">Did We not expand your breast for you and remove your load from you which weighed down your back? Did We not raise your renown high? For truly with hardship comes ease; truly with hardship comes ease. (Qur'an, 94:1-6) </text:span></text:p>
      <text:p text:style-name="P17"/>
      <text:p text:style-name="P25"><text:span text:style-name="T3">We have made it (the Qur'an) easy on your tongue so that you can give good news to those who guard against evil and warn stubbornly hostile people by it. (Qur'an, 19:97)</text:span></text:p>
      <text:p text:style-name="P17"/>
      <text:p text:style-name="P25"><text:span text:style-name="T3">We will ease you to the Easy Way. (Qur'an, 87:8)</text:span></text:p>
      <text:p text:style-name="P17"/>
      <text:p text:style-name="P25"><text:span text:style-name="T3">As for him who gives out and guards against evil and confirms the Good, We will pave his way to Ease. (Qur'an, 92:5-7)</text:span></text:p>
      <text:p text:style-name="P17"/>
      <text:p text:style-name="P25"><text:span text:style-name="T3">Allah desires to make things lighter for you. Man was created weak. (Qur'an, 4:28)</text:span></text:p>
      <text:p text:style-name="P17"/>
      <text:p text:style-name="P25"><text:span text:style-name="T3">As for those who believe and do right actions-We impose on no self any more than it can bear—they are the Companions of the Garden, remaining in it timelessly, for ever. (Qur'an, 7:42)</text:span></text:p>
      <text:p text:style-name="P17"/>
      <text:p text:style-name="P25"><text:span text:style-name="T3">The month of Ramadan is the one in which the Qur'an was sent down as guidance for mankind, with Clear Signs containing guidance and discrimination. Any of you who are resident for the month should fast it. But any of you who are ill or on a journey should fast a number of other days. Allah desires ease for you; He does not desire difficulty for you. You should complete the number of days and proclaim Allah's greatness for the guidance He has given you so that hopefully you will be thankful. (Qur'an, 2:185)</text:span></text:p>
      <text:p text:style-name="P17"/>
      <text:p text:style-name="P25"><text:span text:style-name="T3">We do not impose on any self any more than it can stand. With Us there is a Book which speaks the truth. They will not be wronged. (Qur'an, 23:62)</text:span></text:p>
      <text:p text:style-name="P17"/>
      <text:p text:style-name="P25"><text:span text:style-name="T3">In the case of those of your wives who are past the age of menstruation, if you have any doubt, their term should be three months, and that also applies to those who have not yet menstruated. The time for women who are pregnant is when they give birth. Whoever has fear of Allah—He will make matters easy for him. (Qur'an, 65:4)</text:span></text:p>
      <text:p text:style-name="P16"/>
      <text:p text:style-name="P16"/>
      <text:p text:style-name="P25"/>
      <text:p text:style-name="P33"><text:span text:style-name="T3">HE LOVES THE BELIEVERS</text:span></text:p>
      <text:p text:style-name="P17"/>
      <text:p text:style-name="P25"><text:span text:style-name="T3">Do not ever stand in it (such a mosque). A mosque founded on performing one's duty from the very first day has a greater right for you to stand in it. In it there are men who love to purify themselves. Allah loves those who purify themselves. (Qur'an, 9:108)</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6"/>
      <text:p text:style-name="P17"/>
      <text:p text:style-name="P25"><text:span text:style-name="T3">HE GIVES SERENITY AND </text:span></text:p>
      <text:p text:style-name="P25"><text:span text:style-name="T3">SAFETY TO THE HEARTS OF THE BELIEVERS</text:span></text:p>
      <text:p text:style-name="P17"/>
      <text:p text:style-name="P25"><text:span text:style-name="T3">It is He Who sent down serenity into the hearts of the believers thereby increasing their faith with more faith—the legions of the heavens and the earth belong to Allah. Allah is All-Knowing, All-Wise. (Qur'an, 48:4)</text:span></text:p>
      <text:p text:style-name="P17"/>
      <text:p text:style-name="P25"><text:span text:style-name="T3">Allah was pleased with the believers when they pledged allegiance to you under the tree. He knew what was in their hearts, and sent down serenity to them and has rewarded them with an imminent victory. (Qur'an, 48:18)</text:span></text:p>
      <text:p text:style-name="P17"/>
      <text:p text:style-name="P25"><text:span text:style-name="T3">And when He overcame you with sleep, making you feel secure, and sent you down water from heaven to purify you and remove the taint of satan from you, and to fortify your hearts and make your feet firm. (Qur'an, 8:11)</text:span></text:p>
      <text:p text:style-name="P17"/>
      <text:p text:style-name="P25"><text:span text:style-name="T3">If you do not help him, Allah did help him when the unbelievers drove him out and there were two of them in the Cave. He said to his companion, 'Do not be despondent, Allah is with us.' Then Allah sent down His serenity upon him and reinforced him with troops you could not see. He made the word of those who did not believe undermost. It is the word of Allah which is uppermost. Allah is Almighty, All-Wise. (Qur'an, 9:40)</text:span></text:p>
      <text:p text:style-name="P17"/>
      <text:p text:style-name="P25"><text:span text:style-name="T3">Then Allah sent down His serenity on His Messenger and on the believers, and sent down troops you could not see, and punished those who did not believe. That is how the unbelievers are repaid. (Qur'an, 9:26)</text:span></text:p>
      <text:p text:style-name="P16"/>
      <text:p text:style-name="P17"/>
      <text:p text:style-name="P25"/>
      <text:p text:style-name="P33"><text:span text:style-name="T3">HE ERASES THE BAD ACTIONS </text:span></text:p>
      <text:p text:style-name="P25"><text:span text:style-name="T3">OF THE BELIEVERS</text:span></text:p>
      <text:p text:style-name="P17"/>
      <text:p text:style-name="P25"><text:span text:style-name="T3">As for those who believe and do right actions, We will erase their bad actions from them, and recompense them for the best of what they did. (Qur'an, 29:7)</text:span></text:p>
      <text:p text:style-name="P17"/>
      <text:p text:style-name="P25"><text:span text:style-name="T3">So that Allah may erase from them the worst of what they did and pay them their wages for the best of what they did. (Qur'an, 39:35)</text:span></text:p>
      <text:p text:style-name="P17"/>
      <text:p text:style-name="P25"><text:span text:style-name="T3">On the Day He gathers you for the Day of Gathering—that is the Day of Profit and Loss. As for those who believe in Allah and act rightly, We will erase their bad actions from them and admit them into Gardens with rivers flowing under them, remaining in them timelessly, for ever and ever. That is the Great Victory! (Qur'an, 64:9)</text:span></text:p>
      <text:p text:style-name="P17"/>
      <text:p text:style-name="P25"><text:span text:style-name="T3">You who believe! If you have fear of Allah, He will give you discrimination and erase your bad actions from you and forgive you. Allah's favour is indeed immense. (Qur'an, 8:29)</text:span></text:p>
      <text:p text:style-name="P16"/>
      <text:p text:style-name="P17"/>
      <text:p text:style-name="P25"><text:span text:style-name="T3">HE CREATES THE GARDEN (PARADISE) FOR THE BELIEVERS</text:span></text:p>
      <text:p text:style-name="P17"/>
      <text:p text:style-name="P25"><text:span text:style-name="T3">'This is your reward. Your striving is fully acknowledged.' (Qur'an, 76:22)</text:span></text:p>
      <text:p text:style-name="P17"/>
      <text:p text:style-name="P25"><text:span text:style-name="T3">For those who believe and do right actions there are Gardens of Delight. (Qur'an, 31:8)</text:span></text:p>
      <text:p text:style-name="P17"/>
      <text:p text:style-name="P25"><text:span text:style-name="T3">Those who believe and migrate and strive in the Way of Allah with their wealth and themselves have a higher rank with Allah. They are the ones who are victorious. Their Lord gives them the good news of His mercy and good pleasure and Gardens where they will enjoy everlasting delight, (Qur'an, 9:20-21)</text:span></text:p>
      <text:p text:style-name="P17"/>
      <text:p text:style-name="P25"><text:span text:style-name="T3">That abode of the hereafter–We grant it to those who do not seek to exalt themselves in the earth or to cause corruption in it. The successful outcome is for those who guard against evil. (Qur'an, 28:83)</text:span></text:p>
      <text:p text:style-name="P17"/>
      <text:p text:style-name="P25"><text:span text:style-name="T3">So Allah has safeguarded them from the evil of that Day and has made them meet with radiance and pure joy. And will reward them for their steadfastness with a Garden and with silk. (Qur'an, 76:11-12)</text:span></text:p>
      <text:p text:style-name="P16"/>
      <text:p text:style-name="P17"/>
      <text:p text:style-name="P25"/>
      <text:p text:style-name="P33"><text:span text:style-name="T3">ALLAH WILL CERTAINLY HELP THOSE </text:span></text:p>
      <text:p text:style-name="P25"><text:span text:style-name="T3">WHO HELP HIS RELIGION IN THIS WORLD</text:span></text:p>
      <text:p text:style-name="P25"><text:span text:style-name="T3">AND THE HEREAFTER</text:span></text:p>
      <text:p text:style-name="P17"/>
      <text:p text:style-name="P25"><text:span text:style-name="T3">Those who were expelled from their homes without any right, merely for saying, 'Our Lord is Allah'—if Allah had not driven some people back by means of others, monasteries, churches, synagogues and mosques, where Allah's name is mentioned much, would have been pulled down and destroyed. Allah will certainly help those who help Him–Allah is All-Strong, Almighty, (Qur'an, 22:40)</text:span></text:p>
      <text:p text:style-name="P17"/>
      <text:p text:style-name="P25"><text:span text:style-name="T3">We will certainly help Our Messengers and those who believe both in the life of this world and on the Day the witnesses appear. (Qur'an, 40:51)</text:span></text:p>
      <text:p text:style-name="P17"/>
      <text:p text:style-name="P25"><text:span text:style-name="T3">You who believe! If you help Allah, He will help you and make your feet firm. (Qur'an, 47:7)</text:span></text:p>
      <text:p text:style-name="P16"/>
      <text:p text:style-name="P16"/>
      <text:p text:style-name="P23"/>
      <text:p text:style-name="P34"><text:span text:style-name="T12">ALLAH (swt)</text:span></text:p>
      <text:p text:style-name="P17"/>
      <text:p text:style-name="P17"/>
      <text:p text:style-name="P25"><text:span text:style-name="T3">To Allah belong the Most Beautiful Names...</text:span></text:p>
      <text:p text:style-name="P25"><text:span text:style-name="T3">(Qur'an, 7:180)</text:span></text:p>
      <text:p text:style-name="P17"/>
      <text:p text:style-name="P25"><text:span text:style-name="T3">Allah: The most sacred Name that indicates the Being Most High, His oneness and His attributes. </text:span></text:p>
      <text:p text:style-name="P25"><text:span text:style-name="T3">Al-'Adl: The Just</text:span></text:p>
      <text:p text:style-name="P25"><text:span text:style-name="T3">Al-'Afuw: The Forgiving</text:span></text:p>
      <text:p text:style-name="P25"><text:span text:style-name="T3">Al-Ahad: The One</text:span></text:p>
      <text:p text:style-name="P25"><text:span text:style-name="T3">Ahkamu Al-Hakemeen: The Justest of Judges</text:span></text:p>
      <text:p text:style-name="P25"><text:span text:style-name="T3">Al-Akhir: The Last</text:span></text:p>
      <text:p text:style-name="P25"><text:span text:style-name="T3">Al-Akram: The Most Bounteous</text:span></text:p>
      <text:p text:style-name="P25"><text:span text:style-name="T3">Al-A'la: The Most High</text:span></text:p>
      <text:p text:style-name="P25"><text:span text:style-name="T3">Al-'Alim: The All-knowing </text:span></text:p>
      <text:p text:style-name="P25"><text:span text:style-name="T3">Al-'Aliy: The Sublime</text:span></text:p>
      <text:p text:style-name="P25"><text:span text:style-name="T3">Al-Allam: The Omniscient</text:span></text:p>
      <text:p text:style-name="P25"><text:span text:style-name="T3">Al- Asim: The Protector</text:span></text:p>
      <text:p text:style-name="P25"><text:span text:style-name="T3">Al-'Azim: The All-Glorious</text:span></text:p>
      <text:p text:style-name="P25"><text:span text:style-name="T3">Al-Aziz: The Almighty</text:span></text:p>
      <text:p text:style-name="P25"><text:span text:style-name="T3">Al-Awwal: The First</text:span></text:p>
      <text:p text:style-name="P25"><text:span text:style-name="T3">Al-Badi': The Innovative Creator</text:span></text:p>
      <text:p text:style-name="P25"><text:span text:style-name="T3">Al-Ba'ith: The Resurrector</text:span></text:p>
      <text:p text:style-name="P25"><text:span text:style-name="T3">Al-Baqi: The Everlasting</text:span></text:p>
      <text:p text:style-name="P25"><text:span text:style-name="T3">Al-Bari: The Maker</text:span></text:p>
      <text:p text:style-name="P25"><text:span text:style-name="T3">Al-Barr: The Beneficent</text:span></text:p>
      <text:p text:style-name="P25"><text:span text:style-name="T3">Al-Basir: The All-Seeing</text:span></text:p>
      <text:p text:style-name="P25"><text:span text:style-name="T3">Al-Basit: The Expander</text:span></text:p>
      <text:p text:style-name="P25"><text:span text:style-name="T3">Al-Batin: The Hidden</text:span></text:p>
      <text:p text:style-name="P25"><text:span text:style-name="T3">Al-Dafe': The Remover of Tribulations</text:span></text:p>
      <text:p text:style-name="P25"><text:span text:style-name="T3">Al-Darr: The Afflictor</text:span></text:p>
      <text:p text:style-name="P25"><text:span text:style-name="T3">Dhu Al-Fadhl : The Lord of Man</text:span></text:p>
      <text:p text:style-name="P25"><text:span text:style-name="T3">Dhu'l-Jalal Wa'l-Ikram: The Lord of majesty and generosity</text:span></text:p>
      <text:p text:style-name="P25"><text:span text:style-name="T3">Al-Fae'l: The Doer </text:span></text:p>
      <text:p text:style-name="P25"><text:span text:style-name="T3">Al-Fasel: He Who distinguishes in the best way</text:span></text:p>
      <text:p text:style-name="P25"><text:span text:style-name="T3">Al-Fattah: The Opener</text:span></text:p>
      <text:p text:style-name="P17"/>
      <text:p text:style-name="P25"><text:span text:style-name="T3">Al-Faleq: He Who splits. "Allah is He Who splits the seed and kernel. He brings forth the living from the dead, and produces the dead out of the living. That is Allah, so how are you perverted? It is He </text:span><text:soft-page-break/><text:span text:style-name="T3">Who splits the sky at dawn, and appoints the night as a time of stillness and the sun and moon as a means of reckoning. That is what the Almighty, the All-Knowing has ordained." (Qur'an, 6: 95-96)</text:span></text:p>
      <text:p text:style-name="P17"/>
      <text:p text:style-name="P25"><text:span text:style-name="T3">Al-Fatir: The Creator</text:span></text:p>
      <text:p text:style-name="P25"><text:span text:style-name="T3">Al-Ghaffar: The Forgiving</text:span></text:p>
      <text:p text:style-name="P25"><text:span text:style-name="T3">Al-Ghafur: The Forgiving</text:span></text:p>
      <text:p text:style-name="P25"><text:span text:style-name="T3">Ghalib: The Predominant</text:span></text:p>
      <text:p text:style-name="P25"><text:span text:style-name="T3">Al-Ghani: The Self-Sufficient</text:span></text:p>
      <text:p text:style-name="P25"><text:span text:style-name="T3">Al-Hadi: The Guide</text:span></text:p>
      <text:p text:style-name="P25"><text:span text:style-name="T3">Al-Hafiz: The Guardian</text:span></text:p>
      <text:p text:style-name="P25"><text:span text:style-name="T3">Al-Hafiyy: The Most Gracious</text:span></text:p>
      <text:p text:style-name="P25"><text:span text:style-name="T3">Al-Hakam: The Judge</text:span></text:p>
      <text:p text:style-name="P25"><text:span text:style-name="T3">Al-Hakim: The Wise</text:span></text:p>
      <text:p text:style-name="P25"><text:span text:style-name="T3">Al-Halim: The All-Clement</text:span></text:p>
      <text:p text:style-name="P25"><text:span text:style-name="T3">Al-Hamid: The Praiseworthy</text:span></text:p>
      <text:p text:style-name="P25"><text:span text:style-name="T3">Al-Haqq: The Truth</text:span></text:p>
      <text:p text:style-name="P25"><text:span text:style-name="T3">Al-Hasib: The Reckoner</text:span></text:p>
      <text:p text:style-name="P25"><text:span text:style-name="T3">Al-Hayy: The Living</text:span></text:p>
      <text:p text:style-name="P25"><text:span text:style-name="T3">Al-Ilah: God</text:span></text:p>
      <text:p text:style-name="P25"><text:span text:style-name="T3">Al-Jabbar: The Irresistible</text:span></text:p>
      <text:p text:style-name="P25"><text:span text:style-name="T3">Al-Jalil: The Glorious</text:span></text:p>
      <text:p text:style-name="P25"><text:span text:style-name="T3">Al-Jameel: The Beautiful</text:span></text:p>
      <text:p text:style-name="P25"><text:span text:style-name="T3">Al-Jami': The Gatherer</text:span></text:p>
      <text:p text:style-name="P25"><text:span text:style-name="T3">Al-Kabir: The Great</text:span></text:p>
      <text:p text:style-name="P25"><text:span text:style-name="T3">A-Kafi: The Sufficient One</text:span></text:p>
      <text:p text:style-name="P25"><text:span text:style-name="T3">Al-Kafil: The Surety</text:span></text:p>
      <text:p text:style-name="P25"><text:span text:style-name="T3">Al-Karim: The Generous</text:span></text:p>
      <text:p text:style-name="P25"><text:span text:style-name="T3">Al-Kashef: He Who does away with all sorts of woes and difficulties</text:span></text:p>
      <text:p text:style-name="P25"><text:span text:style-name="T3">Al-Khabir: The All-Aware</text:span></text:p>
      <text:p text:style-name="P25"><text:span text:style-name="T3">Al-Khafid: The Abaser</text:span></text:p>
      <text:p text:style-name="P25"><text:span text:style-name="T3">Al-Khaliq: The Creator</text:span></text:p>
      <text:p text:style-name="P25"><text:span text:style-name="T3">Lam Yakun Lahu Kufuan Ahad : No one is comparable to Him.</text:span></text:p>
      <text:p text:style-name="P25"><text:span text:style-name="T3">Lam Yaled va Lam Yulad: He has not given birth and was not born.</text:span></text:p>
      <text:p text:style-name="P25"><text:span text:style-name="T3">Al-Latif: The Subtle </text:span></text:p>
      <text:p text:style-name="P25"><text:span text:style-name="T3">Al-Mabayyen: He Who Reveals</text:span></text:p>
      <text:p text:style-name="P25"><text:span text:style-name="T3">Al-Majid: The Most Glorious One</text:span></text:p>
      <text:p text:style-name="P25"><text:span text:style-name="T3">Al-Maker: Allah is the Best of Plotters</text:span></text:p>
      <text:p text:style-name="P25"><text:span text:style-name="T3">Al-Malik: The Sovereign</text:span></text:p>
      <text:p text:style-name="P25"><text:span text:style-name="T3">Maliku'l-Mulk: The Lord of the Kingdom</text:span></text:p>
      <text:p text:style-name="P25"><text:soft-page-break/><text:span text:style-name="T3">Al-Malja: The Refuge. And also towards the three who were left behind, so that when the earth became narrow for them, for all its great breadth, and their own selves became constricted for them and they realized that there was no refuge from Allah except in Him, He turned to them so that they might turn to Him. Allah is the Ever-Returning, the Most Merciful. (9/ 118)</text:span></text:p>
      <text:p text:style-name="P17"/>
      <text:p text:style-name="P25"><text:span text:style-name="T3">Al-Mani': The Withholder</text:span></text:p>
      <text:p text:style-name="P25"><text:span text:style-name="T3">Al-Mannan: The Most Gracious</text:span></text:p>
      <text:p text:style-name="P25"><text:span text:style-name="T3">Al-Matin: The Firm</text:span></text:p>
      <text:p text:style-name="P25"><text:span text:style-name="T3">Al-Maula: The Protector</text:span></text:p>
      <text:p text:style-name="P25"><text:span text:style-name="T3">Al-Mu'akhkhir: The Detainer</text:span></text:p>
      <text:p text:style-name="P25"><text:span text:style-name="T3">Al-Mubdi: The Originator</text:span></text:p>
      <text:p text:style-name="P25"><text:span text:style-name="T3">Al-Mubin: The Manifest</text:span></text:p>
      <text:p text:style-name="P25"><text:span text:style-name="T3">Al-Mubkee/ Al-Mudheek: He Who brings about both laughter and tears</text:span></text:p>
      <text:p text:style-name="P25"><text:span text:style-name="T3">Al-Mudabber: The Ruler, the Governor, Who governs all of creation with order and balance</text:span></text:p>
      <text:p text:style-name="P25"><text:span text:style-name="T3">Al-Mudhill: The Humiliator</text:span></text:p>
      <text:p text:style-name="P25"><text:span text:style-name="T3">Al-Mufee: He Who keeps His Word</text:span></text:p>
      <text:p text:style-name="P25"><text:span text:style-name="T3">Al-Mughni: The Enricher</text:span></text:p>
      <text:p text:style-name="P25"><text:span text:style-name="T3">Al-Muhaymin: The Protector</text:span></text:p>
      <text:p text:style-name="P25"><text:span text:style-name="T3">Al-Muheet: The Encompassing</text:span></text:p>
      <text:p text:style-name="P25"><text:span text:style-name="T3">Al-Muhit: All-Pervading</text:span></text:p>
      <text:p text:style-name="P25"><text:span text:style-name="T3">Al-Muhiyy: The Giver of Life</text:span></text:p>
      <text:p text:style-name="P25"><text:span text:style-name="T3">Al-Muhsen: The Pure and Giver of Purity</text:span></text:p>
      <text:p text:style-name="P25"><text:span text:style-name="T3">Al-Muhsi: The Reckoner</text:span></text:p>
      <text:p text:style-name="P25"><text:span text:style-name="T3">Al-Mu'id: The Restorer</text:span></text:p>
      <text:p text:style-name="P25"><text:span text:style-name="T3">Al-Mu'izz: The Honourer</text:span></text:p>
      <text:p text:style-name="P25"><text:span text:style-name="T3">Al-Mujeeb: The Answerer</text:span></text:p>
      <text:p text:style-name="P25"><text:span text:style-name="T3">Al-Mujib: One Who Answers All </text:span></text:p>
      <text:p text:style-name="P17"/>
      <text:p text:style-name="P25"><text:span text:style-name="T3">Al-Mukavver: He Who surrounds all of creation with His Might and raises it from small to great. "He Enfolds Both Night with Day and Day with Night". (Qur'an, 39:5)</text:span></text:p>
      <text:p text:style-name="P17"/>
      <text:p text:style-name="P25"><text:span text:style-name="T3">Al-Mukhrej: The Revealer. "Say: 'Go on mocking! Allah will expose everything you are afraid of'." (Qur'an, 9:64)</text:span></text:p>
      <text:p text:style-name="P17"/>
      <text:p text:style-name="P25"><text:span text:style-name="T3">Al-Mukmel: He Who perfects </text:span></text:p>
      <text:p text:style-name="P25"><text:span text:style-name="T3">Al-Mulaqqen: The Inspirer, Who Settles the Verses and His Book in Men's Hearts </text:span></text:p>
      <text:p text:style-name="P17"/>
      <text:p text:style-name="P25"><text:span text:style-name="T3">Al-Mulhem: The Inspirer. "He Who Inspires us to Avoid His Wrath." (Qur'an, 91:8)</text:span></text:p>
      <text:p text:style-name="P17"/>
      <text:p text:style-name="P25"><text:soft-page-break/><text:span text:style-name="T3">Al-Mulheq: The Includer. "Kill me as a Muslim and make me one of the community of the faithful." (Qur'an, 12:101)</text:span></text:p>
      <text:p text:style-name="P17"/>
      <text:p text:style-name="P25"><text:span text:style-name="T3">Al-Mu'min: The Giver of Peace</text:span></text:p>
      <text:p text:style-name="P25"><text:span text:style-name="T3">Al-Mumit: The Life-Taker </text:span></text:p>
      <text:p text:style-name="P25"><text:span text:style-name="T3">Al-Mundher: The Warner</text:span></text:p>
      <text:p text:style-name="P25"><text:span text:style-name="T3">Al-Munjee: The Shelterer and Protector</text:span></text:p>
      <text:p text:style-name="P25"><text:span text:style-name="T3">Al-Muntaqim: The Avenger</text:span></text:p>
      <text:p text:style-name="P25"><text:span text:style-name="T3">Al-Muqaddim: The Promoter </text:span></text:p>
      <text:p text:style-name="P25"><text:span text:style-name="T3">Al-Muqalleb: The Turner of Men's Hearts</text:span></text:p>
      <text:p text:style-name="P25"><text:span text:style-name="T3">Al-Muqeem: He Who stands in need of nothing for any reason Al-Muqit: The Sustainer</text:span></text:p>
      <text:p text:style-name="P25"><text:span text:style-name="T3">Al-Muqsit: The Just</text:span></text:p>
      <text:p text:style-name="P25"><text:span text:style-name="T3">Al-Muqtader: The Powerful, The Dominant, The One with the perfect Power that nothing is withheld from Him. The Prevailing</text:span></text:p>
      <text:p text:style-name="P17"/>
      <text:p text:style-name="P25"><text:span text:style-name="T3">Al-Muraghgheb: The Desired, the One to Whom all men turn to. "...We are those who turn to Allah..." (Qur'an, 9:59)</text:span></text:p>
      <text:p text:style-name="P17"/>
      <text:p text:style-name="P25"><text:span text:style-name="T3">Al-Mutahher: The Cleanser, He Who Cleanses from Idolatry and Spiritual Evil </text:span></text:p>
      <text:p text:style-name="P25"><text:span text:style-name="T3">Al-Mutakebber: He Who Reveals His Greatness in All</text:span></text:p>
      <text:p text:style-name="P25"><text:span text:style-name="T3">Al-Musawwir: The Shaper</text:span></text:p>
      <text:p text:style-name="P25"><text:span text:style-name="T3">Al-Musta'an: One Who is Called Upon For Help</text:span></text:p>
      <text:p text:style-name="P25"><text:span text:style-name="T3">Al-Muta'ali: The All-Exalted</text:span></text:p>
      <text:p text:style-name="P25"><text:span text:style-name="T3">Al-Mutakabbir: The Superb</text:span></text:p>
      <text:p text:style-name="P25"><text:span text:style-name="T3">Al-Mu'tee: The Giver</text:span></text:p>
      <text:p text:style-name="P25"><text:span text:style-name="T3">Al-Muyasser: He Who Makes His Servant's Path Easier in Goodness and Wickedness, Who Places No Burden Beyond His Capacity on Anyone</text:span></text:p>
      <text:p text:style-name="P17"/>
      <text:p text:style-name="P25"><text:span text:style-name="T3">Al-Muzakkee: He Who Purifies His servants of all faults, shame and spiritual impurity. "No, Allah raises and cleanses whom He wishes " (Qur'an, 4:49) </text:span></text:p>
      <text:p text:style-name="P17"/>
      <text:p text:style-name="P25"><text:span text:style-name="T3">Al-Muzayyen: The Adorner. "... He caused you to love faith and adorned and made it attractive to your hearts..." (Qur'an, 49:7)</text:span></text:p>
      <text:p text:style-name="P17"/>
      <text:p text:style-name="P25"><text:span text:style-name="T3">Al-Nadee: He Who is Invoked</text:span></text:p>
      <text:p text:style-name="P25"><text:span text:style-name="T3">Al-Nafi': The Beneficent </text:span></text:p>
      <text:p text:style-name="P25"><text:span text:style-name="T3">Al-Nasir: The Helper</text:span></text:p>
      <text:p text:style-name="P25"><text:span text:style-name="T3">Al-Nur: The Light</text:span></text:p>
      <text:p text:style-name="P25"><text:span text:style-name="T3">Al-Qabid: The Seizer</text:span></text:p>
      <text:p text:style-name="P25"><text:span text:style-name="T3">Al-Qadee: The Ruler, He Who Completes His Task </text:span></text:p>
      <text:p text:style-name="P25"><text:soft-page-break/><text:span text:style-name="T3">Al-Qadeem: He Who has existed for all time with His Being and Name and Whose Holiness and Perfection go beyond all transient things</text:span></text:p>
      <text:p text:style-name="P25"><text:span text:style-name="T3">Al-Qadir: The Powerful</text:span></text:p>
      <text:p text:style-name="P25"><text:span text:style-name="T3">Al-Qasem: He Who Shares Out, Whose Blessings, Justice, Wisdom and Compassion are shared out to all</text:span></text:p>
      <text:p text:style-name="P25"><text:span text:style-name="T3">Al-Quddus: The Holy</text:span></text:p>
      <text:p text:style-name="P25"><text:span text:style-name="T3">Al-Qahhar: The Crusher, The Subduer, The Dominator</text:span></text:p>
      <text:p text:style-name="P25"><text:span text:style-name="T3">Al-Qahir:The Omnipotent</text:span></text:p>
      <text:p text:style-name="P25"><text:span text:style-name="T3">Al-Qarib: The Nigh</text:span></text:p>
      <text:p text:style-name="P25"><text:span text:style-name="T3">Al-Qawiyy: The All-Strong</text:span></text:p>
      <text:p text:style-name="P25"><text:span text:style-name="T3">Al-Qayyum: The Eternal</text:span></text:p>
      <text:p text:style-name="P25"><text:span text:style-name="T3">Rabb:The Sustainer</text:span></text:p>
      <text:p text:style-name="P25"><text:span text:style-name="T3">Al-Rafi: The Exalter</text:span></text:p>
      <text:p text:style-name="P25"><text:span text:style-name="T3">Ar-Rahman: The Compassionate.</text:span></text:p>
      <text:p text:style-name="P25"><text:span text:style-name="T3">Ar-Rahim: The Merciful</text:span></text:p>
      <text:p text:style-name="P25"><text:span text:style-name="T3">Al-Rahman Al-Raheem: The Most Gracious, the Most Merciful</text:span></text:p>
      <text:p text:style-name="P25"><text:span text:style-name="T3">Al-Raqib: The Watchful</text:span></text:p>
      <text:p text:style-name="P25"><text:span text:style-name="T3">Al-Ra'uf: The Gentle</text:span></text:p>
      <text:p text:style-name="P25"><text:span text:style-name="T3">Al-Rashid: The Guide</text:span></text:p>
      <text:p text:style-name="P25"><text:span text:style-name="T3">Al-Razzaq: The All-Provider</text:span></text:p>
      <text:p text:style-name="P25"><text:span text:style-name="T3">Al-Sabur: The Forbearing</text:span></text:p>
      <text:p text:style-name="P25"><text:span text:style-name="T3">Al-Sadeq: The True, the Keeper of His Word</text:span></text:p>
      <text:p text:style-name="P25"><text:span text:style-name="T3">Al-Saeq: The Driver, He Who Drives to Hell</text:span></text:p>
      <text:p text:style-name="P25"><text:span text:style-name="T3">Al-Salam: The All-peace</text:span></text:p>
      <text:p text:style-name="P25"><text:span text:style-name="T3">Al-Samad: The Everlasting Refuge</text:span></text:p>
      <text:p text:style-name="P25"><text:span text:style-name="T3">Al-Sami': The All-Hearing</text:span></text:p>
      <text:p text:style-name="P25"><text:span text:style-name="T3">Al-Sani': The Artificer</text:span></text:p>
      <text:p text:style-name="P25"><text:span text:style-name="T3">Sare' Al-Hesab: He Who is swift at reckoning.</text:span></text:p>
      <text:p text:style-name="P25"><text:span text:style-name="T3">Al-Sattar: The Coverer</text:span></text:p>
      <text:p text:style-name="P25"><text:span text:style-name="T3">Shadeed Al-E'qab: He Whose Punishment and Torment is Terrible</text:span></text:p>
      <text:p text:style-name="P25"><text:span text:style-name="T3">Al-Shahid: The Witness</text:span></text:p>
      <text:p text:style-name="P25"><text:span text:style-name="T3">Al-Shafe': The Affectionate</text:span></text:p>
      <text:p text:style-name="P25"><text:span text:style-name="T3">Al-Shafi: The Healer</text:span></text:p>
      <text:p text:style-name="P25"><text:span text:style-name="T3">Al-Shakur: The Appreciative</text:span></text:p>
      <text:p text:style-name="P17"/>
      <text:p text:style-name="P25"><text:span text:style-name="T3">Al-Shareh: The Opener. "Did We Not Open and Widen Your Heart?" (Qur'an, 94:1)</text:span></text:p>
      <text:p text:style-name="P17"/>
      <text:p text:style-name="P25"><text:span text:style-name="T3">Al-Tawwab: The Acceptor of Repentance</text:span></text:p>
      <text:p text:style-name="P25"><text:span text:style-name="T3">Al-Wadud: The Loving</text:span></text:p>
      <text:p text:style-name="P25"><text:span text:style-name="T3">Al-Wahhab: The All-giving</text:span></text:p>
      <text:p text:style-name="P25"><text:soft-page-break/><text:span text:style-name="T3">Al-Wahid: The One</text:span></text:p>
      <text:p text:style-name="P25"><text:span text:style-name="T3">Al-Wajid: The Finder</text:span></text:p>
      <text:p text:style-name="P25"><text:span text:style-name="T3">Al-Wakil: The Trustee</text:span></text:p>
      <text:p text:style-name="P25"><text:span text:style-name="T3">Al-Wali: The Protector</text:span></text:p>
      <text:p text:style-name="P25"><text:span text:style-name="T3">Al-Warith: The Inheritor</text:span></text:p>
      <text:p text:style-name="P25"><text:span text:style-name="T3">Al-Wasi':The All-Embracing</text:span></text:p>
      <text:p text:style-name="P25"><text:span text:style-name="T3">Al-Zahir: The Evident</text:span></text:p>
      <text:p text:style-name="P16"/>
      <text:p text:style-name="P16"/>
      <text:p text:style-name="P23"/>
      <text:p text:style-name="P34"><text:span text:style-name="T12">THE GLORIOUS QUR'AN</text:span></text:p>
      <text:p text:style-name="P12"/>
      <text:p text:style-name="P12"/>
      <text:p text:style-name="P42"><text:span text:style-name="T3">Alif Lam Ra. This is a Book We have sent down to you so that you can bring mankind from the darkness to the light, by the permission of their Lord, to the Path of the Almighty, the Praiseworthy. (Qur'an, 14:1)</text:span></text:p>
      <text:p text:style-name="P17"/>
      <text:p text:style-name="P17"/>
      <text:p text:style-name="P26"><text:span text:style-name="T13">IT IS A REVELATION FROM ALLAH</text:span></text:p>
      <text:p text:style-name="P17"/>
      <text:p text:style-name="P25"><text:span text:style-name="T3">Falsehood cannot reach it from before it or behind it–it (the Qur'an) is a revelation from One Who is All-Wise, Praiseworthy. (Qur'an, 41:42)</text:span></text:p>
      <text:p text:style-name="P17"/>
      <text:p text:style-name="P25"><text:span text:style-name="T3">Alif Lam Ra. This is a Book We have sent down to you so that you can bring mankind from the darkness to the light, by the permission of their Lord, to the Path of the Almighty, the Praiseworthy. (Qur'an, 14:1)</text:span></text:p>
      <text:p text:style-name="P17"/>
      <text:p text:style-name="P25"><text:span text:style-name="T3">Truly it is revelation sent down by the Lord of all the worlds. (Qur'an, 26:192)</text:span></text:p>
      <text:p text:style-name="P17"/>
      <text:p text:style-name="P25"><text:span text:style-name="T3">This Qur'an could never have been devised by any besides Allah. Rather it is confirmation of what came before it and an elucidation of the Book which contains no doubt from the Lord of all the worlds. Do they say, 'He has invented it'? Say: 'Then produce a sura like it and call on anyone you can besides Allah if you are telling the truth.' (Qur'an, 10:37-38)</text:span></text:p>
      <text:p text:style-name="P17"/>
      <text:p text:style-name="P25"><text:span text:style-name="T3">The revelation of the Book is from Allah, the Almighty, the All-Wise. (Qur'an, 39:1)</text:span></text:p>
      <text:p text:style-name="P17"/>
      <text:p text:style-name="P25"><text:span text:style-name="T3">It is not the word of a poet—how little faith you have! Nor the word of a fortune-teller—how little heed you pay! It is a revelation from the Lord of all the worlds. (Qur'an, 69:41-43)</text:span></text:p>
      <text:p text:style-name="P17"/>
      <text:p text:style-name="P25"><text:span text:style-name="T3">The revelation of the Book, without any doubt of it, is from the Lord of the worlds. Or do they say, 'He has invented it'? No indeed! It is the truth from your Lord to warn a people to whom, before you, no warner came, so that hopefully they will be guided. (Qur'an, 32:2-3)</text:span></text:p>
      <text:p text:style-name="P17"/>
      <text:p text:style-name="P25"><text:span text:style-name="T3">And so that those who have been given knowledge will know it is the truth from their Lord and believe in it and their hearts will be humbled to Him. Allah guides those who believe to a straight path. (Qur'an, 22:54)</text:span></text:p>
      <text:p text:style-name="P17"/>
      <text:p text:style-name="P25"><text:span text:style-name="T3">Say: 'If both men and jinn banded together to produce the like of this Qur'an, they could never produce anything like it, even if they backed each other up.' (Qur'an, 17:88)<text:tab/></text:span></text:p>
      <text:p text:style-name="P16"/>
      <text:p text:style-name="P26"><text:soft-page-break/><text:span text:style-name="T13">IT HAS BEEN TAUGHT </text:span></text:p>
      <text:p text:style-name="P26"><text:span text:style-name="T13">BY THE ARCHANGEL GABRIEL</text:span></text:p>
      <text:p text:style-name="P17"/>
      <text:p text:style-name="P25"><text:span text:style-name="T3">It is nothing but Revelation revealed, taught him by (Gabriel) one immensely strong. (Qur'an, 53:4-5)</text:span></text:p>
      <text:p text:style-name="P17"/>
      <text:p text:style-name="P25"><text:span text:style-name="T3">Then He revealed to His servant what He revealed. (Qur'an, 53:10)</text:span></text:p>
      <text:p text:style-name="P17"/>
      <text:p text:style-name="P25"><text:span text:style-name="T3">Truly it (the Qur'an) is revelation sent down by the Lord of all the worlds. The Faithful Spirit brought it down to your heart so you would be one of the Warners (Qur'an, 26:192-194) </text:span></text:p>
      <text:p text:style-name="P17"/>
      <text:p text:style-name="P17"/>
      <text:p text:style-name="P26"><text:span text:style-name="T13">IT HAS BEEN SENT DOWN IN ARABIC</text:span></text:p>
      <text:p text:style-name="P17"/>
      <text:p text:style-name="P25"><text:span text:style-name="T3">We have sent it down as an Arabic Qur'an so that hopefully you will use your intellect. (Qur'an, 12:2)</text:span></text:p>
      <text:p text:style-name="P17"/>
      <text:p text:style-name="P25"><text:span text:style-name="T3">Accordingly We have sent it down as a judgement in Arabic. If you followed their whims and desires after the knowledge that has come to you, you would have no protector or defender against Allah. (Qur'an, 13:37)</text:span></text:p>
      <text:p text:style-name="P17"/>
      <text:p text:style-name="P25"><text:span text:style-name="T3">A Book whose verses have been demarcated for people who know as an Arabic Qur'an. (Qur'an, 41:3)</text:span></text:p>
      <text:p text:style-name="P16"/>
      <text:p text:style-name="P17"/>
      <text:p text:style-name="P26"><text:span text:style-name="T13">ITS REVELATION CONTAINS</text:span></text:p>
      <text:p text:style-name="P26"><text:span text:style-name="T13">MUCH WISDOM </text:span></text:p>
      <text:p text:style-name="P17"/>
      <text:p text:style-name="P25"><text:span text:style-name="T3">We have made it (the Qur'an) easy on your tongue so that you can give good news to those who guard against evil and warn stubbornly hostile people by it. (Qur'an, 19:97)</text:span></text:p>
      <text:p text:style-name="P17"/>
      <text:p text:style-name="P25"><text:span text:style-name="T3">On that Day We will raise up among every community a witness against them from amongst themselves, and bring you as a witness against them. We have sent down the Book to you making all things clear and as guidance and mercy and good news for the Muslims. (Qur'an, 16:89)</text:span></text:p>
      <text:p text:style-name="P17"/>
      <text:p text:style-name="P25"><text:span text:style-name="T3">Say: 'The Purest Spirit has brought it down from your Lord with truth, to make those who believe firm, and as guidance and good news for the Muslims.' (Qur'an, 16:102)</text:span></text:p>
      <text:p text:style-name="P17"/>
      <text:p text:style-name="P25"><text:soft-page-break/><text:span text:style-name="T3">Alif, Lam, Ra. This is a Book We have sent down to you so that you can bring mankind from the darkness to the light, by the permission of their Lord, to the Path of the Almighty, the Praiseworthy. (Qur'an, 14:1)</text:span></text:p>
      <text:p text:style-name="P17"/>
      <text:p text:style-name="P25"><text:span text:style-name="T3">This (the Qur'an) is a communication to be transmitted to mankind so that they may be warned by it and so that they will know that He is One God and so that people of intelligence will pay heed. (Qur'an, 14:52)</text:span></text:p>
      <text:p text:style-name="P17"/>
      <text:p text:style-name="P25"><text:span text:style-name="T3">We have only sent down the Book to you so that you can make clear to them the things about which they differ, and as a guidance and a mercy to people who believe. (Qur'an, 16:64)</text:span></text:p>
      <text:p text:style-name="P17"/>
      <text:p text:style-name="P25"><text:span text:style-name="T3">We did not send down the Qur'an to you to make you miserable, but only as a reminder for those who have fear. (Qur'an, 20:2-3)</text:span></text:p>
      <text:p text:style-name="P17"/>
      <text:p text:style-name="P25"><text:span text:style-name="T3">Say: 'What thing is greatest as a witness?' Say: 'Allah. He is Witness between me and you. This Qur'an has been revealed to me so that I may warn you by it, and anyone else it reaches. Do you then bear witness that there are other gods together with Allah?' Say: 'I do not bear witness.' Say: 'He is only One God, and I am free of all you associate with Him.' (Qur'an, 6:19)</text:span></text:p>
      <text:p text:style-name="P17"/>
      <text:p text:style-name="P25"><text:span text:style-name="T3">It is (a) straight (Book), to warn of violent force direct from Him, and to give the good news to the believers, those who do right actions, that for them there is an excellent reward. (Qur'an, 18:2)</text:span></text:p>
      <text:p text:style-name="P17"/>
      <text:p text:style-name="P25"><text:span text:style-name="T3">(The Qur'an is revealed) so that you may warn those who are truly alive and so that the Word may be carried out against the unbelievers. (Qur'an, 36:70)</text:span></text:p>
      <text:p text:style-name="P17"/>
      <text:p text:style-name="P25"><text:span text:style-name="T3">Those are the Signs of the Wise Book–guidance and mercy for the good-doers. (Qur'an, 31:2-3)</text:span></text:p>
      <text:p text:style-name="P17"/>
      <text:p text:style-name="P25"><text:span text:style-name="T3">(We have sent those) who brought Clear Signs and Revealed Books. And We have sent down the Reminder to you so that you can make clear to mankind what has been sent down to them so that hopefully they will reflect. (Qur'an, 16:44)</text:span></text:p>
      <text:p text:style-name="P16"/>
      <text:p text:style-name="P17"/>
      <text:p text:style-name="P26"><text:span text:style-name="T13">IT IS A GUIDE AND A WARNING </text:span></text:p>
      <text:p text:style-name="P26"><text:span text:style-name="T13">FOR MANKIND</text:span></text:p>
      <text:p text:style-name="P17"/>
      <text:p text:style-name="P25"><text:span text:style-name="T3">Say: 'What thing is greatest as a witness?' Say: 'Allah. He is Witness between me and you. This Qur'an has been revealed to me so that I may warn you by it, and anyone else it reaches. Do you then bear witness that there are other gods together with Allah?' Say: 'I do not bear witness.' Say: 'He is only One God, and I am free of all you associate with Him.' (Qur'an, 6:19)</text:span></text:p>
      <text:p text:style-name="P17"/>
      <text:p text:style-name="P25"><text:soft-page-break/><text:span text:style-name="T3">It (the Qur'an) is a reminder for the heedful. (Qur'an, 69:48)</text:span></text:p>
      <text:p text:style-name="P17"/>
      <text:p text:style-name="P25"><text:span text:style-name="T3">This (the Qur'an) is a communication to be transmitted to mankind so that they may be warned by it and so that they will know that He is One God and so that people of intelligence will pay heed. (Qur'an, 14:52)</text:span></text:p>
      <text:p text:style-name="P17"/>
      <text:p text:style-name="P25"><text:span text:style-name="T3">We have made things clear in this Qur'an so that they might pay heed, but it only makes them run away the more! (Qur'an, 17:41)</text:span></text:p>
      <text:p text:style-name="P17"/>
      <text:p text:style-name="P25"><text:span text:style-name="T3">It (the Qur'an) is a Book We have sent down to you, full of blessing, so let people of intelligence ponder its Signs and take heed. (Qur'an, 38:29)</text:span></text:p>
      <text:p text:style-name="P17"/>
      <text:p text:style-name="P25"><text:span text:style-name="T3">But (We have revealed it) only as a reminder for those who guard against evil. (Qur'an, 20:3)</text:span></text:p>
      <text:p text:style-name="P17"/>
      <text:p text:style-name="P25"><text:span text:style-name="T3">This (the Qur'an) is a clear explanation for all mankind, and guidance and admonition for those who guard against evil. (Qur'an, 3:138)</text:span></text:p>
      <text:p text:style-name="P17"/>
      <text:p text:style-name="P25"><text:span text:style-name="T3">We have sent down Clear Signs to you and the example of those who passed away before you and an admonition for those who guard against evil. (Qur'an, 24:34)</text:span></text:p>
      <text:p text:style-name="P17"/>
      <text:p text:style-name="P25"><text:span text:style-name="T3">This (the Qur'an) is a Book We have sent down and blessed, confirming what came before it, so that you can warn the Mother of Cities (Makka) and the people around it. Those who believe in the hereafter believe in it and safeguard their prayer. (Qur'an, 6:92)</text:span></text:p>
      <text:p text:style-name="P17"/>
      <text:p text:style-name="P25"><text:span text:style-name="T3">No indeed! It (the Qur'an) is truly a reminder to which anyone who wills may pay heed. (Qur'an, 74:54-55)</text:span></text:p>
      <text:p text:style-name="P16"/>
      <text:p text:style-name="P17"/>
      <text:p text:style-name="P26"><text:span text:style-name="T13">ITS LIKE CAN IN NO WAY BE INVENTED </text:span></text:p>
      <text:p text:style-name="P17"/>
      <text:p text:style-name="P25"><text:span text:style-name="T3">Do they say, 'He has invented it'? Say: 'Then produce a sura like it and call on anyone you can besides Allah if you are telling the truth.' (Qur'an, 10:38)</text:span></text:p>
      <text:p text:style-name="P17"/>
      <text:p text:style-name="P25"><text:span text:style-name="T3">Say: 'If both men and jinn banded together to produce the like of this Qur'an, they could never produce anything like it, even if they backed each other up.' (Qur'an, 17:88)</text:span></text:p>
      <text:p text:style-name="P16"/>
      <text:p text:style-name="P17"/>
      <text:p text:style-name="P26"/>
      <text:p text:style-name="P32"><text:span text:style-name="T13">IT IS MENTIONED IN THE SCRIPTURES </text:span></text:p>
      <text:p text:style-name="P26"><text:span text:style-name="T13">OF PREVIOUS PEOPLES</text:span></text:p>
      <text:p text:style-name="P17"/>
      <text:p text:style-name="P25"><text:span text:style-name="T3">It (the Qur'an) is certainly in the scriptures of the previous peoples. (Qur'an, 26:196)</text:span></text:p>
      <text:p text:style-name="P16"/>
      <text:p text:style-name="P17"/>
      <text:p text:style-name="P26"><text:span text:style-name="T13">IT IS UNDER </text:span></text:p>
      <text:p text:style-name="P26"><text:span text:style-name="T13">THE PRESERVATION OF ALLAH</text:span></text:p>
      <text:p text:style-name="P17"/>
      <text:p text:style-name="P25"><text:span text:style-name="T3">The Words of your Lord are perfect in truthfulness and justice. No one can change His Words. He is the All-Hearing, the All-Knowing. (Qur'an, 6:115)</text:span></text:p>
      <text:p text:style-name="P17"/>
      <text:p text:style-name="P25"><text:span text:style-name="T3">It is We Who have sent down the Reminder (the Qur'an) and We Who will preserve it. (Qur'an, 15:9)</text:span></text:p>
      <text:p text:style-name="P17"/>
      <text:p text:style-name="P25"><text:span text:style-name="T3">(It is) in a well protected Book. (Qur'an, 56:78)</text:span></text:p>
      <text:p text:style-name="P17"/>
      <text:p text:style-name="P25"><text:span text:style-name="T3">Falsehood cannot reach it from before it or behind it–it (the Qur'an) is a revelation from One Who is All-Wise, Praiseworthy. (Qur'an, 41:42)</text:span></text:p>
      <text:p text:style-name="P17"/>
      <text:p text:style-name="P17"/>
      <text:p text:style-name="P26"><text:span text:style-name="T13">IT IS THE FUNDAMENTAL </text:span></text:p>
      <text:p text:style-name="P26"><text:span text:style-name="T13">REFERENCE SOURCE</text:span></text:p>
      <text:p text:style-name="P17"/>
      <text:p text:style-name="P25"><text:span text:style-name="T3">Do they then seek the judgement of the Time of Ignorance? Who could be better at giving judgement than Allah for people with certainty? (Qur'an, 5:50)</text:span></text:p>
      <text:p text:style-name="P17"/>
      <text:p text:style-name="P25"><text:span text:style-name="T3">We have sent down the Book to you with the truth so that you can judge between people according to what Allah has shown to you. But do not be an advocate for the treacherous. (Qur'an, 4:105)</text:span></text:p>
      <text:p text:style-name="P17"/>
      <text:p text:style-name="P25"><text:span text:style-name="T3">And We have sent down the Book to you (Muhammad) with truth, confirming and conserving the previous Books. So judge between them by what Allah has sent down and do not follow their whims and desires deviating from the Truth that has come to you. We have appointed a law and a practice for every one of you. Had Allah willed, He would have made you a single community, but He wanted to test you regarding what has come to you. So compete with each other in doing good. Every one of you will return to Allah and He will inform you regarding the things about which you differed. 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Qur'an, 5:48-49) </text:span></text:p>
      <text:p text:style-name="P26"><text:soft-page-break/><text:span text:style-name="T13">IT IS CLEAR AND EXPLICIT</text:span></text:p>
      <text:p text:style-name="P17"/>
      <text:p text:style-name="P25"><text:span text:style-name="T3">We have made it (the Qur'an) easy on your tongue so that you can give good news to those who guard against evil and warn stubbornly hostile people by it. (Qur'an, 19:97)</text:span></text:p>
      <text:p text:style-name="P17"/>
      <text:p text:style-name="P25"><text:span text:style-name="T3">'Am I to desire someone other than Allah as a judge when it is He Who has sent down the Book to you clarifying everything?' Those We have given the Book know it has been sent down from your Lord with truth, so on no account be among the doubters. (Qur'an, 6:114)</text:span></text:p>
      <text:p text:style-name="P17"/>
      <text:p text:style-name="P25"><text:span text:style-name="T3">In this way We have sent it (the Qur'an) down as Clear Signs. Allah guides anyone He wills. (Qur'an, 22:16)</text:span></text:p>
      <text:p text:style-name="P17"/>
      <text:p text:style-name="P25"><text:span text:style-name="T3">Allah makes the Signs clear to you and Allah is All-Knowing, All-Wise. (Qur'an, 24:18)</text:span></text:p>
      <text:p text:style-name="P16"/>
      <text:p text:style-name="P17"/>
      <text:p text:style-name="P26"><text:span text:style-name="T13">ITS VERSES ARE ALL MADE CLEAR</text:span></text:p>
      <text:p text:style-name="P17"/>
      <text:p text:style-name="P25"><text:span text:style-name="T3">In that way We make the Signs plain so that you may clearly see the path of the evildoers. (Qur'an, 6:55)</text:span></text:p>
      <text:p text:style-name="P17"/>
      <text:p text:style-name="P25"><text:span text:style-name="T3">It is He Who has appointed the stars for you so you might be guided by them in the darkness of the land and sea. We have made the Signs clear for people who have knowledge. (Qur'an, 6:97)</text:span></text:p>
      <text:p text:style-name="P17"/>
      <text:p text:style-name="P25"><text:span text:style-name="T3">This is the path of your Lord— straight. We have made the Signs clear for people who remember. (Qur'an, 6:126)</text:span></text:p>
      <text:p text:style-name="P17"/>
      <text:p text:style-name="P25"><text:span text:style-name="T3">Say: 'He possesses the power to send you punishment from above your heads or from beneath your feet, or to confuse you in sects and make you taste one another's violence.' Look how We vary the Signs so that hopefully they will understand. (Qur'an, 6:65)</text:span></text:p>
      <text:p text:style-name="P17"/>
      <text:p text:style-name="P25"><text:span text:style-name="T3">Alif, Lam, Ra. A Book whose verses are perfectly constructed, and then demarcated, coming directly from One Who is All-Wise, All-Aware. (Qur'an, 11:1)</text:span></text:p>
      <text:p text:style-name="P16"/>
      <text:p text:style-name="P17"/>
      <text:p text:style-name="P26"><text:span text:style-name="T13">IT HAS BEEN SENT DOWN PIECE BY PIECE</text:span></text:p>
      <text:p text:style-name="P17"/>
      <text:p text:style-name="P25"><text:span text:style-name="T3">It is We Who have sent the Qur'an down to you little by little. (Qur'an, 76:23)</text:span></text:p>
      <text:p text:style-name="P16"/>
      <text:p text:style-name="P17"/>
      <text:p text:style-name="P26"/>
      <text:p text:style-name="P32"><text:span text:style-name="T13">IT IS A LIGHT OF ALLAH</text:span></text:p>
      <text:p text:style-name="P17"/>
      <text:p text:style-name="P25"><text:span text:style-name="T3">They desire to extinguish Allah's Light with their mouths but Allah will perfect His Light, though the unbelievers hate it. (Qur'an, 61:8)</text:span></text:p>
      <text:p text:style-name="P17"/>
      <text:p text:style-name="P25"><text:span text:style-name="T3">People of the Book! Our Messenger has come to you, making clear to you much of the Book that you have kept concealed, and passing over a lot. A Light has come to you from Allah and a Clear Book. (Qur'an, 5:15)</text:span></text:p>
      <text:p text:style-name="P17"/>
      <text:p text:style-name="P25"><text:span text:style-name="T3">Accordingly We have revealed to you a Spirit by Our command. You had no idea of what the Book was, nor faith. Nonetheless We have made it a Light by which We guide those of Our servants We will. Truly you are guiding to a Straight Path. (Qur'an, 42:52)</text:span></text:p>
      <text:p text:style-name="P17"/>
      <text:p text:style-name="P25"><text:span text:style-name="T3">"So believe in Allah and His Messenger and in the Light (the Qur'an) We have sent down. Allah is aware of what you do." (Qur'an, 64:8)</text:span></text:p>
      <text:p text:style-name="P17"/>
      <text:p text:style-name="P25"><text:span text:style-name="T3">Mankind! A clear proof has come to you from your Lord. We have sent down a Clear Light (the Qur'an) to you. (Qur'an, 4:174)</text:span></text:p>
      <text:p text:style-name="P16"/>
      <text:p text:style-name="P17"/>
      <text:p text:style-name="P26"><text:span text:style-name="T13">IT IS A GUIDE, MERCY AND </text:span></text:p>
      <text:p text:style-name="P26"><text:span text:style-name="T13">HEALING FOR THE BELIEVERS</text:span></text:p>
      <text:p text:style-name="P17"/>
      <text:p text:style-name="P25"><text:span text:style-name="T3">If you do not bring them a Sign, they say, 'Why have you not come up with one?' Say, 'I follow only what has been revealed to me from my Lord.' This is clear insight from your Lord, and guidance and mercy, for people who believe. (Qur'an, 7:203)</text:span></text:p>
      <text:p text:style-name="P17"/>
      <text:p text:style-name="P25"><text:span text:style-name="T3">Mankind! Admonition has come to you from your Lord and also healing for what is in the breasts and guidance and mercy for the believers. (Qur'an, 10:57)</text:span></text:p>
      <text:p text:style-name="P17"/>
      <text:p text:style-name="P25"><text:span text:style-name="T3">On that Day We will raise up among every community a witness against them from amongst themselves, and bring you as a witness against them. We have sent down the Book to you making all things clear and as guidance and mercy and good news for the Muslims. (Qur'an, 16:89)</text:span></text:p>
      <text:p text:style-name="P17"/>
      <text:p text:style-name="P25"><text:span text:style-name="T3">We have only sent down the Book to you so that you can make clear to them the things about which they differ, and as a guidance and a mercy to people who believe. (Qur'an, 16:64)</text:span></text:p>
      <text:p text:style-name="P17"/>
      <text:p text:style-name="P25"><text:span text:style-name="T3">We send down in the Qur'an that which is a healing and a mercy to the believers, but it only increases the wrongdoers in loss. (Qur'an, 17:82)</text:span></text:p>
      <text:p text:style-name="P17"/>
      <text:p text:style-name="P25"><text:soft-page-break/><text:span text:style-name="T3">You did not expect to be given the Book. It is nothing but a mercy from your Lord. So do not lend support to the unbelievers. (Qur'an, 28:86)</text:span></text:p>
      <text:p text:style-name="P17"/>
      <text:p text:style-name="P25"><text:span text:style-name="T3">Certainly it is guidance and a mercy for the believers. (Qur'an, 27:77)</text:span></text:p>
      <text:p text:style-name="P17"/>
      <text:p text:style-name="P25"><text:span text:style-name="T3">Guidance and mercy for the good-doers. (Qur'an, 31:3)</text:span></text:p>
      <text:p text:style-name="P17"/>
      <text:p text:style-name="P25"><text:span text:style-name="T3">This is clear insight for mankind and guidance and mercy for people with certainty. (Qur'an, 45:20)</text:span></text:p>
      <text:p text:style-name="P17"/>
      <text:p text:style-name="P17"/>
      <text:p text:style-name="P26"><text:span text:style-name="T13">IT IS THE SUPREME DISCOURSE</text:span></text:p>
      <text:p text:style-name="P17"/>
      <text:p text:style-name="P25"><text:span text:style-name="T3">They have been guided to the purest of speeches and guided to the praiseworthy path. (Qur'an, 22:24)</text:span></text:p>
      <text:p text:style-name="P17"/>
      <text:p text:style-name="P25"><text:span text:style-name="T3">Allah has sent down the Supreme Discourse, a Book consistent in its frequent repetitions. The skins of those who fear their Lord tremble at it and then their skins and hearts yield softly to the remembrance of Allah. That is Allah's guidance by which He guides whoever He wills. And no one can guide those whom Allah misguides. (Qur'an, 39:23)</text:span></text:p>
      <text:p text:style-name="P16"/>
      <text:p text:style-name="P17"/>
      <text:p text:style-name="P26"><text:span text:style-name="T13">IT DISCRIMINATES BETWEEN </text:span></text:p>
      <text:p text:style-name="P26"><text:span text:style-name="T13">RIGHT AND WRONG</text:span></text:p>
      <text:p text:style-name="P17"/>
      <text:p text:style-name="P25"><text:span text:style-name="T3">Previously, as guidance for mankind, and He has sent down the Criterion (of right and wrong). Those who reject Allah's Signs will have a terrible punishment. Allah is Almighty, Exactor of Revenge. (Qur'an, 3:4)</text:span></text:p>
      <text:p text:style-name="P17"/>
      <text:p text:style-name="P25"><text:span text:style-name="T3">Blessed be He Who has sent down the Criterion to His servant so that he can be a warner to all beings. (Qur'an, 25:1)</text:span></text:p>
      <text:p text:style-name="P16"/>
      <text:p text:style-name="P17"/>
      <text:p text:style-name="P26"><text:span text:style-name="T13">IT IS A GUIDE TO THE RIGHT PATH</text:span></text:p>
      <text:p text:style-name="P17"/>
      <text:p text:style-name="P25"><text:span text:style-name="T3">The Jews and the Christians will never be pleased with you until you follow their religion. Say, 'Allah's guidance is the true guidance.' If you were to follow their whims and desires, after the knowledge that has come to you, you would find no protector or helper against Allah. (Qur'an, 2:120)</text:span></text:p>
      <text:p text:style-name="P17"/>
      <text:p text:style-name="P25"><text:span text:style-name="T3">The month of Ramadan is the one in which the Qur'an was sent down as guidance for mankind, with Clear Signs containing guidance and discrimination. Any of you who are resident for the month </text:span><text:soft-page-break/><text:span text:style-name="T3">should fast it. But any of you who are ill or on a journey should fast a number of other days. Allah desires ease for you; He does not desire difficulty for you. You should complete the number of days and proclaim Allah's greatness for the guidance He has given you so that hopefully you will be thankful. (Qur'an, 2:185)</text:span></text:p>
      <text:p text:style-name="P17"/>
      <text:p text:style-name="P17"/>
      <text:p text:style-name="P26"><text:span text:style-name="T13">IT HAS BEEN IMPOSED UPON THE BELIEVERS</text:span></text:p>
      <text:p text:style-name="P17"/>
      <text:p text:style-name="P25"><text:span text:style-name="T3">He Who has imposed the Qur'an upon you will most certainly bring you back home again. Say: 'My Lord knows best who has brought true guidance and who is plainly misguided. (Qur'an, 28:85)</text:span></text:p>
      <text:p text:style-name="P16"/>
      <text:p text:style-name="P17"/>
      <text:p text:style-name="P26"><text:span text:style-name="T13">IT COMMANDS JUDGEMENT WITH JUSTICE</text:span></text:p>
      <text:p text:style-name="P17"/>
      <text:p text:style-name="P25"><text:span text:style-name="T3">Allah has favoured some of you over others in provision, but those who have been favoured do not give their provision to their slaves so they become the same in respect of it. So why do they renounce the blessings of Allah? (Qur'an, 16:71)</text:span></text:p>
      <text:p text:style-name="P17"/>
      <text:p text:style-name="P25"><text:span text:style-name="T3">They will ask you what they should give away. Say, 'Any wealth you give away should go to your parents and relatives and to orphans and the very poor and travellers.' Whatever good you do, Allah knows it. (Qur'an, 2:215)</text:span></text:p>
      <text:p text:style-name="P17"/>
      <text:p text:style-name="P25"><text:span text:style-name="T3">You who believe! Give away some of the good things you have earned and some of what the earth produces for you. Do not have recourse to bad things when you give, things you would only take with your eyes tight shut! Know that Allah is Rich Beyond Need, Praiseworthy. (Qur'an, 2:267)</text:span></text:p>
      <text:p text:style-name="P17"/>
      <text:p text:style-name="P25"><text:span text:style-name="T3">(Charity;) It is for the poor who are held back in the Way of Allah, unable to travel in the land. The ignorant consider them rich because of their reticence. You will know them by their mark. They do not ask from people insistently. Whatever good you give away, Allah knows it. (Qur'an, 2:273)</text:span></text:p>
      <text:p text:style-name="P17"/>
      <text:p text:style-name="P25"><text:span text:style-name="T3">If someone (indebted) is in difficult circumstances, there should be a deferral until things are easier. But making a free gift of it would be better for you if you only knew. (Qur'an, 2:280)</text:span></text:p>
      <text:p text:style-name="P17"/>
      <text:p text:style-name="P25"><text:span text:style-name="T3">He has made an example for you from among yourselves. Are any of the slaves you own partners with you in what We have provided for you so that you are equal in respect of it, you fearing them the same as one another? In that way We make Our Signs clear for people who use their intellect. (Qur'an, 30:28)</text:span></text:p>
      <text:p text:style-name="P17"/>
      <text:p text:style-name="P25"><text:span text:style-name="T3">They give food, despite their love for it, to the poor and orphans and captives. (Qur'an, 76:8)</text:span></text:p>
      <text:p text:style-name="P17"/>
      <text:p text:style-name="P25"><text:soft-page-break/><text:span text:style-name="T3">Give your relatives their due, and the very poor and travellers but do not squander what you have. (Qur'an, 17:26)</text:span></text:p>
      <text:p text:style-name="P17"/>
      <text:p text:style-name="P25"><text:span text:style-name="T3">What you give with usurious intent, aiming to get back a greater amount from people's wealth, does not become greater with Allah. But anything you pay as alms, seeking the Face of Allah – all who do that will get back twice as much. (Qur'an, 30:39)</text:span></text:p>
      <text:p text:style-name="P17"/>
      <text:p text:style-name="P25"><text:span text:style-name="T3">Give orphans their property, and do not substitute bad things for good. Do not assimilate their property into your own. Doing that is a serious crime. (Qur'an, 4:2)</text:span></text:p>
      <text:p text:style-name="P17"/>
      <text:p text:style-name="P25"><text:span text:style-name="T3">Do not hand over to the simple-minded any property of theirs for which Allah has made you responsible, but provide for them and clothe them out of it, and speak to them correctly and courteously. (Qur'an, 4:5)</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7"/>
      <text:p text:style-name="P25"><text:span text:style-name="T3">If you make your charity public, that is good. But if you conceal it and give it to the poor, that is better for you, and We will erase some of your bad actions from you. Allah is aware of what you do. (Qur'an, 2:271)</text:span></text:p>
      <text:p text:style-name="P17"/>
      <text:p text:style-name="P25"><text:span text:style-name="T3">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Qur'an, 4:135)</text:span></text:p>
      <text:p text:style-name="P17"/>
      <text:p text:style-name="P25"><text:span text:style-name="T3">They are people who listen to lies and consume ill-gotten gains. If they come to you, you can either judge between them or turn away from them. If you turn away from them, they cannot harm you in any way. But if you do judge, judge between them justly. Allah loves the just. (Qur'an, 5:42)</text:span></text:p>
      <text:p text:style-name="P17"/>
      <text:p text:style-name="P25"><text:span text:style-name="T3">As for the people who find fault with those believers who give charity spontaneously, and with those who can find nothing to give but their own effort, and deride them, Allah derides them. They will have a painful punishment. (Qur'an, 9:79)</text:span></text:p>
      <text:p text:style-name="P17"/>
      <text:p text:style-name="P25"><text:span text:style-name="T3">Alms is for: the poor, the destitute, those who collect it, reconciling people's hearts, freeing slaves, those in debt, spending in the Way of Allah, and travellers. It is a legal obligation from Allah. Allah is All-Knowing, All-Wise. (Qur'an, 9:60)</text:span></text:p>
      <text:p text:style-name="P17"/>
      <text:p text:style-name="P25"><text:soft-page-break/><text:span text:style-name="T3">And that you do not go near the property of orphans before they reach maturity – except in a good way; that you give full measure and full weight with justice – We impose on no self any more than it can bear; that you are equitable when you speak – even if a near relative is concerned; and that you fulfil Allah's contract. That is what He instructs you to do, so that hopefully you will pay heed. (Qur'an, 6:152)</text:span></text:p>
      <text:p text:style-name="P17"/>
      <text:p text:style-name="P25"><text:span text:style-name="T3">Whatever booty Allah gives to His Messenger from city dwellers belongs to Allah and to the Messenger and to near relatives and orphans and the very poor and travellers, so that it does not become something which merely revolves between the rich among you. Whatever the Messenger gives you you should accept and whatever he forbids you you should forgo. Have fear of Allah— Allah is severe in retribution. (Qur'an, 59:7)</text:span></text:p>
      <text:p text:style-name="P17"/>
      <text:p text:style-name="P25"><text:span text:style-name="T3">Those of you possessing affluence and ample wealth should not make oaths that they will not give to their relatives and the very poor and those who have migrated in the way of Allah. They should rather pardon and overlook. Would you not love Allah to forgive you? Allah is Ever-Forgiving, Most Merciful. (Qur'an, 24:22)</text:span></text:p>
      <text:p text:style-name="P17"/>
      <text:p text:style-name="P25"><text:span text:style-name="T3">Worship Allah and do not associate anything with Him. Be good to your parents and relatives and to orphans and the very poor, and to neighbours who are related to you and neighbours who are not related to you, and to companions and travellers and your slaves. Allah does not love anyone vain or boastful. (Qur'an, 4:36)</text:span></text:p>
      <text:p text:style-name="P17"/>
      <text:p text:style-name="P25"><text:span text:style-name="T3">Do not go near the property of orphans before they reach maturity, except in a good way. Fulfil your contracts. Contracts will be asked about. (Qur'an, 17:34)</text:span></text:p>
      <text:p text:style-name="P16"/>
      <text:p text:style-name="P17"/>
      <text:p text:style-name="P26"><text:span text:style-name="T13">IT BAFFLES THE DISBELIEVERS</text:span></text:p>
      <text:p text:style-name="P17"/>
      <text:p text:style-name="P25"><text:span text:style-name="T3">We send down in the Qur'an that which is a healing and a mercy to the believers, but it only increases the wrongdoers in loss. (Qur'an, 17:82)</text:span></text:p>
      <text:p text:style-name="P17"/>
      <text:p text:style-name="P25"><text:span text:style-name="T3">We have only appointed angels as masters of the Fire and We have only specified their number as a trial for those who do not believe; so that those who were given the Book might gain in certainty, and those who believe might increase in their faith, and both those who were given the Book and the believers might have no doubt; and so that those with sickness in their hearts and the unbelievers might say, 'What did Allah intend by this example?' In this way Allah misguides those He wills and guides those He wills. No one knows the legions of your Lord but Him. This is nothing but a reminder to all human beings. (Qur'an, 74:31)</text:span></text:p>
      <text:p text:style-name="P16"/>
      <text:p text:style-name="P16"/>
      <text:p text:style-name="P16"/>
      <text:p text:style-name="P23"><text:soft-page-break/></text:p>
      <text:p text:style-name="P34"><text:span text:style-name="T12">THE BELIEVERS</text:span></text:p>
      <text:p text:style-name="P17"/>
      <text:p text:style-name="P17"/>
      <text:p text:style-name="P25"><text:span text:style-name="T3">The believers are only those who have believed in Allah and His Messenger and then have had no doubt and have strived with their wealth and themselves in the Way of Allah. They are the ones who are true to their word. (Qur'an, 49:15)</text:span></text:p>
      <text:p text:style-name="P16"/>
      <text:p text:style-name="P16"/>
      <text:p text:style-name="P26"><text:span text:style-name="T13">THEY FEAR ALLAH ALONE</text:span></text:p>
      <text:p text:style-name="P12"/>
      <text:p text:style-name="P25"><text:span text:style-name="T3">Those who are fearful of the punishment of their Lord. (Qur'an, 70:27)</text:span></text:p>
      <text:p text:style-name="P17"/>
      <text:p text:style-name="P25"><text:span text:style-name="T3">You who believe! Have fear of Allah the way He should be feared and do not die except as Muslims. (Qur'an, 3:102)</text:span></text:p>
      <text:p text:style-name="P17"/>
      <text:p text:style-name="P25"><text:span text:style-name="T3">You who believe! If you have fear of Allah, He will give you discrimination and erase your bad actions from you and forgive you. Allah's favour is indeed immense. (Qur'an, 8:29)</text:span></text:p>
      <text:p text:style-name="P17"/>
      <text:p text:style-name="P25"><text:span text:style-name="T3">You can only warn those who act on the Reminder (the Qur'an) and fear the All-Merciful in the Unseen. Give them the good news of forgiveness and a generous reward. (Qur'an, 36:11)</text:span></text:p>
      <text:p text:style-name="P17"/>
      <text:p text:style-name="P25"><text:span text:style-name="T3">So have fear of Allah, as much as you are able to, and listen and obey and spend for your own benefit. It is the people who are safe-guarded from the avarice of their own selves who are successful. (Qur'an, 64:16)</text:span></text:p>
      <text:p text:style-name="P17"/>
      <text:p text:style-name="P25"><text:span text:style-name="T3">The believers are those whose hearts tremble when Allah is mentioned, whose faith is increased when His Signs are recited to them, and who put their trust in their Lord. (Qur'an, 8:2)</text:span></text:p>
      <text:p text:style-name="P16"/>
      <text:p text:style-name="P17"/>
      <text:p text:style-name="P26"><text:span text:style-name="T13">THEY WORSHIP ALLAH ALONE</text:span></text:p>
      <text:p text:style-name="P17"/>
      <text:p text:style-name="P25"><text:span text:style-name="T3">Say: 'Mankind! If you are in any doubt about my religion, I do not worship those you worship besides Allah. Rather I worship Allah who will take you back to Him and I am commanded to be one of the believers. (Qur'an, 10:104)</text:span></text:p>
      <text:p text:style-name="P17"/>
      <text:p text:style-name="P25"><text:span text:style-name="T3">We have sent down the Book to you with truth. So worship Allah, making your religion sincerely His. Indeed is the sincere religion not Allah's alone? If people take protectors besides Him—'We only worship them so that they may bring us nearer to Allah'— Allah will judge between them regarding the things about which they differed. Allah does not guide anyone who is an ungrateful liar. (Qur'an, 39:2-3)</text:span></text:p>
      <text:p text:style-name="P17"/>
      <text:p text:style-name="P25"><text:soft-page-break/><text:span text:style-name="T3">My servants, you who believe, My earth is wide, so worship Me alone! (Qur'an, 29:56)</text:span></text:p>
      <text:p text:style-name="P16"/>
      <text:p text:style-name="P17"/>
      <text:p text:style-name="P26"><text:span text:style-name="T13">THEY ESTEEM ALLAH ABOVE ALL THINGS</text:span></text:p>
      <text:p text:style-name="P17"/>
      <text:p text:style-name="P25"><text:span text:style-name="T3">Those to whom people said, 'The people have gathered against you, so fear them.' But that merely increased their faith and they said, 'Allah is enough for us and the Best of Guardians.' (Qur'an, 3:173)</text:span></text:p>
      <text:p text:style-name="P17"/>
      <text:p text:style-name="P25"><text:span text:style-name="T3">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Qur'an, 2:165)</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7"/>
      <text:p text:style-name="P25"><text:span text:style-name="T3">We responded to him and gave him Yahya, restoring for him his wife's fertility. They outdid one another in good actions, calling out to Us in yearning and in awe, and humbling themselves to Us. (Qur'an, 21:90)</text:span></text:p>
      <text:p text:style-name="P17"/>
      <text:p text:style-name="P25"><text:span text:style-name="T3">(There are man who are) not distracted by trade or commerce from the remembrance of Allah and the performance of prayer and the giving of alms; fearing a day when all hearts and eyes will be in turmoil. (Qur'an, 24:37)</text:span></text:p>
      <text:p text:style-name="P17"/>
      <text:p text:style-name="P17"/>
      <text:p text:style-name="P26"><text:span text:style-name="T13">THEY SEEK NO OTHER GOD THAN ALLAH</text:span></text:p>
      <text:p text:style-name="P17"/>
      <text:p text:style-name="P25"><text:span text:style-name="T3">It has been revealed to you and those before you: 'If you associate others with Allah, your actions will come to nothing and you will be among the losers.' No! Worship Allah and be among the thankful. They do not measure Allah with His true measure. The whole earth will be a mere handful for Him on the Day of Rising the heavens folded up in His right hand. Glory be to Him! He is exalted above the partners they ascribe! (Qur'an, 39:65-67)</text:span></text:p>
      <text:p text:style-name="P17"/>
      <text:p text:style-name="P25"><text:span text:style-name="T3">Do not call on any other god along with Allah. There is no god but Him. All things are passing except His Face. Judgement belongs to Him. You will be returned to Him. (Qur'an, 28:88)</text:span></text:p>
      <text:p text:style-name="P17"/>
      <text:p text:style-name="P25"><text:soft-page-break/><text:span text:style-name="T3">Allah does not forgive anything being associated with Him but He forgives whoever He wills for anything other than that. Anyone who associates something with Allah has committed a terrible crime. (Qur'an, 4:48)</text:span></text:p>
      <text:p text:style-name="P17"/>
      <text:p text:style-name="P25"><text:span text:style-name="T3">Those (prophets) who conveyed Allah's Message and had fear of Him, fearing no one except Allah. Allah suffices as a Reckoner. (Qur'an, 33:39)</text:span></text:p>
      <text:p text:style-name="P17"/>
      <text:p text:style-name="P25"><text:span text:style-name="T3">That was only satan who intimidated his adherents. But do not fear them—fear Me if you are believers. (Qur'an, 3:175)</text:span></text:p>
      <text:p text:style-name="P17"/>
      <text:p text:style-name="P25"><text:span text:style-name="T3">Say, 'People of the Book! Come to a proposition which is the same for us and you – that we should worship none but Allah and not associate any partners with Him and not take one another as lords besides Allah.' If they turn away, say, 'Bear witness that we are Muslims.' (Qur'an, 3:64)</text:span></text:p>
      <text:p text:style-name="P17"/>
      <text:p text:style-name="P25"><text:span text:style-name="T3">Say: 'What thing is greatest as a witness?' Say: 'Allah. He is Witness between me and you. This Qur'an has been revealed to me so that I may warn you by it, and anyone else it reaches. Do you then bear witness that there are other gods together with Allah?' Say: 'I do not bear witness.' Say: 'He is only One God, and I am free of all you associate with Him.' (Qur'an, 6:19)</text:span></text:p>
      <text:p text:style-name="P17"/>
      <text:p text:style-name="P25"><text:span text:style-name="T3">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o not believe after that, such people are deviators. (Qur'an, 24:55)</text:span></text:p>
      <text:p text:style-name="P16"/>
      <text:p text:style-name="P25"><text:span text:style-name="T3">Those who say that the Messiah, son of Maryam, is Allah are unbelievers. The Messiah said, 'Tribe of Israel! Worship Allah, my Lord and your Lord. If anyone associates anything with Allah, Allah has forbidden him the Garden and his refuge will be the Fire.' The wrongdoers will have no helpers. (Qur'an, 5:72)</text:span></text:p>
      <text:p text:style-name="P17"/>
      <text:p text:style-name="P25"><text:span text:style-name="T3">Except those who repent and put things right and hold fast to Allah and dedicate their religion to Allah alone; they are with the believers. Allah will give the believers an immense reward. (Qur'an, 4:146)</text:span></text:p>
      <text:p text:style-name="P17"/>
      <text:p text:style-name="P25"><text:span text:style-name="T3">Say: 'I am only a human being like yourselves. It is revealed to me that your god is One God. So let him who hopes to meet his Lord act rightly and not associate anyone in the worship of his Lord.' (Qur'an, 18:110)</text:span></text:p>
      <text:p text:style-name="P17"/>
      <text:p text:style-name="P25"><text:span text:style-name="T3">So set your face firmly towards the Religion, as a pure natural believer, Allah's natural pattern on which He made mankind. There is no changing Allah's creation. That is the true Religion – but most people do not know it. (Qur'an, 30:30)</text:span></text:p>
      <text:p text:style-name="P26"><text:soft-page-break/><text:span text:style-name="T13">THEY DO NOT FOLLOW </text:span></text:p>
      <text:p text:style-name="P26"><text:span text:style-name="T13">THEIR FATHERS BLINDLY</text:span></text:p>
      <text:p text:style-name="P17"/>
      <text:p text:style-name="P25"><text:span text:style-name="T3">Similarly We never sent any warner before you to any city without the affluent among them saying, 'We found our fathers following a religion and we are simply following in their footsteps.' (Qur'an, 43:23)</text:span></text:p>
      <text:p text:style-name="P17"/>
      <text:p text:style-name="P25"><text:span text:style-name="T3">When they are told: 'Follow what Allah has sent down,' they say, 'No, we will follow what we found our fathers doing.' What! Even if satan is calling them to the punishment of the Blazing Fire? (Qur'an, 31:21)</text:span></text:p>
      <text:p text:style-name="P17"/>
      <text:p text:style-name="P25"><text:span text:style-name="T3">So be in no doubt about what these people worship. They only worship as their forebears worshipped previously. We will pay them their portion in full, with no rebate! (Qur'an, 11:109)</text:span></text:p>
      <text:p text:style-name="P17"/>
      <text:p text:style-name="P25"><text:span text:style-name="T3">When they are told, 'Come to what Allah has sent down and to the Messenger,' they say, 'What we found our fathers doing is enough for us.' What! Even if their fathers did not know anything and were not guided! (Qur'an, 5:104)</text:span></text:p>
      <text:p text:style-name="P16"/>
      <text:p text:style-name="P17"/>
      <text:p text:style-name="P26"><text:span text:style-name="T13">THEY BELIEVE WITH CERTAINTY</text:span></text:p>
      <text:p text:style-name="P17"/>
      <text:p text:style-name="P25"><text:span text:style-name="T3">The judgement concerning anything you differ about is Allah's concern. That is Allah, my Lord –I have put my trust in Him and to Him I turn. (Qur'an, 42:10)</text:span></text:p>
      <text:p text:style-name="P17"/>
      <text:p text:style-name="P25"><text:span text:style-name="T3">The believers are only those who have believed in Allah and His Messenger and then have had no doubt and have strived with their wealth and themselves in the Way of Allah. They are the ones who are true to their word. (Qur'an, 49:15)</text:span></text:p>
      <text:p text:style-name="P17"/>
      <text:p text:style-name="P25"><text:span text:style-name="T3">When they listen to what has been sent down to the Messenger, you see their eyes overflowing with tears because of what they recognise of the truth. They say, 'Our Lord, we believe! So write us down among the witnesses. (Qur'an, 5:83)</text:span></text:p>
      <text:p text:style-name="P16"/>
      <text:p text:style-name="P17"/>
      <text:p text:style-name="P26"><text:span text:style-name="T13">THEY BELIEVE IN THE UNSEEN</text:span></text:p>
      <text:p text:style-name="P17"/>
      <text:p text:style-name="P25"><text:span text:style-name="T3">Those who believe in the Unseen and perform prayer and spend from what We have provided for them. (Qur'an, 2:3)</text:span></text:p>
      <text:p text:style-name="P17"/>
      <text:p text:style-name="P25"><text:span text:style-name="T3">Those who fear their Lord in the Unseen and are apprehensive about the Hour. (Qur'an, 21:49)</text:span></text:p>
      <text:p text:style-name="P17"/>
      <text:p text:style-name="P25"><text:soft-page-break/><text:span text:style-name="T3">You can only warn those who act on the Reminder (the Qur'an) and fear the All-Merciful in the Unseen. Give them the good news of forgiveness and a generous reward. (Qur'an, 36:11)</text:span></text:p>
      <text:p text:style-name="P17"/>
      <text:p text:style-name="P25"><text:span text:style-name="T3">Those who fear their Lord in the Unseen will have forgiveness and an immense reward. (Qur'an, 67:12)</text:span></text:p>
      <text:p text:style-name="P16"/>
      <text:p text:style-name="P17"/>
      <text:p text:style-name="P26"><text:span text:style-name="T13">THEY KNOW THAT ALL THINGS </text:span></text:p>
      <text:p text:style-name="P26"><text:span text:style-name="T13">ARE FROM ALLAH</text:span></text:p>
      <text:p text:style-name="P17"/>
      <text:p text:style-name="P25"><text:span text:style-name="T3">But you will not will unless Allah wills, the Lord of all the Worlds. (Qur'an, 81:29)</text:span></text:p>
      <text:p text:style-name="P17"/>
      <text:p text:style-name="P25"><text:span text:style-name="T3">Say: 'Nothing can happen to us except what Allah has ordained for us. He is Our Master. It is in Allah that the believers should put their trust.' (Qur'an, 9:51)</text:span></text:p>
      <text:p text:style-name="P17"/>
      <text:p text:style-name="P25"><text:span text:style-name="T3">Say: 'I possess no power to harm or help myself except as Allah wills. Every nation has an appointed time. When their appointed time comes, they cannot delay it a single hour or bring it forward.' (Qur'an, 10:49)</text:span></text:p>
      <text:p text:style-name="P17"/>
      <text:p text:style-name="P25"><text:span text:style-name="T3">Never say about anything, 'I am doing that tomorrow,' without adding 'If Allah wills.' Remember your Lord when you forget, and say, 'Hopefully my Lord will guide me to something closer to right guidance than this.' (Qur'an, 18:23-24)</text:span></text:p>
      <text:p text:style-name="P17"/>
      <text:p text:style-name="P25"><text:span text:style-name="T3">No misfortune occurs except by Allah's permission. Whoever believes in Allah–He will guide his heart. Allah has knowledge of all things. (Qur'an, 64:11)</text:span></text:p>
      <text:p text:style-name="P17"/>
      <text:p text:style-name="P25"><text:span text:style-name="T3">You did not kill them; it was Allah Who killed them; and you did not throw, when you threw; it was Allah Who threw: so He might test the believers with this excellent trial from Him. Allah is All-Hearing, All-Knowing. (Qur'an, 8:17)</text:span></text:p>
      <text:p text:style-name="P17"/>
      <text:p text:style-name="P25"><text:span text:style-name="T3">Nothing occurs, either in the earth or in yourselves, without its being in a Book before We make it happen. That is something easy for Allah. (Qur'an, 57:22)</text:span></text:p>
      <text:p text:style-name="P16"/>
      <text:p text:style-name="P17"/>
      <text:p text:style-name="P26"><text:span text:style-name="T13">THEIR TRUE INTENTION </text:span></text:p>
      <text:p text:style-name="P26"><text:span text:style-name="T13">IS THE PLEASURE OF ALLAH</text:span></text:p>
      <text:p text:style-name="P17"/>
      <text:p text:style-name="P25"><text:span text:style-name="T3">So they returned with blessings and bounty from Allah and no evil touched them. They pursued the pleasure of Allah. Allah's favour is indeed immense. (Qur'an, 3:174)</text:span></text:p>
      <text:p text:style-name="P25"><text:soft-page-break/><text:span text:style-name="T3">There is no good in much of their secret talk, except in the case of those who enjoin charity, or what is right, or putting things right between people. If anyone does that, seeking the pleasure of Allah, We will give him an immense reward. (Qur'an, 4:114)</text:span></text:p>
      <text:p text:style-name="P17"/>
      <text:p text:style-name="P25"><text:span text:style-name="T3">(Those) desiring only the Face of their Lord Most High. They will certainly be satisfied. (Qur'an, 92:20-21) </text:span></text:p>
      <text:p text:style-name="P17"/>
      <text:p text:style-name="P25"><text:span text:style-name="T3">Those who are steadfast in seeking the face of their Lord, and perform prayer and give from the provision We have given them, secretly and openly, and stave off evil with good, it is they who will have the Ultimate Abode. (Qur'an, 13:22)</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
      <text:p text:style-name="P25"><text:span text:style-name="T3">Give relatives their due, and the poor and travellers. That is best for those who seek the pleasure of Allah. They are the ones who are successful. (Qur'an, 30:38)</text:span></text:p>
      <text:p text:style-name="P17"/>
      <text:p text:style-name="P25"><text:span text:style-name="T3">Who is better: someone who founds his building on fear of Allah and His good pleasure, or someone who founds his building on the brink of a crumbling precipice so that it collapses with him into the Fire of Hell? Allah does not love wrongdoers. (Qur'an, 9:109)</text:span></text:p>
      <text:p text:style-name="P17"/>
      <text:p text:style-name="P25"><text:span text:style-name="T3">You are not responsible for their guidance, but Allah guides whoever He wills. Whatever good you give away is to your own benefit, when you give desiring only the Face of Allah. Whatever good you give away will be repaid to you in full. You will not be wronged. (Qur'an, 2:272)</text:span></text:p>
      <text:p text:style-name="P17"/>
      <text:p text:style-name="P25"><text:span text:style-name="T3">You who believe! Do not profane the sacred rites of Allah or the sacred months, or the sacrificial animals, or the ritual garlands, or those heading for the Sacred House, desiring profit and good pleasure from their Lord. When you have come out of pilgrim dress, then you may hunt. Do not let hatred for a people who debar you from the Masjid al-Haram incite you into going beyond the limits. Help each other to goodness and heedfulness. Do not help each other to wrongdoing and enmity. Have fear of Allah. Allah is severe in retribution. (Qur'an, 5:2)</text:span></text:p>
      <text:p text:style-name="P17"/>
      <text:p text:style-name="P25"><text:span text:style-name="T3">Is someone who pursues the pleasure of Allah the same as someone who incurs displeasure from Allah and whose refuge is Hell? What an evil destination! (Qur'an, 3:162)</text:span></text:p>
      <text:p text:style-name="P17"/>
      <text:p text:style-name="P25"><text:span text:style-name="T3">By it, Allah guides those who follow what pleases Him to the ways of Peace. He will bring them from the darkness to the light by His permission, and guide them to a straight path. (Qur'an, 5:16)</text:span></text:p>
      <text:p text:style-name="P25"><text:soft-page-break/><text:span text:style-name="T3">And among the people there are some who give up everything, desiring the good pleasure of Allah. Allah is Ever-Gentle with His servants. (Qur'an, 2:207)</text:span></text:p>
      <text:p text:style-name="P17"/>
      <text:p text:style-name="P25"><text:span text:style-name="T3">Say, 'Shall I tell you of something better than that?' Those who guard against evil will have Gardens with their Lord, with rivers flowing under them, remaining in them timelessly, for ever, and purified wives, and the Pleasure of Allah. Allah sees His servants. (Qur'an, 3:15)</text:span></text:p>
      <text:p text:style-name="P17"/>
      <text:p text:style-name="P25"><text:span text:style-name="T3">The metaphor of those who spend their wealth, desiring the pleasure of Allah and firmness for themselves, is that of a garden on a hillside. When heavy rain falls on it, it doubles its produce; and if heavy rain does not fall, there is dew. Allah sees what you do. (Qur'an, 2:265)</text:span></text:p>
      <text:p text:style-name="P17"/>
      <text:p text:style-name="P25"><text:span text:style-name="T3">Do not chase away those who call on their Lord morning and evening, seeking His Face. Their reckoning is in no way your responsibility and your reckoning is in no way their responsibility. Indeed if you did chase them away, you would be among the wrongdoers. (Qur'an, 6:52)</text:span></text:p>
      <text:p text:style-name="P17"/>
      <text:p text:style-name="P25"><text:span text:style-name="T3">"We feed you only out of desire for the Face of Allah. We do not want any repayment from you or any thanks." (Qur'an, 76:9)</text:span></text:p>
      <text:p text:style-name="P16"/>
      <text:p text:style-name="P16"/>
      <text:p text:style-name="P26"><text:span text:style-name="T13">THEY LIVE THEIR ENTIRE LIVES </text:span></text:p>
      <text:p text:style-name="P26"><text:span text:style-name="T13">FOR THE PLEASURE OF ALLAH ALONE</text:span></text:p>
      <text:p text:style-name="P17"/>
      <text:p text:style-name="P25"><text:span text:style-name="T3">"We feed you only out of desire for the Face of Allah. We do not want any repayment from you or any thanks." (Qur'an, 76:9)</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6"/>
      <text:p text:style-name="P17"/>
      <text:p text:style-name="P26"><text:span text:style-name="T13">THEY PRESERVE THE LIMITS OF ALLAH</text:span></text:p>
      <text:p text:style-name="P17"/>
      <text:p text:style-name="P25"><text:span text:style-name="T3">You who believe! Do not make forbidden the good things Allah has made lawful for you, and do not overstep the limits. Allah does not love people who overstep the limits. (Qur'an, 5:87)</text:span></text:p>
      <text:p text:style-name="P17"/>
      <text:p text:style-name="P25"><text:span text:style-name="T3">Those who repent, those who worship, those who praise, those who fast, those who bow, those who prostrate, those who command the right, those who forbid the wrong, those who preserve the limits of Allah: give good news to the believers. (Qur'an, 9:112)</text:span></text:p>
      <text:p text:style-name="P25"><text:soft-page-break/><text:span text:style-name="T3">Call on your Lord humbly and secretly. He does not love those who overstep the limits. (Qur'an, 7:55)</text:span></text:p>
      <text:p text:style-name="P17"/>
      <text:p text:style-name="P25"><text:span text:style-name="T3">Divorce can be pronounced two times; in which case wives may be retained with correctness and courtesy or released with good will. It is not lawful for you to keep anything you have given them unless a couple fear that they will not remain within Allah's limits. If you fear that they will not remain within Allah's limits, there is nothing wrong in the wife ransoming herself with some of what she received. These are Allah's limits, so do not overstep them. Those who overstep Allah's limits are wrongdoers. (Qur'an, 2:229)</text:span></text:p>
      <text:p text:style-name="P16"/>
      <text:p text:style-name="P17"/>
      <text:p text:style-name="P26"><text:span text:style-name="T13">THEY ARE AWARE </text:span></text:p>
      <text:p text:style-name="P26"><text:span text:style-name="T13">OF THEIR HELPLESSNESS BEFORE HIM</text:span></text:p>
      <text:p text:style-name="P17"/>
      <text:p text:style-name="P25"><text:span text:style-name="T3">They said, 'Our Lord, we have wronged ourselves. If you do not forgive us and have mercy on us, we will be among the lost.' (Qur'an, 7:23)</text:span></text:p>
      <text:p text:style-name="P17"/>
      <text:p text:style-name="P25"><text:span text:style-name="T3">Allah does not impose on any self any more than it can stand. For it is what it has earned; against it, what it has merited.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people of the unbelievers. (Qur'an, 2:286)</text:span></text:p>
      <text:p text:style-name="P17"/>
      <text:p text:style-name="P25"><text:span text:style-name="T3">Say: 'No one can protect me from Allah and I will never find any refuge apart from Him. (Qur'an, 72:22)</text:span></text:p>
      <text:p text:style-name="P17"/>
      <text:p text:style-name="P25"><text:span text:style-name="T3">Say: 'I possess no power to help or harm myself, except as Allah wills. If I had had knowledge of the Unseen, I would have sought to gain much good and no evil would have touched me. I am only a warner and a bringer of good news to people who believe.' (Qur'an, 7:188)</text:span></text:p>
      <text:p text:style-name="P16"/>
      <text:p text:style-name="P17"/>
      <text:p text:style-name="P26"><text:span text:style-name="T13">THEY ARE SINCERELY SUBSERVIENT </text:span></text:p>
      <text:p text:style-name="P26"><text:span text:style-name="T13">TO THE REVELATION OF ALLAH </text:span></text:p>
      <text:p text:style-name="P17"/>
      <text:p text:style-name="P25"><text:span text:style-name="T3">Ibrahim was forbearing, compassionate, penitent. (Qur'an, 11:75)</text:span></text:p>
      <text:p text:style-name="P17"/>
      <text:p text:style-name="P25"><text:span text:style-name="T3">As for those who believe and do right actions and humble themselves before their Lord, they are the Companions of the Garden. Remaining in it timelessly, for ever. (Qur'an, 11:23)</text:span></text:p>
      <text:p text:style-name="P25"><text:soft-page-break/><text:span text:style-name="T3">Who could have a better religion than someone who submits himself completely to Allah and is a good-doer, and follows the religion of Ibrahim, a man of pure natural belief? Allah took Ibrahim as an intimate friend. (Qur'an, 4:125)</text:span></text:p>
      <text:p text:style-name="P17"/>
      <text:p text:style-name="P25"><text:span text:style-name="T3">Turning towards Him. Have fear of Him and perform prayer. Do not be among the idolaters. (Qur'an, 30:31)</text:span></text:p>
      <text:p text:style-name="P17"/>
      <text:p text:style-name="P25"><text:span text:style-name="T3">The steadfast, the truthful, the obedient, the givers, and those who seek forgiveness before dawn. (Qur'an, 3:17)</text:span></text:p>
      <text:p text:style-name="P17"/>
      <text:p text:style-name="P25"><text:span text:style-name="T3">Whose hearts quake at the mention of Allah, and who are steadfast in the face of all that happens to them, those who perform prayer and give of what We have provided for them. (Qur'an, 22:35)</text:span></text:p>
      <text:p text:style-name="P17"/>
      <text:p text:style-name="P25"><text:span text:style-name="T3">Those who submit themselves completely to Allah and do good have grasped the Firmest Handhold. The end result of all affairs is with Allah. (Qur'an, 31:22)</text:span></text:p>
      <text:p text:style-name="P17"/>
      <text:p text:style-name="P25"><text:span text:style-name="T3">Not so! All who submit themselves completely to Allah and are good-doers will find their reward with their Lord. They will feel no fear and will know no sorrow. (Qur'an, 2:112)</text:span></text:p>
      <text:p text:style-name="P16"/>
      <text:p text:style-name="P17"/>
      <text:p text:style-name="P26"><text:span text:style-name="T13">THEY PUT THEIR TRUST IN ALLAH</text:span></text:p>
      <text:p text:style-name="P17"/>
      <text:p text:style-name="P25"><text:span text:style-name="T3">O Prophet! Allah is enough for you, and for the believers who follow you. (Qur'an, 8:64)</text:span></text:p>
      <text:p text:style-name="P17"/>
      <text:p text:style-name="P25"><text:span text:style-name="T3">He (Ya'qub) said, 'My sons! You must not enter through a single gate. Go in through different gates. But I cannot save you from Allah at all, for judgement comes from no one but Allah. In Him I put my trust, and let all those who put their trust, put it in Him alone.' (Qur'an, 12:67)</text:span></text:p>
      <text:p text:style-name="P17"/>
      <text:p text:style-name="P25"><text:span text:style-name="T3">Those to whom people said, 'The people have gathered against you, so fear them.' But that merely increased their faith and they said, 'Allah is enough for us and the Best of Guardians.' (Qur'an, 3:173)</text:span></text:p>
      <text:p text:style-name="P17"/>
      <text:p text:style-name="P25"><text:span text:style-name="T3">Those who are steadfast and put their trust in their Lord. (Qur'an, 16:42)</text:span></text:p>
      <text:p text:style-name="P17"/>
      <text:p text:style-name="P25"><text:span text:style-name="T3">And why indeed should we not put our trust in Allah when He has guided us to our ways? We will be steadfast however much you harm us. Those who trust put their trust in Allah.' (Qur'an, 14:12)</text:span></text:p>
      <text:p text:style-name="P17"/>
      <text:p text:style-name="P25"><text:span text:style-name="T3">Put your trust in the Living who does not die and glorify Him with praise. He is well aware of the wrong actions of His servants: (Qur'an, 25:58)</text:span></text:p>
      <text:p text:style-name="P17"/>
      <text:p text:style-name="P25"><text:span text:style-name="T3">Those who are steadfast and put their trust in their Lord. (Qur'an, 29:59)</text:span></text:p>
      <text:p text:style-name="P25"><text:soft-page-break/><text:span text:style-name="T3">Do not obey the unbelievers and hypocrites and disregard their abuse of you. Put your trust in Allah. Allah suffices as a Protector. (Qur'an, 33:48)</text:span></text:p>
      <text:p text:style-name="P17"/>
      <text:p text:style-name="P25"><text:span text:style-name="T3">They have the word, 'Obedience!' on their tongues but when they leave your presence, a group of them spend the night plotting to do other than what you say. Allah is recording their nocturnal plotting. So let them be and put your trust in Allah. Allah suffices as a Guardian. (Qur'an, 4:81)</text:span></text:p>
      <text:p text:style-name="P17"/>
      <text:p text:style-name="P25"><text:span text:style-name="T3">If an evil impulse from satan provokes you, seek refuge in Allah. He is All-Hearing, All-Seeing. (Qur'an, 7:200)</text:span></text:p>
      <text:p text:style-name="P17"/>
      <text:p text:style-name="P25"><text:span text:style-name="T3">You who believe! Remember Allah's blessing to you when certain people were on the verge of raising their hands against you and He held their hands back from you. Have fear of Allah. The believers should put their trust in Allah. (Qur'an, 5:11)</text:span></text:p>
      <text:p text:style-name="P17"/>
      <text:p text:style-name="P25"><text:span text:style-name="T3">If Allah helps you, no one can vanquish you. If He forsakes you, who can help you after that? So the believers should put their trust in Allah. (Qur'an, 3:160)</text:span></text:p>
      <text:p text:style-name="P17"/>
      <text:p text:style-name="P25"><text:span text:style-name="T3">But if they turn away, say, 'Allah is enough for me. There is no god but Him. I have put my trust in Him. He is the Lord of the Mighty Throne.' (Qur'an, 9:129)</text:span></text:p>
      <text:p text:style-name="P17"/>
      <text:p text:style-name="P25"><text:span text:style-name="T3">Musa said, 'My people! If you believe in Allah, then put your trust in Him, if you are Muslims.' (Qur'an, 10:84)</text:span></text:p>
      <text:p text:style-name="P17"/>
      <text:p text:style-name="P25"><text:span text:style-name="T3">So put your trust in Allah. You are clearly on a path of truth. (Qur'an, 27:79)</text:span></text:p>
      <text:p text:style-name="P16"/>
      <text:p text:style-name="P17"/>
      <text:p text:style-name="P26"><text:span text:style-name="T13">THEY KNOW THAT HELP </text:span></text:p>
      <text:p text:style-name="P26"><text:span text:style-name="T13">COMES FROM ALLAH ALONE</text:span></text:p>
      <text:p text:style-name="P17"/>
      <text:p text:style-name="P25"><text:span text:style-name="T3">There was a sign for you in the two parties which met face to face, one party fighting in the Way of Allah and the other unbelievers. You saw them as twice their number with your own eyes. Allah reinforces with His help whoever He wills. There is instruction in that for people of insight. (Qur'an, 3:13)</text:span></text:p>
      <text:p text:style-name="P17"/>
      <text:p text:style-name="P25"><text:span text:style-name="T3">And remember when two of your clans were on the point of losing heart and Allah was their Protector. Let the believers put their trust in Allah. (Qur'an, 3:122)</text:span></text:p>
      <text:p text:style-name="P17"/>
      <text:p text:style-name="P25"><text:span text:style-name="T3">Praise be to Allah, the Lord of all the worlds, the All-Merciful, the Most Merciful, the King of the Day of Judgement. You alone we worship. You alone we ask for help. (Qur'an, 1:1-4)</text:span></text:p>
      <text:p text:style-name="P17"/>
      <text:p text:style-name="P25"><text:soft-page-break/><text:span text:style-name="T3">Say: 'My Lord, make my entry sincere and make my leaving sincere and grant me supporting authority direct from Your Presence.' (Qur'an, 17:80)</text:span></text:p>
      <text:p text:style-name="P17"/>
      <text:p text:style-name="P25"><text:span text:style-name="T3">Allah does not impose on any self any more than it can stand. For it is what it has earned; against it, what it has merited.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people of the unbelievers. (Qur'an, 2:286)</text:span></text:p>
      <text:p text:style-name="P17"/>
      <text:p text:style-name="P25"><text:span text:style-name="T3">Musa said to his people, 'Seek help in Allah and be steadfast. The earth belongs to Allah. He bequeathes it to any of His servants He wills. The successful outcome is for those who guard against evil.' (Qur'an, 7:128)</text:span></text:p>
      <text:p text:style-name="P17"/>
      <text:p text:style-name="P25"><text:span text:style-name="T3">They then produced his shirt with false blood on it. He said, 'It is merely that your lower selves have suggested something to you which you did; but beauty lies in showing steadfastness. It is Allah alone Who is my Help in face of the event that you describe.' (Qur'an, 12:18)</text:span></text:p>
      <text:p text:style-name="P17"/>
      <text:p text:style-name="P17"/>
      <text:p text:style-name="P26"><text:span text:style-name="T13">THEY REPEATEDLY REMEMBER ALLAH</text:span></text:p>
      <text:p text:style-name="P17"/>
      <text:p text:style-name="P25"><text:span text:style-name="T3">(There are men who are) not distracted by trade or commerce from the remembrance of Allah and the performance of prayer and the giving of alms; fearing a day when all hearts and eyes will be in turmoil. (Qur'an, 24:37)</text:span></text:p>
      <text:p text:style-name="P17"/>
      <text:p text:style-name="P25"><text:span text:style-name="T3">Remember your Lord in yourself humbly and fearfully, without loudness of voice, morning and evening. Do not be one of the unaware. (Qur'an, 7:205)</text:span></text:p>
      <text:p text:style-name="P17"/>
      <text:p text:style-name="P25"><text:span text:style-name="T3">Those who remember Allah, standing, sitting and lying on their sides, and reflect on the creation of the heavens and the earth: 'Our Lord, You have not created this for nothing. Glory be to You! So safeguard us from the punishment of the Fire. (Qur'an, 3:191)</text:span></text:p>
      <text:p text:style-name="P17"/>
      <text:p text:style-name="P25"><text:span text:style-name="T3">Those who believe and whose hearts find peace in the remembrance of Allah. Only in the remembrance of Allah can the heart find peace.' (Qur'an, 13:28)</text:span></text:p>
      <text:p text:style-name="P17"/>
      <text:p text:style-name="P25"><text:span text:style-name="T3">You who believe! When you meet a troop, stand firm and remember Allah repeatedly so that hopefully you will be successful. (Qur'an, 8:45)</text:span></text:p>
      <text:p text:style-name="P17"/>
      <text:p text:style-name="P25"><text:span text:style-name="T3">You have an excellent model in the Messenger of Allah, for all who put their hope in Allah and the Last Day and remember Allah much. (Qur'an, 33:21)</text:span></text:p>
      <text:p text:style-name="P25"><text:soft-page-break/><text:span text:style-name="T3">Recite what has been revealed to you of the Book and perform prayer. Prayer precludes indecency and wrongdoing. And remembrance of Allah is greater still. Allah knows what you do. (Qur'an, 29:45)</text:span></text:p>
      <text:p text:style-name="P16"/>
      <text:p text:style-name="P17"/>
      <text:p text:style-name="P26"><text:span text:style-name="T13">THEY DO NOT TRUST THEIR OWN POWER</text:span></text:p>
      <text:p text:style-name="P26"><text:span text:style-name="T13">AND MEANS, BUT ONLY ALLAH </text:span></text:p>
      <text:p text:style-name="P17"/>
      <text:p text:style-name="P25"><text:span text:style-name="T3">When Talut marched out with the army, he said, 'Allah will test you with a river. Anyone who drinks from it is not with me. But anyone who does not taste it is with me—except for him who merely scoops up a little in his hand.' But they drank from it—except for a few of them. Then when he and those who believed with him had crossed it, they said, 'We do not have the strength to face Goliath and his troops today.' But those who were sure that they were going to meet Allah said, 'How many a small force has triumphed over a much greater one by Allah's permission! Allah is with the steadfast. (Qur'an, 2:249)</text:span></text:p>
      <text:p text:style-name="P17"/>
      <text:p text:style-name="P25"><text:span text:style-name="T3">Allah has helped you on many occasions, including the Day of Hunayn when your great numbers delighted you but did not help you in any way, and the earth seemed narrow to you for all its great breadth, and you turned your backs. Then Allah sent down His serenity on His Messenger and on the believers, and sent down troops you could not see, and punished those who did not believe. That is how the unbelievers are repaid. (Qur'an, 9:25-26)</text:span></text:p>
      <text:p text:style-name="P16"/>
      <text:p text:style-name="P17"/>
      <text:p text:style-name="P26"><text:span text:style-name="T13">THEY HOLD FAST TO THE QUR'AN</text:span></text:p>
      <text:p text:style-name="P17"/>
      <text:p text:style-name="P25"><text:span text:style-name="T3">And remember the Signs of Allah and the wise words which are recited in your rooms. Allah is All-Pervading, All-Aware. (Qur'an, 33:34)</text:span></text:p>
      <text:p text:style-name="P17"/>
      <text:p text:style-name="P25"><text:span text:style-name="T3">So do not obey the unbelievers but use this (the Qur'an) to battle against them with all your might. (Qur'an, 25:52)</text:span></text:p>
      <text:p text:style-name="P17"/>
      <text:p text:style-name="P25"><text:span text:style-name="T3">Those to whom We have given the Book, who recite it in the way it should be recited, such people believe in it. As for those who reject it, they are the losers. (Qur'an, 2:121)</text:span></text:p>
      <text:p text:style-name="P17"/>
      <text:p text:style-name="P25"><text:span text:style-name="T3">As for those who hold fast to the Book and perform prayer, We will not let the wage of the righteous be wasted. (Qur'an, 7:170)</text:span></text:p>
      <text:p text:style-name="P17"/>
      <text:p text:style-name="P25"><text:span text:style-name="T3">This (the Qur'an) is a Book We have sent down and blessed, confirming what came before it, so that you can warn the Mother of Cities (Makka) and the people around it. Those who believe in the hereafter believe in it and safeguard their prayer. (Qur'an, 6:92)</text:span></text:p>
      <text:p text:style-name="P17"/>
      <text:p text:style-name="P25"><text:soft-page-break/><text:span text:style-name="T3">We have sent down the Book to you with the truth so that you can judge between people according to what Allah has shown to you. But do not be an advocate for the treacherous. (Qur'an, 4:105)</text:span></text:p>
      <text:p text:style-name="P17"/>
      <text:p text:style-name="P25"><text:span text:style-name="T3">It is not right for any human being that Allah should give him the Book and Judgement and Prophethood, and then that he should say to people, 'Be worshippers of me rather than Allah.' Rather he will say, 'Be people of the Lord because of your knowledge of the Book and because you study.' (Qur'an, 3:79)</text:span></text:p>
      <text:p text:style-name="P17"/>
      <text:p text:style-name="P25"><text:span text:style-name="T3">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did not believe. (Qur'an, 6:70)</text:span></text:p>
      <text:p text:style-name="P17"/>
      <text:p text:style-name="P25"><text:span text:style-name="T3">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Qur'an, 5:49)</text:span></text:p>
      <text:p text:style-name="P17"/>
      <text:p text:style-name="P25"><text:span text:style-name="T3">Is it not enough for them that We have sent down to you the Book which is recited to them? There is certainly a mercy and reminder in that for people who believe. (Qur'an, 29:51)</text:span></text:p>
      <text:p text:style-name="P17"/>
      <text:p text:style-name="P25"><text:span text:style-name="T3">Those who, when they are reminded of the Signs of their Lord, do not turn their backs, deaf and blind to them; (Qur'an, 25:73)</text:span></text:p>
      <text:p text:style-name="P16"/>
      <text:p text:style-name="P17"/>
      <text:p text:style-name="P26"><text:span text:style-name="T13">THE QUR'AN INCREASES </text:span></text:p>
      <text:p text:style-name="P26"><text:span text:style-name="T13">THEIR FAITH AND THEIR FEAR OF ALLAH</text:span></text:p>
      <text:p text:style-name="P17"/>
      <text:p text:style-name="P25"><text:span text:style-name="T3">Those are some of the Prophets Allah has blessed, from the descendants of Adam and from those We carried with Nuh, and from the descendants of Ibrahim and Isra'il and from those We guided and chose. When the Signs of the All-Merciful were recited to them they fell on their faces, weeping, in prostration. (Qur'an, 19:58)</text:span></text:p>
      <text:p text:style-name="P17"/>
      <text:p text:style-name="P25"><text:span text:style-name="T3">Say: 'Believe in it or do not believe in it.' Certainly, when it is recited to them, those who were given knowledge before it fall on their faces in prostration, saying, 'Glory be to our Lord! The promise of our Lord is truly fulfilled!' Weeping, they fall to the ground in prostration, and it increases them in humility. (Qur'an, 17:107-109)</text:span></text:p>
      <text:p text:style-name="P17"/>
      <text:p text:style-name="P25"><text:soft-page-break/><text:span text:style-name="T3">The believers are those whose hearts tremble when Allah is mentioned, whose faith is increased when His Signs are recited to them, and who put their trust in their Lord; (Qur'an, 8:2)</text:span></text:p>
      <text:p text:style-name="P17"/>
      <text:p text:style-name="P25"><text:span text:style-name="T3">Allah has sent down the Supreme Discourse, a Book consistent in its frequent repetitions. The skins of those who fear their Lord tremble at it and then their skins and hearts yield softly to the remembrance of Allah. That is Allah's guidance by which He guides whoever He wills. And no one can guide those whom Allah misguides. (Qur'an, 39:23)</text:span></text:p>
      <text:p text:style-name="P17"/>
      <text:p text:style-name="P25"><text:span text:style-name="T3">Whose hearts quake at the mention of Allah, and who are steadfast in the face of all that happens to them, those who perform prayer and give of what We have provided for them. (Qur'an, 22:35)</text:span></text:p>
      <text:p text:style-name="P16"/>
      <text:p text:style-name="P17"/>
      <text:p text:style-name="P26"><text:span text:style-name="T13">THEY NEVER DISPLAY </text:span></text:p>
      <text:p text:style-name="P26"><text:span text:style-name="T13">INGRATITUDE TOWARDS ALLAH</text:span></text:p>
      <text:p text:style-name="P17"/>
      <text:p text:style-name="P25"><text:span text:style-name="T3">He who possessed knowledge of the Book said, 'I will bring it to you before your glance returns to you.' And when he (Sulayman) saw it standing firmly in his presence, he said, 'This is part of my Lord's favour to test me to see if I will give thanks or show ingratitude. Whoever gives thanks only does so to his own gain. Whoever is ungrateful, my Lord is Rich Beyond Need, Generous.' (Qur'an, 27:40)</text:span></text:p>
      <text:p text:style-name="P17"/>
      <text:p text:style-name="P17"/>
      <text:p text:style-name="P26"><text:span text:style-name="T13">THEY BELIEVE IN THE DAY </text:span></text:p>
      <text:p text:style-name="P26"><text:span text:style-name="T13">OF RESURRECTION WITH CERTAINTY</text:span></text:p>
      <text:p text:style-name="P17"/>
      <text:p text:style-name="P25"><text:span text:style-name="T3">Those who fear their Lord in the Unseen and are apprehensive about the Hour. (Qur'an, 21:49)</text:span></text:p>
      <text:p text:style-name="P17"/>
      <text:p text:style-name="P25"><text:span text:style-name="T3">Accordingly We have revealed to you an Arabic Qur'an so that you may warn the Mother of Cities (people of Makka) and those around it, and give warning of the Day of Gathering about which there is no doubt: one group in the Garden, the other in the Blazing Fire. (Qur'an, 42:7)</text:span></text:p>
      <text:p text:style-name="P17"/>
      <text:p text:style-name="P17"/>
      <text:p text:style-name="P26"><text:span text:style-name="T13">THEY FEAR THE DAY OF RESURRECTION</text:span></text:p>
      <text:p text:style-name="P17"/>
      <text:p text:style-name="P25"><text:span text:style-name="T3">(There are men who are) not distracted by trade or commerce from the remembrance of Allah and the performance of prayer and the giving of alms; fearing a day when all hearts and eyes will be in turmoil – (Qur'an, 24:37)</text:span></text:p>
      <text:p text:style-name="P17"/>
      <text:p text:style-name="P25"><text:soft-page-break/><text:span text:style-name="T3">They give food, despite their love for it, to the poor and orphans and captives: 'We feed you only out of desire for the Face of Allah. We do not want any repayment from you or any thanks. Truly We fear from our Lord a glowering, calamitous Day.' (Qur'an, 76:8-10)</text:span></text:p>
      <text:p text:style-name="P26"><text:span text:style-name="T13">THEY BELIEVE IN THE HEREAFTER </text:span></text:p>
      <text:p text:style-name="P26"><text:span text:style-name="T13">WITH CERTAINTY</text:span></text:p>
      <text:p text:style-name="P17"/>
      <text:p text:style-name="P25"><text:span text:style-name="T3">Those who believe in what has been sent down to you and what was sent down before you, and are certain about the hereafter. (Qur'an, 2:4)</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 </text:span></text:p>
      <text:p text:style-name="P17"/>
      <text:p text:style-name="P25"><text:span text:style-name="T3">Those who perform prayer and give alms and are certain of the hereafter. (Qur'an, 31:4)</text:span></text:p>
      <text:p text:style-name="P17"/>
      <text:p text:style-name="P25"><text:span text:style-name="T3">So let those who sell the life of this world for the hereafter fight in the Way of Allah. If someone fights in the Way of Allah, whether he is killed or is victorious, We will pay him an immense reward. (Qur'an, 4:74)</text:span></text:p>
      <text:p text:style-name="P17"/>
      <text:p text:style-name="P25"><text:span text:style-name="T3">Seek the abode of the hereafter with what Allah has given you, without forgetting your portion of this world. And do good as Allah has been good to you. And do not seek to cause corruption in the earth. Allah does not love corrupters.' (Qur'an, 28:77)</text:span></text:p>
      <text:p text:style-name="P17"/>
      <text:p text:style-name="P25"><text:span text:style-name="T3">Those who perform prayer and give alms and are certain about the hereafter. (Qur'an, 27:3)</text:span></text:p>
      <text:p text:style-name="P17"/>
      <text:p text:style-name="P25"><text:span text:style-name="T3">Indeed we are returning to our Lord!' (Qur'an, 43:14)</text:span></text:p>
      <text:p text:style-name="P17"/>
      <text:p text:style-name="P25"><text:span text:style-name="T3">Those who affirm the Day of Judgement, (Qur'an, 70:26)</text:span></text:p>
      <text:p text:style-name="P17"/>
      <text:p text:style-name="P25"><text:span text:style-name="T3">We purified their sincerity through sincere remembrance of the Abode. (Qur'an, 38:46)</text:span></text:p>
      <text:p text:style-name="P16"/>
      <text:p text:style-name="P17"/>
      <text:p text:style-name="P26"><text:span text:style-name="T13">THEY DO NOT GROW ATTACHED </text:span></text:p>
      <text:p text:style-name="P26"><text:span text:style-name="T13">TO THE LIFE OF THIS WORLD</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text:soft-page-break/></text:p>
      <text:p text:style-name="P25"><text:span text:style-name="T3">Do not let their wealth and children impress you. Allah merely wants to punish them by them during their life in this world and for them to expire while they are unbelievers. (Qur'an, 9:55)</text:span></text:p>
      <text:p text:style-name="P25"><text:span text:style-name="T3">Do not direct your eyes longingly to what We have given certain of them to enjoy. Do not feel sad concerning them. And take the believers under your wing. (Qur'an, 15:88)</text:span></text:p>
      <text:p text:style-name="P17"/>
      <text:p text:style-name="P25"><text:span text:style-name="T3">Do not direct your eyes longingly to what We have given certain of them to enjoy, the flower of the life of this world, so that We can test them by it. Your Lord's provision is better and longer lasting. (Qur'an, 20:131)</text:span></text:p>
      <text:p text:style-name="P17"/>
      <text:p text:style-name="P25"><text:span text:style-name="T3">Do not let their wealth and their children impress you. Allah merely wants to punish them by them in this world, and for them to expire while they are unbelievers. (Qur'an, 9:85)</text:span></text:p>
      <text:p text:style-name="P17"/>
      <text:p text:style-name="P25"><text:span text:style-name="T3">And what of him the evil of whose actions appears fine to him so that he sees them as good? Allah misguides whoever He wills and guides whoever He wills. So do not let yourself waste away out of regret for them. Allah knows what they do. (Qur'an, 35:8)</text:span></text:p>
      <text:p text:style-name="P17"/>
      <text:p text:style-name="P25"><text:span text:style-name="T3">You who believe! Do not let your wealth or children divert you from the remembrance of Allah. Whoever does that is lost. (Qur'an, 63:9)</text:span></text:p>
      <text:p text:style-name="P17"/>
      <text:p text:style-name="P17"/>
      <text:p text:style-name="P26"><text:span text:style-name="T13">THEY LOOK TOWARDS THE HEREAFTER</text:span></text:p>
      <text:p text:style-name="P17"/>
      <text:p text:style-name="P25"><text:span text:style-name="T3">You have an excellent model in the Messenger of Allah, for all who put their hope in Allah and the Last Day and remember Allah much. (Qur'an, 33:21)</text:span></text:p>
      <text:p text:style-name="P17"/>
      <text:p text:style-name="P25"><text:span text:style-name="T3">So let those who sell the life of this world for the hereafter fight in the Way of Allah. If someone fights in the Way of Allah, whether he is killed or is victorious, We will pay him an immense reward. (Qur'an, 4:74)</text:span></text:p>
      <text:p text:style-name="P17"/>
      <text:p text:style-name="P25"><text:span text:style-name="T3">We purified their sincerity through sincere remembrance of the Abode. (Qur'an, 38:46)</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25"><text:span text:style-name="T3">Race each other to forgiveness from your Lord and a Garden as wide as the heavens and the earth, prepared for the people who guard against evil: (Qur'an, 3:133)</text:span></text:p>
      <text:p text:style-name="P16"/>
      <text:p text:style-name="P26"><text:soft-page-break/></text:p>
      <text:p text:style-name="P32"><text:span text:style-name="T13">THEY FEEL NO APPREHENSION </text:span></text:p>
      <text:p text:style-name="P26"><text:span text:style-name="T13">OF THE FUTURE </text:span></text:p>
      <text:p text:style-name="P17"/>
      <text:p text:style-name="P25"><text:span text:style-name="T3">Recite to them the story of Nuh when he said to his people, 'My people, if my standing here and reminding you of Allah's Signs has become too much for you to bear, know that I have put my trust in Allah. So decide, you and your gods, on what you want to do and be open about it. Do with me whatever you decide and do not keep me waiting. If you turn your backs, I have not asked you for any wage. My wage is the responsibility of Allah alone. I am commanded to be one of the Muslims.' (Qur'an, 10:71-72)</text:span></text:p>
      <text:p text:style-name="P17"/>
      <text:p text:style-name="P25"><text:span text:style-name="T3">Satan threatens you with poverty and commands you to avarice. Allah promises you forgiveness from Him and abundance. Allah is All-Encompassing, All-Knowing. (Qur'an, 2:268)</text:span></text:p>
      <text:p text:style-name="P16"/>
      <text:p text:style-name="P17"/>
      <text:p text:style-name="P26"><text:span text:style-name="T13">THEY FULLY BELIEVE </text:span></text:p>
      <text:p text:style-name="P26"><text:span text:style-name="T13">IN THE PRE-ORDAINED DECREE</text:span></text:p>
      <text:p text:style-name="P17"/>
      <text:p text:style-name="P25"><text:span text:style-name="T3">Say: 'Nothing can happen to us except what Allah has ordained for us. He is Our Master. It is in Allah that the believers should put their trust.' (Qur'an, 9:51)</text:span></text:p>
      <text:p text:style-name="P17"/>
      <text:p text:style-name="P25"><text:span text:style-name="T3">Nothing occurs, either in the earth or in yourselves, without its being in a Book before We make it happen. That is so that you will not be grieved about the things that pass you by or exult about the things that come to you. Allah does not love any vain or boastful man: (Qur'an, 57:22-23)</text:span></text:p>
      <text:p text:style-name="P16"/>
      <text:p text:style-name="P17"/>
      <text:p text:style-name="P26"><text:span text:style-name="T13">THEY ARE AWARE THAT THEY OWE </text:span></text:p>
      <text:p text:style-name="P26"><text:span text:style-name="T13">THEIR PROPERTIES TO ALLAH</text:span></text:p>
      <text:p text:style-name="P17"/>
      <text:p text:style-name="P25"><text:span text:style-name="T3">My Lord, You have granted power to me on earth and taught me the true meaning of events. Originator of the heavens and earth, You are my Friend in this world and the Next. So take me as a Muslim at my death and join me to the people who are righteous.' (Qur'an, 12:101)</text:span></text:p>
      <text:p text:style-name="P17"/>
      <text:p text:style-name="P25"><text:span text:style-name="T3">He taught Adam the names of all things. Then He arrayed them before the angels and said, 'Tell me the names of these if you are telling the truth.' They said, 'Glory be to You! We have no knowledge except what You have taught us. You are the All-Knowing, the All-Wise.' (Qur'an, 2:31-32)</text:span></text:p>
      <text:p text:style-name="P17"/>
      <text:p text:style-name="P25"><text:span text:style-name="T3">He said, 'No meal to feed you will arrive before I have informed you what they mean. That is part of what my Lord taught me. For I have left the religion of a people who clearly have no faith in Allah and are unbelievers about the world to come. (Qur'an, 12:37)</text:span></text:p>
      <text:p text:style-name="P16"/>
      <text:p text:style-name="P26"><text:soft-page-break/></text:p>
      <text:p text:style-name="P32"><text:span text:style-name="T13">THEY REGARD EVERYTHING </text:span></text:p>
      <text:p text:style-name="P26"><text:span text:style-name="T13">THAT HAPPENS TO THEM AS GOOD</text:span></text:p>
      <text:p text:style-name="P17"/>
      <text:p text:style-name="P25"><text:span text:style-name="T3">Say: 'Nothing can happen to us except what Allah has ordained for us. He is Our Master. It is in Allah that the believers should put their trust.' (Qur'an, 9:51)</text:span></text:p>
      <text:p text:style-name="P16"/>
      <text:p text:style-name="P17"/>
      <text:p text:style-name="P26"><text:span text:style-name="T13">THEY EARNESTLY OBEY ALLAH, </text:span></text:p>
      <text:p text:style-name="P26"><text:span text:style-name="T13">HIS COMMANDS AND HIS MESSENGERS </text:span></text:p>
      <text:p text:style-name="P17"/>
      <text:p text:style-name="P25"><text:span text:style-name="T3">When Allah and His Messenger have decided something it is not for any man or woman of the believers to have a choice about it. Anyone who disobeys Allah and His Messenger is clearly misguided. (Qur'an, 33:36)</text:span></text:p>
      <text:p text:style-name="P17"/>
      <text:p text:style-name="P25"><text:span text:style-name="T3">But those of you who are obedient to Allah and His Messenger and act rightly will be given their reward twice over; and We have prepared generous provision for them. (Qur'an, 33:31)</text:span></text:p>
      <text:p text:style-name="P17"/>
      <text:p text:style-name="P25"><text:span text:style-name="T3">Obey Allah and obey the Messenger and beware! If you turn your backs, know that Our Messenger is only responsible for clear transmission. (Qur'an, 5:92)</text:span></text:p>
      <text:p text:style-name="P17"/>
      <text:p text:style-name="P25"><text:span text:style-name="T3">Say, 'If you love Allah, then follow me and Allah will love you and forgive you for your wrong actions. Allah is Ever-Forgiving, Most Merciful.' (Qur'an, 3:31)</text:span></text:p>
      <text:p text:style-name="P17"/>
      <text:p text:style-name="P17"/>
      <text:p text:style-name="P26"><text:span text:style-name="T13">THEY FOLLOW THE WAY OF THE PROPHETS</text:span></text:p>
      <text:p text:style-name="P26"><text:span text:style-name="T13">AND MESSENGERS</text:span></text:p>
      <text:p text:style-name="P17"/>
      <text:p text:style-name="P25"><text:span text:style-name="T3">You have an excellent model in the Messenger of Allah, for all who put their hope in Allah and the Last Day and remember Allah much. (Qur'an, 33:21)</text:span></text:p>
      <text:p text:style-name="P17"/>
      <text:p text:style-name="P25"><text:span text:style-name="T3">Or were you present when death came to Ya'qub and he said to his sons, 'What will you worship when I have gone?' They said, 'We will worship your God, the God of your forefathers, Ibrahim, Isma'il and Ishaq–one God. We are Muslims submitted to Him.' (Qur'an, 2:133)</text:span></text:p>
      <text:p text:style-name="P17"/>
      <text:p text:style-name="P25"><text:span text:style-name="T3">Say, 'We believe in Allah and what has been sent down to us and what was sent down to Ibrahim and Isma'il and Ishaq and Ya'qub and the Tribes, and what Musa and 'Isa were given, and what all the Prophets were given by their Lord. We do not differentiate between any of them. We are Muslims submitted to Him.' (Qur'an, 2:136)</text:span></text:p>
      <text:p text:style-name="P17"/>
      <text:p text:style-name="P25"><text:soft-page-break/><text:span text:style-name="T3">I hold fast to the creed of my forebears Ibrahim and Ishaq and Ya'qub. We don't associate anything with Allah. And that is how Allah has favoured us and all mankind, but most do not give thanks. (Qur'an, 12:38)</text:span></text:p>
      <text:p text:style-name="P16"/>
      <text:p text:style-name="P17"/>
      <text:p text:style-name="P26"><text:span text:style-name="T13">THEY FOLLOW THE PRACTICES </text:span></text:p>
      <text:p text:style-name="P26"><text:span text:style-name="T13">OF THE PROPHET</text:span></text:p>
      <text:p text:style-name="P17"/>
      <text:p text:style-name="P25"><text:span text:style-name="T3">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ur him and help him, and follow the Light that has been sent down with him, they are the ones who are successful.' (Qur'an, 7:157)</text:span></text:p>
      <text:p text:style-name="P16"/>
      <text:p text:style-name="P17"/>
      <text:p text:style-name="P26"><text:span text:style-name="T13">THEY ARE NOT INFLUENCED BY SATAN</text:span></text:p>
      <text:p text:style-name="P17"/>
      <text:p text:style-name="P25"><text:span text:style-name="T3">If an evil impulse from satan provokes you, seek refuge in Allah. He is All-Hearing, All-Seeing. As for those who guard against evil, when they are bothered by visitors from satan, they remember and immediately see clearly. (Qur'an, 7:200-201)</text:span></text:p>
      <text:p text:style-name="P17"/>
      <text:p text:style-name="P25"><text:span text:style-name="T3">He (satan) said, 'My Lord, because You misled me, I will make things on the earth seem good to them and I will mislead them all, every one of them, except Your servants among them who are sincere.' He said, 'This is a Straight Path to Me. You have no authority over any of My servants except for the misled who follow you.' (Qur'an, 15:39-42)</text:span></text:p>
      <text:p text:style-name="P17"/>
      <text:p text:style-name="P25"><text:span text:style-name="T3">Whenever you recite the Qur'an, seek refuge with Allah from the accursed satan. He has no authority over those who believe and put their trust in their Lord. (Qur'an, 16:98-99)</text:span></text:p>
      <text:p text:style-name="P16"/>
      <text:p text:style-name="P17"/>
      <text:p text:style-name="P26"><text:span text:style-name="T13">THEY CONSIDER SATAN </text:span></text:p>
      <text:p text:style-name="P26"><text:span text:style-name="T13">AND HIS FOLLOWERS AS AN ENEMY</text:span></text:p>
      <text:p text:style-name="P17"/>
      <text:p text:style-name="P25"><text:span text:style-name="T3">Satan is your enemy so treat him as an enemy. He summons his party so they will be among the people of the Searing Blaze. (Qur'an, 35:6)</text:span></text:p>
      <text:p text:style-name="P17"/>
      <text:p text:style-name="P25"><text:span text:style-name="T3">Do not let satan bar your way. He truly is an outright enemy to you. (Qur'an, 43:62)</text:span></text:p>
      <text:p text:style-name="P17"/>
      <text:p text:style-name="P25"><text:soft-page-break/><text:span text:style-name="T3">Children of Adam! Do not let satan tempt you into trouble as He expelled your parents from the Garden, stripping them of their covering and disclosing to them their private parts. He and his tribe see you from where you do not see them. We have made the satans friends of those who do not believe. (Qur'an, 7:27)</text:span></text:p>
      <text:p text:style-name="P17"/>
      <text:p text:style-name="P25"><text:span text:style-name="T3">You will find that the people most hostile to those who believe are the Jews and the idolaters. You will find the people most affectionate to those who believe are those who say, 'We are Christians.' That is because some of them are priests and monks and because they are not arrogant. (Qur'an, 5:82)</text:span></text:p>
      <text:p text:style-name="P17"/>
      <text:p text:style-name="P25"><text:span text:style-name="T3">You who believe! Do not take My enemy and your enemy as friends, showing love for them when they have rejected the truth that has come to you, driving out the Messenger and yourselves simply because you believe in Allah your Lord. If you go out to strive in My Way and to seek My pleasure, keeping secret the love you have for them, I know best what you conceal and what you make known. Any of you who do that have strayed from the right way. (Qur'an, 60:1)</text:span></text:p>
      <text:p text:style-name="P16"/>
      <text:p text:style-name="P17"/>
      <text:p text:style-name="P26"><text:span text:style-name="T13">THEY TAKE ONLY ALLAH </text:span></text:p>
      <text:p text:style-name="P26"><text:span text:style-name="T13">AND THE BELIEVERS AS THEIR INTIMATES</text:span></text:p>
      <text:p text:style-name="P17"/>
      <text:p text:style-name="P25"><text:span text:style-name="T3">Your friend is only Allah and His Messenger and those who believe: those who perform prayer and give alms, and bow. As for those who make Allah their friend, and His Messenger and those who believe: it is the party of Allah who are victorious! (Qur'an, 5:55-56)</text:span></text:p>
      <text:p text:style-name="P17"/>
      <text:p text:style-name="P25"><text:span text:style-name="T3">You who believe! Do not take the unbelievers as friends rather than the believers. Do you want to give Allah clear proof against you? (Qur'an, 4:144)</text:span></text:p>
      <text:p text:style-name="P17"/>
      <text:p text:style-name="P25"><text:span text:style-name="T3">Or did you suppose that you would be left without Allah knowing those of you who have strived and who have not taken anyone as their intimate friends besides Allah and His Messenger and the believers? Allah is aware of what you do. (Qur'an, 9:16)</text:span></text:p>
      <text:p text:style-name="P17"/>
      <text:p text:style-name="P25"><text:span text:style-name="T3">You will not find people who believe in Allah and the Last Day having love for anyone who opposes Allah and His Messenger, though they be their fathers, their sons, their brothers or their clan. Allah has inscribed faith upon such people's hearts and will reinforce them with a Spirit from Him and admit them into Gardens with rivers flowing under them, remaining in them timelessly, for ever. Allah is pleased with them and they are pleased with Him. Such people are the party of Allah. Truly it is the party of Allah who are successful. (Qur'an, 58:22)</text:span></text:p>
      <text:p text:style-name="P17"/>
      <text:p text:style-name="P25"><text:span text:style-name="T3">Allah merely forbids you from taking as friends those who have fought you in the religion and driven you from your homes and who supported your expulsion. Any who take them as friends are wrongdoers. (Qur'an, 60:9)</text:span></text:p>
      <text:p text:style-name="P17"><text:soft-page-break/></text:p>
      <text:p text:style-name="P25"><text:span text:style-name="T3">Those who do not believe are the friends and protectors of one another. If you do not act in this way (do not protect each other) there will be turmoil in the land and great corruption. (Qur'an, 8:73)</text:span></text:p>
      <text:p text:style-name="P17"/>
      <text:p text:style-name="P25"><text:span text:style-name="T3">You who believe! Do not befriend your fathers and brothers if they prefer disbelief to faith. Those among you who do befriend them are wrongdoers. (Qur'an, 9:23)</text:span></text:p>
      <text:p text:style-name="P17"/>
      <text:p text:style-name="P25"><text:span text:style-name="T3">You who believe! Do not take any outside yourselves as intimates. They will do anything to harm you. They love what causes you distress. Hatred has appeared out of their mouths, but what their breasts hide is far worse. We have made the Signs clear to you if you use your intellect. (Qur'an, 3:118)</text:span></text:p>
      <text:p text:style-name="P16"/>
      <text:p text:style-name="P17"/>
      <text:p text:style-name="P26"><text:span text:style-name="T13">THEY ARE TOGETHER </text:span></text:p>
      <text:p text:style-name="P26"><text:span text:style-name="T13">WITH THE OTHER BELIEVERS</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
      <text:p text:style-name="P25"><text:span text:style-name="T3">You who believe! Have fear of Allah and be with the truly sincere. (Qur'an, 9:119)</text:span></text:p>
      <text:p text:style-name="P17"/>
      <text:p text:style-name="P25"><text:span text:style-name="T3">But if they try to make you associate something with Me about which you have no knowledge, do not obey them. Keep company with them correctly and courteously in this world but follow the Way of him who turns to Me. Then you will return to Me and I will inform you about the things you did.' (Qur'an, 31:15)</text:span></text:p>
      <text:p text:style-name="P17"/>
      <text:p text:style-name="P25"><text:span text:style-name="T3">You who believe! Do not take any outside yourselves as intimates. They will do anything to harm you. They love what causes you distress. Hatred has appeared out of their mouths, but what their breasts hide is far worse. We have made the Signs clear to you if you use your intellect. (Qur'an, 3:118)</text:span></text:p>
      <text:p text:style-name="P16"/>
      <text:p text:style-name="P17"/>
      <text:p text:style-name="P26"><text:span text:style-name="T13">THEY SAFEGUARD THEIR PRAYER</text:span></text:p>
      <text:p text:style-name="P17"/>
      <text:p text:style-name="P25"><text:span text:style-name="T3">Safeguard the prayer–especially the middle one. Stand in obedience to Allah. (Qur'an, 2:238)</text:span></text:p>
      <text:p text:style-name="P17"/>
      <text:p text:style-name="P25"><text:span text:style-name="T3">Those who perform prayer and give of what We have provided for them. (Qur'an, 8:3)</text:span></text:p>
      <text:p text:style-name="P17"/>
      <text:p text:style-name="P25"><text:span text:style-name="T3">It is the believers who are successful: those who are humble in their prayer; (Qur'an, 23:1-2)</text:span></text:p>
      <text:p text:style-name="P17"/>
      <text:p text:style-name="P25"><text:soft-page-break/><text:span text:style-name="T3">Those who safeguard their prayer: (Qur'an, 23:9)</text:span></text:p>
      <text:p text:style-name="P25"><text:span text:style-name="T3">(They are) not distracted by trade or commerce from the remembrance of Allah and the performance of prayer and giving alms; fearing a day when all hearts and eyes will be in turmoil. (Qur'an, 24:37)</text:span></text:p>
      <text:p text:style-name="P17"/>
      <text:p text:style-name="P25"><text:span text:style-name="T3">Except for those who perform prayer and are constant in it. (Qur'an, 70:22-23)</text:span></text:p>
      <text:p text:style-name="P16"/>
      <text:p text:style-name="P17"/>
      <text:p text:style-name="P26"><text:span text:style-name="T13">THEY WORSHIP AT NIGHT AS WELL <text:tab/></text:span></text:p>
      <text:p text:style-name="P17"/>
      <text:p text:style-name="P25"><text:span text:style-name="T3">The part of the night they spent asleep was small and they would seek forgiveness before the dawn. (Qur'an, 51:17-18)</text:span></text:p>
      <text:p text:style-name="P16"/>
      <text:p text:style-name="P17"/>
      <text:p text:style-name="P26"><text:span text:style-name="T13">THEY ASK FORGIVENESS </text:span></text:p>
      <text:p text:style-name="P26"><text:span text:style-name="T13">FOR THEIR BAD ACTIONS</text:span></text:p>
      <text:p text:style-name="P17"/>
      <text:p text:style-name="P25"><text:span text:style-name="T3">Our Lord, we heard a caller calling us to faith: "Believe in your Lord!" and we believed. Our Lord, forgive us our wrong actions, erase our bad actions from us and take us back to You with those who are truly good. (Qur'an, 3:193)</text:span></text:p>
      <text:p text:style-name="P17"/>
      <text:p text:style-name="P25"><text:span text:style-name="T3">Allah does not impose on any self any more than it can stand. For it is what it has earned; against it, what it has merited.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people of the unbelievers. (Qur'an, 2:286)</text:span></text:p>
      <text:p text:style-name="P17"/>
      <text:p text:style-name="P25"><text:span text:style-name="T3">My Lord! Forgive me and my parents and all who enter my house as believers, and all the men and women of the believers. But do not increase the wrongdoers except in ruin!' (Qur'an, 71:28)</text:span></text:p>
      <text:p text:style-name="P17"/>
      <text:p text:style-name="P25"><text:span text:style-name="T3">Those who, when they act indecently or wrong themselves, remember Allah and ask forgiveness for their bad actions (and who can forgive bad actions except Allah?) and do not knowingly persist in what they were doing. (Qur'an, 3:135)</text:span></text:p>
      <text:p text:style-name="P17"/>
      <text:p text:style-name="P25"><text:span text:style-name="T3">(They are) those who say, 'Our Lord, we believe, so forgive us our wrong actions and safeguard us from the punishment of the Fire.' The steadfast, the truthful, the obedient, the givers, and those who seek forgiveness before dawn. (Qur'an, 3:16-17)</text:span></text:p>
      <text:p text:style-name="P17"/>
      <text:p text:style-name="P25"><text:span text:style-name="T3">All they said was, 'Our Lord, forgive us our wrong actions and any excesses we went to in what we did and make our feet firm and help us against these disbelieving people.' (Qur'an, 3:147)</text:span></text:p>
      <text:p text:style-name="P25"><text:soft-page-break/><text:span text:style-name="T3">Those who have come after them say, 'Our Lord, forgive us and our brothers who preceded us in faith and do not put any ancour in our hearts towards those who believe. Our Lord, You are All-Gentle, Most Merciful.' (Qur'an, 59:10)</text:span></text:p>
      <text:p text:style-name="P17"/>
      <text:p text:style-name="P25"><text:span text:style-name="T3">And they would seek forgiveness before the dawn. (Qur'an, 51:18)</text:span></text:p>
      <text:p text:style-name="P16"/>
      <text:p text:style-name="P17"/>
      <text:p text:style-name="P26"><text:span text:style-name="T13">THEY ASK FORGIVENESS FOR THEIR OWN</text:span></text:p>
      <text:p text:style-name="P26"><text:span text:style-name="T13">SINS AND FOR THOSE OF THE BELIEVERS </text:span></text:p>
      <text:p text:style-name="P17"/>
      <text:p text:style-name="P25"><text:span text:style-name="T3">Know then that there is no god except Allah and ask forgiveness for your wrongdoing, and for the men and women who believe. Allah knows both your activity and your repose. (Qur'an, 47:19)</text:span></text:p>
      <text:p text:style-name="P17"/>
      <text:p text:style-name="P25"><text:span text:style-name="T3">Those who have come after them say, 'Our Lord, forgive us and our brothers who preceded us in faith and do not put any ancour in our hearts towards those who believe. Our Lord, You are All-Gentle, Most Merciful.' (Qur'an, 59:10)</text:span></text:p>
      <text:p text:style-name="P17"/>
      <text:p text:style-name="P17"/>
      <text:p text:style-name="P26"><text:span text:style-name="T13">THEY TRY HARD </text:span></text:p>
      <text:p text:style-name="P26"><text:span text:style-name="T13">TO DRAW NEARER TO ALLAH</text:span></text:p>
      <text:p text:style-name="P17"/>
      <text:p text:style-name="P25"><text:span text:style-name="T3">You who believe! Have fear of Allah and seek the means of drawing near to Him, and strive in His Way, so that hopefully you will be successful. (Qur'an, 5:35)</text:span></text:p>
      <text:p text:style-name="P17"/>
      <text:p text:style-name="P25"><text:span text:style-name="T3">And the Forerunners, the Forerunners. Those are the Ones Brought Near. (Qur'an, 56:10-11)</text:span></text:p>
      <text:p text:style-name="P17"/>
      <text:p text:style-name="P17"/>
      <text:p text:style-name="P26"><text:span text:style-name="T13">THEY ARE THANKFUL TO ALLAH </text:span></text:p>
      <text:p text:style-name="P17"/>
      <text:p text:style-name="P25"><text:span text:style-name="T3">You who believe! Eat of the good things We have provided for you and give thanks to Allah if you worship Him alone. (Qur'an, 2:172)</text:span></text:p>
      <text:p text:style-name="P17"/>
      <text:p text:style-name="P25"><text:span text:style-name="T3">We gave Luqman wisdom: 'Give thanks to Allah. Whoever gives thanks only does so to his own good. Whoever is ungrateful, Allah is Rich Beyond Need, Praiseworthy.' (Qur'an, 31:12)</text:span></text:p>
      <text:p text:style-name="P17"/>
      <text:p text:style-name="P25"><text:span text:style-name="T3">They made for him (Sulayman) anything he wished: high arches and statues, huge dishes like cisterns, great built-in cooking vats. 'Work, family of Dawud, in thankfulness!' But very few of My servants are thankful. (Qur'an, 34:13)</text:span></text:p>
      <text:p text:style-name="P17"/>
      <text:p text:style-name="P25"><text:soft-page-break/><text:span text:style-name="T3">And when your Lord announced: "If you are grateful, I will certainly give you increase, but if you are ungrateful, My punishment is severe."' (Qur'an, 14:7)</text:span></text:p>
      <text:p text:style-name="P17"/>
      <text:p text:style-name="P25"><text:span text:style-name="T3">Descendants of those We carried with Nuh. He was a grateful servant. (Qur'an, 17:3)</text:span></text:p>
      <text:p text:style-name="P17"/>
      <text:p text:style-name="P25"><text:span text:style-name="T3">Allah brought you out of your mothers' wombs knowing nothing at all, and gave you hearing, sight and hearts so that perhaps you would show thanks. (Qur'an, 16:78)</text:span></text:p>
      <text:p text:style-name="P17"/>
      <text:p text:style-name="P25"><text:span text:style-name="T3">Why should Allah punish you if you are thankful and believe? Allah is All-Thankful, All-Knowing. (Qur'an, 4:147)</text:span></text:p>
      <text:p text:style-name="P17"/>
      <text:p text:style-name="P25"><text:span text:style-name="T3">The two seas are not the same: the one is sweet, refreshing, delicious to drink, the other salty, bitter to the taste. Yet from both of them you eat fresh flesh and extract ornaments for yourselves to wear; and you see ships on them, cleaving through the waves so that you can seek His bounty and so that hopefully you will be thankful. (Qur'an, 35:12)</text:span></text:p>
      <text:p text:style-name="P17"/>
      <text:p text:style-name="P17"/>
      <text:p text:style-name="P26"><text:span text:style-name="T13">THEY DO THEIR BEST</text:span></text:p>
      <text:p text:style-name="P26"><text:span text:style-name="T13">IN THE WAY OF ALLAH</text:span></text:p>
      <text:p text:style-name="P17"/>
      <text:p text:style-name="P25"><text:span text:style-name="T3">But the Messenger and those who believe along with him have strived with their wealth and with themselves. They are the people who will have the good things. They are the ones who are successful. (Qur'an, 9:88)</text:span></text:p>
      <text:p text:style-name="P17"/>
      <text:p text:style-name="P25"><text:span text:style-name="T3">Those who believe and migrate and strive in the Way of Allah with their wealth and themselves have a higher rank with Allah. They are the ones who are victorious. (Qur'an, 9:20)</text:span></text:p>
      <text:p text:style-name="P17"/>
      <text:p text:style-name="P25"><text:span text:style-name="T3">Fight them! Allah will punish them at your hands, and disgrace them and help you against them, and heal the hearts of those who believe. (Qur'an, 9:14)</text:span></text:p>
      <text:p text:style-name="P17"/>
      <text:p text:style-name="P25"><text:span text:style-name="T3">You who believe! Shall I direct you to a transaction which will save you from a painful punishment? It is to believe in Allah and His Messenger and strive in the Way of Allah with your wealth and your selves. That is better for you if you only knew. (Qur'an, 61:10-11)</text:span></text:p>
      <text:p text:style-name="P17"/>
      <text:p text:style-name="P25"><text:span text:style-name="T3">The believers are only those who have belived in Allah and His Messenger and then have had no doubt and have strived with their wealth and themselves in the Way of Allah. They are the ones who are true to their word. (Qur'an, 49:15)</text:span></text:p>
      <text:p text:style-name="P17"/>
      <text:p text:style-name="P25"><text:soft-page-break/><text:span text:style-name="T3">What reason could you have for not fighting in the Way of Allah–for those men, women and children who are oppressed and say, 'Our Lord, take us out of this city whose inhabitants are wrongdoers! Give us a protector from You! Give us a helper from You!'? (Qur'an, 4:75)</text:span></text:p>
      <text:p text:style-name="P17"/>
      <text:p text:style-name="P25"><text:span text:style-name="T3">Strive for Allah with the striving due to Him. He has selected you and not placed any constraint upon you in the religion—the religion of your forefather Ibrahim. He named you Muslims before and also in this, so that the Messenger could be witness against you and you could be witnesses against all mankind. So perform prayer and give alms and hold fast to Allah. He is your Protector—the Best Protector, the Best Helper. (Qur'an, 22:78)</text:span></text:p>
      <text:p text:style-name="P17"/>
      <text:p text:style-name="P25"><text:span text:style-name="T3">Go out to fight, light-armed and heavy-armed, and strive with your wealth and yourselves in the Way of Allah. That is better for you if you only knew. (Qur'an, 9:41)</text:span></text:p>
      <text:p text:style-name="P17"/>
      <text:p text:style-name="P25"><text:span text:style-name="T3">Whoever strives does it entirely for himself. Allah is Rich Beyond Need of any being. (Qur'an, 29:6)</text:span></text:p>
      <text:p text:style-name="P16"/>
      <text:p text:style-name="P17"/>
      <text:p text:style-name="P26"><text:span text:style-name="T13">HARDSHIPS NEVER CAUSE </text:span></text:p>
      <text:p text:style-name="P26"><text:span text:style-name="T13">THEM TO ABANDON THEIR FAITH</text:span></text:p>
      <text:p text:style-name="P17"/>
      <text:p text:style-name="P25"><text:span text:style-name="T3">Those who did good and guard against evil, among those who responded to Allah and the Messenger after the wound had been inflicted will have an immense reward: those to whom people said, 'The people have gathered against you, so fear them.' But that merely increased their faith and they said, 'Allah is enough for us and the Best of Guardians.' (Qur'an, 3:172-173)</text:span></text:p>
      <text:p text:style-name="P17"/>
      <text:p text:style-name="P25"><text:span text:style-name="T3">It is not devoutness to turn your faces to the East or to the West. Rather, those with true devoutness are those who believe in Allah and the Last Day, the Angels, the Book and the Prophets, and who, despite their love for it, give away their wealth to their relatives and to orphans and the very poor, and to travellers and beggars and to set slaves free, and who perform prayer and give alms; those who honour their contracts when they make them, and are steadfast in poverty and illness and in battle. Those are the people who are true. They are the people who guard against evil. (Qur'an, 2:177)</text:span></text:p>
      <text:p text:style-name="P17"/>
      <text:p text:style-name="P17"/>
      <text:p text:style-name="P26"><text:span text:style-name="T13">THEY CONVEY ALLAH'S MESSAGE </text:span></text:p>
      <text:p text:style-name="P17"/>
      <text:p text:style-name="P25"><text:span text:style-name="T3">He (Nuh) said, 'My Lord, I have called my people night and day 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Qur'an, 71:5-9)</text:span></text:p>
      <text:p text:style-name="P25"><text:soft-page-break/><text:span text:style-name="T3">When their brother Hud said to them, 'Will you not guard against evil? I am a faithful Messenger to you so have fear of Allah and obey me. I do not ask you for any wage for it. My wage is the responsibility of no one but the Lord of all the worlds. (Qur'an, 26:124-127)</text:span></text:p>
      <text:p text:style-name="P17"/>
      <text:p text:style-name="P25"><text:span text:style-name="T3">When their brother Nuh said to them, 'Will you not guard against evil? I am a faithful Messenger to you so have fear of Allah and obey me. I do not ask you for any wage for it. My wage is the responsibility of no one but the Lord of all the worlds. So have fear of Allah and obey me.' (Qur'an, 26:106-110)</text:span></text:p>
      <text:p text:style-name="P17"/>
      <text:p text:style-name="P25"><text:span text:style-name="T3">(Mine is) only transmitting from Allah and His Messages. As for him who disobeys Allah and His Messenger, he will have the Fire of Hell, remaining in it timelessly, for ever and ever.' (Qur'an, 72:23)</text:span></text:p>
      <text:p text:style-name="P16"/>
      <text:p text:style-name="P17"/>
      <text:p text:style-name="P26"><text:span text:style-name="T13">THEY NEVER WEAKEN IN THEIR FIGHT </text:span></text:p>
      <text:p text:style-name="P26"><text:span text:style-name="T13">IN THE WAY OF ALLAH</text:span></text:p>
      <text:p text:style-name="P17"/>
      <text:p text:style-name="P25"><text:span text:style-name="T3">Many a Prophet has fought, when there were many thousands with him! They did not give up in the face of what assailed them in the Way of Allah, nor did they weaken, nor did they yield. Allah loves the steadfast. (Qur'an, 3:146)</text:span></text:p>
      <text:p text:style-name="P17"/>
      <text:p text:style-name="P25"><text:span text:style-name="T3">Do not relax in pursuit of the enemy. If you feel pain, they too are feeling it just as you are, but you hope for something from Allah which they cannot hope for. Allah is All-Knowing, All-Wise. (Qur'an, 4:104)</text:span></text:p>
      <text:p text:style-name="P17"/>
      <text:p text:style-name="P25"><text:span text:style-name="T3">So be steadfast. Allah's promise is true. Do not let those who have no certainty make you impatient and shake your firmness. (Qur'an, 30:60)</text:span></text:p>
      <text:p text:style-name="P17"/>
      <text:p text:style-name="P25"><text:span text:style-name="T3">Do not give up and do not be downhearted. You shall be uppermost if you are believers. (Qur'an, 3:139)</text:span></text:p>
      <text:p text:style-name="P16"/>
      <text:p text:style-name="P17"/>
      <text:p text:style-name="P26"><text:span text:style-name="T13">THEY MAKE PREPARATIONS </text:span></text:p>
      <text:p text:style-name="P26"><text:span text:style-name="T13">FOR FIGHTING IN THE WAY OF ALLAH</text:span></text:p>
      <text:p text:style-name="P17"/>
      <text:p text:style-name="P25"><text:span text:style-name="T3">Go out to fight, light-armed and heavy-armed, and strive with your wealth and yourselves in the Way of Allah. That is better for you if you only knew. (Qur'an, 9:41)</text:span></text:p>
      <text:p text:style-name="P17"/>
      <text:p text:style-name="P25"><text:span text:style-name="T3">Arm yourselves against them with all the firepower and cavalry you can muster, to terrify the enemies of Allah and your enemies, and others besides them whom you do not know. Allah knows them. </text:span><text:soft-page-break/><text:span text:style-name="T3">Anything you spend in the Way of Allah will be repaid to you in full. You will not be wronged. (Qur'an, 8:60)</text:span></text:p>
      <text:p text:style-name="P17"/>
      <text:p text:style-name="P25"><text:span text:style-name="T3">If they had really desired to go out, they would have made proper preparations for it, but Allah was averse to their setting out so He held them back and they were told: 'Stay behind with those who stay behind.' (Qur'an, 9:46)</text:span></text:p>
      <text:p text:style-name="P17"/>
      <text:p text:style-name="P25"><text:span text:style-name="T3">You who believe! When you go out to fight in the Way of Allah verify things carefully. Do not say, 'You are not a believer', to someone who greets you as a Muslim, simply out of desire for the goods of this world. With Allah there is booty in abundance. That is the way you were before but Allah has been kind to you. So verify things carefully. Allah is aware of what you do. (Qur'an, 4:94)</text:span></text:p>
      <text:p text:style-name="P17"/>
      <text:p text:style-name="P17"/>
      <text:p text:style-name="P26"><text:span text:style-name="T13">THEY ENCOURAGE EACH OTHER </text:span></text:p>
      <text:p text:style-name="P26"><text:span text:style-name="T13">IN THE STRUGGLE</text:span></text:p>
      <text:p text:style-name="P17"/>
      <text:p text:style-name="P25"><text:span text:style-name="T3">So fight in the way of Allah—you are only answerable for yourself—and spur on the believers. It may well be that Allah will curb the force of the unbelievers. Allah has greater force and greater power to punish. (Qur'an, 4:84)</text:span></text:p>
      <text:p text:style-name="P17"/>
      <text:p text:style-name="P25"><text:span text:style-name="T3">O Prophet! Spur on the believers to fight. If there are twenty of you who are steadfast, they will overcome two hundred; and if there are a hundred of you, they will overcome a thousand of those who are unbelievers, because they are people who do not understand. (Qur'an, 8:65)</text:span></text:p>
      <text:p text:style-name="P17"/>
      <text:p text:style-name="P17"/>
      <text:p text:style-name="P26"><text:span text:style-name="T13">THEY WAGE THE STRUGGLE </text:span></text:p>
      <text:p text:style-name="P26"><text:span text:style-name="T13">AT THE RIGHT TIME</text:span></text:p>
      <text:p text:style-name="P17"/>
      <text:p text:style-name="P25"><text:span text:style-name="T3">And how is it with you that you do not give in the Way of Allah, when the inheritance of the heavens and the earth belongs to Allah? Those of you who gave and fought before the Victory are not the same as those who gave and fought afterwards. They are higher in rank. But to each of them Allah has promised the Best. Allah is aware of what you do. (Qur'an, 57:10)</text:span></text:p>
      <text:p text:style-name="P16"/>
      <text:p text:style-name="P17"/>
      <text:p text:style-name="P26"><text:span text:style-name="T13">THEY MAY CONCEAL THEIR FAITH </text:span></text:p>
      <text:p text:style-name="P26"><text:span text:style-name="T13">DURING STRUGGLE IF NECESSARY</text:span></text:p>
      <text:p text:style-name="P17"/>
      <text:p text:style-name="P25"><text:span text:style-name="T3">A man among Pharaoh's people who believed, but kept his faith concealed, said, 'Are you going to kill a man for saying "My Lord is Allah" when he has brought you Clear Signs from your Lord? If he is </text:span><text:soft-page-break/><text:span text:style-name="T3">telling a lie, be it on his own head. But if he is telling the truth, then some of what he is promising you will certainly happen to you. Allah does not guide any unbridled inveterate liar. (Qur'an, 40:28) </text:span></text:p>
      <text:p text:style-name="P16"/>
      <text:p text:style-name="P17"/>
      <text:p text:style-name="P26"><text:span text:style-name="T13">THEY FIGHT THE RULING CIRCLE </text:span></text:p>
      <text:p text:style-name="P26"><text:span text:style-name="T13">OF DISBELIEVERS</text:span></text:p>
      <text:p text:style-name="P17"/>
      <text:p text:style-name="P25"><text:span text:style-name="T3">If they break their oaths after making their treaty and defame your religion, then fight the leaders of disbelief—they have no binding oaths—so that hopefully they will stop. (Qur'an, 9:12)</text:span></text:p>
      <text:p text:style-name="P17"/>
      <text:p text:style-name="P25"><text:span text:style-name="T3">You who believe! Fight those of the unbelievers who are near to you and let them find you implacable. Know that Allah is with those who guard against evil. (Qur'an, 9:123)</text:span></text:p>
      <text:p text:style-name="P17"/>
      <text:p text:style-name="P25"><text:span text:style-name="T3">Fight them until there is no more persecution and the religion is Allah's alone. If they stop, Allah sees what they do, (Qur'an, 8:39)</text:span></text:p>
      <text:p text:style-name="P17"/>
      <text:p text:style-name="P17"/>
      <text:p text:style-name="P26"><text:span text:style-name="T13">THEY ARE FIERCE AND UPRIGHT </text:span></text:p>
      <text:p text:style-name="P26"><text:span text:style-name="T13">TOWARDS THE DISBELIEVERS</text:span></text:p>
      <text:p text:style-name="P17"/>
      <text:p text:style-name="P25"><text:span text:style-name="T3">O Prophet! Strive against the unbelievers and hypocrites and be harsh with them. Their refuge is Hell. What an evil destination! (Qur'an, 66:9)</text:span></text:p>
      <text:p text:style-name="P17"/>
      <text:p text:style-name="P25"><text:span text:style-name="T3">The worst of animals in the sight of Allah are those who do not believe and do not believe, those with whom you make a treaty and who then break it every time. They don't guard against evil. So if you come upon such people in war, make a harsh example of them to deter those coming after them so that hopefully they will pay heed. (Qur'an, 8:55-57)</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6"/>
      <text:p text:style-name="P17"/>
      <text:p text:style-name="P26"><text:span text:style-name="T13">THEY ARE CAUTIOUS AGAINST </text:span></text:p>
      <text:p text:style-name="P26"><text:span text:style-name="T13">THOSE WHO ARE DISBELIEVERS</text:span></text:p>
      <text:p text:style-name="P17"/>
      <text:p text:style-name="P25"><text:span text:style-name="T3">That was the situation when we woke them up so they could question one another. One of them asked, 'How long have you been here?' They replied, 'We have been here for a day or part of a day.' They </text:span><text:soft-page-break/><text:span text:style-name="T3">said, 'Your Lord knows best how long you have been here. Send one of your number into the city with this silver you have, so he can see which food is purest and bring you some of it to eat. But he should go about with caution so that no one is aware of you, (Qur'an, 18:19)</text:span></text:p>
      <text:p text:style-name="P17"/>
      <text:p text:style-name="P25"><text:span text:style-name="T3">He (Ya'qub) said, 'My sons! You must not enter through a single gate. Go in through different gates. But I cannot save you from Allah at all, for judgement comes from no one but Allah. In Him I put my trust, and let all those who put their trust, put it in Him alone.' (Qur'an, 12:67) </text:span></text:p>
      <text:p text:style-name="P17"/>
      <text:p text:style-name="P25"><text:span text:style-name="T3">You who believe! Take all necessary precautions, then go out to fight in separate groups or go out as one body. (Qur'an, 4:71)</text:span></text:p>
      <text:p text:style-name="P17"/>
      <text:p text:style-name="P25"><text:span text:style-name="T3">When you are with them and leading them in prayer, a group of them should stand with you, keeping hold of their weapons. When they prostrate, the others should guard your backs. Then the other group who have not yet prayed should come and pray with you. They too should be careful and keep hold of their weapons. Those who do not believe would like you to be negligent of your arms and equipment so that they can swoop down on you once and for all. There is nothing wrong, if you are bothered by rain or you are ill, in laying your weapons down; but take every precaution. Allah has prepared a humiliating punishment for the unbelievers. (Qur'an, 4:102)</text:span></text:p>
      <text:p text:style-name="P17"/>
      <text:p text:style-name="P17"/>
      <text:p text:style-name="P26"><text:span text:style-name="T13">THEY SET TRAPS FOR THOSE </text:span></text:p>
      <text:p text:style-name="P26"><text:span text:style-name="T13">WHO HAVE NO FAITH</text:span></text:p>
      <text:p text:style-name="P17"/>
      <text:p text:style-name="P25"><text:span text:style-name="T3">Then when he had supplied them with their needs, he put the goblet in his brother's bag. A herald called out, 'Caravan! You are thieves!' They turned to them and said, 'What are you missing?' They said, 'We're missing the goblet of the king. The man who brings it will get a camel's load. Regarding that I stand as guarantor.' They said, 'By Allah, you know we did not come to corrupt the land and that we are not thieves.' They said, 'What is the reparation for it if it in fact transpires that you are liars?' They said, 'Its reparation shall be him in the saddlebags of whom it is discovered. With us that is how wrongdoers are repaid.' He started with their bags before his brother's. and then produced it from his brother's bag. In that way We devised a cunning scheme for Yusuf. He could not have held his brother according to the statutes of the King – only because Allah had willed it so. We raise the rank of anyone We will. Over everyone with knowledge is a Knower. (Qur'an, 12:70-76)</text:span></text:p>
      <text:p text:style-name="P17"/>
      <text:p text:style-name="P25"><text:span text:style-name="T3">Remember when you left your family early in the day to instal the believers in their battle stations. Allah is All-Hearing, All-Knowing. (Qur'an, 3:121)</text:span></text:p>
      <text:p text:style-name="P17"/>
      <text:p text:style-name="P25"><text:span text:style-name="T3">They said, 'Did you do this to our gods, Ibrahim?' He said, 'No, this one, the biggest of them, did it. Ask them if they are able to speak!' They consulted among themselves and said, 'It is you yourselves who are wrongdoers.' But then they relapsed back into their disbelief: 'You know full well these idols cannot </text:span><text:soft-page-break/><text:span text:style-name="T3">talk.' He said, 'Do you then worship, instead of Allah, what cannot help or harm you in any way? Shame on you and what you worship besides Allah! Will you not use your intellect?' (Qur'an, 21:62-67)</text:span></text:p>
      <text:p text:style-name="P16"/>
      <text:p text:style-name="P17"/>
      <text:p text:style-name="P26"><text:span text:style-name="T13">THE STRATAGEMS OF THE DISBELIEVERS </text:span></text:p>
      <text:p text:style-name="P26"><text:span text:style-name="T13">AGAINST THE BELIEVERS COME TO NOTHING</text:span></text:p>
      <text:p text:style-name="P17"/>
      <text:p text:style-name="P25"><text:span text:style-name="T3">If something good happens to you, it galls them. If something bad strikes you, they rejoice at it. But if you are steadfast and guard against evil, their scheming will not harm you in any way. Allah encompasses what they do. (Qur'an, 3:120)</text:span></text:p>
      <text:p text:style-name="P17"/>
      <text:p text:style-name="P25"><text:span text:style-name="T3">They concocted their plots, but their plots were with Allah, even if they were such as to make the mountains vanish. (Qur'an, 14:46)</text:span></text:p>
      <text:p text:style-name="P17"/>
      <text:p text:style-name="P25"><text:span text:style-name="T3">Allah will defend those who believe. Allah does not love any thankless traitor. (Qur'an, 22:38)</text:span></text:p>
      <text:p text:style-name="P17"/>
      <text:p text:style-name="P25"><text:span text:style-name="T3">When those who do not believe were plotting against you to imprison you or kill you or expel you: they were plotting and Allah was plotting, but Allah is the Best of Plotters. (Qur'an, 8:30)</text:span></text:p>
      <text:p text:style-name="P17"/>
      <text:p text:style-name="P25"><text:span text:style-name="T3">Those before them also plotted, and Allah came at their building from the foundations and the roof caved in on top of them. The punishment came at them from where they did not expect. (Qur'an, 16:26)</text:span></text:p>
      <text:p text:style-name="P17"/>
      <text:p text:style-name="P25"><text:span text:style-name="T3">His Lord replied to him (Yusuf) and turned away from him their guile and deviousness. He is the One Who Hears, the One Who Knows. (Qur'an, 12:34)</text:span></text:p>
      <text:p text:style-name="P17"/>
      <text:p text:style-name="P25"><text:span text:style-name="T3">(Yusuf said:) In this way he may know at last that I did not dishonour him behind his back and that Allah most surely does not guide the deviousness of the dishonourable. (Qur'an, 12:52)</text:span></text:p>
      <text:p text:style-name="P17"/>
      <text:p text:style-name="P25"><text:span text:style-name="T3">They said, 'Build a pyre for him (Ibrahim) and fling him into the blaze!' They tried to outwit him but We made them the lowest. (Qur'an, 37:97-98)</text:span></text:p>
      <text:p text:style-name="P17"/>
      <text:p text:style-name="P25"><text:span text:style-name="T3">Do you not see what your Lord did with the Companions of the Elephant? Did He not bring all their schemes to nothing, (Qur'an, 105:1-2)</text:span></text:p>
      <text:p text:style-name="P17"/>
      <text:p text:style-name="P25"><text:span text:style-name="T3">When he (Musa) brought them the truth from Us they said, 'Slaughter the sons of those who believe with him but let their women live.' The stratagems of the unbelievers are nothing but errors. (Qur'an, 40:25)</text:span></text:p>
      <text:p text:style-name="P16"/>
      <text:p text:style-name="P26"/>
      <text:p text:style-name="P32"><text:span text:style-name="T13">THEY TURN AWAY FROM THE DISBELIEVERS</text:span></text:p>
      <text:p text:style-name="P17"/>
      <text:p text:style-name="P25"><text:span text:style-name="T3">Did they bequeathe this to each other? Indeed they are an unbridled people. So turn away from them, for you are not to blame. (Qur'an, 51:53-54)</text:span></text:p>
      <text:p text:style-name="P16"/>
      <text:p text:style-name="P17"/>
      <text:p text:style-name="P26"><text:span text:style-name="T13">THEY PREVENT THE TYRANNY </text:span></text:p>
      <text:p text:style-name="P26"><text:span text:style-name="T13">OF THE DISBELIEVERS</text:span></text:p>
      <text:p text:style-name="P17"/>
      <text:p text:style-name="P25"><text:span text:style-name="T3">Fight them! Allah will punish them at your hands, and disgrace them and help you against them, and heal the hearts of those who believe. He will remove the rage from their hearts. Allah turns to anyone He wills. Allah is All-Knowing, All-Wise. (Qur'an, 9:14-15)</text:span></text:p>
      <text:p text:style-name="P17"/>
      <text:p text:style-name="P25"><text:span text:style-name="T3">If the hypocrites and those with sickness in their hearts and the rumour-mongers in Madina do not desist, We will set you onto them. Then they will only be your neighbours there a very short time. They are an accursed people. Wherever they are found they should be seized and mercilessly put to death. This is Allah's pattern with those who passed away before. You will not find any alteration in Allah's pattern. (Qur'an, 33:60-62)</text:span></text:p>
      <text:p text:style-name="P17"/>
      <text:p text:style-name="P25"><text:span text:style-name="T3">Whatever booty from them Allah has given to His Messenger—and you spurred on neither horse nor camel in its acquisition, but Allah gives power to His Messengers over anyone He wills, Allah has power over all things. (Qur'an, 59:6)</text:span></text:p>
      <text:p text:style-name="P17"/>
      <text:p text:style-name="P25"><text:span text:style-name="T3">Say: 'What do you await for us except for one of the two best things? But what we await for you is for Allah to inflict a punishment on you either directly from Himself or at our hands. So wait, we are waiting with you!' (Qur'an, 9:52)</text:span></text:p>
      <text:p text:style-name="P17"/>
      <text:p text:style-name="P17"/>
      <text:p text:style-name="P26"><text:span text:style-name="T13">THEY FIGHT THOSE </text:span></text:p>
      <text:p text:style-name="P26"><text:span text:style-name="T13">WHO ACT HYPOCRITICALLY </text:span></text:p>
      <text:p text:style-name="P17"/>
      <text:p text:style-name="P25"><text:span text:style-name="T3">You who believe! Fight those of the unbelievers who are near to you and let them find you implacable. Know that Allah is with those who guard against evil. (Qur'an, 9:123)</text:span></text:p>
      <text:p text:style-name="P17"/>
      <text:p text:style-name="P25"><text:span text:style-name="T3">O Prophet, strive against the unbelievers and hypocrites and be harsh with them. Their shelter will be Hell. What an evil destination! (Qur'an, 9:73)</text:span></text:p>
      <text:p text:style-name="P16"/>
      <text:p text:style-name="P26"/>
      <text:p text:style-name="P32"><text:span text:style-name="T13">THEY DO NOT ALLOW THOSE WHO ACT</text:span></text:p>
      <text:p text:style-name="P26"><text:span text:style-name="T13">HYPOCRITICALLY TO STAY AMONGST THEM</text:span></text:p>
      <text:p text:style-name="P17"/>
      <text:p text:style-name="P25"><text:span text:style-name="T3">When you go out to get the booty, those who remained behind will say, 'Allow us to follow you,' desiring to alter Allah's words. Say: 'You may not follow us. That is what Allah said before.' They will say, 'It is only because you envy us.' No indeed! How little they have understood! (Qur'an, 48:15)</text:span></text:p>
      <text:p text:style-name="P17"/>
      <text:p text:style-name="P25"><text:span text:style-name="T3">They will swear to you by Allah when you return to them, so that you leave them alone. Leave them alone, then! They are filth. Their shelter will be Hell as repayment for what they did. (Qur'an, 9:95)</text:span></text:p>
      <text:p text:style-name="P17"/>
      <text:p text:style-name="P25"><text:span text:style-name="T3">If Allah returns you to a group of them, and they ask you for permission to go out, say, 'You will never go out with me, nor will you ever fight an enemy with me. You were happy to stay behind the first time, so stay behind with those who are left behind.' (Qur'an, 9:83)</text:span></text:p>
      <text:p text:style-name="P17"/>
      <text:p text:style-name="P17"/>
      <text:p text:style-name="P26"><text:span text:style-name="T13">THEY PUNISH THOSE </text:span></text:p>
      <text:p text:style-name="P26"><text:span text:style-name="T13">WHO ACT HYPOCRITICALLY</text:span></text:p>
      <text:p text:style-name="P17"/>
      <text:p text:style-name="P25"><text:span text:style-name="T3">Do not try to excuse yourselves. You have become unbelievers after believing. If one group of you is pardoned, another group will be punished for being evildoers.' (Qur'an, 9:66)</text:span></text:p>
      <text:p text:style-name="P17"/>
      <text:p text:style-name="P25"><text:span text:style-name="T3">He (Musa) said, 'What do you think you were doing, Samaritan?' He said, 'I saw what they did not see. So I gathered up a handful from the Messenger's footprints and threw it in. That is what my inner self urged me to do.' He said, 'Go! In this world you will have to say, "Untouchable!" And you have an appointment which you will not fail to keep. Look at your god to which you devoted so much time. We will burn it up and then scatter it as dust into the sea. (Qur'an, 20:95-97)</text:span></text:p>
      <text:p text:style-name="P16"/>
      <text:p text:style-name="P17"/>
      <text:p text:style-name="P26"><text:span text:style-name="T13">THEY GIVE FROM WHAT ALLAH </text:span></text:p>
      <text:p text:style-name="P26"><text:span text:style-name="T13">HAS PROVIDED THEM</text:span></text:p>
      <text:p text:style-name="P17"/>
      <text:p text:style-name="P25"><text:span text:style-name="T3">So have fear of Allah, as much as you are able to, and listen and obey and spend for your own benefit. It is the people who are safe-guarded from the avarice of their own selves who are successful. (Qur'an, 64:16)</text:span></text:p>
      <text:p text:style-name="P17"/>
      <text:p text:style-name="P25"><text:span text:style-name="T3">The metaphor of those who spend their wealth, desiring the pleasure of Allah and firmness for themselves, is that of a garden on a hillside. When heavy rain falls on it, it doubles its produce; and if heavy rain does not fall, there is dew. Allah sees what you do. (Qur'an, 2:265)</text:span></text:p>
      <text:p text:style-name="P25"><text:soft-page-break/><text:span text:style-name="T3">Give from what We have provided for you before death comes to one of you and he says, 'My Lord, if only you would give me a little more time so that I can give charity and be one of the righteous!' (Qur'an, 63:10)</text:span></text:p>
      <text:p text:style-name="P17"/>
      <text:p text:style-name="P25"><text:span text:style-name="T3">Those who spend their wealth in the Way of Allah, and then do not follow what they have spent by demands for gratitude or insulting words will have their reward with their Lord. They will feel no fear and will know no sorrow. (Qur'an, 2:262)</text:span></text:p>
      <text:p text:style-name="P17"/>
      <text:p text:style-name="P25"><text:span text:style-name="T3">You will not attain true goodness until you give of what you love. Whatever you give away, Allah knows it. (Qur'an, 3:92)</text:span></text:p>
      <text:p text:style-name="P17"/>
      <text:p text:style-name="P25"><text:span text:style-name="T3">Those who give in times of both ease and hardship, those who control their rage and pardon other people–Allah loves the good-doers. (Qur'an, 3:134)</text:span></text:p>
      <text:p text:style-name="P17"/>
      <text:p text:style-name="P25"><text:span text:style-name="T3">Nor will they give away any amount, whether large or small, nor will they cross any valley, without it being written down for them so that Allah can recompense them for the best of what they did. (Qur'an, 9:121)</text:span></text:p>
      <text:p text:style-name="P17"/>
      <text:p text:style-name="P25"><text:span text:style-name="T3">Believe in Allah and His Messenger and give of that to which He has made you successors. Those of you who believe and give will have an immense reward. (Qur'an, 57:7)</text:span></text:p>
      <text:p text:style-name="P17"/>
      <text:p text:style-name="P25"><text:span text:style-name="T3">And how is it with you that you do not give in the Way of Allah, when the inheritance of the heavens and the earth belongs to Allah? Those of you who gave and fought before the Victory are not the same as those who gave and fought afterwards. They are higher in rank. But to each of them Allah has promised the Best. Allah is aware of what you do. (Qur'an, 57:10) </text:span></text:p>
      <text:p text:style-name="P17"/>
      <text:p text:style-name="P17"/>
      <text:p text:style-name="P26"><text:span text:style-name="T13">THEY GIVE FROM THE PROVISIONS </text:span></text:p>
      <text:p text:style-name="P26"><text:span text:style-name="T13">ALLAH HAS GIVEN THEM, </text:span></text:p>
      <text:p text:style-name="P26"><text:span text:style-name="T13">BOTH SECRETLY AND OPENLY</text:span></text:p>
      <text:p text:style-name="P17"/>
      <text:p text:style-name="P25"><text:span text:style-name="T3">Those who are steadfast in seeking the face of their Lord, and perform prayer and give from the provision We have given them, secretly and openly, and stave off evil with good, it is they who will have the Ultimate Abode. (Qur'an, 13:22)</text:span></text:p>
      <text:p text:style-name="P16"/>
      <text:p text:style-name="P17"/>
      <text:p text:style-name="P26"><text:span text:style-name="T13">THEY SPEND IN THE WAY OF ALLAH AS IS DUE </text:span></text:p>
      <text:p text:style-name="P17"/>
      <text:p text:style-name="P25"><text:span text:style-name="T3">Your friend is only Allah and His Messenger and those who believe: those who perform prayer and give alms, and bow. (Qur'an, 5:55)</text:span></text:p>
      <text:p text:style-name="P25"><text:soft-page-break/><text:span text:style-name="T3">Those who give alms; (Qur'an, 23:4)</text:span></text:p>
      <text:p text:style-name="P17"/>
      <text:p text:style-name="P25"><text:span text:style-name="T3">Prescribe good for us in this world and the hereafter. We have truly turned to You.' He said, 'As for My punishment, I strike with it anyone I will. My mercy extends to all things but I will prescribe it for those who guard against evil and give alms, and those who believe in Our Signs: (Qur'an, 7:156)</text:span></text:p>
      <text:p text:style-name="P17"/>
      <text:p text:style-name="P25"><text:span text:style-name="T3">Perform prayer and give alms. Any good you send ahead for yourselves, you will find with Allah. Certainly Allah sees what you do. (Qur'an, 2:110)</text:span></text:p>
      <text:p text:style-name="P17"/>
      <text:p text:style-name="P17"/>
      <text:p text:style-name="P26"><text:span text:style-name="T13">THEY MOVE AS A GROUP, IF NECESSARY</text:span></text:p>
      <text:p text:style-name="P17"/>
      <text:p text:style-name="P25"><text:span text:style-name="T3">Those who believe and have migrated and strived with their wealth and themselves in the Way of Allah, and those who have given refuge and help, they are the friends and protectors of one another. But as for those who believe but have not migrated, you are not in any way responsible for their protection until they migrate. But if they ask you for help in respect of the religion, it is your duty to help them, except against people you have a treaty with. Allah sees what you do. (Qur'an, 8:72)</text:span></text:p>
      <text:p text:style-name="P17"/>
      <text:p text:style-name="P25"><text:span text:style-name="T3">The angels ask those they take while they are wronging themselves, 'What were your circumstances?' They reply, 'We were oppressed on earth.' They say, 'Was Allah's earth not wide enough for you to have migrated to elsewhere in it?' The shelter of such people will be Hell. What an evil destination! (Qur'an, 4:97)</text:span></text:p>
      <text:p text:style-name="P17"/>
      <text:p text:style-name="P25"><text:span text:style-name="T3">Those who migrate in the Way of Allah will find many places of refuge on the earth and ample sustenance. If anyone leaves his home, migrating to Allah and His Messenger, and death catches up with him, it is Allah Who will reward him. Allah is Ever-Forgiving, Most Merciful. (Qur'an, 4:100)</text:span></text:p>
      <text:p text:style-name="P17"/>
      <text:p text:style-name="P25"><text:span text:style-name="T3">Those who migrate in the Way of Allah and then are killed or die, Allah will provide for them handsomely. Truly Allah is the best Provider. He will admit them by an entrance which is pleasing to them. Allah is All-Knowing, All-Forbearing. (Qur'an, 22:58-59)</text:span></text:p>
      <text:p text:style-name="P17"/>
      <text:p text:style-name="P25"><text:span text:style-name="T3">But to those who migrated after they were persecuted and then strived and remained steadfast, to them your Lord is All-Compassionate, Most Merciful. (Qur'an, 16:110)</text:span></text:p>
      <text:p text:style-name="P17"/>
      <text:p text:style-name="P25"><text:span text:style-name="T3">As for those who migrate for Allah's sake after being wronged, We shall give them good lodging in this world, and the reward of the hereafter is greater still if they only knew. (Qur'an, 16:41)</text:span></text:p>
      <text:p text:style-name="P16"/>
      <text:p text:style-name="P17"/>
      <text:p text:style-name="P26"/>
      <text:p text:style-name="P32"><text:span text:style-name="T13">THEY HONOUR THEIR TRUSTS</text:span></text:p>
      <text:p text:style-name="P17"/>
      <text:p text:style-name="P25"><text:span text:style-name="T3">Those who honour their trusts and their contracts; (Qur'an, 23:8)</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7"/>
      <text:p text:style-name="P25"><text:span text:style-name="T3">Among the People of the Book there are some who, if you entrust them with a pile of gold, will return it to you. But there are others among them who, if you entrust them with just a single dinar, will not return it to you, unless you stay standing over them. That is because they say, 'We are under no obligation where the gentiles are concerned.' They tell a lie against Allah and they know it. (Qur'an, 3:75)</text:span></text:p>
      <text:p text:style-name="P17"/>
      <text:p text:style-name="P25"><text:span text:style-name="T3">Those who honour their trusts and contracts; (Qur'an, 70:32)</text:span></text:p>
      <text:p text:style-name="P17"/>
      <text:p text:style-name="P17"/>
      <text:p text:style-name="P26"><text:span text:style-name="T13">THEY ARE TRUSTWORTHY PEOPLE</text:span></text:p>
      <text:p text:style-name="P17"/>
      <text:p text:style-name="P25"><text:span text:style-name="T3">I am a faithful Messenger to you. (Qur'an, 26:178)</text:span></text:p>
      <text:p text:style-name="P17"/>
      <text:p text:style-name="P25"><text:span text:style-name="T3">The King said, 'Bring him to me straight away! So I may draw him very close to me.' When he had spoken with him, he declared, 'Today you are trusted, established in our sight.' (Qur'an, 12:54)</text:span></text:p>
      <text:p text:style-name="P17"/>
      <text:p text:style-name="P25"><text:span text:style-name="T3">Before them We put Pharaoh's people to the test when a noble Messenger came to them, saying 'Hand over to me the servants of Allah. I am a trustworthy Messenger to you.' (Qur'an, 44:17-18)</text:span></text:p>
      <text:p text:style-name="P17"/>
      <text:p text:style-name="P25"><text:span text:style-name="T3">He (Hud) said, 'My people, I am by no means a fool, but rather am a Messenger from the Lord of all the worlds, transmitting my Lord's Message to you, and I am a faithful counsellor to you. (Qur'an, 7:67-68)</text:span></text:p>
      <text:p text:style-name="P17"/>
      <text:p text:style-name="P25"><text:span text:style-name="T3">One of them came walking shyly up to him and said, 'My father invites you so that he can pay you your wage for drawing water for us.' When he came to him and told him the whole story he said, 'Have no fear, you have escaped from wrongdoing people.' One of them said, 'Hire him, father. The best person to hire is someone strong and trustworthy.' (Qur'an, 28:25-26)</text:span></text:p>
      <text:p text:style-name="P17"/>
      <text:p text:style-name="P25"><text:span text:style-name="T3">Truly it (the Qur'an) is the speech of a noble Messenger, possessing great strength, securely placed with the Lord of the Throne, obeyed there, trustworthy. (Qur'an, 81:19-21)</text:span></text:p>
      <text:p text:style-name="P16"/>
      <text:p text:style-name="P26"/>
      <text:p text:style-name="P32"><text:span text:style-name="T13">THEY ARE OF STRONG CHARACTER </text:span></text:p>
      <text:p text:style-name="P17"/>
      <text:p text:style-name="P25"><text:span text:style-name="T3">Ibrahim was a community in himself, exemplary, obedient to Allah, a man of pure natural belief. He was not one of the idolaters. (Qur'an, 16:120)</text:span></text:p>
      <text:p text:style-name="P17"/>
      <text:p text:style-name="P25"><text:span text:style-name="T3">Mention Maryam in the Book, how she withdrew from her people to an eastern place, (Qur'an, 19:16)</text:span></text:p>
      <text:p text:style-name="P16"/>
      <text:p text:style-name="P17"/>
      <text:p text:style-name="P26"><text:span text:style-name="T13">THEY ARE BRAVE AND DETERMINED</text:span></text:p>
      <text:p text:style-name="P17"/>
      <text:p text:style-name="P25"><text:span text:style-name="T3">Say: 'Everyone is waiting expectantly so wait expectantly. You will soon know who are the Companions of the Right Path and who is guided.' (Qur'an, 20:135)</text:span></text:p>
      <text:p text:style-name="P17"/>
      <text:p text:style-name="P25"><text:span text:style-name="T3">Recite to them the story of Nuh when he said to his people, 'My people, if my standing here and reminding you of Allah's Signs has become too much for you to bear, know that I have put my trust in Allah. So decide, you and your gods, on what you want to do and be open about it. Do with me whatever you decide and do not keep me waiting. (Qur'an, 10:71)</text:span></text:p>
      <text:p text:style-name="P17"/>
      <text:p text:style-name="P25"><text:span text:style-name="T3">Say: 'What do you await for us except for one of the two best things? But what we await for you is for Allah to inflict a punishment on you either directly from Himself or at our hands. So wait, we are waiting with you!' (Qur'an, 9:52)</text:span></text:p>
      <text:p text:style-name="P17"/>
      <text:p text:style-name="P25"><text:span text:style-name="T3">I have sought refuge with my Lord and your Lord against your stoning me. If you do not believe in me, then leave me alone.' (Qur'an, 44:20-21)</text:span></text:p>
      <text:p text:style-name="P17"/>
      <text:p text:style-name="P25"><text:span text:style-name="T3">Do they have legs they can walk with? Do they have hands they can grasp with? Do they have eyes they can see with? Do they have ears they can hear with? Say: 'Call on your partner-gods and try all your wiles against me and grant me no reprieve. (Qur'an, 7:195)</text:span></text:p>
      <text:p text:style-name="P17"/>
      <text:p text:style-name="P25"><text:span text:style-name="T3">If anyone argues with you about him after the knowledge that has come to you, say, 'Come then! Let us summon our sons and your sons, our women and your women, ourselves and yourselves. Then let us make earnest supplication and call down the curse of Allah upon the liars.' (Qur'an, 3:61)</text:span></text:p>
      <text:p text:style-name="P17"/>
      <text:p text:style-name="P25"><text:span text:style-name="T3">Say to those who have no faith: 'Do as you think best. That is what we are doing. (Qur'an, 11:121)</text:span></text:p>
      <text:p text:style-name="P17"/>
      <text:p text:style-name="P25"><text:span text:style-name="T3">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Qur'an, 7:89)</text:span></text:p>
      <text:p text:style-name="P26"><text:soft-page-break/><text:span text:style-name="T13">THEY RESPOND TO EVIL </text:span></text:p>
      <text:p text:style-name="P26"><text:span text:style-name="T13">WITH WHAT IS BETTER</text:span></text:p>
      <text:p text:style-name="P17"/>
      <text:p text:style-name="P25"><text:span text:style-name="T3">Ward off evil with what is better. We know very well what they express. (Qur'an, 23:96)</text:span></text:p>
      <text:p text:style-name="P17"/>
      <text:p text:style-name="P25"><text:span text:style-name="T3">They will be given their reward twice over because they have been steadfast and because they ward off the bad with the good and give from what we have provided for them. (Qur'an, 28:54)</text:span></text:p>
      <text:p text:style-name="P17"/>
      <text:p text:style-name="P25"><text:span text:style-name="T3">A good action and a bad action are not the same. Repel the bad with something better and, if there is enmity between you and someone else, he will be like a bosom friend. (Qur'an, 41:34)</text:span></text:p>
      <text:p text:style-name="P16"/>
      <text:p text:style-name="P17"/>
      <text:p text:style-name="P26"><text:span text:style-name="T13">THEY COMMAND WHAT IS RIGHT </text:span></text:p>
      <text:p text:style-name="P26"><text:span text:style-name="T13">AND FORBID WHAT IS WRONG</text:span></text:p>
      <text:p text:style-name="P17"/>
      <text:p text:style-name="P25"><text:span text:style-name="T3">My son, perform prayer and command what is right and forbid what is wrong and be steadfast in the face of all that happens to you. That is certainly the most resolute course to follow. (Qur'an, 31:17)</text:span></text:p>
      <text:p text:style-name="P17"/>
      <text:p text:style-name="P25"><text:span text:style-name="T3">those who, if We establish them firmly on the earth, will perform prayer and give alms, and command what is right and forbid what is wrong. The end result of all affairs is with Allah. (Qur'an, 22:41)</text:span></text:p>
      <text:p text:style-name="P17"/>
      <text:p text:style-name="P25"><text:span text:style-name="T3">You are the best nation ever to be produced before mankind. You enjoin the right, forbid the wrong and believe in Allah. If the People of the Book were to believe, it would be better for them. Some of them are believers but most of them are deviators. (Qur'an, 3:110)</text:span></text:p>
      <text:p text:style-name="P17"/>
      <text:p text:style-name="P25"><text:span text:style-name="T3">They believe in Allah and the Last Day, and enjoin the right and forbid the wrong, and compete in doing good. They are among the righteous. (Qur'an, 3:114)</text:span></text:p>
      <text:p text:style-name="P17"/>
      <text:p text:style-name="P25"><text:span text:style-name="T3">Let there be a community among you who call to the good, and enjoin the right, and forbid the wrong. They are the ones who have success. (Qur'an, 3:104)</text:span></text:p>
      <text:p text:style-name="P17"/>
      <text:p text:style-name="P25"><text:span text:style-name="T3">Those who repent, those who worship, those who praise, those who travel (for the cause of Islam), those who bow, those who prostrate, those who command the right, those who forbid the wrong, those who preserve the limits of Allah: give good news to the believers. (Qur'an, 9:112)</text:span></text:p>
      <text:p text:style-name="P17"/>
      <text:p text:style-name="P25"><text:span text:style-name="T3">The men and women of the believers are friends of one another. They command what is right and forbid what is wrong, and perform prayer and give alms, and obey Allah and His Messenger. They are the people on whom Allah will have mercy. Allah is Almighty, All-Wise. (Qur'an, 9:71)</text:span></text:p>
      <text:p text:style-name="P16"/>
      <text:p text:style-name="P26"><text:soft-page-break/><text:span text:style-name="T13">THEY CONSISTENTLY BEHAVE </text:span></text:p>
      <text:p text:style-name="P26"><text:span text:style-name="T13">WELL AND PROPERLY</text:span></text:p>
      <text:p text:style-name="P17"/>
      <text:p text:style-name="P25"><text:span text:style-name="T3">We did not create the heavens and earth and everything between them, except with truth. The Hour is certainly coming, so turn away graciously. (Qur'an, 15:85)</text:span></text:p>
      <text:p text:style-name="P17"/>
      <text:p text:style-name="P25"><text:span text:style-name="T3">It is not your wealth or your children that will bring you near to Us— only in the case of people who believe and act rightly; such people will have a double recompense for what they did. They will be safe from all harm in the High Halls of Paradise. (Qur'an, 34:37)</text:span></text:p>
      <text:p text:style-name="P17"/>
      <text:p text:style-name="P25"><text:span text:style-name="T3">Anyone, male or female, who does right actions and is a believer, will enter the Garden. They will not be wronged by so much as the tiniest speck. (Qur'an, 4:124)</text:span></text:p>
      <text:p text:style-name="P17"/>
      <text:p text:style-name="P25"><text:span text:style-name="T3">Those who listen well to what is said and follow the best of it, they are the ones whom Allah has guided, they are the people of intelligence. (Qur'an, 39:18)</text:span></text:p>
      <text:p text:style-name="P17"/>
      <text:p text:style-name="P25"><text:span text:style-name="T3">The heedful will be among Gardens and Fountains, receiving what their Lord has given them. Certainly before that they were good-doers. (Qur'an, 51:15-16)</text:span></text:p>
      <text:p text:style-name="P17"/>
      <text:p text:style-name="P25"><text:span text:style-name="T3">If anyone wants honour, all honour belongs to Allah. All good words rise to Him and virtuous deeds lift them up. But people who plot evil deeds will suffer a harsh punishment. The plotting of such people is profitless. (Qur'an, 35:10)</text:span></text:p>
      <text:p text:style-name="P17"/>
      <text:p text:style-name="P25"><text:span text:style-name="T3">You who believe! Do not profane the sacred rites of Allah or the sacred months, or the sacrificial animals, or the ritual garlands, or those heading for the Sacred House, desiring profit and good pleasure from their Lord. When you have come out of pilgrim dress, then you may hunt. Do not let hatred for a people who debar you from the Masjid al-Haram incite you into going beyond the limits. Help each other to goodness and heedfulness. Do not help each other to wrongdoing and enmity. Have fear of Allah. Allah is severe in retribution. (Qur'an, 5:2)</text:span></text:p>
      <text:p text:style-name="P17"/>
      <text:p text:style-name="P25"><text:span text:style-name="T3">And most surely you conform (yourself) to sublime morality. (Qur'an, 68:4)</text:span></text:p>
      <text:p text:style-name="P17"/>
      <text:p text:style-name="P25"><text:span text:style-name="T3">Correct and courteous words accompanied by forgiveness are better than charity followed by insulting words. Allah is Rich Beyond Need, All-Forbearing. (Qur'an, 2:263)</text:span></text:p>
      <text:p text:style-name="P17"/>
      <text:p text:style-name="P25"><text:span text:style-name="T3">Who could say anything better than someone who summons to Allah and acts rightly and says, 'I am one of the Muslims'? (Qur'an, 41:33)</text:span></text:p>
      <text:p text:style-name="P17"/>
      <text:p text:style-name="P25"><text:span text:style-name="T3">Those who believe and do right actions and perform prayer and give alms, will have their reward with their Lord. They will feel no fear and will know no sorrow. (Qur'an, 2:277)</text:span></text:p>
      <text:p text:style-name="P25"><text:soft-page-break/><text:span text:style-name="T3">Except for those who, after that, repent and put things right. Truly Allah is Ever-Forgiving, Most Merciful (Qur'an, 3:89)</text:span></text:p>
      <text:p text:style-name="P17"/>
      <text:p text:style-name="P25"><text:span text:style-name="T3">As for those who believe and do right actions— We impose on no self any more than it can bear— they are the Companions of the Garden, remaining in it timelessly, for ever. (Qur'an, 7:42)</text:span></text:p>
      <text:p text:style-name="P17"/>
      <text:p text:style-name="P17"/>
      <text:p text:style-name="P26"><text:span text:style-name="T13">THEY COMPETE IN DOING GOOD</text:span></text:p>
      <text:p text:style-name="P17"/>
      <text:p text:style-name="P25"><text:span text:style-name="T3">We responded to him and gave him Yahya, restoring for him his wife's fertility. They outdid one another in good actions, calling out to Us in yearning and in awe, and humbling themselves to Us. (Qur'an, 21:90)</text:span></text:p>
      <text:p text:style-name="P17"/>
      <text:p text:style-name="P25"><text:span text:style-name="T3">Such people are truly racing towards good things, and they are the first to reach them. (Qur'an, 23:61)</text:span></text:p>
      <text:p text:style-name="P17"/>
      <text:p text:style-name="P25"><text:span text:style-name="T3">Then We made Our chosen servants inherit the Book. But some of them wrong themselves; some are ambivalent; and some outdo each other in good by Allah's permission. That is the great favour. (Qur'an, 35:32)</text:span></text:p>
      <text:p text:style-name="P17"/>
      <text:p text:style-name="P25"><text:span text:style-name="T3">Mankind! We created you from a male and female, and made you into peoples and tribes so that you might come to know each other. The noblest among you in Allah's sight is the one who best performs his duty. Allah is All-Knowing, All-Aware. (Qur'an, 49:13)</text:span></text:p>
      <text:p text:style-name="P17"/>
      <text:p text:style-name="P25"><text:span text:style-name="T3">They believe in Allah and the Last Day, and enjoin the right and forbid the wrong, and compete in doing good. They are among the righteous. (Qur'an, 3:114)</text:span></text:p>
      <text:p text:style-name="P16"/>
      <text:p text:style-name="P17"/>
      <text:p text:style-name="P26"><text:span text:style-name="T13">THEY ARE TOLERANT AND FORGIVING</text:span></text:p>
      <text:p text:style-name="P17"/>
      <text:p text:style-name="P25"><text:span text:style-name="T3">The repayment of a bad action is one equivalent to it. But if someone pardons and puts things right, his reward is with Allah. Certainly He does not love wrongdoers. But if people do defend themselves when they are wronged, nothing can be held against them for doing that. There are only grounds against those who wrong people and act as tyrants in the earth without any right to do so. Such people will have a painful punishment. But if someone is steadfast and forgives, that is the most resolute course to follow. (Qur'an, 42:40-43)</text:span></text:p>
      <text:p text:style-name="P17"/>
      <text:p text:style-name="P25"><text:span text:style-name="T3">Correct and courteous words accompanied by forgiveness are better than charity followed by insulting words. Allah is Rich Beyond Need, All-Forbearing. (Qur'an, 2:263)</text:span></text:p>
      <text:p text:style-name="P17"/>
      <text:p text:style-name="P25"><text:soft-page-break/><text:span text:style-name="T3">Whether you reveal a good act or keep it hidden, or pardon an evil act, Allah is Ever-Pardoning, All-Powerful. (Qur'an, 4:149)</text:span></text:p>
      <text:p text:style-name="P17"/>
      <text:p text:style-name="P25"><text:span text:style-name="T3">Make allowances for people, command what is right, and turn away from the ignorant. (Qur'an, 7:199)</text:span></text:p>
      <text:p text:style-name="P17"/>
      <text:p text:style-name="P25"><text:span text:style-name="T3">We did not create the heavens and earth and everything between them, except with truth. The Hour is certainly coming, so turn away graciously. (Qur'an, 15:85)</text:span></text:p>
      <text:p text:style-name="P17"/>
      <text:p text:style-name="P17"/>
      <text:p text:style-name="P26"><text:span text:style-name="T13">THEY ARE JUST</text:span></text:p>
      <text:p text:style-name="P17"/>
      <text:p text:style-name="P25"><text:span text:style-name="T3">If you fear treachery on the part of a people, revoke your treaty with them fairly. Allah does not love treacherous people. (Qur'an, 8:58)</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7"/>
      <text:p text:style-name="P25"><text:span text:style-name="T3">You who believe! Do not profane the sacred rites of Allah or the sacred months, or the sacrificial animals, or the ritual garlands, or those heading for the Sacred House, desiring profit and good pleasure from their Lord. When you have come out of pilgrim dress, then you may hunt. Do not let hatred for a people who debar you from the Masjid al-Haram incite you into going beyond the limits. Help each other to goodness and heedfulness. Do not help each other to wrongdoing and enmity. Have fear of Allah. Allah is severe in retribution. (Qur'an, 5:2)</text:span></text:p>
      <text:p text:style-name="P17"/>
      <text:p text:style-name="P25"><text:span text:style-name="T3">You who believe! Show integrity for the sake of Allah, bearing witness with justice. Do not let hatred for a people incite you into not being just. Be just. That is closer to heedfulness. Have fear of Allah. Allah is aware of what you do. (Qur'an, 5:8)</text:span></text:p>
      <text:p text:style-name="P17"/>
      <text:p text:style-name="P25"><text:span text:style-name="T3">You who believe! Be upholders of justice, bearing witness for Allah alone, even against yourselves or your parents and relatives. Whether they are rich or poor, Allah is nearer to them. Do not follow your own desires and deviate from the truth. If you twist or turn away, Allah is aware of what you do. (Qur'an, 4:135)</text:span></text:p>
      <text:p text:style-name="P17"/>
      <text:p text:style-name="P25"><text:span text:style-name="T3">If two parties of the believers fight, make peace between them. But if one of them attacks the other unjustly, fight the attackers until they revert to Allah's command. If they revert, make peace between them with justice, and be even-handed. Allah loves those who are even-handed. (Qur'an, 49:9)</text:span></text:p>
      <text:p text:style-name="P25"><text:soft-page-break/><text:span text:style-name="T3">Allah does not forbid you from being good to those who have not fought you in the religion or driven you from your homes, or from being just towards them. Allah loves those who are just. (Qur'an, 60:8)</text:span></text:p>
      <text:p text:style-name="P16"/>
      <text:p text:style-name="P17"/>
      <text:p text:style-name="P26"><text:span text:style-name="T13">THEY ARE HUMBLE</text:span></text:p>
      <text:p text:style-name="P17"/>
      <text:p text:style-name="P25"><text:span text:style-name="T3">We have appointed a rite of sacrifice for every nation so that they may invoke Allah's name over the livestock He has given them. Your God is One God so submit to Him. Give good news to the humble-hearted, (Qur'an, 22:34)</text:span></text:p>
      <text:p text:style-name="P17"/>
      <text:p text:style-name="P25"><text:span text:style-name="T3">Do not avert your face from people out of haughtiness and do not strut about arrogantly on the earth. Allah does not love anyone who is vain or boastful. (Qur'an, 31:18)</text:span></text:p>
      <text:p text:style-name="P17"/>
      <text:p text:style-name="P25"><text:span text:style-name="T3">That is so that you will not be grieved about the things that pass you by or exult about the things that come to you. Allah does not love any vain or boastful man: (Qur'an, 57:23)</text:span></text:p>
      <text:p text:style-name="P17"/>
      <text:p text:style-name="P25"><text:span text:style-name="T3">That abode of the hereafter–We grant it to those who do not seek to exalt themselves in the earth or to cause corruption in it. The successful outcome is for those who guard against evil. (Qur'an, 28:83)</text:span></text:p>
      <text:p text:style-name="P17"/>
      <text:p text:style-name="P25"><text:span text:style-name="T3">The people who truly do believe in Our Signs are those who fall to the ground prostrating when they are reminded of them, and glorify their Lord with praise, and are not arrogant. (Qur'an, 32:15)</text:span></text:p>
      <text:p text:style-name="P17"/>
      <text:p text:style-name="P25"><text:span text:style-name="T3">Do not strut arrogantly about the earth. You will certainly never split the earth apart nor will you ever rival the mountains in height. (Qur'an, 17:37)</text:span></text:p>
      <text:p text:style-name="P17"/>
      <text:p text:style-name="P25"><text:span text:style-name="T3">Worship Allah and do not associate anything with Him. Be good to your parents and relatives and to orphans and the very poor, and to neighbours who are related to you and neighbours who are not related to you, and to companions and travellers and your slaves. Allah does not love anyone vain or boastful. (Qur'an, 4:36)</text:span></text:p>
      <text:p text:style-name="P17"/>
      <text:p text:style-name="P25"><text:span text:style-name="T3">The servants of the All-Merciful are those who walk on the earth in humbleness and, who, when the ignorant speak to them, say, 'Peace'; (Qur'an, 25:63)</text:span></text:p>
      <text:p text:style-name="P16"/>
      <text:p text:style-name="P17"/>
      <text:p text:style-name="P26"><text:span text:style-name="T13">THEY ARE GENTLE AND MERCIFUL</text:span></text:p>
      <text:p text:style-name="P17"/>
      <text:p text:style-name="P25"><text:span text:style-name="T3">It is a mercy from Allah that you were gentle with them. If you had been rough or hard of heart, they would have scattered from around you. So pardon them and ask forgiveness for them, and consult </text:span><text:soft-page-break/><text:span text:style-name="T3">with them about the matter. Then when you have reached a firm decision, put your trust in Allah. Allah loves those who put their trust in Him. (Qur'an, 3:159)</text:span></text:p>
      <text:p text:style-name="P17"/>
      <text:p text:style-name="P25"><text:span text:style-name="T3">Ibrahim was forbearing, compassionate, oft-returning (to Allah). (Qur'an, 11:75)</text:span></text:p>
      <text:p text:style-name="P17"/>
      <text:p text:style-name="P25"><text:span text:style-name="T3">A Messenger has come to you from among yourselves. Your suffering is distressing to him; he is deeply concerned for you; he is gentle and merciful to the believers. (Qur'an, 9:128)</text:span></text:p>
      <text:p text:style-name="P17"/>
      <text:p text:style-name="P25"><text:span text:style-name="T3">And (We gave him) tenderness and purity from Us—he was conscientious. (Qur'an, 19:13)</text:span></text:p>
      <text:p text:style-name="P16"/>
      <text:p text:style-name="P17"/>
      <text:p text:style-name="P26"><text:span text:style-name="T13">THEY DO NOT USE FORCE OR CONSTRAIN </text:span></text:p>
      <text:p text:style-name="P26"><text:span text:style-name="T13">ANYONE TO BECOME A MUSLIM</text:span></text:p>
      <text:p text:style-name="P17"/>
      <text:p text:style-name="P25"><text:span text:style-name="T3">Call to the way of your Lord with wisdom and fair admonition, and argue with them in the kindest way. Your Lord knows best who is misguided from His way. And He knows best who are guided. (Qur'an, 16:125)</text:span></text:p>
      <text:p text:style-name="P17"/>
      <text:p text:style-name="P25"><text:span text:style-name="T3">So remind them! You are only a reminder. You are not in control of them. (Qur'an, 88:21-22)</text:span></text:p>
      <text:p text:style-name="P17"/>
      <text:p text:style-name="P25"><text:span text:style-name="T3">If your Lord had willed, all the people on the earth would have believed. Do you think you can force people to be believers? (Qur'an, 10:99)</text:span></text:p>
      <text:p text:style-name="P17"/>
      <text:p text:style-name="P25"><text:span text:style-name="T3">We know best what they say. You are not a dictator over them. So remind, with the Qur'an, whoever fears My Threat. (Qur'an, 50:45)</text:span></text:p>
      <text:p text:style-name="P17"/>
      <text:p text:style-name="P25"><text:span text:style-name="T3">There is no compulsion where the religion is concerned. Right guidance has become clearly distinct from error. Anyone who rejects false gods and believes in Allah has grasped the Firmest Handhold, which will never give way. Allah is All-Hearing, All-Knowing. (Qur'an, 2:256)</text:span></text:p>
      <text:p text:style-name="P17"/>
      <text:p text:style-name="P25"><text:span text:style-name="T3">When they hear worthless talk they turn away from it and say, 'We have our actions and you have your actions. Peace be upon you. We do not desire the company of the ignorant.' (Qur'an, 28:55)</text:span></text:p>
      <text:p text:style-name="P17"/>
      <text:p text:style-name="P25"><text:span text:style-name="T3">But if they turn their backs, you are only responsible for clear transmission. (Qur'an, 16:82)</text:span></text:p>
      <text:p text:style-name="P17"/>
      <text:p text:style-name="P25"><text:span text:style-name="T3">If any of the idolaters ask you for protection, give them protection until they have heard the words of Allah. Then convey them to a place where they are safe. That is because they are a people who do not know. (Qur'an, 9:6)</text:span></text:p>
      <text:p text:style-name="P17"/>
      <text:p text:style-name="P25"><text:soft-page-break/><text:span text:style-name="T3">Say: 'Mankind! The truth has come to you from your Lord. Whoever is guided is only guided for his own good. Whoever is misguided is only misguided to his detriment. I have not been set over you as a guardian.' (Qur'an, 10:108)</text:span></text:p>
      <text:p text:style-name="P16"/>
      <text:p text:style-name="P17"/>
      <text:p text:style-name="P26"><text:span text:style-name="T13">THEY ARE NOT OVERWHELMED </text:span></text:p>
      <text:p text:style-name="P26"><text:span text:style-name="T13">BY THEIR RAGE</text:span></text:p>
      <text:p text:style-name="P17"/>
      <text:p text:style-name="P25"><text:span text:style-name="T3">Those who give in times of both ease and hardship, those who control their rage and pardon other people—Allah loves the good-doers. (Qur'an, 3:134)</text:span></text:p>
      <text:p text:style-name="P17"/>
      <text:p text:style-name="P25"><text:span text:style-name="T3">Those who avoid major wrong actions and indecencies and who, when they are angered, then forgive; (Qur'an, 42:37)</text:span></text:p>
      <text:p text:style-name="P16"/>
      <text:p text:style-name="P17"/>
      <text:p text:style-name="P26"><text:span text:style-name="T13">THEY DO NOT DRAW BACK </text:span></text:p>
      <text:p text:style-name="P26"><text:span text:style-name="T13">FROM SPEAKING THE TRUTH</text:span></text:p>
      <text:p text:style-name="P17"/>
      <text:p text:style-name="P25"><text:span text:style-name="T3">It is a Book sent down to you—so let there be no constriction in your breast because of it—so that you can give warning by it and as a reminder to the believers. (Qur'an, 7:2)</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7"/>
      <text:p text:style-name="P25"><text:span text:style-name="T3">O Messenger! Transmit what has been sent down to you from your Lord. If you do not do it you will not have transmitted His Message. Allah will protect you from people. Allah does not guide the people of the unbelievers. (Qur'an, 5:67)</text:span></text:p>
      <text:p text:style-name="P16"/>
      <text:p text:style-name="P17"/>
      <text:p text:style-name="P26"><text:span text:style-name="T13">THEY DO NOT SEEK ANY ADVANTAGE </text:span></text:p>
      <text:p text:style-name="P26"><text:span text:style-name="T13">FROM PEOPLE IN RETURN</text:span></text:p>
      <text:p text:style-name="P26"><text:span text:style-name="T13">FOR CONVEYING ALLAH'S MESSAGE</text:span></text:p>
      <text:p text:style-name="P17"/>
      <text:p text:style-name="P25"><text:span text:style-name="T3">If you turn your backs, I have not asked you for any wage. My wage is the responsibility of Allah alone. I am commanded to be one of the Muslims.' (Qur'an, 10:72)</text:span></text:p>
      <text:p text:style-name="P17"/>
      <text:p text:style-name="P25"><text:soft-page-break/><text:span text:style-name="T3">So have fear of Allah and obey me. I do not ask you for any wage for it. My wage is the responsibility of no one but the Lord of all the worlds. (Qur'an, 26:179-180)</text:span></text:p>
      <text:p text:style-name="P17"/>
      <text:p text:style-name="P25"><text:span text:style-name="T3">They are the ones Allah has guided, so be guided by their guidance. Say, 'I do not ask you for any wage for it. It (the Qur'an) is simply a reminder to all beings.' (Qur'an, 6:90)</text:span></text:p>
      <text:p text:style-name="P17"/>
      <text:p text:style-name="P17"/>
      <text:p text:style-name="P26"><text:span text:style-name="T13">THEY MANAGE THEIR AFFAIRS </text:span></text:p>
      <text:p text:style-name="P26"><text:span text:style-name="T13">BY MUTUAL CONSENT</text:span></text:p>
      <text:p text:style-name="P17"/>
      <text:p text:style-name="P25"><text:span text:style-name="T3">Those who respond to their Lord and perform prayer, and manage their affairs by mutual consultation and give of what We have provided for them; (Qur'an, 42:38)</text:span></text:p>
      <text:p text:style-name="P17"/>
      <text:p text:style-name="P17"/>
      <text:p text:style-name="P26"><text:span text:style-name="T13">THEY REFER TO THOSE </text:span></text:p>
      <text:p text:style-name="P26"><text:span text:style-name="T13">WHO HAVE KNOWLEDGE</text:span></text:p>
      <text:p text:style-name="P17"/>
      <text:p text:style-name="P25"><text:span text:style-name="T3">You who believe! Obey Allah and obey the Messenger and those in command among you. If you have a dispute about something, refer it back to Allah and the Messenger, if you believe in Allah and the Last Day. That is the best thing to do and gives the best result. (Qur'an, 4:59)</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7"/>
      <text:p text:style-name="P17"/>
      <text:p text:style-name="P26"><text:span text:style-name="T13">THEY DO NOT ACT UPON </text:span></text:p>
      <text:p text:style-name="P26"><text:span text:style-name="T13">THEIR WHIMS AND DESIRES</text:span></text:p>
      <text:p text:style-name="P17"/>
      <text:p text:style-name="P25"><text:span text:style-name="T3">I do not say my self was free from blame. The self indeed commands to evil acts—except for those my Lord has mercy on. My Lord, He is Forgiving, Merciful.' (Qur'an, 12:53)</text:span></text:p>
      <text:p text:style-name="P17"/>
      <text:p text:style-name="P25"><text:span text:style-name="T3">Have you seen him who has taken his whims and desires to be his god? Will you then be his guardian? (Qur'an, 25:43)</text:span></text:p>
      <text:p text:style-name="P16"/>
      <text:p text:style-name="P17"/>
      <text:p text:style-name="P26"/>
      <text:p text:style-name="P32"><text:span text:style-name="T13">THEY BEHAVE WITH MODERATION</text:span></text:p>
      <text:p text:style-name="P17"/>
      <text:p text:style-name="P25"><text:span text:style-name="T3">Do not avert your face from people out of haughtiness and do not strut about arrogantly on the earth. Allah does not love anyone who is vain or boastful. Be moderate in your tread and lower your voice. The most hateful of voices is the donkey's bray.' (Qur'an, 31:18-19)</text:span></text:p>
      <text:p text:style-name="P17"/>
      <text:p text:style-name="P25"><text:span text:style-name="T3">Wealth and sons are the embellishment of the life of this world. But, in your Lord's sight, right actions which are lasting bring a better reward and are a better basis for hope. (Qur'an, 18:46)</text:span></text:p>
      <text:p text:style-name="P16"/>
      <text:p text:style-name="P17"/>
      <text:p text:style-name="P26"><text:span text:style-name="T13">THEY ARE STEADFAST</text:span></text:p>
      <text:p text:style-name="P17"/>
      <text:p text:style-name="P25"><text:span text:style-name="T3">Allah does not let the wage of good-doers go to waste. (Qur'an, 11:115)</text:span></text:p>
      <text:p text:style-name="P17"/>
      <text:p text:style-name="P25"><text:span text:style-name="T3">You who believe, be steadfast; be supreme in steadfastness; be firm on the battlefield; and have fear of Allah; so that hopefully you will be successful. (Qur'an, 3:200)</text:span></text:p>
      <text:p text:style-name="P17"/>
      <text:p text:style-name="P25"><text:span text:style-name="T3">Such people will be repaid for their steadfastness with the Highest Paradise, where they will meet with welcome and with 'Peace'. (Qur'an, 25:75)</text:span></text:p>
      <text:p text:style-name="P17"/>
      <text:p text:style-name="P25"><text:span text:style-name="T3">Now Allah has made it lighter on you, knowing there is weakness in you. If there are a hundred of you who are steadfast, they will overcome two hundred; and if there are a thousand of you, they will overcome two thousand with Allah's permission. Allah is with the steadfast. (Qur'an, 8:66)</text:span></text:p>
      <text:p text:style-name="P17"/>
      <text:p text:style-name="P25"><text:span text:style-name="T3">Be steadfast for your Lord. (Qur'an, 74:7)</text:span></text:p>
      <text:p text:style-name="P17"/>
      <text:p text:style-name="P25"><text:span text:style-name="T3">Those who are steadfast and put their trust in their Lord. (Qur'an, 16:42)</text:span></text:p>
      <text:p text:style-name="P17"/>
      <text:p text:style-name="P25"><text:span text:style-name="T3">What is with you runs out but what is with Allah goes on for ever. Those who were steadfast will be recompensed according to the best of what they did. (Qur'an, 16:96)</text:span></text:p>
      <text:p text:style-name="P17"/>
      <text:p text:style-name="P25"><text:span text:style-name="T3">So be steadfast. Allah's promise is true. Do not let those who have no certainty make you impatient and shake your firmness. (Qur'an, 30:60) </text:span></text:p>
      <text:p text:style-name="P17"/>
      <text:p text:style-name="P25"><text:span text:style-name="T3">You will be tested in your wealth and in yourselves and you will hear many abusive words from those given the Book before you and from those who are idolaters. But if you are steadfast and guard against evil, that is the most resolute course to take. (Qur'an, 3:186)</text:span></text:p>
      <text:p text:style-name="P17"/>
      <text:p text:style-name="P25"><text:span text:style-name="T3">We will test you with a certain amount of fear and hunger and loss of wealth and life and fruits. But give good news to the steadfast: (Qur'an, 2:155)</text:span></text:p>
      <text:p text:style-name="P25"><text:soft-page-break/><text:span text:style-name="T3">When they came out against Goliath and his troops, they said, 'Our Lord, pour down steadfastness upon us, and make our feet firm, and help us against this disbelieving people.' (Qur'an, 2:250)</text:span></text:p>
      <text:p text:style-name="P16"/>
      <text:p text:style-name="P17"/>
      <text:p text:style-name="P26"><text:span text:style-name="T13">THEY DO NOT ACT UPON THEIR FEELINGS,</text:span></text:p>
      <text:p text:style-name="P26"><text:span text:style-name="T13">BUT UPON THEIR WISDOM</text:span></text:p>
      <text:p text:style-name="P17"/>
      <text:p text:style-name="P25"><text:span text:style-name="T3">Do not let those who rush headlong into disbelief sadden you. They do not harm Allah in any way. Allah desires to assign no portion to them in the hereafter. They will have a terrible punishment. (Qur'an, 3:176)</text:span></text:p>
      <text:p text:style-name="P17"/>
      <text:p text:style-name="P25"><text:span text:style-name="T3">We have instructed man to honour his parents, but if they endeavour to make you associate with Me something about which you have no knowledge, do not obey them. It is to Me you will return and I will inform you about the things you did. (Qur'an, 29:8)</text:span></text:p>
      <text:p text:style-name="P17"/>
      <text:p text:style-name="P25"><text:span text:style-name="T3">Do not grieve over them and do not let the plots they make distress you. (Qur'an, 27:70)</text:span></text:p>
      <text:p text:style-name="P17"/>
      <text:p text:style-name="P25"><text:span text:style-name="T3">If their turning away is hard on you, then go down a tunnel deep into the earth, if you can, or climb up a ladder into heaven, and bring them a Sign. If Allah had wanted to He would have gathered them all to guidance. So do not be among the ignorant. (Qur'an, 6:35)</text:span></text:p>
      <text:p text:style-name="P17"/>
      <text:p text:style-name="P25"><text:span text:style-name="T3">Ibrahim would not have asked forgiveness for his father but for a promise he made to him, and when it became clear to him that he was an enemy of Allah, he renounced him. Ibrahim was tender-hearted and forbearing. (Qur'an, 9:114)</text:span></text:p>
      <text:p text:style-name="P16"/>
      <text:p text:style-name="P17"/>
      <text:p text:style-name="P26"><text:span text:style-name="T13">THEY DO NOT INSIST ON THEIR ERRORS</text:span></text:p>
      <text:p text:style-name="P17"/>
      <text:p text:style-name="P25"><text:span text:style-name="T3">(By) the self and what proportioned it and inspired it with depravity or heedfulness, he who purifies it has succeeded, he who covers it up has failed. (Qur'an, 91:7-10)</text:span></text:p>
      <text:p text:style-name="P17"/>
      <text:p text:style-name="P25"><text:span text:style-name="T3">Do not ever stand in it. A mosque founded on performing one's duty from the very first day has a greater right for you to stand in it. In it there are men who love to purify themselves. Allah loves those who purify themselves. (Qur'an, 9:108)</text:span></text:p>
      <text:p text:style-name="P17"/>
      <text:p text:style-name="P25"><text:span text:style-name="T3">Those who were already settled in the abode (Madina), and in faith, before they came, love those who have migrated to them and do not find in their hearts any need for what they have been given and prefer them to themselves even if they themselves are needy. It is the people who are safe-guarded from the avarice of their own selves who are successful. (Qur'an, 59:9)</text:span></text:p>
      <text:p text:style-name="P25"><text:soft-page-break/><text:span text:style-name="T3">But if anyone repents after his wrongdoing and puts things right, Allah will turn towards him. Allah is Ever-Forgiving, Most Merciful. (Qur'an, 5:39)</text:span></text:p>
      <text:p text:style-name="P17"/>
      <text:p text:style-name="P25"><text:span text:style-name="T3">No burden-bearer can bear another's burden. If someone weighed down calls for help to bear his load, none of it will be borne for him, even by his next of kin. You can only warn those who fear their Lord in the Unseen and perform prayer. Whoever is purified, is purified for himself alone. Allah is your final destination. (Qur'an, 35:18)</text:span></text:p>
      <text:p text:style-name="P17"/>
      <text:p text:style-name="P25"><text:span text:style-name="T3">One of his followers in faith was Ibrahim when he came to his Lord with an unblemished heart, (Qur'an, 37:83-84)</text:span></text:p>
      <text:p text:style-name="P17"/>
      <text:p text:style-name="P25"><text:span text:style-name="T3">He who has purified himself will have success, (Qur'an, 87:14)</text:span></text:p>
      <text:p text:style-name="P17"/>
      <text:p text:style-name="P25"><text:span text:style-name="T3">Those who, when they act indecently or wrong themselves, remember Allah and ask forgiveness for their bad actions (and who can forgive bad actions except Allah?) and do not knowingly persist in what they were doing. (Qur'an, 3:135)</text:span></text:p>
      <text:p text:style-name="P17"/>
      <text:p text:style-name="P25"><text:span text:style-name="T3">Except for those who repent and put things right and make things clear. I turn towards them. I am the Ever-Returning, the Most Merciful. (Qur'an, 2:160)</text:span></text:p>
      <text:p text:style-name="P16"/>
      <text:p text:style-name="P17"/>
      <text:p text:style-name="P26"><text:span text:style-name="T13">THEY DO NOT RIDICULE OTHERS</text:span></text:p>
      <text:p text:style-name="P17"/>
      <text:p text:style-name="P25"><text:span text:style-name="T3">You who believe! People should not ridicule others who may be better than themselves; nor should any women ridicule other women who may be better than themselves.And do not find fault with one another or insult each other with derogatory nicknames. How evil it is to have a name for evil conduct after coming to faith! Those people who do not turn from it are wrongdoers. (Qur'an, 49:11)</text:span></text:p>
      <text:p text:style-name="P17"/>
      <text:p text:style-name="P17"/>
      <text:p text:style-name="P26"><text:span text:style-name="T13">THEY DO NOT FOLLOW MOST OF THOSE </text:span></text:p>
      <text:p text:style-name="P26"><text:span text:style-name="T13">ON EARTH, BUT ONLY THE TRUTH</text:span></text:p>
      <text:p text:style-name="P17"/>
      <text:p text:style-name="P25"><text:span text:style-name="T3">If you obeyed most of those on earth, they would misguide you from Allah's Way. They follow nothing but conjecture. They are only guessing and lying. (Qur'an, 6:116)</text:span></text:p>
      <text:p text:style-name="P16"/>
      <text:p text:style-name="P17"/>
      <text:p text:style-name="P26"><text:span text:style-name="T13">ALLAH'S HELP IS ALWAYS WITH THEM</text:span></text:p>
      <text:p text:style-name="P17"/>
      <text:p text:style-name="P25"><text:span text:style-name="T3">Allah has written, 'I will be victorious, I and My Messengers.'Allah is Most Strong, Almighty. (Qur'an, 58:21)</text:span></text:p>
      <text:p text:style-name="P25"><text:soft-page-break/><text:span text:style-name="T3">That they would certainly be helped. It is Our army which will be victorious. (Qur'an, 37:172-173)</text:span></text:p>
      <text:p text:style-name="P17"/>
      <text:p text:style-name="P25"><text:span text:style-name="T3">My Protector is Allah Who sent down the Book. He takes care of the righteous.' (Qur'an, 7:196)</text:span></text:p>
      <text:p text:style-name="P17"/>
      <text:p text:style-name="P25"><text:span text:style-name="T3">Do not give up and do not be downhearted. You shall be uppermost if you are believers. (Qur'an, 3:139)</text:span></text:p>
      <text:p text:style-name="P17"/>
      <text:p text:style-name="P25"><text:span text:style-name="T3">If you do not help him, Allah did help him when the unbelievers drove him out and there were two of them in the Cave. He said to his companion, 'Do not be despondent, Allah is with us.' Then Allah sent down His serenity upon him and reinforced him with troops you could not see. He made the word of the dibelievers undermost. It is the word of Allah which is uppermost. Allah is Almighty, All-Wise. (Qur'an, 9:40)</text:span></text:p>
      <text:p text:style-name="P17"/>
      <text:p text:style-name="P25"><text:span text:style-name="T3">We supported them and so they were the victors. (Qur'an, 37:116)</text:span></text:p>
      <text:p text:style-name="P17"/>
      <text:p text:style-name="P25"><text:span text:style-name="T3">If they intend to deceive you, Allah is enough for you. It is He Who supported you with His help and with the believers, (Qur'an, 8:62)</text:span></text:p>
      <text:p text:style-name="P17"/>
      <text:p text:style-name="P17"/>
      <text:p text:style-name="P26"><text:span text:style-name="T13">THEY DO NOT SAY WHAT THEY WILL NOT DO</text:span></text:p>
      <text:p text:style-name="P17"/>
      <text:p text:style-name="P25"><text:span text:style-name="T3">You who believe! Why do you say what you do not do? It is deeply abhorrent to Allah that you should say what you do not do. (Qur'an, 61:2-3)</text:span></text:p>
      <text:p text:style-name="P16"/>
      <text:p text:style-name="P17"/>
      <text:p text:style-name="P26"><text:span text:style-name="T13">THEY GIVE THE PLEASURE OF OTHER</text:span></text:p>
      <text:p text:style-name="P26"><text:span text:style-name="T13">BELIEVERS PREFERENCE OVER THEMSELVES</text:span></text:p>
      <text:p text:style-name="P17"/>
      <text:p text:style-name="P25"><text:span text:style-name="T3">Those who were already settled in the abode (Madina), and in faith, before they came, love those who have migrated to them and do not find in their hearts any need for what they have been given and prefer them to themselves even if they themselves are needy. It is the people who are safe-guarded from the avarice of their own selves who are successful. (Qur'an, 59:9)</text:span></text:p>
      <text:p text:style-name="P16"/>
      <text:p text:style-name="P17"/>
      <text:p text:style-name="P26"><text:span text:style-name="T13">THEY HONOUR THEIR CONTRACTS</text:span></text:p>
      <text:p text:style-name="P17"/>
      <text:p text:style-name="P25"><text:span text:style-name="T3">They fulfil their vows and fear a Day whose evil will spread far and wide. (Qur'an, 76:7)</text:span></text:p>
      <text:p text:style-name="P17"/>
      <text:p text:style-name="P25"><text:span text:style-name="T3">Those who fulfil Allah's contract and do not break their agreement; (Qur'an, 13:20)</text:span></text:p>
      <text:p text:style-name="P17"/>
      <text:p text:style-name="P25"><text:soft-page-break/><text:span text:style-name="T3">Those who honour their trusts and their contracts; (Qur'an, 23:8) </text:span></text:p>
      <text:p text:style-name="P17"/>
      <text:p text:style-name="P25"><text:span text:style-name="T3">Be true to Allah's contract when you have agreed to it, and do not break your oaths once they are confirmed and you have made Allah your guarantee. Allah knows what you do. (Qur'an, 16:91)</text:span></text:p>
      <text:p text:style-name="P17"/>
      <text:p text:style-name="P25"><text:span text:style-name="T3">No, the truth is, if people honour their contracts and have fear of Him, Allah loves those who guard against evil. (Qur'an, 3:76)</text:span></text:p>
      <text:p text:style-name="P16"/>
      <text:p text:style-name="P17"/>
      <text:p text:style-name="P26"><text:span text:style-name="T13">THEY ARE DEEPLY CONCERNED </text:span></text:p>
      <text:p text:style-name="P26"><text:span text:style-name="T13">FOR EACH OTHER</text:span></text:p>
      <text:p text:style-name="P17"/>
      <text:p text:style-name="P25"><text:span text:style-name="T3">The men and women of the believers are friends of one another. They command what is right and forbid what is wrong, and perform prayer and give alms, and obey Allah and His Messenger. They are the people on whom Allah will have mercy. Allah is Almighty, All-Wise. (Qur'an, 9:71)</text:span></text:p>
      <text:p text:style-name="P17"/>
      <text:p text:style-name="P25"><text:span text:style-name="T3">My Lord! Forgive me and my parents and all who enter my house as believers, and all the men and women of the believers. But do not increase the wrongdoers except in ruin! (Qur'an, 71:28)</text:span></text:p>
      <text:p text:style-name="P17"/>
      <text:p text:style-name="P25"><text:span text:style-name="T3">Those who have come after them say, 'Our Lord, forgive us and our brothers who preceded us in faith and do not put any ancour in our hearts towards those who believe. Our Lord, You are All-Gentle, Most Merciful.' (Qur'an, 59:10)</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6"/>
      <text:p text:style-name="P17"/>
      <text:p text:style-name="P26"><text:span text:style-name="T13">THEY ARE RESPECTFUL </text:span></text:p>
      <text:p text:style-name="P26"><text:span text:style-name="T13">AND GENTLE TOWARDS EACH OTHER</text:span></text:p>
      <text:p text:style-name="P17"/>
      <text:p text:style-name="P25"><text:span text:style-name="T3">When you are greeted with a greeting, return the greeting or improve on it. Allah takes account of everything. (Qur'an, 4:86)</text:span></text:p>
      <text:p text:style-name="P17"/>
      <text:p text:style-name="P25"><text:span text:style-name="T3">You who believe! do not enter houses other than your own until you have asked permission and greeted their inhabitants. That is better for you, so that hopefully you will pay heed. And if you find no one at home do not go in until permission has been granted you. And if you are told to go away then go away. That is purer for you. Allah knows what you do. (Qur'an, 24:27-28)</text:span></text:p>
      <text:p text:style-name="P25"><text:soft-page-break/><text:span text:style-name="T3">There is no objection to the blind, no objection to the lame, no objection to the sick nor to yourselves if you eat in your own houses or your fathers' houses or your mothers' houses or your brothers' houses or your sisters' houses or the houses of your paternal uncles or paternal aunts or the houses of your maternal uncles or maternal aunts or places to which you own the keys or those of your friends. There is nothing wrong in your eating together or eating separately. And when you enter houses greet one another with a greeting from Allah, blessed and good. In this way Allah makes the Signs clear to you so that hopefully you will use your intellect. (Qur'an, 24:61)</text:span></text:p>
      <text:p text:style-name="P16"/>
      <text:p text:style-name="P17"/>
      <text:p text:style-name="P26"><text:span text:style-name="T13">THEY AVOID DISPUTES </text:span></text:p>
      <text:p text:style-name="P26"><text:span text:style-name="T13">AMONG THEMSELVES</text:span></text:p>
      <text:p text:style-name="P17"/>
      <text:p text:style-name="P25"><text:span text:style-name="T3">You who believe! Obey Allah and obey the Messenger and those in command among you. If you have a dispute about something, refer it back to Allah and the Messenger, if you believe in Allah and the Last Day. That is the best thing to do and gives the best result. (Qur'an, 4:59)</text:span></text:p>
      <text:p text:style-name="P17"/>
      <text:p text:style-name="P25"><text:span text:style-name="T3">Those who do not believe are the friends and protectors of one another. If you do not act in this way there will be turmoil in the land and great corruption. (Qur'an, 8:73)</text:span></text:p>
      <text:p text:style-name="P16"/>
      <text:p text:style-name="P17"/>
      <text:p text:style-name="P26"><text:span text:style-name="T13">THEY ARE NOT EXTRAVAGANT</text:span></text:p>
      <text:p text:style-name="P17"/>
      <text:p text:style-name="P25"><text:span text:style-name="T3">Children of Adam! Wear fine clothing in every mosque and eat and drink but do not be profligate. He does not love the profligate. (Qur'an, 7:31)</text:span></text:p>
      <text:p text:style-name="P17"/>
      <text:p text:style-name="P25"><text:span text:style-name="T3">It is He Who produces gardens, both cultivated and wild, and palm-trees and crops of diverse kinds, and olives and pomegranates, both similar and dissimilar. Eat of their fruits when they bear fruit and pay their due on the day of their harvest, and do not be profligate. He does not love the profligate. (Qur'an, 6:141)</text:span></text:p>
      <text:p text:style-name="P17"/>
      <text:p text:style-name="P25"><text:span text:style-name="T3">Give your relatives their due, and the very poor and travellers but do not squander what you have. Squanderers are brothers to the satans, and satan was ungrateful to his Lord. (Qur'an, 17:26-27)</text:span></text:p>
      <text:p text:style-name="P17"/>
      <text:p text:style-name="P25"><text:span text:style-name="T3">Do not keep your hand chained to your neck but do not extend it either to its full extent so that you sit there blamed and destitute. (Qur'an, 17:29)</text:span></text:p>
      <text:p text:style-name="P17"/>
      <text:p text:style-name="P25"><text:span text:style-name="T3">Those who, when they spend, are neither extravagant nor mean, but take a stance mid way between the two; (Qur'an, 25:67)</text:span></text:p>
      <text:p text:style-name="P16"/>
      <text:p text:style-name="P26"/>
      <text:p text:style-name="P32"><text:span text:style-name="T13">THEY PROTECT THE DESTITUTE</text:span></text:p>
      <text:p text:style-name="P17"/>
      <text:p text:style-name="P25"><text:span text:style-name="T3">They give food, despite their love for it, to the poor and orphans and captives: (Qur'an, 76:8)</text:span></text:p>
      <text:p text:style-name="P17"/>
      <text:p text:style-name="P25"><text:span text:style-name="T3">Those in whose wealth there is a known share for beggars and the destitute; (Qur'an, 70:24-25)</text:span></text:p>
      <text:p text:style-name="P16"/>
      <text:p text:style-name="P17"/>
      <text:p text:style-name="P26"><text:span text:style-name="T13">THEY MARRY IN COMPLIANCE </text:span></text:p>
      <text:p text:style-name="P26"><text:span text:style-name="T13">WITH THE COMMANDS OF THE QUR'AN</text:span></text:p>
      <text:p text:style-name="P17"/>
      <text:p text:style-name="P25"><text:span text:style-name="T3">A man who has fornicated may only marry a woman who has fornicated or a woman of the idolaters. A woman who has fornicated may only marry a man who has fornicated or a man of the idolaters. Doing such a thing is forbidden for the believers. (Qur'an, 24:3)</text:span></text:p>
      <text:p text:style-name="P17"/>
      <text:p text:style-name="P25"><text:span text:style-name="T3">Corrupt women are for corrupt men and corrupt men are for corrupt women, Good women are for good men and good men are for good women. The latter are innocent of what they say. They will have forgiveness and generous provision. (Qur'an, 24:26)</text:span></text:p>
      <text:p text:style-name="P17"/>
      <text:p text:style-name="P25"><text:span text:style-name="T3">Do not marry women of the idolaters until they believe. A slavegirl who is one of the believers is better for you than a woman of the idolaters, even though she may attract you. And do not marry men of the idolaters until they believe. A slave who is one of the believers is better for you than a man of the idolaters, even though he may attract you. Such people call you to the Fire whereas Allah calls you, with His permission, to the Garden and forgiveness. He makes His Signs clear to people so that hopefully they will pay heed. (Qur'an, 2:221)</text:span></text:p>
      <text:p text:style-name="P17"/>
      <text:p text:style-name="P25"><text:span text:style-name="T3">Among His Signs is that He created spouses for you of your own kind so that you might find tranquillity in them. And He has placed affection and compassion between you. There are certainly Signs in that for people who reflect. (Qur'an, 30:21)</text:span></text:p>
      <text:p text:style-name="P17"/>
      <text:p text:style-name="P25"><text:span text:style-name="T3">Today all good things have been made lawful for you. And the food of those given the Book is also lawful for you and your food is lawful for them. So are chaste women from among the believers and chaste women of those given the Book before you, once you have given them their marriage portions, not in fornication or taking them as lovers. But as for anyone who rejects faith, his actions will come to nothing and in the hereafter he will be among the losers. (Qur'an, 5:5)</text:span></text:p>
      <text:p text:style-name="P17"/>
      <text:p text:style-name="P25"><text:span text:style-name="T3">You who believe! When women who believe come to you as emigrants, submit them to a test. Allah has best knowledge of their faith. If you know they are believers, do not return them to the unbelievers. They are not lawful for the unbelievers nor are the unbelievers lawful for them. Give the unbelievers whatever dowry they paid. And there is nothing wrong in your marrying them provided you pay them their due. Do not hold to any marriage ties with women who do not believe. Ask for what you paid and let </text:span><text:soft-page-break/><text:span text:style-name="T3">them ask for what they paid. That is Allah's judgement. Allah will judge between you. Allah is All-Knowing, All-Wise. (Qur'an, 60:10)</text:span></text:p>
      <text:p text:style-name="P17"/>
      <text:p text:style-name="P25"><text:span text:style-name="T3">Marry off those among you who are unmarried and those of your slaves and slavegirls who are righteous. If they are poor, Allah will enrich them from His bounty. Allah is All-Encompassing, All-Knowing. (Qur'an, 24:32)</text:span></text:p>
      <text:p text:style-name="P16"/>
      <text:p text:style-name="P17"/>
      <text:p text:style-name="P26"><text:span text:style-name="T13">THEY ARE RIGHTEOUS WITNESSES</text:span></text:p>
      <text:p text:style-name="P17"/>
      <text:p text:style-name="P25"><text:span text:style-name="T3">Those who do not bear false witness and who, when they pass by worthless talk, pass by with dignity; (Qur'an, 25:72)</text:span></text:p>
      <text:p text:style-name="P17"/>
      <text:p text:style-name="P25"><text:span text:style-name="T3">Those who stand by their testimony; (Qur'an, 70:33)</text:span></text:p>
      <text:p text:style-name="P17"/>
      <text:p text:style-name="P25"><text:span text:style-name="T3">Then when they have reached the end of their term either retain them with correctness and courtesy or part from them with correctness and courtesy. Call two upright men from among yourselves as witnesses and they should carry out the witnessing for Allah. This is admonishment for all who believe in Allah and the Last Day. Whoever has fear of Allah – He will give him a way out (Qur'an, 65:2)</text:span></text:p>
      <text:p text:style-name="P17"/>
      <text:p text:style-name="P25"><text:span text:style-name="T3">You who believe! Show integrity for the sake of Allah, bearing witness with justice. Do not let hatred for a people incite you into not being just. Be just. That is closer to heedfulness. Have fear of Allah. Allah is aware of what you do. (Qur'an, 5:8)</text:span></text:p>
      <text:p text:style-name="P16"/>
      <text:p text:style-name="P17"/>
      <text:p text:style-name="P26"><text:span text:style-name="T13">THEY TURN AWAY FROM WORTHLESS TALK</text:span></text:p>
      <text:p text:style-name="P17"/>
      <text:p text:style-name="P25"><text:span text:style-name="T3">Those who do not bear false witness and who, when they pass by worthless talk, pass by with dignity; (Qur'an, 25:72)</text:span></text:p>
      <text:p text:style-name="P17"/>
      <text:p text:style-name="P25"><text:span text:style-name="T3">When they hear worthless talk they turn away from it and say, 'We have our actions and you have your actions. Peace be upon you. We do not desire the company of the ignorant.' (Qur'an, 28:55)</text:span></text:p>
      <text:p text:style-name="P17"/>
      <text:p text:style-name="P25"><text:span text:style-name="T3">Those who turn away from worthless talk; (Qur'an, 23:3)</text:span></text:p>
      <text:p text:style-name="P16"/>
      <text:p text:style-name="P17"/>
      <text:p text:style-name="P26"><text:span text:style-name="T13">THEY DO NOT GO TO EXTREMES IN RELIGION </text:span></text:p>
      <text:p text:style-name="P17"/>
      <text:p text:style-name="P25"><text:span text:style-name="T3">You who believe! Do not make forbidden the good things Allah has made lawful for you, and do not overstep the limits. Allah does not love people who overstep the limits. (Qur'an, 5:87)</text:span></text:p>
      <text:p text:style-name="P25"><text:soft-page-break/><text:span text:style-name="T3">Say: 'People of the Book! do not go to extremes in your religion, asserting other than the truth, and do not follow the whims and desires of people who were misguided previously and have misguided many others, and are far from the right way.' (Qur'an, 5:77)</text:span></text:p>
      <text:p text:style-name="P17"/>
      <text:p text:style-name="P25"><text:span text:style-name="T3">People of the Book! Do not go to excess in your religion. Say nothing but the truth about Allah. The Messiah, 'Isa son of Maryam, was only the Messenger of Allah and His Word, which He cast into Maryam, and a Spirit from Him. So believe in Allah and His Messengers. Do not say, 'Three.' It is better that you stop. Allah is only One God. He is too Glorious to have a son! Everything in the heavens and in the earth belongs to Him. Allah suffices as a Guardian. (Qur'an, 4:171)</text:span></text:p>
      <text:p text:style-name="P17"/>
      <text:p text:style-name="P25"><text:span text:style-name="T3">If only they had implemented the Torah and the Gospel and what was sent down to them from their Lord (the Qur'an), they would have been fed from above their heads and beneath their feet. Among them there is a moderate group but what most of them do is evil. (Qur'an, 5:66)</text:span></text:p>
      <text:p text:style-name="P16"/>
      <text:p text:style-name="P17"/>
      <text:p text:style-name="P26"><text:span text:style-name="T13">THEY GUARD THEIR CHASTITY</text:span></text:p>
      <text:p text:style-name="P17"/>
      <text:p text:style-name="P25"><text:span text:style-name="T3">Say to the believers that they should lower their eyes and guard their chastity. That is purer for them. Allah is aware of what they do. Say to the believing women that they should lower their eyes and guard their chastity and not display their adornments—except for what normally shows–and draw their head-coverings across their breasts. They should only display their adornments to their husbands or their fathers or their husbands' fathers, or their sons or their husbands' sons or their brothers or their brothers' sons or their sisters' sons or their women or those they own as slaves or their male attendants who have no sexual desire or children who still have no awareness of women's private parts. Nor should they stamp their feet so that their hidden ornaments are known. Turn to Allah every one of you, believers, so that hopefully you will have success. (Qur'an, 24:30-31)</text:span></text:p>
      <text:p text:style-name="P17"/>
      <text:p text:style-name="P25"><text:span text:style-name="T3">Those who guard their chastity— except from their wives or those they own as slaves, in which case they are not blameworthy; (Qur'an, 23:5-6)</text:span></text:p>
      <text:p text:style-name="P17"/>
      <text:p text:style-name="P25"><text:span text:style-name="T3">Remain in your houses and do not display your beauty as it was previously displayed in the Time of Ignorance. Perform prayer and give alms and obey Allah and His Messenger. Allah desires to remove all impurity from you, People of the House, and to purify you completely. (Qur'an, 33:33)</text:span></text:p>
      <text:p text:style-name="P17"/>
      <text:p text:style-name="P25"><text:span text:style-name="T3">And Maryam, the daughter of 'Imran, who guarded her chastity—We breathed Our Spirit into her and she confirmed the Words of her Lord and His Book and was one of the obedient. (Qur'an, 66:12)</text:span></text:p>
      <text:p text:style-name="P17"/>
      <text:p text:style-name="P25"><text:span text:style-name="T3">Those who guard their chastity (Qur'an, 70:29)</text:span></text:p>
      <text:p text:style-name="P16"/>
      <text:p text:style-name="P17"/>
      <text:p text:style-name="P26"><text:soft-page-break/><text:span text:style-name="T13">THEY DO NOT DEVOUR </text:span></text:p>
      <text:p text:style-name="P26"><text:span text:style-name="T13">ONE ANOTHER'S PROPERTY BY FALSE MEANS</text:span></text:p>
      <text:p text:style-name="P17"/>
      <text:p text:style-name="P25"><text:span text:style-name="T3">My people! Give full measure and full weight with justice; do not diminish people's goods; and do not go about the earth, corrupting it. (Qur'an, 11:85)</text:span></text:p>
      <text:p text:style-name="P17"/>
      <text:p text:style-name="P25"><text:span text:style-name="T3">Do not diminish people's goods and do not go about the earth, corrupting it. (Qur'an, 26:183)</text:span></text:p>
      <text:p text:style-name="P17"/>
      <text:p text:style-name="P25"><text:span text:style-name="T3">He (Dawud) said, 'He has wronged you by asking for your ewe to add to his ewes. Truly many partners are unjust to one another—except those who believe and do right actions, and how few they are!' Dawud realised that We had put him to the test. He begged forgiveness from his Lord and fell down prone, prostrating, and repented. (Qur'an, 38:24)</text:span></text:p>
      <text:p text:style-name="P17"/>
      <text:p text:style-name="P25"><text:span text:style-name="T3">Give just weight—do not skimp in the balance. (Qur'an, 55:9)</text:span></text:p>
      <text:p text:style-name="P17"/>
      <text:p text:style-name="P25"><text:span text:style-name="T3">Give orphans their property, and do not substitute bad things for good. Do not assimilate their property into your own. Doing that is a serious crime. (Qur'an, 4:2)</text:span></text:p>
      <text:p text:style-name="P17"/>
      <text:p text:style-name="P25"><text:span text:style-name="T3">Do not devour one another's property by false means nor offer it to the judges as a bribe, trying through crime to knowingly usurp a portion of other people's property. (Qur'an, 2:188)</text:span></text:p>
      <text:p text:style-name="P17"/>
      <text:p text:style-name="P17"/>
      <text:p text:style-name="P26"><text:span text:style-name="T13">THEY ARE SELF-SACRIFICING</text:span></text:p>
      <text:p text:style-name="P17"/>
      <text:p text:style-name="P25"><text:span text:style-name="T3">They give food, despite their love for it, to the poor and orphans and captives: (Qur'an, 76:8)</text:span></text:p>
      <text:p text:style-name="P17"/>
      <text:p text:style-name="P25"><text:span text:style-name="T3">You will not attain true goodness until you give of what you love. Whatever you give away, Allah knows it. (Qur'an, 3:92)</text:span></text:p>
      <text:p text:style-name="P17"/>
      <text:p text:style-name="P25"><text:span text:style-name="T3">Those who give in times of both ease and hardship, those who control their rage and pardon other people—Allah loves the good-doers. (Qur'an, 3:134)</text:span></text:p>
      <text:p text:style-name="P17"/>
      <text:p text:style-name="P25"><text:span text:style-name="T3">Nor is anything held against those who, when they came to you for you to provide them with mounts and you said, 'I cannot find anything on which to mount you,' turned away with their eyes overflowing with tears, overcome by grief at having nothing to give. (Qur'an, 9:92)</text:span></text:p>
      <text:p text:style-name="P17"/>
      <text:p text:style-name="P25"><text:span text:style-name="T3">Those who were already settled in the abode (Madina), and in faith, before they came, love those who have migrated to them and do not find in their hearts any need for what they have been given and prefer them to themselves even if they themselves are needy. It is the people who are safe-guarded from the avarice of their own selves who are successful. (Qur'an, 59:9)</text:span></text:p>
      <text:p text:style-name="P26"><text:soft-page-break/><text:span text:style-name="T13">THEY AVOID SELFISHNESS AND JEALOUSY</text:span></text:p>
      <text:p text:style-name="P17"/>
      <text:p text:style-name="P25"><text:span text:style-name="T3">If a woman fears cruelty or desertion on her husband's part, there is nothing wrong in the couple becoming reconciled. Reconciliation is better. But people are prone to selfish greed. If you do good and guard against evil, Allah is aware of what you do. (Qur'an, 4:128)</text:span></text:p>
      <text:p text:style-name="P16"/>
      <text:p text:style-name="P17"/>
      <text:p text:style-name="P26"><text:span text:style-name="T13">THEY NEVER FALL INTO DESPAIR </text:span></text:p>
      <text:p text:style-name="P17"/>
      <text:p text:style-name="P25"><text:span text:style-name="T3">They (guests of Ibrahim) said, 'We bring you good news of the truth, so do not be among those who despair.' (Qur'an, 15:55)</text:span></text:p>
      <text:p text:style-name="P17"/>
      <text:p text:style-name="P25"><text:span text:style-name="T3">Say : 'My servants, you who have transgressed against yourselves, do not despair of the mercy of Allah. Truly Allah forgives all wrong actions. He is the Ever-Forgiving, the Most Merciful.' (Qur'an, 39:53)</text:span></text:p>
      <text:p text:style-name="P17"/>
      <text:p text:style-name="P25"><text:span text:style-name="T3">My sons! Seek news of Yusuf and his brother. Do not despair of solace from Allah. No one despairs of solace from Allah except for people who are unbelievers.' (Qur'an, 12:87)</text:span></text:p>
      <text:p text:style-name="P16"/>
      <text:p text:style-name="P17"/>
      <text:p text:style-name="P26"><text:span text:style-name="T13">THEY DO NOT PROTECT THE GUILTY </text:span></text:p>
      <text:p text:style-name="P17"/>
      <text:p text:style-name="P25"><text:span text:style-name="T3">You who believe! Do not take My enemy and your enemy as friends, showing love for them when they have rejected the truth that has come to you, driving out the Messenger and yourselves simply because you believe in Allah your Lord. If you go out to strive in My Way and to seek My pleasure, keeping secret the love you have for them, I know best what you conceal and what you make known. Any of you who do that have strayed from the right way. (Qur'an, 60:1)</text:span></text:p>
      <text:p text:style-name="P17"/>
      <text:p text:style-name="P25"><text:span text:style-name="T3">You will not find people who believe in Allah and the Last Day having love for anyone who opposes Allah and His Messenger, though they be their fathers, their sons, their brothers or their clan. Allah has inscribed faith upon such people's hearts and will reinforce them with a Spirit from Him and admit them into Gardens with rivers flowing under them, remaining in them timelessly, for ever. Allah is pleased with them and they are pleased with Him. Such people are the party of Allah. Truly it is the party of Allah who are successful. (Qur'an, 58:22)</text:span></text:p>
      <text:p text:style-name="P17"/>
      <text:p text:style-name="P17"/>
      <text:p text:style-name="P26"><text:span text:style-name="T13">THEY ARE PEACE-MAKERS AND CONCILIATORS</text:span></text:p>
      <text:p text:style-name="P17"/>
      <text:p text:style-name="P25"><text:span text:style-name="T3">Do not, by your oaths, make Allah a pretext to avoid good action and guarding against evil and putting things right between people. Allah is All-Hearing, All-Knowing. (Qur'an, 2:224)</text:span></text:p>
      <text:p text:style-name="P25"><text:soft-page-break/><text:span text:style-name="T3">But if someone fears bias or wrongdoing on the part of the person making the will, and puts things right between the people involved, in that case he has not committed any crime. Allah is Ever-Forgiving, Most Merciful. (Qur'an, 2:182)</text:span></text:p>
      <text:p text:style-name="P17"/>
      <text:p text:style-name="P25"><text:span text:style-name="T3">The believers are brothers, so make peace between your brothers and have fear of Allah so that hopefully you will gain mercy. (Qur'an, 49:10)</text:span></text:p>
      <text:p text:style-name="P17"/>
      <text:p text:style-name="P25"><text:span text:style-name="T3">If you fear a breach between a couple, send an arbiter from his people and an arbiter from her people. If the couple desire to put things right, Allah will bring about a reconciliation between them. Allah is All-Knowing, All-Aware. (Qur'an, 4:35)</text:span></text:p>
      <text:p text:style-name="P17"/>
      <text:p text:style-name="P25"><text:span text:style-name="T3">There is no good in much of their secret talk, except in the case of those who enjoin charity, or what is right, or putting things right between people. If anyone does that, seeking the pleasure of Allah, We will give him an immense reward. (Qur'an, 4:114)</text:span></text:p>
      <text:p text:style-name="P17"/>
      <text:p text:style-name="P17"/>
      <text:p text:style-name="P26"><text:span text:style-name="T13">THEY HOLD ART IN HIGH ESTEEM</text:span></text:p>
      <text:p text:style-name="P17"/>
      <text:p text:style-name="P25"><text:span text:style-name="T3">They made for him (Sulayman) anything he wished: high arches and statues, huge dishes like cisterns, great built-in cooking vats. 'Work, family of Dawud, in thankfulness!' But very few of My servants are thankful. (Qur'an, 34:13)</text:span></text:p>
      <text:p text:style-name="P17"/>
      <text:p text:style-name="P25"><text:span text:style-name="T3">She (Queen of Sheba) was told: 'Enter the courtyard,' but when she saw it she supposed it to be a pool and bared her legs. He said, 'It is a courtyard paved with glass.' She said, 'My Lord, I have wronged myself but I have submitted with Sulayman to the Lord of all the worlds.' (Qur'an, 27:44)</text:span></text:p>
      <text:p text:style-name="P16"/>
      <text:p text:style-name="P17"/>
      <text:p text:style-name="P26"><text:span text:style-name="T13">THEY DO NOT BACKBITE AND </text:span></text:p>
      <text:p text:style-name="P26"><text:span text:style-name="T13">SEARCH FOR FAULTS</text:span></text:p>
      <text:p text:style-name="P17"/>
      <text:p text:style-name="P25"><text:span text:style-name="T3">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You who believe! Avoid most suspicion. Indeed some suspicion is a crime. And do not spy and do not backbite one another. Would any of you like to eat his brother's dead flesh? No, you would hate it. And have fear of Allah. Allah is Ever-Returning, Most Merciful. (Qur'an, 49:11-12)</text:span></text:p>
      <text:p text:style-name="P16"/>
      <text:p text:style-name="P17"/>
      <text:p text:style-name="P26"/>
      <text:p text:style-name="P32"><text:span text:style-name="T13">THEY PROTECT THEIR HEALTH AND </text:span></text:p>
      <text:p text:style-name="P26"><text:span text:style-name="T13">DO NOT CAUSE THEIR BODIES TO SUFFER</text:span></text:p>
      <text:p text:style-name="P17"/>
      <text:p text:style-name="P25"><text:span text:style-name="T3">We made your sleep a break. (Qur'an, 78:9)</text:span></text:p>
      <text:p text:style-name="P17"/>
      <text:p text:style-name="P25"><text:span text:style-name="T3">Allah is He Who appointed the night for you so that you might rest in it, and the day for seeing. Allah pours out His favour on mankind but most people do not show thanks. (Qur'an, 40:61)</text:span></text:p>
      <text:p text:style-name="P16"/>
      <text:p text:style-name="P17"/>
      <text:p text:style-name="P26"><text:span text:style-name="T13">THEY BEHAVE WELL TOWARDS THEIR PARENTS</text:span></text:p>
      <text:p text:style-name="P17"/>
      <text:p text:style-name="P25"><text:span text:style-name="T3">We have instructed man to honour his parents, but if they endeavour to make you associate with Me something about which you have no knowledge, do not obey them. It is to Me you will return and I will inform you about the things you did. (Qur'an, 29:8)</text:span></text:p>
      <text:p text:style-name="P17"/>
      <text:p text:style-name="P25"><text:span text:style-name="T3">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Qur'an, 17:23)</text:span></text:p>
      <text:p text:style-name="P17"/>
      <text:p text:style-name="P25"><text:span text:style-name="T3">We have instructed man concerning his parents. Bearing him caused his mother great debility and the period of his weaning was two years: 'Give thanks to Me and to your parents. I am your final destination. (Qur'an, 31:14)</text:span></text:p>
      <text:p text:style-name="P16"/>
      <text:p text:style-name="P17"/>
      <text:p text:style-name="P26"><text:span text:style-name="T13">THEY ARE NOT DAUNTED BY DIFFICULTIES </text:span></text:p>
      <text:p text:style-name="P17"/>
      <text:p text:style-name="P25"><text:span text:style-name="T3">Or did you imagine that you were going to enter the Garden without Allah knowing those among you who had struggled and knowing the steadfast? (Qur'an, 3:142)</text:span></text:p>
      <text:p text:style-name="P17"/>
      <text:p text:style-name="P25"><text:span text:style-name="T3">Or did you suppose that you would enter the Garden without facing the same as those who came before you? Poverty and affliction befell them and they were shaken to the point that the Messenger and those who believed with him said, 'When is Allah's help coming?' Be assured that Allah's help is very near. (Qur'an, 2:214)</text:span></text:p>
      <text:p text:style-name="P17"/>
      <text:p text:style-name="P25"><text:span text:style-name="T3">Many a Prophet has fought, when there were many thousands with him! They did not give up in the face of what assailed them in the Way of Allah, nor did they weaken, nor did they yield. Allah loves the steadfast. (Qur'an, 3:146)</text:span></text:p>
      <text:p text:style-name="P17"/>
      <text:p text:style-name="P25"><text:soft-page-break/><text:span text:style-name="T3">Those who, when disaster strikes them, say, 'We belong to Allah and to Him we will return.' (Qur'an, 2:156)</text:span></text:p>
      <text:p text:style-name="P17"/>
      <text:p text:style-name="P25"><text:span text:style-name="T3">We will test you until We know the true fighters among you and those who are steadfast and test what is reported of you. (Qur'an, 47:31)</text:span></text:p>
      <text:p text:style-name="P17"/>
      <text:p text:style-name="P25"><text:span text:style-name="T3">Their Lord responds to them: 'I will not let the deeds of any doer among you go to waste, male or female— you are both the same in that respect. Those who migrated and were driven from their homes and suffered harm in My Way and fought and were killed, I will erase their bad actions from them and admit them into Gardens with rivers flowing under them, as a reward from Allah. The best of all rewards is with Allah.' (Qur'an, 3:195)</text:span></text:p>
      <text:p text:style-name="P17"/>
      <text:p text:style-name="P25"><text:span text:style-name="T3">Do not obey the unbelievers and hypocrites and disregard their abuse of you. Put your trust in Allah. Allah suffices as a Protector. (Qur'an, 33:48)</text:span></text:p>
      <text:p text:style-name="P17"/>
      <text:p text:style-name="P25"><text:span text:style-name="T3">Those who did good and guarded against evil among those who responded to Allah and the Messenger after the wound had been inflicted will have an immense reward: (Qur'an, 3:172)</text:span></text:p>
      <text:p text:style-name="P17"/>
      <text:p text:style-name="P25"><text:span text:style-name="T3">Messengers before you were also denied but they were steadfast in the face of the denial and injury they suffered until Our help arrived. There is no changing the Words of Allah. And news of other Messengers has come to you. (Qur'an, 6:34)</text:span></text:p>
      <text:p text:style-name="P16"/>
      <text:p text:style-name="P17"/>
      <text:p text:style-name="P26"><text:span text:style-name="T13">THEY DO NOT FEAR DYING OR </text:span></text:p>
      <text:p text:style-name="P26"><text:span text:style-name="T13">BEING KILLED IN THE WAY OF ALLAH</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25"><text:span text:style-name="T3">He (Pharaoh) said, 'Have you believed in him before I authorised you? He is your chief who taught you magic. But you will soon know! I will cut off your alternate hands and feet and I will crucify every one of you.' They said, 'We do not care! We are returning to our Lord. (Qur'an, 26:49-50)</text:span></text:p>
      <text:p text:style-name="P17"/>
      <text:p text:style-name="P25"><text:span text:style-name="T3">So let those who sell the life of this world for the hereafter fight in the Way of Allah. If someone fights in the Way of Allah, whether he is killed or is victorious, We will pay him an immense reward. (Qur'an, 4:74)</text:span></text:p>
      <text:p text:style-name="P17"/>
      <text:p text:style-name="P25"><text:soft-page-break/><text:span text:style-name="T3">If you are killed in the Way of Allah or if you die, forgiveness and mercy from Allah are better than all that they amass. If you die or you are killed, it is to Allah that you will be gathered. (Qur'an, 3:157-158)</text:span></text:p>
      <text:p text:style-name="P17"/>
      <text:p text:style-name="P25"><text:span text:style-name="T3">You who believe! Do not be like those who do not believe and say of their brothers, when they are going on journeys or military expeditions, 'If they had only been with us, they would not have died or been killed,' so that Allah can make that anguish for them in their hearts. It is Allah Who gives life and causes to die. Allah sees what you do. (Qur'an, 3:156)</text:span></text:p>
      <text:p text:style-name="P17"/>
      <text:p text:style-name="P25"><text:span text:style-name="T3">Do not suppose that those killed in the Way of Allah are dead. No indeed! They are alive and well provided for in the very presence of their Lord, delighting in the favour Allah has bestowed on them, rejoicing over those they left behind who have not yet joined them, feeling no fear and knowing no sorrow, (Qur'an, 3:169-170)</text:span></text:p>
      <text:p text:style-name="P17"/>
      <text:p text:style-name="P25"><text:span text:style-name="T3">Those to whom people said, 'The people have gathered against you, so fear them.' But that merely increased their faith and they said, 'Allah is enough for us and the Best of Guardians.' (Qur'an, 3:173)</text:span></text:p>
      <text:p text:style-name="P17"/>
      <text:p text:style-name="P17"/>
      <text:p text:style-name="P26"><text:span text:style-name="T13">THEY ARE NOT INFLUENCED<text:tab/></text:span></text:p>
      <text:p text:style-name="P26"><text:span text:style-name="T13">BY WEALTH AND STATUS</text:span></text:p>
      <text:p text:style-name="P17"/>
      <text:p text:style-name="P25"><text:span text:style-name="T3">Those who, if We establish them firmly on the earth, will perform prayer and give alms, and command what is right and forbid what is wrong. The end result of all affairs is with Allah. (Qur'an, 22:41)</text:span></text:p>
      <text:p text:style-name="P17"/>
      <text:p text:style-name="P25"><text:span text:style-name="T3">He (Qarun) went out among his people in his finery. Those who desired the life of this world said, 'Oh! If only we had the same as Qarun has been given! What immense good fortune he possesses.' But those who had been given knowledge said, 'Woe to you! Allah's reward is better for those who believe and act rightly. But only the steadfast will obtain it.' (Qur'an, 28:79-80)</text:span></text:p>
      <text:p text:style-name="P16"/>
      <text:p text:style-name="P17"/>
      <text:p text:style-name="P26"><text:span text:style-name="T13">THEY PROTECT AND CARE FOR WOMEN</text:span></text:p>
      <text:p text:style-name="P17"/>
      <text:p text:style-name="P25"><text:span text:style-name="T3">Let them (who you divorce) live where you live, according to your means. Do not put pressure on them, so as to harass them. If they are pregnant, maintain them until they give birth. If they are suckling for you, give them their wages and consult together with correctness and courtesy. But if you make things difficult for one another, another woman should do the suckling for you. (Qur'an, 65:6)</text:span></text:p>
      <text:p text:style-name="P17"/>
      <text:p text:style-name="P25"><text:span text:style-name="T3">Divorce can be pronounced two times; in which case wives may be retained with correctness and courtesy or released with good will. It is not lawful for you to keep anything you have given them unless a </text:span><text:soft-page-break/><text:span text:style-name="T3">couple fear that they will not remain within Allah's limits. If you fear that they will not remain within Allah's limits, there is nothing wrong in the wife ransoming herself with some of what she received. These are Allah's limits, so do not overstep them. Those who overstep Allah's limits are wrongdoers. (Qur'an, 2:229)</text:span></text:p>
      <text:p text:style-name="P17"/>
      <text:p text:style-name="P25"><text:span text:style-name="T3">Those who accuse chaste believing women, unaware (of the evil), are cursed both in this world and the hereafter, and they will have a terrible punishment (Qur'an, 24:23)</text:span></text:p>
      <text:p text:style-name="P17"/>
      <text:p text:style-name="P25"><text:span text:style-name="T3">But those who make accusations against chaste women and then do not produce four witnesses: flog them with eighty lashes and never again accept them as witnesses. Such people are deviators – (Qur'an, 24:4)</text:span></text:p>
      <text:p text:style-name="P17"/>
      <text:p text:style-name="P25"><text:span text:style-name="T3">When you divorce women and they are near the end of their term, then either retain them with correctness and courtesy or release them with correctness and courtesy. Do not retain them by force, thus overstepping the limits. Anyone who does that has wronged himself. Do not make a mockery of Allah's Signs. Remember Allah's blessing to you and the Book and Wisdom He has sent down to you to admonish you. Have fear of Allah and know that Allah has knowledge of all things. (Qur'an, 2:231)</text:span></text:p>
      <text:p text:style-name="P17"/>
      <text:p text:style-name="P25"><text:span text:style-name="T3">You who believe! It is not lawful for you to inherit women by force. Nor may you treat them harshly so that you can make off with part of what you have given them, unless they commit an act of flagrant indecency. Live together with them correctly and courteously. If you dislike them, it may well be that you dislike something in which Allah has placed a lot of good. (Qur'an, 4:19)</text:span></text:p>
      <text:p text:style-name="P17"/>
      <text:p text:style-name="P25"><text:span text:style-name="T3">Divorced women should receive maintenance given with correctness and courtesy: a duty for all who guard against evil. (Qur'an, 2:241)</text:span></text:p>
      <text:p text:style-name="P16"/>
      <text:p text:style-name="P17"/>
      <text:p text:style-name="P26"><text:span text:style-name="T13">THEY ATTACH GREAT IMPORTANCE </text:span></text:p>
      <text:p text:style-name="P26"><text:span text:style-name="T13">TO CLEANLINESS</text:span></text:p>
      <text:p text:style-name="P17"/>
      <text:p text:style-name="P25"><text:span text:style-name="T3">And when We made the House (Kaaba) a place of return, a sanctuary for mankind: They took the Maqam of Ibrahim as a place of prayer. We contracted with Ibrahim and Isma'il: 'Purify My House for those who circle it, and those who stay there, and those who bow and who prostrate.' (Qur'an, 2:125)</text:span></text:p>
      <text:p text:style-name="P17"/>
      <text:p text:style-name="P25"><text:span text:style-name="T3">Purify your clothes. Shun all filth. (Qur'an, 74:4-5)</text:span></text:p>
      <text:p text:style-name="P17"/>
      <text:p text:style-name="P25"><text:span text:style-name="T3">Mankind! Eat what is good and lawful on the earth. And do not follow in the footsteps of satan. He truly is an outright enemy to you. (Qur'an, 2:168)</text:span></text:p>
      <text:p text:style-name="P16"/>
      <text:p text:style-name="P17"/>
      <text:p text:style-name="P26"><text:soft-page-break/><text:span text:style-name="T13">THE FACT THEY ARE BELIEVERS CAN BE SEEN</text:span></text:p>
      <text:p text:style-name="P26"><text:span text:style-name="T13">IN THEIR FACES</text:span></text:p>
      <text:p text:style-name="P17"/>
      <text:p text:style-name="P25"><text:span text:style-name="T3">Muhammad is the Messenger of Allah, and those who are with him are fierce to the unbelievers, merciful to one another. You see them bowing and prostrating, seeking Allah's good favour and His pleasure. Their mark is on their faces, the traces of prostration. That is their likeness in the Torah. And their likeness in the Gospel is that of a seed which puts up a shoot and makes it strong so that it thickens and grows up straight upon its stalk, filling the sowers with delight—so that by them He may infuriate the unbelievers. Allah has promised those of them who believe and do right actions forgiveness and an immense reward. (Qur'an, 48:29)</text:span></text:p>
      <text:p text:style-name="P17"/>
      <text:p text:style-name="P17"/>
      <text:p text:style-name="P26"><text:span text:style-name="T13">THEY ARE UNDER THE PROTECTION </text:span></text:p>
      <text:p text:style-name="P26"><text:span text:style-name="T13">OF ALLAH</text:span></text:p>
      <text:p text:style-name="P17"/>
      <text:p text:style-name="P25"><text:span text:style-name="T3">Those who anticipate the worst for you say, 'Were we not with you?' whenever you gain a victory from Allah, but if the unbelievers have a success they say, 'Did we not have the upper hand over you and yet in spite of that keep the believers away from you?' Allah will judge between you on the Day of Rising. Allah will not give the unbelievers any way against the believers. (Qur'an, 4:141)</text:span></text:p>
      <text:p text:style-name="P17"/>
      <text:p text:style-name="P25"><text:span text:style-name="T3">They are people who listen to lies and consume ill-gotten gains. If they come to you, you can either judge between them or turn away from them. If you turn away from them, they cannot harm you in any way. But if you do judge, judge between them justly. Allah loves the just. (Qur'an, 5:42)</text:span></text:p>
      <text:p text:style-name="P17"/>
      <text:p text:style-name="P25"><text:span text:style-name="T3">You are the best nation ever to be produced before mankind. You enjoin the right, forbid the wrong and believe in Allah. If the People of the Book were to believe, it would be better for them. Some of them are believers but most of them are deviators. They will not harm you except with abusive words. If they fight you, they will turn their backs on you. Then they will not be helped. (Qur'an, 3:110-111)</text:span></text:p>
      <text:p text:style-name="P17"/>
      <text:p text:style-name="P25"><text:span text:style-name="T3">You who believe! You are only responsible for yourselves. The misguided cannot harm you as long as you are guided. All of you will return to Allah and He will inform you about what you were doing. (Qur'an, 5:105)</text:span></text:p>
      <text:p text:style-name="P17"/>
      <text:p text:style-name="P17"/>
      <text:p text:style-name="P26"><text:span text:style-name="T13">THEY SPEAK THAT WHICH IS BEST</text:span></text:p>
      <text:p text:style-name="P17"/>
      <text:p text:style-name="P25"><text:span text:style-name="T3">Who could say anything better than someone who summons to Allah and acts rightly and says, 'I am one of the Muslims'? (Qur'an, 41:33)</text:span></text:p>
      <text:p text:style-name="P17"/>
      <text:p text:style-name="P25"><text:soft-page-break/><text:span text:style-name="T3">Do you do not see how Allah makes a metaphor of a good word: a good tree whose roots are firm and whose branches are in heaven? (Qur'an, 14:24)</text:span></text:p>
      <text:p text:style-name="P17"/>
      <text:p text:style-name="P25"><text:span text:style-name="T3">It bears fruit regularly by its Lord's permission. Allah makes metaphors for people so that hopefully they will pay heed. (Qur'an, 14:25)</text:span></text:p>
      <text:p text:style-name="P16"/>
      <text:p text:style-name="P12"/>
      <text:p text:style-name="P12"/>
      <text:p text:style-name="P12"/>
      <text:p text:style-name="P12"/>
      <text:p text:style-name="P12"/>
      <text:p text:style-name="P12"/>
      <text:p text:style-name="P23"/>
      <text:p text:style-name="P34"><text:span text:style-name="T12">THE HYPOCRITES</text:span></text:p>
      <text:p text:style-name="P17"/>
      <text:p text:style-name="P17"/>
      <text:p text:style-name="P25"><text:span text:style-name="T3">Among the people there are some who say,</text:span></text:p>
      <text:p text:style-name="P25"><text:span text:style-name="T3">'We believe in Allah and the Last Day,' when they do not believe. They think they deceive Allah and those who believe. They deceive no one but themselves but they are not aware of it. There is a sickness in their hearts and Allah has increased their sickness. They will have a painful punishment on account of their denial.</text:span></text:p>
      <text:p text:style-name="P25"><text:span text:style-name="T3">(Qur'an, 2:8-10)</text:span></text:p>
      <text:p text:style-name="P12"/>
      <text:p text:style-name="P12"/>
      <text:p text:style-name="P26"><text:span text:style-name="T13">THEY COME OUT OF THE BELIEVERS</text:span></text:p>
      <text:p text:style-name="P17"/>
      <text:p text:style-name="P25"><text:span text:style-name="T3">There is a group of you who propagated the lie. Do not suppose it to be bad for you; rather it is good for you. Every one of them will incur the evil he has earned and the one who took it on himself to amplify it will receive a terrible punishment. (Qur'an, 24:11)</text:span></text:p>
      <text:p text:style-name="P16"/>
      <text:p text:style-name="P17"/>
      <text:p text:style-name="P26"><text:span text:style-name="T13">THEY DO NOT BELIEVE IN ALLAH</text:span></text:p>
      <text:p text:style-name="P17"/>
      <text:p text:style-name="P25"><text:span text:style-name="T3">Among the people there are some who say, 'We believe in Allah and the Last Day,' when they are not believers. (Qur'an, 2:8)</text:span></text:p>
      <text:p text:style-name="P17"/>
      <text:p text:style-name="P25"><text:span text:style-name="T3">Each time a sura is sent down there are some among them who say, 'Which of you has this increased in faith?' As for those who believe, it increases them in faith and they rejoice at it. (Qur'an, 9:124)</text:span></text:p>
      <text:p text:style-name="P17"/>
      <text:p text:style-name="P25"><text:span text:style-name="T3">When they meet those who believe, they say, 'We believe.' But then when they go apart with their satans, they say, 'We are really with you. We were only mocking.' (Qur'an, 2:14)</text:span></text:p>
      <text:p text:style-name="P17"/>
      <text:p text:style-name="P17"/>
      <text:p text:style-name="P26"><text:span text:style-name="T13">THEY DO NOT UNDERSTAND THE QUR'AN</text:span></text:p>
      <text:p text:style-name="P17"/>
      <text:p text:style-name="P25"><text:span text:style-name="T3">Each time a sura is sent down, they look at one another, implying, 'Can anyone see you?' Then they turn away. Allah has turned their hearts away because they are people who do not understand. (Qur'an, 9:127) </text:span></text:p>
      <text:p text:style-name="P17"/>
      <text:p text:style-name="P25"><text:span text:style-name="T3">That is because they have believed and then returned to disbelief. So their hearts have been sealed up and they cannot understand. (Qur'an, 63:3)</text:span></text:p>
      <text:p text:style-name="P25"><text:soft-page-break/><text:span text:style-name="T3">They said, 'Shu'ayb, We do not understand much of what you say and we see you are weak among us. Were it not for your clan, we would have stoned you. We do not hold you in high esteem!' (Qur'an, 11:91)</text:span></text:p>
      <text:p text:style-name="P16"/>
      <text:p text:style-name="P17"/>
      <text:p text:style-name="P26"><text:span text:style-name="T13">THEY ARE DOUBTFUL OF THE HEREAFTER</text:span></text:p>
      <text:p text:style-name="P17"/>
      <text:p text:style-name="P25"><text:span text:style-name="T3">What! Are they in doubt about the meeting with their Lord? What! Does He not encompass all things? (Qur'an, 41:54)</text:span></text:p>
      <text:p text:style-name="P17"/>
      <text:p text:style-name="P17"/>
      <text:p text:style-name="P26"><text:span text:style-name="T13">THEY MISINTERPRET THE QUR'AN</text:span></text:p>
      <text:p text:style-name="P17"/>
      <text:p text:style-name="P25"><text:span text:style-name="T3">It is He Who sent down the Book to you from Him: verses containing clear judge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Qur'an, 3:7)</text:span></text:p>
      <text:p text:style-name="P16"/>
      <text:p text:style-name="P17"/>
      <text:p text:style-name="P26"><text:span text:style-name="T13">SOME HAVE RETURNED TO DISBELIEF </text:span></text:p>
      <text:p text:style-name="P26"><text:span text:style-name="T13">AFTER HAVING FAITH</text:span></text:p>
      <text:p text:style-name="P17"/>
      <text:p text:style-name="P25"><text:span text:style-name="T3">They swear by Allah that they said nothing, but they definitely spoke the word of disbelief and returned to disbelief after their Islam. They planned something which they did not achieve and they were vindictive for no other cause than that Allah and His Messenger had enriched them from His bounty. If they were to repent, it would be better for them. But if they turn away, Allah will punish them with a painful punishment in this world and the hereafter, and they will not find any protector or helper on the earth. (Qur'an, 9:74)</text:span></text:p>
      <text:p text:style-name="P17"/>
      <text:p text:style-name="P25"><text:span text:style-name="T3">If you ask them they will say, 'We were only joking and playing around.' Say: 'Would you make a mockery of Allah and of His Signs and of His Messenger? Do not try to excuse yourselves. You have become unbelievers after believing. If one group of you is pardoned, another group will be punished for being evildoers.' (Qur'an, 9:65-66)</text:span></text:p>
      <text:p text:style-name="P17"/>
      <text:p text:style-name="P25"><text:span text:style-name="T3">Those who reject Allah after having believed—except for someone forced to do it whose heart remains at rest in its faith—but as for those whose breasts become dilated with disbelief, anger from Allah will come down on them. They will have a terrible punishment. (Qur'an, 16:106)</text:span></text:p>
      <text:p text:style-name="P17"/>
      <text:p text:style-name="P25"><text:soft-page-break/><text:span text:style-name="T3">That is because they have believed and then returned to disbelief. So their hearts have been sealed up and they cannot understand. (Qur'an, 63:3)</text:span></text:p>
      <text:p text:style-name="P16"/>
      <text:p text:style-name="P17"/>
      <text:p text:style-name="P26"><text:span text:style-name="T13">THEY PRETEND TO BE BELIEVERS </text:span></text:p>
      <text:p text:style-name="P26"><text:span text:style-name="T13">THOUGH THEY DO NOT BELIEVE</text:span></text:p>
      <text:p text:style-name="P17"/>
      <text:p text:style-name="P25"><text:span text:style-name="T3">When they meet those who believe, they say, 'We believe.' But then when they go apart with their satans, they say, 'We are really with you. We were only mocking.' (Qur'an, 2:14)</text:span></text:p>
      <text:p text:style-name="P17"/>
      <text:p text:style-name="P25"><text:span text:style-name="T3">When the hypocrites come to you they say, 'We bear witness that you are indeed the Messenger of Allah.'Allah knows that you are indeed His Messenger and Allah bears witness that the hypocrites are certainly liars. (Qur'an, 63:1)</text:span></text:p>
      <text:p text:style-name="P17"/>
      <text:p text:style-name="P25"><text:span text:style-name="T3">Among the people there are some who say, 'We believe in Allah and the Last Day,' when they are not believers. (Qur'an, 2:8)</text:span></text:p>
      <text:p text:style-name="P16"/>
      <text:p text:style-name="P17"/>
      <text:p text:style-name="P26"><text:span text:style-name="T13">THEY TRY TO DECEIVE ALLAH </text:span></text:p>
      <text:p text:style-name="P26"><text:span text:style-name="T13">AND THE BELIEVERS</text:span></text:p>
      <text:p text:style-name="P17"/>
      <text:p text:style-name="P25"><text:span text:style-name="T3">They think they deceive Allah and those who believe. They deceive no one but themselves but they are not aware of it. (Qur'an, 2:9)</text:span></text:p>
      <text:p text:style-name="P17"/>
      <text:p text:style-name="P25"><text:span text:style-name="T3">They swear by Allah that they are of your number, but they are not of your number. Rather, they are people who are scared. (Qur'an, 9:56)</text:span></text:p>
      <text:p text:style-name="P17"/>
      <text:p text:style-name="P17"/>
      <text:p text:style-name="P26"><text:span text:style-name="T13">THEY SPEAK WHAT IS NOT IN THEIR HEARTS</text:span></text:p>
      <text:p text:style-name="P17"/>
      <text:p text:style-name="P25"><text:span text:style-name="T3">What assailed you on the day the two armies met was by Allah's permission, so that He would know the believers, and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Qur'an, 3:166-167)</text:span></text:p>
      <text:p text:style-name="P17"/>
      <text:p text:style-name="P17"/>
      <text:p text:style-name="P26"/>
      <text:p text:style-name="P32"><text:span text:style-name="T13">THEY ARE ENEMIES OF THE BELIEVERS</text:span></text:p>
      <text:p text:style-name="P17"/>
      <text:p text:style-name="P25"><text:span text:style-name="T3">O Prophet! Strive against the unbelievers and hypocrites and be harsh with them. Their refuge is Hell. What an evil destination! (Qur'an, 66:9)</text:span></text:p>
      <text:p text:style-name="P17"/>
      <text:p text:style-name="P17"/>
      <text:p text:style-name="P26"><text:span text:style-name="T13">THEY TAKE THE DISBELIEVERS </text:span></text:p>
      <text:p text:style-name="P26"><text:span text:style-name="T13">AS THEIR FRIENDS AND CONFIDANTS</text:span></text:p>
      <text:p text:style-name="P17"/>
      <text:p text:style-name="P25"><text:span text:style-name="T3">Did you not see the hypocrites saying to their brothers, those among the People of the Book who do not believe, 'If you are driven out we will leave with you, we will never obey anyone to your detriment. And if you are fought against we will help you'? Allah bears witness that they are truly liars. (Qur'an, 59:11)</text:span></text:p>
      <text:p text:style-name="P17"/>
      <text:p text:style-name="P25"><text:span text:style-name="T3">Do those who take the unbelievers as protectors, rather than the believers, hope to find power and strength with them? Power and strength belong entirely to Allah. (Qur'an, 4:139)</text:span></text:p>
      <text:p text:style-name="P17"/>
      <text:p text:style-name="P25"><text:span text:style-name="T3">You see many of them taking those who do not believe as their friends. What their lower selves have advanced for them is evil indeed, bringing Allah's anger down upon them. They will suffer punishment timelessly, for ever. (Qur'an, 5:80)</text:span></text:p>
      <text:p text:style-name="P16"/>
      <text:p text:style-name="P17"/>
      <text:p text:style-name="P26"><text:span text:style-name="T13">THEY JOIN FORCES WITH THE </text:span></text:p>
      <text:p text:style-name="P26"><text:span text:style-name="T13">DISBELIEVERS AGAINST THE BELIEVERS</text:span></text:p>
      <text:p text:style-name="P17"/>
      <text:p text:style-name="P25"><text:span text:style-name="T3">O Messenger! Do not be grieved by those who rush headlong into disbelief among those who say 'We believe' with their tongues when their hearts contain no faith. And among the Jews are those who listen to lies, listening to other people who have not come to you, distorting words from their proper meanings, saying, 'If you are given this, then take it. If you are not given it, then beware!' If Allah desires misguidance for someone, you cannot help him against Allah in any way. Those are the people whose hearts Allah does not want to purify. They will have disgrace in this world and in the hereafter they will have a terrible punishment. (Qur'an, 5:41)</text:span></text:p>
      <text:p text:style-name="P17"/>
      <text:p text:style-name="P25"><text:span text:style-name="T3">That is because they said to those who hate what Allah has sent down, 'We will obey you in part of the affair'. But Allah knows their secrets. (Qur'an, 47:26)</text:span></text:p>
      <text:p text:style-name="P16"/>
      <text:p text:style-name="P17"/>
      <text:p text:style-name="P26"/>
      <text:p text:style-name="P32"><text:span text:style-name="T13">THEY ARE UNDER THE MASTERY OF SATAN</text:span></text:p>
      <text:p text:style-name="P17"/>
      <text:p text:style-name="P25"><text:span text:style-name="T3">Satan has gained mastery over them and made them forget the remembrance of Allah. Such people are the party of satan. No indeed! It is the party of satan who are the losers. (Qur'an, 58:19)</text:span></text:p>
      <text:p text:style-name="P16"/>
      <text:p text:style-name="P17"/>
      <text:p text:style-name="P26"><text:span text:style-name="T13">THEY ARE THE FRIENDS OF SATAN</text:span></text:p>
      <text:p text:style-name="P17"/>
      <text:p text:style-name="P25"><text:span text:style-name="T3">Those who believe fight in the Way of Allah. Those who do not believe fight in the way of false gods. So fight the friends of satan! Satan's scheming is always feeble. (Qur'an, 4:76)</text:span></text:p>
      <text:p text:style-name="P17"/>
      <text:p text:style-name="P25"><text:span text:style-name="T3">Satan has gained mastery over them and made them forget the remembrance of Allah. Such people are the party of satan. No indeed! It is the party of satan who are the losers. (Qur'an, 58:19)</text:span></text:p>
      <text:p text:style-name="P17"/>
      <text:p text:style-name="P17"/>
      <text:p text:style-name="P26"><text:span text:style-name="T13">THEY SUPPOSE THAT ALLAH<text:tab/></text:span></text:p>
      <text:p text:style-name="P26"><text:span text:style-name="T13">IS UNAWARE OF THE EVIL THEY DO</text:span></text:p>
      <text:p text:style-name="P17"/>
      <text:p text:style-name="P25"><text:span text:style-name="T3">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Qur'an, 58:8)</text:span></text:p>
      <text:p text:style-name="P16"/>
      <text:p text:style-name="P17"/>
      <text:p text:style-name="P26"><text:span text:style-name="T13">THEY FEAR PEOPLE, NOT ALLAH</text:span></text:p>
      <text:p text:style-name="P17"/>
      <text:p text:style-name="P25"><text:span text:style-name="T3">You are a greater cause of terror in their breasts than Allah! That is because they are people who do not understand. (Qur'an, 59:13)</text:span></text:p>
      <text:p text:style-name="P17"/>
      <text:p text:style-name="P25"><text:span text:style-name="T3">Do you not see those who were told: 'Hold back from fighting but perform prayer and give alms'? Then when fighting is prescribed for them, a group of them fear people as Allah should be feared, or even more than that. They say, 'Our Lord, why have you prescribed fighting for us? If only You would give us just a little more time!' Say, 'The enjoyment of this world is very brief. The hereafter is better for those who guard against evil. You will not be wronged by so much as the smallest speck.' (Qur'an, 4:77)</text:span></text:p>
      <text:p text:style-name="P16"/>
      <text:p text:style-name="P17"/>
      <text:p text:style-name="P26"/>
      <text:p text:style-name="P32"><text:span text:style-name="T13">THEY SEEK THE PLEASURE </text:span></text:p>
      <text:p text:style-name="P26"><text:span text:style-name="T13">OF OTHER PEOPLE, NOT THAT OF ALLAH </text:span></text:p>
      <text:p text:style-name="P17"/>
      <text:p text:style-name="P25"><text:span text:style-name="T3">They will swear to you to make you pleased with them, but even if you are pleased with them, Allah is certainly not pleased with deviant people. (Qur'an, 9:96)</text:span></text:p>
      <text:p text:style-name="P17"/>
      <text:p text:style-name="P25"><text:span text:style-name="T3">They swear to you by Allah in order to please you, but it would be more fitting for them to please Allah and His Messenger if they are believers. (Qur'an, 9:62)</text:span></text:p>
      <text:p text:style-name="P16"/>
      <text:p text:style-name="P17"/>
      <text:p text:style-name="P26"><text:span text:style-name="T13">THEY PUT FORWARD EXCUSES </text:span></text:p>
      <text:p text:style-name="P26"><text:span text:style-name="T13">AND LAG BEHIND IN THE STRUGGLE </text:span></text:p>
      <text:p text:style-name="P26"><text:span text:style-name="T13">IN THE WAY OF ALLAH</text:span></text:p>
      <text:p text:style-name="P17"/>
      <text:p text:style-name="P25"><text:span text:style-name="T3">Those who were left behind were glad to stay behind the Messenger of Allah. They did not want to strive with their wealth and themselves in the Way of Allah. They said, 'Do not go out to fight in the heat.' Say: 'The Fire of Hell is much hotter, if they only understood.' (Qur'an, 9:81)</text:span></text:p>
      <text:p text:style-name="P17"/>
      <text:p text:style-name="P25"><text:span text:style-name="T3">Those Arabs who remained behind will say to you, 'Our wealth and families kept us occupied, so ask forgiveness for us.' They say with their tongues what is not in their hearts. Say: 'Who can control Allah for you in any way whether He wants harm for you or wants benefit for you?' Allah is aware of what you do. (Qur'an, 48:11)</text:span></text:p>
      <text:p text:style-name="P17"/>
      <text:p text:style-name="P25"><text:span text:style-name="T3">Yet they had previously made a contract with Allah that they would never turn their backs. Contracts made with Allah will be asked about. (Qur'an, 33:15)</text:span></text:p>
      <text:p text:style-name="P17"/>
      <text:p text:style-name="P25"><text:span text:style-name="T3">If We had directed them to kill themselves or leave their homes, they would not have done so, except for a very few. But if they had done what they were urged to do, it would have been better for them and far more strengthening. (Qur'an, 4:66)</text:span></text:p>
      <text:p text:style-name="P17"/>
      <text:p text:style-name="P25"><text:span text:style-name="T3">Allah knows the obstructers among you and those who say to their brothers, 'Come to us,' and who only come to fight a very little, (Qur'an, 33:18)</text:span></text:p>
      <text:p text:style-name="P17"/>
      <text:p text:style-name="P25"><text:span text:style-name="T3">And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Qur'an, 3:167)</text:span></text:p>
      <text:p text:style-name="P17"/>
      <text:p text:style-name="P25"><text:soft-page-break/><text:span text:style-name="T3">And a group of them said, 'People of Yathrib (Madina), Your position is untenable so return!' some of them asked the Prophet to excuse them, saying, 'Our houses are exposed,' when they were not exposed; it was merely that they wanted to run away. (Qur'an, 33:13)</text:span></text:p>
      <text:p text:style-name="P17"/>
      <text:p text:style-name="P25"><text:span text:style-name="T3">The desert Arabs came with their excuses asking for permission to stay, and those who lied to Allah and His Messenger stayed behind. A painful punishment will afflict those among them who do not believe. (Qur'an, 9:90)</text:span></text:p>
      <text:p text:style-name="P17"/>
      <text:p text:style-name="P25"><text:span text:style-name="T3">There are only grounds against those who ask you for permission to stay when they are rich. They were pleased to be among those who were left behind. Allah has sealed up their hearts so they do not know. (Qur'an, 9:93)</text:span></text:p>
      <text:p text:style-name="P16"/>
      <text:p text:style-name="P17"/>
      <text:p text:style-name="P26"><text:span text:style-name="T13">THEY ARE PLEASED TO BE AMONG </text:span></text:p>
      <text:p text:style-name="P26"><text:span text:style-name="T13">THOSE WHO LAG BEHIND IN THE STRUGGLE</text:span></text:p>
      <text:p text:style-name="P17"/>
      <text:p text:style-name="P25"><text:span text:style-name="T3">Those who were left behind were glad to stay behind the Messenger of Allah. They did not want to strive with their wealth and themselves in the Way of Allah. They said, 'Do not go out to fight in the heat.' Say: 'The Fire of Hell is much hotter, if they only understood.' (Qur'an, 9:81)</text:span></text:p>
      <text:p text:style-name="P17"/>
      <text:p text:style-name="P17"/>
      <text:p text:style-name="P26"><text:span text:style-name="T13">THEY SELDOM REMEMBER ALLAH</text:span></text:p>
      <text:p text:style-name="P17"/>
      <text:p text:style-name="P25"><text:span text:style-name="T3">The hypocrites think they deceive Allah, but He is deceiving them. When they get up to pray, they get up lazily, showing off to people, and only remembering Allah a very little. (Qur'an, 4:142)</text:span></text:p>
      <text:p text:style-name="P17"/>
      <text:p text:style-name="P25"><text:span text:style-name="T3">Satan has gained mastery over them and made them forget the remembrance of Allah. Such people are the party of satan. No indeed! It is the party of satan who are the losers. (Qur'an, 58:19)</text:span></text:p>
      <text:p text:style-name="P16"/>
      <text:p text:style-name="P17"/>
      <text:p text:style-name="P26"><text:span text:style-name="T13">THEY ARE AVERSE TO WHAT PLEASES ALLAH</text:span></text:p>
      <text:p text:style-name="P17"/>
      <text:p text:style-name="P25"><text:span text:style-name="T3">That is because they followed what angers Allah and hated what is pleasing to Him. So He made their actions come to nothing. (Qur'an, 47:28)</text:span></text:p>
      <text:p text:style-name="P17"/>
      <text:p text:style-name="P25"><text:span text:style-name="T3">Those who were left behind were glad to stay behind the Messenger of Allah. They did not want to strive with their wealth and themselves in the Way of Allah. They said, 'Do not go out to fight in the heat.' Say: 'The Fire of Hell is much hotter, if they only understood.' (Qur'an, 9:81)</text:span></text:p>
      <text:p text:style-name="P16"/>
      <text:p text:style-name="P26"/>
      <text:p text:style-name="P32"><text:span text:style-name="T13">THEY COME TO PRAYER RELUCTANTLY</text:span></text:p>
      <text:p text:style-name="P17"/>
      <text:p text:style-name="P25"><text:span text:style-name="T3">Nothing prevents what they give from being accepted from them but the fact that they have rejected Allah and His Messenger, and that they only come to prayer lethargically, and that they only give reluctantly. (Qur'an, 9:54)</text:span></text:p>
      <text:p text:style-name="P17"/>
      <text:p text:style-name="P25"><text:span text:style-name="T3">The hypocrites think they deceive Allah, but He is deceiving them. When they get up to pray, they get up lazily, showing off to people, and only remembering Allah a very little. (Qur'an, 4:142)</text:span></text:p>
      <text:p text:style-name="P16"/>
      <text:p text:style-name="P17"/>
      <text:p text:style-name="P26"><text:span text:style-name="T13">THEY WORSHIP IN ORDER TO SHOW OFF </text:span></text:p>
      <text:p text:style-name="P17"/>
      <text:p text:style-name="P25"><text:span text:style-name="T3">And also for those who spend their wealth to show off to people, not believing in Allah and the Last Day. Anyone who has made satan his comrade, what an evil comrade he is! (Qur'an, 4:38)</text:span></text:p>
      <text:p text:style-name="P17"/>
      <text:p text:style-name="P17"/>
      <text:p text:style-name="P26"><text:span text:style-name="T13">THEY DERIDE THE BELIEVERS </text:span></text:p>
      <text:p text:style-name="P26"><text:span text:style-name="T13">WHO SPEND IN THE WAY OF ALLAH</text:span></text:p>
      <text:p text:style-name="P17"/>
      <text:p text:style-name="P25"><text:span text:style-name="T3">As for the people who find fault with those believers who give charity spontaneously, and with those who can find nothing to give but their own effort, and deride them, Allah derides them. They will have a painful punishment. (Qur'an, 9:79)</text:span></text:p>
      <text:p text:style-name="P16"/>
      <text:p text:style-name="P17"/>
      <text:p text:style-name="P26"><text:span text:style-name="T13">THEY AVOID HARD WORK AND </text:span></text:p>
      <text:p text:style-name="P26"><text:span text:style-name="T13">ACCEPT EASY TASKS</text:span></text:p>
      <text:p text:style-name="P17"/>
      <text:p text:style-name="P25"><text:span text:style-name="T3">Do you make the giving of water to the pilgrims and looking after the Masjid al-Haram the same as believing in Allah and the Last Day and striving in the Way of Allah? They are not equal in the sight of Allah. Allah does not guide wrongdoing people. (Qur'an, 9:19)</text:span></text:p>
      <text:p text:style-name="P17"/>
      <text:p text:style-name="P17"/>
      <text:p text:style-name="P26"><text:span text:style-name="T13">THEY DO THEIR UTMOST </text:span></text:p>
      <text:p text:style-name="P26"><text:span text:style-name="T13">TO STAY AWAY FROM THE BELIEVERS</text:span></text:p>
      <text:p text:style-name="P17"/>
      <text:p text:style-name="P25"><text:span text:style-name="T3">When they are told, 'Come to what Allah has sent down and to the Messenger,' you see the hypocrites turning away from you completely. (Qur'an, 4:61)</text:span></text:p>
      <text:p text:style-name="P16"/>
      <text:p text:style-name="P26"/>
      <text:p text:style-name="P32"><text:span text:style-name="T13">THEY SEEK TO INSULT THOSE WHO BELIEVE</text:span></text:p>
      <text:p text:style-name="P17"/>
      <text:p text:style-name="P25"><text:span text:style-name="T3">Do not obey the unbelievers and hypocrites and disregard their abuse of you. Put your trust in Allah. Allah suffices as a Protector. (Qur'an, 33:48)</text:span></text:p>
      <text:p text:style-name="P16"/>
      <text:p text:style-name="P17"/>
      <text:p text:style-name="P26"><text:span text:style-name="T13">THEY ARE FULL OF HATRED </text:span></text:p>
      <text:p text:style-name="P26"><text:span text:style-name="T13">TOWARDS THE BELIEVERS</text:span></text:p>
      <text:p text:style-name="P17"/>
      <text:p text:style-name="P25"><text:span text:style-name="T3">You who believe! Do not take any outside yourselves as intimates. They will do anything to harm you. They love what causes you distress. Hatred has appeared out of their mouths, but what their breasts hide is far worse. We have made the Signs clear to you if you use your intellect. (Qur'an, 3:118)</text:span></text:p>
      <text:p text:style-name="P17"/>
      <text:p text:style-name="P25"><text:span text:style-name="T3">There you are, loving them when they do not love you, even though you believe in the whole of the Book. When they meet you, they say, 'We believe.' But when they leave they bite their fingers out of rage against you. Say, 'Die in your rage.' Allah knows what your hearts contain. (Qur'an, 3:119)</text:span></text:p>
      <text:p text:style-name="P16"/>
      <text:p text:style-name="P17"/>
      <text:p text:style-name="P26"><text:span text:style-name="T13">THEY FEEL HATRED AND RAGE, </text:span></text:p>
      <text:p text:style-name="P26"><text:span text:style-name="T13">ESPECIALLY TOWARDS THE MESSENGERS</text:span></text:p>
      <text:p text:style-name="P17"/>
      <text:p text:style-name="P25"><text:span text:style-name="T3">If they argue with you, say, 'I have submitted myself completely to Allah, and so have all who follow me.' Say to those given the Book and those who have no Book, 'Have you become Muslim?' If they become Muslim, they have been guided. If they turn away, you are only responsible for transmission. Allah sees His servants. (Qur'an, 3:20)</text:span></text:p>
      <text:p text:style-name="P17"/>
      <text:p text:style-name="P25"><text:span text:style-name="T3">If they do argue with you, say: 'Allah knows best what you are doing.' (Qur'an, 22:68)</text:span></text:p>
      <text:p text:style-name="P17"/>
      <text:p text:style-name="P25"><text:span text:style-name="T3">Will you not fight a people who have broken their oaths and resolved to expel the Messenger, and who initiated hostilities against you in the first place? Is it them you fear? Allah has more right to your fear if you are believers. (Qur'an, 9:13)</text:span></text:p>
      <text:p text:style-name="P16"/>
      <text:p text:style-name="P17"/>
      <text:p text:style-name="P26"><text:span text:style-name="T13">OBEDIENCE GIVES OFFENCE </text:span></text:p>
      <text:p text:style-name="P26"><text:span text:style-name="T13">TO THE HYPOCRITES</text:span></text:p>
      <text:p text:style-name="P17"/>
      <text:p text:style-name="P25"><text:span text:style-name="T3">When they are summoned to Allah and His Messenger, so that he can judge between them, a group of them immediately turn away. (Qur'an, 24:48)</text:span></text:p>
      <text:p text:style-name="P16"/>
      <text:p text:style-name="P26"><text:soft-page-break/></text:p>
      <text:p text:style-name="P32"><text:span text:style-name="T13">THEY WANT THE BELIEVERS </text:span></text:p>
      <text:p text:style-name="P26"><text:span text:style-name="T13">TO BE DISBANDED</text:span></text:p>
      <text:p text:style-name="P17"/>
      <text:p text:style-name="P25"><text:span text:style-name="T3">They are the people who say, 'Do not spend on those who are with the Messenger of Allah, so that they may go away.' The treasuries of the heavens and earth belong to Allah. But the hypocrites do not understand this. (Qur'an, 63:7)</text:span></text:p>
      <text:p text:style-name="P17"/>
      <text:p text:style-name="P17"/>
      <text:p text:style-name="P26"><text:span text:style-name="T13">THEY TRY TO SPREAD LIES </text:span></text:p>
      <text:p text:style-name="P26"><text:span text:style-name="T13">WHEN THEY ARE AMONG THE BELIEVERS</text:span></text:p>
      <text:p text:style-name="P17"/>
      <text:p text:style-name="P25"><text:span text:style-name="T3">There is a group of you who propagated the lie. Do not suppose it to be bad for you; rather it is good for you. Every one of them will incur the evil he has earned and the one who took it on himself to amplify it will receive a terrible punishment. Why, when you heard it, did you not, as men and women of the believers, instinctively think good thoughts and say, 'This is obviously a lie'? (Qur'an, 24:11-12)</text:span></text:p>
      <text:p text:style-name="P16"/>
      <text:p text:style-name="P17"/>
      <text:p text:style-name="P26"><text:span text:style-name="T13">THEY WISH THOSE WHO BELIEVE </text:span></text:p>
      <text:p text:style-name="P26"><text:span text:style-name="T13">TO FALL INTO DIFFICULTIES</text:span></text:p>
      <text:p text:style-name="P17"/>
      <text:p text:style-name="P25"><text:span text:style-name="T3">If something good happens to you, it galls them. If something bad strikes you, they rejoice at it. But if you are steadfast and guard against evil, their scheming will not harm you in any way. Allah encompasses what they do. (Qur'an, 3:120)</text:span></text:p>
      <text:p text:style-name="P17"/>
      <text:p text:style-name="P17"/>
      <text:p text:style-name="P26"><text:span text:style-name="T13">THEY DO NOT WANT THE BELIEVERS </text:span></text:p>
      <text:p text:style-name="P26"><text:span text:style-name="T13">TO BECOME WEALTHY</text:span></text:p>
      <text:p text:style-name="P17"/>
      <text:p text:style-name="P25"><text:span text:style-name="T3">They are the people who say, 'Do not spend on those who are with the Messenger of Allah, so that they may go away.' The treasuries of the heavens and earth belong to Allah. But the hypocrites do not understand this. (Qur'an, 63:7)</text:span></text:p>
      <text:p text:style-name="P16"/>
      <text:p text:style-name="P17"/>
      <text:p text:style-name="P26"><text:span text:style-name="T13">THEY SET UP A LODGE TO CAUSE </text:span></text:p>
      <text:p text:style-name="P26"><text:span text:style-name="T13">HARM TO THE BELIEVERS</text:span></text:p>
      <text:p text:style-name="P17"/>
      <text:p text:style-name="P25"><text:span text:style-name="T3">As for those who have set up a mosque, causing harm and out of disbelief, to create division between the believers, and in readiness for those who previously made war on Allah and His Messenger, they will swear, 'We only desired the best.' But Allah bears witness that they are truly liars. Do not ever </text:span><text:soft-page-break/><text:span text:style-name="T3">stand in it. A mosque founded on performing one's duty from the very first day has a greater right for you to stand in it. In it there are men who love to purify themselves. Allah loves those who purify themselves. (Qur'an, 9:107-108)</text:span></text:p>
      <text:p text:style-name="P17"/>
      <text:p text:style-name="P17"/>
      <text:p text:style-name="P26"><text:span text:style-name="T13">THEY ARE UPSET WHEN GOOD THINGS HAPPEN</text:span></text:p>
      <text:p text:style-name="P26"><text:span text:style-name="T13">TO THE BELIEVERS</text:span></text:p>
      <text:p text:style-name="P17"/>
      <text:p text:style-name="P25"><text:span text:style-name="T3">If good happens to you it galls them. If a mishap occurs to you, they say, 'We made our preparations in advance,' and they turn away rejoicing. (Qur'an, 9:50)</text:span></text:p>
      <text:p text:style-name="P17"/>
      <text:p text:style-name="P17"/>
      <text:p text:style-name="P26"><text:span text:style-name="T13">THEY ASSEMBLE FURTIVELY </text:span></text:p>
      <text:p text:style-name="P26"><text:span text:style-name="T13">TO PLOT ENMITY AND REVOLT </text:span></text:p>
      <text:p text:style-name="P26"><text:span text:style-name="T13">AGAINST THE BELIEVERS</text:span></text:p>
      <text:p text:style-name="P17"/>
      <text:p text:style-name="P25"><text:span text:style-name="T3">They try to conceal themselves from people, but they cannot conceal themselves from Allah. He is with them when they spend the night saying things which are not pleasing to Him. Allah encompasses everything they do. (Qur'an, 4:108)</text:span></text:p>
      <text:p text:style-name="P17"/>
      <text:p text:style-name="P25"><text:span text:style-name="T3">Do you not see those who were forbidden to confer together secretly returning to the very thing they were forbidden to do, and conferring together secretly in wrongdoing and enmity and disobedience to the Messenger?And when they come to you they greet you with words Allah has never used in greeting you, and say to themselves 'Why does Allah not punish us for what we say?' Hell will be enough for them! They will roast in it. What an evil destination! (Qur'an, 58:8)</text:span></text:p>
      <text:p text:style-name="P16"/>
      <text:p text:style-name="P17"/>
      <text:p text:style-name="P26"><text:span text:style-name="T13">THEY TRY TO PLEASE THE BELIEVERS </text:span></text:p>
      <text:p text:style-name="P26"><text:span text:style-name="T13">WHILE THEY ARE WITH THEM</text:span></text:p>
      <text:p text:style-name="P17"/>
      <text:p text:style-name="P25"><text:span text:style-name="T3">When the hypocrites come to you they say, 'We bear witness that you are indeed the Messenger of Allah.'Allah knows that you are indeed His Messenger and Allah bears witness that the hypocrites are certainly liars. (Qur'an, 63:1)</text:span></text:p>
      <text:p text:style-name="P17"/>
      <text:p text:style-name="P25"><text:span text:style-name="T3">They swear to you by Allah in order to please you, but it would be more fitting for them to please Allah and His Messenger if they are believers. (Qur'an, 9:62)</text:span></text:p>
      <text:p text:style-name="P17"/>
      <text:p text:style-name="P25"><text:span text:style-name="T3">They will make excuses to you when you return to them. Say: 'Do not make excuses, we will not believe you. Allah has already informed us about you. Allah will see your actions, as will His Messenger. </text:span><text:soft-page-break/><text:span text:style-name="T3">Then you will be returned to the Knower of the Unseen and the Visible, and He will inform you regarding what you did.' They will swear to you by Allah when you return to them, so that you leave them alone. Leave them alone, then! They are filth. Their shelter will be Hell as repayment for what they did. They will swear to you to make you pleased with them, but even if you are pleased with them, Allah is certainly not pleased with deviant people. (Qur'an, 9:94-96)</text:span></text:p>
      <text:p text:style-name="P16"/>
      <text:p text:style-name="P17"/>
      <text:p text:style-name="P26"><text:span text:style-name="T13">THEY STRIVE TO DEFAME THE BELIEVERS</text:span></text:p>
      <text:p text:style-name="P17"/>
      <text:p text:style-name="P25"><text:span text:style-name="T3">If they come upon you, they will be your enemies and stretch out their hands and tongues against you with evil intent, and they would dearly love you to become unbelievers. (Qur'an, 60:2)</text:span></text:p>
      <text:p text:style-name="P16"/>
      <text:p text:style-name="P17"/>
      <text:p text:style-name="P26"><text:span text:style-name="T13">THEY RIDICULE THE BELIEVERS </text:span></text:p>
      <text:p text:style-name="P26"><text:span text:style-name="T13">BEHIND THEIR BACKS</text:span></text:p>
      <text:p text:style-name="P17"/>
      <text:p text:style-name="P25"><text:span text:style-name="T3">When you call to prayer they make a mockery and a game of it. That is because they are people who do not use their intellect. (Qur'an, 5:58)</text:span></text:p>
      <text:p text:style-name="P17"/>
      <text:p text:style-name="P25"><text:span text:style-name="T3">As for the people who find fault with those believers who give charity spontaneously, and with those who can find nothing to give but their own effort, and deride them, Allah derides them. They will have a painful punishment. (Qur'an, 9:79)</text:span></text:p>
      <text:p text:style-name="P17"/>
      <text:p text:style-name="P25"><text:span text:style-name="T3">When they meet those who believe, they say, 'We believe.' But then when they go apart with their satans, they say, 'We are really with you. We were only mocking.' (Qur'an, 2:14)</text:span></text:p>
      <text:p text:style-name="P17"/>
      <text:p text:style-name="P25"><text:span text:style-name="T3">If you ask them they will say, 'We were only joking and playing around.' Say: 'Would you make a mockery of Allah and of His Signs and of His Messenger? (Qur'an, 9:65)</text:span></text:p>
      <text:p text:style-name="P17"/>
      <text:p text:style-name="P25"><text:span text:style-name="T3">When he does learn something of Our Signs, he makes a mockery of them. Such people will have a humiliating punishment. (Qur'an, 45:9)</text:span></text:p>
      <text:p text:style-name="P17"/>
      <text:p text:style-name="P17"/>
      <text:p text:style-name="P26"><text:span text:style-name="T13">THEY BELIEVE THAT THE BELIEVERS </text:span></text:p>
      <text:p text:style-name="P26"><text:span text:style-name="T13">ARE MISTAKEN</text:span></text:p>
      <text:p text:style-name="P17"/>
      <text:p text:style-name="P25"><text:span text:style-name="T3">And when the hypocrites and those with sickness in their hearts said, 'These people have been deluded by their religion.' But those who put their trust in Allah will find Allah to be Almighty, All-Wise. If only you could see when the angels take back those who did not believe at their death, beating their </text:span><text:soft-page-break/><text:span text:style-name="T3">faces and their backs: 'Taste the punishment of the Burning! That is for what you did. Allah does not wrong His servants.' (Qur'an, 8:49-51)</text:span></text:p>
      <text:p text:style-name="P17"/>
      <text:p text:style-name="P25"><text:span text:style-name="T3">When they are told, 'Believe in the way that the people believe,' they say, 'What! Are we to believe in the way that fools believe?' No indeed! They are the fools, but they do not know it. (Qur'an, 2:13)</text:span></text:p>
      <text:p text:style-name="P16"/>
      <text:p text:style-name="P17"/>
      <text:p text:style-name="P26"><text:span text:style-name="T13">THEY ATTEMPT TO HOLD THE BELIEVERS </text:span></text:p>
      <text:p text:style-name="P26"><text:span text:style-name="T13">BACK FROM THEIR STRUGGLE IN THE WAY OF ALLAH</text:span></text:p>
      <text:p text:style-name="P17"/>
      <text:p text:style-name="P25"><text:span text:style-name="T3">Allah knows the obstructers among you and those who say to their brothers, 'Come to us,' and who only come to fight a very little, (Qur'an, 33:18)</text:span></text:p>
      <text:p text:style-name="P17"/>
      <text:p text:style-name="P25"><text:span text:style-name="T3">And a group of them said, 'People of Yathrib (Madina), Your position is untenable so return!' some of them asked the Prophet to excuse them, saying, 'Our houses are exposed,' when they were not exposed; it was merely that they wanted to run away. (Qur'an, 33:13)</text:span></text:p>
      <text:p text:style-name="P17"/>
      <text:p text:style-name="P25"><text:span text:style-name="T3">If they come upon you, they will be your enemies and stretch out their hands and tongues against you with evil intent, and they would dearly love you to become unbelievers. (Qur'an, 60:2)</text:span></text:p>
      <text:p text:style-name="P17"/>
      <text:p text:style-name="P25"><text:span text:style-name="T3">Those who were left behind were glad to stay behind the Messenger of Allah. They did not want to strive with their wealth and themselves in the Way of Allah. They said, 'Do not go out to fight in the heat.' Say: 'The Fire of Hell is much hotter, if they only understood.' (Qur'an, 9:81)</text:span></text:p>
      <text:p text:style-name="P17"/>
      <text:p text:style-name="P17"/>
      <text:p text:style-name="P26"><text:span text:style-name="T13">THEY CAUSE CONFLICT</text:span></text:p>
      <text:p text:style-name="P17"/>
      <text:p text:style-name="P25"><text:span text:style-name="T3">Among the people there is someone whose words about the life of this world excite your admiration, and he calls Allah to witness what is in his heart, while he is in fact the most hostile of adversaries. When he leaves you, he goes about the earth corrupting it, destroying crops and animals. Allah does not love corruption. (Qur'an, 2:204-205)</text:span></text:p>
      <text:p text:style-name="P17"/>
      <text:p text:style-name="P25"><text:span text:style-name="T3">If the hypocrites and those with sickness in their hearts and the rumour-mongers in Madina do not desist, We will set you onto them. Then they will only be your neighbours there a very short time. (Qur'an, 33:60)</text:span></text:p>
      <text:p text:style-name="P17"/>
      <text:p text:style-name="P25"><text:span text:style-name="T3">They have already tried to cause conflict before, and turned things completely upside down for you, until the truth came and Allah's command prevailed even though they detested it. (Qur'an, 9:48)</text:span></text:p>
      <text:p text:style-name="P17"/>
      <text:p text:style-name="P25"><text:soft-page-break/><text:span text:style-name="T3">If they had gone out among you, they would have added nothing to you but confusion. They would have scurried about amongst you seeking to cause conflict between you, and among you there are some who would have listened to them. Allah knows the wrongdoers. (Qur'an, 9:47)</text:span></text:p>
      <text:p text:style-name="P17"/>
      <text:p text:style-name="P25"><text:span text:style-name="T3">Those who break Allah's contract after it has been agreed, and sever what Allah has commanded to be joined, and cause corruption on the earth, it is they who are the lost. (Qur'an, 2:27)</text:span></text:p>
      <text:p text:style-name="P17"/>
      <text:p text:style-name="P25"><text:span text:style-name="T3">If they had been overrun from every side, and had then been incited to sedition, they would have done so and hesitated very little about it. (Qur'an, 33:14)</text:span></text:p>
      <text:p text:style-name="P17"/>
      <text:p text:style-name="P25"><text:span text:style-name="T3">You will find others who desire to be safe from you and safe from their own people. Each time they are returned to sedition they are overwhelmed by it. If they do not keep away from you or submit to you or refrain from fighting, seize them and kill them wherever you find them. Over such people We have given you clear authority. (Qur'an, 4:91)</text:span></text:p>
      <text:p text:style-name="P17"/>
      <text:p text:style-name="P25"><text:span text:style-name="T3">Some of the desert Arabs around you are hypocrites and some of the people of Madina are obdurate in their hypocrisy. You do not know them but We know them. We will punish them twice over and then they will be returned to a terrible punishment. (Qur'an, 9:101)</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6"/>
      <text:p text:style-name="P17"/>
      <text:p text:style-name="P26"><text:span text:style-name="T13">THEY CAUSE CORRUPTION SAYING THEY ARE</text:span></text:p>
      <text:p text:style-name="P26"><text:span text:style-name="T13">PUTTING THINGS RIGHT</text:span></text:p>
      <text:p text:style-name="P17"/>
      <text:p text:style-name="P25"><text:span text:style-name="T3">When they are told, 'Do not cause corruption on the earth,' they say, 'We are only putting things right.' No indeed! They are the corrupters, but they are not aware of it. (Qur'an, 2:11-12)</text:span></text:p>
      <text:p text:style-name="P16"/>
      <text:p text:style-name="P17"/>
      <text:p text:style-name="P26"><text:span text:style-name="T13">THEY ATTEMPT TO DECEIVE THE BELIEVERS </text:span></text:p>
      <text:p text:style-name="P26"><text:span text:style-name="T13">BY MAKING THEIR OATHS INTO A CLOAK</text:span></text:p>
      <text:p text:style-name="P17"/>
      <text:p text:style-name="P25"><text:span text:style-name="T3">They have made their oaths into a cloak and barred the Way of Allah. What they have done is truly evil. That is because they have believed and then returned to disbelief. So their hearts have been sealed up and they cannot understand. (Qur'an, 63:2-3)</text:span></text:p>
      <text:p text:style-name="P16"/>
      <text:p text:style-name="P26"><text:soft-page-break/></text:p>
      <text:p text:style-name="P32"><text:span text:style-name="T13">THEY ACT LIKE BELIEVERS AMONG THE BELIEVERS</text:span></text:p>
      <text:p text:style-name="P26"><text:span text:style-name="T13">FOR THEIR OWN SELF-INTEREST</text:span></text:p>
      <text:p text:style-name="P17"/>
      <text:p text:style-name="P25"><text:span text:style-name="T3">Among you there are people who hang back and if you encounter a setback then they say, 'Allah has blessed me in that I was not there with them.' But if you meet with favour from Allah they say—as if there were no friendship between you and them—'Oh! If only I had been with them so that I too might have won a great victory.' (Qur'an, 4:72-73)</text:span></text:p>
      <text:p text:style-name="P17"/>
      <text:p text:style-name="P17"/>
      <text:p text:style-name="P26"><text:span text:style-name="T13">THEY ABANDON THE BELIEVERS WHEN THEY</text:span></text:p>
      <text:p text:style-name="P26"><text:span text:style-name="T13">ENCOUNTER HARDSHIP</text:span></text:p>
      <text:p text:style-name="P17"/>
      <text:p text:style-name="P25"><text:span text:style-name="T3">If it had been a case of easy gains and a short journey, they would have followed you, but the distance was too great for them. They will swear by Allah: 'Had we been able to, we would have gone out with you.' They are destroying their own selves. Allah knows that they are lying. (Qur'an, 9:42)</text:span></text:p>
      <text:p text:style-name="P17"/>
      <text:p text:style-name="P25"><text:span text:style-name="T3">They said, 'We will never enter it, Musa, as long as they are there. So you and your Lord go and fight. We will stay sitting here.' (Qur'an, 5:24)</text:span></text:p>
      <text:p text:style-name="P17"/>
      <text:p text:style-name="P25"><text:span text:style-name="T3">Do you not see those who were told: 'Hold back from fighting but perform prayer and give alms'? Then when fighting is prescribed for them, a group of them fear people as Allah should be feared, or even more than that. They say, 'Our Lord, why have you prescribed fighting for us? If only You would give us just a little more time!' Say, 'The enjoyment of this world is very brief. The hereafter is better for those who guard against evil. You will not be wronged by so much as the smallest speck.' (Qur'an, 4:77)</text:span></text:p>
      <text:p text:style-name="P17"/>
      <text:p text:style-name="P17"/>
      <text:p text:style-name="P26"><text:span text:style-name="T13">THEY WAIT FOR HARD TIMES TO HARM THE BELIEVERS</text:span></text:p>
      <text:p text:style-name="P17"/>
      <text:p text:style-name="P25"><text:span text:style-name="T3">They think that the Confederates have not departed and if the Confederates did appear then they would wish they were out in the desert with the Arabs, asking for news of you. If they were with you they would only fight a very little. (Qur'an, 33:20)</text:span></text:p>
      <text:p text:style-name="P16"/>
      <text:p text:style-name="P22"/>
      <text:p text:style-name="P26"><text:span text:style-name="T13">THEIR TRUE FACES ARE REVEALED </text:span></text:p>
      <text:p text:style-name="P26"><text:span text:style-name="T13">IN TIMES OF DIFFICULTY</text:span></text:p>
      <text:p text:style-name="P17"/>
      <text:p text:style-name="P25"><text:span text:style-name="T3">Say to the Arabs who remained behind:'You will be called up against a people who possess great force whom you must fight unless they submit. If you obey, Allah will give you an excellent reward. But if you turn your backs as you did before, He will punish you with a painful punishment.' (Qur'an, 48:16)</text:span></text:p>
      <text:p text:style-name="P26"><text:soft-page-break/><text:span text:style-name="T13">THEY ARE TERRIFIED THAT THE ENEMIES OF</text:span></text:p>
      <text:p text:style-name="P26"><text:span text:style-name="T13">THE BELIEVERS WILL DO THEM HARM TOO</text:span></text:p>
      <text:p text:style-name="P17"/>
      <text:p text:style-name="P25"><text:span text:style-name="T3">Yet you see those with sickness in their hearts rushing to them, saying, 'We fear the wheel of fate may turn against us.' But it may well be that Allah will bring about victory or some other contingency from Him. Then they will deeply regret their secret thoughts. (Qur'an, 5:52)</text:span></text:p>
      <text:p text:style-name="P16"/>
      <text:p text:style-name="P17"/>
      <text:p text:style-name="P26"><text:span text:style-name="T13">THEY CAUSE MISCHIEF, PARTICULARLY </text:span></text:p>
      <text:p text:style-name="P26"><text:span text:style-name="T13">IN TIMES OF DIFFICULTY</text:span></text:p>
      <text:p text:style-name="P17"/>
      <text:p text:style-name="P25"><text:span text:style-name="T3">If they had gone out among you, they would have added nothing to you but confusion. They would have scurried about amongst you seeking to cause conflict between you, and among you there are some who would have listened to them. Allah knows the wrongdoers. (Qur'an, 9:47)</text:span></text:p>
      <text:p text:style-name="P17"/>
      <text:p text:style-name="P17"/>
      <text:p text:style-name="P26"><text:span text:style-name="T13">THEY ARE DISLOYAL IN TIMES OF HARDSHIP</text:span></text:p>
      <text:p text:style-name="P17"/>
      <text:p text:style-name="P25"><text:span text:style-name="T3">(More fitting for them) would be obedience and honourable words. Once the matter is resolved upon, being true to Allah would be better for them. (Qur'an, 47:21)</text:span></text:p>
      <text:p text:style-name="P17"/>
      <text:p text:style-name="P25"><text:span text:style-name="T3">They said, 'We will never enter it, Musa, as long as they are there. So you and your Lord go and fight. We will stay sitting here.' He said, 'My Lord, I have no control over anyone but myself and my brother, so make a clear distinction between us and this deviant people.' He said, 'The land will be forbidden to them for forty years during which they will wander aimlessly about the earth. Do not waste grief on this deviant people.' (Qur'an, 5:24-26)</text:span></text:p>
      <text:p text:style-name="P16"/>
      <text:p text:style-name="P22"/>
      <text:p text:style-name="P26"><text:span text:style-name="T13">THEY SPEAK LIKE BELIEVERS <text:tab/></text:span></text:p>
      <text:p text:style-name="P26"><text:span text:style-name="T13">BEFORE FACING DIFFICULTY</text:span></text:p>
      <text:p text:style-name="P17"/>
      <text:p text:style-name="P25"><text:span text:style-name="T3">You were longing for death before you met it. Now you have seen it with your own eyes and you look (at it). (Qur'an, 3:143)</text:span></text:p>
      <text:p text:style-name="P17"/>
      <text:p text:style-name="P25"><text:span text:style-name="T3">Those who believe say, 'If only a sura could be sent down.' But when a straightforward sura is sent down and fighting is mentioned in it, you see those with sickness in their hearts looking at you with the look of someone about to faint from fear of death. More fitting for them: (Qur'an, 47:20)</text:span></text:p>
      <text:p text:style-name="P17"/>
      <text:p text:style-name="P17"/>
      <text:p text:style-name="P26"><text:soft-page-break/><text:span text:style-name="T13">THEY ARE ARROGANT</text:span></text:p>
      <text:p text:style-name="P17"/>
      <text:p text:style-name="P25"><text:span text:style-name="T3">When they are told, 'Come, and the Messenger of Allah will ask forgiveness for you,' they turn their heads and you see them turn away in haughty arrogance. (Qur'an, 63:5)</text:span></text:p>
      <text:p text:style-name="P16"/>
      <text:p text:style-name="P17"/>
      <text:p text:style-name="P26"><text:span text:style-name="T13">THEY MAY BE KNOWN BY THEIR MARKS, </text:span></text:p>
      <text:p text:style-name="P26"><text:span text:style-name="T13">LOOKS AND AMBIVALENT SPEECH </text:span></text:p>
      <text:p text:style-name="P17"/>
      <text:p text:style-name="P25"><text:span text:style-name="T3">If We wished, We would show them to you and you would know them by their mark and know them by their ambivalent speech. Allah knows your actions. (Qur'an, 47:30)</text:span></text:p>
      <text:p text:style-name="P17"/>
      <text:p text:style-name="P17"/>
      <text:p text:style-name="P26"><text:span text:style-name="T13">THEY ARE UNGRATEFUL</text:span></text:p>
      <text:p text:style-name="P17"/>
      <text:p text:style-name="P25"><text:span text:style-name="T3">You can ask forgiveness for them, or not ask forgiveness for them. Even if you asked forgiveness for them seventy times, Allah still would not forgive them. That is because they have rejected Allah and His Messenger. Allah does not guide deviant people. (Qur'an, 9:80)</text:span></text:p>
      <text:p text:style-name="P16"/>
      <text:p text:style-name="P17"/>
      <text:p text:style-name="P26"><text:span text:style-name="T13">THEIR OUTER APPEARANCE </text:span></text:p>
      <text:p text:style-name="P26"><text:span text:style-name="T13">AND SPEECH MAY BE IMPRESSIVE</text:span></text:p>
      <text:p text:style-name="P17"/>
      <text:p text:style-name="P25"><text:span text:style-name="T3">When you see them, their outward form appeals to you, and if they speak you listen to what they say. But they are like propped-up planks of wood. They imagine every cry to be against them. They are the enemy, so beware of them. Allah fight them! How they are perverted! (Qur'an, 63:4)</text:span></text:p>
      <text:p text:style-name="P17"/>
      <text:p text:style-name="P22"/>
      <text:p text:style-name="P26"><text:span text:style-name="T13">THEY LACK INTELLECT</text:span></text:p>
      <text:p text:style-name="P17"/>
      <text:p text:style-name="P25"><text:span text:style-name="T3">When you call to prayer they make a mockery and a game of it. That is because they are people who do not use their intellect. (Qur'an, 5:58)</text:span></text:p>
      <text:p text:style-name="P17"/>
      <text:p text:style-name="P25"><text:span text:style-name="T3">Among them there are some who listen to you. But can you make the deaf hear even though they cannot understand? (Qur'an, 10:42)</text:span></text:p>
      <text:p text:style-name="P17"/>
      <text:p text:style-name="P25"><text:span text:style-name="T3">Each time a sura is sent down, they look at one another, implying, 'Can anyone see you?' Then they turn away. Allah has turned their hearts away because they are people who do not understand. (Qur'an, 9:127)</text:span></text:p>
      <text:p text:style-name="P25"><text:soft-page-break/><text:span text:style-name="T9">When they are told, 'Believe in the way that the people believe,' they say, 'What! Are we to believe in the way that fools believe?' No indeed! They are the fools, but they do not know it. (Qur'an, 2:13)</text:span></text:p>
      <text:p text:style-name="P17"/>
      <text:p text:style-name="P17"/>
      <text:p text:style-name="P26"><text:span text:style-name="T13">THEY SUPPOSE THAT THEY ARE WISER </text:span></text:p>
      <text:p text:style-name="P26"><text:span text:style-name="T13">THAN THE BELIEVERS</text:span></text:p>
      <text:p text:style-name="P17"/>
      <text:p text:style-name="P25"><text:span text:style-name="T3">They are those who said of their brothers, when they themselves had stayed behind, 'If they had only obeyed us, they would not have been killed.' Say, 'Then ward off death from yourselves if you are telling the truth.' (Qur'an, 3:168)</text:span></text:p>
      <text:p text:style-name="P17"/>
      <text:p text:style-name="P17"/>
      <text:p text:style-name="P26"><text:span text:style-name="T13">THEY ARE IN CONTINUOUS DISTRESS,</text:span></text:p>
      <text:p text:style-name="P26"><text:span text:style-name="T13">ANXIETY AND FEAR </text:span></text:p>
      <text:p text:style-name="P17"/>
      <text:p text:style-name="P25"><text:span text:style-name="T3">When you see them, their outward form appeals to you, and if they speak you listen to what they say. But they are like propped-up planks of wood. They imagine every cry to be against them. They are the enemy, so beware of them. Allah fight them! How they are perverted! (Qur'an, 63:4)</text:span></text:p>
      <text:p text:style-name="P17"/>
      <text:p text:style-name="P25"><text:span text:style-name="T3">They swear by Allah that they are of your number, but they are not of your number. Rather, they are people who are scared. (Qur'an, 9:56) </text:span></text:p>
      <text:p text:style-name="P16"/>
      <text:p text:style-name="P17"/>
      <text:p text:style-name="P26"><text:span text:style-name="T13">THEY INCESSANTLY TRY TO PURIFY </text:span></text:p>
      <text:p text:style-name="P26"><text:span text:style-name="T13">AND PRAISE THEMSELVES</text:span></text:p>
      <text:p text:style-name="P17"/>
      <text:p text:style-name="P25"><text:span text:style-name="T3">Do you not see those who claim to be purified? No, Allah purifies whoever He wills. They will not be wronged by so much as the smallest speck. (Qur'an, 4:49)</text:span></text:p>
      <text:p text:style-name="P17"/>
      <text:p text:style-name="P17"/>
      <text:p text:style-name="P26"><text:span text:style-name="T13">THEY ARE CONTINUOUSLY DECEIVED BY</text:span></text:p>
      <text:p text:style-name="P26"><text:span text:style-name="T13">APPREHENSION AND FALL INTO SUSPICION</text:span></text:p>
      <text:p text:style-name="P17"/>
      <text:p text:style-name="P25"><text:span text:style-name="T3">They (hypocrites) will call out to them, 'Were we not with you?' They will reply, 'Indeed you were. But you made trouble for yourselves and hung back and and doubted and false hopes deluded you until Allah's command arrived. The Deluder deluded you about Allah. (Qur'an, 57:14)</text:span></text:p>
      <text:p text:style-name="P16"/>
      <text:p text:style-name="P17"/>
      <text:p text:style-name="P26"/>
      <text:p text:style-name="P32"><text:span text:style-name="T13">THEY WILL BE THROWN </text:span></text:p>
      <text:p text:style-name="P26"><text:span text:style-name="T13">IN THE LOWEST LEVEL OF HELL</text:span></text:p>
      <text:p text:style-name="P17"/>
      <text:p text:style-name="P25"><text:span text:style-name="T3">The hypocrites are in the lowest level of the Fire. You will not find any one to help them, (Qur'an, 4:145)</text:span></text:p>
      <text:p text:style-name="P17"/>
      <text:p text:style-name="P25"><text:span text:style-name="T3">Give news to the hypocrites that they will have a painful punishment. (Qur'an, 4:138)</text:span></text:p>
      <text:p text:style-name="P16"/>
      <text:p text:style-name="P17"/>
      <text:p text:style-name="P26"><text:span text:style-name="T13">THEY ARE UNAWARE </text:span></text:p>
      <text:p text:style-name="P26"><text:span text:style-name="T13">OF ALLAH'S HELP FOR THE BELIEVERS</text:span></text:p>
      <text:p text:style-name="P17"/>
      <text:p text:style-name="P25"><text:span text:style-name="T3">They are the people who say, 'Do not spend on those who are with the Messenger of Allah, so that they may go away.' The treasuries of the heavens and earth belong to Allah. But the hypocrites do not understand this. They say, 'If we return to Madina, the mightier will drive out the inferior.' But all might belongs to Allah and to His Messenger and the believers. But the hypocrites do not know this. (Qur'an, 63:7-8)</text:span></text:p>
      <text:p text:style-name="P17"/>
      <text:p text:style-name="P17"/>
      <text:p text:style-name="P26"><text:span text:style-name="T13">THEY DO NOT SPEND IN THE WAY OF ALLAH</text:span></text:p>
      <text:p text:style-name="P17"/>
      <text:p text:style-name="P25"><text:span text:style-name="T3">Among them there were some who made an agreement with Allah: 'If He gives us of His bounty we will definitely give charity and be among the righteous.' But when He does give them of His bounty they are tight-fisted with it and turn away, so He has punished them by putting hypocrisy in their hearts until the day they meet Him because they failed Allah in what they promised Him and because they lied. (Qur'an, 9:75-77)</text:span></text:p>
      <text:p text:style-name="P16"/>
      <text:p text:style-name="P17"/>
      <text:p text:style-name="P26"><text:span text:style-name="T13">THEY DO NOTHING WITHOUT </text:span></text:p>
      <text:p text:style-name="P26"><text:span text:style-name="T13">RECEIVING ANY BENEFIT IN RETURN</text:span></text:p>
      <text:p text:style-name="P17"/>
      <text:p text:style-name="P25"><text:span text:style-name="T3">Then He sent down to you, after the distress, security, restful sleep overtaking a group of you, whereas another group became prey to anxious thoughts, thinking other than the truth about Allah – thoughts belonging to the Time of Ignorance – saying, 'Do we have any say in the affair at all?' Say, 'The affair belongs entirely to Allah.' They are concealing things inside themselves which they do not disclose to you, saying, 'If we had only had a say in the affair, none of us would have been killed here in this place.' Say, 'Even if you had been inside your homes, those people for whom killing was decreed would have gone out to their place of death.' So that Allah might test what is in your breasts and purge what is in your hearts. Allah knows the contents of your hearts. (Qur'an, 3:154)</text:span></text:p>
      <text:p text:style-name="P26"><text:soft-page-break/><text:span text:style-name="T13">THEY ARE IN DISCORD WITH ONE ANOTHER </text:span></text:p>
      <text:p text:style-name="P17"/>
      <text:p text:style-name="P25"><text:span text:style-name="T3">They will not fight against you all together as a group except in fortified towns or behind high walls. Their hostility towards each other is intense. You consider them united but their hearts are scattered wide. That is because they are people who do not use their intellect. (Qur'an, 59:14)</text:span></text:p>
      <text:p text:style-name="P16"/>
      <text:p text:style-name="P17"/>
      <text:p text:style-name="P26"><text:span text:style-name="T13">THEY CANNOT ACHIEVE ANY OF THEIR AIMS</text:span></text:p>
      <text:p text:style-name="P17"/>
      <text:p text:style-name="P25"><text:span text:style-name="T3">They have already tried to cause conflict before, and turned things completely upside down for you, until the truth came and Allah's command prevailed even though they detested it. (Qur'an, 9:48)</text:span></text:p>
      <text:p text:style-name="P16"/>
      <text:p text:style-name="P17"/>
      <text:p text:style-name="P26"><text:span text:style-name="T13">ALLAH CERTAINLY EXPOSES THEIR STATE</text:span></text:p>
      <text:p text:style-name="P17"/>
      <text:p text:style-name="P25"><text:span text:style-name="T3">Or did those with sickness in their hearts imagine that Allah would not expose their malevolence? (Qur'an, 47:29)</text:span></text:p>
      <text:p text:style-name="P17"/>
      <text:p text:style-name="P25"><text:span text:style-name="T3">What assailed you on the day the two armies met was by Allah's permission, so that He would know the believers, and so that He would know the hypocrites. They were told, 'Come and fight in the Way of Allah or at least help defend us.' They said, 'If we knew how to fight, we would certainly follow you.' They were closer to disbelief that day than to faith, saying with their mouths what was not in their hearts. And Allah knows best what they are hiding. (Qur'an, 3:166-167)</text:span></text:p>
      <text:p text:style-name="P16"/>
      <text:p text:style-name="P17"/>
      <text:p text:style-name="P26"><text:span text:style-name="T13">ALLAH DISGRACES THEM IN THIS WORLD</text:span></text:p>
      <text:p text:style-name="P17"/>
      <text:p text:style-name="P25"><text:span text:style-name="T3">Fight them! Allah will punish them at your hands, and disgrace them and help you against them, and heal the hearts of those who believe. (Qur'an, 9:14)</text:span></text:p>
      <text:p text:style-name="P16"/>
      <text:p text:style-name="P17"/>
      <text:p text:style-name="P26"><text:span text:style-name="T13">THEY DO NOT LEARN </text:span></text:p>
      <text:p text:style-name="P26"><text:span text:style-name="T13">FROM WHAT BEFALLS THEM</text:span></text:p>
      <text:p text:style-name="P17"/>
      <text:p text:style-name="P25"><text:span text:style-name="T3">Do they not see that they are tried once or twice in every year? But still they do not turn back. They do not pay heed. (Qur'an, 9:126)</text:span></text:p>
      <text:p text:style-name="P16"/>
      <text:p text:style-name="P12"/>
      <text:p text:style-name="P12"/>
      <text:h text:style-name="P4" text:outline-level="3"><text:soft-page-break/></text:h>
      <text:h text:style-name="P5" text:outline-level="3"><text:span text:style-name="T12">THE DISBELIEVERS</text:span></text:h>
      <text:p text:style-name="P12"/>
      <text:p text:style-name="P12"/>
      <text:p text:style-name="P25"><text:span text:style-name="T3">We created many of the jinn and mankind for Hell.</text:span></text:p>
      <text:p text:style-name="P25"><text:span text:style-name="T3">They have hearts they do not understand with.</text:span></text:p>
      <text:p text:style-name="P25"><text:span text:style-name="T3">They have eyes they do not see with. They have</text:span></text:p>
      <text:p text:style-name="P25"><text:span text:style-name="T3">ears they do not hear with. Such people are</text:span></text:p>
      <text:p text:style-name="P25"><text:span text:style-name="T3">like cattle. No, they are even further astray!</text:span></text:p>
      <text:p text:style-name="P25"><text:span text:style-name="T3">They are the unaware. (Qur'an, 7:179)</text:span></text:p>
      <text:p text:style-name="P12"/>
      <text:p text:style-name="P12"/>
      <text:p text:style-name="P26"><text:span text:style-name="T13">THEY DO NOT BELIEVE IN ALLAH</text:span></text:p>
      <text:p text:style-name="P17"/>
      <text:p text:style-name="P25"><text:span text:style-name="T3">Fight those of the people who were given the Book who do not believe in Allah and the Last Day and who do not make forbidden what Allah and His Messenger have made forbidden and do not take as their religion the True Religion, until they pay the polltax with their own hands in a state of complete abasement. (Qur'an, 9:29)</text:span></text:p>
      <text:p text:style-name="P17"/>
      <text:p text:style-name="P25"><text:span text:style-name="T3">He used not to believe in Allah the Magnificent, (Qur'an, 69:33)</text:span></text:p>
      <text:p text:style-name="P16"/>
      <text:p text:style-name="P17"/>
      <text:p text:style-name="P26"><text:span text:style-name="T13">THEY HAVE NO FEAR OF ALLAH</text:span></text:p>
      <text:p text:style-name="P17"/>
      <text:p text:style-name="P25"><text:span text:style-name="T3">No fresh reminder comes to them from their Lord without their listening to it as if it was a game. (Qur'an, 21:2)</text:span></text:p>
      <text:p text:style-name="P17"/>
      <text:p text:style-name="P25"><text:span text:style-name="T3">Say: 'Who provides for you out of heaven and earth? Who controls hearing and sight? Who brings forth the living from the dead and the dead from the living? Who directs the whole affair?' They will say, 'Allah.' Say, 'So will you not guard against evil?' (Qur'an, 10:31)</text:span></text:p>
      <text:p text:style-name="P16"/>
      <text:p text:style-name="P17"/>
      <text:p text:style-name="P26"><text:span text:style-name="T13">THEY WORSHIP OTHER THINGS </text:span></text:p>
      <text:p text:style-name="P26"><text:span text:style-name="T13">THAN ALLAH</text:span></text:p>
      <text:p text:style-name="P17"/>
      <text:p text:style-name="P25"><text:span text:style-name="T3">Do those who do not believe imagine that they can take My servants as protectors instead of Me? We have prepared Hell as hospitality for the unbelievers! (Qur'an, 18:102)</text:span></text:p>
      <text:p text:style-name="P17"/>
      <text:p text:style-name="P25"><text:span text:style-name="T3">They have taken gods besides Allah so that perhaps they may be helped. (Qur'an, 36:74)</text:span></text:p>
      <text:p text:style-name="P16"/>
      <text:p text:style-name="P26"><text:soft-page-break/></text:p>
      <text:p text:style-name="P32"><text:span text:style-name="T13">THEY ARE DISRESPECTFUL </text:span></text:p>
      <text:p text:style-name="P26"><text:span text:style-name="T13">TOWARDS ALLAH</text:span></text:p>
      <text:p text:style-name="P17"/>
      <text:p text:style-name="P25"><text:span text:style-name="T3">They allot a portion of the provision We have given them to things they have no knowledge of at all. By Allah, you will be asked about what you invented! They allot daughters to Allah–glory be to Him!–while they have (sons) they want! (Qur'an, 16:56-57)</text:span></text:p>
      <text:p text:style-name="P17"/>
      <text:p text:style-name="P25"><text:span text:style-name="T3">When they were told, 'There is no god but Allah,' they were arrogant. (Qur'an, 37:35)</text:span></text:p>
      <text:p text:style-name="P16"/>
      <text:p text:style-name="P17"/>
      <text:p text:style-name="P26"><text:span text:style-name="T13">THEY CANNOT BEAR ALLAH </text:span></text:p>
      <text:p text:style-name="P26"><text:span text:style-name="T13">BEING REMEMBERED</text:span></text:p>
      <text:p text:style-name="P17"/>
      <text:p text:style-name="P25"><text:span text:style-name="T3">Those who do not believe say, 'Do not listen to this Qur'an. Drown it out so that hopefully you will gain the upper hand.' (Qur'an, 41:26)</text:span></text:p>
      <text:p text:style-name="P17"/>
      <text:p text:style-name="P25"><text:span text:style-name="T3">When Our Signs are recited to them–Clear Signs–you can detect denial in the faces of those who do not believe. They all but assault those who recite Our Signs to them! Say: 'Shall I inform you of something worse than that? The Fire which Allah has promised those who do not believe. What an evil destination!' (Qur'an, 22:72)</text:span></text:p>
      <text:p text:style-name="P17"/>
      <text:p text:style-name="P25"><text:span text:style-name="T3">We have placed covers on their hearts, preventing them from understanding it, and heaviness in their ears. When you mention your Lord alone in the Qur'an, they turn their backs and run away. (Qur'an, 17:46)</text:span></text:p>
      <text:p text:style-name="P17"/>
      <text:p text:style-name="P25"><text:span text:style-name="T3">Those who do not believe all but strike you down with their evil looks when they hear the Reminder and say, 'He is quite mad.' (Qur'an, 68:51)</text:span></text:p>
      <text:p text:style-name="P17"/>
      <text:p text:style-name="P25"><text:span text:style-name="T3">Those whose eyes were blind to My remembrance and whose ears were unable to hear (the Qur'an). (Qur'an, 18:101)</text:span></text:p>
      <text:p text:style-name="P17"/>
      <text:p text:style-name="P25"><text:span text:style-name="T3">They desire to extinguish Allah's Light with their mouths. But Allah refuses to do other than perfect His Light, even though the unbelievers detest it. (Qur'an, 9:32)</text:span></text:p>
      <text:p text:style-name="P17"/>
      <text:p text:style-name="P25"><text:span text:style-name="T3">When Allah is mentioned on His own, the hearts of those who do not believe in the hereafter shrink back shuddering, but when others apart from Him are mentioned, they jump for joy. (Qur'an, 39:45)</text:span></text:p>
      <text:p text:style-name="P17"/>
      <text:p text:style-name="P17"/>
      <text:p text:style-name="P26"/>
      <text:p text:style-name="P32"><text:span text:style-name="T13">THEY SUPPOSE THAT ALLAH IS UNAWARE </text:span></text:p>
      <text:p text:style-name="P26"><text:span text:style-name="T13">OF WHAT THEY DO</text:span></text:p>
      <text:p text:style-name="P17"/>
      <text:p text:style-name="P25"><text:span text:style-name="T3">You did not think to shield yourselves from your hearing, sight and skin testifying against you and you thought that Allah would never know much of what you did. (Qur'an, 41:22)</text:span></text:p>
      <text:p text:style-name="P17"/>
      <text:p text:style-name="P25"><text:span text:style-name="T3">Do they not know that Allah knows what they keep secret and what they make public? (Qur'an, 2:77)</text:span></text:p>
      <text:p text:style-name="P17"/>
      <text:p text:style-name="P25"><text:span text:style-name="T3">Do they not know that Allah knows their secrets and their private talk, and that Allah is the Knower of all unseen things? (Qur'an, 9:78)</text:span></text:p>
      <text:p text:style-name="P17"/>
      <text:p text:style-name="P25"><text:span text:style-name="T3">Or do they imagine that We do not hear their secrets and their private talk? On the contrary Our messengers are right there with them writing it down! (Qur'an, 43:80)</text:span></text:p>
      <text:p text:style-name="P16"/>
      <text:p text:style-name="P17"/>
      <text:p text:style-name="P26"><text:span text:style-name="T13">THEY DO NOT BELIEVE </text:span></text:p>
      <text:p text:style-name="P26"><text:span text:style-name="T13">IN THE DAY OF RESURRECTION</text:span></text:p>
      <text:p text:style-name="P17"/>
      <text:p text:style-name="P25"><text:span text:style-name="T3">Mankind's Reckoning has drawn very close to them, yet they heedlessly turn away. (Qur'an, 21:1)</text:span></text:p>
      <text:p text:style-name="P17"/>
      <text:p text:style-name="P25"><text:span text:style-name="T3">They did not expect to have a reckoning (Qur'an, 78:27)</text:span></text:p>
      <text:p text:style-name="P17"/>
      <text:p text:style-name="P25"><text:span text:style-name="T3">Those who do not believe in it try to hasten it. But those who believe in it are afraid of it. They know it is the truth. Those who doubt the Hour are greatly misguided. (Qur'an, 42:18)</text:span></text:p>
      <text:p text:style-name="P17"/>
      <text:p text:style-name="P25"><text:span text:style-name="T3">But instead, they deny the Hour; and We have prepared a Searing Blaze for those who deny the Hour. (Qur'an, 25:11)</text:span></text:p>
      <text:p text:style-name="P17"/>
      <text:p text:style-name="P25"><text:span text:style-name="T3">When you were told, "Allah's promise is true and so is the Hour, of which there is no doubt, "you said, "We have no idea what the Hour is. We have only been conjecturing. We are by no means certain."' (Qur'an, 45:32)</text:span></text:p>
      <text:p text:style-name="P17"/>
      <text:p text:style-name="P25"><text:span text:style-name="T3">But those who do not believe in the hereafter recoil from the path. (Qur'an, 23:74)</text:span></text:p>
      <text:p text:style-name="P17"/>
      <text:p text:style-name="P25"><text:span text:style-name="T3">Have they not reflected within themselves? Allah did not create the heavens and the earth and everything between them except with truth and for a fixed term. Yet many people reject the meeting with their Lord. (Qur'an, 30:8)</text:span></text:p>
      <text:p text:style-name="P17"/>
      <text:p text:style-name="P25"/>
      <text:p text:style-name="P33"><text:span text:style-name="T3">No indeed! The truth is they do not fear the hereafter. (Qur'an, 74:53)</text:span></text:p>
      <text:p text:style-name="P17"/>
      <text:p text:style-name="P25"><text:span text:style-name="T3">They say, 'When we have been absorbed into the earth, are we then to be in a new creation?' In fact they reject the meeting with their Lord. (Qur'an, 32:10)</text:span></text:p>
      <text:p text:style-name="P17"/>
      <text:p text:style-name="P25"><text:span text:style-name="T3">That is their repayment for rejecting Our Signs and saying, 'What, when we are bones and crumbled dust, will we then be raised up as a new creation?' (Qur'an, 17:98)</text:span></text:p>
      <text:p text:style-name="P17"/>
      <text:p text:style-name="P25"><text:span text:style-name="T3">Those are the people who reject their Lord's Signs and the meeting with Him. Their actions will come to nothing and, on the Day of Rising, We will not assign them any weight. That is their repayment – Hell – because they did not believe and made a mockery of My Signs and of My Messengers. (Qur'an, 18:105-106)</text:span></text:p>
      <text:p text:style-name="P17"/>
      <text:p text:style-name="P25"><text:span text:style-name="T3">If you were to obey a human being like yourselves, you would, in that case, definitely be the losers. Does he promise you that when you have died and become dust and bones you will be brought forth again? What you have been promised is sheer nonsense! What is there but our life in this world? We die and we live and we will not be raised again. What is he but a man who has invented a lie against Allah? We do not believe in him.' (Qur'an, 23:34-38)</text:span></text:p>
      <text:p text:style-name="P17"/>
      <text:p text:style-name="P25"><text:span text:style-name="T3">No, their knowledge stops short of the hereafter. In fact they have doubts about it. In fact they are blind to it. Those who do not believe say, 'When we and our fathers are turned to dust will we then be brought forth again? (Qur'an, 27:66-67)</text:span></text:p>
      <text:p text:style-name="P16"/>
      <text:p text:style-name="P17"/>
      <text:p text:style-name="P26"><text:span text:style-name="T13">THEY FEEL HATRED TOWARDS ALLAH, </text:span></text:p>
      <text:p text:style-name="P26"><text:span text:style-name="T13">THE RELIGION AND THE BELIEVERS</text:span></text:p>
      <text:p text:style-name="P17"/>
      <text:p text:style-name="P25"><text:span text:style-name="T3">You who believe! Do not take any outside yourselves as intimates. They will do anything to harm you. They love what causes you distress. Hatred has appeared out of their mouths, but what their breasts hide is far worse. We have made the Signs clear to you if you use your intellect. There you are, loving them when they do not love you, even though you believe the whole of the Book. When they meet you, they say, 'We believe.' But when they leave they bite their fingers out of rage against you. Say, 'Die in your rage.' Allah knows what your hearts contain. (Qur'an, 3:118-119)</text:span></text:p>
      <text:p text:style-name="P17"/>
      <text:p text:style-name="P25"><text:span text:style-name="T3">He created man from a drop of sperm and yet he is an open challenger! (Qur'an, 16:4)</text:span></text:p>
      <text:p text:style-name="P17"/>
      <text:p text:style-name="P25"><text:span text:style-name="T3">When they are told to prostrate to the All-Merciful, they say, 'And what is the All-Merciful? Are we to prostrate to something you command us to?' And it merely makes them run away all the more. (Qur'an, 25:60)</text:span></text:p>
      <text:p text:style-name="P17"/>
      <text:p text:style-name="P25"><text:soft-page-break/><text:span text:style-name="T3">When Allah is mentioned on His own, the hearts of those who do not believe in the hereafter shrink back shuddering, but when others apart from Him are mentioned, they jump for joy. (Qur'an, 39:45)</text:span></text:p>
      <text:p text:style-name="P25"><text:span text:style-name="T3">When Our Signs are recited to such a person, he turns away arrogantly as if he had not heard, as if there was a great weight in his ears. So give him news of a painful punishment. (Qur'an, 31:7)</text:span></text:p>
      <text:p text:style-name="P17"/>
      <text:p text:style-name="P25"><text:span text:style-name="T3">Or do they say, 'He is a man possessed,' when he has brought the truth to them? But most of them hate the truth. (Qur'an, 23:70)</text:span></text:p>
      <text:p text:style-name="P17"/>
      <text:p text:style-name="P25"><text:span text:style-name="T3">It is He Who sent His Messenger with guidance and the Religion of Truth to exalt it over every other religion, even though the idolaters detest it. (Qur'an, 9:33)</text:span></text:p>
      <text:p text:style-name="P17"/>
      <text:p text:style-name="P25"><text:span text:style-name="T3">We brought you the truth but most of you hated the truth. (Qur'an, 43:78)</text:span></text:p>
      <text:p text:style-name="P16"/>
      <text:p text:style-name="P17"/>
      <text:p text:style-name="P26"><text:span text:style-name="T13">THEY DENY THE MESSENGERS </text:span></text:p>
      <text:p text:style-name="P26"><text:span text:style-name="T13">ALLAH HAS SENT</text:span></text:p>
      <text:p text:style-name="P17"/>
      <text:p text:style-name="P25"><text:span text:style-name="T3">The people of Nuh denied the truth before them, and the Confederates after them. Every nation planned to seize its Messenger and used false arguments to rebut the truth. So I seized them, and how was My retribution! (Qur'an, 40:5)</text:span></text:p>
      <text:p text:style-name="P16"/>
      <text:p text:style-name="P17"/>
      <text:p text:style-name="P26"><text:span text:style-name="T13">THEY ARE DOUBTFUL OF THE QUR'AN</text:span></text:p>
      <text:p text:style-name="P17"/>
      <text:p text:style-name="P25"><text:span text:style-name="T3">But those who do not believe will not cease to be in doubt of it (the Qur'an) until the Hour comes on them suddenly or the punishment of a desolate Day arrives. (Qur'an, 22:55)</text:span></text:p>
      <text:p text:style-name="P16"/>
      <text:p text:style-name="P17"/>
      <text:p text:style-name="P26"><text:span text:style-name="T13">THEY DO NOT TAKE HEED</text:span></text:p>
      <text:p text:style-name="P17"/>
      <text:p text:style-name="P25"><text:span text:style-name="T3">Not one of your Lord's Signs comes to them without their turning away from it. (Qur'an, 36:46)</text:span></text:p>
      <text:p text:style-name="P17"/>
      <text:p text:style-name="P25"><text:span text:style-name="T3">When they are reminded they do not pay heed. (Qur'an, 37:13)</text:span></text:p>
      <text:p text:style-name="P17"/>
      <text:p text:style-name="P25"><text:span text:style-name="T3">What is the matter with them that they run from the Reminder like panicked donkeys fleeing from a lion? (Qur'an, 74:49-51)</text:span></text:p>
      <text:p text:style-name="P16"/>
      <text:p text:style-name="P17"/>
      <text:p text:style-name="P26"/>
      <text:p text:style-name="P32"><text:span text:style-name="T13">THEY ATTEMPT TO CONQUER <text:s/></text:span></text:p>
      <text:p text:style-name="P26"><text:span text:style-name="T13">THE BELIEVERS BY USE OF FORCE </text:span></text:p>
      <text:p text:style-name="P17"/>
      <text:p text:style-name="P25"><text:span text:style-name="T3">Those who did not believe said to their Messengers, 'We will drive you from our land unless you return to our religion.' Their Lord revealed to them, 'We will destroy those who do wrong. (Qur'an, 14:13)</text:span></text:p>
      <text:p text:style-name="P17"/>
      <text:p text:style-name="P25"><text:span text:style-name="T3">He (Pharaoh) said, 'If you take any god other than me, I will certainly throw you into prison.' (Qur'an, 26:29)</text:span></text:p>
      <text:p text:style-name="P17"/>
      <text:p text:style-name="P25"><text:span text:style-name="T3">He (his father) said, 'Do you forsake my gods, Ibrahim? If you do not stop, I will stone you. Keep away from me for a good long time.' (Qur'an, 19:46)</text:span></text:p>
      <text:p text:style-name="P17"/>
      <text:p text:style-name="P25"><text:span text:style-name="T3">Pharaoh said, 'Do you believe in him before I have authorised you? He is your chief, the one who taught you magic. I will cut off your hands and feet alternately and have you crucified on palm trunks. Then you will know for certain which of us has the harsher and longer lasting punishment.' (Qur'an, 20:71)</text:span></text:p>
      <text:p text:style-name="P17"/>
      <text:p text:style-name="P25"><text:span text:style-name="T3">He (Pharaoh) said, 'Have you believed in him before I authorised you? He is your chief who taught you magic. But you will soon know! I will cut off your alternate hands and feet and I will crucify every one of you.' (Qur'an, 26:49)</text:span></text:p>
      <text:p text:style-name="P17"/>
      <text:p text:style-name="P25"><text:span text:style-name="T3">They said, 'Lut, if you do not desist you will be expelled.' (Qur'an, 26:167)</text:span></text:p>
      <text:p text:style-name="P17"/>
      <text:p text:style-name="P25"><text:span text:style-name="T3">The only answer of his people (to Ibrahim) was to say: 'Kill him or burn him!' But Allah rescued him from the fire. There are certainly Signs in that for people who are believers. (Qur'an, 29:24)</text:span></text:p>
      <text:p text:style-name="P17"/>
      <text:p text:style-name="P25"><text:span text:style-name="T3">Before them the people of Nuh denied the truth. They denied Our servant, saying, 'He is madman,' and he was driven away with jeers. (Qur'an, 54:9)</text:span></text:p>
      <text:p text:style-name="P17"/>
      <text:p text:style-name="P25"><text:span text:style-name="T3">The only answer of his people was to say, 'Expel them from your city! They are people who keep themselves pure!' (Qur'an, 7:82)</text:span></text:p>
      <text:p text:style-name="P17"/>
      <text:p text:style-name="P25"><text:span text:style-name="T3">The ruling circle of those of his people who were arrogant said, 'We will drive you out of our city, Shu'ayb, you and those who believe along with you, unless you return to our religion.' He said, 'What, even though we detest it? (Qur'an, 7:88)</text:span></text:p>
      <text:p text:style-name="P17"/>
      <text:p text:style-name="P25"><text:span text:style-name="T3">They said, 'Shu'ayb, We do not understand much of what you say and we see you are weak among us. Were it not for your clan, we would have stoned you. We do not hold you in high esteem!' (Qur'an, 11:91)</text:span></text:p>
      <text:p text:style-name="P25"><text:soft-page-break/><text:span text:style-name="T3">And construct great fortresses, hoping to live for ever, and when you attack, attack as tyrants do? (Qur'an, 26:129-130)</text:span></text:p>
      <text:p text:style-name="P16"/>
      <text:p text:style-name="P17"/>
      <text:p text:style-name="P26"><text:span text:style-name="T13">THEY RIDICULE THE RELIGION </text:span></text:p>
      <text:p text:style-name="P26"><text:span text:style-name="T13">AND THE BELIEVERS</text:span></text:p>
      <text:p text:style-name="P17"/>
      <text:p text:style-name="P25"><text:span text:style-name="T3">Woe to every faultfinding backbiter (Qur'an, 104:1)</text:span></text:p>
      <text:p text:style-name="P17"/>
      <text:p text:style-name="P25"><text:span text:style-name="T3">Those who did evil used to laugh at those who believed. When they passed by them, they would wink at one another. When they returned to their families, they would make a joke of them. When they saw them, they would say, 'Those people are misguided.' (Qur'an, 83:29-32)</text:span></text:p>
      <text:p text:style-name="P17"/>
      <text:p text:style-name="P25"><text:span text:style-name="T3">No wonder you are surprised as they laugh with scorn! When they are reminded they do not pay heed. When they see a Sign they only laugh with scorn. (Qur'an, 37:12-14)</text:span></text:p>
      <text:p text:style-name="P16"/>
      <text:p text:style-name="P17"/>
      <text:p text:style-name="P26"><text:span text:style-name="T13">THEY WISH FOR WHAT CAUSES </text:span></text:p>
      <text:p text:style-name="P26"><text:span text:style-name="T13">THE BELIEVERS DISTRESS</text:span></text:p>
      <text:p text:style-name="P17"/>
      <text:p text:style-name="P25"><text:span text:style-name="T3">They have already tried to cause conflict before, and turned things completely upside down for you, until the truth came and Allah's command prevailed even though they detested it. (Qur'an, 9:48)</text:span></text:p>
      <text:p text:style-name="P17"/>
      <text:p text:style-name="P25"><text:span text:style-name="T3">If good happens to you it galls them. If a mishap occurs to you, they say, 'We made our preparations in advance,' and they turn away rejoicing. (Qur'an, 9:50)</text:span></text:p>
      <text:p text:style-name="P17"/>
      <text:p text:style-name="P25"><text:span text:style-name="T3">Those of the People of the Book who do not believe and the idolaters do not like anything good to be sent down to you from your Lord. But Allah selects for His mercy whomever He wills. Allah's favour is truly vast. (Qur'an, 2:105)</text:span></text:p>
      <text:p text:style-name="P17"/>
      <text:p text:style-name="P25"><text:span text:style-name="T3">You who believe! Do not take any outside yourselves as intimates. They will do anything to harm you. They love what causes you distress. Hatred has appeared out of their mouths, but what their breasts hide is far worse. We have made the Signs clear to you if you use your intellect. (Qur'an, 3:118)</text:span></text:p>
      <text:p text:style-name="P17"/>
      <text:p text:style-name="P25"><text:span text:style-name="T3">If something good happens to you, it galls them. If something bad strikes you, they rejoice at it. But if you are steadfast and guard against evil, their scheming will not harm you in any way. Allah encompasses what they do. (Qur'an, 3:120)</text:span></text:p>
      <text:p text:style-name="P16"/>
      <text:p text:style-name="P26"/>
      <text:p text:style-name="P32"><text:span text:style-name="T13">THEY ARE INSISTENT IN THEIR DENIAL</text:span></text:p>
      <text:p text:style-name="P17"/>
      <text:p text:style-name="P25"><text:span text:style-name="T3">Who is there who could provide for you if He withholds His provision?Yet still they obstinately persist in insolence and evasion. (Qur'an, 67:21)</text:span></text:p>
      <text:p text:style-name="P17"/>
      <text:p text:style-name="P25"><text:span text:style-name="T3">Even if We opened up to them a door into heaven, and they spent the day ascending through it, they would only say, 'Our eyesight is befuddled! Or rather we have been put under a spell!' (Qur'an, 15:14-15)</text:span></text:p>
      <text:p text:style-name="P17"/>
      <text:p text:style-name="P25"><text:span text:style-name="T3">Persisting in immense wrongdoing (Qur'an, 56:46)</text:span></text:p>
      <text:p text:style-name="P17"/>
      <text:p text:style-name="P25"><text:span text:style-name="T3">They have sworn by Allah with their most earnest oaths that if a Sign comes to them they will believe in it. Say: 'The Signs are in Allah's control alone.' What will make you realise that even if a Sign did come, they would still not believe? (Qur'an, 6:109)</text:span></text:p>
      <text:p text:style-name="P17"/>
      <text:p text:style-name="P25"><text:span text:style-name="T3">They said, 'It makes no difference to us whether you preach or do not preach. This is only what the previous peoples did. We are not going to be punished.' (Qur'an, 26:136-138)</text:span></text:p>
      <text:p text:style-name="P17"/>
      <text:p text:style-name="P25"><text:span text:style-name="T3">Who hears the Signs of Allah recited to him and then persists in his arrogance just as if he had never heard them.Give him the news of a painful punishment. (Qur'an, 45:8)</text:span></text:p>
      <text:p text:style-name="P17"/>
      <text:p text:style-name="P17"/>
      <text:p text:style-name="P26"><text:span text:style-name="T13">THEY ARE UNWORTHY OF TRUST</text:span></text:p>
      <text:p text:style-name="P17"/>
      <text:p text:style-name="P25"><text:span text:style-name="T3">We did not find many of them worthy of their contract. We found most of them deviators. (Qur'an, 7:102)</text:span></text:p>
      <text:p text:style-name="P17"/>
      <text:p text:style-name="P25"><text:span text:style-name="T3">Why is it that, whenever they make a contract, a group of them disdainfully tosses it aside? No indeed! Most of them have no faith. (Qur'an, 2:100)</text:span></text:p>
      <text:p text:style-name="P17"/>
      <text:p text:style-name="P25"><text:span text:style-name="T3">But because of their breaking of their covenant, We have cursed them and made their hearts hard. They distort the true meaning of words and have forgotten a good portion of what they were reminded of. You will never cease to come upon some act of treachery on their part, except for a few of them. Yet pardon them, and overlook. Allah loves good-doers. (Qur'an, 5:13)</text:span></text:p>
      <text:p text:style-name="P17"/>
      <text:p text:style-name="P25"><text:span text:style-name="T3">They respect neither kinship nor treaty where a believer is concerned. They are the people who overstep the limits. (Qur'an, 9:10)</text:span></text:p>
      <text:p text:style-name="P17"/>
      <text:p text:style-name="P25"><text:span text:style-name="T3">Those who break Allah's contract after it has been agreed, and sever what Allah has commanded to be joined, and cause corruption on the earth, it is they who are the lost. (Qur'an, 2:27)</text:span></text:p>
      <text:p text:style-name="P25"><text:soft-page-break/><text:span text:style-name="T3">Those with whom you make a treaty and who then break it every time. They have not guard against evil. (Qur'an, 8:56)</text:span></text:p>
      <text:p text:style-name="P17"/>
      <text:p text:style-name="P25"><text:span text:style-name="T3">They have the word, 'Obedience!' on their tongues but when they leave your presence, a group of them spend the night plotting to do other than what you say. Allah is recording their nocturnal plotting. So let them be and put your trust in Allah. Allah suffices as a Guardian. (Qur'an, 4:81)</text:span></text:p>
      <text:p text:style-name="P16"/>
      <text:p text:style-name="P17"/>
      <text:p text:style-name="P26"><text:span text:style-name="T13">THEY ARE AGGRESSIVE AND MERCILESS</text:span></text:p>
      <text:p text:style-name="P17"/>
      <text:p text:style-name="P25"><text:span text:style-name="T3">No one denies it except for every evil aggressor. (Qur'an, 83:12)</text:span></text:p>
      <text:p text:style-name="P17"/>
      <text:p text:style-name="P25"><text:span text:style-name="T3">Pharaoh exalted himself arrogantly in the land and divided its people into camps, oppressing one group of them by slaughtering their sons and letting their women live. He was one of the corrupters. (Qur'an, 28:4)</text:span></text:p>
      <text:p text:style-name="P17"/>
      <text:p text:style-name="P25"><text:span text:style-name="T3">In the same way their idols have made killing their children appear good to many of the idolaters, in order to destroy them and confuse them in their religion. If Allah had willed, they would not have done it; so abandon them and what they fabricate. (Qur'an, 6:137)</text:span></text:p>
      <text:p text:style-name="P17"/>
      <text:p text:style-name="P25"><text:span text:style-name="T3">The ruling circle of Pharaoh's people said, 'Are you going to leave Musa and his people to cause corruption in the earth and abandon you and your gods?' He said, 'We will kill their sons and let their women live. We have absolute power over them!' (Qur'an, 7:127)</text:span></text:p>
      <text:p text:style-name="P16"/>
      <text:p text:style-name="P17"/>
      <text:p text:style-name="P26"><text:span text:style-name="T13">THEY NEVER ABANDON THEIR PERVERTED BELIEFS</text:span></text:p>
      <text:p text:style-name="P17"/>
      <text:p text:style-name="P25"><text:span text:style-name="T3">When they are told, 'Come to what Allah has sent down and to the Messenger,' they say, 'What we found our fathers doing is enough for us.' What! Even if their fathers did not know anything and were not guided! (Qur'an, 5:104)</text:span></text:p>
      <text:p text:style-name="P17"/>
      <text:p text:style-name="P25"><text:span text:style-name="T3">Whenever they commit an indecent act, they say, 'We found our fathers doing it and Allah commanded us to do it too.' Say: 'Allah does not command indecency. Do you say things about Allah you do not know?' (Qur'an, 7:28)</text:span></text:p>
      <text:p text:style-name="P16"/>
      <text:p text:style-name="P17"/>
      <text:p text:style-name="P26"><text:span text:style-name="T13">THEY SEEK TO DISTORT THE VERSES OF ALLAH</text:span></text:p>
      <text:p text:style-name="P17"/>
      <text:p text:style-name="P25"><text:span text:style-name="T3">But as for those who strive against My Signs and try to thwart them, they will be the Companions of the Blazing Fire. (Qur'an, 22:51)</text:span></text:p>
      <text:p text:style-name="P25"><text:soft-page-break/><text:span text:style-name="T3">Those who prefer the life of this world to the hereafter, and bar access to the way of Allah, wanting to make it crooked; they are greatly misguided. (Qur'an, 14:3)</text:span></text:p>
      <text:p text:style-name="P17"/>
      <text:p text:style-name="P25"><text:span text:style-name="T3">When We let people taste mercy after hardship has afflicted them, immediately they plot against Our Signs. Say: 'Allah is swifter at plotting.' Your plotting is recorded by Our Messengers. (Qur'an, 10:21)</text:span></text:p>
      <text:p text:style-name="P17"/>
      <text:p text:style-name="P25"><text:span text:style-name="T3">Those who bar access to the way of Allah desiring to make it crooked and reject the hereafter. (Qur'an, 11:19)</text:span></text:p>
      <text:p text:style-name="P17"/>
      <text:p text:style-name="P25"><text:span text:style-name="T3">Do not lie in wait on every pathway, threatening people, barring those who believe from the Way of Allah, desiring to make it crooked. Remember when you were few and He increased your number: see the final fate of the corrupters! (Qur'an, 7:86)</text:span></text:p>
      <text:p text:style-name="P16"/>
      <text:p text:style-name="P17"/>
      <text:p text:style-name="P26"><text:span text:style-name="T13">THEY COMMIT PERJURY</text:span></text:p>
      <text:p text:style-name="P17"/>
      <text:p text:style-name="P25"><text:span text:style-name="T3">If they break their oaths after making their treaty and defame your religion, then fight the leaders of disbelief—they have no binding oaths—so that hopefully they will stop. (Qur'an, 9:12)</text:span></text:p>
      <text:p text:style-name="P16"/>
      <text:p text:style-name="P17"/>
      <text:p text:style-name="P26"><text:span text:style-name="T13">THEY ARGUE ABOUT ALLAH AND THE RELIGION </text:span></text:p>
      <text:p text:style-name="P26"><text:span text:style-name="T13">DESPITE THEIR LACK OF KNOWLEDGE</text:span></text:p>
      <text:p text:style-name="P17"/>
      <text:p text:style-name="P25"><text:span text:style-name="T3">They have no knowledge of this, neither they nor their fathers. It is a monstrous utterance which has issued from their mouths. What they say is nothing but a lie. (Qur'an, 18:5)</text:span></text:p>
      <text:p text:style-name="P17"/>
      <text:p text:style-name="P25"><text:span text:style-name="T3">Among people there is one who argues about Allah without knowledge or guidance or any light-giving Book, (Qur'an, 22:8)</text:span></text:p>
      <text:p text:style-name="P17"/>
      <text:p text:style-name="P25"><text:span text:style-name="T3">They say, 'There is nothing but our existence in this world. We die and we live and nothing destroys us except for time.' They have no knowledge of that. They are only conjecturing. (Qur'an, 45:24)</text:span></text:p>
      <text:p text:style-name="P17"/>
      <text:p text:style-name="P25"><text:span text:style-name="T3">Whenever they commit an indecent act, they say, 'We found our fathers doing it and Allah commanded us to do it too.' Say: 'Allah does not command indecency. Do you say things about Allah you do not know?' (Qur'an, 7:28)</text:span></text:p>
      <text:p text:style-name="P17"/>
      <text:p text:style-name="P25"><text:span text:style-name="T3">You are people arguing about something of which you have no knowledge. Why do you argue about something of which you have no knowledge? Allah knows; you do not know.' (Qur'an, 3:66)</text:span></text:p>
      <text:p text:style-name="P17"/>
      <text:p text:style-name="P25"><text:soft-page-break/><text:span text:style-name="T3">Do you not see that Allah has subjected to you everything in the heavens and earth and has showered His blessings upon you, both outwardly and inwardly? Yet there are people who argue about Allah without knowledge or guidance or any illuminating Book. (Qur'an, 31:20)</text:span></text:p>
      <text:p text:style-name="P16"/>
      <text:p text:style-name="P17"/>
      <text:p text:style-name="P26"><text:span text:style-name="T13">THEY ARE ARROGANT </text:span></text:p>
      <text:p text:style-name="P26"><text:span text:style-name="T13">REGARDING ALLAH'S SIGNS</text:span></text:p>
      <text:p text:style-name="P17"/>
      <text:p text:style-name="P25"><text:span text:style-name="T3">And they repudiated them wrongly and haughtily, in spite of their own certainty about them. See the final fate of the corrupters. (Qur'an, 27:14)</text:span></text:p>
      <text:p text:style-name="P17"/>
      <text:p text:style-name="P25"><text:span text:style-name="T3">When they are told to prostrate to the All-Merciful, they say, 'And what is the All-Merciful? Are we to prostrate to something you command us to?' And it merely makes them run away all the more. (Qur'an, 25:60)</text:span></text:p>
      <text:p text:style-name="P17"/>
      <text:p text:style-name="P25"><text:span text:style-name="T3">But as for those who reject Our Signs and are arrogant regarding them, they are the Companions of the Fire, remaining in it timelessly, for ever. (Qur'an, 7:36)</text:span></text:p>
      <text:p text:style-name="P17"/>
      <text:p text:style-name="P25"><text:span text:style-name="T3">The ruling circle of those of his people who were arrogant said to those who were oppressed–those among them who believed–'Do you know that Salih has been sent from his Lord?' They said, 'We believe in what he has been sent with.' Those who were arrogant said, 'We reject Him in Whom you believe.' (Qur'an, 7:75-76)</text:span></text:p>
      <text:p text:style-name="P17"/>
      <text:p text:style-name="P25"><text:span text:style-name="T3">The Messiah would never disdain to be a servant to Allah nor would the angels near to Him. If any do disdain to worship Him, and grow arrogant, He will in any case gather them all to Him. (Qur'an, 4:172)</text:span></text:p>
      <text:p text:style-name="P17"/>
      <text:p text:style-name="P25"><text:span text:style-name="T3">Those who do not expect to meet Us say, 'Why have angels not been sent down to us? Why do we not see our Lord?' They have become arrogant about themselves and are excessively insolent. (Qur'an, 25:21)</text:span></text:p>
      <text:p text:style-name="P17"/>
      <text:p text:style-name="P25"><text:span text:style-name="T3">Who hears the Signs of Allah recited to him and then persists in his arrogance just as if he had never heard them.Give him the news of a painful punishment. (Qur'an, 45:8)</text:span></text:p>
      <text:p text:style-name="P17"/>
      <text:p text:style-name="P25"><text:span text:style-name="T3">When Our Signs are recited to them—Clear Signs—you can detect denial in the faces of those who do not believe. They all but assault those who recite Our Signs to them! Say: 'Shall I inform you of something worse than that? The Fire, which Allah has promised those who do not believe. What an evil destination!' (Qur'an, 22:72)</text:span></text:p>
      <text:p text:style-name="P17"/>
      <text:p text:style-name="P25"><text:soft-page-break/><text:span text:style-name="T3">When he is told to have fear of Allah, he is seized by pride which drives him to wrongdoing. Hell will be enough for him! What an evil resting-place! (Qur'an, 2:206)</text:span></text:p>
      <text:p text:style-name="P16"/>
      <text:p text:style-name="P17"/>
      <text:p text:style-name="P26"><text:span text:style-name="T13">THEY WORK TO LEAD PEOPLE </text:span></text:p>
      <text:p text:style-name="P26"><text:span text:style-name="T13">FROM ALLAH'S WAY</text:span></text:p>
      <text:p text:style-name="P17"/>
      <text:p text:style-name="P25"><text:span text:style-name="T3">But there are some people who trade in distracting tales to misguide people from Allah's Way knowing nothing about it and to make a mockery of it. Such people will have a humiliating punishment. (Qur'an, 31:6)</text:span></text:p>
      <text:p text:style-name="P17"/>
      <text:p text:style-name="P25"><text:span text:style-name="T3">Allah desires to turn towards you, but those who pursue their lower appetites desire to make you deviate completely. (Qur'an, 4:27)</text:span></text:p>
      <text:p text:style-name="P17"/>
      <text:p text:style-name="P25"><text:span text:style-name="T3">Those who bar access to the way of Allah desiring to make it crooked and reject the hereafter. (Qur'an, 11:19)</text:span></text:p>
      <text:p text:style-name="P17"/>
      <text:p text:style-name="P25"><text:span text:style-name="T3">If they come upon you, they will be your enemies and stretch out their hands and tongues against you with evil intent, and they would dearly love you to become unbelievers. (Qur'an, 60:2)</text:span></text:p>
      <text:p text:style-name="P17"/>
      <text:p text:style-name="P25"><text:span text:style-name="T3">Those who bar access to the Way of Allah, desiring to make it crooked, and reject the hereafter.' (Qur'an, 7:45)</text:span></text:p>
      <text:p text:style-name="P17"/>
      <text:p text:style-name="P25"><text:span text:style-name="T3">So on the Day of Rising they will carry the full weight of their own burdens and some of the burdens of those they misguided without knowledge. What an evil load they bear! (Qur'an, 16:25)</text:span></text:p>
      <text:p text:style-name="P17"/>
      <text:p text:style-name="P25"><text:span text:style-name="T3">Say: 'Are we to call on something besides Allah which can neither help nor harm us, and to turn on our heels after Allah has guided us, like someone the satans have lured away in the earth, leaving him confused and stupefied, despite the fact that he has companions calling him to guidance, saying, "Come with us!"?' Say: 'Allah's guidance, that is true guidance. We are commanded to submit as Muslims to the Lord of all the worlds, (Qur'an, 6:71)</text:span></text:p>
      <text:p text:style-name="P17"/>
      <text:p text:style-name="P25"><text:span text:style-name="T3">As for those who did not believe and barred access to the way of Allah, We will heap punishment on top of their punishment because of the corruption they brought about. (Qur'an, 16:88)</text:span></text:p>
      <text:p text:style-name="P17"/>
      <text:p text:style-name="P25"><text:span text:style-name="T3">They have sold Allah's Signs for a paltry price, and they have barred access to His Way. What they have done is truly evil. (Qur'an, 9:9)</text:span></text:p>
      <text:p text:style-name="P17"/>
      <text:p text:style-name="P25"><text:span text:style-name="T3">Do not be like those who left their homes in arrogance, showing off to people and barring them from the way of Allah–Allah encompasses what they do. (Qur'an, 8:47)</text:span></text:p>
      <text:p text:style-name="P25"><text:soft-page-break/><text:span text:style-name="T3">You who believe! If you obey those who do not believe, they will turn you round on your heels and you will be transformed into losers. (Qur'an, 3:149)</text:span></text:p>
      <text:p text:style-name="P16"/>
      <text:p text:style-name="P17"/>
      <text:p text:style-name="P26"><text:span text:style-name="T13">THEY WANT ALLAH TO SEND THEM</text:span></text:p>
      <text:p text:style-name="P26"><text:span text:style-name="T13">MIRACLES SO THAT THEY MAY BELIEVE</text:span></text:p>
      <text:p text:style-name="P17"/>
      <text:p text:style-name="P25"><text:span text:style-name="T3">They say, 'Why has a Sign not been sent down to him from his Lord?' Say: 'The Unseen belongs to Allah alone. So wait, I am waiting with you.' (Qur'an, 10:20)</text:span></text:p>
      <text:p text:style-name="P17"/>
      <text:p text:style-name="P25"><text:span text:style-name="T3">They say, 'Why has an angel not been sent down to him?' If We were to send down an angel, that would be the end of the affair and they would have no reprieve. (Qur'an, 6:8)</text:span></text:p>
      <text:p text:style-name="P17"/>
      <text:p text:style-name="P25"><text:span text:style-name="T3">Those who do not expect to meet Us say, 'Why have angels not been sent down to us? Why do we not see our Lord?' They have become arrogant about themselves and are excessively insolent. (Qur'an, 25:21)</text:span></text:p>
      <text:p text:style-name="P17"/>
      <text:p text:style-name="P25"><text:span text:style-name="T3">We have variegated throughout this Qur'an all kinds of examples for people, but most people spurn anything but disbelief. They say, 'We will not believe you until you make a spring gush out from the earth for us; or have a garden of dates and grapes which you make rivers come pouring through; or make the sky, as you claim, fall down on us in lumps; or bring Allah and the angels here as a guarantee; or possess a house built out of gleaming gold; or ascend up into heaven–and even then we will not believe in your ascent unless you bring us down a book to read!' Say: 'Glory be to my Lord! Am I anything but a human messenger?' (Qur'an, 17:89-93)</text:span></text:p>
      <text:p text:style-name="P17"/>
      <text:p text:style-name="P25"><text:span text:style-name="T3">Why have gold bracelets not been put upon his arms and why is there not a train of angels accompanying him?' (Qur'an, 43:53)</text:span></text:p>
      <text:p text:style-name="P17"/>
      <text:p text:style-name="P25"><text:span text:style-name="T3">Those who do not know say, 'If only Allah would speak to us, or some sign come to us!' just like those before them who said the same as they say. Their hearts are much the same. We have made the Signs clear for people who have certainty. (Qur'an, 2:118)</text:span></text:p>
      <text:p text:style-name="P17"/>
      <text:p text:style-name="P25"><text:span text:style-name="T3">They ask, 'Why has no Sign been sent down to him from his Lord?' Say, 'Allah has the power to send down a Sign.' But most of them do not know it. (Qur'an, 6:37)</text:span></text:p>
      <text:p text:style-name="P17"/>
      <text:p text:style-name="P25"><text:span text:style-name="T3">They have sworn by Allah with their most earnest oaths that if a Sign comes to them they will believe in it. Say: 'The Signs are in Allah's control alone.' What will make you realise that even if a Sign did come, they would still not believe? (Qur'an, 6:109)</text:span></text:p>
      <text:p text:style-name="P16"/>
      <text:p text:style-name="P17"/>
      <text:p text:style-name="P26"><text:soft-page-break/><text:span text:style-name="T13">THEY PREFER INFIDELITY TO FAITH</text:span></text:p>
      <text:p text:style-name="P17"/>
      <text:p text:style-name="P25"><text:span text:style-name="T3">You who believe, do not befriend your fathers and brothers if they prefer disbelief to faith. Those among you who do befriend them are wrongdoers. (Qur'an, 9:23)</text:span></text:p>
      <text:p text:style-name="P17"/>
      <text:p text:style-name="P17"/>
      <text:p text:style-name="P26"><text:span text:style-name="T13">THEY DO NOT BELIEVE EVEN<text:tab/></text:span></text:p>
      <text:p text:style-name="P26"><text:span text:style-name="T13">IF THEY WITNESS MIRACLES</text:span></text:p>
      <text:p text:style-name="P17"/>
      <text:p text:style-name="P25"><text:span text:style-name="T3">Even if there was a Qur'an which moved mountains, or split the earth open or spoke to the dead...! On the contrary! The affair is Allah's altogether. Do those who believe not know that if Allah had wanted to He could have guided all mankind? Those who do not believe will not cease to be struck by disaster for what they have done–or a disaster will happen close to their homes–until Allah's promise is fulfilled. Allah will not fail to keep His promise. (Qur'an, 13:31)</text:span></text:p>
      <text:p text:style-name="P17"/>
      <text:p text:style-name="P25"><text:span text:style-name="T3">Even if We were to send down a book to you on parchment pages and they were actually to touch it with their own hands, those who do not believe would still say, 'This is nothing but downright magic.' (Qur'an, 6:7)</text:span></text:p>
      <text:p text:style-name="P17"/>
      <text:p text:style-name="P17"/>
      <text:p text:style-name="P26"><text:span text:style-name="T13">THEY FIGHT AGAINST </text:span></text:p>
      <text:p text:style-name="P26"><text:span text:style-name="T13">THE RELIGION OF ALLAH</text:span></text:p>
      <text:p text:style-name="P17"/>
      <text:p text:style-name="P25"><text:span text:style-name="T3">Do they not know that whoever opposes Allah and His Messenger, will have the Fire of Hell, remaining in it timelessly, for ever? That is the great disgrace. (Qur'an, 9:63)</text:span></text:p>
      <text:p text:style-name="P17"/>
      <text:p text:style-name="P25"><text:span text:style-name="T3">Permission to fight is given to those (believers) who are fought against because they have been wronged–truly Allah has the power to come to their support. (Qur'an, 22:39)</text:span></text:p>
      <text:p text:style-name="P16"/>
      <text:p text:style-name="P17"/>
      <text:p text:style-name="P26"><text:span text:style-name="T13">THEIR HEARTS ARE INSENSITIVE TO FAITH</text:span></text:p>
      <text:p text:style-name="P17"/>
      <text:p text:style-name="P25"><text:span text:style-name="T3">We have placed covers on their hearts, preventing them from understanding it, and heaviness in their ears. When you mention your Lord alone in the Qur'an, they turn their backs and run away. (Qur'an, 17:46)</text:span></text:p>
      <text:p text:style-name="P17"/>
      <text:p text:style-name="P25"><text:span text:style-name="T3">Who could do greater wrong than someone who is reminded of the Signs of his Lord and then turns away from them, forgetting all that he has done before? We have placed covers on their hearts, </text:span><text:soft-page-break/><text:span text:style-name="T3">preventing them from understanding it, and heaviness in their ears. Though you call them to guidance, they will nonetheless never be guided. (Qur'an, 18:57)</text:span></text:p>
      <text:p text:style-name="P17"/>
      <text:p text:style-name="P25"><text:span text:style-name="T3">Have you seen him who takes his whims and desires to be his god–whom Allah has misguided knowingly, sealing up his hearing and his heart and placing a blindfold over his eyes? Who then will guide him after Allah? So will you not pay heed? (Qur'an, 45:23)</text:span></text:p>
      <text:p text:style-name="P17"/>
      <text:p text:style-name="P17"/>
      <text:p text:style-name="P26"><text:span text:style-name="T13">THEIR HEARTS ARE FULL </text:span></text:p>
      <text:p text:style-name="P26"><text:span text:style-name="T13">OF AVARICE FOR THIS WORLD</text:span></text:p>
      <text:p text:style-name="P17"/>
      <text:p text:style-name="P25"><text:span text:style-name="T3">So turn away from him who turns away from Our remembrance and desires nothing but the life of this world. (Qur'an, 53:29)</text:span></text:p>
      <text:p text:style-name="P17"/>
      <text:p text:style-name="P25"><text:span text:style-name="T3">Those who took their religion as a diversion and a game, and were deluded by the life of this world.' Today We will forget them just as they forgot the encounter of this Day and denied Our Signs. (Qur'an, 7:51)</text:span></text:p>
      <text:p text:style-name="P17"/>
      <text:p text:style-name="P25"><text:span text:style-name="T3">Those who prefer the life of this world to the hereafter, and bar access to the way of Allah, wanting to make it crooked; they are greatly misguided. (Qur'an, 14:3)</text:span></text:p>
      <text:p text:style-name="P17"/>
      <text:p text:style-name="P25"><text:span text:style-name="T3">Leave the person I created on his own to Me alone, him to whom I have given great wealth and sons who stay with him, and whose way I have smoothed. Then he wants Me to add yet more! (Qur'an, 74:11-15)</text:span></text:p>
      <text:p text:style-name="P17"/>
      <text:p text:style-name="P25"><text:span text:style-name="T3">When you have completed your (pilgrimage) rites, remember Allah as you used to remember your forefathers–or even more. There are some people who say, 'Our Lord, give us good in this world.' They will have no share in the hereafter. (Qur'an, 2:200)</text:span></text:p>
      <text:p text:style-name="P17"/>
      <text:p text:style-name="P25"><text:span text:style-name="T3">Say: 'If your fathers or your sons or your brothers or your wives or your tribe, or any wealth you have acquired, or any business you fear may slump, or any house which pleases you, are dearer to you than Allah and His Messenger and striving in His Way, then wait until Allah brings about His command. Allah does not guide people who are deviators.' (Qur'an, 9:24)</text:span></text:p>
      <text:p text:style-name="P17"/>
      <text:p text:style-name="P25"><text:span text:style-name="T3">That is because you made a mockery of Allah's Signs and the life of this world deluded you.'Therefore, today they will not get out of it. They will not be able to appease Allah (Qur'an, 45:35)</text:span></text:p>
      <text:p text:style-name="P16"/>
      <text:p text:style-name="P26"/>
      <text:p text:style-name="P32"><text:span text:style-name="T13">THEY HAVE SUPERSTITIONS</text:span></text:p>
      <text:p text:style-name="P17"/>
      <text:p text:style-name="P25"><text:span text:style-name="T3">Allah did not institute any such thing as bahira or sa'iba or wasila or hami. Those who did not believe invented lies against Allah. Most of them do not use their intellect. (Qur'an, 5:103)</text:span></text:p>
      <text:p text:style-name="P17"/>
      <text:p text:style-name="P25"><text:span text:style-name="T3">That is because Allah – He is the Truth, and what you call upon besides Him is falsehood. Allah is the All-High, the Most Great. (Qur'an, 31:30)</text:span></text:p>
      <text:p text:style-name="P17"/>
      <text:p text:style-name="P25"><text:span text:style-name="T3">Allah has not allotted to any man two hearts within his breast, nor has He made those of your wives you equate with your mothers your actual mothers, nor has He made your adopted sons your actual sons. These are just words coming out of your mouths. But Allah speaks the truth and He guides to the Way. (Qur'an, 33:4)</text:span></text:p>
      <text:p text:style-name="P17"/>
      <text:p text:style-name="P25"><text:span text:style-name="T3">But they have adopted gods apart from Him which do not create anything but are themselves created. They have no power to harm or help themselves. They have no power over death or life or resurrection. (Qur'an, 25:3)</text:span></text:p>
      <text:p text:style-name="P17"/>
      <text:p text:style-name="P25"><text:span text:style-name="T3">Instead of Allah, he calls on something which cannot harm him or help him. That is extreme misguidance. (Qur'an, 22:12)</text:span></text:p>
      <text:p text:style-name="P17"/>
      <text:p text:style-name="P25"><text:span text:style-name="T3">They worship besides Allah something for which no authority has come down, something about which they have no knowledge. There is no helper for the wrongdoers. (Qur'an, 22:71)</text:span></text:p>
      <text:p text:style-name="P17"/>
      <text:p text:style-name="P25"><text:span text:style-name="T3">They worship, instead of Allah, what can neither harm them nor help them, saying, 'These are our intercessors with Allah.' Say: 'Would you inform Allah of something about which He does not know either in the heavens or on the earth?' May He be glorified and exalted above what they associate with Him! (Qur'an, 10:18)</text:span></text:p>
      <text:p text:style-name="P16"/>
      <text:p text:style-name="P17"/>
      <text:p text:style-name="P26"><text:span text:style-name="T13">THEY ACT ON SUPPOSITION </text:span></text:p>
      <text:p text:style-name="P26"><text:span text:style-name="T13">AND CONJECTURE</text:span></text:p>
      <text:p text:style-name="P17"/>
      <text:p text:style-name="P25"><text:span text:style-name="T3">Yes, indeed! Everyone in the heavens and everyone on the earth belongs to Allah. Those who call on something other than Allah are not really following their partner-gods. They are only following conjecture. They are only guessing. (Qur'an, 10:66)</text:span></text:p>
      <text:p text:style-name="P17"/>
      <text:p text:style-name="P25"><text:span text:style-name="T3">They say, 'There is nothing but our existence in this world. We die and we live and nothing destroys us except for time.' They have no knowledge of that. They are only conjecturing. (Qur'an, 45:24)</text:span></text:p>
      <text:p text:style-name="P17"/>
      <text:p text:style-name="P25"><text:soft-page-break/><text:span text:style-name="T3">Those who associate others with Allah will say, 'If Allah had willed we would not have associated anything with Him, nor would our fathers; nor would we have made anything forbidden.' In the same way the people before them also lied until they felt Our violent force. Say: 'Do you have some knowledge you can produce for us? You are following nothing but conjecture. You are only guessing.' (Qur'an, 6:148)</text:span></text:p>
      <text:p text:style-name="P17"/>
      <text:p text:style-name="P25"><text:span text:style-name="T3">Most of them follow nothing but conjecture. Conjecture is of no use whatsoever against the truth. Allah most certainly knows what they are doing. (Qur'an, 10:36)</text:span></text:p>
      <text:p text:style-name="P17"/>
      <text:p text:style-name="P25"><text:span text:style-name="T3">Death to the conjecturers: (Qur'an, 51:10)</text:span></text:p>
      <text:p text:style-name="P16"/>
      <text:p text:style-name="P17"/>
      <text:p text:style-name="P26"><text:span text:style-name="T13">THEY SUFFER FROM </text:span></text:p>
      <text:p text:style-name="P26"><text:span text:style-name="T13">A GREAT DELUSION</text:span></text:p>
      <text:p text:style-name="P17"/>
      <text:p text:style-name="P25"><text:span text:style-name="T3">If Allah were to hasten evil for people the way they try to hasten good, their term would already have been completed for them. We abandon those who do not expect to meet Us to wander blindly in their excessive insolence. (Qur'an, 10:11)</text:span></text:p>
      <text:p text:style-name="P17"/>
      <text:p text:style-name="P25"><text:span text:style-name="T3">Who is there who could be a force for you, to come to your support, apart from the All-Merciful? The unbelievers are only living in delusion. (Qur'an, 67:20)</text:span></text:p>
      <text:p text:style-name="P17"/>
      <text:p text:style-name="P25"><text:span text:style-name="T3">Do you suppose that most of them hear or understand? They are just like cattle. Indeed they are even more astray! (Qur'an, 25:44)</text:span></text:p>
      <text:p text:style-name="P17"/>
      <text:p text:style-name="P25"><text:span text:style-name="T3">And the True Promise is very close, the eyes of those who did not believe will be transfixed: 'Alas for us! We were unmindful of this! No, rather we were definitely wrongdoers.' (Qur'an, 21:97)</text:span></text:p>
      <text:p text:style-name="P16"/>
      <text:p text:style-name="P17"/>
      <text:p text:style-name="P26"><text:span text:style-name="T13">THEY CANNOT SEE THE TRUTH</text:span></text:p>
      <text:p text:style-name="P17"/>
      <text:p text:style-name="P25"><text:span text:style-name="T3">He said, 'All knowledge is with Allah. I only transmit to you what I have been sent with.But I see that you are a people who are ignorant.' (Qur'an, 46:23)</text:span></text:p>
      <text:p text:style-name="P17"/>
      <text:p text:style-name="P25"><text:span text:style-name="T3">If their turning away is hard on you, then go down a tunnel deep into the earth, if you can, or climb up a ladder into heaven, and bring them a Sign. If Allah had wanted to He would have gathered them all to guidance. So do not be among the ignorant. (Qur'an, 6:35)</text:span></text:p>
      <text:p text:style-name="P17"/>
      <text:p text:style-name="P25"/>
      <text:p text:style-name="P33"><text:span text:style-name="T3">Pharaoh sent marshals into the cities: 'These people are a small group and we find them irritating and we constitute a vigilant majority.' (Qur'an, 26:53-56)</text:span></text:p>
      <text:p text:style-name="P17"/>
      <text:p text:style-name="P25"><text:span text:style-name="T3">When they are told, 'Believe in the way that the people believe,' they say, 'What! Are we to believe in the way that fools believe?' No indeed! They are the fools, but they do not know it. (Qur'an, 2:13)</text:span></text:p>
      <text:p text:style-name="P17"/>
      <text:p text:style-name="P17"/>
      <text:p text:style-name="P26"><text:span text:style-name="T13">THEY LACK WISDOM</text:span></text:p>
      <text:p text:style-name="P17"/>
      <text:p text:style-name="P25"><text:span text:style-name="T3">Or do they say, 'He is a poet and We are waiting for something bad to happen to him'? Say: 'Wait then! I am waiting with you.' Is it their intellects that direct them to say this or is it that they are an unbridled people? (Qur'an, 52:30-32)</text:span></text:p>
      <text:p text:style-name="P17"/>
      <text:p text:style-name="P25"><text:span text:style-name="T3">It all but bursts with rage. Each time a group is flung into it its custodians will question them: 'Did no warner come to you?' They will say, 'Yes indeed, a warner did come to us but we denied him and said, "Allah has sent nothing down.You are just greatly misguided."' They will say, 'If only we had really listened and used our intellect,we would not have been Companions of the Blaze.' Then they will acknowledge their wrong actions.Away with the Companions of the Blaze! (Qur'an, 67:8-11)</text:span></text:p>
      <text:p text:style-name="P17"/>
      <text:p text:style-name="P25"><text:span text:style-name="T3">No self can believe except with Allah's permission. He places a blight on those who do not use their intellect (Qur'an, 10:100)</text:span></text:p>
      <text:p text:style-name="P17"/>
      <text:p text:style-name="P25"><text:span text:style-name="T3">Among them there are some who listen to you. But can you make the deaf hear even though they cannot understand? Among them there are some who look at you. But can you guide the blind, even though they cannot see? (Qur'an, 10:42-43)</text:span></text:p>
      <text:p text:style-name="P17"/>
      <text:p text:style-name="P25"><text:span text:style-name="T3">Each time a sura is sent down, they look at one another, implying, 'Can anyone see you?' Then they turn away. Allah has turned their hearts away because they are people who do not understand. (Qur'an, 9:127)</text:span></text:p>
      <text:p text:style-name="P17"/>
      <text:p text:style-name="P25"><text:span text:style-name="T3">We created many of the jinn and mankind for Hell. They have hearts they do not understand with. They have eyes they do not see with. They have ears they do not hear with. Such people are like cattle. No, they are even further astray! They are the unaware. (Qur'an, 7:179)</text:span></text:p>
      <text:p text:style-name="P17"/>
      <text:p text:style-name="P25"><text:span text:style-name="T3">When you call to prayer they make a mockery and a game of it. That is because they are people who do not use their intellect. (Qur'an, 5:58)</text:span></text:p>
      <text:p text:style-name="P17"/>
      <text:p text:style-name="P25"><text:span text:style-name="T3">The worst of beasts in Allah's sight are the deaf and dumb who have no intellect. (Qur'an, 8:22)</text:span></text:p>
      <text:p text:style-name="P16"/>
      <text:p text:style-name="P17"/>
      <text:p text:style-name="P26"><text:soft-page-break/></text:p>
      <text:p text:style-name="P32"><text:span text:style-name="T13">THEY SUPPOSE THEY ARE WISE</text:span></text:p>
      <text:p text:style-name="P17"/>
      <text:p text:style-name="P25"><text:span text:style-name="T3">Pharaoh sent marshals into the cities: 'These people are a small group and we find them irritating and we constitute a vigilant majority.' (Qur'an, 26:53-56)</text:span></text:p>
      <text:p text:style-name="P17"/>
      <text:p text:style-name="P25"><text:span text:style-name="T3">When they are told, 'Believe in the way that the people believe,' they say, 'What! Are we to believe in the way that fools believe?' No indeed! They are the fools, but they do not know it. (Qur'an, 2:13)</text:span></text:p>
      <text:p text:style-name="P16"/>
      <text:p text:style-name="P17"/>
      <text:p text:style-name="P26"><text:span text:style-name="T13">THEY THINK SIMPLY </text:span></text:p>
      <text:p text:style-name="P26"><text:span text:style-name="T13">AND SUPERFICIALLY</text:span></text:p>
      <text:p text:style-name="P17"/>
      <text:p text:style-name="P25"><text:span text:style-name="T3">They say, 'What is the matter with this Messenger, that he eats food and walks in the market-place? Why has an angel not been sent down to him so that it can be a warner along with him? Why has treasure not been showered down on him? Why does he not have a garden to give him food?' The wrongdoers say, 'You are merely following a man who is bewitched.' See how they make comparative judgements about you. They are misguided and cannot find the way. (Qur'an, 25:7-9)</text:span></text:p>
      <text:p text:style-name="P17"/>
      <text:p text:style-name="P25"><text:span text:style-name="T3">They know an outward aspect of the life of this world but are heedless of the hereafter. (Qur'an, 30:7)</text:span></text:p>
      <text:p text:style-name="P17"/>
      <text:p text:style-name="P25"><text:span text:style-name="T3">Wherever you are, death will catch up with you, even if you are in impregnable fortresses. If a good thing happens to them, they say, 'This has come from Allah.' But if a bad thing happens to them, they say, 'This has come from you.' Say, 'Everything comes from Allah.' What is the matter with these people that they scarcely understand a single word? (Qur'an, 4:78)</text:span></text:p>
      <text:p text:style-name="P17"/>
      <text:p text:style-name="P25"><text:span text:style-name="T3">What then of Him who is standing over every self seeing everything it does? Yet still they associate others with Allah! Say: 'Name them! Or would you inform Him of something in the earth He does not know, or are they words which are simply guesswork on your part?' However, the plotting of those who do not believe seems good to them and they bar the way. Anyone misguided by Allah has no guide. (Qur'an, 13:33)</text:span></text:p>
      <text:p text:style-name="P17"/>
      <text:p text:style-name="P25"><text:span text:style-name="T3">Pharaoh said, 'Council, I do not know of any other god for you apart from Me. Haman, kindle a fire for me over the clay and build me a lofty tower so that perhaps I may be able to climb up to Musa's god! I consider him a blatant liar.' (Qur'an, 28:38)</text:span></text:p>
      <text:p text:style-name="P16"/>
      <text:p text:style-name="P17"/>
      <text:p text:style-name="P26"/>
      <text:p text:style-name="P32"><text:span text:style-name="T13">THEY ESTEEM WORTHLESS THINGS</text:span></text:p>
      <text:p text:style-name="P17"/>
      <text:p text:style-name="P25"><text:span text:style-name="T3">But there are some people who trade in distracting tales to misguide people from Allah's Way knowing nothing about it and to make a mockery of it. Such people will have a humiliating punishment. (Qur'an, 31:6)</text:span></text:p>
      <text:p text:style-name="P17"/>
      <text:p text:style-name="P25"><text:span text:style-name="T3">Yet they play around in doubt. (Qur'an, 44:9)</text:span></text:p>
      <text:p text:style-name="P17"/>
      <text:p text:style-name="P25"><text:span text:style-name="T3">Woe that Day to the deniers, who play at frivolous games: (Qur'an, 52:11-12)</text:span></text:p>
      <text:p text:style-name="P17"/>
      <text:p text:style-name="P25"><text:span text:style-name="T3">So leave them to plunge and play around until they meet their Day which they are promised. (Qur'an, 70:42)</text:span></text:p>
      <text:p text:style-name="P17"/>
      <text:p text:style-name="P25"><text:span text:style-name="T3">"We plunged with those who plunged" (Qur'an, 74:45)</text:span></text:p>
      <text:p text:style-name="P16"/>
      <text:p text:style-name="P17"/>
      <text:p text:style-name="P26"><text:span text:style-name="T13">THEY TAKE THEIR WHIMS </text:span></text:p>
      <text:p text:style-name="P26"><text:span text:style-name="T13">AND DESIRES AS THEIR GOD</text:span></text:p>
      <text:p text:style-name="P17"/>
      <text:p text:style-name="P25"><text:span text:style-name="T3">Have you seen him who takes his whims and desires to be his god –whom Allah has misguided knowingly, sealing up his hearing and his heart and placing a blindfold over his eyes? Who then will guide him after Allah? So will you not pay heed? (Qur'an, 45:23)</text:span></text:p>
      <text:p text:style-name="P16"/>
      <text:p text:style-name="P17"/>
      <text:p text:style-name="P26"><text:span text:style-name="T13">THEY ARE ADDICTED TO THEIR APPETITES</text:span></text:p>
      <text:p text:style-name="P17"/>
      <text:p text:style-name="P25"><text:span text:style-name="T3">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Allah. (Qur'an, 3:14)</text:span></text:p>
      <text:p text:style-name="P17"/>
      <text:p text:style-name="P25"><text:span text:style-name="T3">An evil generation succeeded them who neglected the prayer and followed their appetites. They will plunge into the Valley of Evil. (Qur'an, 19:59)</text:span></text:p>
      <text:p text:style-name="P17"/>
      <text:p text:style-name="P25"><text:span text:style-name="T3">Allah desires to turn towards you, but those who pursue their lower appetites desire to make you deviate completely. (Qur'an, 4:27)</text:span></text:p>
      <text:p text:style-name="P17"/>
      <text:p text:style-name="P25"><text:span text:style-name="T3">You come with lust to men instead of women. You are indeed a depraved people.' (Qur'an, 7:81)</text:span></text:p>
      <text:p text:style-name="P17"/>
      <text:p text:style-name="P25"><text:span text:style-name="T3">Of all beings, do you lie with males, (Qur'an, 26:165)</text:span></text:p>
      <text:p text:style-name="P26"><text:soft-page-break/><text:span text:style-name="T13">THEY ARE IN HORROR</text:span></text:p>
      <text:p text:style-name="P17"/>
      <text:p text:style-name="P25"><text:span text:style-name="T3">We will cast terror into the hearts of those who do not believe because they have associated others with Allah for which He has not sent down any authority. Their shelter will be the Fire. How evil is the abode of the wrongdoers! (Qur'an, 3:151)</text:span></text:p>
      <text:p text:style-name="P16"/>
      <text:p text:style-name="P17"/>
      <text:p text:style-name="P26"><text:span text:style-name="T13">THEY RUN AWAY FROM THOSE </text:span></text:p>
      <text:p text:style-name="P26"><text:span text:style-name="T13">WHO HAVE FAITH</text:span></text:p>
      <text:p text:style-name="P17"/>
      <text:p text:style-name="P25"><text:span text:style-name="T3">Like panicked donkeys fleeing from a lion? (Qur'an, 74:50-51)</text:span></text:p>
      <text:p text:style-name="P16"/>
      <text:p text:style-name="P17"/>
      <text:p text:style-name="P26"><text:span text:style-name="T13">THEY ARE DISTRESSED </text:span></text:p>
      <text:p text:style-name="P17"/>
      <text:p text:style-name="P25"><text:span text:style-name="T3">Be people of pure natural belief in Allah, not associating anything else with Him. As for anyone who associates others with Allah, it is as though he had fallen from the sky and the birds had seized him and carried him away or the wind had dropped him in a distant place. (Qur'an, 22:31)</text:span></text:p>
      <text:p text:style-name="P17"/>
      <text:p text:style-name="P25"><text:span text:style-name="T3">When Allah desires to guide someone, He expands his breast to Islam. When He desires to misguide someone, He makes his breast narrow and constricted as if he were climbing up into the sky. That is how Allah defiles those who have no faith. (Qur'an, 6:125)</text:span></text:p>
      <text:p text:style-name="P16"/>
      <text:p text:style-name="P17"/>
      <text:p text:style-name="P26"><text:span text:style-name="T13">THEY ARE IN PERMANENT DOUBT </text:span></text:p>
      <text:p text:style-name="P26"><text:span text:style-name="T13">AND ANXIETY</text:span></text:p>
      <text:p text:style-name="P17"/>
      <text:p text:style-name="P25"><text:span text:style-name="T3">But those who do not believe will not cease to be in doubt of it (the Qur'an) until the Hour comes on them suddenly or the punishment of a desolate Day arrives. (Qur'an, 22:55)</text:span></text:p>
      <text:p text:style-name="P17"/>
      <text:p text:style-name="P25"><text:span text:style-name="T3">Has news not reached you of those who came before you, the peoples of Nuh and 'Ad and Thamud, and those who came after them who are known to no one but Allah? Their Messengers came to them with Clear Signs, but they put their hands to their mouths, saying, 'We reject what you have been sent with. We have grave doubts about what you are calling us to.' (Qur'an, 14:9)</text:span></text:p>
      <text:p text:style-name="P17"/>
      <text:p text:style-name="P25"><text:span text:style-name="T3">It is He Who created you from clay and then decreed a fixed term, and another fixed term is specified with Him. Yet you still have doubts! (Qur'an, 6:2)</text:span></text:p>
      <text:p text:style-name="P17"/>
      <text:p text:style-name="P25"><text:soft-page-break/><text:span text:style-name="T3">They said, 'Salih, we had great hopes in you before this happened. Do you forbid us to worship what our fathers worshipped? We have grave doubts about what you are calling us to.' (Qur'an, 11:62)</text:span></text:p>
      <text:p text:style-name="P17"/>
      <text:p text:style-name="P17"/>
      <text:p text:style-name="P26"><text:span text:style-name="T13">THEY IMMEDIATELY FALL INTO DESPAIR</text:span></text:p>
      <text:p text:style-name="P17"/>
      <text:p text:style-name="P25"><text:span text:style-name="T3">If We let man taste mercy from Us, and then take it away from him, he is despairing, ungrateful; (Qur'an, 11:9)</text:span></text:p>
      <text:p text:style-name="P17"/>
      <text:p text:style-name="P25"><text:span text:style-name="T3">When We bless man, he turns away and draws aside. When evil touches him, he despairs. (Qur'an, 17:83)</text:span></text:p>
      <text:p text:style-name="P17"/>
      <text:p text:style-name="P25"><text:span text:style-name="T3">When We give people a taste of mercy, they rejoice in it, but when something bad happens to them because of what they themselves have done, they immediately lose all hope. (Qur'an, 30:36)</text:span></text:p>
      <text:p text:style-name="P17"/>
      <text:p text:style-name="P17"/>
      <text:p text:style-name="P26"><text:span text:style-name="T13">THEY ARE IN DISCORD </text:span></text:p>
      <text:p text:style-name="P26"><text:span text:style-name="T13">EVEN AMONG THEMSELVES</text:span></text:p>
      <text:p text:style-name="P17"/>
      <text:p text:style-name="P25"><text:span text:style-name="T3">Mankind was a single community. Then Allah sent out Prophets bringing good news and giving warning, and with them He sent down the Book with truth to decide between people regarding their differences. Only those who were given it (the Book) differed about it, after the Clear Signs had come to them, envying one another. Then, by His permission, Allah guided those who believed to the truth of that about which they had differed. Allah guides whoever He wills to a straight path. (Qur'an, 2:213)</text:span></text:p>
      <text:p text:style-name="P17"/>
      <text:p text:style-name="P25"><text:span text:style-name="T3">But those who do not believe are full of vain glory and entrenched in hostility. (Qur'an, 38:2)</text:span></text:p>
      <text:p text:style-name="P16"/>
      <text:p text:style-name="P17"/>
      <text:p text:style-name="P26"><text:span text:style-name="T13">THEY LEAD EACH OTHER TO HELL</text:span></text:p>
      <text:p text:style-name="P17"/>
      <text:p text:style-name="P25"><text:span text:style-name="T3">In this way We have appointed as enemies to every Prophet satans from both mankind and from the jinn, who inspire each other with delusions by means of specious words–if your Lord had willed, they would not have done it, so abandon them and all they fabricate. (Qur'an, 6:112)</text:span></text:p>
      <text:p text:style-name="P17"/>
      <text:p text:style-name="P25"><text:span text:style-name="T3">We made them leaders, summoning to the Fire, and on the Day of Rising they will not be helped. (Qur'an, 28:41)</text:span></text:p>
      <text:p text:style-name="P17"/>
      <text:p text:style-name="P25"><text:span text:style-name="T3">Arguing in it with one another, they will say, 'By Allah, we were plainly misguided when We equated you with the Lord of all the worlds. It was only the evildoers who misguided us (Qur'an, 26:96-99)</text:span></text:p>
      <text:p text:style-name="P17"><text:soft-page-break/></text:p>
      <text:p text:style-name="P25"><text:span text:style-name="T3">So on the Day of Rising they will carry the full weight of their own burdens and some of the burdens of those they misguided without knowledge. What an evil load they bear! (Qur'an, 16:25)</text:span></text:p>
      <text:p text:style-name="P17"/>
      <text:p text:style-name="P25"><text:span text:style-name="T3">Those against whom the Word has been justly carried out will say, 'Our Lord, those people we misled, we only misled them as we too were misled. We declare our innocence to You. It was not us they were worshipping!' (Qur'an, 28:63)</text:span></text:p>
      <text:p text:style-name="P17"/>
      <text:p text:style-name="P25"><text:span text:style-name="T3">Those who followed will say, 'If only we could have another chance, we would disown them just as they have disowned us.' In that way Allah will show them their actions as a cause of anguish and remorse for them. They will never emerge from the Fire. (Qur'an, 2:167)</text:span></text:p>
      <text:p text:style-name="P17"/>
      <text:p text:style-name="P25"><text:span text:style-name="T3">He will say, 'Enter the Fire together with the nations of jinn and men who have passed away before you.' Each time a nation enters, it will curse its sister nation, until, when they are all gathered together in it, the last of them will say to the first, 'Our Lord, those are the ones who misguided us, so give them a double punishment in the Fire.' He will say, 'Each will receive double. But you do not know it.' (Qur'an, 7:38)</text:span></text:p>
      <text:p text:style-name="P17"/>
      <text:p text:style-name="P17"/>
      <text:p text:style-name="P26"><text:span text:style-name="T13">THEY TRY TO DEFAME THE BELIEVERS </text:span></text:p>
      <text:p text:style-name="P26"><text:span text:style-name="T13">WITH CALUMNIES</text:span></text:p>
      <text:p text:style-name="P17"/>
      <text:p text:style-name="P25"><text:span text:style-name="T3">The ruling circle of Pharaoh's people said, 'This is certainly a skilled magician who desires to expel you from your land, so what do you recommend?' (Qur'an, 7:109-110)</text:span></text:p>
      <text:p text:style-name="P17"/>
      <text:p text:style-name="P25"><text:span text:style-name="T3">Furthermore they say, 'A muddled jumble of dreams!' and, 'He has invented it!' and, 'He is a poet!' and, 'Let him bring us a Sign like those sent to previous peoples.' (Qur'an, 21:5)</text:span></text:p>
      <text:p text:style-name="P17"/>
      <text:p text:style-name="P25"><text:span text:style-name="T3">What is he but a man who has invented a lie against Allah? We do not believe in him.' (Qur'an, 23:38)</text:span></text:p>
      <text:p text:style-name="P17"/>
      <text:p text:style-name="P25"><text:span text:style-name="T3">Has the Reminder been given to him of all of us?No indeed! He is an impudent liar.' (Qur'an, 54:25)</text:span></text:p>
      <text:p text:style-name="P17"/>
      <text:p text:style-name="P25"><text:span text:style-name="T3">Those who do not believe say, 'This is nothing but a lie he has invented and other people have helped him to do it. ' They have brought injustice and falsehood. (Qur'an, 25:4)</text:span></text:p>
      <text:p text:style-name="P17"/>
      <text:p text:style-name="P17"/>
      <text:p text:style-name="P26"><text:span text:style-name="T13">THEY ARE ARROGANT AND SPOILT</text:span></text:p>
      <text:p text:style-name="P17"/>
      <text:p text:style-name="P25"><text:soft-page-break/><text:span text:style-name="T3">'Do not run away! Return to the life of luxury you enjoyed and to the places where you lived, so that you can be interrogated!' (Qur'an, 21:13)</text:span></text:p>
      <text:p text:style-name="P17"/>
      <text:p text:style-name="P25"><text:span text:style-name="T3">How many cities We have destroyed which lived in insolent ingratitude! There are their houses, never again inhabited after them, except a little. It was We Who were their Heir. (Qur'an, 28:58)</text:span></text:p>
      <text:p text:style-name="P17"/>
      <text:p text:style-name="P25"><text:span text:style-name="T3">Qarun was one of the people of Musa but he lorded it over them. We gave him treasures, the keys alone to which were a heavy weight for a party of strong men. When his people said to him, 'Do not gloat. Allah does not love people who gloat. (Qur'an, 28:76)</text:span></text:p>
      <text:p text:style-name="P17"/>
      <text:p text:style-name="P25"><text:span text:style-name="T3">'No, the fact is that My Signs came to you but you denied them and were arrogant and were one of the unbelievers.' (Qur'an, 39:59)</text:span></text:p>
      <text:p text:style-name="P17"/>
      <text:p text:style-name="P17"/>
      <text:p text:style-name="P26"><text:span text:style-name="T13">THEY DO NOT ACCEPT</text:span></text:p>
      <text:p text:style-name="P26"><text:span text:style-name="T13">THEIR HELPLESSNESS</text:span></text:p>
      <text:p text:style-name="P17"/>
      <text:p text:style-name="P25"><text:span text:style-name="T3">'Taste that! You are the mighty one, the noble one! This is the very thing you used to doubt.' (Qur'an, 44:49-50)</text:span></text:p>
      <text:p text:style-name="P17"/>
      <text:p text:style-name="P25"><text:span text:style-name="T3">When he is told to have fear of Allah, he is seized by pride which drives him to wrongdoing. Hell will be enough for him! What an evil resting-place! (Qur'an, 2:206)</text:span></text:p>
      <text:p text:style-name="P16"/>
      <text:p text:style-name="P17"/>
      <text:p text:style-name="P26"><text:span text:style-name="T13">THEY ARE UNCLEAN</text:span></text:p>
      <text:p text:style-name="P17"/>
      <text:p text:style-name="P25"><text:span text:style-name="T3">You who believe! The idolaters are unclean, so after this year they should not come near the Masjid al-Haram. If you fear impoverishment, Allah will enrich you from His bounty if He wills. Allah is All-Knowing, All-Wise. (Qur'an, 9:28)</text:span></text:p>
      <text:p text:style-name="P16"/>
      <text:p text:style-name="P17"/>
      <text:p text:style-name="P26"><text:span text:style-name="T13">THEY ARE UNGRATEFUL</text:span></text:p>
      <text:p text:style-name="P17"/>
      <text:p text:style-name="P25"><text:span text:style-name="T3">In the same way We have sent you among a nation before which other nations passed away, to recite to them what We have revealed to you. Yet they still reject the All-Merciful. Say: 'He is my Lord; there is no god but Him. I put my trust in Him and I turn to Him.' (Qur'an, 13:30)</text:span></text:p>
      <text:p text:style-name="P17"/>
      <text:p text:style-name="P25"><text:span text:style-name="T3">But when He removes the harm from you, a group of you associate others with their Lord, ungrateful for what We have given them. Enjoy yourselves. You will soon know! (Qur'an, 16:54-55)</text:span></text:p>
      <text:p text:style-name="P17"/>
      <text:p text:style-name="P25"><text:soft-page-break/><text:span text:style-name="T3">If We let man taste mercy from Us, and then take it away from him, he is despairing, ungrateful; (Qur'an, 11:9)</text:span></text:p>
      <text:p text:style-name="P25"><text:span text:style-name="T3">When harm occurs to you at sea, those you call on vanish – except for Him alone! But when He delivers you to dry land, you turn away. Man truly is ungrateful. (Qur'an, 17:67)</text:span></text:p>
      <text:p text:style-name="P17"/>
      <text:p text:style-name="P25"><text:span text:style-name="T3">Allah has given you wives from among yourselves, and given you children and grandchildren from your wives, and provided good things for you. So why do they believe in falsehood and reject the blessings of Allah, (Qur'an, 16:72)</text:span></text:p>
      <text:p text:style-name="P17"/>
      <text:p text:style-name="P25"><text:span text:style-name="T3">When harm touches man, he calls on Us, lying on his side or sitting down or standing up. Then when We remove the harm from him he carries on as if he had never called on Us when the harm first touched him. In that way We make what they have done appear good to the profligate. (Qur'an, 10:12)</text:span></text:p>
      <text:p text:style-name="P17"/>
      <text:p text:style-name="P25"><text:span text:style-name="T3">When harm touches man he calls on Us.Then when We grant him a blessing from Us he says, 'I have only been given this because of my knowledge.' In fact it is a trial but most of them do not know it. (Qur'an, 39:49)</text:span></text:p>
      <text:p text:style-name="P17"/>
      <text:p text:style-name="P17"/>
      <text:p text:style-name="P26"><text:span text:style-name="T13">THEY ARE NEVER SATISFIED</text:span></text:p>
      <text:p text:style-name="P17"/>
      <text:p text:style-name="P25"><text:span text:style-name="T3">Leave the person I created on his own to Me alone, him to whom I have given great wealth and sons who stay with him, and whose way I have smoothed. Then he wants Me to add yet more! (Qur'an, 74:11-15)</text:span></text:p>
      <text:p text:style-name="P17"/>
      <text:p text:style-name="P25"><text:span text:style-name="T3">Your Lord is always lying in wait. As for man, when his Lord tests him by honouring him and favouring him, he says, 'My Lord has honoured me!' But then when He tests him by restricting his provision, he says, 'My Lord has humiliated me!' (Qur'an, 89:14-16)</text:span></text:p>
      <text:p text:style-name="P17"/>
      <text:p text:style-name="P17"/>
      <text:p text:style-name="P26"><text:span text:style-name="T13">THEY ARE SQUANDERERS</text:span></text:p>
      <text:p text:style-name="P17"/>
      <text:p text:style-name="P25"><text:span text:style-name="T3">Squanderers are brothers to the satans, and satan was ungrateful to his Lord. (Qur'an, 17:27)</text:span></text:p>
      <text:p text:style-name="P17"/>
      <text:p text:style-name="P17"/>
      <text:p text:style-name="P26"><text:span text:style-name="T13">THEY ARE PARSIMONIOUS</text:span></text:p>
      <text:p text:style-name="P17"/>
      <text:p text:style-name="P25"><text:span text:style-name="T3">As for those who are tight-fisted and direct others to be tight-fisted, and hide the bounty Allah has given them, We have prepared a humiliating punishment for those who do not believe. (Qur'an, 4:37)</text:span></text:p>
      <text:p text:style-name="P17"/>
      <text:p text:style-name="P25"><text:soft-page-break/><text:span text:style-name="T3">Or do they indeed really own a portion of Allah's kingdom? In that case they do not give so much as a scrap to other people! (Qur'an, 4:53)</text:span></text:p>
      <text:p text:style-name="P17"/>
      <text:p text:style-name="P25"><text:span text:style-name="T3">Say: 'Even if you possessed the vast storehouses of my Lord's mercy, you would still hold back, fearing they would run out.' (Qur'an, 17:100)</text:span></text:p>
      <text:p text:style-name="P16"/>
      <text:p text:style-name="P17"/>
      <text:p text:style-name="P26"><text:span text:style-name="T13">THEY DO NOT HELP THE POOR</text:span></text:p>
      <text:p text:style-name="P17"/>
      <text:p text:style-name="P25"><text:span text:style-name="T3">And deny help to others. (Qur'an, 107:7)</text:span></text:p>
      <text:p text:style-name="P17"/>
      <text:p text:style-name="P25"><text:span text:style-name="T3">And when they are told, 'Spend from the provision Allah has given you,' those who do not believe say to those who believe, 'Why should we feed someone whom, if He wished, Allah would feed Himself? You are clearly in error.' (Qur'an, 36:47)</text:span></text:p>
      <text:p text:style-name="P17"/>
      <text:p text:style-name="P25"><text:span text:style-name="T3">And we did not feed the poor. (Qur'an, 74:44)</text:span></text:p>
      <text:p text:style-name="P17"/>
      <text:p text:style-name="P25"><text:span text:style-name="T3">Have you seen him who denies the religion? He is the one who harshly rebuffs the orphan and does not urge the feeding of the poor. (Qur'an, 107:1-3)</text:span></text:p>
      <text:p text:style-name="P16"/>
      <text:p text:style-name="P17"/>
      <text:p text:style-name="P26"><text:span text:style-name="T13">THEY CONSUME PEOPLE'S WEALTH </text:span></text:p>
      <text:p text:style-name="P26"><text:span text:style-name="T13">BY WRONGFUL MEANS</text:span></text:p>
      <text:p text:style-name="P17"/>
      <text:p text:style-name="P25"><text:span text:style-name="T3">Give orphans their property, and do not substitute bad things for good. Do not assimilate their property into your own. Doing that is a serious crime. (Qur'an, 4:2)</text:span></text:p>
      <text:p text:style-name="P17"/>
      <text:p text:style-name="P25"><text:span text:style-name="T3">And because of their practising interest when they were forbidden to do it, and because of their consuming people's wealth by wrongful means, We have prepared for the unbelievers among them a painful punishment. (Qur'an, 4:161)</text:span></text:p>
      <text:p text:style-name="P17"/>
      <text:p text:style-name="P25"><text:span text:style-name="T3">And to Madyan We sent their brother Shu'ayb who said, 'My people, worship Allah! You have no other god than Him. A Clear Sign has come to you from your Lord. Give full measure and full weight. Do not diminish people's goods. Do not cause corruption in the land after it has been put right. That is better for you if you are believers. (Qur'an, 7:85)</text:span></text:p>
      <text:p text:style-name="P17"/>
      <text:p text:style-name="P25"><text:span text:style-name="T3">Woe to the defrauders! Those who, when they take a measure from people, exact full measure, but when they give them a measure or weight, hand over less than is due. (Qur'an, 83:1-3)</text:span></text:p>
      <text:p text:style-name="P17"/>
      <text:p text:style-name="P25"><text:soft-page-break/><text:span text:style-name="T3">Give full measure. Do not skimp. Weigh with a level balance. Do not diminish people's goods and do not go about the earth, corrupting it. (Qur'an, 26:181-183)</text:span></text:p>
      <text:p text:style-name="P16"/>
      <text:p text:style-name="P17"/>
      <text:p text:style-name="P26"><text:span text:style-name="T13">THEY LIKE TO SHOW OFF</text:span></text:p>
      <text:p text:style-name="P17"/>
      <text:p text:style-name="P25"><text:span text:style-name="T3">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people who do not believe. (Qur'an, 2:264)</text:span></text:p>
      <text:p text:style-name="P17"/>
      <text:p text:style-name="P25"><text:span text:style-name="T3">Do not be like those who left their homes in arrogance, showing off to people and barring them from the way of Allah – Allah encompasses what they do. (Qur'an, 8:47)</text:span></text:p>
      <text:p text:style-name="P16"/>
      <text:p text:style-name="P17"/>
      <text:p text:style-name="P26"><text:span text:style-name="T13">THEY ARE BOASTFUL </text:span></text:p>
      <text:p text:style-name="P26"><text:span text:style-name="T13">OF THEIR WEALTH AND POWER</text:span></text:p>
      <text:p text:style-name="P17"/>
      <text:p text:style-name="P25"><text:span text:style-name="T3">'Ad were arrogant in the land, without any right, saying, 'Who has greater strength than us?' Did they not see that Allah, Who created them, had greater strength than them? But they renounced Our Signs. (Qur'an, 41:15)</text:span></text:p>
      <text:p text:style-name="P17"/>
      <text:p text:style-name="P25"><text:span text:style-name="T3">He was a man of wealth and property and he said to his companion, debating with him, 'I have more wealth than you and more people under me.' (Qur'an, 18:34)</text:span></text:p>
      <text:p text:style-name="P17"/>
      <text:p text:style-name="P25"><text:span text:style-name="T3">Pharaoh called to his people, saying, 'My people, does the kingdom of Egypt not belong to me? Do not all these rivers flow under my control? Do you not then see? Am I not better than this man who is contemptible and can scarcely make anything clear? Why have gold bracelets not been put upon his arms and why is there not a train of angels accompanying him?' (Qur'an, 43:51-53)</text:span></text:p>
      <text:p text:style-name="P17"/>
      <text:p text:style-name="P17"/>
      <text:p text:style-name="P26"><text:span text:style-name="T13">THEY TRUST IN THEIR WEALTH </text:span></text:p>
      <text:p text:style-name="P26"><text:span text:style-name="T13">AND THEIR BEING IN THE MAJORITY</text:span></text:p>
      <text:p text:style-name="P17"/>
      <text:p text:style-name="P25"><text:span text:style-name="T3">Simply because he possesses wealth and sons. When Our Signs are recited to him, he says, 'Just myths of previous peoples!' (Qur'an, 68:14-15)</text:span></text:p>
      <text:p text:style-name="P17"/>
      <text:p text:style-name="P25"><text:soft-page-break/><text:span text:style-name="T3">Does he imagine that no one has power over him? He says, 'I have consumed vast quantities of wealth.' (Qur'an, 90:5-6)</text:span></text:p>
      <text:p text:style-name="P17"/>
      <text:p text:style-name="P25"><text:span text:style-name="T3">What about the one who argued with Ibrahim about his Lord, on the basis that Allah had given him sovereignty? Ibrahim said, 'My Lord is He Who gives life and causes to die.' He said, 'I too give life and cause to die.' Ibrahim said, 'Allah makes the sun come from the East. Make it come from the West.' And the one who did not believe was dumbfounded. Allah does not guide wrongdoing people. (Qur'an, 2:258)</text:span></text:p>
      <text:p text:style-name="P17"/>
      <text:p text:style-name="P25"><text:span text:style-name="T3">He was a man of wealth and property and he said to his companion, debating with him, 'I have more wealth than you and more people under me.' (Qur'an, 18:34)</text:span></text:p>
      <text:p text:style-name="P17"/>
      <text:p text:style-name="P25"><text:span text:style-name="T3">He thinks his wealth will make him live for ever. (Qur'an, 104:3)</text:span></text:p>
      <text:p text:style-name="P17"/>
      <text:p text:style-name="P25"><text:span text:style-name="T3">Say: 'As for those who are astray, let the All-Merciful prolong their term until they see what they were promised, whether it be the punishment or the Hour. Then they will know who is in the worse position and has the weaker troops.' (Qur'an, 19:75)</text:span></text:p>
      <text:p text:style-name="P17"/>
      <text:p text:style-name="P25"><text:span text:style-name="T3">They also said, 'We have more wealth and children. We are not going to be punished.' (Qur'an, 34:35)</text:span></text:p>
      <text:p text:style-name="P16"/>
      <text:p text:style-name="P17"/>
      <text:p text:style-name="P26"><text:span text:style-name="T13">THEY HONOUR ONLY THOSE </text:span></text:p>
      <text:p text:style-name="P26"><text:span text:style-name="T13">WITH WEALTH AND POWER</text:span></text:p>
      <text:p text:style-name="P17"/>
      <text:p text:style-name="P25"><text:span text:style-name="T3">Why, when you entered your garden, did you not say, "It is as Allah wills, there is no strength but in Allah"? Though you see me with less wealth and children than you possess, (Qur'an, 18:39)</text:span></text:p>
      <text:p text:style-name="P17"/>
      <text:p text:style-name="P25"><text:span text:style-name="T3">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Qur'an, 2:247)</text:span></text:p>
      <text:p text:style-name="P17"/>
      <text:p text:style-name="P25"><text:span text:style-name="T3">They say, 'Why was this Qur'an not sent down to one of the great men of the two cities?' (Qur'an, 43:31)</text:span></text:p>
      <text:p text:style-name="P17"/>
      <text:p text:style-name="P25"><text:span text:style-name="T3">Pharaoh called to his people, saying, 'My people,does the kingdom of Egypt not belong to me?Do not all these rivers flow under my control?Do you not then see? (Qur'an, 43:51)</text:span></text:p>
      <text:p text:style-name="P17"/>
      <text:p text:style-name="P25"><text:soft-page-break/><text:span text:style-name="T3">Am I not better than this man who is contemptible and can scarcely make anything clear? (Qur'an, 43:52)</text:span></text:p>
      <text:p text:style-name="P16"/>
      <text:p text:style-name="P17"/>
      <text:p text:style-name="P26"/>
      <text:p text:style-name="P32"><text:span text:style-name="T13">THEY TAKE THE SIDE OF THE POWERFUL, </text:span></text:p>
      <text:p text:style-name="P26"><text:span text:style-name="T13">NOT OF THE RIGHTEOUS</text:span></text:p>
      <text:p text:style-name="P17"/>
      <text:p text:style-name="P25"><text:span text:style-name="T3">Do those who take the unbelievers as protectors, rather than the believers, hope to find power and strength with them? Power and strength belong entirely to Allah. (Qur'an, 4:139)</text:span></text:p>
      <text:p text:style-name="P17"/>
      <text:p text:style-name="P25"><text:span text:style-name="T3">No one believed in Musa except for a few of his people out of fear that Pharaoh, and the elders, would persecute them. Pharaoh was high and mighty in the land. He was one of the profligate. (Qur'an, 10:83)</text:span></text:p>
      <text:p text:style-name="P17"/>
      <text:p text:style-name="P17"/>
      <text:p text:style-name="P26"><text:span text:style-name="T13">THEY TAKE EACH OTHER </text:span></text:p>
      <text:p text:style-name="P26"><text:span text:style-name="T13">AS FRIENDS AND INTIMATES</text:span></text:p>
      <text:p text:style-name="P17"/>
      <text:p text:style-name="P25"><text:span text:style-name="T3">Those who do not believe are the friends and protectors of one another. If you do not act in this way there will be turmoil in the land and great corruption. (Qur'an, 8:73)</text:span></text:p>
      <text:p text:style-name="P16"/>
      <text:p text:style-name="P17"/>
      <text:p text:style-name="P26"><text:span text:style-name="T13">THEY DEVIATE BY SAYING THE SAME THING</text:span></text:p>
      <text:p text:style-name="P26"><text:span text:style-name="T13">AS PREVIOUS PEOPLES </text:span></text:p>
      <text:p text:style-name="P17"/>
      <text:p text:style-name="P25"><text:span text:style-name="T3">However, they say the same as previous peoples said. (Qur'an, 23:81)</text:span></text:p>
      <text:p text:style-name="P17"/>
      <text:p text:style-name="P25"><text:span text:style-name="T3">Equally, no Messenger came to those before them without their saying, 'A magician or a madman!' Did they bequeathe this to each other? Indeed they are an unbridled people. (Qur'an, 51:52-53)</text:span></text:p>
      <text:p text:style-name="P17"/>
      <text:p text:style-name="P17"/>
      <text:p text:style-name="P26"><text:span text:style-name="T13">THEY ARE FRIENDS OF SATAN</text:span></text:p>
      <text:p text:style-name="P17"/>
      <text:p text:style-name="P25"><text:span text:style-name="T3">Those who believe fight in the Way of Allah. Those who do not believe fight in the way of false gods. So fight the friends of satan! Satan's scheming is always feeble. (Qur'an, 4:76)</text:span></text:p>
      <text:p text:style-name="P16"/>
      <text:p text:style-name="P17"/>
      <text:p text:style-name="P26"><text:span text:style-name="T13">THEY CAN MARRY ONLY EACH OTHER</text:span></text:p>
      <text:p text:style-name="P17"/>
      <text:p text:style-name="P25"><text:span text:style-name="T3">Corrupt women are for corrupt men and corrupt men are for corrupt women, Good women are for good men and good men are for good women. The latter are innocent of what they say. They will have forgiveness and generous provision. (Qur'an, 24:26)</text:span></text:p>
      <text:p text:style-name="P17"/>
      <text:p text:style-name="P26"><text:soft-page-break/><text:span text:style-name="T13">THEY DO NOT CARE FOR WOMEN</text:span></text:p>
      <text:p text:style-name="P17"/>
      <text:p text:style-name="P25"><text:span text:style-name="T3">They allot daughters to Allah–glory be to Him!–while they have (sons) they want! When one of them is given the good news of a baby girl, his face darkens and he is furious. He hides away from people because of the evil of the good news he has been given. Should he keep her ignominiously or bury her in the earth? What an evil judgement they make! (Qur'an, 16:57-59)</text:span></text:p>
      <text:p text:style-name="P17"/>
      <text:p text:style-name="P25"><text:span text:style-name="T3">Has He then taken daughters from what He has created and chosen sons for you? When any of them is given the good news of the very thing which he himself has ascribed to the All-Merciful his face darkens and he is furious. What! Is then one brought up among pretty trinkets who cannot produce a cogent argument (to be associated with Allah)!' (Qur'an, 43:16-18)</text:span></text:p>
      <text:p text:style-name="P17"/>
      <text:p text:style-name="P17"/>
      <text:p text:style-name="P26"><text:span text:style-name="T13">ALL THEIR ACTIONS IN THE LIFE </text:span></text:p>
      <text:p text:style-name="P26"><text:span text:style-name="T13">OF THIS WORLD WILL COME TO NOTHING</text:span></text:p>
      <text:p text:style-name="P17"/>
      <text:p text:style-name="P25"><text:span text:style-name="T3">Say: 'Shall I inform you of the greatest losers in their actions? People whose efforts in the life of this world are misguided while they suppose that they are doing good.' Those are the people who reject their Lord's Signs and the meeting with Him. Their actions will come to nothing and, on the Day of Rising, We will not assign them any weight. (Qur'an, 18:103-105)</text:span></text:p>
      <text:p text:style-name="P17"/>
      <text:p text:style-name="P25"><text:span text:style-name="T3">The metaphor of what they spend in their life in this world is that of a wind with an icy bite to it which strikes the crops of a people who have wronged themselves and destroys them. Allah did not wrong them; rather it was themselves they were wronging. (Qur'an, 3:117)</text:span></text:p>
      <text:p text:style-name="P17"/>
      <text:p text:style-name="P25"><text:span text:style-name="T3">As for those who desire the life of this world and its finery, We will give them full payment in it for their actions. They will not be deprived here of their due. But such people will have nothing in the hereafter but the Fire. What they achieved here will come to nothing. What they did will prove to be null and void. (Qur'an, 11:15-16)</text:span></text:p>
      <text:p text:style-name="P17"/>
      <text:p text:style-name="P17"/>
      <text:p text:style-name="P26"><text:span text:style-name="T13">THEY WILL RECEIVE PUNISHMENT BOTH IN </text:span></text:p>
      <text:p text:style-name="P26"><text:span text:style-name="T13">THE LIFE OF THIS WORLD AND IN THE HEREAFTER</text:span></text:p>
      <text:p text:style-name="P17"/>
      <text:p text:style-name="P25"><text:span text:style-name="T3">They will receive punishment in the life of this world and the punishment of the hereafter is harsher still. They have no defender against Allah. (Qur'an, 13:34)</text:span></text:p>
      <text:p text:style-name="P17"/>
      <text:p text:style-name="P25"><text:span text:style-name="T3">So Allah made an example of him seizing him with punishment in this world and the hereafter. (Qur'an, 79:25)</text:span></text:p>
      <text:p text:style-name="P12"><text:soft-page-break/></text:p>
      <text:p text:style-name="P17"/>
      <text:p text:style-name="P1"/>
      <text:p text:style-name="P2"><text:span text:style-name="T12">VERSES WITH RESPECT TO SUBJECTS</text:span></text:p>
      <text:p text:style-name="P17"/>
      <text:p text:style-name="P17"/>
      <text:p text:style-name="P26"><text:span text:style-name="T13">EVERYTHING IS CREATED ACCORDING TO A </text:span></text:p>
      <text:p text:style-name="P26"><text:span text:style-name="T13">PRE-ORDAINED DECREE</text:span></text:p>
      <text:p text:style-name="P12"/>
      <text:p text:style-name="P25"><text:span text:style-name="T3">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Qur'an, 10:61)</text:span></text:p>
      <text:p text:style-name="P17"/>
      <text:p text:style-name="P25"><text:span text:style-name="T3">When your sister went and said, "Shall I direct you to someone who will take care of him?" that was how We returned you to your mother so that she might delight her eyes and not be grieved. You killed a man and We rescued you from trouble and tested you with many trials. You stayed some years among the people of Madyan. Then you arrived at the pre-ordained time, Musa! (Qur'an, 20:40)</text:span></text:p>
      <text:p text:style-name="P17"/>
      <text:p text:style-name="P25"><text:span text:style-name="T3">No self can die except with Allah's permission, at a predetermined time. If anyone desires the reward of this world, We will give him some of it. If anyone desires the reward of the hereafter, We will give him some of it. We will recompense the thankful. (Qur'an, 3:145)</text:span></text:p>
      <text:p text:style-name="P17"/>
      <text:p text:style-name="P25"><text:span text:style-name="T3">Then He sent down to you, after the distress, security, restful sleep overtaking a group of you, whereas another group became prey to anxious thoughts, thinking other than the truth about Allah–thoughts belonging to the Time of Ignorance–saying, 'Do we have any say in the affair at all?' Say, 'The affair belongs entirely to Allah.' They are concealing things inside themselves which they do not disclose to you, saying, 'If we had only had a say in the affair, none of us would have been killed here in this place.' Say, 'Even if you had been inside your homes, those people for whom killing was decreed would have gone out to their place of death.' So that Allah might test what is in your breasts and purge what is in your hearts. Allah knows the contents of your hearts. (Qur'an, 3:154)</text:span></text:p>
      <text:p text:style-name="P17"/>
      <text:p text:style-name="P25"><text:span text:style-name="T3">It is He Who created you from clay and then decreed a fixed term, and another fixed term is specified with Him. Yet you still have doubts! (Qur'an, 6:2)</text:span></text:p>
      <text:p text:style-name="P17"/>
      <text:p text:style-name="P25"><text:span text:style-name="T3">We have created all things in due measure. (Qur'an, 54:49)</text:span></text:p>
      <text:p text:style-name="P17"/>
      <text:p text:style-name="P25"><text:span text:style-name="T3">Every nation has an appointed time. When their time comes, they cannot delay it a single hour or bring it forward. (Qur'an, 7:34)</text:span></text:p>
      <text:p text:style-name="P17"/>
      <text:p text:style-name="P25"><text:span text:style-name="T3">No nation can advance its appointed time nor can they delay it. (Qur'an, 15:5)</text:span></text:p>
      <text:p text:style-name="P25"><text:soft-page-break/><text:span text:style-name="T3">Say: 'I possess no power to harm or help myself except as Allah wills. Every nation has an appointed time. When their appointed time comes, they cannot delay it a single hour or bring it forward.' (Qur'an, 10:49)</text:span></text:p>
      <text:p text:style-name="P17"/>
      <text:p text:style-name="P25"><text:span text:style-name="T3">Certainly there is no hidden thing in either heaven or earth which is not in a Clear Book. (Qur'an, 27:75)</text:span></text:p>
      <text:p text:style-name="P17"/>
      <text:p text:style-name="P25"><text:span text:style-name="T3">Nothing occurs, either in the earth or in yourselves, without its being in a Book before We make it happen.That is something easy for Allah. (Qur'an, 57:22)</text:span></text:p>
      <text:p text:style-name="P17"/>
      <text:p text:style-name="P25"><text:span text:style-name="T3">And were it not for a prior word from your Lord, and a specified term, it would inevitably have already taken place. (Qur'an, 20:129)</text:span></text:p>
      <text:p text:style-name="P17"/>
      <text:p text:style-name="P25"><text:span text:style-name="T3">Mankind was only one community but then they differed, and had it not been for a prior Word from your Lord, they would already have been judged in respect of the differences between them. (Qur'an, 10:19)</text:span></text:p>
      <text:p text:style-name="P17"/>
      <text:p text:style-name="P25"><text:span text:style-name="T3">Say: 'Nothing can happen to us except what Allah has ordained for us. He is Our Master. It is in Allah that the believers should put their trust.' (Qur'an, 9:51)</text:span></text:p>
      <text:p text:style-name="P17"/>
      <text:p text:style-name="P25"><text:span text:style-name="T3">If Allah afflicts you with harm, no one can remove it except Him. If He desires good for you, no one can avert His favour. He bestows it on whichever of His servants He wills. He is Ever-Forgiving, Most Merciful. (Qur'an, 10:107)</text:span></text:p>
      <text:p text:style-name="P17"/>
      <text:p text:style-name="P25"><text:span text:style-name="T3">My counsel will not benefit you, for all my desire to counsel you, if Allah desires to lead you into error. He is your Lord and you will return to Him.' (Qur'an, 11:34)</text:span></text:p>
      <text:p text:style-name="P17"/>
      <text:p text:style-name="P25"><text:span text:style-name="T3">No nation can advance its appointed time nor can they delay it. (Qur'an, 23:43)</text:span></text:p>
      <text:p text:style-name="P17"/>
      <text:p text:style-name="P25"><text:span text:style-name="T3">Your Lord creates and chooses whatever He wills. The choice is not theirs. Glory be to Allah! He is exalted above anything they associate with Him! (Qur'an, 28:68)</text:span></text:p>
      <text:p text:style-name="P12"/>
      <text:p text:style-name="P23"/>
      <text:p text:style-name="P34"><text:span text:style-name="T12">LIVING BY THE BOUNDS</text:span></text:p>
      <text:p text:style-name="P23"><text:span text:style-name="T12">ALLAH HAS SET</text:span></text:p>
      <text:p text:style-name="P12"/>
      <text:p text:style-name="P12"/>
      <text:p text:style-name="P25"><text:span text:style-name="T3">Divorce can be pronounced two times; in which case wives may be retained with correctness and courtesy or released with good will. It is not lawful for you to keep anything you have given them unless a couple fear that they will not remain within Allah's limits. If you fear that they will not remain within Allah's limits, there is nothing wrong in the wife ransoming herself with some of what she received. These are Allah's limits, so do not overstep them. Those who overstep Allah's limits are wrongdoers. (Qur'an, 2:229)</text:span></text:p>
      <text:p text:style-name="P17"/>
      <text:p text:style-name="P25"><text:span text:style-name="T3">These are Allah's limits. As for those who obey Allah and His Messenger, We will admit them into Gardens with rivers flowing under them, remaining in them timelessly, for ever. That is the Great Victory. (Qur'an, 4:13)</text:span></text:p>
      <text:p text:style-name="P17"/>
      <text:p text:style-name="P25"><text:span text:style-name="T3">As for those who disobey Allah and His Messenger and overstep His limits, We will admit them into a Fire, remaining in it timelessly, for ever. They will have a humiliating punishment. (Qur'an, 4:14)</text:span></text:p>
      <text:p text:style-name="P17"/>
      <text:p text:style-name="P25"><text:span text:style-name="T3">You who believe! Do not make forbidden the good things Allah has made lawful for you, and do not overstep the limits. Allah does not love people who overstep the limits. (Qur'an, 5:87)</text:span></text:p>
      <text:p text:style-name="P17"/>
      <text:p text:style-name="P25"><text:span text:style-name="T3">Those who repent, those who worship, those who praise, those who fast, those who bow, those who prostrate, those who command the right, those who forbid the wrong, those who preserve the limits of Allah: give good news to the believers. (Qur'an, 9:112)</text:span></text:p>
      <text:p text:style-name="P17"/>
      <text:p text:style-name="P25"><text:span text:style-name="T3">That is it. If someone honours Allah's sacred things that is better for him in his Lord's sight. All livestock are permitted to you except what has already been recited to you. Have done with the defilement of idols and have done with telling lies. (Qur'an, 22:30)</text:span></text:p>
      <text:p text:style-name="P17"/>
      <text:p text:style-name="P25"><text:span text:style-name="T3">Those who guard their private parts except from their wives and any slaves they own,in which case they incur no blame, but if anyone desires any more than that,they have overstepped the limits; (Mearic Suresi, 29-31)</text:span></text:p>
      <text:p text:style-name="P17"/>
      <text:p text:style-name="P25"><text:span text:style-name="T3">As for anyone who does that out of enmity and wrongdoing, We will roast him in a Fire. That is an easy matter for Allah. (Qur'an, 4:30)</text:span></text:p>
      <text:p text:style-name="P17"/>
      <text:p text:style-name="P25"><text:span text:style-name="T3">O Prophet! When any of you divorce women, divorce them during their period of purity and calculate their term carefully. And have fear of Allah, your Lord. Do not evict them from their homes, nor should they leave, unless they commit an outright indecency. Those are Allah's limits, and anyone who </text:span><text:soft-page-break/><text:span text:style-name="T3">oversteps Allah's limits has wronged himself. You never know, it may well be that after that Allah will cause a new situation to develop. (Qur'an, 65:1)</text:span></text:p>
      <text:p text:style-name="P17"/>
      <text:p text:style-name="P25"><text:span text:style-name="T3">Call on your Lord humbly and secretly. He does not love those who overstep the limits. (Qur'an, 7:55)</text:span></text:p>
      <text:p text:style-name="P17"/>
      <text:p text:style-name="P25"><text:span text:style-name="T3">Say: 'People of the Book! Do not go to extremes in your religion, asserting other than the truth, and do not follow the whims and desires of people who were misguided previously and have misguided many others, and are far from the right way.' (Qur'an, 5:77)</text:span></text:p>
      <text:p text:style-name="P17"/>
      <text:p text:style-name="P25"><text:span text:style-name="T3">What is the matter with you that you do not eat that over which the name of Allah has been mentioned, when He has made clear to you what He has made forbidden for you except when you are forced to eat it? Many people lead others astray through their whims and desires without having any knowledge. Your Lord knows best those who overstep the limits. (Qur'an, 6:119)</text:span></text:p>
      <text:p text:style-name="P17"/>
      <text:p text:style-name="P25"><text:span text:style-name="T3">But We kept Our promise to them and rescued them and those We willed, and destroyed the profligate. (Qur'an, 21:9)</text:span></text:p>
      <text:p text:style-name="P17"/>
      <text:p text:style-name="P25"><text:span text:style-name="T3">That is how We repay anyone who is profligate and does not believe in the Signs of his Lord. And the punishment of the hereafter is much harsher and longer lasting. (Qur'an, 20:127)</text:span></text:p>
      <text:p text:style-name="P16"/>
      <text:p text:style-name="P17"/>
      <text:p text:style-name="P26"><text:span text:style-name="T13">THERE IS NO DIFFICULTY </text:span></text:p>
      <text:p text:style-name="P26"><text:span text:style-name="T13">IN THE RELIGION </text:span></text:p>
      <text:p text:style-name="P17"/>
      <text:p text:style-name="P25"><text:span text:style-name="T3">Strive for Allah with the striving due to Him. He has selected you and not placed any constraint upon you in the religion—the religion of your forefather Ibrahim. He named you Muslims before and also in this, so that the Messenger could be witness against you and you could be witnesses against all mankind. So perform prayer and give alms and hold fast to Allah. He is your Protector—the Best Protector, the Best Helper. (Qur'an, 22:78)</text:span></text:p>
      <text:p text:style-name="P17"/>
      <text:p text:style-name="P25"><text:span text:style-name="T3">We did not send down the Qur'an to you to make you miserable, but only as a reminder for those who have fear, (Qur'an, 20:2-3)</text:span></text:p>
      <text:p text:style-name="P17"/>
      <text:p text:style-name="P25"><text:span text:style-name="T3">We have made the Qur'an easy to remember.But is there any rememberer there? (Qur'an, 54:17)</text:span></text:p>
      <text:p text:style-name="P17"/>
      <text:p text:style-name="P25"><text:span text:style-name="T3">We have made it (the Qur'an) easy on your tongue so that you can give good news to those who guard against evil and warn stubbornly hostile people by it. (Qur'an, 19:97)</text:span></text:p>
      <text:p text:style-name="P17"/>
      <text:p text:style-name="P25"><text:span text:style-name="T3">… Whoever has fear of Allah—He will make matters easy for him. (Qur'an, 65:4)</text:span></text:p>
      <text:p text:style-name="P25"><text:soft-page-break/><text:span text:style-name="T3">We will ease you to the Easy Way. (Qur'an, 87:8)</text:span></text:p>
      <text:p text:style-name="P17"/>
      <text:p text:style-name="P25"><text:span text:style-name="T3">As for him who gives out and guards against evil and confirms the Good, We will pave his way to Ease. (Qur'an, 92:5-7)</text:span></text:p>
      <text:p text:style-name="P17"/>
      <text:p text:style-name="P25"><text:span text:style-name="T3">Allah desires to make things lighter for you. Man was created weak. (Qur'an, 4:28)</text:span></text:p>
      <text:p text:style-name="P17"/>
      <text:p text:style-name="P25"><text:span text:style-name="T3">As for those who believe and do right actions—We impose on no self any more than it can bear – they are the Companions of the Garden, remaining in it timelessly, for ever. (Qur'an, 7:42)</text:span></text:p>
      <text:p text:style-name="P17"/>
      <text:p text:style-name="P25"><text:span text:style-name="T3">We do not impose on any self any more than it can stand. With Us there is a Book which speaks the truth. They will not be wronged. (Qur'an, 23:62)</text:span></text:p>
      <text:p text:style-name="P17"/>
      <text:p text:style-name="P25"><text:span text:style-name="T3">The month of Ramadan is the one in which the Qur'an was sent down as guidance for mankind, with Clear Signs containing guidance and discrimination. Any of you who are resident for the month should fast it. But any of you who are ill or on a journey should fast a number of other days. Allah desires ease for you; He does not desire difficulty for you. You should complete the number of days and proclaim Allah's greatness for the guidance He has given you so that hopefully you will be thankful. (Qur'an, 2:185)</text:span></text:p>
      <text:p text:style-name="P16"/>
      <text:p text:style-name="P23"/>
      <text:p text:style-name="P34"><text:span text:style-name="T12">THE CONCEPT OF DISCIPLINE</text:span></text:p>
      <text:p text:style-name="P23"><text:span text:style-name="T12">IN THE QUR'AN</text:span></text:p>
      <text:p text:style-name="P17"/>
      <text:p text:style-name="P17"/>
      <text:p text:style-name="P26"><text:span text:style-name="T13">THERE IS NO GROUP </text:span></text:p>
      <text:p text:style-name="P26"><text:span text:style-name="T13">OF BELIEVERS WITHOUT A LEADER </text:span></text:p>
      <text:p text:style-name="P26"><text:span text:style-name="T13">ACCORDING TO THE QUR'AN</text:span></text:p>
      <text:p text:style-name="P17"/>
      <text:p text:style-name="P25"><text:span text:style-name="T3">We appointed leaders from among them, guiding by Our command when they were steadfast and when they had certainty about Our Signs. (Qur'an, 32:24)</text:span></text:p>
      <text:p text:style-name="P17"/>
      <text:p text:style-name="P25"><text:span text:style-name="T3">Remember when Ibrahim was tested by his Lord with certain words which he carried out completely. He said, 'I will make you a leader for mankind.' He asked, 'And what of my descendants?' He said, 'My contract does not include the wrongdoers.' (Qur'an, 2:124)</text:span></text:p>
      <text:p text:style-name="P17"/>
      <text:p text:style-name="P25"><text:span text:style-name="T3">We made them leaders, guiding by Our command, and revealed to them how to do good actions and perform prayer and give alms, and they worshipped Us. (Qur'an, 21:73)</text:span></text:p>
      <text:p text:style-name="P17"/>
      <text:p text:style-name="P25"><text:span text:style-name="T3">'Dawud! We have made you as an overlord on the earth, so judge between people with truth and do not follow your own desires, letting them misguide you from the Way of Allah. Those who are misguided from the Way of Allah will receive a harsh punishment because they forgot the Day of Reckoning.' (Qur'an, 38:26)</text:span></text:p>
      <text:p text:style-name="P16"/>
      <text:p text:style-name="P17"/>
      <text:p text:style-name="P26"><text:span text:style-name="T13">THE PROPHET IS CHOSEN BY ALLAH</text:span></text:p>
      <text:p text:style-name="P17"/>
      <text:p text:style-name="P25"><text:span text:style-name="T3">Allah will only leave the believers in the position you now are in so that He can sift out the rotten from the good. Allah has not given you access to the Unseen. But Allah chooses those of His Messengers whom He wills. So believe in Allah and His Messengers. If you believe and guard against evil, you will have an immense reward. (Qur'an, 3:179)</text:span></text:p>
      <text:p text:style-name="P17"/>
      <text:p text:style-name="P25"><text:span text:style-name="T3">We made them leaders, guiding by Our command, and revealed to them how to do good actions and perform prayer and give alms, and they worshipped Us. (Qur'an, 21:73)</text:span></text:p>
      <text:p text:style-name="P17"/>
      <text:p text:style-name="P25"><text:span text:style-name="T3">Your Lord creates and chooses whatever He wills. The choice is not theirs. Glory be to Allah! He is exalted above anything they associate with Him! (Qur'an, 28:68)</text:span></text:p>
      <text:p text:style-name="P17"/>
      <text:p text:style-name="P25"><text:soft-page-break/><text:span text:style-name="T3">Mankind! The Messenger has brought you the truth from your Lord, so it is better for you to believe. But if you do not believe, everything in the heavens and the earth belongs to Allah. Allah is All-Knowing, All-Wise. (Qur'an, 4:170)</text:span></text:p>
      <text:p text:style-name="P17"/>
      <text:p text:style-name="P25"><text:span text:style-name="T3">When a Sign comes to them, they say, We will not believe until we have been given the same as the Messengers of Allah were given.' Allah knows best where to place His Message. Debasement in the sight of Allah and a severe punishment will strike those who did wrong for the plots that they concocted. (Qur'an, 6:124)</text:span></text:p>
      <text:p text:style-name="P17"/>
      <text:p text:style-name="P25"><text:span text:style-name="T3">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Qur'an, 2:247)</text:span></text:p>
      <text:p text:style-name="P16"/>
      <text:p text:style-name="P17"/>
      <text:p text:style-name="P26"><text:span text:style-name="T13">LEADER SELECTION NOT BASED </text:span></text:p>
      <text:p text:style-name="P26"><text:span text:style-name="T13">ON THE QUR'AN DEPENDS ON SUPERIORITY</text:span></text:p>
      <text:p text:style-name="P26"><text:span text:style-name="T13">OF WEALTH, PROPERTY AND REPUTATION</text:span></text:p>
      <text:p text:style-name="P17"/>
      <text:p text:style-name="P25"><text:span text:style-name="T3">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Qur'an, 2:247)</text:span></text:p>
      <text:p text:style-name="P16"/>
      <text:p text:style-name="P17"/>
      <text:p text:style-name="P26"><text:span text:style-name="T13">THE PROPHET CHOSEN BY ALLAH IS</text:span></text:p>
      <text:p text:style-name="P26"><text:span text:style-name="T13">FAVOURED OVER OTHERS BY HEEDFULNESS, </text:span></text:p>
      <text:p text:style-name="P26"><text:span text:style-name="T13">WISDOM AND KNOWLEDGE</text:span></text:p>
      <text:p text:style-name="P17"/>
      <text:p text:style-name="P25"><text:span text:style-name="T3">The Egyptian who had bought him told his wife, 'Look after him with honour and respect. It's possible he will be of use to us or perhaps we might adopt him as a son.' And thus We established Yusuf in the land to teach him the true meaning of events. Allah is in control of His affair. However, most of mankind do not know. (Qur'an, 12:21)</text:span></text:p>
      <text:p text:style-name="P17"/>
      <text:p text:style-name="P25"><text:span text:style-name="T3">He said, 'No meal to feed you will arrive before I have informed you what they mean. That is part of what my Lord taught me. For I have left the religion of a people who clearly have no faith in Allah and are unbelievers about the world to come. (Qur'an, 12:37)</text:span></text:p>
      <text:p text:style-name="P17"><text:soft-page-break/></text:p>
      <text:p text:style-name="P25"><text:span text:style-name="T3">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Qur'an, 2:247)</text:span></text:p>
      <text:p text:style-name="P17"/>
      <text:p text:style-name="P25"><text:span text:style-name="T3">We gave knowledge to Dawud and Sulayman who said, 'Praise be to Allah Who has favoured us over many of His servants who are believers.' (Qur'an, 27:15)</text:span></text:p>
      <text:p text:style-name="P17"/>
      <text:p text:style-name="P25"><text:span text:style-name="T3">Allah showed great kindness to the believers when He sent a Messenger to them from among themselves to recite His Signs to them and purify them and teach them the Book and Wisdom, even though before that they were clearly misguided. (Qur'an, 3:164)</text:span></text:p>
      <text:p text:style-name="P17"/>
      <text:p text:style-name="P25"><text:span text:style-name="T3">We made them leaders, guiding by Our command, and revealed to them how to do good actions and perform prayer and give alms, and they worshipped Us. (Qur'an, 21:73)</text:span></text:p>
      <text:p text:style-name="P16"/>
      <text:p text:style-name="P17"/>
      <text:p text:style-name="P26"><text:span text:style-name="T13">HE IS A MAN OF KNOWLEDGE</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7"/>
      <text:p text:style-name="P25"><text:span text:style-name="T3">And when he reached his full strength and maturity, We gave him judgement and knowledge. That is how We recompense good-doers. (Qur'an, 28:14)</text:span></text:p>
      <text:p text:style-name="P17"/>
      <text:p text:style-name="P25"><text:span text:style-name="T3">My Lord, You have granted power to me on earth and taught me the true meaning of events. Originator of the heavens and earth, You are my Friend in this world and the Next. So take me as a Muslim at my death and join me to the people who are righteous.' (Qur'an, 12:101)</text:span></text:p>
      <text:p text:style-name="P17"/>
      <text:p text:style-name="P25"><text:span text:style-name="T3">But when they entered as their father said, it did not save them from Allah at all, yet a need in Ya'qub's soul was satisfied. He had knowledge which We had taught him, but most of mankind simply do not know. (Qur'an, 12:68)</text:span></text:p>
      <text:p text:style-name="P17"/>
      <text:p text:style-name="P25"><text:span text:style-name="T3">They found a servant of Ours whom We had granted mercy from Us and whom We had also given knowledge direct from Us. (Qur'an, 18:65)</text:span></text:p>
      <text:p text:style-name="P16"/>
      <text:p text:style-name="P26"><text:soft-page-break/><text:span text:style-name="T13">HE IS MOST ELOQUENT AND WISE</text:span></text:p>
      <text:p text:style-name="P17"/>
      <text:p text:style-name="P25"><text:span text:style-name="T3">And with Allah's permission they routed them. Dawud killed Goliath and Allah gave him kingship and wisdom and taught him whatever He willed. If it were not for Allah's driving some people back by means of others, the earth would have been corrupted. But Allah shows favour to all the worlds. (Qur'an, 2:251)</text:span></text:p>
      <text:p text:style-name="P17"/>
      <text:p text:style-name="P25"><text:span text:style-name="T3">'Yahya, take hold of the Book with vigour.' We gave him judgement while still a child, (Qur'an, 19:12)</text:span></text:p>
      <text:p text:style-name="P17"/>
      <text:p text:style-name="P25"><text:span text:style-name="T3">He gives wisdom to whoever He wills and he who has been given wisdom has been given great good. But no one pays heed but people of intelligence. (Qur'an, 2:269)</text:span></text:p>
      <text:p text:style-name="P17"/>
      <text:p text:style-name="P25"><text:span text:style-name="T3">We made his kingdom strong and gave him wisdom and decisive speech. (Qur'an, 38:20)</text:span></text:p>
      <text:p text:style-name="P16"/>
      <text:p text:style-name="P17"/>
      <text:p text:style-name="P26"><text:span text:style-name="T13">HE IS ABLE TO UNDERSTAND </text:span></text:p>
      <text:p text:style-name="P26"><text:span text:style-name="T13">THE QUR'AN PERFECTLY</text:span></text:p>
      <text:p text:style-name="P17"/>
      <text:p text:style-name="P25"><text:span text:style-name="T3">Were it not for Allah's favour to you and His mercy, a group of them would almost have managed to mislead you. But they mislead no one but themselves and do not harm you in any way. Allah has sent down the Book and Wisdom to you and taught you what you did not know before. Allah's favour to you is indeed immense. (Qur'an, 4:113) </text:span></text:p>
      <text:p text:style-name="P17"/>
      <text:p text:style-name="P25"><text:span text:style-name="T3">We have sent down the Book to you with the truth so that you can judge between people according to what Allah has shown to you. But do not be an advocate for the treacherous. (Qur'an, 4:105)</text:span></text:p>
      <text:p text:style-name="P17"/>
      <text:p text:style-name="P25"><text:span text:style-name="T3">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Qur'an, 5:49)</text:span></text:p>
      <text:p text:style-name="P16"/>
      <text:p text:style-name="P17"/>
      <text:p text:style-name="P26"><text:span text:style-name="T13">ALLAH HAS FAVOURED HIM </text:span></text:p>
      <text:p text:style-name="P26"><text:span text:style-name="T13">WITH SUPERIORITY IN TERMS </text:span></text:p>
      <text:p text:style-name="P26"><text:span text:style-name="T13">OF PROPERTY AND EMINENCE</text:span></text:p>
      <text:p text:style-name="P17"/>
      <text:p text:style-name="P25"><text:span text:style-name="T3">They will ask you about Dhu'l-Qarnayn. Say: 'I will tell you something about him.' We gave him power and authority on the earth and granted him a way to everything. (Qur'an, 18:83-84)</text:span></text:p>
      <text:p text:style-name="P25"><text:soft-page-break/><text:span text:style-name="T3">And with Allah's permission they routed them. Dawud killed Goliath and Allah gave him kingship and wisdom and taught him whatever He willed. If it were not for Allah's driving some people back by means of others, the earth would have been corrupted. But Allah shows favour to all the worlds. (Qur'an, 2:251)</text:span></text:p>
      <text:p text:style-name="P17"/>
      <text:p text:style-name="P25"><text:span text:style-name="T3">My Lord, You have granted power to me on earth and taught me the true meaning of events. Originator of the heavens and earth, You are my Friend in this world and the Next. So take me as a Muslim at my death and join me to the people who are righteous.' (Qur'an, 12:101)</text:span></text:p>
      <text:p text:style-name="P17"/>
      <text:p text:style-name="P25"><text:span text:style-name="T3">We made his kingdom strong and gave him wisdom and decisive speech. (Qur'an, 38:20)</text:span></text:p>
      <text:p text:style-name="P17"/>
      <text:p text:style-name="P25"><text:span text:style-name="T3">Or do they in fact envy other people for the bounty Allah has granted them? We gave the family of Ibrahim the Book and Wisdom, and We gave them an immense kingdom. (Qur'an, 4:54)</text:span></text:p>
      <text:p text:style-name="P16"/>
      <text:p text:style-name="P17"/>
      <text:p text:style-name="P26"><text:span text:style-name="T13">HE JUDGES BY THE QUR'AN</text:span></text:p>
      <text:p text:style-name="P17"/>
      <text:p text:style-name="P25"><text:span text:style-name="T3">It is He Who raised up among the unlettered people a Messenger from them to recite His Signs to them and purify them and teach them the Book and Wisdom, even though before that they were clearly misguided. (Qur'an, 62:2)</text:span></text:p>
      <text:p text:style-name="P17"/>
      <text:p text:style-name="P25"><text:span text:style-name="T3">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Qur'an, 5:49)</text:span></text:p>
      <text:p text:style-name="P17"/>
      <text:p text:style-name="P25"><text:span text:style-name="T3">We have sent down the Book to you with the truth so that you can judge between people according to what Allah has shown to you. But do not be an advocate for the treacherous. (Qur'an, 4:105)</text:span></text:p>
      <text:p text:style-name="P16"/>
      <text:p text:style-name="P17"/>
      <text:p text:style-name="P26"><text:span text:style-name="T13">HE TEACHES THE QUR'AN, WISDOM, </text:span></text:p>
      <text:p text:style-name="P26"><text:span text:style-name="T13">AND THE DISTINCTION </text:span></text:p>
      <text:p text:style-name="P26"><text:span text:style-name="T13">BETWEEN RIGHT AND WRONG</text:span></text:p>
      <text:p text:style-name="P17"/>
      <text:p text:style-name="P25"><text:span text:style-name="T3">For this We sent a Messenger to you from among you to recite Our Signs to you and purify you and teach you the Book and Wisdom and teach you things you did not know before. (Qur'an, 2:151)</text:span></text:p>
      <text:p text:style-name="P17"/>
      <text:p text:style-name="P25"><text:span text:style-name="T3">(We sent those) who brought Clear Signs and Revealed Books. And We have sent down the Reminder (the Qur'an) to you so that you can make clear to mankind what has been sent down to them so that hopefully they will reflect. (Qur'an, 16:44)</text:span></text:p>
      <text:p text:style-name="P25"><text:soft-page-break/><text:span text:style-name="T3">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ur him and help him, and follow the Light that has been sent down with him, they are the ones who are successful.' (Qur'an, 7:157)</text:span></text:p>
      <text:p text:style-name="P17"/>
      <text:p text:style-name="P25"><text:span text:style-name="T3">Allah showed great kindness to the believers when He sent a Messenger to them from among themselves to recite His Signs to them and purify them and teach them the Book and Wisdom, even though before that they were clearly misguided. (Qur'an, 3:164)</text:span></text:p>
      <text:p text:style-name="P17"/>
      <text:p text:style-name="P25"><text:span text:style-name="T3">It is He Who raised up among the unlettered people a Messenger from them to recite His Signs to them and purify them and teach them the Book and Wisdom, even though before that they were clearly misguided. (Qur'an, 62:2)</text:span></text:p>
      <text:p text:style-name="P16"/>
      <text:p text:style-name="P17"/>
      <text:p text:style-name="P26"><text:span text:style-name="T13">HE CLARIFIES THOSE THINGS ABOUT </text:span></text:p>
      <text:p text:style-name="P26"><text:span text:style-name="T13">WHICH THE BELIEVERS MAY DIFFER</text:span></text:p>
      <text:p text:style-name="P17"/>
      <text:p text:style-name="P25"><text:span text:style-name="T3">Messengers bringing good news and giving warning, so that people will have no argument against Allah after the coming of the Messengers. Allah is Almighty, All-Wise. (Qur'an, 4:165)</text:span></text:p>
      <text:p text:style-name="P17"/>
      <text:p text:style-name="P25"><text:span text:style-name="T3">And when 'Isa came with the Clear Signs, he said, 'I have come to you with Wisdom and to clarify for you some of the things about which you have differed.Therefore have fear of Allah and obey me. (Qur'an, 43:63)</text:span></text:p>
      <text:p text:style-name="P17"/>
      <text:p text:style-name="P25"><text:span text:style-name="T3">We gave to Musa and Harun the Discrimination and a Shining Light and a Reminder for those who guard against evil. (Qur'an, 21:48)</text:span></text:p>
      <text:p text:style-name="P17"/>
      <text:p text:style-name="P25"><text:span text:style-name="T3">A Messenger reciting Allah's Clear Signs to you to bring those who believe and do right actions out of the darkness into the Light. Whoever believes in Allah and acts rightly, We will admit him into Gardens with rivers flowing under them remaining in them timelessly, for ever and ever. Allah has provided for him excellently! (Qur'an, 65:11)</text:span></text:p>
      <text:p text:style-name="P16"/>
      <text:p text:style-name="P17"/>
      <text:p text:style-name="P26"><text:span text:style-name="T13">HE SEEKS THE PLEASURE OF ALLAH</text:span></text:p>
      <text:p text:style-name="P17"/>
      <text:p text:style-name="P25"><text:span text:style-name="T3">Say: 'I am commanded to worship Allah, making my religion sincerely His. (Qur'an, 39:11)</text:span></text:p>
      <text:p text:style-name="P17"/>
      <text:p text:style-name="P25"><text:span text:style-name="T3">'Why have you hurried on ahead of your people, Musa?' He said, 'They are following in my tracks. I have hurried on ahead to you, My Lord, to gain Your good pleasure.' (Qur'an, 20:83-84)</text:span></text:p>
      <text:p text:style-name="P26"><text:soft-page-break/></text:p>
      <text:p text:style-name="P32"><text:span text:style-name="T13">HE IS MOST TRUSTWORTHY</text:span></text:p>
      <text:p text:style-name="P17"/>
      <text:p text:style-name="P25"><text:span text:style-name="T3">(The King said, 'Bring him to me straight away! So I may draw him very close to me.' When he had spoken with him, he declared, 'Today you are trusted, established in our sight.' (Qur'an, 12:54)</text:span></text:p>
      <text:p text:style-name="P17"/>
      <text:p text:style-name="P25"><text:span text:style-name="T3">I am a faithful Messenger to you (Qur'an, 26:107)</text:span></text:p>
      <text:p text:style-name="P17"/>
      <text:p text:style-name="P25"><text:span text:style-name="T3">Allah made a covenant with the tribe of Israel and We raised up twelve trustworthy leaders from among them. Allah said, 'I am with you. If you perform prayer and give alms, and believe in My Messengers and respect and support them, and make a generous loan to Allah, I will erase your wrong actions from you and admit you into Gardens with rivers flowing under them. Anyone of you who does not believe following that will have strayed from the Level Path.' (Qur'an, 5:12)</text:span></text:p>
      <text:p text:style-name="P17"/>
      <text:p text:style-name="P25"><text:span text:style-name="T3">Before them We put Pharaoh's people to the test when a noble Messenger came to them, saying 'Hand over to me the servants of Allah. I am a trustworthy Messenger to you'. (Qur'an, 44:17-18)</text:span></text:p>
      <text:p text:style-name="P17"/>
      <text:p text:style-name="P25"><text:span text:style-name="T3">The ruling circle of those of his people who did not believe said, 'We consider you a fool and think you are a liar.' He said, 'My people, I am by no means a fool, but rather am a Messenger from the Lord of all the worlds, transmitting my Lord's Message to you, and I am a faithful counsellor to you. (Qur'an, 7:66-68)</text:span></text:p>
      <text:p text:style-name="P17"/>
      <text:p text:style-name="P25"><text:span text:style-name="T3">A messenger) possessing great strength, securely placed with the Lord of the Throne, obeyed there, trustworthy. (Qur'an, 81:20-21)</text:span></text:p>
      <text:p text:style-name="P16"/>
      <text:p text:style-name="P17"/>
      <text:p text:style-name="P26"><text:span text:style-name="T13">HE IS UNDER THE PRESERVATION OF ALLAH</text:span></text:p>
      <text:p text:style-name="P17"/>
      <text:p text:style-name="P25"><text:span text:style-name="T3">They are people who listen to lies and consume ill-gotten gains. If they come to you, you can either judge between them or turn away from them. If you turn away from them, they cannot harm you in any way. But if you do judge, judge between them justly. Allah loves the just. (Qur'an, 5:42)</text:span></text:p>
      <text:p text:style-name="P17"/>
      <text:p text:style-name="P25"><text:span text:style-name="T3">You are the best nation ever to be produced before mankind. You enjoin the right, forbid the wrong and believe in Allah. If the People of the Book were to believe, it would be better for them. Some of them are believers but most of them are deviators. They will not harm you except with abusive words. If they fight you, they will turn their backs on you. Then they will not be helped. (Qur'an, 3:110-111)</text:span></text:p>
      <text:p text:style-name="P17"/>
      <text:p text:style-name="P25"><text:span text:style-name="T3">You who believe! Remember Allah's blessing to you when forces came against you and We sent a wind against them and other forces you could not see. Allah sees what you do. (Qur'an, 33:9)</text:span></text:p>
      <text:p text:style-name="P17"/>
      <text:p text:style-name="P25"><text:soft-page-break/><text:span text:style-name="T3">Those who anticipate the worst for you say, 'Were we not with you?' whenever you gain a victory from Allah, but if the unbelievers have a success they say, 'Did we not have the upper hand over you and yet in spite of that keep the believers away from you?' Allah will judge between you on the Day of Rising. Allah will not give the unbelievers any way against the believers. (Qur'an, 4:141)</text:span></text:p>
      <text:p text:style-name="P17"/>
      <text:p text:style-name="P25"><text:span text:style-name="T3">You who believe! You are only responsible for yourselves. The misguided cannot harm you as long as you are guided. All of you will return to Allah and He will inform you about what you were doing. (Qur'an, 5:105)</text:span></text:p>
      <text:p text:style-name="P17"/>
      <text:p text:style-name="P25"><text:span text:style-name="T3">He (Sulayman) said, 'We will soon see if you have told the truth or are a liar. Take this letter of mine and deliver it to them and then withdraw from them a little and see how they respond.' (Qur'an, 27:27-28)</text:span></text:p>
      <text:p text:style-name="P17"/>
      <text:p text:style-name="P25"><text:span text:style-name="T3">That they would certainly be helped. It is Our army which will be victorious. (Qur'an, 37:172-173)</text:span></text:p>
      <text:p text:style-name="P16"/>
      <text:p text:style-name="P17"/>
      <text:p text:style-name="P26"><text:span text:style-name="T13">HE DOES NOT EXPECT ANY THING </text:span></text:p>
      <text:p text:style-name="P26"><text:span text:style-name="T13">IN RETURN FOR HIS ACTIONS</text:span></text:p>
      <text:p text:style-name="P17"/>
      <text:p text:style-name="P25"><text:span text:style-name="T3">My people! I do not ask you for any wage for it. My wage is the responsibility of Him Who brought me into being. So will you not use your intellect? (Qur'an, 11:51)</text:span></text:p>
      <text:p text:style-name="P17"/>
      <text:p text:style-name="P25"><text:span text:style-name="T3">I do not ask you for any wage for it. My wage is the responsibility of no one but the Lord of all the worlds (Qur'an, 26:109)</text:span></text:p>
      <text:p text:style-name="P16"/>
      <text:p text:style-name="P17"/>
      <text:p text:style-name="P26"><text:span text:style-name="T13">HE HAS A DISTINCTIVE POWER </text:span></text:p>
      <text:p text:style-name="P26"><text:span text:style-name="T13">TO STRUGGLE WITH THE UNBELIEVERS</text:span></text:p>
      <text:p text:style-name="P17"/>
      <text:p text:style-name="P25"><text:span text:style-name="T3">So fight in the way of Allah—you are only answerable for yourself—and spur on the believers. It may well be that Allah will curb the force of the unbelievers. Allah has greater force and greater power to punish. (Qur'an, 4:84)</text:span></text:p>
      <text:p text:style-name="P17"/>
      <text:p text:style-name="P25"><text:span text:style-name="T3">O Prophet! Spur on the believers to fight. If there are twenty of you who are steadfast, they will overcome two hundred; and if there are a hundred of you, they will overcome a thousand of those who do not believe, because they are people who do not understand. (Qur'an, 8:65)</text:span></text:p>
      <text:p text:style-name="P17"/>
      <text:p text:style-name="P25"><text:span text:style-name="T3">Remember when you left your family early in the day to instal the believers in their battle stations. Allah is All-Hearing, All-Knowing. (Qur'an, 3:121)</text:span></text:p>
      <text:p text:style-name="P25"><text:soft-page-break/><text:span text:style-name="T3">Go out to fight, light-armed and heavy-armed, and strive with your wealth and yourselves in the Way of Allah. That is better for you if you only knew. (Qur'an, 9:41)</text:span></text:p>
      <text:p text:style-name="P17"/>
      <text:p text:style-name="P25"><text:span text:style-name="T3">Fight them! Allah will punish them at your hands, and disgrace them and help you against them, and heal the hearts of those who believe. (Qur'an, 9:14)</text:span></text:p>
      <text:p text:style-name="P17"/>
      <text:p text:style-name="P25"><text:span text:style-name="T3">O Prophet, strive against the unbelievers and hypocrites and be harsh with them. Their shelter will be Hell. What an evil destination! (Qur'an, 9:73)</text:span></text:p>
      <text:p text:style-name="P17"/>
      <text:p text:style-name="P25"><text:span text:style-name="T3">But the Messenger and those who believe along with him have strived with their wealth and with themselves. They are the people who will have the good things. They are the ones who are successful. (Qur'an, 9:88)</text:span></text:p>
      <text:p text:style-name="P17"/>
      <text:p text:style-name="P25"><text:span text:style-name="T3">So if you come upon such people in war, make a harsh example of them to deter those coming after them so that hopefully they will pay heed. (Qur'an, 8:57)</text:span></text:p>
      <text:p text:style-name="P16"/>
      <text:p text:style-name="P17"/>
      <text:p text:style-name="P26"><text:span text:style-name="T13">HE HAS A PERFECT SYSTEM OF INTELLIGENCE</text:span></text:p>
      <text:p text:style-name="P17"/>
      <text:p text:style-name="P25"><text:span text:style-name="T3">A demon of the jinn said, 'I will bring it to you before you get up from your seat. I am strong and trustworthy enough to do it.' He who possessed knowledge of the Book said, 'I will bring it to you before your glance returns to you.' And when he (Sulayman) saw it standing firmly in his presence, he said, 'This is part of my Lord's favour to test me to see if I will give thanks or show ingratitude. Whoever gives thanks only does so to his own gain. Whoever is ungrateful, my Lord is Rich Beyond Need, Generous.' (Qur'an, 27:39-40)</text:span></text:p>
      <text:p text:style-name="P17"/>
      <text:p text:style-name="P25"><text:span text:style-name="T3">Then, when they reached the Valley of the Ants, an ant said, 'Ants! Enter your dwellings so that Sulayman and his troops do not crush you unwittingly.' He (Sulayman) smiled, laughing at its words, and said, 'My Lord, keep me thankful for the blessing You have bestowed on me and on my parents, and keep me acting rightly, pleasing You, and admit me, by Your mercy, among Your servants who are righteous.' He inspected the birds and said, 'How is it that I do not see the hoopoe? Or is it absent without leave? I will certainly punish it most severely or slaughter it if it does not bring me clear authority.' (Qur'an, 27:18-21)</text:span></text:p>
      <text:p text:style-name="P17"/>
      <text:p text:style-name="P25"><text:span text:style-name="T3">He (Sulayman) said, 'We will soon see if you have told the truth or are a liar. Take this letter of mine and deliver it to them and then withdraw from them a little and see how they respond.' (Qur'an, 27:27-28)</text:span></text:p>
      <text:p text:style-name="P16"/>
      <text:p text:style-name="P26"/>
      <text:p text:style-name="P32"><text:span text:style-name="T13">HE HAS A REMARKABLE ABILITY </text:span></text:p>
      <text:p text:style-name="P26"><text:span text:style-name="T13">TO MANAGE AND RULE</text:span></text:p>
      <text:p text:style-name="P17"/>
      <text:p text:style-name="P25"><text:span text:style-name="T3">Sulayman's troops, made up of jinn and men and birds, were assembled for him, paraded in tight ranks. (Qur'an, 27:17)</text:span></text:p>
      <text:p text:style-name="P17"/>
      <text:p text:style-name="P25"><text:span text:style-name="T3">He inspected the birds and said, 'How is it that I do not see the hoopoe? Or is it absent without leave? I will certainly punish it most severely or slaughter it if it does not bring me clear authority.' (Qur'an, 27:20-21)</text:span></text:p>
      <text:p text:style-name="P16"/>
      <text:p text:style-name="P17"/>
      <text:p text:style-name="P26"><text:span text:style-name="T13">ALLAH MAY PLACE THE JINN AT HIS SERVICE</text:span></text:p>
      <text:p text:style-name="P17"/>
      <text:p text:style-name="P25"><text:span text:style-name="T3">Sulayman's troops, made up of jinn and men and birds, were assembled for him, paraded in tight ranks. (Qur'an, 27:17)</text:span></text:p>
      <text:p text:style-name="P17"/>
      <text:p text:style-name="P25"><text:span text:style-name="T3">He inspected the birds and said, 'How is it that I do not see the hoopoe? Or is it absent without leave? I will certainly punish it most severely or slaughter it if it does not bring me clear authority.' However, it was not long delayed, and then it said, 'I have comprehended something you have not and bring you accurate intelligence from Sheba. (Qur'an, 27:20-22)</text:span></text:p>
      <text:p text:style-name="P16"/>
      <text:p text:style-name="P17"/>
      <text:p text:style-name="P26"><text:span text:style-name="T13">THE UNBELIEVERS AND </text:span></text:p>
      <text:p text:style-name="P26"><text:span text:style-name="T13">THE HYPOCRITES CERTAINLY VILIFY HIM</text:span></text:p>
      <text:p text:style-name="P17"/>
      <text:p text:style-name="P25"><text:span text:style-name="T3">They said, 'No matter what kind of Sign you bring us to bewitch us, we will not believe in you.' (Qur'an, 7:132)</text:span></text:p>
      <text:p text:style-name="P17"/>
      <text:p text:style-name="P25"><text:span text:style-name="T3">Do people find it so surprising that We should reveal to a man among them: 'Warn mankind and give good news to those who believe that they are on a sure footing with their Lord'? The unbelievers say, 'This is downright magic!' (Qur'an, 10:2)</text:span></text:p>
      <text:p text:style-name="P17"/>
      <text:p text:style-name="P25"><text:span text:style-name="T3">They say, 'You (Muhammad), to whom the Reminder has been sent down, are clearly mad.' (Qur'an, 15:6)</text:span></text:p>
      <text:p text:style-name="P17"/>
      <text:p text:style-name="P25"><text:span text:style-name="T3">Before them the people of Nuh denied the truth. They denied Our servant, saying, 'He is madman,' and he was driven away with jeers. (Qur'an, 54:9)</text:span></text:p>
      <text:p text:style-name="P17"/>
      <text:p text:style-name="P25"><text:soft-page-break/><text:span text:style-name="T3">Those who do not believe say, 'This is nothing but a lie he has invented and other people have helped him to do it. They have brought injustice and falsehood.' (Qur'an, 25:4)</text:span></text:p>
      <text:p text:style-name="P25"><text:span text:style-name="T3">Furthermore they say, 'A muddled jumble of dreams!' and, 'He has invented it!' and, 'He is a poet!' and, 'Let him bring us a Sign like those sent to previous peoples.' (Qur'an, 21:5)</text:span></text:p>
      <text:p text:style-name="P17"/>
      <text:p text:style-name="P25"><text:span text:style-name="T3">They are surprised that a warner should come to them from among themselves.The unbelievers say, 'This is a lying magician.' (Qur'an, 38:4)</text:span></text:p>
      <text:p text:style-name="P17"/>
      <text:p text:style-name="P25"><text:span text:style-name="T3">The ruling circle of Pharaoh's people said, 'This is certainly a skilled magician who desires to expel you from your land, so what do you recommend?' (Qur'an, 7:109-110)</text:span></text:p>
      <text:p text:style-name="P17"/>
      <text:p text:style-name="P25"><text:span text:style-name="T3">Among them are some who insult the Prophet, saying he is only an ear. Say, 'An ear of good for you, believing in Allah and believing in the believers, and a mercy for those among you who believe.' As for those who insult the Messenger of Allah, they will have a painful punishment. (Qur'an, 9:61)</text:span></text:p>
      <text:p text:style-name="P17"/>
      <text:p text:style-name="P25"><text:span text:style-name="T3">What is he but a man who has invented a lie against Allah? We do not believe in him.' (Qur'an, 23:38)</text:span></text:p>
      <text:p text:style-name="P17"/>
      <text:p text:style-name="P25"><text:span text:style-name="T3">Has the Reminder been given to him of all of us? No indeed! He is an impudent liar.' (Qur'an, 54:25)</text:span></text:p>
      <text:p text:style-name="P17"/>
      <text:p text:style-name="P25"><text:span text:style-name="T3">Do not obey the unbelievers and hypocrites and disregard their abuse of you. Put your trust in Allah. Allah suffices as a Protector. (Qur'an, 33:48)</text:span></text:p>
      <text:p text:style-name="P17"/>
      <text:p text:style-name="P25"><text:span text:style-name="T3">Some of the Jews distort the true meaning of words, saying, 'We hear and disobey,' and 'Listen without listening,' and 'Listen to us!' twisting them with their tongues, disparaging the religion. If they had said, 'We hear and we obey,' and 'Listen,' and, 'Look at us!' that would have been better for them and more upright. But Allah has cursed them for their disbelief. Very few of them believe. (Qur'an, 4:46)</text:span></text:p>
      <text:p text:style-name="P17"/>
      <text:p text:style-name="P25"><text:span text:style-name="T3">They are the people who say, 'Do not spend on those who are with the Messenger of Allah, so that they may go away.' The treasuries of the heavens and earth belong to Allah. But the hypocrites do not understand this. (Qur'an, 63:7)</text:span></text:p>
      <text:p text:style-name="P17"/>
      <text:p text:style-name="P25"><text:span text:style-name="T3">O Messenger! Do not be grieved by those who rush headlong into disbelief among those who say 'We believe' with their tongues when their hearts contain no faith. And among the Jews are those who listen to lies, listening to other people who have not come to you, distorting words from their proper meanings, saying, 'If you are given this, then take it. If you are not given it, then beware!' If Allah desires misguidance for someone, you cannot help him against Allah in any way. Those are the people whose hearts Allah does not want to purify. They will have disgrace in this world and in the hereafter they will have a terrible punishment. (Qur'an, 5:41)</text:span></text:p>
      <text:p text:style-name="P17"><text:soft-page-break/></text:p>
      <text:p text:style-name="P25"><text:span text:style-name="T3">If they come upon you, they will be your enemies and stretch out their hands and tongues against you with evil intent, and they would dearly love you to become unbelievers. (Qur'an, 60:2)</text:span></text:p>
      <text:p text:style-name="P17"/>
      <text:p text:style-name="P25"><text:span text:style-name="T3">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Qur'an, 58:8)</text:span></text:p>
      <text:p text:style-name="P17"/>
      <text:p text:style-name="P25"><text:span text:style-name="T3">Or do they say, 'He is a man possessed,' when he has brought the truth to them? But most of them hate the truth. (Qur'an, 23:70)</text:span></text:p>
      <text:p text:style-name="P17"/>
      <text:p text:style-name="P25"><text:span text:style-name="T3">They said, 'We see you, and those with you, as an evil omen.' He said, 'No, your evil omen is with Allah; you are merely a people undergoing a trial.' (Qur'an, 27:47)</text:span></text:p>
      <text:p text:style-name="P16"/>
      <text:p text:style-name="P17"/>
      <text:p text:style-name="P26"><text:span text:style-name="T13">HE IS GENTLE WITH THE BELIEVERS </text:span></text:p>
      <text:p text:style-name="P26"><text:span text:style-name="T13">AND FIERCE WITH THE UNBELIEVERS</text:span></text:p>
      <text:p text:style-name="P17"/>
      <text:p text:style-name="P25"><text:span text:style-name="T3">A Messenger has come to you from among yourselves. Your suffering is distressing to him; he is deeply concerned for you; he is gentle and merciful to the believers. (Qur'an, 9:128)</text:span></text:p>
      <text:p text:style-name="P17"/>
      <text:p text:style-name="P25"><text:span text:style-name="T3">And take the believers who follow you under your wing. If they disobey you, say, 'I am free of what you do.' (Qur'an, 26:215-216)</text:span></text:p>
      <text:p text:style-name="P16"/>
      <text:p text:style-name="P17"/>
      <text:p text:style-name="P26"><text:span text:style-name="T13">HE ASKS THE FORGIVENESS </text:span></text:p>
      <text:p text:style-name="P26"><text:span text:style-name="T13">OF ALLAH FOR THE BELIEVERS</text:span></text:p>
      <text:p text:style-name="P17"/>
      <text:p text:style-name="P25"><text:span text:style-name="T3">O Prophet! When women who believe come to you pledging allegiance to you on the grounds that they will not associate anything with Allah or steal or fornicate or kill their children or give a false ascription of paternity—making up lies about their—or disobey you in respect of anything right, then accept their pledge and ask forgiveness for them. Allah is Ever-Forgiving, Most Merciful. (Qur'an, 60:12)</text:span></text:p>
      <text:p text:style-name="P17"/>
      <text:p text:style-name="P25"><text:span text:style-name="T3">We sent no Messenger except to be obeyed by Allah's permission. If only when they wronged themselves they had come to you and asked Allah's forgiveness and the Messenger had asked forgiveness for them they would have found Allah Ever-Returning, Most Merciful. (Qur'an, 4:64)</text:span></text:p>
      <text:p text:style-name="P17"/>
      <text:p text:style-name="P25"><text:soft-page-break/><text:span text:style-name="T3">It is a mercy from Allah that you were gentle with them. If you had been rough or hard of heart, they would have scattered from around you. So pardon them and ask forgiveness for them, and consult with them about the matter. Then when you have reached a firm decision, put your trust in Allah. Allah loves those who put their trust in Him. (Qur'an, 3:159)</text:span></text:p>
      <text:p text:style-name="P17"/>
      <text:p text:style-name="P25"><text:span text:style-name="T3">The believers are those who believe in Allah and His Messenger and who when they are with him on a matter of common concern, do not leave until they have asked him for permission. Those people who ask you for permission are the ones who truly believe in Allah and His Messenger. If they ask your permission to attend to their own affairs, give permission to any of them you please; and ask Allah's forgiveness for them. Allah is Ever-Forgiving, Most Merciful. (Qur'an, 24:62)</text:span></text:p>
      <text:p text:style-name="P16"/>
      <text:p text:style-name="P17"/>
      <text:p text:style-name="P26"><text:span text:style-name="T13">HE CONSTITUTES THE BEST EXAMPLE</text:span></text:p>
      <text:p text:style-name="P26"><text:span text:style-name="T13">OF HEEDFULNESS FOR THE BELIEVERS </text:span></text:p>
      <text:p text:style-name="P17"/>
      <text:p text:style-name="P25"><text:span text:style-name="T3">You have an excellent model in the Messenger of Allah, for all who put their hope in Allah and the Last Day and remember Allah much. (Qur'an, 33:21)</text:span></text:p>
      <text:p text:style-name="P17"/>
      <text:p text:style-name="P25"><text:span text:style-name="T3">He is only a servant on whom We bestowed Our blessing and whom We made an example for the tribe of Israel. (Qur'an, 43:59)</text:span></text:p>
      <text:p text:style-name="P17"/>
      <text:p text:style-name="P25"><text:span text:style-name="T3">You have an excellent example in Ibrahim and those with him, when they said to their people, 'We wash our hands of you and all that you worship apart from Allah, and we reject you. Between us and you there will be enmity and hatred for ever unless and until you believe in Allah alone.' Except for Ibrahim's words to his father: 'I will ask forgiveness for you but I have no power to help you in any way against Allah'. Our Lord, we have put our trust in You. And have repented to You.You are our final destination. (Qur'an, 60:4)</text:span></text:p>
      <text:p text:style-name="P16"/>
      <text:p text:style-name="P17"/>
      <text:p text:style-name="P26"><text:span text:style-name="T13">THE BELIEVERS PLEDGE HIM </text:span></text:p>
      <text:p text:style-name="P26"><text:span text:style-name="T13">THEIR ALLEGIANCE</text:span></text:p>
      <text:p text:style-name="P17"/>
      <text:p text:style-name="P25"><text:span text:style-name="T3">Those who pledge you their allegiance pledge allegiance to Allah. Allah's hand is over their hands. He who breaks his pledge only breaks it against himself. But as for him who fulfils the contract he has made with Allah, We will pay him an immense reward. (Qur'an, 48:10)</text:span></text:p>
      <text:p text:style-name="P17"/>
      <text:p text:style-name="P25"><text:span text:style-name="T3">You who believe! Respond to Allah and to the Messenger when He calls you to what will bring you to life! Know that Allah intervenes between a man and his heart and that you will be gathered to Him. (Qur'an, 8:24)</text:span></text:p>
      <text:p text:style-name="P17"/>
      <text:p text:style-name="P25"><text:soft-page-break/><text:span text:style-name="T3">O Prophet! When women who believe come to you pledging allegiance to you on the grounds that they will not associate anything with Allah or steal or fornicate or kill their children or give a false ascription of paternity—making up lies about their bodies—or disobey you in respect of anything right, then accept their pledge and ask forgiveness for them.Allah is Ever-Forgiving, Most Merciful. (Qur'an, 60:12)</text:span></text:p>
      <text:p text:style-name="P17"/>
      <text:p text:style-name="P25"><text:span text:style-name="T3">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he chains which were around them. Those who believe in him and honour him and help him, and follow the Light that has been sent down with him, they are the ones who are successful.' (Qur'an, 7:157)</text:span></text:p>
      <text:p text:style-name="P16"/>
      <text:p text:style-name="P17"/>
      <text:p text:style-name="P26"><text:span text:style-name="T13">HE IS VERY VALUABLE FOR THE BELIEVERS</text:span></text:p>
      <text:p text:style-name="P17"/>
      <text:p text:style-name="P25"><text:span text:style-name="T3">The Prophet has closer ties to the believers than their own selves, and his wives are their mothers. But blood-relations have closer ties to one another in the Book of Allah than the believers and emigrants. All the same you should act correctly by your friends; that is inscribed in the Book. (Qur'an, 33:6)</text:span></text:p>
      <text:p text:style-name="P17"/>
      <text:p text:style-name="P25"><text:span text:style-name="T3">It was not for people of Madina, and the desert Arabs around them, to remain behind the Messenger of Allah nor to prefer themselves to him. That is because no thirst or weariness or hunger will afflict them in the Way of Allah, nor will they take a single step to infuriate the unbelievers, nor secure any gain from the enemy, without a right action being written down for them because of it. Allah does not let the wage of the good-doers go to waste. (Qur'an, 9:120)</text:span></text:p>
      <text:p text:style-name="P17"/>
      <text:p text:style-name="P17"/>
      <text:p text:style-name="P26"><text:span text:style-name="T13">THE BELIEVERS ARE VERY RESPECTFUL </text:span></text:p>
      <text:p text:style-name="P26"><text:span text:style-name="T13">AND OBEDIENT TO HIM</text:span></text:p>
      <text:p text:style-name="P17"/>
      <text:p text:style-name="P25"><text:span text:style-name="T3">So that you might all believe in Allah and His Messenger and honour Him and respect Him and glorify Him in the morning and the evening. (Qur'an, 48:9)</text:span></text:p>
      <text:p text:style-name="P17"/>
      <text:p text:style-name="P25"><text:span text:style-name="T3">The believers are those who believe in Allah and His Messenger and who, when they are with him on a matter of common concern, do not leave until they have asked him for permission. Those people who ask you for permission are the ones who truly believe in Allah and His Messenger. If they ask your permission to attend to their own affairs, give permission to any of them you please; and ask Allah's forgiveness for them. Allah is Ever-Forgiving, Most Merciful. (Qur'an, 24:62)</text:span></text:p>
      <text:p text:style-name="P16"/>
      <text:p text:style-name="P17"/>
      <text:p text:style-name="P26"/>
      <text:p text:style-name="P32"><text:span text:style-name="T13">OBEDIENCE TO THE PROPHET </text:span></text:p>
      <text:p text:style-name="P26"><text:span text:style-name="T13">IS OBEDIENCE TO ALLAH</text:span></text:p>
      <text:p text:style-name="P17"/>
      <text:p text:style-name="P25"><text:span text:style-name="T3">Whoever obeys the Messenger has obeyed Allah. If anyone turns away, we did not send you to them as their keeper. (Qur'an, 4:80)</text:span></text:p>
      <text:p text:style-name="P17"/>
      <text:p text:style-name="P25"><text:span text:style-name="T3">Obey Allah and obey the Messenger. But if you turn your backs, the Messenger is only responsible for clear transmission. (Qur'an, 64:12)</text:span></text:p>
      <text:p text:style-name="P17"/>
      <text:p text:style-name="P25"><text:span text:style-name="T3">These are Allah's limits. As for those who obey Allah and His Messenger, We will admit them into Gardens with rivers flowing under them, remaining in them timelessly, for ever. That is the Great Victory. (Qur'an, 4:13)</text:span></text:p>
      <text:p text:style-name="P17"/>
      <text:p text:style-name="P25"><text:span text:style-name="T3">Say, 'Obey Allah and the Messenger.' Then if they turn away, Allah does not love the unbelievers. (Qur'an, 3:32)</text:span></text:p>
      <text:p text:style-name="P17"/>
      <text:p text:style-name="P25"><text:span text:style-name="T3">Say: 'Obey Allah and obey the Messenger. Then if they turn away he is only responsible for what he is charged with and you are responsible for what you are charged with. If you obey him, you will be guided.' The Messenger is only responsible for clear transmission. (Qur'an, 24:54)</text:span></text:p>
      <text:p text:style-name="P17"/>
      <text:p text:style-name="P25"><text:span text:style-name="T3">You who believe! Obey Allah and obey the Messenger and those in command among you. If you have a dispute about something, refer it back to Allah and the Messenger, if you believe in Allah and the Last Day. That is the best thing to do and gives the best result. (Qur'an, 4:59)</text:span></text:p>
      <text:p text:style-name="P17"/>
      <text:p text:style-name="P25"><text:span text:style-name="T3">Obey Allah and His Messenger and do not quarrel among yourselves lest you lose heart and your momentum disappears. And be steadfast. Allah is with the steadfast. (Qur'an, 8:46)</text:span></text:p>
      <text:p text:style-name="P17"/>
      <text:p text:style-name="P25"><text:span text:style-name="T3">We sent no Messenger except to be obeyed by Allah's permission. If only when they wronged themselves they had come to you and asked Allah's forgiveness and the Messenger had asked forgiveness for them they would have found Allah Ever-Returning, Most Merciful. (Qur'an, 4:64)</text:span></text:p>
      <text:p text:style-name="P17"/>
      <text:p text:style-name="P25"><text:span text:style-name="T3">Obey Allah and obey the Messenger and beware! If you turn your backs, know that Our Messenger is only responsible for clear transmission. (Qur'an, 5:92)</text:span></text:p>
      <text:p text:style-name="P17"/>
      <text:p text:style-name="P25"><text:span text:style-name="T3">You who believe! Obey Allah and His Messenger. And do not turn away from him when you are able to hear. (Qur'an, 8:20)</text:span></text:p>
      <text:p text:style-name="P17"/>
      <text:p text:style-name="P25"><text:span text:style-name="T3">He will put your actions right for you and forgive you your wrong deeds. All who obey Allah and His Messenger have won a mighty victory. (Qur'an, 33:71)</text:span></text:p>
      <text:p text:style-name="P16"/>
      <text:p text:style-name="P26"><text:soft-page-break/><text:span text:style-name="T13">HE HAS THE AUTHORITY TO JUDGE</text:span></text:p>
      <text:p text:style-name="P17"/>
      <text:p text:style-name="P25"><text:span text:style-name="T3">He (Sulayman) said, 'We will soon see if you have told the truth or are a liar.' (Qur'an, 27:27)</text:span></text:p>
      <text:p text:style-name="P17"/>
      <text:p text:style-name="P25"><text:span text:style-name="T3">It is a mercy from Allah that you were gentle with them. If you had been rough or hard of heart, they would have scattered from around you. So pardon them and ask forgiveness for them, and consult with them about the matter. Then when you have reached a firm decision, put your trust in Allah. Allah loves those who put their trust in Him. (Qur'an, 3:159)</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7"/>
      <text:p text:style-name="P25"><text:span text:style-name="T3">No, by your Lord, they are not believers until they make you their judge in the disputes that break out between them, and then find no resistance within themselves to what you decide and submit themselves completely. (Qur'an, 4:65)</text:span></text:p>
      <text:p text:style-name="P16"/>
      <text:p text:style-name="P17"/>
      <text:p text:style-name="P26"><text:span text:style-name="T13">THERE IS CERTAINLY GOOD IN HIS</text:span></text:p>
      <text:p text:style-name="P26"><text:span text:style-name="T13">JUDGEMENTS, THOSE WHO DISOBEY HIM</text:span></text:p>
      <text:p text:style-name="P26"><text:span text:style-name="T13">EVENTUALLY SUFFER GREAT MISFORTUNE</text:span></text:p>
      <text:p text:style-name="P17"/>
      <text:p text:style-name="P25"><text:span text:style-name="T3">When Talut marched out with the army, he said, 'Allah will test you with a river. Anyone who drinks from it is not with me. But anyone who does not taste it is with me – except for him who merely scoops up a little in his hand.' But they drank from it – except for a few of them. Then when he and those who believed with him had crossed it, they said, 'We do not have the strength to face Goliath and his troops today.' But those who were sure that they were going to meet Allah said, How many a small force has triumphed over a much greater one by Allah's permission! Allah is with the steadfast. (Qur'an, 2:249)</text:span></text:p>
      <text:p text:style-name="P17"/>
      <text:p text:style-name="P25"><text:span text:style-name="T3">He (Musa) said, 'What prevented you following me, Harun, when you saw that they had gone astray? Did you too, then, disobey my command?' (Qur'an, 20:92-93)</text:span></text:p>
      <text:p text:style-name="P17"/>
      <text:p text:style-name="P25"><text:span text:style-name="T3">No, by your Lord, they are not believers until they make you their judge in the disputes that break out between them, and then find no resistance within themselves to what you decide and submit themselves completely. (Qur'an, 4:65)</text:span></text:p>
      <text:p text:style-name="P16"/>
      <text:p text:style-name="P26"/>
      <text:p text:style-name="P32"><text:span text:style-name="T13">IF HE WILLS, HE MAY CONSULT WITH THE</text:span></text:p>
      <text:p text:style-name="P26"><text:span text:style-name="T13">OTHER BELIEVERS, YET HE IS GIVEN THE</text:span></text:p>
      <text:p text:style-name="P26"><text:span text:style-name="T13">AUTHORITY AND THE CAPACITY TO</text:span></text:p>
      <text:p text:style-name="P26"><text:span text:style-name="T13">DISCERN THE TRUTH</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7"/>
      <text:p text:style-name="P25"><text:span text:style-name="T3">It is a mercy from Allah that you were gentle with them. If you had been rough or hard of heart, they would have scattered from around you. So pardon them and ask forgiveness for them, and consult with them about the matter. Then when you have reached a firm decision, put your trust in Allah. Allah loves those who put their trust in Him. (Qur'an, 3:159)</text:span></text:p>
      <text:p text:style-name="P17"/>
      <text:p text:style-name="P25"><text:span text:style-name="T3">When Allah and His Messenger have decided something it is not for any man or woman of the believers to have a choice about it. Anyone who disobeys Allah and His Messenger is clearly misguided. (Qur'an, 33:36)</text:span></text:p>
      <text:p text:style-name="P16"/>
      <text:p text:style-name="P17"/>
      <text:p text:style-name="P26"><text:span text:style-name="T13">THE BELIEVERS SHOULD SUBMIT </text:span></text:p>
      <text:p text:style-name="P26"><text:span text:style-name="T13">TO HIS ORDERS SINCERELY </text:span></text:p>
      <text:p text:style-name="P26"><text:span text:style-name="T13">AND UNCONDITIONALLY</text:span></text:p>
      <text:p text:style-name="P17"/>
      <text:p text:style-name="P25"><text:span text:style-name="T3">No, by your Lord, they are not believers until they make you their judge in the disputes that break out between them, and then find no resistance within themselves to what you decide and submit themselves completely. (Qur'an, 4:65)</text:span></text:p>
      <text:p text:style-name="P17"/>
      <text:p text:style-name="P25"><text:span text:style-name="T3">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ur to you and His mercy, all but a very few of you would have followed satan. (Qur'an, 4:83)</text:span></text:p>
      <text:p text:style-name="P17"/>
      <text:p text:style-name="P25"><text:span text:style-name="T3">Whatever booty from them Allah has given to His Messenger—and you spurred on neither horse nor camel in its acquisition, but Allah gives power to His Messengers over anyone He wills, Allah has power over all things—whatever booty Allah gives to His Messenger from city dwellers belongs to Allah and to the Messenger and to near relatives and orphans and the very poor and travellers, so that it does </text:span><text:soft-page-break/><text:span text:style-name="T3">not become something which merely revolves between the rich among you.Whatever the Messenger gives you you should accept and whatever he forbids you you should forgo. Have fear of Allah—Allah is severe in retribution. (Qur'an, 59:6-7)</text:span></text:p>
      <text:p text:style-name="P16"/>
      <text:p text:style-name="P17"/>
      <text:p text:style-name="P26"><text:span text:style-name="T13">OBEDIENCE TO HIM IS A MATTER OF TRIAL</text:span></text:p>
      <text:p text:style-name="P26"><text:span text:style-name="T13">FOR THE HYPOCRITES AND FOR THOSE</text:span></text:p>
      <text:p text:style-name="P26"><text:span text:style-name="T13">WITH SICKNESS IN THEIR HEARTS</text:span></text:p>
      <text:p text:style-name="P17"/>
      <text:p text:style-name="P25"><text:span text:style-name="T3">They say, 'What is the matter with this Messenger that he eats food and walks in the market-place? Why has an angel not been sent down to him so that it can be a warner along with him? (Qur'an, 25:7)</text:span></text:p>
      <text:p text:style-name="P17"/>
      <text:p text:style-name="P25"><text:span text:style-name="T3">We never sent any Messengers before you who did not eat food and walk in the market-place. But We have made some of you a trial for others to see if you will be steadfast? Your Lord sees everything. (Qur'an, 25:20)</text:span></text:p>
      <text:p text:style-name="P17"/>
      <text:p text:style-name="P25"><text:span text:style-name="T3">And the Messenger of Allah had said to them, 'This is the she-camel of Allah, so let her drink!' But they denied him and they hamstrung her, so their Lord crushed them for their sin and flattened them. (Qur'an, 91:13-14)</text:span></text:p>
      <text:p text:style-name="P17"/>
      <text:p text:style-name="P25"><text:span text:style-name="T3">When they are told, 'Come to what Allah has sent down and to the Messenger,' you see the hypocrites turning away from you completely. (Qur'an, 4:61)</text:span></text:p>
      <text:p text:style-name="P17"/>
      <text:p text:style-name="P25"><text:span text:style-name="T3">How can you be unbelievers, when Allah's Signs are recited to you and the Messenger is there among you? Whoever holds fast to Allah has been guided to a straight path. (Qur'an, 3:101)</text:span></text:p>
      <text:p text:style-name="P17"/>
      <text:p text:style-name="P25"><text:span text:style-name="T3">We did not send any Messenger or any Prophet before you without satan insinuating something into his recitation while he was reciting. But Allah revokes whatever satan insinuates and then Allah confirms His Signs—Allah is All-Knowing, All-Wise—so that He can make what satan insinuates a trial for those with sickness in their hearts and for those whose hearts are hard—the wrongdoers are entrenched in hostility.(Qur'an, 22:52-53)</text:span></text:p>
      <text:p text:style-name="P17"/>
      <text:p text:style-name="P25"><text:span text:style-name="T3">Allah fulfilled His promise to you when you were slaughtering them by His permission. But then you faltered, disputing the command, and disobeyed after He showed you what you love. Among you are those who want this world and among you are those who want the hereafter. Then He turned you from them in order to test you—but He has pardoned you. Allah shows favour to the believers. (Qur'an, 3:152)</text:span></text:p>
      <text:p text:style-name="P17"/>
      <text:p text:style-name="P25"><text:span text:style-name="T3">But if anyone opposes the Messenger after the guidance has become clear to him, and follows other than the path of the believers, We will hand him over to whatever he has turned to, and We will roast him in Hell. What an evil destination! (Qur'an, 4:115)</text:span></text:p>
      <text:p text:style-name="P25"><text:soft-page-break/><text:span text:style-name="T3">When a sura is sent down saying: 'Believe in Allah and strive together with His Messenger,' those among them with wealth will ask you to excuse them, saying, 'Let us remain with those who stay behind.' (Qur'an, 9:86)</text:span></text:p>
      <text:p text:style-name="P17"/>
      <text:p text:style-name="P25"><text:span text:style-name="T3">When they are summoned to Allah and His Messenger, so that he can judge between them, a group of them immediately turn away. But if right is on their side, they come to him most submissively! Is there a sickness in their hearts or do they have misgivings or do they fear that Allah and His Messenger will be unjust to them? No, it is simply that they are wrongdoers. (Qur'an, 24:48-50)</text:span></text:p>
      <text:p text:style-name="P16"/>
      <text:p text:style-name="P17"/>
      <text:p text:style-name="P26"><text:span text:style-name="T13">THE RECOMPENSE OF THOSE <text:tab/></text:span></text:p>
      <text:p text:style-name="P26"><text:span text:style-name="T13">WHO OBEY AND SUPPORT HIM </text:span></text:p>
      <text:p text:style-name="P17"/>
      <text:p text:style-name="P25"><text:span text:style-name="T3">You who believe! Have fear of Allah and believe in His Messenger. He will give you a double portion of His mercy and grant you a Light by which to walk and forgive you. Allah is Ever-Forgiving, Most Merciful. (Qur'an, 57:28)</text:span></text:p>
      <text:p text:style-name="P17"/>
      <text:p text:style-name="P25"><text:span text:style-name="T3">Obey Allah and the Messenger so that hopefully you will gain mercy. (Qur'an, 3:132)</text:span></text:p>
      <text:p text:style-name="P17"/>
      <text:p text:style-name="P25"><text:span text:style-name="T3">The reply of the believers when they are summoned to Allah and His Messenger so that he can judge between them, is to say, 'We hear and we obey.' They are ones who are successful. All who obey Allah and His Messenger and have awe of Allah and have fear of Him, they are the ones who are victorious. (Qur'an, 24:51-52)</text:span></text:p>
      <text:p text:style-name="P17"/>
      <text:p text:style-name="P25"><text:span text:style-name="T3">Allah will only leave the believers in the position you now are in so that He can sift out the rotten from the good. Allah has not given you access to the Unseen. But Allah chooses those of His Messengers whom He wills. So believe in Allah and His Messengers. If you believe and guard against evil, you will have an immense reward. (Qur'an, 3:179)</text:span></text:p>
      <text:p text:style-name="P17"/>
      <text:p text:style-name="P25"><text:span text:style-name="T3">Perform prayer and give alms and obey the Messenger so that hopefully mercy will be shown to you. (Qur'an, 24:56)</text:span></text:p>
      <text:p text:style-name="P17"/>
      <text:p text:style-name="P25"><text:span text:style-name="T3">These are Allah's limits. As for those who obey Allah and His Messenger, We will admit them into Gardens with rivers flowing under them, remaining in them timelessly, for ever. That is the Great Victory. (Qur'an, 4:13)</text:span></text:p>
      <text:p text:style-name="P17"/>
      <text:p text:style-name="P25"><text:span text:style-name="T3">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ext:span><text:soft-page-break/><text:span text:style-name="T3">the chains which were around them. Those who believe in him and honour him and help him, and follow the Light that has been sent down with him, they are the ones who are successful.' (Qur'an, 7:157)</text:span></text:p>
      <text:p text:style-name="P17"/>
      <text:p text:style-name="P25"><text:span text:style-name="T3">Children of Adam! If Messengers come to you from among yourselves, recounting My Signs to you, those who guard against evil and put things right, will feel no fear and will know no sorrow. (Qur'an, 7:35)</text:span></text:p>
      <text:p text:style-name="P17"/>
      <text:p text:style-name="P25"><text:span text:style-name="T3">(We sent) a Messenger reciting Allah's Clear Signs to you to bring those who believe and do right actions out of the darkness into the Light.Whoever believes in Allah and acts rightly,We will admit him into Gardens with rivers flowing under them remaining in them timelessly, for ever and ever.Allah has provided for him excellently! (Qur'an, 65:11)</text:span></text:p>
      <text:p text:style-name="P17"/>
      <text:p text:style-name="P25"><text:span text:style-name="T3">It was not for people of Madina, and the desert Arabs around them, to remain behind the Messenger of Allah nor to prefer themselves to him. That is because no thirst or weariness or hunger will afflict them in the Way of Allah, nor will they take a single step to infuriate the unbelievers, nor secure any gain from the enemy, without a right action being written down for them because of it. Allah does not let the wage of the good-doers go to waste. (Qur'an, 9:120)</text:span></text:p>
      <text:p text:style-name="P17"/>
      <text:p text:style-name="P25"><text:span text:style-name="T3">Those who lower their voices when they are with the Messenger of Allah are people whose hearts Allah has tested for heedfulness.They will have forgiveness and an immense reward. (Qur'an, 49:3)</text:span></text:p>
      <text:p text:style-name="P16"/>
      <text:p text:style-name="P17"/>
      <text:p text:style-name="P26"><text:span text:style-name="T13">THE RECOMPENSE OF THOSE <text:tab/></text:span></text:p>
      <text:p text:style-name="P26"><text:span text:style-name="T13">WHO OPPOSE AND FIGHT AGAINST HIM </text:span></text:p>
      <text:p text:style-name="P17"/>
      <text:p text:style-name="P25"><text:span text:style-name="T3">Those who oppose Allah and His Messenger will be subdued and overcome as those before them were also subdued and overcome.We have sent down Clear Signs. The unbelievers will have a humiliating punishment. (Qur'an, 58:5)</text:span></text:p>
      <text:p text:style-name="P17"/>
      <text:p text:style-name="P25"><text:span text:style-name="T3">As for those who disobey Allah and His Messenger and overstep His limits, We will admit them into a Fire, remaining in it timelessly, for ever. They will have a humiliating punishment. (Qur'an, 4:14)</text:span></text:p>
      <text:p text:style-name="P17"/>
      <text:p text:style-name="P25"><text:span text:style-name="T3">How many cities spurned their Lord's command and His Messengers! And so We called them harshly to account and punished them with a terrible punishment. (Qur'an, 65:8)</text:span></text:p>
      <text:p text:style-name="P17"/>
      <text:p text:style-name="P25"><text:span text:style-name="T3">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 Hell will be enough for them! They will roast in it. What an evil destination! (Qur'an, 58:8)</text:span></text:p>
      <text:p text:style-name="P25"><text:soft-page-break/><text:span text:style-name="T3">Messengers before you were also mocked, but those who jeered were engulfed by what they mocked. (Qur'an, 21:41)</text:span></text:p>
      <text:p text:style-name="P17"/>
      <text:p text:style-name="P25"><text:span text:style-name="T3">Then We sent Our Messengers one after another, at intervals. Each time its Messenger came to a community they called him a liar so We made them follow one another too and turned them into myths and legends. Away with the people who have no faith! (Qur'an, 23:44)</text:span></text:p>
      <text:p text:style-name="P17"/>
      <text:p text:style-name="P25"><text:span text:style-name="T3">Do not make the Messenger's summoning of you the same as your summoning of one another. Allah knows those of you who sneak away. Those who oppose his command should beware of a testing trial coming to them or a painful punishment striking them. (Qur'an, 24:63)</text:span></text:p>
      <text:p text:style-name="P17"/>
      <text:p text:style-name="P25"><text:span text:style-name="T3">Among them are some who insult the Prophet, saying he is only an ear. Say, 'An ear of good for you, believing in Allah and believing in the believers, and a mercy for those among you who believe.' As for those who insult the Messenger of Allah, they will have a painful punishment. (Qur'an, 9:61)</text:span></text:p>
      <text:p text:style-name="P17"/>
      <text:p text:style-name="P25"><text:span text:style-name="T3">That is because they were entrenched in hostility towards Allah and His Messenger. If anyone is hostile towards Allah, Allah is Severe in Retribution. (Qur'an, 59:4)</text:span></text:p>
      <text:p text:style-name="P12"/>
      <text:h text:style-name="P6" text:outline-level="4"/>
      <text:h text:style-name="P7" text:outline-level="4"><text:span text:style-name="T12">THE LIFE OF THIS WORLD</text:span></text:h>
      <text:p text:style-name="P12"/>
      <text:p text:style-name="P12"/>
      <text:p text:style-name="P26"><text:span text:style-name="T13">THIS WORLD IS NOT CREATED FOR NOTHING</text:span></text:p>
      <text:p text:style-name="P17"/>
      <text:p text:style-name="P25"><text:span text:style-name="T3">We did not create heaven and earth and everything in between them as a game. If We had desired to have some amusement, We would have derived it from Our Presence, but We did not do that. (Qur'an, 21:16-17)</text:span></text:p>
      <text:p text:style-name="P16"/>
      <text:p text:style-name="P17"/>
      <text:p text:style-name="P26"><text:span text:style-name="T13">THIS WORLD IS A PLACE OF TEST</text:span></text:p>
      <text:p text:style-name="P17"/>
      <text:p text:style-name="P25"><text:span text:style-name="T3">Every self will taste death. We test you with both good and evil as a trial. And you will be returned to Us. (Qur'an, 21:35)</text:span></text:p>
      <text:p text:style-name="P17"/>
      <text:p text:style-name="P25"><text:span text:style-name="T3">Do people imagine that they will be left to say, 'We believe,' and will not be tested? We tested those before them so that Allah would know the truthful and would know the liars. (Qur'an, 29:2-3)</text:span></text:p>
      <text:p text:style-name="P17"/>
      <text:p text:style-name="P25"><text:span text:style-name="T3">You will be tested in your wealth and in yourselves and you will hear many abusive words from those given the Book before you and from those who are idolaters. But if you are steadfast and guard against evil, that is the most resolute course to take. (Qur'an, 3:186)</text:span></text:p>
      <text:p text:style-name="P17"/>
      <text:p text:style-name="P25"><text:span text:style-name="T3">We will test you until We know the true fighters among you and those who are steadfast and test what is reported of you. (Qur'an, 47:31)</text:span></text:p>
      <text:p text:style-name="P17"/>
      <text:p text:style-name="P25"><text:span text:style-name="T3">We will test you with a certain amount of fear and hunger and loss of wealth and life and fruits. But give good news to the steadfast: (Qur'an, 2:155)</text:span></text:p>
      <text:p text:style-name="P17"/>
      <text:p text:style-name="P25"><text:span text:style-name="T3">Or did you suppose that you would enter the Garden without facing the same as those who came before you? Poverty and illness afflicted them and they were shaken to the point that the Messenger and those who believed with him said, 'When is Allah's help coming?' Be assured that Allah's help is very near. (Qur'an, 2:214)</text:span></text:p>
      <text:p text:style-name="P17"/>
      <text:p text:style-name="P25"><text:span text:style-name="T3">We made everything on the earth adornment for it so that We could test them to see whose actions are the best. (Qur'an, 18:7)</text:span></text:p>
      <text:p text:style-name="P17"/>
      <text:p text:style-name="P25"><text:span text:style-name="T3">We created man from a mingled drop to test him, and We made him hearing and seeing. (Qur'an, 76:2)</text:span></text:p>
      <text:p text:style-name="P17"/>
      <text:p text:style-name="P25"><text:soft-page-break/><text:span text:style-name="T3">He Who created death and life to test which of you is best in action. He is the Almighty, the Ever-Forgiving. (Qur'an, 67:2)</text:span></text:p>
      <text:p text:style-name="P16"/>
      <text:p text:style-name="P17"/>
      <text:p text:style-name="P26"><text:span text:style-name="T13">THE LIFE OF THIS WORLD IS A DELUSION</text:span></text:p>
      <text:p text:style-name="P17"/>
      <text:p text:style-name="P25"><text:span text:style-name="T3">Mankind! Allah's promise is true. Do not let the life of this world delude you and do not let the Deluder delude you about Allah. (Qur'an, 35:5)</text:span></text:p>
      <text:p text:style-name="P17"/>
      <text:p text:style-name="P25"><text:span text:style-name="T3">Restrain yourself patiently with those who call on their Lord morning and evening, desiring His face. Do not turn your eyes from them, desiring the (delusive) attractions of this world. And do not obey someone whose heart We have made neglectful of Our remembrance and who follows his own whims and desires and whose life has transgressed all bounds. (Qur'an, 18:28)</text:span></text:p>
      <text:p text:style-name="P17"/>
      <text:p text:style-name="P25"><text:span text:style-name="T3">Mankind! Have fear of your Lord and fear a day when no father will be able to atone for his son, or son for his father, in any way. Allah's promise is true. So do not let the life of this world delude you and do not let the Deluder delude you concerning Allah. (Qur'an, 31:33)</text:span></text:p>
      <text:p text:style-name="P16"/>
      <text:p text:style-name="P17"/>
      <text:p text:style-name="P26"><text:span text:style-name="T13">THE LIFE OF THIS WORLD IS SHORT </text:span></text:p>
      <text:p text:style-name="P26"><text:span text:style-name="T13">AND TEMPORARY</text:span></text:p>
      <text:p text:style-name="P17"/>
      <text:p text:style-name="P25"><text:span text:style-name="T3">Make a metaphor for them of the life of this world. It is like water which We send down from the sky and the plants of the earth combine with it but then become dry chaff scattered by the winds. Allah has absolute power over everything. (Qur'an, 18:45)</text:span></text:p>
      <text:p text:style-name="P17"/>
      <text:p text:style-name="P25"><text:span text:style-name="T3">Have they not reflected within themselves? Allah did not create the heavens and the earth and everything between them except with truth and for a fixed term. Yet many people reject the meeting with their Lord. (Qur'an, 30:8)</text:span></text:p>
      <text:p text:style-name="P17"/>
      <text:p text:style-name="P25"><text:span text:style-name="T3">The metaphor of the life of this world is that of water which We send down from the sky, and which then mingles with the plants of the earth to provide food for both people and animals. Then, when the earth is at its loveliest and takes on its fairest guise and its people think they have it under their control, Our command comes upon it by night or day and We reduce it to dried-out stubble, as though it had not been flourishing just the day before! In this way We make Our Signs clear for people who reflect. (Qur'an, 10:24)</text:span></text:p>
      <text:p text:style-name="P17"/>
      <text:p text:style-name="P25"><text:span text:style-name="T3">Do you not see those who were told: 'Hold back from fighting but perform prayer and give alms'? Then when fighting is prescribed for them, a group of them fear people as Allah should be feared, or even more than that. They say, 'Our Lord, why have you prescribed fighting for us? If only You would give us </text:span><text:soft-page-break/><text:span text:style-name="T3">just a little more time!' Say, 'The enjoyment of this world is very brief. The hereafter is better for those who guard against evil. You will not be wronged by so much as the smallest speck.' (Qur'an, 4:77)</text:span></text:p>
      <text:p text:style-name="P16"/>
      <text:p text:style-name="P17"/>
      <text:p text:style-name="P26"><text:span text:style-name="T13">THE LIFE OF THIS WORLD IS MERELY </text:span></text:p>
      <text:p text:style-name="P26"><text:span text:style-name="T13">A GAME AND A DIVERSION</text:span></text:p>
      <text:p text:style-name="P17"/>
      <text:p text:style-name="P25"><text:span text:style-name="T3">The life of this world is nothing but a game and a diversion. The abode of the hereafter—that is truly Life if they only knew. (Qur'an, 29:64)</text:span></text:p>
      <text:p text:style-name="P17"/>
      <text:p text:style-name="P25"><text:span text:style-name="T3">To mankind the love of worldly appetites is painted in glowing colours: women and children, and heaped-up mounds of gold and silver, and horses with fine markings, and livestock and fertile farmland. All that is merely the enjoyment of the life of this world. The best homecoming is in the presence of Allah. (Qur'an, 3:14)</text:span></text:p>
      <text:p text:style-name="P17"/>
      <text:p text:style-name="P25"><text:span text:style-name="T3">The life of this world is merely a game and a diversion. If you believe and guard against evil, He will pay you your wages and not ask you for all your wealth. (Qur'an, 47:36)</text:span></text:p>
      <text:p text:style-name="P17"/>
      <text:p text:style-name="P25"><text:span text:style-name="T3">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did not believe. (Qur'an, 6:70)</text:span></text:p>
      <text:p text:style-name="P17"/>
      <text:p text:style-name="P25"><text:span text:style-name="T3">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In the hereafter there is terrible punishment but also forgiveness from Allah and His good pleasure. The life of this world is nothing but the enjoyment of delusion. (Qur'an, 57:20)</text:span></text:p>
      <text:p text:style-name="P16"/>
      <text:p text:style-name="P17"/>
      <text:p text:style-name="P26"><text:span text:style-name="T13">THE UNBELIEVERS PREFER THE LIFE </text:span></text:p>
      <text:p text:style-name="P26"><text:span text:style-name="T13">OF THIS WORLD TO THE HEREAFTER</text:span></text:p>
      <text:p text:style-name="P17"/>
      <text:p text:style-name="P25"><text:span text:style-name="T3">These people love this fleeting world and have put the thought of a Momentous Day behind their backs. (Qur'an, 76:27)</text:span></text:p>
      <text:p text:style-name="P17"/>
      <text:p text:style-name="P25"><text:span text:style-name="T3">As for those who do not expect to meet Us and are content with the life of this world and at rest in it, and those who are heedless of Our Signs, (Qur'an, 10:7)</text:span></text:p>
      <text:p text:style-name="P25"><text:soft-page-break/><text:span text:style-name="T3">Allah expands provision to anyone He wills and restricts it. They rejoice in the life of this world. Yet the life of this world, compared to the hereafter, is only fleeting enjoyment. (Qur'an, 13:26)</text:span></text:p>
      <text:p text:style-name="P17"/>
      <text:p text:style-name="P25"><text:span text:style-name="T3">That is because they prefer the life of this world to the hereafter and because Allah does not guide unbelievers. (Qur'an, 16:107)</text:span></text:p>
      <text:p text:style-name="P17"/>
      <text:p text:style-name="P25"><text:span text:style-name="T3">No indeed! But you love this fleeting world and you disregard the hereafter. (Qur'an, 75:20-21)</text:span></text:p>
      <text:p text:style-name="P16"/>
      <text:p text:style-name="P17"/>
      <text:p text:style-name="P26"><text:span text:style-name="T13">THE UNBELIEVERS CONSIDER </text:span></text:p>
      <text:p text:style-name="P26"><text:span text:style-name="T13">THE BLESSINGS OF THIS WORLD </text:span></text:p>
      <text:p text:style-name="P26"><text:span text:style-name="T13">A MEANS OF BOASTING</text:span></text:p>
      <text:p text:style-name="P17"/>
      <text:p text:style-name="P25"><text:span text:style-name="T3">Fierce competition for this world distracted you until you went down to the graves. (Qur'an, 102:1-2)</text:span></text:p>
      <text:p text:style-name="P16"/>
      <text:p text:style-name="P17"/>
      <text:p text:style-name="P26"><text:span text:style-name="T13">THE UNBELIEVERS ASCRIBE THEIR WEALTH </text:span></text:p>
      <text:p text:style-name="P26"><text:span text:style-name="T13">AND CHILDREN AS PARTNERS TO ALLAH</text:span></text:p>
      <text:p text:style-name="P17"/>
      <text:p text:style-name="P25"><text:span text:style-name="T3">Know that your wealth and children are a trial and that there is an immense reward with Allah. (Qur'an, 8:28)</text:span></text:p>
      <text:p text:style-name="P17"/>
      <text:p text:style-name="P25"><text:span text:style-name="T3">Say: 'If your fathers or your sons or your brothers or your wives or your tribe, or any wealth you have acquired, or any business you fear may slump, or any house which pleases you, are dearer to you than Allah and His Messenger and striving in His Way, then wait until Allah brings about His command. Allah does not guide people who are deviators.' (Qur'an, 9:24)</text:span></text:p>
      <text:p text:style-name="P17"/>
      <text:p text:style-name="P25"><text:span text:style-name="T3">Wealth and sons are the embellishment of the life of this world. But, in your Lord's sight, right actions which are lasting bring a better reward and are a better basis for hope. (Qur'an, 18:46)</text:span></text:p>
      <text:p text:style-name="P16"/>
      <text:p text:style-name="P17"/>
      <text:p text:style-name="P26"><text:span text:style-name="T13">THE UNBELIEVERS SUPPOSE THEIR WEALTH WILL SAVE </text:span></text:p>
      <text:p text:style-name="P26"><text:span text:style-name="T13">THEM FROM PUNISHMENT IN THE HEREAFTER</text:span></text:p>
      <text:p text:style-name="P17"/>
      <text:p text:style-name="P25"><text:span text:style-name="T3">The Companions of the Ramparts will call out to men they recognise by their mark, saying, 'What you amassed was of no use to you, nor was your arrogance. (Qur'an, 7:48)</text:span></text:p>
      <text:p text:style-name="P17"/>
      <text:p text:style-name="P25"><text:soft-page-break/><text:span text:style-name="T3">We never sent a warner into any city without the affluent people in it saying, 'We reject what you have been sent with.' They also said, 'We have more wealth and children. We are not going to be punished.' Say: 'My Lord expands the provision of anyone He wills or restricts it. But the majority of mankind do not know it.' (Qur'an, 34:34-36)</text:span></text:p>
      <text:p text:style-name="P17"/>
      <text:p text:style-name="P17"/>
      <text:p text:style-name="P26"><text:span text:style-name="T13">THE UNBELIEVERS WILL SEE THAT<text:tab/></text:span></text:p>
      <text:p text:style-name="P26"><text:span text:style-name="T13">THEIR WEALTH WILL NOT RESCUE </text:span></text:p>
      <text:p text:style-name="P26"><text:span text:style-name="T13">THEM IN THE HEREAFTER</text:span></text:p>
      <text:p text:style-name="P17"/>
      <text:p text:style-name="P25"><text:span text:style-name="T3">But as for him who is given his Book in his left hand, he will say, 'If only I had not been given my Book and had not known about my Reckoning! If only death had really been the end! My wealth has been of no use to me. My power has vanished.' (Qur'an, 69:25-29)</text:span></text:p>
      <text:p text:style-name="P17"/>
      <text:p text:style-name="P25"><text:span text:style-name="T3">As for those who desire the life of this world and its finery, We will give them full payment in it for their actions. They will not be deprived here of their due. (Qur'an, 11:15)</text:span></text:p>
      <text:p text:style-name="P17"/>
      <text:p text:style-name="P25"><text:span text:style-name="T3">But such people will have nothing in the hereafter but the Fire. What they achieved here will come to nothing. What they did will prove to be null and void. (Qur'an, 11:16)</text:span></text:p>
      <text:p text:style-name="P16"/>
      <text:p text:style-name="P17"/>
      <text:p text:style-name="P26"><text:span text:style-name="T13">WEALTH HAS NO MERIT IN ALLAH'S SIGHT</text:span></text:p>
      <text:p text:style-name="P17"/>
      <text:p text:style-name="P25"><text:span text:style-name="T3">It is not your wealth or your children that will bring you near to Us—only in the case of people who believe and act rightly; such people will have a double recompense for what they did. They will be safe from all harm in the High Halls of Paradise. (Qur'an, 34:37)</text:span></text:p>
      <text:p text:style-name="P17"/>
      <text:p text:style-name="P25"><text:span text:style-name="T3">Do not direct your eyes longingly to what We have given certain of them to enjoy, the flower of the life of this world, so that We can test them by it. Your Lord's provision is better and longer lasting. (Qur'an, 20:131)</text:span></text:p>
      <text:p text:style-name="P17"/>
      <text:p text:style-name="P25"><text:span text:style-name="T3">Neither their wealth nor their children will help them at all against Allah. Such people are the Companions of the Fire, remaining in it timelessly, for ever. (Qur'an, 58:17)</text:span></text:p>
      <text:p text:style-name="P17"/>
      <text:p text:style-name="P25"><text:span text:style-name="T3">Wealth and sons are the embellishment of the life of this world. But, in your Lord's sight, right actions which are lasting bring a better reward and are a better basis for hope. (Qur'an, 18:46)</text:span></text:p>
      <text:p text:style-name="P17"/>
      <text:p text:style-name="P25"><text:span text:style-name="T3">But as for him who is stingy and self-satisfied, and denies the Good, We will pave his way to Difficulty. His wealth will not help him when he plummets to the depths. (Qur'an, 92:8-11)</text:span></text:p>
      <text:p text:style-name="P16"/>
      <text:p text:style-name="P26"><text:soft-page-break/></text:p>
      <text:p text:style-name="P32"><text:span text:style-name="T13">WHAT UNBELIEVERS DO IN THIS WORLD WILL</text:span></text:p>
      <text:p text:style-name="P26"><text:span text:style-name="T13">COME TO NOTHING IN THE HEREAFTER</text:span></text:p>
      <text:p text:style-name="P17"/>
      <text:p text:style-name="P25"><text:span text:style-name="T3">As for those who desire the life of this world and its finery, We will give them full payment in it for their actions. They will not be deprived here of their due. But such people will have nothing in the hereafter but the Fire. What they achieved here will come to nothing. What they did will prove to be null and void. (Qur'an, 11:15-16)</text:span></text:p>
      <text:p text:style-name="P16"/>
      <text:p text:style-name="P16"/>
      <text:p text:style-name="P23"/>
      <text:p text:style-name="P34"><text:span text:style-name="T12">THE PRAYERS</text:span></text:p>
      <text:p text:style-name="P23"><text:span text:style-name="T12">OF THE BELIEVERS</text:span></text:p>
      <text:p text:style-name="P17"/>
      <text:p text:style-name="P17"/>
      <text:p text:style-name="P25"><text:span text:style-name="T3">Allah does not impose on any self any more than it can stand. For it is what it has earned; against it, what it has merited.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unbelievers." (Qur'an, 2:286)</text:span></text:p>
      <text:p text:style-name="P17"/>
      <text:p text:style-name="P25"><text:span text:style-name="T3">Those who say, 'Our Lord, we believe, so forgive us our wrong actions and safeguard us from the punishment of the Fire.' (Qur'an, 3:16)</text:span></text:p>
      <text:p text:style-name="P17"/>
      <text:p text:style-name="P25"><text:span text:style-name="T3">Praise be to Allah, the Lord of all the worlds, the All-Merciful, the Most Merciful, the King of the Day of Judgement. You alone we worship. You alone we ask for help. Guide us on the Straight Path, the Path of those You have blessed, not of those with anger on them, nor of the misguided. (Qur'an, 1:1-7)</text:span></text:p>
      <text:p text:style-name="P17"/>
      <text:p text:style-name="P25"><text:span text:style-name="T3">And when Ibrahim said, 'My Lord, make this a place of safety and provide its inhabitants with fruits – all of them who believe in Allah and the Last Day,' He said, 'I will let anyone who does not believe enjoy himself a little but then I will drive him to the punishment of the Fire. What an evil destination!' (Qur'an, 2:126)</text:span></text:p>
      <text:p text:style-name="P17"/>
      <text:p text:style-name="P25"><text:span text:style-name="T3">And when Ibrahim built the foundations of the House with Isma'il: 'Our Lord, accept this from us! You are the All-Hearing, the All-Knowing. Our Lord, make us both Muslims submitted to You, and our descendants a Muslim community submitted to You. Show us our rites of worship and turn towards us. You are the Ever-Returning, the Most Merciful. Our Lord, raise up among them a Messenger from them to recite Your Signs to them and teach them the Book and Wisdom and purify them. You are the Almighty, the All-Wise.' (Qur'an, 2:127-129)</text:span></text:p>
      <text:p text:style-name="P17"/>
      <text:p text:style-name="P25"><text:span text:style-name="T3">And there are others who say, 'Our Lord, give us good in this world, and good in the hereafter, and safeguard us from the punishment of the Fire.' They will have a good share from what they have earned. Allah is swift at reckoning. (Qur'an, 2:201-202)</text:span></text:p>
      <text:p text:style-name="P17"/>
      <text:p text:style-name="P25"><text:span text:style-name="T3">When they came out against Goliath and his troops, they said, 'Our Lord, pour down steadfastness upon us, and make our feet firm, and help us against unbelievers.' (Qur'an, 2:250)</text:span></text:p>
      <text:p text:style-name="P17"/>
      <text:p text:style-name="P25"><text:span text:style-name="T3">'Our Lord, do not make our hearts swerve aside after You have guided us. And give us mercy from You. You are the Ever-Giving Our Lord, You are the Gatherer of mankind to a Day of which there is no doubt. Allah will not break His promise.' (Qur'an, 3:8-9)</text:span></text:p>
      <text:p text:style-name="P25"><text:soft-page-break/><text:span text:style-name="T3">Our Lord, we believe in what You have sent down and have followed the Messenger, so write us down among the witnesses.' (Qur'an, 3:53)</text:span></text:p>
      <text:p text:style-name="P17"/>
      <text:p text:style-name="P25"><text:span text:style-name="T3">…Our Lord, judge between us and our people with truth. You are the best of judges.' (Qur'an, 7:89)</text:span></text:p>
      <text:p text:style-name="P17"/>
      <text:p text:style-name="P25"><text:span text:style-name="T3">Remember when the wife of 'Imran said, 'My Lord, I have pledged to You what is in my womb, devoting it to Your service. Please accept my prayer. You are the All-Hearing, the All-Knowing.' (Qur'an, 3:35)</text:span></text:p>
      <text:p text:style-name="P17"/>
      <text:p text:style-name="P25"><text:span text:style-name="T3">Then and there Zakariyya called on his Lord and said, 'O Lord, grant me by Your favour an upright child. You are the Hearer of Prayer.' (Qur'an, 3:38)</text:span></text:p>
      <text:p text:style-name="P17"/>
      <text:p text:style-name="P25"><text:span text:style-name="T3">All they said was, 'Our Lord, forgive us our wrong actions and any excesses we went to in what we did and make our feet firm and help us against unbelievers.' (Qur'an, 3:147)</text:span></text:p>
      <text:p text:style-name="P17"/>
      <text:p text:style-name="P25"><text:span text:style-name="T3">Those who remember Allah, standing, sitting and lying on their sides, and reflect on the creation of the heavens and the earth: 'Our Lord, You have not created this for nothing. Glory be to You! So safeguard us from the punishment of the Fire. Our Lord, those You cast into the Fire, You have indeed disgraced. The wrongdoers will have no helpers. Our Lord, we heard a caller calling us to faith: "Believe in your Lord!" and we believed. Our Lord, forgive us our wrong actions, erase our bad actions from us and take us back to You with those who are truly good. Our Lord, give us what You promised us through Your Messengers, and do not disgrace us on the Day of Rising. You do not break Your promise.' (Qur'an, 3:191-194)</text:span></text:p>
      <text:p text:style-name="P17"/>
      <text:p text:style-name="P25"><text:span text:style-name="T3">When they listen to what has been sent down to the Messenger, you see their eyes overflowing with tears because of what they recognise of the truth. They say, 'Our Lord, we believe! So write us down among the witnesses. (Qur'an, 5:83)</text:span></text:p>
      <text:p text:style-name="P17"/>
      <text:p text:style-name="P25"><text:span text:style-name="T3">He (Musa) said, 'My Lord, forgive me and my brother and admit us into Your mercy. You are the Most Merciful of the merciful.' (Qur'an, 7:151)</text:span></text:p>
      <text:p text:style-name="P17"/>
      <text:p text:style-name="P25"><text:span text:style-name="T3">… Our Lord, pour down steadfastness upon us and take us back to You as Muslims.' (Qur'an, 7:126)</text:span></text:p>
      <text:p text:style-name="P17"/>
      <text:p text:style-name="P25"><text:span text:style-name="T3">He (Nuh) said, 'My Lord, help me because of their calling me a liar!' (Qur'an, 23:26)</text:span></text:p>
      <text:p text:style-name="P17"/>
      <text:p text:style-name="P25"><text:span text:style-name="T3">They said, 'Our Lord, we have wronged ourselves. If you do not forgive us and have mercy on us, we will be among the lost.' (Qur'an, 7:23)</text:span></text:p>
      <text:p text:style-name="P25"><text:soft-page-break/><text:span text:style-name="T3">…You are our Protector so forgive us and have mercy on us. You are the Best of Forgivers. Prescribe good for us in this world and the hereafter. We have truly turned to You.' He said, 'As for My punishment, I strike with it anyone I will. My mercy extends to all things but I will prescribe it for those who guard against evil and give alms, and those who believe in Our Signs: (Qur'an, 7:155-156)</text:span></text:p>
      <text:p text:style-name="P17"/>
      <text:p text:style-name="P25"><text:span text:style-name="T3">They said, 'We have put our trust in Allah. Our Lord, Do not make us a target for this wrongdoing people, and rescue us, by Your mercy, from unbelievers!' (Qur'an, 10:85-86)</text:span></text:p>
      <text:p text:style-name="P17"/>
      <text:p text:style-name="P25"><text:span text:style-name="T3">Musa said, 'Our Lord, You have given Pharaoh and his ruling circle finery and wealth in the life of this world, Our Lord, so that they may be misguided from Your Way. Our Lord, obliterate their wealth and harden their hearts so that they do not believe until they see the painful punishment.' (Qur'an, 10:88)</text:span></text:p>
      <text:p text:style-name="P17"/>
      <text:p text:style-name="P25"><text:span text:style-name="T3">My Lord, You have granted power to me on earth and taught me the true meaning of events. Originator of the heavens and earth, You are my Friend in this world and the Next. So take me as a Muslim at my death and join me to the people who are righteous.' (Qur'an, 12:101)</text:span></text:p>
      <text:p text:style-name="P17"/>
      <text:p text:style-name="P25"><text:span text:style-name="T3">(Ibrahim said) "Our Lord! I have settled some of my offspring by Your Sacred House in an uncultivated valley. Our Lord! Let them perform prayer! Make the hearts of mankind incline towards them and provide them with fruits, so that hopefully they will be thankful. Our Lord! You know what we keep hidden and what we divulge. Nothing is hidden from Allah either on the earth or in heaven." (Qur'an, 14:37-38)</text:span></text:p>
      <text:p text:style-name="P17"/>
      <text:p text:style-name="P25"><text:span text:style-name="T3">Take them (your parents) under your wing, out of mercy, with due humility and say: 'Lord, show mercy to them as they did in looking after me when I was small.' (Qur'an, 17:24)</text:span></text:p>
      <text:p text:style-name="P17"/>
      <text:p text:style-name="P25"><text:span text:style-name="T3">Say: 'My Lord, make my entry sincere and make my leaving sincere and grant me supporting authority direct from Your Presence.' (Qur'an, 17:80)</text:span></text:p>
      <text:p text:style-name="P17"/>
      <text:p text:style-name="P25"><text:span text:style-name="T3">When you and those with you are settled in the Ship, then say: "Praise be to Allah Who has rescued us from the people of the wrongdoers!" And say: "My Lord, land me in a blessed landing-place. You are the best Bringer to Land."' (Qur'an, 23:28-29)</text:span></text:p>
      <text:p text:style-name="P17"/>
      <text:p text:style-name="P25"><text:span text:style-name="T3">And Dhu'n-Nun when he left in anger and thought We would not punish him. He called out in the pitch darkness: 'There is no god but You! Glory be to You! Truly I have been one of the wrongdoers.' We responded to him and rescued him from his grief. That is how We rescue the believers. (Qur'an, 21:87-88)</text:span></text:p>
      <text:p text:style-name="P17"/>
      <text:p text:style-name="P25"><text:span text:style-name="T3">Remembering your Lord's mercy to His servant Zakariyya, when he called on his Lord in secret and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Ya'qub, and </text:span><text:soft-page-break/><text:span text:style-name="T3">make him, my Lord, pleasing to You.' 'Zakariyya! We give you the good news of a boy named Yahya, a name we have given to no one else before.' He said, 'My Lord! How can I have a boy when my wife is barren and I have reached advanced old age?' (Qur'an, 19:2-8)</text:span></text:p>
      <text:p text:style-name="P17"/>
      <text:p text:style-name="P25"><text:span text:style-name="T3">My Lord! Make me and my descendants people who perform prayer. My Lord! Accept my prayer. Our Lord! Forgive me and my parents and the believers on the Day the Reckoning takes place.' (Qur'an, 14:40-41)</text:span></text:p>
      <text:p text:style-name="P17"/>
      <text:p text:style-name="P25"><text:span text:style-name="T3">He (Musa) said, 'O Lord, expand my breast for me and make my task easy for me. Loosen the knot in my tongue so that they will understand my words. Assign me a helper from my family, my brother Harun. Strengthen my back by him and let him share in my task, so that we can glorify You much and remember You much, for You are watching us.' (Qur'an, 20:25-35)</text:span></text:p>
      <text:p text:style-name="P17"/>
      <text:p text:style-name="P25"><text:span text:style-name="T3">And Zakariyya when he called out to his Lord, 'My Lord, do not leave me on my own, though You are the Best of Inheritors.' (Qur'an, 21:89)</text:span></text:p>
      <text:p text:style-name="P17"/>
      <text:p text:style-name="P25"><text:span text:style-name="T3">Say: 'My Lord, if You let me see what they have been promised, do not then, my Lord, put me among the wrongdoing people!' (Qur'an, 23:93-94)</text:span></text:p>
      <text:p text:style-name="P17"/>
      <text:p text:style-name="P25"><text:span text:style-name="T3">Say: 'My Lord, forgive and be merciful! You are the Best of the Merciful.' (Qur'an, 23:118)</text:span></text:p>
      <text:p text:style-name="P17"/>
      <text:p text:style-name="P25"><text:span text:style-name="T3">When the young men took refuge in the cave and said, 'Our Lord, give us mercy directly from You and open the way for us to right guidance in our situation.' (Qur'an, 18:10)</text:span></text:p>
      <text:p text:style-name="P17"/>
      <text:p text:style-name="P25"><text:span text:style-name="T3">He said, 'My Lord, help me because of their calling me a liar!' (Qur'an, 23:39)</text:span></text:p>
      <text:p text:style-name="P17"/>
      <text:p text:style-name="P25"><text:span text:style-name="T3">Say: 'My Lord, I seek refuge with You from the goadings of the satans, and I seek refuge with You, my Lord, from their presence.' (Qur'an, 23:97-98)</text:span></text:p>
      <text:p text:style-name="P17"/>
      <text:p text:style-name="P25"><text:span text:style-name="T3">Those who say, 'Our Lord, give us joy in our wives and children and make us a good example for those who guard against evil'. (Qur'an, 25:74)</text:span></text:p>
      <text:p text:style-name="P17"/>
      <text:p text:style-name="P25"><text:span text:style-name="T3">(Ibrahim said) "My Lord, give me right judgement and unite me with the righteous; and make me highly esteemed among the later peoples; and make me one of the inheritors of the Garden of Delight; and forgive my father – he was one of the misguided; and do not disgrace me on the Day they are raised up," (Qur'an, 26:83-87)</text:span></text:p>
      <text:p text:style-name="P17"/>
      <text:p text:style-name="P25"><text:span text:style-name="T3">He (Nuh) said, 'My Lord, my people have denied me so make a clear judgement between me and them and rescue me and the believers who are with me.' (Qur'an, 26:117-118)</text:span></text:p>
      <text:p text:style-name="P25"><text:soft-page-break/><text:span text:style-name="T3">He (Sulayman) smiled, laughing at its words, and said, 'My Lord, keep me thankful for the blessing You have bestowed on me and on my parents, and keep me acting rightly, pleasing You, and admit me, by Your mercy, among Your servants who are righteous.' (Qur'an, 27:19)</text:span></text:p>
      <text:p text:style-name="P17"/>
      <text:p text:style-name="P25"><text:span text:style-name="T3">He (Musa) said, 'My Lord, I have wronged myself. Forgive me.' So He forgave him. He is the Ever-Forgiving, the Most Merciful. He said, 'My Lord, because of Your blessing to me, I will never be a supporter of evildoers.' (Qur'an, 28:16-17)</text:span></text:p>
      <text:p text:style-name="P17"/>
      <text:p text:style-name="P25"><text:span text:style-name="T3">So he (Musa) left there fearful and on his guard, saying, 'My Lord, rescue me from the people of the wrongdoers!' (Qur'an, 28:21)</text:span></text:p>
      <text:p text:style-name="P17"/>
      <text:p text:style-name="P25"><text:span text:style-name="T3">So he (Musa) drew water for them and then withdrew into the shade and said, 'My Lord, I am truly in need of any good You have in store for me.' (Qur'an, 28:24)</text:span></text:p>
      <text:p text:style-name="P17"/>
      <text:p text:style-name="P25"><text:span text:style-name="T3">My Lord! Forgive me and my parents and all who enter my house as believers, and all the men and women of the believers. But do not increase the wrongdoers except in ruin!' (Qur'an, 71:28)</text:span></text:p>
      <text:p text:style-name="P17"/>
      <text:p text:style-name="P25"><text:span text:style-name="T3">Those who have come after them say, 'Our Lord, forgive us and our brothers who preceded us in faith and do not put any ancour in our hearts towards those who believe. Our Lord, You are All-Gentle, Most Merciful.' (Qur'an, 59:10)</text:span></text:p>
      <text:p text:style-name="P17"/>
      <text:p text:style-name="P25"><text:span text:style-name="T3">He (Sulayman) said, 'My Lord, forgive me and give me a kingdom the like of which will never be granted to anyone after me.Truly You are the Ever-Giving.' (Qur'an, 38:35)</text:span></text:p>
      <text:p text:style-name="P17"/>
      <text:p text:style-name="P25"><text:span text:style-name="T3">Those who bear the Throne, and all those around it, glorify their Lord with praise and believe in Him and ask forgiveness for those who believe: 'Our Lord, You encompass everything in mercy and knowledge! Forgive those who turn to You and who follow Your Way and safeguard them from the punishment of the Blazing Fire. Our Lord, admit them to the Gardens of Eden You have promised them, and all of their parents, wives and children who acted rightly. Truly You are the Almighty, the All-Wise. And safeguard them from evil acts. Those You safeguard from evil acts are truly the recipients of Your mercy on that Day. That is the Mighty Victory.' (Qur'an, 40:7-9)</text:span></text:p>
      <text:p text:style-name="P17"/>
      <text:p text:style-name="P25"><text:span text:style-name="T3">We have instructed man to be good to his parents. His mother bore him with difficulty and with difficulty gave birth to him; and his bearing and weaning take thirty months. Then when he achieves his full strength and reaches forty, he says, 'My Lord, keep me thankful for the blessing You bestowed on me and on my parents, and keep me acting rightly, pleasing You. And make my descendants righteous. I have repented to You and I am truly one of the Muslims.' Those are people whose best deeds will be accepted and whose wrong deeds will be overlooked.They are among the Companions of the Garden,in fulfilment of the true promise made to them. (Qur'an, 46:15-16)</text:span></text:p>
      <text:p text:style-name="P17"/>
      <text:p text:style-name="P25"><text:soft-page-break/><text:span text:style-name="T3">You have an excellent example in Ibrahim and those with him,when they said to their people, 'We wash our hands of you and all that you worship apart from Allah,and we reject you. Between us and you there will be enmity and hatred for ever unless and until you believe in Allah alone.' Except for Ibrahim's words to his father: 'I will ask forgiveness for you but I have no power to help you in any way against Allah.''Our Lord, we have put our trust in You. And have repented to You.You are our final destination. Our Lord, do not make us a target for those who do not believe and forgive us. Our Lord, You are the Almighty, the All-Wise.' (Qur'an, 60:4-5)</text:span></text:p>
      <text:p text:style-name="P17"/>
      <text:p text:style-name="P25"><text:span text:style-name="T3">Allah has made an example for those who believe: the wife of Pharaoh when she said, 'My Lord, build a house in the Garden for me in Your presence and rescue me from Pharaoh and his deeds and rescue me from this wrongdoing people.' (Qur'an, 66:11)</text:span></text:p>
      <text:p text:style-name="P17"/>
      <text:p text:style-name="P25"><text:span text:style-name="T3">(Ibrahim said) My Lord, bestow on me a right-acting child!' (Qur'an, 37:100)</text:span></text:p>
      <text:p text:style-name="P17"/>
      <text:p text:style-name="P25"><text:span text:style-name="T3">He (Lut) said, 'My Lord, help me against the people of corruption!' (Qur'an, 29:30)</text:span></text:p>
      <text:p text:style-name="P17"/>
      <text:p text:style-name="P25"><text:span text:style-name="T3">Nuh said, 'My Lord! Do not leave a single one of the unbelievers on earth! If You leave any they will misguide Your servants and spawn nothing but more dissolute unbelievers. (Qur'an, 71:26-27) </text:span></text:p>
      <text:p text:style-name="P16"/>
      <text:p text:style-name="P16"/>
      <text:p text:style-name="P23"/>
      <text:p text:style-name="P34"><text:span text:style-name="T12">SUPPLICATIONS OF BELIEVERS</text:span></text:p>
      <text:h text:style-name="P6" text:outline-level="4"><text:span text:style-name="T12">FROM ALLAH</text:span></text:h>
      <text:p text:style-name="P17"/>
      <text:p text:style-name="P17"/>
      <text:p text:style-name="P25"><text:span text:style-name="T3">- To be guided on the Straight Path, to be safeguarded from the path of those with anger on them (Qur'an, 1:5-6)</text:span></text:p>
      <text:p text:style-name="P17"/>
      <text:p text:style-name="P25"><text:span text:style-name="T3">- To have a place of safety to live (Qur'an, 2:126)</text:span></text:p>
      <text:p text:style-name="P17"/>
      <text:p text:style-name="P25"><text:span text:style-name="T3">- To be provided with crops (Qur'an, 2:126)</text:span></text:p>
      <text:p text:style-name="P17"/>
      <text:p text:style-name="P25"><text:span text:style-name="T3">- To have their deeds and prayers accepted as good deeds (Qur'an, 2:127; 3:35) </text:span></text:p>
      <text:p text:style-name="P17"/>
      <text:p text:style-name="P25"><text:span text:style-name="T3">- To be submissive to Allah (Qur'an, 2:128) </text:span></text:p>
      <text:p text:style-name="P17"/>
      <text:p text:style-name="P25"><text:span text:style-name="T3">- For their descendants to be submissive to Allah (Qur'an, 2:28; 14:40; 25:74; 46:15)</text:span></text:p>
      <text:p text:style-name="P17"/>
      <text:p text:style-name="P25"><text:span text:style-name="T3">- To be taught rites of prayers and good deeds (Qur'an, 2:128)</text:span></text:p>
      <text:p text:style-name="P17"/>
      <text:p text:style-name="P25"><text:span text:style-name="T3">- To have their repentance accepted (Qur'an, 7:156)</text:span></text:p>
      <text:p text:style-name="P17"/>
      <text:p text:style-name="P25"><text:span text:style-name="T3">- To be given good both in this world and in the hereafter (Qur'an, 2:201)</text:span></text:p>
      <text:p text:style-name="P17"/>
      <text:p text:style-name="P25"><text:span text:style-name="T3">- To be safeguarded from the punishment of the fire (Qur'an, 2:201; 3:16, 3:191)</text:span></text:p>
      <text:p text:style-name="P17"/>
      <text:p text:style-name="P25"><text:span text:style-name="T3">- Steadfastness and firmness against hardships (Qur'an, 2:250; 3:147; 7:126)</text:span></text:p>
      <text:p text:style-name="P17"/>
      <text:p text:style-name="P25"><text:span text:style-name="T3">- Not to be taken to task if they forget or make a mistake (Qur'an, 2:286)</text:span></text:p>
      <text:p text:style-name="P17"/>
      <text:p text:style-name="P25"><text:span text:style-name="T3">- Not to be loaded with a heavy load like the one placed on past believers (Qur'an, 2:286)</text:span></text:p>
      <text:p text:style-name="P17"/>
      <text:p text:style-name="P25"><text:span text:style-name="T3">- Not to be tested with a trial that they cannot withstand (Qur'an, 2:286)</text:span></text:p>
      <text:p text:style-name="P17"/>
      <text:p text:style-name="P25"><text:span text:style-name="T3">- To be pardoned, forgiven and safeguarded (Qur'an, 2:286; 3:16, 3:193; 7:23, 7:151, 7:155; 14:41; 23:118; 28:16; 38:35; 60:5)</text:span></text:p>
      <text:p text:style-name="P17"/>
      <text:p text:style-name="P25"><text:span text:style-name="T3">- To be helped against those who do not believe (Qur'an, 2:286)</text:span></text:p>
      <text:p text:style-name="P17"/>
      <text:p text:style-name="P25"><text:span text:style-name="T3">- Not to be turned aside (Qur'an, 3:8)</text:span></text:p>
      <text:p text:style-name="P17"/>
      <text:p text:style-name="P25"><text:soft-page-break/><text:span text:style-name="T3">- Mercy from Allah (Qur'an, 3:8; 18:10)</text:span></text:p>
      <text:p text:style-name="P17"/>
      <text:p text:style-name="P25"><text:span text:style-name="T3">- To be one of the righteous believers (Qur'an, 3:53; Qur'an, 5:83; Qur'an, 26:83)</text:span></text:p>
      <text:p text:style-name="P17"/>
      <text:p text:style-name="P25"><text:span text:style-name="T3">- To have their excesses forgiven (Qur'an, 3:147)</text:span></text:p>
      <text:p text:style-name="P17"/>
      <text:p text:style-name="P25"><text:span text:style-name="T3">- To die as believers (3:193; 7:126; 12:101)</text:span></text:p>
      <text:p text:style-name="P17"/>
      <text:p text:style-name="P25"><text:span text:style-name="T3">- Not to be disgraced on the Day of Rising (Qur'an, 3:94; 26:87)</text:span></text:p>
      <text:p text:style-name="P17"/>
      <text:p text:style-name="P25"><text:span text:style-name="T3">- To be given what is promised to Messengers (Qur'an, 3:194)</text:span></text:p>
      <text:p text:style-name="P17"/>
      <text:p text:style-name="P25"><text:span text:style-name="T3">- To have their wrong actions erased from them (Qur'an, 3:193)</text:span></text:p>
      <text:p text:style-name="P17"/>
      <text:p text:style-name="P25"><text:span text:style-name="T3">- To be rescued from wrongdoers (Qur'an, 10:86; 28:21; 66:11)</text:span></text:p>
      <text:p text:style-name="P17"/>
      <text:p text:style-name="P25"><text:span text:style-name="T3">- Not to be made a trial for the unbelievers (Qur'an, 10:85; 60:5)</text:span></text:p>
      <text:p text:style-name="P17"/>
      <text:p text:style-name="P25"><text:span text:style-name="T3">- For the wealth of those who lead in disbelief to be obliterated by Allah (Qur'an, 10:88)</text:span></text:p>
      <text:p text:style-name="P17"/>
      <text:p text:style-name="P25"><text:span text:style-name="T3">- For the hearts of those who lead in disbelief to be hardened (Qur'an, 10:88)</text:span></text:p>
      <text:p text:style-name="P17"/>
      <text:p text:style-name="P25"><text:span text:style-name="T3">- For the unbelievers to incline towards the religion and to be provided with fruits for this purpose (Qur'an, 14:37)</text:span></text:p>
      <text:p text:style-name="P17"/>
      <text:p text:style-name="P25"><text:span text:style-name="T3">- For their parents to be forgiven (Qur'an, 17:24; 14:40)</text:span></text:p>
      <text:p text:style-name="P17"/>
      <text:p text:style-name="P25"><text:span text:style-name="T3">- To have their deeds performed in the way that pleases Allah most (Qur'an, 17:80)</text:span></text:p>
      <text:p text:style-name="P17"/>
      <text:p text:style-name="P25"><text:span text:style-name="T3">- Helpers in transmission, struggle and remembrance (Qur'an, 17:80; 19:5; 20:29-34)</text:span></text:p>
      <text:p text:style-name="P17"/>
      <text:p text:style-name="P25"><text:span text:style-name="T3">- For Allah to open the way for them to right guidance (Qur'an, 18:10) </text:span></text:p>
      <text:p text:style-name="P17"/>
      <text:p text:style-name="P25"><text:span text:style-name="T3">- To be continuous in prayer (Qur'an, 14:40)</text:span></text:p>
      <text:p text:style-name="P17"/>
      <text:p text:style-name="P25"><text:span text:style-name="T3">- To have their prayers answered (Qur'an, 14:40)</text:span></text:p>
      <text:p text:style-name="P17"/>
      <text:p text:style-name="P25"><text:span text:style-name="T3">- For all believers to be forgiven (Qur'an, 14:41; 59:10; 71:28) </text:span></text:p>
      <text:p text:style-name="P17"/>
      <text:p text:style-name="P25"><text:span text:style-name="T3">- To have their breasts expanded— peace and serenity to be sent down upon them. (Qur'an, 20:25)</text:span></text:p>
      <text:p text:style-name="P25"><text:soft-page-break/><text:span text:style-name="T3">- To have their tasks made easy for them (Qur'an, 20:26)</text:span></text:p>
      <text:p text:style-name="P17"/>
      <text:p text:style-name="P25"><text:span text:style-name="T3">- To be given decisive speech (Qur'an, 20:27-28)</text:span></text:p>
      <text:p text:style-name="P17"/>
      <text:p text:style-name="P25"><text:span text:style-name="T3">- To be rescued from hardships (Qur'an, 21:88)</text:span></text:p>
      <text:p text:style-name="P17"/>
      <text:p text:style-name="P25"><text:span text:style-name="T3">- Not to be left on their own (Qur'an, 21:89)</text:span></text:p>
      <text:p text:style-name="P17"/>
      <text:p text:style-name="P25"><text:span text:style-name="T3">- To be helped against those who do not believe (Qur'an, 23:39)</text:span></text:p>
      <text:p text:style-name="P17"/>
      <text:p text:style-name="P25"><text:span text:style-name="T3">- To be safeguarded from the goading of satan (Qur'an, 23:97)</text:span></text:p>
      <text:p text:style-name="P17"/>
      <text:p text:style-name="P25"><text:span text:style-name="T3">- To be made a leader of those who guard against evil (Qur'an, 25:74)</text:span></text:p>
      <text:p text:style-name="P17"/>
      <text:p text:style-name="P25"><text:span text:style-name="T3">- To be highly esteemed among later peoples as well (Qur'an, 26:84)</text:span></text:p>
      <text:p text:style-name="P17"/>
      <text:p text:style-name="P25"><text:span text:style-name="T3">- To enter paradise (Qur'an, 26:85; 66:11)</text:span></text:p>
      <text:p text:style-name="P17"/>
      <text:p text:style-name="P25"><text:span text:style-name="T3">- To be inspired to be thankful for the blessings bestowed on them (Qur'an, 27:19; 46:15)</text:span></text:p>
      <text:p text:style-name="P17"/>
      <text:p text:style-name="P25"><text:span text:style-name="T3">-To be in spired to perform good deeds that please Allah (Qur'an, 27:19; 46:15)</text:span></text:p>
      <text:p text:style-name="P17"/>
      <text:p text:style-name="P25"><text:span text:style-name="T3">- To have good sent down from Allah (Qur'an, 28:24)</text:span></text:p>
      <text:p text:style-name="P17"/>
      <text:p text:style-name="P25"><text:span text:style-name="T3">- To be helped against the people of corruption (Qur'an, 29:30)</text:span></text:p>
      <text:p text:style-name="P17"/>
      <text:p text:style-name="P25"><text:span text:style-name="T3">- Right-acting children (Qur'an, 37:100)</text:span></text:p>
      <text:p text:style-name="P17"/>
      <text:p text:style-name="P25"><text:span text:style-name="T3">- Wealth in order to remember and be thankful to Allah (Qur'an, 38:32)</text:span></text:p>
      <text:p text:style-name="P17"/>
      <text:p text:style-name="P25"><text:span text:style-name="T3">- Not to have any rancour in their hearts towards believers (Qur'an, 59:10)</text:span></text:p>
      <text:p text:style-name="P17"/>
      <text:p text:style-name="P25"><text:span text:style-name="T3">- Destruction of those who do not believe (Qur'an, 71:26, 71:28)</text:span></text:p>
      <text:p text:style-name="P16"/>
      <text:h text:style-name="P6" text:outline-level="4"/>
      <text:h text:style-name="P7" text:outline-level="4"><text:span text:style-name="T12">CONSCIENCE</text:span></text:h>
      <text:p text:style-name="P17"/>
      <text:p text:style-name="P17"/>
      <text:p text:style-name="P26"><text:span text:style-name="T13">THE BELIEVERS DEFINITELY FOLLOW </text:span></text:p>
      <text:p text:style-name="P26"><text:span text:style-name="T13">THE TRUTH THE MOMENT THEY SEE IT</text:span></text:p>
      <text:p text:style-name="P17"/>
      <text:p text:style-name="P25"><text:span text:style-name="T3">We would be inventing lies against Allah if we returned to your religion after Allah has saved us from it. We could never return to it unless Allah our Lord so willed. Our Lord encompasses everything in His knowledge. We have put our trust in Allah. Our Lord, judge between us and our people with truth. You are the best of judges.' (Qur'an, 7:89)</text:span></text:p>
      <text:p text:style-name="P17"/>
      <text:p text:style-name="P25"><text:span text:style-name="T3">And He also (turned) towards the three who were left behind, so that when the earth became narrow for them, for all its great breadth, and their own selves became constricted for them and they realised that there was no refuge from Allah except in Him, He turned to them so that they might turn to Him. Allah is the Ever-Returning, the Most Merciful. (Qur'an, 9:118)</text:span></text:p>
      <text:p text:style-name="P16"/>
      <text:p text:style-name="P17"/>
      <text:p text:style-name="P26"><text:span text:style-name="T13">SOME OF THE UNBELIEVERS DENY </text:span></text:p>
      <text:p text:style-name="P26"><text:span text:style-name="T13">THE TRUTH IN SPITE OF THEIR </text:span></text:p>
      <text:p text:style-name="P26"><text:span text:style-name="T13">CERTAINTY ABOUT IT</text:span></text:p>
      <text:p text:style-name="P17"/>
      <text:p text:style-name="P25"><text:span text:style-name="T3">And they repudiated them wrongly and haughtily, in spite of their own certainty about them. See the final fate of the corrupters. (Qur'an, 27:14)</text:span></text:p>
      <text:p text:style-name="P17"/>
      <text:p text:style-name="P25"><text:span text:style-name="T3">They consulted among themselves and said, 'It is you yourselves who are wrongdoers.' But then they relapsed back into their disbelief: 'You know full well these idols cannot talk.' (Qur'an, 21:64-65)</text:span></text:p>
      <text:p text:style-name="P17"/>
      <text:p text:style-name="P25"><text:span text:style-name="T3">People of the Book! Why do you mix truth with falsehood and knowingly conceal the truth? (Qur'an, 3:71)</text:span></text:p>
      <text:p text:style-name="P16"/>
      <text:p text:style-name="P16"/>
      <text:p text:style-name="P26"><text:span text:style-name="T13">BELIEVERS ACT ACCORDING </text:span></text:p>
      <text:p text:style-name="P26"><text:span text:style-name="T13">TO THEIR CONSCIENCES, EVEN THOUGH <text:tab/></text:span></text:p>
      <text:p text:style-name="P26"><text:span text:style-name="T13">IT IS AGAINST THEIR DESIRES </text:span></text:p>
      <text:p text:style-name="P17"/>
      <text:p text:style-name="P25"><text:span text:style-name="T3">They give food, despite their love for it, to the poor and orphans and captives: (Qur'an, 76:8)</text:span></text:p>
      <text:p text:style-name="P17"/>
      <text:p text:style-name="P25"><text:span text:style-name="T3">Those who were already settled in the abode (Madina), and in faith, before they came, love those who have migrated to them and do not find in their hearts any need for what they have been given and </text:span><text:soft-page-break/><text:span text:style-name="T3">prefer them to themselves even if they themselves are needy.It is the people who are safe-guarded from the avarice of their own selves who are successful. (Qur'an, 59:9)</text:span></text:p>
      <text:p text:style-name="P16"/>
      <text:p text:style-name="P17"/>
      <text:p text:style-name="P26"><text:span text:style-name="T13">WHEN THEY COMMIT AN ERROR, THEY</text:span></text:p>
      <text:p text:style-name="P26"><text:span text:style-name="T13">APPEAL TO THEIR CONSCIENCES AND ASK</text:span></text:p>
      <text:p text:style-name="P26"><text:span text:style-name="T13">FORGIVENESS AND DO NOT INSIST ON IT</text:span></text:p>
      <text:p text:style-name="P17"/>
      <text:p text:style-name="P25"><text:span text:style-name="T3">Those who, when they act indecently or wrong themselves, remember Allah and ask forgiveness for their bad actions (and who can forgive bad actions except Allah?) and do not knowingly persist in what they were doing. (Qur'an, 3:135)</text:span></text:p>
      <text:p text:style-name="P17"/>
      <text:p text:style-name="P25"><text:span text:style-name="T3">And (He) also (turned) towards the three who were left behind, so that when the earth became narrow for them, for all its great breadth, and their own selves became constricted for them and they realised that there was no refuge from Allah except in Him, He turned to them so that they might turn to Him. Allah is the Ever-Returning, the Most Merciful. (Qur'an, 9:118)</text:span></text:p>
      <text:p text:style-name="P17"/>
      <text:p text:style-name="P25"><text:span text:style-name="T3">Anyone who does evil or wrongs himself and then asks Allah's forgiveness will find Allah Ever-Forgiving, Most Merciful. (Qur'an, 4:110)</text:span></text:p>
      <text:p text:style-name="P16"/>
      <text:p text:style-name="P16"/>
      <text:p text:style-name="P26"><text:span text:style-name="T13">THE HEARTS OF THE UNBELIEVERS ARE </text:span></text:p>
      <text:p text:style-name="P26"><text:span text:style-name="T13">HARDENED BECAUSE THEY DO NOT ACT </text:span></text:p>
      <text:p text:style-name="P26"><text:span text:style-name="T13">ACCORDING TO THEIR CONSCIENCES</text:span></text:p>
      <text:p text:style-name="P17"/>
      <text:p text:style-name="P25"><text:span text:style-name="T3">When Our Signs are recited to him, he says, 'Just myths and legends of the previous peoples!' No indeed! Rather what they have earned has rusted up their hearts. (Qur'an, 83:13-14)</text:span></text:p>
      <text:p text:style-name="P17"/>
      <text:p text:style-name="P25"><text:span text:style-name="T3">Have they not travelled about the earth and do they not have hearts to understand with or ears to hear with? It is not their eyes which are blind but the hearts in their breasts which are blind. (Qur'an, 22:46)</text:span></text:p>
      <text:p text:style-name="P16"/>
      <text:p text:style-name="P17"/>
      <text:p text:style-name="P26"><text:span text:style-name="T13">EVERY PERSON HAS A MECHANISM </text:span></text:p>
      <text:p text:style-name="P26"><text:span text:style-name="T13">OF CONSCIENCE WITHIN HIM </text:span></text:p>
      <text:p text:style-name="P17"/>
      <text:p text:style-name="P25"><text:span text:style-name="T3">And inspired it with depravity or heedfulness, he who purifies it has succeeded, (Qur'an, 91:8-9)</text:span></text:p>
      <text:p text:style-name="P16"/>
      <text:h text:style-name="P6" text:outline-level="4"/>
      <text:h text:style-name="P7" text:outline-level="4"><text:span text:style-name="T12">THE SELF</text:span></text:h>
      <text:p text:style-name="P17"/>
      <text:p text:style-name="P17"/>
      <text:p text:style-name="P26"><text:span text:style-name="T13">THE SELF IS FULL OF EVIL</text:span></text:p>
      <text:p text:style-name="P17"/>
      <text:p text:style-name="P25"><text:span text:style-name="T3">You see many of them taking those who do not believe as their friends. What their lower selves have advanced for them is evil indeed, bringing Allah's anger down upon them. They will suffer punishment timelessly, for ever. (Qur'an, 5:80)</text:span></text:p>
      <text:p text:style-name="P17"/>
      <text:p text:style-name="P25"><text:span text:style-name="T3">Yet you see those with sickness in their hearts rushing to them, saying, 'We fear the wheel of fate may turn against us.' But it may well be that Allah will bring about victory or some other contingency from Him. Then they will deeply regret their secret thoughts. (Qur'an, 5:52)</text:span></text:p>
      <text:p text:style-name="P17"/>
      <text:p text:style-name="P25"><text:span text:style-name="T3">I do not say my self was free from blame. The self indeed commands to evil acts – except for those my Lord has mercy on. My Lord, He is Forgiving, Merciful.' (Qur'an, 12:53)</text:span></text:p>
      <text:p text:style-name="P16"/>
      <text:p text:style-name="P17"/>
      <text:p text:style-name="P26"><text:span text:style-name="T13">IT IS PREDISPOSED TO ENVY AND SELFISH PASSIONS</text:span></text:p>
      <text:p text:style-name="P17"/>
      <text:p text:style-name="P25"><text:span text:style-name="T3">If a woman fears cruelty or aversion on her husband's part, there is nothing wrong in the couple becoming reconciled. Reconciliation is better. But people are prone to selfish greed. If you do good and guard against evil, Allah is aware of what you do. (Qur'an, 4:128)</text:span></text:p>
      <text:p text:style-name="P16"/>
      <text:p text:style-name="P17"/>
      <text:p text:style-name="P26"><text:span text:style-name="T13">MAN IS ACTUALLY CLEAR PROOF AGAINST HIMSELF</text:span></text:p>
      <text:p text:style-name="P17"/>
      <text:p text:style-name="P25"><text:span text:style-name="T3">In fact, man will be clear proof against himself in spite of any excuses he might offer. (Qur'an, 75:14-15)</text:span></text:p>
      <text:p text:style-name="P17"/>
      <text:p text:style-name="P17"/>
      <text:p text:style-name="P26"><text:span text:style-name="T13">THE UNBELIEVERS ARE ARROGANT </text:span></text:p>
      <text:p text:style-name="P26"><text:span text:style-name="T13">ABOUT THEMSELVES</text:span></text:p>
      <text:p text:style-name="P17"/>
      <text:p text:style-name="P25"><text:span text:style-name="T3">Those who do not expect to meet Us say, 'Why have angels not been sent down to us? Why do we not see our Lord?' They have become arrogant about themselves and are excessively insolent. (Qur'an, 25:21)</text:span></text:p>
      <text:p text:style-name="P17"/>
      <text:p text:style-name="P17"/>
      <text:p text:style-name="P26"/>
      <text:p text:style-name="P32"><text:span text:style-name="T13">HE KNOWS HIS OWN ERRORS </text:span></text:p>
      <text:p text:style-name="P26"><text:span text:style-name="T13">AND OFFERS EXCUSES</text:span></text:p>
      <text:p text:style-name="P17"/>
      <text:p text:style-name="P25"><text:span text:style-name="T3">In fact, man will be clear proof against himself in spite of any excuses he might offer. (Qur'an, 75:14-15)</text:span></text:p>
      <text:p text:style-name="P16"/>
      <text:p text:style-name="P17"/>
      <text:p text:style-name="P26"><text:span text:style-name="T13">EVERY SOUL IS A PLEDGE FOR MAN</text:span></text:p>
      <text:p text:style-name="P17"/>
      <text:p text:style-name="P25"><text:span text:style-name="T3">Every self is held in pledge against what it earned, (Qur'an, 74:38)</text:span></text:p>
      <text:p text:style-name="P16"/>
      <text:p text:style-name="P17"/>
      <text:p text:style-name="P26"><text:span text:style-name="T13">THE BELIEVERS FORBID </text:span></text:p>
      <text:p text:style-name="P26"><text:span text:style-name="T13">THE LOWER SELF ITS APPETITES</text:span></text:p>
      <text:p text:style-name="P17"/>
      <text:p text:style-name="P25"><text:span text:style-name="T3">But as for him who feared the Station of his Lord and forbade the lower self its appetites, the Garden will be his refuge. (Qur'an, 79:40-41)</text:span></text:p>
      <text:p text:style-name="P17"/>
      <text:p text:style-name="P25"><text:span text:style-name="T3">So have fear of Allah, as much as you are able to, and listen and obey and spend for your own benefit. It is the people who are safe-guarded from the avarice of their own selves who are successful. (Qur'an, 64:16)</text:span></text:p>
      <text:p text:style-name="P16"/>
      <text:p text:style-name="P17"/>
      <text:p text:style-name="P26"><text:span text:style-name="T13">THE BELIEVERS SELL</text:span></text:p>
      <text:p text:style-name="P26"><text:span text:style-name="T13">THEIR OWN SOULS </text:span></text:p>
      <text:p text:style-name="P26"><text:span text:style-name="T13">IN RETURN FOR THE HEREAFTER</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25"><text:span text:style-name="T3">And among the people there are some who give up everything, desiring the good pleasure of Allah. Allah is Ever-Gentle with His servants. (Qur'an, 2:207)</text:span></text:p>
      <text:p text:style-name="P17"/>
      <text:p text:style-name="P17"/>
      <text:p text:style-name="P26"/>
      <text:p text:style-name="P32"><text:span text:style-name="T13">THE UNBELIEVERS DENY </text:span></text:p>
      <text:p text:style-name="P26"><text:span text:style-name="T13">WHAT IS AGAINST THEIR SELVES</text:span></text:p>
      <text:p text:style-name="P17"/>
      <text:p text:style-name="P25"><text:span text:style-name="T3">We made a covenant with the tribe of Israel and We sent Messengers to them. Each time a Messenger came to them with something their lower selves did not desire, they denied some and they murdered others. (Qur'an, 5:70)</text:span></text:p>
      <text:p text:style-name="P16"/>
      <text:p text:style-name="P17"/>
      <text:p text:style-name="P26"><text:span text:style-name="T13">THE BELIEVERS PURIFY THEIR SELVES</text:span></text:p>
      <text:p text:style-name="P17"/>
      <text:p text:style-name="P25"><text:span text:style-name="T3">And the self and what proportioned it and inspired it with depravity or heedfulness, he who purifies it has succeeded, (Qur'an, 91:7-9)</text:span></text:p>
      <text:p text:style-name="P16"/>
      <text:p text:style-name="P17"/>
      <text:p text:style-name="P26"><text:span text:style-name="T13">THE UNBELIEVERS COVER THEIR SELVES UP</text:span></text:p>
      <text:p text:style-name="P17"/>
      <text:p text:style-name="P25"><text:span text:style-name="T3">And the self and what proportioned it and inspired it with depravity or heedfulness, he who purifies it has succeeded, he who covers it up has failed. (Qur'an, 91:7-10)</text:span></text:p>
      <text:p text:style-name="P16"/>
      <text:p text:style-name="P17"/>
      <text:p text:style-name="P26"><text:span text:style-name="T13">THE UNBELIEVERS FOLLOW </text:span></text:p>
      <text:p text:style-name="P26"><text:span text:style-name="T13">THEIR OWN WHIMS AND DESIRES</text:span></text:p>
      <text:p text:style-name="P17"/>
      <text:p text:style-name="P25"><text:span text:style-name="T3">Have you seen him who has taken his whims and desires to be his god? Will you then be his guardian? (Qur'an, 25:43)</text:span></text:p>
      <text:p text:style-name="P17"/>
      <text:p text:style-name="P25"><text:span text:style-name="T3">Is someone on a clear path from his Lord like those whose bad actions have been made to seem good to them and who follow their own desires? (Qur'an, 47:14)</text:span></text:p>
      <text:p text:style-name="P17"/>
      <text:p text:style-name="P25"><text:span text:style-name="T3">Among them are those who listen to you and then, when they leave your presence, say to those who have been given knowledge, 'What was that he just said?'They are those whose hearts Allah has sealed up and who follow their own desires. (Qur'an, 47:16)</text:span></text:p>
      <text:p text:style-name="P16"/>
      <text:p text:style-name="P17"/>
      <text:p text:style-name="P26"><text:span text:style-name="T13">PEOPLE WHO DENY ONLY WRONG THEMSELVES</text:span></text:p>
      <text:p text:style-name="P17"/>
      <text:p text:style-name="P25"><text:span text:style-name="T3">A group of the People of the Book would love to misguide you. They only misguide themselves but they are not aware of it. (Qur'an, 3:69)</text:span></text:p>
      <text:p text:style-name="P17"/>
      <text:p text:style-name="P25"><text:soft-page-break/><text:span text:style-name="T3">The metaphor of what they spend in their life in this world is that of a wind with an icy bite to it which strikes the crops of a people who have wronged themselves and destroys them. Allah did not wrong them; rather it was themselves they were wronging. (Qur'an, 3:117)</text:span></text:p>
      <text:p text:style-name="P17"/>
      <text:p text:style-name="P25"><text:span text:style-name="T3">They keep others from it and avoid it themselves. They are only destroying themselves but they are not aware of it. (Qur'an, 6:26)</text:span></text:p>
      <text:p text:style-name="P16"/>
      <text:p text:style-name="P17"/>
      <text:p text:style-name="P26"><text:span text:style-name="T13">EACH SELF WILL LEARN THE TRUTH</text:span></text:p>
      <text:p text:style-name="P26"><text:span text:style-name="T13">ABOUT EVERYTHING IN THE HEREAFTER</text:span></text:p>
      <text:p text:style-name="P17"/>
      <text:p text:style-name="P25"><text:span text:style-name="T3">We have fastened the destiny of every man about his neck and on the Day of Rising We will bring out a Book for him which he will find spread open in front of him. 'Read your Book! Today your own self is reckoner enough against you!' (Qur'an, 17:13-14)</text:span></text:p>
      <text:p text:style-name="P17"/>
      <text:p text:style-name="P25"><text:span text:style-name="T3">Wthe graves are emptied out, each self will know what it has sent ahead and left behind. (Qur'an, 82:4-5)</text:span></text:p>
      <text:p text:style-name="P17"/>
      <text:p text:style-name="P25"><text:span text:style-name="T3">When the Fire is set ablaze, when the Garden is brought up close: then each self will know what it has done. (Qur'an, 81:12-14)</text:span></text:p>
      <text:p text:style-name="P17"/>
      <text:p text:style-name="P25"><text:span text:style-name="T3">On the Day that each self finds the good it did, and the evil it did, present there in front of it, it will wish there were an age between it and then. Allah advises you to beware of Him. Allah is Ever-Gentle with His servants. (Qur'an, 3:30)</text:span></text:p>
      <text:p text:style-name="P16"/>
      <text:p text:style-name="P17"/>
      <text:p text:style-name="P26"><text:span text:style-name="T13">THE SELF WILL NOT BE ABLE TO OFFER </text:span></text:p>
      <text:p text:style-name="P26"><text:span text:style-name="T13">ANY EXCUSES IN THE HEREAFTER</text:span></text:p>
      <text:p text:style-name="P17"/>
      <text:p text:style-name="P25"><text:span text:style-name="T3">Then and there every self will be tried for what it did before. They will be returned to Allah, their Master, the Real, and what they invented will abandon them. (Qur'an, 10:30)</text:span></text:p>
      <text:p text:style-name="P17"/>
      <text:p text:style-name="P17"/>
      <text:p text:style-name="P26"><text:span text:style-name="T13">IN THE HEREAFTER THE UNBELIEVERS</text:span></text:p>
      <text:p text:style-name="P26"><text:span text:style-name="T13">ADMIT THAT THEY HAVE WRONGED</text:span></text:p>
      <text:p text:style-name="P26"><text:span text:style-name="T13">THEMSELVES IN THE LIFE OF THIS WORLD</text:span></text:p>
      <text:p text:style-name="P17"/>
      <text:p text:style-name="P25"><text:span text:style-name="T3">They said, 'Our Lord, we have wronged ourselves. If you do not forgive us and have mercy on us, we will be among the lost.' (Qur'an, 7:23)</text:span></text:p>
      <text:h text:style-name="P6" text:outline-level="4"><text:soft-page-break/><text:span text:style-name="T12">DEATH</text:span></text:h>
      <text:p text:style-name="P17"/>
      <text:p text:style-name="P17"/>
      <text:p text:style-name="P26"><text:span text:style-name="T13">EVERY SELF WILL TASTE DEATH</text:span></text:p>
      <text:p text:style-name="P17"/>
      <text:p text:style-name="P25"><text:span text:style-name="T3">Every self will taste death. We test you with both good and evil as a trial. And you will be returned to Us. (Qur'an, 21:35)</text:span></text:p>
      <text:p text:style-name="P17"/>
      <text:p text:style-name="P25"><text:span text:style-name="T3">Then subsequently you will certainly die. (Qur'an, 23:15)</text:span></text:p>
      <text:p text:style-name="P17"/>
      <text:p text:style-name="P25"><text:span text:style-name="T3">You will die and they too will die. (Qur'an, 39:30)</text:span></text:p>
      <text:p text:style-name="P17"/>
      <text:p text:style-name="P25"><text:span text:style-name="T3">Allah created you and then will take you back again. And some of you revert to the lowest form of life so that after having knowledge, you know nothing at all. Allah is All-Knowing, All-Powerful. (Qur'an, 16:70)</text:span></text:p>
      <text:p text:style-name="P17"/>
      <text:p text:style-name="P25"><text:span text:style-name="T3">We did not give any human being before you immortality. And if you die, will they then be immortal? (Qur'an, 21:34)</text:span></text:p>
      <text:p text:style-name="P17"/>
      <text:p text:style-name="P25"><text:span text:style-name="T3">No self can die except with Allah's permission, at a predetermined time. If anyone desires the reward of this world, We will give him some of it. If anyone desires the reward of the hereafter, We will give him some of it. We will recompense the thankful. (Qur'an, 3:145)</text:span></text:p>
      <text:p text:style-name="P16"/>
      <text:p text:style-name="P17"/>
      <text:p text:style-name="P26"><text:span text:style-name="T13">IT IS ALLAH WHO GIVES BOTH LIFE </text:span></text:p>
      <text:p text:style-name="P26"><text:span text:style-name="T13">AND DEATH</text:span></text:p>
      <text:p text:style-name="P17"/>
      <text:p text:style-name="P25"><text:span text:style-name="T3">That it is He Who brings about both death and life; (Qur'an, 53:44)</text:span></text:p>
      <text:p text:style-name="P17"/>
      <text:p text:style-name="P25"><text:span text:style-name="T3">It is We Who give life and cause to die and We are the Inheritor. (Qur'an, 15:23)</text:span></text:p>
      <text:p text:style-name="P17"/>
      <text:p text:style-name="P25"><text:span text:style-name="T3">It is We Who give life and cause to die and We are their final destination. (Qur'an, 50:43)</text:span></text:p>
      <text:p text:style-name="P17"/>
      <text:p text:style-name="P25"><text:span text:style-name="T3">Allah is He to Whom the kingdom of the heavens and earth belongs. He gives life and causes to die. You have no protector or helper besides Allah. (Qur'an, 9:116)</text:span></text:p>
      <text:p text:style-name="P17"/>
      <text:p text:style-name="P25"><text:span text:style-name="T3">There is no god but Him—He gives life and causes to die—your Lord and the Lord of your forefathers, the previous peoples. (Qur'an, 44:8)</text:span></text:p>
      <text:p text:style-name="P17"/>
      <text:p text:style-name="P25"><text:soft-page-break/><text:span text:style-name="T3">We have decreed death for you and We will not be forestalled. (Qur'an, 56:60)</text:span></text:p>
      <text:p text:style-name="P26"><text:span text:style-name="T13">MAN MAY FACE DEATH UNEXPECTEDLY, </text:span></text:p>
      <text:p text:style-name="P26"><text:span text:style-name="T13">NO MATTER HOW MUCH HE MAY TRY TO ESCAPE IT</text:span></text:p>
      <text:p text:style-name="P17"/>
      <text:p text:style-name="P25"><text:span text:style-name="T3">Say: 'Flight will not benefit you if you try to run away from death or being killed. Then you will only enjoy a short respite.' (Qur'an, 33:16)</text:span></text:p>
      <text:p text:style-name="P17"/>
      <text:p text:style-name="P25"><text:span text:style-name="T3">Truly Allah has knowledge of the Hour and sends down abundant rain and knows what is in the womb. And no self knows what it will earn tomorrow and no self knows in what land it will die. Allah is All-Knowing, All-Aware. (Qur'an, 31:34)</text:span></text:p>
      <text:p text:style-name="P17"/>
      <text:p text:style-name="P25"><text:span text:style-name="T3">Wherever you are, death will catch up with you, even if you are in impregnable fortresses. If a good thing happens to them, they say, 'This has come from Allah.' But if a bad thing happens to them, they say, 'This has come from you.' Say, 'Everything comes from Allah.' What is the matter with these people that they scarcely understand a single word? (Qur'an, 4:78)</text:span></text:p>
      <text:p text:style-name="P17"/>
      <text:p text:style-name="P25"><text:span text:style-name="T3">Say: 'Death, from which you are fleeing, will certainly catch up with you.Then you will be returned to the Knower of the Unseen and the Visible and He will inform you about what you did.' (Qur'an, 62:8)</text:span></text:p>
      <text:p text:style-name="P16"/>
      <text:p text:style-name="P17"/>
      <text:p text:style-name="P26"><text:span text:style-name="T13">ONLY THOSE WHO DO NOT BELIEVE IN</text:span></text:p>
      <text:p text:style-name="P26"><text:span text:style-name="T13">ALLAH AND THE HEREAFTER FEAR DEATH</text:span></text:p>
      <text:p text:style-name="P17"/>
      <text:p text:style-name="P25"><text:span text:style-name="T3">What do you think about those who left their homes in thousands in fear of death? Allah said to them, 'Die!' and then brought them back to life. Allah shows great favour to mankind, but most people are not grateful. (Qur'an, 2:243)</text:span></text:p>
      <text:p text:style-name="P17"/>
      <text:p text:style-name="P25"><text:span text:style-name="T3">Or that of a storm-cloud in the sky, full of darkness, thunder and lightning. They put their fingers in their ears against the thunderclaps, fearful of death. Allah encompasses the unbelievers. (Qur'an, 2:19)</text:span></text:p>
      <text:p text:style-name="P17"/>
      <text:p text:style-name="P25"><text:span text:style-name="T3">You were longing for death before you met it. Now you have seen it with your own eyes and you look (at it). (Qur'an, 3:143)</text:span></text:p>
      <text:p text:style-name="P17"/>
      <text:p text:style-name="P25"><text:span text:style-name="T3">Those who believe say, 'If only a sura could be sent down.'But when a straightforward sura is sent down and fighting is mentioned in it,you see those with sickness in their hearts looking at you with the look of someone about to faint from fear of death.More fitting for them… (Qur'an, 47:20)</text:span></text:p>
      <text:p text:style-name="P16"/>
      <text:p text:style-name="P17"/>
      <text:p text:style-name="P26"/>
      <text:p text:style-name="P32"><text:span text:style-name="T13">THE BELIEVERS DESIRE TO DIE AS MUSLIMS</text:span></text:p>
      <text:p text:style-name="P17"/>
      <text:p text:style-name="P25"><text:span text:style-name="T3">You are only avenging yourself on us because we believed in our Lord's Signs when they came to us. Our Lord, pour down steadfastness upon us and take us back to You as Muslims.' (Qur'an, 7:126)</text:span></text:p>
      <text:p text:style-name="P17"/>
      <text:p text:style-name="P25"><text:span text:style-name="T3">My Lord, You have granted power to me on earth and taught me the true meaning of events. Originator of the heavens and earth, You are my Friend in this world and the Next. So take me as a Muslim at my death and join me to the people who are righteous.' (Qur'an, 12:101)</text:span></text:p>
      <text:p text:style-name="P17"/>
      <text:p text:style-name="P25"><text:span text:style-name="T3">Say: 'My prayer and my rites, my living and my dying, are for Allah alone, the Lord of all the worlds, (Qur'an, 6:162)</text:span></text:p>
      <text:p text:style-name="P16"/>
      <text:p text:style-name="P17"/>
      <text:p text:style-name="P26"><text:span text:style-name="T13">ALLAH DOES NOT ACCEPT THE REPENTANCE</text:span></text:p>
      <text:p text:style-name="P26"><text:span text:style-name="T13">OF THOSE WHO DO NOT BELIEVE, </text:span></text:p>
      <text:p text:style-name="P26"><text:span text:style-name="T13">YET WHO REPENT WHEN THE MOMENT </text:span></text:p>
      <text:p text:style-name="P26"><text:span text:style-name="T13">OF DEATH COMES</text:span></text:p>
      <text:p text:style-name="P17"/>
      <text:p text:style-name="P25"><text:span text:style-name="T3">There is no repentance for people who persist in doing evil until death comes to them and who then say, 'Now I repent,' nor for people who die while they are unbelievers. We have prepared for them a painful punishment. (Qur'an, 4:18)</text:span></text:p>
      <text:p text:style-name="P16"/>
      <text:p text:style-name="P17"/>
      <text:p text:style-name="P26"><text:span text:style-name="T13">ALLAH WILL PUNISH THOSE WHO DIE AS UNBELIEVERS</text:span></text:p>
      <text:p text:style-name="P17"/>
      <text:p text:style-name="P25"><text:span text:style-name="T3">As for those who do not believe and die while they are unbelievers, the whole earth filled with gold would not be accepted from any of them if they were to offer it as a ransom. They will have a painful punishment. They will have no helpers. (Qur'an, 3:91)</text:span></text:p>
      <text:p text:style-name="P16"/>
      <text:p text:style-name="P17"/>
      <text:p text:style-name="P26"><text:span text:style-name="T13">EVERY ONE WILL BE RESURRECTED</text:span></text:p>
      <text:p text:style-name="P17"/>
      <text:p text:style-name="P25"><text:span text:style-name="T3">He brings forth the living from the dead and brings forth the dead from the living and brings the earth to life after it was dead. In the same way you too will be brought forth. (Qur'an, 30:19)</text:span></text:p>
      <text:p text:style-name="P17"/>
      <text:p text:style-name="P25"><text:span text:style-name="T3">And saying, 'When we are dead and turned to dust and bones, shall we then be raised again or our forefathers, the earlier peoples?' Say: 'The earlier and the later peoples will certainly all be gathered to the appointment of a specified Day.' (Qur'an, 56:47-50)</text:span></text:p>
      <text:p text:style-name="P16"/>
      <text:p text:style-name="P26"><text:soft-page-break/><text:span text:style-name="T13">ALLAH GIVES EXAMPLES FROM NATURE</text:span></text:p>
      <text:p text:style-name="P26"><text:span text:style-name="T13">FOR THE RISING AFTER DEATH</text:span></text:p>
      <text:p text:style-name="P17"/>
      <text:p text:style-name="P25"><text:span text:style-name="T3">It is He Who sends out the winds, bringing advance news of His mercy, so that when they have lifted up the heavy clouds, We dispatch them to a dead land and send down water to it, by means of which We bring forth all kinds of fruit. In the same way We will bring forth the dead, so that hopefully you will pay heed. (Qur'an, 7:57)</text:span></text:p>
      <text:p text:style-name="P17"/>
      <text:p text:style-name="P25"><text:span text:style-name="T3">He brings forth the living from the dead and brings forth the dead from the living and brings the earth to life after it was dead. In the same way you too will be brought forth. (Qur'an, 30:19)</text:span></text:p>
      <text:p text:style-name="P17"/>
      <text:p text:style-name="P25"><text:span text:style-name="T3">It is Allah Who sends the winds which raise the clouds which We then drive to a dead land and by them bring the earth to life after it was dead. That is how the Resurrection will be. (Qur'an, 35:9)</text:span></text:p>
      <text:p text:style-name="P17"/>
      <text:p text:style-name="P25"><text:span text:style-name="T3">Allah is He Who splits the seed and kernel. He brings forth the living from the dead, and produces the dead out of the living. That is Allah, so how are you perverted? (Qur'an, 6:95)</text:span></text:p>
      <text:p text:style-name="P17"/>
      <text:p text:style-name="P25"><text:span text:style-name="T3">A Sign for them is the dead land which We bring to life and from which We bring forth grain of which they eat. (Qur'an, 36:33)</text:span></text:p>
      <text:p text:style-name="P17"/>
      <text:p text:style-name="P25"><text:span text:style-name="T3">And in the alternation of night and day and the provision Allah sends down from the sky, bringing the earth to life by it after it has died,and the varying direction of the winds,there are Signs for people who use their intellect. (Qur'an, 45:5)</text:span></text:p>
      <text:p text:style-name="P17"/>
      <text:p text:style-name="P25"><text:span text:style-name="T3">Mankind! If you are in any doubt about the Rising, know that We created you from dust then from a drop of sperm then from an alaq (embryo) then from a lump of flesh, formed yet unformed, so We may make things clear to you. We make whatever We want stay in the womb until a specified time and then We bring you out as children so that you can reach your full maturity. Some of you die and some of you revert to the lowest form of life so that, after having knowledge, they then know nothing at all. And you see the earth dead and barren; then when We send down water onto it it quivers and swells and sprouts with luxuriant plants of every kind. (Qur'an, 22:5)</text:span></text:p>
      <text:p text:style-name="P17"/>
      <text:p text:style-name="P25"><text:span text:style-name="T3">So look at the effect of the mercy of Allah, how He brings the dead earth back to life. Truly He is the One Who brings the dead to life. He has power over all things. (Qur'an, 30:50)</text:span></text:p>
      <text:p text:style-name="P17"/>
      <text:p text:style-name="P25"><text:span text:style-name="T3">In the creation of the heavens and earth, and the alternation of the night and day, and the ships which sail the seas to people's benefit, and the water which Allah sends down from the sky— by which He brings the earth to life when it was dead and scatters about in it creatures of every kind— and the varying direction of the winds, and the clouds subservient between heaven and earth, there are Signs for people who use their intellect. (Qur'an, 2:164)</text:span></text:p>
      <text:p text:style-name="P25"><text:soft-page-break/><text:span text:style-name="T3">Allah sends down water from the sky and by it brings the dead earth back to life. There is certainly a Sign in that for people who hear. (Qur'an, 16:65)</text:span></text:p>
      <text:p text:style-name="P17"/>
      <text:p text:style-name="P25"><text:span text:style-name="T3">Know that Allah brings the earth to life after it was dead. We have made the Signs clear to you so that hopefully you will use your intellect. (Qur'an, 57:17)</text:span></text:p>
      <text:p text:style-name="P16"/>
      <text:p text:style-name="P16"/>
      <text:p text:style-name="P16"/>
      <text:p text:style-name="P16"/>
      <text:h text:style-name="P6" text:outline-level="4"/>
      <text:h text:style-name="P7" text:outline-level="4"><text:span text:style-name="T12">THE DAY OF RESURRECTION</text:span></text:h>
      <text:p text:style-name="P17"/>
      <text:p text:style-name="P17"/>
      <text:p text:style-name="P26"><text:span text:style-name="T13">ONLY ALLAH KNOWS </text:span></text:p>
      <text:p text:style-name="P26"><text:span text:style-name="T13">WHEN THE HOUR IS DUE</text:span></text:p>
      <text:p text:style-name="P17"/>
      <text:p text:style-name="P25"><text:span text:style-name="T3">Knowledge of the Hour is referred to Him. And no fruit emerges from its husk, nor does any female get pregnant or give birth, without His knowledge. On the Day He calls out to them: 'Where are My associates?', they will say, 'We declare to you that none of us is a witness.' (Qur'an, 41:47)</text:span></text:p>
      <text:p text:style-name="P17"/>
      <text:p text:style-name="P25"><text:span text:style-name="T3">The Day of Decision is a fixed appointment: (Qur'an, 78:17)</text:span></text:p>
      <text:p text:style-name="P17"/>
      <text:p text:style-name="P25"><text:span text:style-name="T3">They will ask you about the Hour: when is it due? Say: 'Knowledge of it rests with my Lord alone. He alone will reveal it at its proper time. It hangs heavy in the heavens and the earth. It will not come upon you except suddenly.' They will ask you as if you had full knowledge of it. Say: 'Knowledge of it rests with Allah alone. But most people do not know that.' (Qur'an, 7:187)</text:span></text:p>
      <text:p text:style-name="P17"/>
      <text:p text:style-name="P25"><text:span text:style-name="T3">The Unseen of the heavens and earth belongs to Allah. The matter of the Hour is only the blink of an eye away, or even nearer. Allah has power over all things. (Qur'an, 16:77)</text:span></text:p>
      <text:p text:style-name="P17"/>
      <text:p text:style-name="P25"><text:span text:style-name="T3">Truly Allah has knowledge of the Hour and sends down abundant rain and knows what is in the womb. And no self knows what it will earn tomorrow and no self knows in what land it will die. Allah is All-Knowing, All-Aware. (Qur'an, 31:34)</text:span></text:p>
      <text:p text:style-name="P17"/>
      <text:p text:style-name="P25"><text:span text:style-name="T3">People will ask you about the Last Hour. Say: 'Only Allah has knowledge of it. What will make you understand? It may be that the Last Hour is very near.' (Qur'an, 33:63)</text:span></text:p>
      <text:p text:style-name="P17"/>
      <text:p text:style-name="P25"><text:span text:style-name="T3">They say, 'When will this promise come about if you are telling the truth?' Say: 'You have a promised appointment on a Day which you cannot delay or advance a single hour.' (Qur'an, 34:29-30)</text:span></text:p>
      <text:p text:style-name="P17"/>
      <text:p text:style-name="P25"><text:span text:style-name="T3">Blessed be Him to Whom belongs the sovereignty of the heavens and the earth and everything in between them. The knowledge of the Hour is with Him. You will be returned to Him. (Qur'an, 43:85)</text:span></text:p>
      <text:p text:style-name="P17"/>
      <text:p text:style-name="P25"><text:span text:style-name="T3">They ask you about the Hour: 'When will it come?' What are you doing mentioning it? Its coming is your Lord's affair. (Qur'an, 79:42-44)</text:span></text:p>
      <text:p text:style-name="P17"/>
      <text:p text:style-name="P25"><text:span text:style-name="T3">They say, 'When will this promise come about if you are telling the truth?' Say: 'The knowledge is with Allah alone and I am only a clear warner.' (Qur'an, 67:25-26)</text:span></text:p>
      <text:p text:style-name="P17"/>
      <text:p text:style-name="P25"><text:span text:style-name="T3">The Imminent is imminent! No one besides Allah can unveil it. (Qur'an, 53:57-58)</text:span></text:p>
      <text:p text:style-name="P26"><text:soft-page-break/><text:span text:style-name="T13">IT IS A CERTAIN FACT</text:span></text:p>
      <text:p text:style-name="P17"/>
      <text:p text:style-name="P25"><text:span text:style-name="T3">That Day We will fold up heaven like folding up the pages of a book. As We originated the first creation so We will regenerate it. It is a promise binding on Us. That is what We will do. (Qur'an, 21:104)</text:span></text:p>
      <text:p text:style-name="P17"/>
      <text:p text:style-name="P25"><text:span text:style-name="T3">When the Great Event occurs, none will deny its occurrence. (Qur'an, 56:1-2)</text:span></text:p>
      <text:p text:style-name="P17"/>
      <text:p text:style-name="P25"><text:span text:style-name="T3">What you are promised will certainly happen. (Qur'an, 77:7)</text:span></text:p>
      <text:p text:style-name="P17"/>
      <text:p text:style-name="P25"><text:span text:style-name="T3">Say: 'Allah gives you life, then causes you to die, and then will gather you together for the Day of Rising about which there is no doubt. But most people do not know it.' (Qur'an, 45:26)</text:span></text:p>
      <text:p text:style-name="P16"/>
      <text:p text:style-name="P17"/>
      <text:p text:style-name="P26"><text:span text:style-name="T13">THERE IS NO ESCAPE FROM IT</text:span></text:p>
      <text:p text:style-name="P17"/>
      <text:p text:style-name="P25"><text:span text:style-name="T3">The evildoers will see the Fire and realise they are going to fall into it and find no way of escaping from it. (Qur'an, 18:53)</text:span></text:p>
      <text:p text:style-name="P16"/>
      <text:p text:style-name="P17"/>
      <text:p text:style-name="P26"><text:span text:style-name="T13">IT IS DRAWING CLOSER EVERYDAY</text:span></text:p>
      <text:p text:style-name="P17"/>
      <text:p text:style-name="P25"><text:span text:style-name="T3">The Imminent is imminent! (Qur'an, 53:57)</text:span></text:p>
      <text:p text:style-name="P17"/>
      <text:p text:style-name="P25"><text:span text:style-name="T3">Mankind's Reckoning has drawn very close to them, yet they heedlessly turn away. (Qur'an, 21:1)</text:span></text:p>
      <text:p text:style-name="P17"/>
      <text:p text:style-name="P25"><text:span text:style-name="T3">It is Allah Who has sent down the Book with truth and with the Just Balance. What will make you realise? Perhaps the Hour is close. (Qur'an, 42:17)</text:span></text:p>
      <text:p text:style-name="P17"/>
      <text:p text:style-name="P17"/>
      <text:p text:style-name="P26"><text:span text:style-name="T13">IT WILL COME SUDDENLY </text:span></text:p>
      <text:p text:style-name="P26"><text:span text:style-name="T13">AND UNPREDICTABLY</text:span></text:p>
      <text:p text:style-name="P17"/>
      <text:p text:style-name="P25"><text:span text:style-name="T3">What are they waiting for, but the Hour to come upon them suddenly when they are not expecting it? (Qur'an, 43:66)</text:span></text:p>
      <text:p text:style-name="P17"/>
      <text:p text:style-name="P25"><text:span text:style-name="T3">What are they awaiting but for the Hour to come upon them suddenly? Its Signs have already come. What good will their Reminder be to them when it does arrive? (Qur'an, 47:18)</text:span></text:p>
      <text:p text:style-name="P17"/>
      <text:p text:style-name="P25"><text:soft-page-break/><text:span text:style-name="T3">No, it will come upon them suddenly, confounding them, taking them completely by surprise, and they will not be able to ward it off. They will be granted no reprieve. (Qur'an, 21:40)</text:span></text:p>
      <text:p text:style-name="P25"><text:span text:style-name="T3">What are they waiting for but one Great Blast to seize them while they are quibbling? They will not be able to make a will or return to their families. (Qur'an, 36:49-50)</text:span></text:p>
      <text:p text:style-name="P16"/>
      <text:p text:style-name="P17"/>
      <text:p text:style-name="P26"><text:span text:style-name="T13">IT CONSISTS OF JUST</text:span></text:p>
      <text:p text:style-name="P26"><text:span text:style-name="T13">ONE GREAT BLAST</text:span></text:p>
      <text:p text:style-name="P17"/>
      <text:p text:style-name="P25"><text:span text:style-name="T3">There will be but one Great Blast and then their eyes will open. (Qur'an, 37:19)</text:span></text:p>
      <text:p text:style-name="P17"/>
      <text:p text:style-name="P25"><text:span text:style-name="T3">What are they waiting for but one Great Blast to seize them while they are quibbling? (Qur'an, 36:49)</text:span></text:p>
      <text:p text:style-name="P17"/>
      <text:p text:style-name="P25"><text:span text:style-name="T3">The Day they hear the Blast in truth, that is the Day of Emergence. (Qur'an, 50:42)</text:span></text:p>
      <text:p text:style-name="P16"/>
      <text:p text:style-name="P17"/>
      <text:p text:style-name="P26"><text:span text:style-name="T13">IT IS UNSPEAKABLY TERRIBLE</text:span></text:p>
      <text:p text:style-name="P17"/>
      <text:p text:style-name="P25"><text:span text:style-name="T3">Turn away from them then.On the Day the Summoner summons them to something unspeakably terrible, (Qur'an, 54:6)</text:span></text:p>
      <text:p text:style-name="P17"/>
      <text:p text:style-name="P17"/>
      <text:p text:style-name="P26"><text:span text:style-name="T13">ON THAT DAY EVERYTHING </text:span></text:p>
      <text:p text:style-name="P26"><text:span text:style-name="T13">WILL COME TO LIGHT </text:span></text:p>
      <text:p text:style-name="P17"/>
      <text:p text:style-name="P25"><text:span text:style-name="T3">'You were heedless of this so We have stripped you of your covering and today your sight is sharp.' (Qur'an, 50:22)</text:span></text:p>
      <text:p text:style-name="P17"/>
      <text:p text:style-name="P17"/>
      <text:p text:style-name="P26"><text:span text:style-name="T13">IT IS THE DAY OF SEPARATION </text:span></text:p>
      <text:p text:style-name="P26"><text:span text:style-name="T13">BETWEEN PEOPLE</text:span></text:p>
      <text:p text:style-name="P17"/>
      <text:p text:style-name="P25"><text:span text:style-name="T3">And what will teach you what the Day of Sorting is? On that Day, woe to the deniers! (Qur'an, 77:14-15)</text:span></text:p>
      <text:p text:style-name="P17"/>
      <text:p text:style-name="P25"><text:span text:style-name="T3">Bringing low, raising high. (Qur'an, 56:3)</text:span></text:p>
      <text:p text:style-name="P17"/>
      <text:p text:style-name="P25"><text:soft-page-break/><text:span text:style-name="T3">They will say, 'Alas for us! This is the Day of Reckoning!' This is the day of sorting things out you used to deny. (Qur'an, 37:20-21)</text:span></text:p>
      <text:p text:style-name="P16"/>
      <text:p text:style-name="P26"><text:span text:style-name="T13">THE DESCRIPTION OF THE DAY </text:span></text:p>
      <text:p text:style-name="P26"><text:span text:style-name="T13">OF RESURRECTION</text:span></text:p>
      <text:p text:style-name="P17"/>
      <text:p text:style-name="P25"><text:span text:style-name="T3">That Day We will fold up heaven like folding up the pages of a book. As We originated the first creation so We will regenerate it. It is a promise binding on Us. That is what We will do. (Qur'an, 21:104)</text:span></text:p>
      <text:p text:style-name="P17"/>
      <text:p text:style-name="P25"><text:span text:style-name="T3">So when the Trumpet is blown with a single blast, and the earth and the mountains are lifted and crushed with a single blow, On that Day, the Occurrence will occur and Heaven will be split apart, for that Day it will be very frail. (Qur'an, 69:13-16)</text:span></text:p>
      <text:p text:style-name="P17"/>
      <text:p text:style-name="P25"><text:span text:style-name="T3">When the stars are extinguished, when heaven is split open, when the mountains are pulverised, when the Messengers' time is appointed… (Qur'an, 77:8-11)</text:span></text:p>
      <text:p text:style-name="P17"/>
      <text:p text:style-name="P25"><text:span text:style-name="T3">The Day the Trumpet is blown and you come in droves, and heaven is opened and becomes doorways, and the mountains are shifted and become a mirage. (Qur'an, 78:18-20)</text:span></text:p>
      <text:p text:style-name="P17"/>
      <text:p text:style-name="P25"><text:span text:style-name="T3">And the mountains are crushed and become scattered dust in the air. (Qur'an, 56:5-6)</text:span></text:p>
      <text:p text:style-name="P17"/>
      <text:p text:style-name="P25"><text:span text:style-name="T3">On the Day the sky is like molten brass and the mountains like tufts of coloured wool. (Qur'an, 70:8-9)</text:span></text:p>
      <text:p text:style-name="P17"/>
      <text:p text:style-name="P25"><text:span text:style-name="T3">They will ask you about the mountains. Say: 'My Lord will scatter them as dust. He will leave them as a barren, level plain on which you will see no dip or gradient.' (Qur'an, 20:105-107)</text:span></text:p>
      <text:p text:style-name="P17"/>
      <text:p text:style-name="P25"><text:span text:style-name="T3">When the earth is convulsed with its quaking and the earth then disgorges its charges and man asks, 'What is wrong with it?', on that Day it will impart all its news because your Lord has inspired it. (Qur'an, 99:1-5)</text:span></text:p>
      <text:p text:style-name="P16"/>
      <text:p text:style-name="P17"/>
      <text:p text:style-name="P26"><text:span text:style-name="T13">ON THE DAY OF RESURRECTION</text:span></text:p>
      <text:p text:style-name="P26"><text:span text:style-name="T13">PEOPLE WILL EMERGE FROM THEIR GRAVES </text:span></text:p>
      <text:p text:style-name="P26"><text:span text:style-name="T13">AND CONGREGATE</text:span></text:p>
      <text:p text:style-name="P17"/>
      <text:p text:style-name="P25"><text:span text:style-name="T3">The Trumpet will be blown and at once they will be sliding from their graves towards their Lord. (Qur'an, 36:51)</text:span></text:p>
      <text:p text:style-name="P17"/>
      <text:p text:style-name="P25"><text:soft-page-break/><text:span text:style-name="T3">They will emerge from their graves with downcast eyes, like swarming locusts, necks outstretched, eyes transfixed, rushing headlong to the Summoner.The unbelievers will say, 'This is a pitiless day!' (Qur'an, 54:7-8)</text:span></text:p>
      <text:p text:style-name="P25"><text:span text:style-name="T3">On the Day We gather them all together, We will say to those who associated others with Allah, 'Where are the partner-gods, for whom you made such claims?' (Qur'an, 6:22)</text:span></text:p>
      <text:p text:style-name="P17"/>
      <text:p text:style-name="P25"><text:span text:style-name="T3">On the Day We gather them all together, We will say then to those who associated others with Allah, 'To your place, you and your partner-gods!' Then We will sift them out, and their partner-gods will say, 'It was not us you worshipped. (Qur'an, 10:28)</text:span></text:p>
      <text:p text:style-name="P17"/>
      <text:p text:style-name="P25"><text:span text:style-name="T3">The Day the Trumpet is blown and you come in droves, (Qur'an, 78:18)</text:span></text:p>
      <text:p text:style-name="P17"/>
      <text:p text:style-name="P25"><text:span text:style-name="T3">On the Day We make the mountains move and you see the earth laid bare and We gather them together, not leaving out a single one of them, they will be paraded before your Lord in ranks: 'You have come to Us just as We created you at first. Yes indeed! Even though you claimed that We would not fix a time with you.' (Qur'an, 18:47-48)</text:span></text:p>
      <text:p text:style-name="P17"/>
      <text:p text:style-name="P25"><text:span text:style-name="T3">We will abandon them, that Day, to pound against each other in surging waves and the Trumpet will be blown and We will gather them all together. (Qur'an, 18:99)</text:span></text:p>
      <text:p text:style-name="P16"/>
      <text:p text:style-name="P17"/>
      <text:p text:style-name="P26"><text:span text:style-name="T13">EVERYONE IN THE HEAVENS </text:span></text:p>
      <text:p text:style-name="P26"><text:span text:style-name="T13">AND EARTH IS TERRIFIED</text:span></text:p>
      <text:p text:style-name="P17"/>
      <text:p text:style-name="P25"><text:span text:style-name="T3">On the Day the Trumpet is blown and everyone in the heavens and everyone on the earth is terrified— except those Allah wills, everyone will come to Him abject. (Qur'an, 27:87)</text:span></text:p>
      <text:p text:style-name="P16"/>
      <text:p text:style-name="P17"/>
      <text:p text:style-name="P26"><text:span text:style-name="T13">THE UNBELIEVERS ARE RECOGNIZED </text:span></text:p>
      <text:p text:style-name="P26"><text:span text:style-name="T13">BY THEIR FACES</text:span></text:p>
      <text:p text:style-name="P17"/>
      <text:p text:style-name="P25"><text:span text:style-name="T3">The evildoers will be recognised by their mark and seized by their forelocks and their feet. (Qur'an, 55:41)</text:span></text:p>
      <text:p text:style-name="P17"/>
      <text:p text:style-name="P25"><text:span text:style-name="T3">Their eyes will be downcast, darkened by debasement; for they were called on to prostrate when they were in full possession of their faculties. (Qur'an, 68:43)</text:span></text:p>
      <text:p text:style-name="P17"/>
      <text:p text:style-name="P25"><text:span text:style-name="T3">On the Day the Trumpet is blown— and We will gather the evildoers sightless on that Day.(Qur'an, 20:102)</text:span></text:p>
      <text:p text:style-name="P16"/>
      <text:p text:style-name="P17"><text:soft-page-break/></text:p>
      <text:p text:style-name="P26"/>
      <text:p text:style-name="P32"><text:span text:style-name="T13">THE UNBELIEVERS HAVE DARK FACES</text:span></text:p>
      <text:p text:style-name="P17"/>
      <text:p text:style-name="P25"><text:span text:style-name="T3">On the Day of Rising you will see those who lied against Allah with their faces blackened. Do not the arrogant have a dwelling place in Hell? (Qur'an, 39:60)</text:span></text:p>
      <text:p text:style-name="P16"/>
      <text:p text:style-name="P17"/>
      <text:p text:style-name="P26"><text:span text:style-name="T13">THEIR EYES ARE TRANSFIXED</text:span></text:p>
      <text:p text:style-name="P17"/>
      <text:p text:style-name="P25"><text:span text:style-name="T3">(O Muhammad!) Do not consider Allah to be unaware of what the wrongdoers perpetrate. He is merely deferring them to a Day on which their sight will be transfixed, rushing headlong – heads back, eyes vacant, hearts hollow. (Qur'an, 14:42-43)</text:span></text:p>
      <text:p text:style-name="P16"/>
      <text:p text:style-name="P17"/>
      <text:p text:style-name="P26"><text:span text:style-name="T13">THE BELIEVERS ARE RECOGNIZED </text:span></text:p>
      <text:p text:style-name="P26"><text:span text:style-name="T13">BY THEIR LIGHT</text:span></text:p>
      <text:p text:style-name="P17"/>
      <text:p text:style-name="P25"><text:span text:style-name="T3">That Day some faces will be radiant, laughing, rejoicing (Qur'an, 80:38-39)</text:span></text:p>
      <text:p text:style-name="P17"/>
      <text:p text:style-name="P25"><text:span text:style-name="T3">On the Day you see the men and women of the believers, with their light streaming out in front of them, and to their right: 'Good news for you today of Gardens with rivers flowing under them, remaining in them timelessly, for ever. That is the Great Victory.' That Day the men and women of the hypocrites will say to those who believe, 'Wait for us so that we can borrow some of your light.' They will be told, 'Go back and look for light!' And a wall will be erected between them with a gate in it, on the inside of which there will be mercy but before whose exterior lies the punishment. (Qur'an, 57:12-13)</text:span></text:p>
      <text:p text:style-name="P17"/>
      <text:p text:style-name="P25"><text:span text:style-name="T3">You who believe! Repent to Allah. It may be that your Lord will erase your bad actions from you and admit you into Gardens with rivers flowing under them on the Day when Allah will not disgrace the Prophet and those who believed along with him.Their light will stream out ahead of them and on their right.They will say, 'Our Lord, perfect our light for us and forgive us! You have power over all things.' (Qur'an, 66:8)</text:span></text:p>
      <text:p text:style-name="P16"/>
      <text:p text:style-name="P17"/>
      <text:p text:style-name="P26"><text:span text:style-name="T13">ON THE DAY OF RESURRECTION NOBODY </text:span></text:p>
      <text:p text:style-name="P26"><text:span text:style-name="T13">CAN SPEAK A WORD WITHOUT </text:span></text:p>
      <text:p text:style-name="P26"><text:span text:style-name="T13">ALLAH'S PERMISSION</text:span></text:p>
      <text:p text:style-name="P17"/>
      <text:p text:style-name="P25"><text:span text:style-name="T3">On the Day it comes, no self will speak except by His permission. Some of them will be wretched and others glad. (Qur'an, 11:105)</text:span></text:p>
      <text:p text:style-name="P17"/>
      <text:p text:style-name="P25"><text:soft-page-break/><text:span text:style-name="T3">On that day they will follow the Summoner who has no crookedness in him at all. Voices will be humbled before the All-Merciful and nothing but a whisper will be heard. (Qur'an, 20:108)</text:span></text:p>
      <text:p text:style-name="P16"/>
      <text:p text:style-name="P17"/>
      <text:p text:style-name="P26"><text:span text:style-name="T13">NO ONE CAN HELP ANYONE </text:span></text:p>
      <text:p text:style-name="P26"><text:span text:style-name="T13">WITHOUT ALLAH'S PERMISSION</text:span></text:p>
      <text:p text:style-name="P17"/>
      <text:p text:style-name="P25"><text:span text:style-name="T3">On that Day intercession will not be of any use except for him whom the All-Merciful has authorised and with whose speech He is well-pleased. (Qur'an, 20:109)</text:span></text:p>
      <text:p text:style-name="P17"/>
      <text:p text:style-name="P25"><text:span text:style-name="T3">(On that day) no good friend will ask about his friend (Qur'an, 70:10)</text:span></text:p>
      <text:p text:style-name="P17"/>
      <text:p text:style-name="P25"><text:span text:style-name="T3">The Day a man will flee from his brother and his mother and his father, (Qur'an, 80:34-35)</text:span></text:p>
      <text:p text:style-name="P17"/>
      <text:p text:style-name="P25"><text:span text:style-name="T3">On that Day every man among them will have concerns enough of his own. (Qur'an, 80:37)</text:span></text:p>
      <text:p text:style-name="P17"/>
      <text:p text:style-name="P25"><text:span text:style-name="T3">So worship anything you will apart from Him!' Say: 'The real losers are those who lose themselves and their families on the Day of Rising.' Is not that clear loss? (Qur'an, 39:15)</text:span></text:p>
      <text:p text:style-name="P16"/>
      <text:p text:style-name="P17"/>
      <text:p text:style-name="P26"><text:span text:style-name="T13">ON THE DAY OF RESURRECTION </text:span></text:p>
      <text:p text:style-name="P26"><text:span text:style-name="T13">THEY ARE QUESTIONED AND </text:span></text:p>
      <text:p text:style-name="P26"><text:span text:style-name="T13">SEPARATED FROM THE PARTNERS </text:span></text:p>
      <text:p text:style-name="P26"><text:span text:style-name="T13">THEY HAVE ASSOCIATED WITH ALLAH</text:span></text:p>
      <text:p text:style-name="P17"/>
      <text:p text:style-name="P25"><text:span text:style-name="T3">On the Day We gather them all together, We will say to those who associated others with Allah, 'Where are the partner-gods, for whom you made such claims?' Then they will have no recourse except to say, 'By Allah, our Lord, We were not idolaters.' See how they lie against themselves and how what they invented has forsaken them! (Qur'an, 6:22-24)</text:span></text:p>
      <text:p text:style-name="P16"/>
      <text:p text:style-name="P25"><text:span text:style-name="T3">On the Day the Hour arrives the evildoers will be in despair. None of their partner-gods will intercede for them. They will reject their partner-gods. (Qur'an, 30:12-13)</text:span></text:p>
      <text:p text:style-name="P17"/>
      <text:p text:style-name="P25"><text:span text:style-name="T3">On the Day We gather them all together, We will say then to those who associated others with Allah, 'To your place, you and your partner-gods!' Then We will sift them out, and their partner-gods will say, 'It was not us you worshipped. Allah is a sufficient witness between us and you. We were unaware of your worship.' Then and there every self will be tried for what it did before. They will be returned to Allah, their Master, the Real, and what they invented will abandon them. (Qur'an, 10:28-30)</text:span></text:p>
      <text:p text:style-name="P17"/>
      <text:p text:style-name="P25"><text:soft-page-break/><text:span text:style-name="T3">When those who associated others with Allah see those they associated, they will say, 'Our Lord, these are our partner gods, the ones we called upon apart from You.' But they will fling their words back in their faces: 'You are truly liars!' On that Day they will offer their submission to Allah and the things they invented will abandon them. (Qur'an, 16:86-87)</text:span></text:p>
      <text:p text:style-name="P17"/>
      <text:p text:style-name="P25"><text:span text:style-name="T3">On the Day He says, 'Call My partner-gods, those for whom you made such claims,' they will call on them but they will not respond to them. We will place between them an unbridgeable gulf. (Qur'an, 18:52)</text:span></text:p>
      <text:p text:style-name="P17"/>
      <text:p text:style-name="P25"><text:span text:style-name="T3">And call them to a halt. They will be asked: (Qur'an, 37:24)</text:span></text:p>
      <text:p text:style-name="P17"/>
      <text:p text:style-name="P25"><text:span text:style-name="T3">On the Day when He summons them He will say, 'Where are they, those you claimed were My associates?' Those against whom the Word has been justly carried out will say, 'Our Lord, those people we misled, we only misled them as we too were misled. We declare our innocence to You. It was not us they were worshipping!' They will be told, 'Call on your partner-gods!' They will call on them but they will not respond to them. They will see the punishment. Oh if only they had been guided! On the Day when He summons them He will say, 'How did you respond to the Messengers?' (Qur'an, 28:62-65)</text:span></text:p>
      <text:p text:style-name="P17"/>
      <text:p text:style-name="P25"><text:span text:style-name="T3">On the Day when He summons them He will say, 'Where are they, those you claimed to be My associates?' (Qur'an, 28:74)</text:span></text:p>
      <text:p text:style-name="P17"/>
      <text:p text:style-name="P25"><text:span text:style-name="T3">They will be asked, 'Where are those you used to worship besides Allah? Can they help you or even help themselves?' (Qur'an, 26:92-93)</text:span></text:p>
      <text:p text:style-name="P17"/>
      <text:p text:style-name="P25"><text:span text:style-name="T3">If only you could see when they are standing before their Lord. He will say, 'Is this not the Truth?' They will say, 'Yes indeed, by our Lord!' He will say, 'Then taste the punishment for your disbelief.' (Qur'an, 6:30)</text:span></text:p>
      <text:p text:style-name="P16"/>
      <text:p text:style-name="P17"/>
      <text:p text:style-name="P26"><text:span text:style-name="T13">ON THE DAY OF RESURRECTION </text:span></text:p>
      <text:p text:style-name="P26"><text:span text:style-name="T13">EVERY ONE IS QUESTIONED BY HIMSELF</text:span></text:p>
      <text:p text:style-name="P17"/>
      <text:p text:style-name="P25"><text:span text:style-name="T3">Each of them will come to Him on the Day of Rising all alone. (Qur'an, 19:95)</text:span></text:p>
      <text:p text:style-name="P16"/>
      <text:p text:style-name="P17"/>
      <text:p text:style-name="P26"><text:span text:style-name="T13">ON THE DAY OF RESURRECTION </text:span></text:p>
      <text:p text:style-name="P26"><text:span text:style-name="T13">THE MESSENGERS ARE CALLED TO BEAR WITNESS</text:span></text:p>
      <text:p text:style-name="P17"/>
      <text:p text:style-name="P25"><text:span text:style-name="T3">When the Messengers' time (for testimony) is appointed—until what day is that deferred? Until the Day of Decision. (Qur'an, 77:11-13)</text:span></text:p>
      <text:p text:style-name="P26"><text:soft-page-break/><text:span text:style-name="T13">PEOPLE WILL BE IN THREE GROUPS </text:span></text:p>
      <text:p text:style-name="P17"/>
      <text:p text:style-name="P25"><text:span text:style-name="T3">And you will be classed into three: the Companions of the Right: What of the Companions of the Right? The Companions of the Left: what of the Companions of the Left? And the Forerunners, the Forerunners. Those are the Ones Brought Near. (Qur'an, 56:7-11)</text:span></text:p>
      <text:p text:style-name="P16"/>
      <text:p text:style-name="P17"/>
      <text:p text:style-name="P26"><text:span text:style-name="T13">THE BOOK OF THE BELIEVERS IS GIVEN </text:span></text:p>
      <text:p text:style-name="P26"><text:span text:style-name="T13">INTO THEIR RIGHT HANDS</text:span></text:p>
      <text:p text:style-name="P17"/>
      <text:p text:style-name="P25"><text:span text:style-name="T3">As for him who is given his Book in his right hand, he will say, 'Here, come and read my Book! I counted on meeting my Reckoning.' He will have a very pleasant life in an elevated Garden, (Qur'an, 69:19-22)</text:span></text:p>
      <text:p text:style-name="P16"/>
      <text:p text:style-name="P17"/>
      <text:p text:style-name="P26"><text:span text:style-name="T13">THE BOOK OF THE UNBELIEVERS </text:span></text:p>
      <text:p text:style-name="P26"><text:span text:style-name="T13">IS GIVEN INTO THEIR LEFT HAND</text:span></text:p>
      <text:p text:style-name="P17"/>
      <text:p text:style-name="P25"><text:span text:style-name="T3">But as for him who is given his Book in his left hand, he will say, 'If only I had not been given my Book and had not known about my Reckoning! If only death had really been the end! (Qur'an, 69:25-27)</text:span></text:p>
      <text:p text:style-name="P16"/>
      <text:p text:style-name="P17"/>
      <text:p text:style-name="P26"><text:span text:style-name="T13">THE PUNISHMENT THE UNBELIEVERS </text:span></text:p>
      <text:p text:style-name="P26"><text:span text:style-name="T13">WILL RECEIVE IN RETURN FOR THEIR <text:tab/></text:span></text:p>
      <text:p text:style-name="P26"><text:span text:style-name="T13">DENIAL OF THE DAY OF RESURRECTION</text:span></text:p>
      <text:p text:style-name="P17"/>
      <text:p text:style-name="P25"><text:span text:style-name="T3">But as for anyone who turns away and does not believe, Allah will punish him with the Greatest Punishment. (Qur'an, 88:23-24)</text:span></text:p>
      <text:p text:style-name="P17"/>
      <text:p text:style-name="P25"><text:span text:style-name="T3">And what will teach you what the Day of Decision is? On that Day, woe to the deniers! Did We not destroy the earlier peoples, then succeed them with later ones? That is how We deal with evildoers. On that Day, woe to the deniers! (Qur'an, 77:14-19)</text:span></text:p>
      <text:p text:style-name="P17"/>
      <text:p text:style-name="P25"><text:span text:style-name="T3">On that Day, woe to the deniers! Proceed to that which you denied! Proceed to a shadow which forks into three (Qur'an, 77:28-30)</text:span></text:p>
      <text:p text:style-name="P17"/>
      <text:p text:style-name="P25"><text:span text:style-name="T3">But instead, they deny the Hour; and We have prepared a Searing Blaze for those who deny the Hour. When it sees them coming from a long way off, they will hear it seething and rasping. When they </text:span><text:soft-page-break/><text:span text:style-name="T3">are flung into a narrow place in it, shackled together in chains, they will cry out there for destruction. (Qur'an, 25:11-13)</text:span></text:p>
      <text:p text:style-name="P17"/>
      <text:p text:style-name="P25"><text:span text:style-name="T3">That Day no one will punish as He punishes and no one will shackle as He shackles. (Qur'an, 89:25-26)</text:span></text:p>
      <text:p text:style-name="P16"/>
      <text:p text:style-name="P17"/>
      <text:p text:style-name="P26"><text:span text:style-name="T13">THE PENITENCE THE UNBELIEVERS </text:span></text:p>
      <text:p text:style-name="P26"><text:span text:style-name="T13">WILL FEEL ON THE DAY OF RESURRECTION</text:span></text:p>
      <text:p text:style-name="P17"/>
      <text:p text:style-name="P25"><text:span text:style-name="T3">Those who deny the meeting with Allah have lost, so that, when the Hour comes upon them suddenly, they will say, 'Alas for what we neglected there!' They will bear their burdens on their backs. How evil is what they bear! (Qur'an, 6:31)</text:span></text:p>
      <text:p text:style-name="P17"/>
      <text:p text:style-name="P25"><text:span text:style-name="T3">They will say, 'Alas for us! Who has raised us from our resting-place? This is what the All-Merciful promised us. The Messengers were telling the truth.' (Qur'an, 36:52)</text:span></text:p>
      <text:p text:style-name="P17"/>
      <text:p text:style-name="P17"/>
      <text:p text:style-name="P26"><text:span text:style-name="T13">ALLAH WILL GATHER SATAN AND HIS FRIENDS </text:span></text:p>
      <text:p text:style-name="P26"><text:span text:style-name="T13">TOGETHER ON THE DAY OF RESURRECTION</text:span></text:p>
      <text:p text:style-name="P17"/>
      <text:p text:style-name="P25"><text:span text:style-name="T3">By your Lord, We will collect them and the satans together. Then We will assemble them around Hell on their knees. (Qur'an, 19:68)</text:span></text:p>
      <text:p text:style-name="P16"/>
      <text:p text:style-name="P17"/>
      <text:p text:style-name="P26"><text:span text:style-name="T13">SATAN COLLABORATES </text:span></text:p>
      <text:p text:style-name="P26"><text:span text:style-name="T13">WITH HIS DISBELIEVING FRIENDS</text:span></text:p>
      <text:p text:style-name="P17"/>
      <text:p text:style-name="P25"><text:span text:style-name="T3">Do not eat anything over which the name of Allah has not been mentioned. To do so is sheer deviance. The satans inspire their friends to dispute with you. If you obeyed them you would then be idolaters. (Qur'an, 6:121)</text:span></text:p>
      <text:p text:style-name="P17"/>
      <text:p text:style-name="P25"><text:span text:style-name="T3">Children of Adam! Do not let satan tempt you into trouble as He expelled your parents from the Garden, stripping them of their covering and disclosing to them their private parts. He and his tribe see you from where you do not see them. We have made the satans friends of those who have no faith. (Qur'an, 7:27)</text:span></text:p>
      <text:p text:style-name="P17"/>
      <text:p text:style-name="P25"><text:span text:style-name="T3">One group He guided; but another group got the misguidance they deserved. They took the satans as friends instead of Allah and thought that they were guided. (Qur'an, 7:30)</text:span></text:p>
      <text:p text:style-name="P25"><text:soft-page-break/><text:span text:style-name="T3">When they meet those who believe, they say, 'We believe.' But then when they go apart with their satans, they say, 'We are really with you. We were only mocking.' (Qur'an, 2:14)</text:span></text:p>
      <text:p text:style-name="P16"/>
      <text:p text:style-name="P17"/>
      <text:p text:style-name="P26"><text:span text:style-name="T13">SATAN HAS GAINED MASTERY OVER THEM</text:span></text:p>
      <text:p text:style-name="P17"/>
      <text:p text:style-name="P25"><text:span text:style-name="T3">Satan has gained mastery over them and made them forget the remembrance of Allah. Such people are the party of satan. No indeed! It is the party of satan who are the losers. (Qur'an, 58:19)</text:span></text:p>
      <text:p text:style-name="P16"/>
      <text:p text:style-name="P17"/>
      <text:p text:style-name="P26"><text:span text:style-name="T13">SATAN LEADS HIS FOLLOWERS TO THE FIRE</text:span></text:p>
      <text:p text:style-name="P17"/>
      <text:p text:style-name="P25"><text:span text:style-name="T3">Satan is your enemy so treat him as an enemy. He summons his party so they will be among the people of the Searing Blaze. (Qur'an, 35:6)</text:span></text:p>
      <text:p text:style-name="P17"/>
      <text:p text:style-name="P25"><text:span text:style-name="T3">When they are told: 'Follow what Allah has sent down,' they say, 'No, we will follow what we found our fathers doing.' What! Even if satan is calling them to the punishment of the Blazing Fire? (Qur'an, 31:21)</text:span></text:p>
      <text:p text:style-name="P16"/>
      <text:p text:style-name="P17"/>
      <text:p text:style-name="P26"><text:span text:style-name="T13">HIS FOLLOWERS WILL BE LEFT </text:span></text:p>
      <text:p text:style-name="P26"><text:span text:style-name="T13">HELPLESS ON THE DAY OF RESURRECTION</text:span></text:p>
      <text:p text:style-name="P17"/>
      <text:p text:style-name="P25"><text:span text:style-name="T3">He led me astray from the Reminder after it came to me.' Satan always leaves man in the lurch. (Qur'an, 25:29)</text:span></text:p>
      <text:p text:style-name="P16"/>
      <text:p text:style-name="P17"/>
      <text:p text:style-name="P26"><text:span text:style-name="T13">ON THE DAY OF RESURRECTION </text:span></text:p>
      <text:p text:style-name="P26"><text:span text:style-name="T13">JUST BALANCES WILL BE SET UP</text:span></text:p>
      <text:p text:style-name="P17"/>
      <text:p text:style-name="P25"><text:span text:style-name="T3">We will set up the Just Balance on the Day of Rising and no self will be wronged in any way. Even if it is no more than the weight of a grain of mustard-seed, We will produce it. We are sufficient as a Reckoner. (Qur'an, 21:47)</text:span></text:p>
      <text:p text:style-name="P16"/>
      <text:p text:style-name="P23"/>
      <text:p text:style-name="P34"><text:span text:style-name="T12">THE GARDEN (PARADISE)</text:span></text:p>
      <text:p text:style-name="P17"/>
      <text:p text:style-name="P17"/>
      <text:p text:style-name="P26"><text:span text:style-name="T13">ONLY THE BELIEVERS </text:span></text:p>
      <text:p text:style-name="P26"><text:span text:style-name="T13">WILL ENTER THE GARDEN</text:span></text:p>
      <text:p text:style-name="P17"/>
      <text:p text:style-name="P25"><text:span text:style-name="T3">Those who believe in the Unseen and perform prayer and spend from what We have provided for them. Those who believe in what has been sent down to you and what was sent down before you, and are certain about the hereafter. They are the people guided by their Lord. They are the ones who have success. (Qur'an, 2:3-5)</text:span></text:p>
      <text:p text:style-name="P17"/>
      <text:p text:style-name="P25"><text:span text:style-name="T3">And the Garden will be brought up close to those with heedfulness, not far away: 'This is what you were promised.It is for every careful penitent: those who fear the All-Merciful in the Unseen and come with a contrite heart. Enter it in peace. This is the Day of Timeless Eternity.' (Qur'an, 50:31-34)</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25"><text:span text:style-name="T3">Allah has promised the men and women of the believers Gardens with rivers flowing under them, remaining in them timelessly, for ever, and fine dwellings in the Gardens of Eden. And Allah's good pleasure is even greater. That is the great victory. (Qur'an, 9:72)</text:span></text:p>
      <text:p text:style-name="P17"/>
      <text:p text:style-name="P25"><text:span text:style-name="T3">But the truth is that if he is one of Those Brought Near. There is solace and sweetness and a Garden of Delight. And if he is one of the Companions of the Right. 'Peace be upon you!' from the Companions of the Right (Qur'an, 56:88-91)</text:span></text:p>
      <text:p text:style-name="P17"/>
      <text:p text:style-name="P25"><text:span text:style-name="T3">These are Allah's limits. As for those who obey Allah and His Messenger, We will admit them into Gardens with rivers flowing under them, remaining in them timelessly, for ever. That is the Great Victory. (Qur'an, 4:13)</text:span></text:p>
      <text:p text:style-name="P17"/>
      <text:p text:style-name="P25"><text:span text:style-name="T3">Whereas those who believe and do right actions, such people are the Companions of the Garden, remaining in it timelessly, for ever. (Qur'an, 2:82)</text:span></text:p>
      <text:p text:style-name="P17"/>
      <text:p text:style-name="P25"><text:span text:style-name="T3">The forerunners—the first of the emigrants and the supporters—and those who have followed them in doing good: Allah is pleased with them and they are pleased with Him. He has prepared Gardens for them with rivers flowing under them, remaining in them timelessly, for ever and ever. That is the great victory. (Qur'an, 9:100)</text:span></text:p>
      <text:p text:style-name="P17"/>
      <text:p text:style-name="P25"><text:soft-page-break/><text:span text:style-name="T3">Those who guard against evil will be amid Gardens and Springs: (Qur'an, 15:45 )</text:span></text:p>
      <text:p text:style-name="P16"/>
      <text:p text:style-name="P17"/>
      <text:p text:style-name="P26"><text:span text:style-name="T13">HOW THE BELIEVERS </text:span></text:p>
      <text:p text:style-name="P26"><text:span text:style-name="T13">ARE WELCOMED IN THE GARDEN</text:span></text:p>
      <text:p text:style-name="P17"/>
      <text:p text:style-name="P25"><text:span text:style-name="T3">Gardens of Eden which they will enter, and all of their parents, wives and children who were righteous. Angels will enter in to welcome them from every gate: 'Peace be upon you because of your steadfastness! How wonderful is the Ultimate Abode!' (Qur'an,13:23-24)</text:span></text:p>
      <text:p text:style-name="P17"/>
      <text:p text:style-name="P25"><text:span text:style-name="T3">Those the angels take in a virtuous state. They say, 'Peace be upon you! Enter the Garden for what you did.' (Qur'an,16:32)</text:span></text:p>
      <text:p text:style-name="P17"/>
      <text:p text:style-name="P25"><text:span text:style-name="T3">Those who believed and did right actions will be admitted into Gardens with rivers flowing under them, remaining in them timelessly, for ever by the permission of their Lord. Their greeting there is 'Peace!' (Qur'an,14:23)</text:span></text:p>
      <text:p text:style-name="P17"/>
      <text:p text:style-name="P25"><text:span text:style-name="T3">Enter them in peace, in complete security!' (Qur'an,15:46)</text:span></text:p>
      <text:p text:style-name="P17"/>
      <text:p text:style-name="P25"><text:span text:style-name="T3">And those who have fear of their Lord will be driven to the Garden in companies and when they arrive there, finding its gates open,its custodians will say to them, 'Peace be upon you! You have done well so enter it timelessly, for ever.' (Qur'an, 39:73)</text:span></text:p>
      <text:p text:style-name="P17"/>
      <text:p text:style-name="P25"><text:span text:style-name="T3">Such people will be repaid for their steadfastness with the Highest Paradise, where they will meet with welcome and with 'Peace'. (Qur'an, 25:75)</text:span></text:p>
      <text:p text:style-name="P17"/>
      <text:p text:style-name="P17"/>
      <text:p text:style-name="P26"><text:span text:style-name="T13">AN ETERNAL LIFE EXISTS THERE</text:span></text:p>
      <text:p text:style-name="P17"/>
      <text:p text:style-name="P25"><text:span text:style-name="T3">Allah has prepared Gardens for them with rivers flowing under them, remaining in them timelessly, for ever. That is the great victory. (Qur'an, 9:89)</text:span></text:p>
      <text:p text:style-name="P17"/>
      <text:p text:style-name="P25"><text:span text:style-name="T3">Remaining in them timelessly, for ever, with no desire to move away from them. (Qur'an, 18:108)</text:span></text:p>
      <text:p text:style-name="P17"/>
      <text:p text:style-name="P25"><text:span text:style-name="T3">Allah will reward them for what they say with Gardens with rivers flowing under them, remaining in them timelessly, for ever. That is the recompense of the good-doers. (Qur'an, 5:85)</text:span></text:p>
      <text:p text:style-name="P17"/>
      <text:p text:style-name="P25"><text:span text:style-name="T3">(O Muhammad!) Give the good news to those who believe and do right actions that they will have Gardens with rivers flowing under them. When they are given fruit there as provision, they will say, 'This </text:span><text:soft-page-break/><text:span text:style-name="T3">is what we were given before.' But they were only given a simulation of it. They will have there spouses of perfect purity and will remain there timelessly, for ever. .(Qur'an, 2:25)</text:span></text:p>
      <text:p text:style-name="P17"/>
      <text:p text:style-name="P25"><text:span text:style-name="T3">On the Day you see the men and women of the believers, with their light streaming out in front of them, and to their right: 'Good news for you today of Gardens with rivers flowing under them, remaining in them timelessly, for ever.That is the Great Victory.'(Qur'an, 57:12)</text:span></text:p>
      <text:p text:style-name="P16"/>
      <text:p text:style-name="P17"/>
      <text:p text:style-name="P26"><text:span text:style-name="T13">THERE IS THE GOOD PLEASURE </text:span></text:p>
      <text:p text:style-name="P26"><text:span text:style-name="T13">AN CONTENTMENT OF ALLAH</text:span></text:p>
      <text:p text:style-name="P17"/>
      <text:p text:style-name="P25"><text:span text:style-name="T3">Say, 'Shall I tell you of something better than that?' Those who guard against evil will have Gardens with their Lord, with rivers flowing under them, remaining in them timelessly, for ever, and purified wives, and the Pleasure of Allah. Allah sees His servants. (Qur'an, 3:15)</text:span></text:p>
      <text:p text:style-name="P17"/>
      <text:p text:style-name="P25"><text:span text:style-name="T3">Allah has promised the men and women of the believers Gardens with rivers flowing under them, remaining in them timelessly, for ever, and fine dwellings in the Gardens of Eden. And Allah's good pleasure is even greater. That is the great victory. (Qur'an, 9:72)</text:span></text:p>
      <text:p text:style-name="P17"/>
      <text:p text:style-name="P25"><text:span text:style-name="T3">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Qur'an, 57:20)</text:span></text:p>
      <text:p text:style-name="P17"/>
      <text:p text:style-name="P25"><text:span text:style-name="T3">'O self at rest and at peace, return to your Lord, well-pleasing and well-pleased! Enter among My servants! Enter My Garden.' (Qur'an, 89:27-30)</text:span></text:p>
      <text:p text:style-name="P17"/>
      <text:p text:style-name="P25"><text:span text:style-name="T3">Their reward is with their Lord: Gardens of Eden with rivers flowing under them, remaining in them timelessly, for ever and ever. Allah is pleased with them and they are pleased with Him. That is for those who fear their Lord. (Qur'an, 98:8)</text:span></text:p>
      <text:p text:style-name="P17"/>
      <text:p text:style-name="P25"><text:span text:style-name="T3">Those who believe and migrate and strive in the Way of Allah with their wealth and themselves have a higher rank with Allah. They are the ones who are victorious. (Qur'an, 9:20)</text:span></text:p>
      <text:p text:style-name="P16"/>
      <text:p text:style-name="P17"/>
      <text:p text:style-name="P26"><text:span text:style-name="T13">IT IS AS WIDE AS THE HEAVENS AND THE EARTH</text:span></text:p>
      <text:p text:style-name="P17"/>
      <text:p text:style-name="P25"><text:span text:style-name="T3">Race each other to forgiveness from your Lord and a Garden as wide as the heavens and the earth, prepared for the people who guard against evil. (Qur'an, 3:133)</text:span></text:p>
      <text:p text:style-name="P25"><text:soft-page-break/><text:span text:style-name="T3">Race each other to forgiveness from your Lord and to a Garden, whose breadth is like that of heaven and earth combined, made ready for those who believe in Allah and His Messengers. That is Allah's favour which He gives to those He wills. Allah's favour is indeed immense. (Qur'an, 57:21)</text:span></text:p>
      <text:p text:style-name="P16"/>
      <text:p text:style-name="P17"/>
      <text:p text:style-name="P26"><text:span text:style-name="T13">THERE IS GREAT WEALTH AND SPLENDOUR </text:span></text:p>
      <text:p text:style-name="P17"/>
      <text:p text:style-name="P25"><text:span text:style-name="T3">Seeing them, you see delight and a great kingdom. (Qur'an, 76:20)</text:span></text:p>
      <text:p text:style-name="P17"/>
      <text:p text:style-name="P25"><text:span text:style-name="T3">They will be reclining on couches lined with rich brocade, the fruits of the Gardens hanging close to hand. (Qur'an, 55:54)</text:span></text:p>
      <text:p text:style-name="P16"/>
      <text:p text:style-name="P17"/>
      <text:p text:style-name="P26"><text:span text:style-name="T13">THERE ARE RIVERS FLOWING</text:span></text:p>
      <text:p text:style-name="P17"/>
      <text:p text:style-name="P25"><text:span text:style-name="T3">But as for those who believe and do right actions, We will admit them into Gardens with rivers flowing under them, remaining in them timelessly, for ever and ever. In them they will have spouses of perfect purity and We will admit them into cool, refreshing shade. (Qur'an, 4:57)</text:span></text:p>
      <text:p text:style-name="P17"/>
      <text:p text:style-name="P25"><text:span text:style-name="T3">He will forgive you your wrong actions and admit you into Gardens with rivers flowing under them, and fine dwellings in the Gardens of Eden.That is the Great Victory. (Qur'an, 61:12)</text:span></text:p>
      <text:p text:style-name="P17"/>
      <text:p text:style-name="P25"><text:span text:style-name="T3">An image of the Garden which is promised to those who guard against evil: in it there are rivers of water which will never spoil and rivers of milk whose taste will never change and rivers of wine, delightful to all who drink it, and rivers of honey of undiluted purity;in it they will have fruit of every kind and forgiveness from their Lord. Is that like those who will be in the Fire timelessly, for ever, with boiling water to drink which lacerates their bowels? (Qur'an, 47:15)</text:span></text:p>
      <text:p text:style-name="P17"/>
      <text:p text:style-name="P25"><text:span text:style-name="T3">Blessed be He Who, if He wishes, will grant you better than that: Gardens with rivers flowing under them; and He will grant you Palaces. (Qur'an, 25:10)</text:span></text:p>
      <text:p text:style-name="P16"/>
      <text:p text:style-name="P17"/>
      <text:p text:style-name="P26"><text:span text:style-name="T13">THERE ARE SPRINGS FLOWING</text:span></text:p>
      <text:p text:style-name="P17"/>
      <text:p text:style-name="P25"><text:span text:style-name="T3">In them are two clear flowing springs. (Qur'an, 55:50)</text:span></text:p>
      <text:p text:style-name="P17"/>
      <text:p text:style-name="P25"><text:span text:style-name="T3">The people with heedfulness will be amid shade and fountains (Qur'an, 77:41)</text:span></text:p>
      <text:p text:style-name="P17"/>
      <text:p text:style-name="P25"><text:span text:style-name="T3">In it there is a flowing spring called Salsabil. (Qur'an, 76:18)</text:span></text:p>
      <text:p text:style-name="P16"/>
      <text:p text:style-name="P26"><text:soft-page-break/><text:span text:style-name="T13">THERE IS GREENERY EVERYWHERE</text:span></text:p>
      <text:p text:style-name="P17"/>
      <text:p text:style-name="P25"><text:span text:style-name="T3">Shaded by spreading branches. (Qur'an, 55:48)</text:span></text:p>
      <text:p text:style-name="P17"/>
      <text:p text:style-name="P25"><text:span text:style-name="T3">Of deep viridian green. (Qur'an, 55:64)</text:span></text:p>
      <text:p text:style-name="P16"/>
      <text:p text:style-name="P17"/>
      <text:p text:style-name="P26"><text:span text:style-name="T13">THERE ARE SHADY PLACES, </text:span></text:p>
      <text:p text:style-name="P26"><text:span text:style-name="T13">COOL AND REFRESHING</text:span></text:p>
      <text:p text:style-name="P17"/>
      <text:p text:style-name="P25"><text:span text:style-name="T3">But as for those who believe and do right actions, We will admit them into Gardens with rivers flowing under them, remaining in them timelessly, for ever and ever. In them they will have spouses of perfect purity and We will admit them into cool, refreshing shade. (Qur'an, 4:57)</text:span></text:p>
      <text:p text:style-name="P17"/>
      <text:p text:style-name="P25"><text:span text:style-name="T3">Reclining in it on couches, they will experience there neither burning sun nor bitter cold. (Qur'an, 76:13)</text:span></text:p>
      <text:p text:style-name="P17"/>
      <text:p text:style-name="P25"><text:span text:style-name="T3">And wide-spreading shade. (Qur'an, 56:30)</text:span></text:p>
      <text:p text:style-name="P16"/>
      <text:p text:style-name="P17"/>
      <text:p text:style-name="P26"><text:span text:style-name="T13">THEY DWELL IN NOBLE RESIDENCES AND</text:span></text:p>
      <text:p text:style-name="P26"><text:span text:style-name="T13">THE HIGH HALLS OF PARADISE</text:span></text:p>
      <text:p text:style-name="P17"/>
      <text:p text:style-name="P25"><text:span text:style-name="T3">As for those who believe and do right actions, We will lodge them in lofty chambers in the Garden, with rivers flowing under them, remaining in them timelessly, for ever. How excellent is the reward of those who act (rightly). (Qur'an, 29:58)</text:span></text:p>
      <text:p text:style-name="P17"/>
      <text:p text:style-name="P25"><text:span text:style-name="T3">Blessed be He Who, if He wishes, will grant you better than that: Gardens with rivers flowing under them; and He will grant you Palaces. (Qur'an, 25:10)</text:span></text:p>
      <text:p text:style-name="P17"/>
      <text:p text:style-name="P25"><text:span text:style-name="T3">It is not your wealth or your children that will bring you near to Us— only in the case of people who believe and act rightly; such people will have a double recompense for what they did. They will be safe from all harm in the High Halls of Paradise. (Qur'an, 34:37)</text:span></text:p>
      <text:p text:style-name="P17"/>
      <text:p text:style-name="P25"><text:span text:style-name="T3">But those who have fear of their Lord will have high-ceilinged Halls, and more such Halls built one above the other, and rivers flowing under them. That is Allah's promise. Allah does not break His promise. (Qur'an, 39:20)</text:span></text:p>
      <text:p text:style-name="P16"/>
      <text:p text:style-name="P17"/>
      <text:p text:style-name="P26"/>
      <text:p text:style-name="P32"><text:span text:style-name="T13">THERE ARE RAISED COUCHES </text:span></text:p>
      <text:p text:style-name="P17"/>
      <text:p text:style-name="P25"><text:span text:style-name="T3">Reclining in it on couches, they will experience there neither burning sun nor bitter cold. (Qur'an, 76:13)</text:span></text:p>
      <text:p text:style-name="P17"/>
      <text:p text:style-name="P25"><text:span text:style-name="T3">On sumptuous woven couches. (Qur'an, 56:15)</text:span></text:p>
      <text:p text:style-name="P17"/>
      <text:p text:style-name="P25"><text:span text:style-name="T3">On couches face to face. (Qur'an, 37:44)</text:span></text:p>
      <text:p text:style-name="P17"/>
      <text:p text:style-name="P25"><text:span text:style-name="T3">And on elevated couches (Qur'an, 56:34)</text:span></text:p>
      <text:p text:style-name="P16"/>
      <text:p text:style-name="P17"/>
      <text:p text:style-name="P26"><text:span text:style-name="T13">THERE ARE QUILTS AND EXQUISITE BEDS</text:span></text:p>
      <text:p text:style-name="P17"/>
      <text:p text:style-name="P25"><text:span text:style-name="T3">They will be reclining on beds lined with rich brocade, the fruits of the Gardens hanging close to hand. (Qur'an, 55:54)</text:span></text:p>
      <text:p text:style-name="P17"/>
      <text:p text:style-name="P25"><text:span text:style-name="T3">Reclining on green quilts and exquisite rugs. (Qur'an, 55:76)</text:span></text:p>
      <text:p text:style-name="P17"/>
      <text:p text:style-name="P25"><text:span text:style-name="T3">And lined-up cushions, and spread-out rugs. (Qur'an, 88:15-16)</text:span></text:p>
      <text:p text:style-name="P16"/>
      <text:p text:style-name="P17"/>
      <text:p text:style-name="P26"><text:span text:style-name="T13">THERE ARE THE MOST BEAUTIFUL <text:tab/></text:span></text:p>
      <text:p text:style-name="P26"><text:span text:style-name="T13">CLOTHES AND JEWELRY</text:span></text:p>
      <text:p text:style-name="P17"/>
      <text:p text:style-name="P25"><text:span text:style-name="T3">And will reward them for their steadfastness with a Garden and with silk. (Qur'an, 76:12)</text:span></text:p>
      <text:p text:style-name="P17"/>
      <text:p text:style-name="P25"><text:span text:style-name="T3">They will wear green garments of fine silk and rich brocade. They will be adorned with silver bracelets. And their Lord will give them a pure draught to drink. (Qur'an, 76:21)</text:span></text:p>
      <text:p text:style-name="P17"/>
      <text:p text:style-name="P25"><text:span text:style-name="T3">But Allah will admit those who believe and do right actions into Gardens with rivers flowing under them where they will be adorned with gold bracelets and pearls, and where their clothing will be of silk. (Qur'an, 22:23)</text:span></text:p>
      <text:p text:style-name="P17"/>
      <text:p text:style-name="P25"><text:span text:style-name="T3">They will enter Gardens of Eden where they will be adorned with gold bracelets and pearls, and where their clothing will be of silk. (Qur'an, 35:33)</text:span></text:p>
      <text:p text:style-name="P16"/>
      <text:p text:style-name="P17"/>
      <text:p text:style-name="P26"/>
      <text:p text:style-name="P32"><text:span text:style-name="T13">THE FOODS AND BEVERAGES </text:span></text:p>
      <text:p text:style-name="P26"><text:span text:style-name="T13">IN THE GARDEN</text:span></text:p>
      <text:p text:style-name="P17"/>
      <text:p text:style-name="P25"><text:span text:style-name="T3">They will wear green garments of fine silk and rich brocade.They will be adorned with silver bracelets.And their Lord will give them a pure draught to drink. (Qur'an, 76:21)</text:span></text:p>
      <text:p text:style-name="P17"/>
      <text:p text:style-name="P25"><text:span text:style-name="T3">They are given the choicest sealed wine to drink, whose seal is musk—let people with aspiration aspire to that! (Qur'an, 83:25-26)</text:span></text:p>
      <text:p text:style-name="P17"/>
      <text:p text:style-name="P25"><text:span text:style-name="T3">And set-out goblets. (Qur'an, 88:14)</text:span></text:p>
      <text:p text:style-name="P17"/>
      <text:p text:style-name="P25"><text:span text:style-name="T3">And an overflowing cup. (Qur'an, 78:34)</text:span></text:p>
      <text:p text:style-name="P17"/>
      <text:p text:style-name="P25"><text:span text:style-name="T3">The truly good will drink from a cup mixed with the coolness of camphor, a spring from which Allah's servants will drink,making it gush forth at will abundantly. (Qur'an, 76:5-6)</text:span></text:p>
      <text:p text:style-name="P17"/>
      <text:p text:style-name="P25"><text:span text:style-name="T3">A cup from a flowing spring passing round among them, as white as driven snow, delicious to those who drink, which has no headache in it and does not leave them stupefied. (Qur'an, 37:45-47)</text:span></text:p>
      <text:p text:style-name="P17"/>
      <text:p text:style-name="P25"><text:span text:style-name="T3">Carrying goblets and decanters, and a cup from a flowing spring –, it does not give them any headache nor does it leave them stupefied. And any fruit they specify and any bird-meat they desire. (Qur'an, 56:18-21)</text:span></text:p>
      <text:p text:style-name="P17"/>
      <text:p text:style-name="P25"><text:span text:style-name="T3">An image of the Garden which is promised to those who guard against evil: in it there are rivers of water which will never spoil and rivers of milk whose taste will never change and rivers of wine, delightful to all who drink it, and rivers of honey of undiluted purity;in it they will have fruit of every kind and forgiveness from their Lord. Is that like those who will be in the Fire timelessly, for ever, with boiling water to drink which lacerates their bowels? (Qur'an, 47:15)</text:span></text:p>
      <text:p text:style-name="P17"/>
      <text:p text:style-name="P25"><text:span text:style-name="T3">Its shading branches will droop down over them, its ripe fruit hanging ready to be picked. Vessels of silver and goblets of pure crystal will be passed round among them, crystalline silver— they have measured them very exactly. They will be given there a cup to drink mixed with the warmth of ginger. (Qur'an, 76:14-17)</text:span></text:p>
      <text:p text:style-name="P17"/>
      <text:p text:style-name="P25"><text:span text:style-name="T3">Gardens and grape vines. (Qur'an, 78:32)</text:span></text:p>
      <text:p text:style-name="P17"/>
      <text:p text:style-name="P25"><text:span text:style-name="T3">In them are fruits and date-palms and pomegranates. (Qur'an, 55:68)</text:span></text:p>
      <text:p text:style-name="P17"/>
      <text:p text:style-name="P25"><text:span text:style-name="T3">Amid thornless lote-trees and fruit-laden acacias. (Qur'an, 56:28-29)</text:span></text:p>
      <text:p text:style-name="P17"/>
      <text:p text:style-name="P25"><text:soft-page-break/><text:span text:style-name="T3">And fruits in abundance never failing, unrestricted. (Qur'an, 56:32-33)</text:span></text:p>
      <text:p text:style-name="P17"/>
      <text:p text:style-name="P25"><text:span text:style-name="T3">Sweet fruits and high honour. (Qur'an, 37:42)</text:span></text:p>
      <text:p text:style-name="P16"/>
      <text:p text:style-name="P17"/>
      <text:p text:style-name="P26"><text:span text:style-name="T13">THOSE IN THE GARDEN WILL HAVE <text:tab/></text:span></text:p>
      <text:p text:style-name="P26"><text:span text:style-name="T13">THERE EVERYTHING THEY WANT</text:span></text:p>
      <text:p text:style-name="P17"/>
      <text:p text:style-name="P25"><text:span text:style-name="T3">You will see the wrongdoers afraid of what they have earned, when it is about to land right on top of them, whereas those who believe and do right actions will be in the lush Meadows of the Gardens. They will have whatever they wish for with their Lord. That is the great favour. (Qur'an, 42:22)</text:span></text:p>
      <text:p text:style-name="P17"/>
      <text:p text:style-name="P25"><text:span text:style-name="T3">Platters and cups of gold will passed around among them and they will have there all that their hearts desire and their eyes find delight in. You will remain in it timelessly, for ever. (Qur'an, 43:71)</text:span></text:p>
      <text:p text:style-name="P17"/>
      <text:p text:style-name="P25"><text:span text:style-name="T3">They will say, 'Praise be to Allah Who has fulfilled His promise to us and made us the inheritors of this land, letting us settle in the Garden wherever we want.How excellent is the wage of those who work!' (Qur'an, 39:74)</text:span></text:p>
      <text:p text:style-name="P17"/>
      <text:p text:style-name="P25"><text:span text:style-name="T3">They will not hear the slightest hint of it and they will remain there timelessly, for ever, among everything their selves desire. (Qur'an, 21:102)</text:span></text:p>
      <text:p text:style-name="P17"/>
      <text:p text:style-name="P25"><text:span text:style-name="T3">They will have there everything they want and with Us there is still more. (Qur'an, 50:35)</text:span></text:p>
      <text:p text:style-name="P16"/>
      <text:p text:style-name="P17"/>
      <text:p text:style-name="P26"><text:span text:style-name="T13">THEY WILL HAVE A GREAT BLESSING THERE</text:span></text:p>
      <text:p text:style-name="P17"/>
      <text:p text:style-name="P25"><text:span text:style-name="T3">In Gardens of Delight. (Qur'an, 37:43)</text:span></text:p>
      <text:p text:style-name="P17"/>
      <text:p text:style-name="P25"><text:span text:style-name="T3">Some faces on that Day will be radiant. (Qur'an, 88:8)</text:span></text:p>
      <text:p text:style-name="P16"/>
      <text:p text:style-name="P17"/>
      <text:p text:style-name="P26"><text:span text:style-name="T13">A LIFE FULL OF DELIGHT AND REPOSE</text:span></text:p>
      <text:p text:style-name="P17"/>
      <text:p text:style-name="P25"><text:span text:style-name="T3">He will admit them by an entrance which is pleasing to them. Allah is All-Knowing, All-Forbearing. (Qur'an, 22:59)</text:span></text:p>
      <text:p text:style-name="P17"/>
      <text:p text:style-name="P25"><text:span text:style-name="T3">He will have a very pleasant life (Qur'an, 69:21)</text:span></text:p>
      <text:p text:style-name="P17"/>
      <text:p text:style-name="P25"><text:soft-page-break/><text:span text:style-name="T3">Except for those who repent and believe and act rightly. They will enter the Garden and they will not be wronged in any way: (Qur'an, 19:60)</text:span></text:p>
      <text:p text:style-name="P17"/>
      <text:p text:style-name="P25"><text:span text:style-name="T3">Some faces on that Day will be radiant, well-pleased with their efforts (Qur'an, 88:8-9)</text:span></text:p>
      <text:p text:style-name="P17"/>
      <text:p text:style-name="P25"><text:span text:style-name="T3">As for those who believed and did right actions, they will be made joyful in a verdant meadow. (Qur'an, 30:15)</text:span></text:p>
      <text:p text:style-name="P17"/>
      <text:p text:style-name="P25"><text:span text:style-name="T3">Faces that Day will be radiant, gazing at their Lord. (Qur'an, 75:22-23)</text:span></text:p>
      <text:p text:style-name="P17"/>
      <text:p text:style-name="P25"><text:span text:style-name="T3">So Allah has safeguarded them from the evil of that Day and has made them meet with radiance and pure joy. (Qur'an, 76:11)</text:span></text:p>
      <text:p text:style-name="P17"/>
      <text:p text:style-name="P25"><text:span text:style-name="T3">You will recognise in their faces the radiance of delight. (Qur'an, 83:24)</text:span></text:p>
      <text:p text:style-name="P17"/>
      <text:p text:style-name="P25"><text:span text:style-name="T3">And return to his family joyfully. (Qur'an, 84:9)</text:span></text:p>
      <text:p text:style-name="P16"/>
      <text:p text:style-name="P17"/>
      <text:p text:style-name="P26"><text:span text:style-name="T13">THERE IS SERENITY</text:span></text:p>
      <text:p text:style-name="P17"/>
      <text:p text:style-name="P25"><text:span text:style-name="T3">It is not your wealth or your children that will bring you near to Us— only in the case of people who believe and act rightly; such people will have a double recompense for what they did. They will be safe from all harm in the High Halls of Paradise. (Qur'an, 34:37)</text:span></text:p>
      <text:p text:style-name="P16"/>
      <text:p text:style-name="P17"/>
      <text:p text:style-name="P26"><text:span text:style-name="T13">THERE IS NO HATRED OR ANIMOSITY</text:span></text:p>
      <text:p text:style-name="P17"/>
      <text:p text:style-name="P25"><text:span text:style-name="T3">We will strip away any rancour in their hearts— brothers, resting on couches face-to-face. (Qur'an, 15:47)</text:span></text:p>
      <text:p text:style-name="P17"/>
      <text:p text:style-name="P25"><text:span text:style-name="T3">We will strip away any rancour in their hearts. Rivers will flow under them and they will say, 'Praise be to Allah Who has guided us to this! We would not have been guided, had Allah not guided us. The Messengers of our Lord came with the Truth.' It will be proclaimed to them: 'This is your Garden which you have inherited for what you did.' (Qur'an, 7:43)</text:span></text:p>
      <text:p text:style-name="P16"/>
      <text:p text:style-name="P17"/>
      <text:p text:style-name="P26"/>
      <text:p text:style-name="P32"><text:span text:style-name="T13">THERE IS NO PRATTLING </text:span></text:p>
      <text:p text:style-name="P26"><text:span text:style-name="T13">AND FALSEHOOD THERE</text:span></text:p>
      <text:p text:style-name="P17"/>
      <text:p text:style-name="P25"><text:span text:style-name="T3">They will hear no prattling in it nor any word of wrong. All that is said is, 'Peace! Peace!' (Qur'an, 56:25-26)</text:span></text:p>
      <text:p text:style-name="P17"/>
      <text:p text:style-name="P25"><text:span text:style-name="T3">Where they will hear no prattle and no lying (Qur'an, 78:35)</text:span></text:p>
      <text:p text:style-name="P17"/>
      <text:p text:style-name="P25"><text:span text:style-name="T3">Where no prattle is ever heard. (Qur'an, 88:11)</text:span></text:p>
      <text:p text:style-name="P16"/>
      <text:p text:style-name="P17"/>
      <text:p text:style-name="P26"><text:span text:style-name="T13">THERE IS NO WEARINESS AND DULLNESS THERE</text:span></text:p>
      <text:p text:style-name="P17"/>
      <text:p text:style-name="P25"><text:span text:style-name="T3">He Who has lodged us, out of His favour, in the Abode of Permanence where no weariness or fatigue affects us.' (Qur'an, 35:35)</text:span></text:p>
      <text:p text:style-name="P17"/>
      <text:p text:style-name="P25"><text:span text:style-name="T3">They will not be affected by any tiredness there and they will never be made to leave. (Qur'an, 15:48)</text:span></text:p>
      <text:p text:style-name="P17"/>
      <text:p text:style-name="P17"/>
      <text:p text:style-name="P26"><text:span text:style-name="T13">THERE IS NO FEAR AND GRIEF THERE</text:span></text:p>
      <text:p text:style-name="P17"/>
      <text:p text:style-name="P25"><text:span text:style-name="T3">Those with faith, those who are Jews, and the Christians and Sabaeans, all who believe in Allah and the Last Day and act rightly, will have their reward with their Lord. They will feel no fear and will know no sorrow. (Qur'an, 2:62)</text:span></text:p>
      <text:p text:style-name="P17"/>
      <text:p text:style-name="P25"><text:span text:style-name="T3">Delighting in the favour Allah has bestowed on them, rejoicing over those they left behind who have not yet joined them, feeling no fear and knowing no sorrow. (Qur'an, 3:170)</text:span></text:p>
      <text:p text:style-name="P17"/>
      <text:p text:style-name="P25"><text:span text:style-name="T3">They will say, 'Praise be to Allah Who has removed all sadness from us. Truly our Lord is Ever-Forgiving, Ever-Thankful. (Qur'an, 35:34)</text:span></text:p>
      <text:p text:style-name="P17"/>
      <text:p text:style-name="P25"><text:span text:style-name="T3">Children of Adam! If Messengers come to you from among yourselves, recounting My Signs to you, those who guard against evil and put things right, will feel no fear and will know no sorrow. (Qur'an, 7:35)</text:span></text:p>
      <text:p text:style-name="P16"/>
      <text:p text:style-name="P17"/>
      <text:p text:style-name="P26"/>
      <text:p text:style-name="P32"><text:span text:style-name="T13">IN IT ARE GOOD AND BEAUTIFUL MAIDENS</text:span></text:p>
      <text:p text:style-name="P17"/>
      <text:p text:style-name="P25"><text:span text:style-name="T3">We have brought maidens into being and made them purest virgins, devoted, passionate, of like age. (Qur'an, 56:35-37)</text:span></text:p>
      <text:p text:style-name="P17"/>
      <text:p text:style-name="P25"><text:span text:style-name="T3">(O Muhammad!) Give the good news to those who believe and do right actions that they will have Gardens with rivers flowing under them. When they are given fruit there as provision, they will say, 'This is what we were given before.' But they were only given a simulation of it. They will have there spouses of perfect purity and will remain there timelessly, for ever. (Qur'an, 2:25)</text:span></text:p>
      <text:p text:style-name="P17"/>
      <text:p text:style-name="P25"><text:span text:style-name="T3">There will be dark-eyed maidens with them, with eyes reserved for them alone. (Qur'an, 37:48)</text:span></text:p>
      <text:p text:style-name="P17"/>
      <text:p text:style-name="P25"><text:span text:style-name="T3">And dark-eyed maidens like hidden pearls. (Qur'an, 56:22-23)</text:span></text:p>
      <text:p text:style-name="P17"/>
      <text:p text:style-name="P25"><text:span text:style-name="T3">So it will be. We will marry them to dark-eyed maidens. (Qur'an, 44:54)</text:span></text:p>
      <text:p text:style-name="P17"/>
      <text:p text:style-name="P25"><text:span text:style-name="T3">In them are sweet, lovely maidens. So which of your Lord's blessings do you both then deny? Dark-eyed, secluded in cool pavilions. (Qur'an, 55:70-72)</text:span></text:p>
      <text:p text:style-name="P16"/>
      <text:p text:style-name="P17"/>
      <text:p text:style-name="P26"><text:span text:style-name="T13">THE PEOPLE OF THE GARDEN ARE YOUNG</text:span></text:p>
      <text:p text:style-name="P17"/>
      <text:p text:style-name="P25"><text:span text:style-name="T3">Ageless youths will circulate among them, serving them.Seeing them, you would think them scattered pearls. (Qur'an, 76:19)</text:span></text:p>
      <text:p text:style-name="P17"/>
      <text:p text:style-name="P25"><text:span text:style-name="T3">And made them purest virgins, devoted, passionate, of like age. (Qur'an, 56:36-37)</text:span></text:p>
      <text:p text:style-name="P16"/>
      <text:p text:style-name="P17"/>
      <text:p text:style-name="P26"><text:span text:style-name="T13">THOSE WHO ENTER IT HAVE TRIUMPHED</text:span></text:p>
      <text:p text:style-name="P17"/>
      <text:p text:style-name="P25"><text:span text:style-name="T3">Every self will taste death. You will be paid your wages in full on the Day of Rising. Anyone who is distanced from the Fire and admitted to the Garden has triumphed. The life of this world is just the enjoyment of delusion. (Qur'an, 3:185)</text:span></text:p>
      <text:p text:style-name="P17"/>
      <text:p text:style-name="P25"><text:span text:style-name="T3">He will forgive you, your wrong actions and admit you into Gardens with rivers flowing under them, and fine dwellings in the Gardens of Eden. That is the Great Victory. (Qur'an, 61:12)</text:span></text:p>
      <text:p text:style-name="P17"/>
      <text:p text:style-name="P25"><text:span text:style-name="T3">But those who believe and do right actions will have Gardens with rivers flowing under them.That is the Great Victory. (Qur'an, 85:11)</text:span></text:p>
      <text:p text:style-name="P25"><text:soft-page-break/><text:span text:style-name="T3">On the Day you see the men and women of the believers, with their light streaming out in front of them, and to their right: 'Good news for you today of Gardens with rivers flowing under them, remaining in them timelessly, for ever.That is the Great Victory.'(Qur'an, 57:12)</text:span></text:p>
      <text:p text:style-name="P17"/>
      <text:p text:style-name="P17"/>
      <text:p text:style-name="P23"/>
      <text:p text:style-name="P34"><text:span text:style-name="T12">MAN AND WOMAN ARE</text:span></text:p>
      <text:h text:style-name="P6" text:outline-level="4"><text:span text:style-name="T12">EQUAL IN THE QUR'AN</text:span></text:h>
      <text:p text:style-name="P17"/>
      <text:p text:style-name="P17"/>
      <text:p text:style-name="P25"><text:span text:style-name="T3">Do not covet what Allah has given to some of you in preference to others— men have a portion of what they acquire and women have a portion of what they acquire; but ask Allah for His bounty. Allah has knowledge of all things. (Qur'an, 4:32)</text:span></text:p>
      <text:p text:style-name="P17"/>
      <text:p text:style-name="P25"><text:span text:style-name="T3">Anyone, male or female, who does right actions and is a believer, will enter the Garden. They will not be wronged by so much as the tiniest speck. (Qur'an, 4:124)</text:span></text:p>
      <text:p text:style-name="P17"/>
      <text:p text:style-name="P25"><text:span text:style-name="T3">Know then that there is no god except Allah and ask forgiveness for your wrongdoing, and for the men and women who believe. Allah knows both your activity and your repose. (Qur'an, 47:19)</text:span></text:p>
      <text:p text:style-name="P17"/>
      <text:p text:style-name="P25"><text:span text:style-name="T3">The men and women of the believers are friends of one another. They command what is right and forbid what is wrong, and perform prayer and give alms, and obey Allah and His Messenger. They are the people on whom Allah will have mercy. Allah is Almighty, All-Wise. Allah has promised the men and women of the believers Gardens with rivers flowing under them, remaining in them timelessly, for ever, and fine dwellings in the Gardens of Eden. And Allah's good pleasure is even greater. That is the great victory. (Qur'an, 9:71-72)</text:span></text:p>
      <text:p text:style-name="P17"/>
      <text:p text:style-name="P25"><text:span text:style-name="T3">And those who abuse men and women who are believers, when they have not merited it, bear the weight of slander and clear wrongdoing. (Qur'an, 33:58)</text:span></text:p>
      <text:p text:style-name="P17"/>
      <text:p text:style-name="P25"><text:span text:style-name="T3">This was so that Allah might punish the men and women of the hypocrites, and the men and women of the idolaters, and turn towards the men and women of the believers. Allah is Ever-Forgiving, Most Merciful. (Qur'an, 33:73)</text:span></text:p>
      <text:p text:style-name="P17"/>
      <text:p text:style-name="P25"><text:span text:style-name="T3">Anyone who acts rightly, male or female, being a believer, We will give them a good life and We will recompense them according to the best of what they did. (Qur'an, 16:97)</text:span></text:p>
      <text:p text:style-name="P17"/>
      <text:p text:style-name="P25"><text:span text:style-name="T3">Corrupt women are for corrupt men and corrupt men are for corrupt women, Good women are for good men and good men are for good women. The latter are innocent of what they say. They will have forgiveness and generous provision. (Qur'an, 24:26)</text:span></text:p>
      <text:p text:style-name="P17"/>
      <text:p text:style-name="P25"><text:span text:style-name="T3">The men and women who give charity and make a good loan to Allah will have it increased for them and they will have a generous reward. (Qur'an, 57:18)</text:span></text:p>
      <text:p text:style-name="P17"/>
      <text:p text:style-name="P25"><text:span text:style-name="T3">Men and women who are Muslims, men and women who are believers, men and women who are obedient, men and women who are truthful, men and women who are steadfast, men and women who are </text:span><text:soft-page-break/><text:span text:style-name="T3">humble, men and women who give charity, men and women who fast, men and women who guard their private parts, men and women who remember Allah much: Allah has prepared forgiveness for them and an immense reward. When Allah and His Messenger have decided something it is not for any man or woman of the believers to have a choice about it. Anyone who disobeys Allah and His Messenger is clearly misguided. (Qur'an, 33:35-36)</text:span></text:p>
      <text:p text:style-name="P17"/>
      <text:p text:style-name="P25"><text:span text:style-name="T3">On the Day you see the men and women of the believers, with their light streaming out in front of them, and to their right: 'Good news for you today of Gardens with rivers flowing under them, remaining in them timelessly, for ever.That is the Great Victory.' (Qur'an, 57:12)</text:span></text:p>
      <text:p text:style-name="P17"/>
      <text:p text:style-name="P25"><text:span text:style-name="T3">Whoever does an evil act will only be repaid with its equivalent. But whoever acts rightly, male or female, being a believer, such a person will enter the Garden, provided for in it without any reckoning. (Qur'an, 40:40)</text:span></text:p>
      <text:p text:style-name="P17"/>
      <text:p text:style-name="P25"><text:span text:style-name="T3">My Lord! Forgive me and my parents and all who enter my house as believers, and all the men and women of the believers. But do not increase the wrongdoers except in ruin!' (Qur'an, 71:28)</text:span></text:p>
      <text:p text:style-name="P12"/>
      <text:p text:style-name="P23"/>
      <text:p text:style-name="P34"><text:span text:style-name="T12">THE HELL</text:span></text:p>
      <text:p text:style-name="P12"/>
      <text:p text:style-name="P12"/>
      <text:p text:style-name="P26"><text:span text:style-name="T13">WHO WILL ENTER IT?</text:span></text:p>
      <text:p text:style-name="P17"/>
      <text:p text:style-name="P25"><text:span text:style-name="T3">No indeed! Those who accumulate bad actions and are surrounded by their mistakes, such people are the Companions of the Fire, remaining in it timelessly, for ever. (Qur'an, 2:81)</text:span></text:p>
      <text:p text:style-name="P17"/>
      <text:p text:style-name="P25"><text:span text:style-name="T3">Then you are the people who are killing one another and expelling a group among you from their homes, ganging up against them in wrongdoing and enmity. Yet if they are brought to you as captives, you ransom them, when it was forbidden for you to expel them in the first place! Do you, then, believe in one part of the Book and reject the other? What repayment will there be for any of you who do that except disgrace in this world? And on the Day of Rising, they will be returned to the harshest of punishments. Allah is not unaware of what you do. (Qur'an, 2:85)</text:span></text:p>
      <text:p text:style-name="P17"/>
      <text:p text:style-name="P25"><text:span text:style-name="T3">Who could do greater wrong than someone who bars access to the mosques of Allah, preventing His name from being remembered in them, and goes about destroying them? Such people will never be able to enter them— except in fear. They will have disgrace in this world and in the hereafter they will have a terrible punishment. (Qur'an, 2:114)</text:span></text:p>
      <text:p text:style-name="P17"/>
      <text:p text:style-name="P25"><text:span text:style-name="T3">They will ask you about the Sacred Month and fighting in it. Say, 'Fighting in it is a serious matter; but barring access to the Way of Allah and rejecting Him and barring access to the Masjid al-Haram and expelling its people from it are far more serious in the sight of Allah. Dissension is worse than killing.' They will not stop fighting you until they make you revert from your religion, if they are able. As for any of you who revert from their religion and die while they are unbelievers, their actions will come to nothing in this world and the hereafter. They are the Companions of the Fire, remaining in it timelessly, for ever. (Qur'an, 2:217)</text:span></text:p>
      <text:p text:style-name="P17"/>
      <text:p text:style-name="P25"><text:span text:style-name="T3">Those who conceal what Allah has sent down of the Book and sell it cheap, take nothing into their bellies but the Fire. On the Day of Rising Allah will not speak to them or purify them. They will have a painful punishment. (Qur'an, 2:174)</text:span></text:p>
      <text:p text:style-name="P17"/>
      <text:p text:style-name="P25"><text:span text:style-name="T3">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Qur'an, 2:165)</text:span></text:p>
      <text:p text:style-name="P17"/>
      <text:p text:style-name="P25"><text:span text:style-name="T3">People who consume the property of orphans wrongfully consume nothing in their bellies except fire. They will roast in a Searing Blaze. (Qur'an, 4:10)</text:span></text:p>
      <text:p text:style-name="P25"><text:soft-page-break/><text:span text:style-name="T3">Those who practise interest will not rise from the grave except as someone driven mad by satan's touch. That is because they say, 'Trade is the same as interest.' But Allah has permitted trade and He has forbidden interest. Whoever is given a warning by his Lord and then desists, can keep what he received in the past and his affair is Allah's concern. But all who return to it will be the Companions of the Fire, remaining in it timelessly, for ever. (Qur'an, 2:275)</text:span></text:p>
      <text:p text:style-name="P17"/>
      <text:p text:style-name="P25"><text:span text:style-name="T3">When he is told to have fear of Allah, he is seized by pride which drives him to wrongdoing. Hell will be enough for him! What an evil resting-place! (Qur'an, 2:206)</text:span></text:p>
      <text:p text:style-name="P17"/>
      <text:p text:style-name="P25"><text:span text:style-name="T3">As for those who reject Allah's Signs, and kill the Prophets without any right to do so, and kill those who command justice, give them news of a painful punishment. (Qur'an, 3:21)</text:span></text:p>
      <text:p text:style-name="P17"/>
      <text:p text:style-name="P25"><text:span text:style-name="T3">But those who do not believe and deny Our Signs are the Companions of the Blazing Fire. (Qur'an, 5:10)</text:span></text:p>
      <text:p text:style-name="P17"/>
      <text:p text:style-name="P25"><text:span text:style-name="T3">Do not be like those who split up and differed after the Clear Signs came to them. They will have a terrible punishment. (Qur'an, 3:105)</text:span></text:p>
      <text:p text:style-name="P17"/>
      <text:p text:style-name="P25"><text:span text:style-name="T3">Those who exult in what they have done and love to be praised for what they have not done should not suppose that they have escaped the punishment. They will have a painful punishment. (Qur'an, 3:188)</text:span></text:p>
      <text:p text:style-name="P17"/>
      <text:p text:style-name="P25"><text:span text:style-name="T3">You who believe! Do not consume one another's property by false means, but only by means of mutually agreed trade. And do not kill yourselves. Allah is Most Merciful to you. As for anyone who does that out of enmity and wrongdoing, We will roast him in a Fire. That is an easy matter for Allah. (Qur'an, 4:29-30)</text:span></text:p>
      <text:p text:style-name="P17"/>
      <text:p text:style-name="P25"><text:span text:style-name="T3">But if anyone opposes the Messenger after the guidance has become clear to him, and follows other than the path of the believers, We will hand him over to whatever he has turned to, and We will roast him in Hell. What an evil destination! (Qur'an, 4:115)</text:span></text:p>
      <text:p text:style-name="P17"/>
      <text:p text:style-name="P25"><text:span text:style-name="T3">As for anyone who kills a believer deliberately, his repayment is Hell, remaining in it timelessly, for ever. Allah is angry with him and has cursed him, and has prepared for him a terrible punishment. (Qur'an, 4:93)</text:span></text:p>
      <text:p text:style-name="P17"/>
      <text:p text:style-name="P25"><text:span text:style-name="T3">The angels ask those they take while they are wronging themselves, 'What were your circumstances?' They reply, 'We were oppressed on earth.' They say, 'Was Allah's earth not wide enough for you to have migrated elsewhere in it?' The shelter of such people will be Hell. What an evil destination! (Qur'an, 4:97)</text:span></text:p>
      <text:p text:style-name="P25"><text:soft-page-break/><text:span text:style-name="T3">You who believe! Many of the rabbis and monks devour people's property under false pretences and bar people from access to the Way of Allah. As for those who hoard up gold and silver and do not spend it in the Way of Allah, give them the news of a painful punishment. (Qur'an, 9:34)</text:span></text:p>
      <text:p text:style-name="P17"/>
      <text:p text:style-name="P25"><text:span text:style-name="T3">Those who say that the Messiah, son of Maryam, is Allah, are unbelievers. The Messiah said, 'Tribe of Israel! Worship Allah, my Lord and your Lord. If anyone associates anything with Allah, Allah has forbidden him the Garden and his refuge will be the Fire.' The wrongdoers will have no helpers. (Qur'an, 5:72)</text:span></text:p>
      <text:p text:style-name="P17"/>
      <text:p text:style-name="P25"><text:span text:style-name="T3">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did not believe. (Qur'an, 6:70)</text:span></text:p>
      <text:p text:style-name="P17"/>
      <text:p text:style-name="P25"><text:span text:style-name="T3">You who believe! When you encounter those who do not believe advancing in massed ranks into battle, do not turn your backs on them. Anyone who turns his back on them that day, unless he is withdrawing to rejoin the fight or withdrawing to support another group, brings Allah's anger down upon himself. His refuge is Hell. What an evil destination! (Qur'an, 8:15-16)</text:span></text:p>
      <text:p text:style-name="P17"/>
      <text:p text:style-name="P25"><text:span text:style-name="T3">Do they not know that whoever opposes Allah and His Messenger, will have the Fire of Hell, remaining in it timelessly, for ever? That is the great disgrace. (Qur'an, 9:63)</text:span></text:p>
      <text:p text:style-name="P17"/>
      <text:p text:style-name="P25"><text:span text:style-name="T3">Allah has promised the men and women of the hypocrites and unbelievers the Fire of Hell, remaining in it timelessly, for ever. It will suffice them. Allah has cursed them. They will have everlasting punishment. (Qur'an, 9:68)</text:span></text:p>
      <text:p text:style-name="P17"/>
      <text:p text:style-name="P25"><text:span text:style-name="T3">That is their repayment— Hell—because they did not believe and made a mockery of My Signs and of My Messengers. (Qur'an, 18:106)</text:span></text:p>
      <text:p text:style-name="P17"/>
      <text:p text:style-name="P25"><text:span text:style-name="T3">This! Whereas for the profligate there is an evil Homecoming: Hell, where they will roast. What an evil resting-place! (Qur'an, 38:55-56)</text:span></text:p>
      <text:p text:style-name="P17"/>
      <text:p text:style-name="P25"><text:span text:style-name="T3">If you are surprised at their blindness, what could be more surprising than their words: 'What, when we are turned to dust, shall we then be created all anew?' These are the people who reject their Lord. Such people have iron collars round their necks. Such people are the Companions of the Fire, remaining in it timelessly, for ever. (Qur'an, 13:5)</text:span></text:p>
      <text:p text:style-name="P25"><text:soft-page-break/><text:span text:style-name="T3">As for the people who find fault with those believers who give charity spontaneously, and with those who can find nothing to give but their own effort, and deride them, Allah derides them. They will have a painful punishment. (Qur'an, 9:79)</text:span></text:p>
      <text:p text:style-name="P17"/>
      <text:p text:style-name="P25"><text:span text:style-name="T3">You can ask forgiveness for them, or not ask forgiveness for them. Even if you asked forgiveness for them seventy times, Allah still would not forgive them. That is because they have rejected Allah and His Messenger. Allah does not guide deviant people. (Qur'an, 9:80)</text:span></text:p>
      <text:p text:style-name="P17"/>
      <text:p text:style-name="P25"><text:span text:style-name="T3">As for those who do not expect to meet Us and are content with the life of this world and at rest in it, and those who are heedless of Our Signs, their shelter will be the Fire because of what they earned. (Qur'an, 10:7-8)</text:span></text:p>
      <text:p text:style-name="P17"/>
      <text:p text:style-name="P25"><text:span text:style-name="T3">As for those who deny Our Signs and are arrogant regarding them, the Gates of Heaven will not be opened for them, and they will not enter the Garden until a camel goes through a needle's eye. That is how We repay the evildoers. They will have Hell as a resting-place and covering layers on top of them. That is how We repay wrongdoers. (Qur'an, 7:40-41)</text:span></text:p>
      <text:p text:style-name="P17"/>
      <text:p text:style-name="P25"><text:span text:style-name="T3">Those who respond to their Lord will receive the best. But as for those who do not respond to Him, even if they owned everything on the earth and the same again with it, they would offer it as a ransom. They will receive an evil Reckoning. Their shelter will be Hell. What an evil resting-place! (Qur'an, 13:18)</text:span></text:p>
      <text:p text:style-name="P17"/>
      <text:p text:style-name="P25"><text:span text:style-name="T3">Who could do greater wrong than those who invent lies against Allah? Such people will be arrayed before their Lord and the witnesses will say, 'Those are the ones who lied against their Lord.' Yes indeed! Allah's curse is on the wrongdoers, those who bar access to the way of Allah desiring to make it crooked and reject the hereafter. They were not able to thwart Allah on earth, and had no protectors besides Allah. The punishment will be doubled for them. They were unable to hear and could not see. (Qur'an, 11:18-20)</text:span></text:p>
      <text:p text:style-name="P17"/>
      <text:p text:style-name="P25"><text:span text:style-name="T3">But as for those who break Allah's contract after it has been agreed and sever what Allah has commanded to be joined, and cause corruption in the earth, the curse will be upon them. They will have the Evil Abode. (Qur'an, 13:25)</text:span></text:p>
      <text:p text:style-name="P17"/>
      <text:p text:style-name="P25"><text:span text:style-name="T3">Would that there had been more people with a vestige of good among the generations of those who came before you, who forbade corruption in the earth, other than the few among them whom We saved. Those who did wrong gladly pursued the life of luxury that they were given and were evildoers. (Qur'an, 11:116)</text:span></text:p>
      <text:p text:style-name="P17"/>
      <text:p text:style-name="P25"><text:span text:style-name="T3">Those who reject Allah after having believed—except for someone forced to do it whose heart remains at rest in its faith—but as for those whose breasts become dilated with disbelief, anger from Allah will come down on them. They will have a terrible punishment. (Qur'an, 16:106)</text:span></text:p>
      <text:p text:style-name="P25"><text:soft-page-break/><text:span text:style-name="T3">Do not say about what your lying tongues describe: 'This is lawful and this is forbidden,' inventing lies against Allah. Those who invent lies against Allah are not successful – (this world is) a brief enjoyment, then they will have a painful punishment. (Qur'an, 16:116-117)</text:span></text:p>
      <text:p text:style-name="P17"/>
      <text:p text:style-name="P25"><text:span text:style-name="T3">As for anyone who desires this fleeting existence, We hasten in it whatever We will to whoever We want. Then We will consign him to Hell where he will roast, reviled and driven out. (Qur'an, 17:18)</text:span></text:p>
      <text:p text:style-name="P17"/>
      <text:p text:style-name="P25"><text:span text:style-name="T3">Your Lord says, 'Call on Me and I will answer you.Those who are too proud to worship Me will enter Hell abject.' (Qur'an, 40:60)</text:span></text:p>
      <text:p text:style-name="P17"/>
      <text:p text:style-name="P25"><text:span text:style-name="T3">Have you seen him who rejects Our Signs and says, 'I will certainly be given wealth and children there.' Has he surveyed the Unseen or has he a contract with the All-Merciful? No indeed! We will write down what he says and prolong the punishment for him. (Qur'an, 19:77-79)</text:span></text:p>
      <text:p text:style-name="P17"/>
      <text:p text:style-name="P25"><text:span text:style-name="T3">Do those who plot evil actions feel secure that Allah will not cause the earth to swallow them up or that a punishment will not come upon them from where they least expect? (Qur'an, 16:45)</text:span></text:p>
      <text:p text:style-name="P17"/>
      <text:p text:style-name="P25"><text:span text:style-name="T3">There is a group of you who propagated the lie. Do not suppose it to be bad for you; rather it is good for you. Every one of them will incur the evil he has earned and the one who took it on himself to amplify it will receive a terrible punishment. (Qur'an, 24:11)</text:span></text:p>
      <text:p text:style-name="P17"/>
      <text:p text:style-name="P25"><text:span text:style-name="T3">Were any of them to say, 'I am a god apart from Him,' We would repay him with Hell. That is how We repay wrongdoers. (Qur'an, 21:29)</text:span></text:p>
      <text:p text:style-name="P17"/>
      <text:p text:style-name="P25"><text:span text:style-name="T3">The People of the Book who do not believe and the idolaters will be in the Fire of Hell, remaining in it timelessly, for ever.They are the worst of creatures. (Qur'an, 98:6)</text:span></text:p>
      <text:p text:style-name="P17"/>
      <text:p text:style-name="P25"><text:span text:style-name="T3">But people who strive against Our Signs, trying to nullify them, such people will be summoned to the punishment. (Qur'an, 34:38)</text:span></text:p>
      <text:p text:style-name="P17"/>
      <text:p text:style-name="P25"><text:span text:style-name="T3">Those who do not believe and bar access to the Way of Allah and to the Masjid al-Haram which We have appointed for all mankind— equally for those who live near it and those who come from far away – those who desire to profane it with wrongdoing, We will let them taste a painful punishment. (Qur'an, 22:25)</text:span></text:p>
      <text:p text:style-name="P17"/>
      <text:p text:style-name="P25"><text:span text:style-name="T3">People who love to see filth being spread about concerning those who believe will have a painful punishment both in this world and the hereafter. Allah knows and you do not know. (Qur'an, 24:19)</text:span></text:p>
      <text:p text:style-name="P17"/>
      <text:p text:style-name="P25"><text:soft-page-break/><text:span text:style-name="T3">But there are some people who trade in distracting tales to misguide people from Allah's Way knowing nothing about it and to make a mockery of it. Such people will have a humiliating punishment. (Qur'an, 31:6)</text:span></text:p>
      <text:p text:style-name="P17"/>
      <text:p text:style-name="P25"><text:span text:style-name="T3">On the Day of Rising you will see those who lied against Allah with their faces blackened. Do not the arrogant have a dwelling place in Hell? (Qur'an, 39:60)</text:span></text:p>
      <text:p text:style-name="P17"/>
      <text:p text:style-name="P25"><text:span text:style-name="T3">Woe to every wicked liar who hears the Signs of Allah recited to him and then persists in his arrogance just as if he had never heard them.Give him the news of a painful punishment. When he does learn something of Our Signs, he makes a mockery of them. Such people will have a humiliating punishment. (Qur'an, 45:7-9)</text:span></text:p>
      <text:p text:style-name="P17"/>
      <text:p text:style-name="P25"><text:span text:style-name="T3">Have fear of the Fire which has been prepared for the unbelievers. (Qur'an, 3:131)</text:span></text:p>
      <text:p text:style-name="P17"/>
      <text:p text:style-name="P25"><text:span text:style-name="T3">Do you not see those who were forbidden to confer together secretly returning to the very thing they were forbidden to do, and conferring together secretly in wrongdoing and enmity and disobedience to the Messenger? And when they come to you they greet you with words Allah has never used in greeting you, and say to themselves 'Why does Allah not punish us for what we say?'Hell will be enough for them! They will roast in it.What an evil destination! (Qur'an, 58:8)</text:span></text:p>
      <text:p text:style-name="P17"/>
      <text:p text:style-name="P25"><text:span text:style-name="T3">But will be roasted in a Searing Blaze. He used to be joyful in his family. He thought that he was never going to return. (Qur'an, 84:12-14)</text:span></text:p>
      <text:p text:style-name="P17"/>
      <text:p text:style-name="P25"><text:span text:style-name="T3">Those who persecute men and women of the believers, and then do not repent, will have the punishment of Hell, will have the punishment of the Burning. (Qur'an, 85:10)</text:span></text:p>
      <text:p text:style-name="P17"/>
      <text:p text:style-name="P25"><text:span text:style-name="T3">As for those who come to their Lord as evildoers, they will have Hell where they will neither die nor stay alive. (Qur'an, 20:74)</text:span></text:p>
      <text:p text:style-name="P17"/>
      <text:p text:style-name="P25"><text:span text:style-name="T3">He said, 'Get out of it, reviled and driven out. As for those of them who follow you, I will fill up Hell with every one of you.' (Qur'an, 7:18)</text:span></text:p>
      <text:p text:style-name="P17"/>
      <text:p text:style-name="P25"><text:span text:style-name="T3">But as for those who reject Our Signs and are arrogant regarding them, they are the Companions of the Fire, remaining in it timelessly, for ever. (Qur'an, 7:36)</text:span></text:p>
      <text:p text:style-name="P17"/>
      <text:p text:style-name="P25"><text:span text:style-name="T3">That is part of the wisdom your Lord has revealed to you. Do not set up another god together with Allah and so be thrown into Hell, blamed and driven out. (Qur'an, 17:39)</text:span></text:p>
      <text:p text:style-name="P16"/>
      <text:p text:style-name="P26"/>
      <text:p text:style-name="P32"><text:span text:style-name="T13">HOW WILL THEY ENTER IT?</text:span></text:p>
      <text:p text:style-name="P17"/>
      <text:p text:style-name="P25"><text:span text:style-name="T3">The Day they are shoved roughly into the Fire of Hell. (Qur'an, 52:13)</text:span></text:p>
      <text:p text:style-name="P17"/>
      <text:p text:style-name="P25"><text:span text:style-name="T3">The evildoers will be recognised by their mark and seized by their forelocks and their feet. (Qur'an, 55:41)</text:span></text:p>
      <text:p text:style-name="P17"/>
      <text:p text:style-name="P25"><text:span text:style-name="T3">When they have shackles and chains around their necks and are dragged along the ground. (Qur'an, 40:71)</text:span></text:p>
      <text:p text:style-name="P17"/>
      <text:p text:style-name="P25"><text:span text:style-name="T3">As for anyone who desires this fleeting existence, We hasten in it whatever We will to whoever We want. Then We will consign him to Hell where he will roast, reviled and driven out. (Qur'an, 17:18)</text:span></text:p>
      <text:p text:style-name="P16"/>
      <text:p text:style-name="P17"/>
      <text:p text:style-name="P26"><text:span text:style-name="T13">THE UNBELIEVERS ARE THE FUEL OF THE FIRE</text:span></text:p>
      <text:p text:style-name="P17"/>
      <text:p text:style-name="P25"><text:span text:style-name="T3">As for those who do not believe, their wealth and children will not help them against Allah in any way. They are fuel for the Fire. (Qur'an, 3:10)</text:span></text:p>
      <text:p text:style-name="P17"/>
      <text:p text:style-name="P25"><text:span text:style-name="T3">You and what you worship besides Allah are fuel for Hell. You will go down into it. (Qur'an, 21:98)</text:span></text:p>
      <text:p text:style-name="P17"/>
      <text:p text:style-name="P25"><text:span text:style-name="T3">If you do not do that— and you will not do it— then fear the Fire whose fuel is people and stones, made ready for the unbelievers. (Qur'an, 2:24)</text:span></text:p>
      <text:p text:style-name="P17"/>
      <text:p text:style-name="P25"><text:span text:style-name="T3">You who believe! Safeguard yourselves and your families from a Fire whose fuel is people and stones. Harsh, terrible angels are in charge of it who do not disobey Allah in respect of any order He gives them and carry out what they are ordered to do. (Qur'an, 66:6)</text:span></text:p>
      <text:p text:style-name="P16"/>
      <text:p text:style-name="P17"/>
      <text:p text:style-name="P26"><text:span text:style-name="T13">IT WILL BE FILLED WITH UNBELIEVERS</text:span></text:p>
      <text:p text:style-name="P17"/>
      <text:p text:style-name="P25"><text:span text:style-name="T3">Except for those your Lord has mercy on. That is what He created them for—so that the Word of your Lord would be fulfilled: 'I will fill up Hell with the jinn and mankind all together.'(Qur'an, 11:119)</text:span></text:p>
      <text:p text:style-name="P17"/>
      <text:p text:style-name="P25"><text:span text:style-name="T3">'Had We so willed We could have given guidance to everyone, but now My Words are shown to be true: that I shall fill up Hell entirely with jinn and human beings. (Qur'an, 32:13)</text:span></text:p>
      <text:p text:style-name="P16"/>
      <text:p text:style-name="P17"/>
      <text:p text:style-name="P26"/>
      <text:p text:style-name="P32"><text:span text:style-name="T13">IT IS THE FINAL DESTINATION </text:span></text:p>
      <text:p text:style-name="P26"><text:span text:style-name="T13">FOR THE UNBELIEVERS</text:span></text:p>
      <text:p text:style-name="P17"/>
      <text:p text:style-name="P25"><text:span text:style-name="T3">A homecoming for the profligate. (Qur'an, 78:22)</text:span></text:p>
      <text:p text:style-name="P17"/>
      <text:p text:style-name="P25"><text:span text:style-name="T3">When Our Signs are recited to them— Clear Signs— you can detect denial in the faces of those who do not believe. They all but assault those who recite Our Signs to them! Say: 'Shall I inform you of something worse than that? The Fire which Allah has promised those who do not believe. What an evil destination!' (Qur'an, 22:72)</text:span></text:p>
      <text:p text:style-name="P17"/>
      <text:p text:style-name="P25"><text:span text:style-name="T3">Do those who do not believe imagine that they can take My servants as protectors instead of Me? We have prepared Hell as hospitality for the unbelievers! (Qur'an, 18:102)</text:span></text:p>
      <text:p text:style-name="P16"/>
      <text:p text:style-name="P17"/>
      <text:p text:style-name="P26"><text:span text:style-name="T13">IT IS THE MOST EVIL REFUGE</text:span></text:p>
      <text:p text:style-name="P17"/>
      <text:p text:style-name="P25"><text:span text:style-name="T3">Is someone who pursues the pleasure of Allah the same as someone who incurs displeasure from Allah and whose refuge is Hell? What an evil destination! (Qur'an, 3:162)</text:span></text:p>
      <text:p text:style-name="P17"/>
      <text:p text:style-name="P25"><text:span text:style-name="T3">But if anyone opposes the Messenger after the guidance has become clear to him, and follows other than the path of the believers, We will hand him over to whatever he has turned to, and We will roast him in Hell. What an evil destination! (Qur'an, 4:115)</text:span></text:p>
      <text:p text:style-name="P17"/>
      <text:p text:style-name="P25"><text:span text:style-name="T3">We will cast terror into the hearts of those who do not believe because they have associated others with Allah for which He has not sent down any authority. Their shelter will be the Fire. How evil is the abode of the wrongdoers! (Qur'an, 3:151)</text:span></text:p>
      <text:p text:style-name="P17"/>
      <text:p text:style-name="P25"><text:span text:style-name="T3">Hell, where they will roast? What an evil place to stay! (Qur'an, 14:29)</text:span></text:p>
      <text:p text:style-name="P17"/>
      <text:p text:style-name="P25"><text:span text:style-name="T3">Allah will admit those who believe to Gardens with rivers flowing under them. Those who do not believe have their enjoyment, eating as cattle eat,but the Fire will be their final residence. (Qur'an, 47:12)</text:span></text:p>
      <text:p text:style-name="P16"/>
      <text:p text:style-name="P17"/>
      <text:p text:style-name="P26"><text:span text:style-name="T13">THE FIRE IS THE GATHERING <text:tab/></text:span></text:p>
      <text:p text:style-name="P26"><text:span text:style-name="T13">PLACE OF THE UNBELIEVERS</text:span></text:p>
      <text:p text:style-name="P17"/>
      <text:p text:style-name="P25"><text:span text:style-name="T3">Hell is the promised meeting-place for all of them. (Qur'an, 15:43)</text:span></text:p>
      <text:p text:style-name="P17"/>
      <text:p text:style-name="P17"/>
      <text:p text:style-name="P26"/>
      <text:p text:style-name="P32"><text:span text:style-name="T13">IT IS NARROW AND DISTRESSING</text:span></text:p>
      <text:p text:style-name="P17"/>
      <text:p text:style-name="P25"><text:span text:style-name="T3">When they are flung into a narrow place in it, shackled together in chains, they will cry out there for destruction. (Qur'an, 25:13)</text:span></text:p>
      <text:p text:style-name="P16"/>
      <text:p text:style-name="P17"/>
      <text:p text:style-name="P26"><text:span text:style-name="T13">IT IS DARK AND MURKY </text:span></text:p>
      <text:p text:style-name="P17"/>
      <text:p text:style-name="P25"><text:span text:style-name="T3">And the murk of thick black smoke, providing no coolness and no pleasure. (Qur'an, 56:43-44)</text:span></text:p>
      <text:p text:style-name="P16"/>
      <text:p text:style-name="P17"/>
      <text:p text:style-name="P26"><text:span text:style-name="T13">IT IS SURROUNDED BY WALLS</text:span></text:p>
      <text:p text:style-name="P17"/>
      <text:p text:style-name="P25"><text:span text:style-name="T3">That Day the men and women of the hypocrites will say to those who believe, 'Wait for us so that we can borrow some of your light.'They will be told, 'Go back and look for light!'And a wall will be erected between them with a gate in it, on the inside of which there will be mercy but before whose exterior lies the punishment. (Qur'an, 57:13)</text:span></text:p>
      <text:p text:style-name="P16"/>
      <text:p text:style-name="P17"/>
      <text:p text:style-name="P26"><text:span text:style-name="T13">IT HAS A SEETHING</text:span></text:p>
      <text:p text:style-name="P26"><text:span text:style-name="T13">AND RASPING SOUND</text:span></text:p>
      <text:p text:style-name="P17"/>
      <text:p text:style-name="P25"><text:span text:style-name="T3">When it sees them coming from a long way off, they will hear it seething and rasping. (Qur'an, 25:12)</text:span></text:p>
      <text:p text:style-name="P16"/>
      <text:p text:style-name="P17"/>
      <text:p text:style-name="P26"><text:span text:style-name="T13">IT HAS A GRUMBLING SOUND</text:span></text:p>
      <text:p text:style-name="P17"/>
      <text:p text:style-name="P25"><text:span text:style-name="T3">When they are flung into it they will hear it gasping harshly as it seethes. (Qur'an, 67:7)</text:span></text:p>
      <text:p text:style-name="P16"/>
      <text:p text:style-name="P17"/>
      <text:p text:style-name="P26"><text:span text:style-name="T13">IT SPEAKS AND CALLS TO MAN</text:span></text:p>
      <text:p text:style-name="P17"/>
      <text:p text:style-name="P25"><text:span text:style-name="T3">On the Day He says to Hell, 'Are you full?', it will ask, 'Are there no more to come?' (Qur'an, 50:30)</text:span></text:p>
      <text:p text:style-name="P17"/>
      <text:p text:style-name="P25"><text:span text:style-name="T3">Ceaselessly scorching the flesh. (Qur'an, 74:29)</text:span></text:p>
      <text:p text:style-name="P16"/>
      <text:p text:style-name="P26"/>
      <text:p text:style-name="P32"><text:span text:style-name="T13">THE MOANING OF THOSE IN HELL WILL BE HEARD</text:span></text:p>
      <text:p text:style-name="P17"/>
      <text:p text:style-name="P25"><text:span text:style-name="T3">There will be sighing for them in it and they will not be able to hear. (Qur'an, 21:100)</text:span></text:p>
      <text:p text:style-name="P16"/>
      <text:p text:style-name="P17"/>
      <text:p text:style-name="P26"><text:span text:style-name="T13">THERE WILL BE ETERNAL TORMENT</text:span></text:p>
      <text:p text:style-name="P17"/>
      <text:p text:style-name="P25"><text:span text:style-name="T3">Remaining in it for countless aeons. (Qur'an, 78:23)</text:span></text:p>
      <text:p text:style-name="P16"/>
      <text:p text:style-name="P17"/>
      <text:p text:style-name="P26"><text:span text:style-name="T13">THE TORTURE WILL BE CEASELESS </text:span></text:p>
      <text:p text:style-name="P26"><text:span text:style-name="T13">AND IT WILL NEVER BE EASED </text:span></text:p>
      <text:p text:style-name="P17"/>
      <text:p text:style-name="P25"><text:span text:style-name="T3">They will be under it for ever. Their punishment will not be lightened. They will be granted no reprieve. (Qur'an, 3:88)</text:span></text:p>
      <text:p text:style-name="P17"/>
      <text:p text:style-name="P25"><text:span text:style-name="T3">They will want to get out of the Fire but they will not be able to. They will have an everlasting punishment. (Qur'an, 5:37)</text:span></text:p>
      <text:p text:style-name="P17"/>
      <text:p text:style-name="P25"><text:span text:style-name="T3">Whereas for those who did not believe will have Hell fire. They will not be killed off so that they die and its punishment will not be lightened for them. That is how We repay every thankless man. (Qur'an, 35:36)</text:span></text:p>
      <text:p text:style-name="P17"/>
      <text:p text:style-name="P25"><text:span text:style-name="T3">The Fire, morning and night, to which they are exposed; and on the Day the Hour takes place: 'Admit Pharaoh's people to the harshest punishment!' When they are squabbling with one another in the Fire, the weak will say to those deemed great, 'We were your followers, so why do you not relieve us of a portion of the Fire?' (Qur'an, 40:46-47)</text:span></text:p>
      <text:p text:style-name="P17"/>
      <text:p text:style-name="P25"><text:span text:style-name="T3">Then it will be said to those who did wrong, 'Taste the punishment of eternity! Have you been repaid for anything other than what you earned?' (Qur'an, 10:52)</text:span></text:p>
      <text:p text:style-name="P17"/>
      <text:p text:style-name="P25"><text:span text:style-name="T3">The People of the Book who do not believe and the idolaters will be in the Fire of Hell, remaining in it timelessly, for ever.They are the worst of creatures. (Qur'an, 98:6)</text:span></text:p>
      <text:p text:style-name="P16"/>
      <text:p text:style-name="P17"/>
      <text:p text:style-name="P26"><text:span text:style-name="T13">THERE WILL BE NO WAY OUT</text:span></text:p>
      <text:p text:style-name="P17"/>
      <text:p text:style-name="P25"><text:span text:style-name="T3">They will want to get out of the Fire but they will not be able to. They will have an everlasting punishment. (Qur'an, 5:37)</text:span></text:p>
      <text:p text:style-name="P25"><text:soft-page-break/><text:span text:style-name="T3">Every time they want to come out of it, because of their suffering, they will be driven back into it: 'Taste the punishment of the Burning!' (Qur'an, 22:22)</text:span></text:p>
      <text:p text:style-name="P17"/>
      <text:p text:style-name="P25"><text:span text:style-name="T3">Those who reject Our signs, they are the Companions of the Left. Above them is a sealed vault of Fire. (Qur'an, 90:19-20)</text:span></text:p>
      <text:p text:style-name="P16"/>
      <text:p text:style-name="P17"/>
      <text:p text:style-name="P26"><text:span text:style-name="T13">DEATH WILL COME FROM ALL SIDES </text:span></text:p>
      <text:p text:style-name="P17"/>
      <text:p text:style-name="P25"><text:span text:style-name="T3">He gulps at it but can hardly swallow it down. Death comes at him from every side but he does not die. And beyond him is relentless punishment. (Qur'an, 14:17)</text:span></text:p>
      <text:p text:style-name="P16"/>
      <text:p text:style-name="P17"/>
      <text:p text:style-name="P26"><text:span text:style-name="T13">THERE WILL BE THE TORMENT OF FIRE</text:span></text:p>
      <text:p text:style-name="P17"/>
      <text:p text:style-name="P25"><text:span text:style-name="T3">As for those who reject Our Signs, We will roast them in a Fire. Every time their skins are burned off, We will replace them with new skins so that they can taste the punishment. Allah is Almighty, All-Wise. (Qur'an, 4:56)</text:span></text:p>
      <text:p text:style-name="P17"/>
      <text:p text:style-name="P25"><text:span text:style-name="T3">On the Day they are tormented by the Fire. (Qur'an, 51:13)</text:span></text:p>
      <text:p text:style-name="P16"/>
      <text:p text:style-name="P17"/>
      <text:p text:style-name="P26"><text:span text:style-name="T13">THOSE IN HELL WILL HAVE </text:span></text:p>
      <text:p text:style-name="P26"><text:span text:style-name="T13">A HORRIFYING APPEARANCE </text:span></text:p>
      <text:p text:style-name="P17"/>
      <text:p text:style-name="P25"><text:span text:style-name="T3">We will brand him on the snout! (Qur'an, 68:16)</text:span></text:p>
      <text:p text:style-name="P17"/>
      <text:p text:style-name="P25"><text:span text:style-name="T3">Eyes downcast, darkened by debasement, that will be the Day which they were promised. (Qur'an, 70:44)</text:span></text:p>
      <text:p text:style-name="P17"/>
      <text:p text:style-name="P25"><text:span text:style-name="T3">And faces that Day will be glowering. (Qur'an, 75:24)</text:span></text:p>
      <text:p text:style-name="P16"/>
      <text:p text:style-name="P17"/>
      <text:p text:style-name="P26"><text:span text:style-name="T13">THEY WILL BE BOUND WITH SHACKLES </text:span></text:p>
      <text:p text:style-name="P26"><text:span text:style-name="T13">AND CHAINS </text:span></text:p>
      <text:p text:style-name="P17"/>
      <text:p text:style-name="P25"><text:span text:style-name="T3">That Day you will see the evildoers yoked together in chains. (Qur'an, 14:49)</text:span></text:p>
      <text:p text:style-name="P17"/>
      <text:p text:style-name="P25"><text:span text:style-name="T3">With Us there are shackles and a Blazing Fire. (Qur'an, 73:12)</text:span></text:p>
      <text:p text:style-name="P25"><text:soft-page-break/><text:span text:style-name="T3">Then bind him in a chain which is seventy cubits long. (Qur'an, 69:32)</text:span></text:p>
      <text:p text:style-name="P17"/>
      <text:p text:style-name="P25"><text:span text:style-name="T3">We have made ready for the unbelievers shackles and chains and a Searing Blaze. (Qur'an, 76:4)</text:span></text:p>
      <text:p text:style-name="P16"/>
      <text:p text:style-name="P17"/>
      <text:p text:style-name="P26"><text:span text:style-name="T13">THEY WILL BE BEATEN WITH CUDGELS </text:span></text:p>
      <text:p text:style-name="P26"><text:span text:style-name="T13">MADE OF IRON</text:span></text:p>
      <text:p text:style-name="P17"/>
      <text:p text:style-name="P25"><text:span text:style-name="T3">And they will be beaten with cudgels made of iron. (Qur'an, 22:21)</text:span></text:p>
      <text:p text:style-name="P16"/>
      <text:p text:style-name="P17"/>
      <text:p text:style-name="P26"><text:span text:style-name="T13">THEIR BODIES WILL BE BRANDED WITH FIRE</text:span></text:p>
      <text:p text:style-name="P17"/>
      <text:p text:style-name="P25"><text:span text:style-name="T3">On the Day it is heated up in the fire of Hell and their foreheads, sides and backs are branded with it: 'This is what you hoarded for yourselves, so taste what you were hoarding!' (Qur'an, 9:35)</text:span></text:p>
      <text:p text:style-name="P16"/>
      <text:p text:style-name="P17"/>
      <text:p text:style-name="P26"><text:span text:style-name="T13">BOILING WATER WILL BE POURED </text:span></text:p>
      <text:p text:style-name="P26"><text:span text:style-name="T13">OVER THEIR HEADS</text:span></text:p>
      <text:p text:style-name="P17"/>
      <text:p text:style-name="P25"><text:span text:style-name="T3">Here are two rival groups who disputed concerning their Lord. Those who do not believe will have garments of fire cut out for them, and boiling water poured over their heads. (Qur'an, 22:19)</text:span></text:p>
      <text:p text:style-name="P17"/>
      <text:p text:style-name="P25"><text:span text:style-name="T3">Say: 'It is the truth from your Lord; so let whoever wishes believe and whoever wishes do not believe.' We have prepared for the wrongdoers a Fire whose billowing walls of smoke will hem them in. If they call for help, they will be helped with water like seething molten brass, frying their faces. What a noxious drink! What an evil repose! (Qur'an, 18:29)</text:span></text:p>
      <text:p text:style-name="P16"/>
      <text:p text:style-name="P17"/>
      <text:p text:style-name="P26"><text:span text:style-name="T13">THEY WILL BE WEARING CLOTHES OF TAR AND FIRE</text:span></text:p>
      <text:p text:style-name="P17"/>
      <text:p text:style-name="P25"><text:span text:style-name="T3">Wearing shirts of tar, their faces enveloped in the Fire. (Qur'an, 14:50)</text:span></text:p>
      <text:p text:style-name="P17"/>
      <text:p text:style-name="P25"><text:span text:style-name="T3">Here are two rival groups who disputed concerning their Lord. Those who do not believe will have garments of fire cut out for them, and boiling water poured over their heads. (Qur'an, 22:19)</text:span></text:p>
      <text:p text:style-name="P16"/>
      <text:p text:style-name="P17"/>
      <text:p text:style-name="P26"/>
      <text:p text:style-name="P32"><text:span text:style-name="T13">THEY WILL BE DRINKING BOILING WATER, </text:span></text:p>
      <text:p text:style-name="P26"><text:span text:style-name="T13">BLOOD AND SCALDING PUS</text:span></text:p>
      <text:p text:style-name="P17"/>
      <text:p text:style-name="P25"><text:span text:style-name="T3">Then they will have a boiling brew to drink on top of it. (Qur'an, 37:67)</text:span></text:p>
      <text:p text:style-name="P17"/>
      <text:p text:style-name="P25"><text:span text:style-name="T3">And beyond him is Hell where he will be given pus to drink. He gulps at it but can hardly swallow it down. Death comes at him from every side but he does not die. And beyond him is relentless punishment. (Qur'an, 14:16-17)</text:span></text:p>
      <text:p text:style-name="P17"/>
      <text:p text:style-name="P25"><text:span text:style-name="T3">Not tasting any coolness there or any drink, except for boiling water and scalding pus. (Qur'an, 78:24-25)</text:span></text:p>
      <text:p text:style-name="P17"/>
      <text:p text:style-name="P25"><text:span text:style-name="T3">Drinking from a boiling spring. (Qur'an, 88:5)</text:span></text:p>
      <text:p text:style-name="P17"/>
      <text:p text:style-name="P25"><text:span text:style-name="T3">And drink scalding water on top of it, slurping like thirst-crazed camels. (Qur'an, 56:54-55)</text:span></text:p>
      <text:p text:style-name="P17"/>
      <text:p text:style-name="P25"><text:span text:style-name="T3">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from him. Such people are delivered up to destruction for what they have earned. They will have scalding water to drink and a painful punishment because they did not believe. (Qur'an, 6:70)</text:span></text:p>
      <text:p text:style-name="P17"/>
      <text:p text:style-name="P25"><text:span text:style-name="T3">Each and every one of you will return to Him. Allah's promise is true. He brings creation out of nothing and then regenerates it so that He can repay with justice those who believed and did right actions. Those who did not believe will have a drink of scalding water and a painful punishment because of their disbelief. (Qur'an, 10:4)</text:span></text:p>
      <text:p text:style-name="P17"/>
      <text:p text:style-name="P25"><text:span text:style-name="T3">This! So let them taste it – boiling water and scalding pus. (Qur'an, 38:57)</text:span></text:p>
      <text:p text:style-name="P17"/>
      <text:p text:style-name="P25"><text:span text:style-name="T3">Nor any food except exuding pus (Qur'an, 69:36)</text:span></text:p>
      <text:p text:style-name="P16"/>
      <text:p text:style-name="P17"/>
      <text:p text:style-name="P26"><text:span text:style-name="T13">THEY WILL EAT FROM THE TREE </text:span></text:p>
      <text:p text:style-name="P26"><text:span text:style-name="T13">OF ZAQQUM AND A BITTER THORNY BUSH</text:span></text:p>
      <text:p text:style-name="P17"/>
      <text:p text:style-name="P25"><text:span text:style-name="T3">The Tree of az-Zaqqum is the food of the wicked, seething in the belly like molten brass, as boiling water bubbles and seethes. (Qur'an, 44:43-46)</text:span></text:p>
      <text:p text:style-name="P17"/>
      <text:p text:style-name="P25"><text:soft-page-break/><text:span text:style-name="T3">Is that better by way of hospitality or the tree of Zaqqum which We have made to be an ordeal for the wrongdoers? It is a tree that emerges in the depths of the Blazing Fire. Its fruits are just like the heads of satans. (Qur'an, 37:62-65)</text:span></text:p>
      <text:p text:style-name="P17"/>
      <text:p text:style-name="P25"><text:span text:style-name="T3">Will eat from the tree of Zaqqum, filling your stomachs with it. (Qur'an, 56:52-53)</text:span></text:p>
      <text:p text:style-name="P17"/>
      <text:p text:style-name="P25"><text:span text:style-name="T3">And food that chokes and a painful punishment. (Qur'an, 73:13)</text:span></text:p>
      <text:p text:style-name="P17"/>
      <text:p text:style-name="P25"><text:span text:style-name="T3">They have no food but a bitter thorny bush which neither nourishes nor satisfies. (Qur'an, 88:6-7)</text:span></text:p>
      <text:p text:style-name="P17"/>
      <text:p text:style-name="P17"/>
      <text:p text:style-name="P26"><text:span text:style-name="T13">ALLAH DOES NOT SPEAK TO THEM</text:span></text:p>
      <text:p text:style-name="P17"/>
      <text:p text:style-name="P25"><text:span text:style-name="T3">Those who sell Allah's contract and their own oaths for a paltry price, such people will have no portion in the hereafter and on the Day of Rising. Allah will not speak to them or look at them or purify them. They will have a painful punishment. (Qur'an, 3:77)</text:span></text:p>
      <text:p text:style-name="P17"/>
      <text:p text:style-name="P25"><text:span text:style-name="T3">He will say, 'Slink away into it and do not speak to Me. (Qur'an, 23:108)</text:span></text:p>
      <text:p text:style-name="P16"/>
      <text:p text:style-name="P17"/>
      <text:p text:style-name="P26"><text:span text:style-name="T13">THEY WILL BE HUMILIATED AND DISGRACED</text:span></text:p>
      <text:p text:style-name="P17"/>
      <text:p text:style-name="P25"><text:span text:style-name="T3">Our Lord, those You cast into the Fire, You have indeed disgraced. The wrongdoers will have no helpers. (Qur'an, 3:192)</text:span></text:p>
      <text:p text:style-name="P16"/>
      <text:p text:style-name="P17"/>
      <text:p text:style-name="P26"><text:span text:style-name="T13">THEY WILL ASK FOR WATER AND</text:span></text:p>
      <text:p text:style-name="P26"><text:span text:style-name="T13">PROVISIONS FROM THOSE IN THE GARDEN</text:span></text:p>
      <text:p text:style-name="P17"/>
      <text:p text:style-name="P25"><text:span text:style-name="T3">The Companions of the Fire will call out to the Companions of the Garden, 'Throw down some water to us or some of what Allah has given you as provision.' They will say, 'Allah has forbidden them to the unbelievers. (Qur'an, 7:50)</text:span></text:p>
      <text:p text:style-name="P16"/>
      <text:p text:style-name="P17"/>
      <text:p text:style-name="P26"><text:span text:style-name="T13">THERE THEY WILL ACKNOWLEDGE <text:tab/></text:span></text:p>
      <text:p text:style-name="P26"><text:span text:style-name="T13">THEIR WRONG ACTIONS</text:span></text:p>
      <text:p text:style-name="P17"/>
      <text:p text:style-name="P25"><text:span text:style-name="T3">It all but bursts with rage. Each time a group is flung into it its custodians will question them: 'Did no warner come to you?' They will say, 'Yes indeed, a warner did come to us but we denied him and said, </text:span><text:soft-page-break/><text:span text:style-name="T3">"Allah has sent nothing down.You are just greatly misguided."' They will say, 'If only we had really listened and used our intellect,we would not have been Companions of the Blaze.' Then they will acknowledge their wrong actions.Away with the Companions of the Blaze! (Qur'an, 67:8:11)</text:span></text:p>
      <text:p text:style-name="P16"/>
      <text:p text:style-name="P17"/>
      <text:p text:style-name="P26"><text:span text:style-name="T13">THEY REGRET THEIR ACTIONS</text:span></text:p>
      <text:p text:style-name="P17"/>
      <text:p text:style-name="P25"><text:span text:style-name="T3">If only you could see when they are standing before the Fire and saying, 'Oh! If only we could be sent back again, we would not deny the Signs of our Lord and we would be among the believers.'(Qur'an, 6:27)</text:span></text:p>
      <text:p text:style-name="P17"/>
      <text:p text:style-name="P25"><text:span text:style-name="T3">They will say on the Day their faces are rolled over in the Fire, 'If only we had obeyed Allah and obeyed the Messenger! (Qur'an, 33:66)</text:span></text:p>
      <text:p text:style-name="P17"/>
      <text:p text:style-name="P25"><text:span text:style-name="T3">They will say, 'Yes indeed, a warner did come to us but we denied him and said, "Allah has sent nothing down. You are just greatly misguided."' They will say, 'If only we had really listened and used our intellect, we would not have been Companions of the Blaze.' Then they will acknowledge their wrong actions.Away with the Companions of the Blaze! (Qur'an, 67:9-11)</text:span></text:p>
      <text:p text:style-name="P17"/>
      <text:p text:style-name="P25"><text:span text:style-name="T3">Arguing in it with one another, they will say, 'By Allah, we were plainly misguided when We equated you with the Lord of all the worlds. It was only the evildoers who misguided us and now we have no one to intercede for us; we do not have a single loyal friend. If only we could have another chance then we would be among the believers!' There is certainly a Sign in that, yet most of them are not believers. (Qur'an,26:96-103)</text:span></text:p>
      <text:p text:style-name="P16"/>
      <text:p text:style-name="P17"/>
      <text:p text:style-name="P26"><text:span text:style-name="T13">THERE WILL BE NO ESCAPE FROM HELL</text:span></text:p>
      <text:p text:style-name="P17"/>
      <text:p text:style-name="P25"><text:span text:style-name="T3">The evildoers will see the Fire and realise they are going to fall into it and find no way of escaping from it. (Qur'an, 18:53)</text:span></text:p>
      <text:p text:style-name="P16"/>
      <text:p text:style-name="P17"/>
      <text:p text:style-name="P26"><text:span text:style-name="T13">THEY WILL WANT TO RETURN TO THE LIFE </text:span></text:p>
      <text:p text:style-name="P26"><text:span text:style-name="T13">OF THIS WORLD TO ESCAPE FROM HELL </text:span></text:p>
      <text:p text:style-name="P26"><text:span text:style-name="T13">AND PERFORM GOOD DEEDS</text:span></text:p>
      <text:p text:style-name="P17"/>
      <text:p text:style-name="P25"><text:span text:style-name="T3">They will shout out in it, 'Our Lord! Take us out! We will act rightly, differently from the way we used to act!' Did We not let you live long enough for anyone who was going to pay heed to pay heed? And did not the warner come to you? Taste it then! There is no helper for the wrongdoers. (Qur'an, 35:37)</text:span></text:p>
      <text:p text:style-name="P16"><text:soft-page-break/></text:p>
      <text:p text:style-name="P26"/>
      <text:p text:style-name="P32"><text:span text:style-name="T13">THEY WILL CALL FOR DESTRUCTION</text:span></text:p>
      <text:p text:style-name="P17"/>
      <text:p text:style-name="P25"><text:span text:style-name="T3">When they are flung into a narrow place in it, shackled together in chains, they will cry out there for destruction. 'Do not cry out today for just one destruction, cry out for many destructions!' (Qur'an, 25:13-14)</text:span></text:p>
      <text:p text:style-name="P17"/>
      <text:p text:style-name="P25"><text:span text:style-name="T3">They will call out (to the custodian of the Hell), 'Malik, let your Lord put an end to us!' He will say, 'You will stay the way you are.' We brought you the truth but most of you hated the truth. (Qur'an, 43:77-78)</text:span></text:p>
      <text:p text:style-name="P17"/>
      <text:p text:style-name="P25"><text:span text:style-name="T3">We have warned you of an imminent punishment on the Day when a man will see what he has done, and the unbeliever will say, 'Oh, if only I were dust!' (Qur'an, 78:40)</text:span></text:p>
      <text:p text:style-name="P16"/>
      <text:p text:style-name="P17"/>
      <text:p text:style-name="P26"><text:span text:style-name="T13">THEY WILL DISPUTE WITH EACH OTHER</text:span></text:p>
      <text:p text:style-name="P17"/>
      <text:p text:style-name="P25"><text:span text:style-name="T3">He will say, 'Enter the Fire together with the nations of jinn and men who have passed away before you.' Each time a nation enters, it will curse its sister nation, until, when they are all gathered together in it, the last of them will say to the first, 'Our Lord, those are the ones who misguided us, so give them a double punishment in the Fire.' He will say, 'Each will receive double. But you do not know it.' (Qur'an, 7:38)</text:span></text:p>
      <text:p text:style-name="P17"/>
      <text:p text:style-name="P25"><text:span text:style-name="T3">All this is certainly true—the bickering of the people of the Fire. (Qur'an, 38:64)</text:span></text:p>
      <text:p text:style-name="P17"/>
      <text:p text:style-name="P25"><text:span text:style-name="T3">They will say, 'No, it is you who have no welcome. It is you who brought it upon us. What an evil place to settle!' They will say, 'Our Lord, give him who brought this on us double the punishment in the Fire!' They will say, 'How is it that we do not see some men whom we used to count among the worst of people? Did we turn them into figures of fun? Did our eyes disdain to look at them?' (Qur'an, 38:60-63)</text:span></text:p>
      <text:p text:style-name="P16"/>
      <text:p text:style-name="P16"/>
      <text:p text:style-name="P26"><text:span text:style-name="T13">THEY WILL WANT TO PUNISH THOSE </text:span></text:p>
      <text:p text:style-name="P26"><text:span text:style-name="T13">WHO MISGUIDED THEM</text:span></text:p>
      <text:p text:style-name="P17"/>
      <text:p text:style-name="P25"><text:span text:style-name="T3">Those who do not believe say, 'Our Lord, show us those jinn and men who misguided us and we will place them beneath our feet so that they will be among the lowest of the low.' (Qur'an, 41:29)</text:span></text:p>
      <text:p text:style-name="P16"/>
      <text:p text:style-name="P23"/>
      <text:p text:style-name="P34"><text:span text:style-name="T12">THE CHARACTERISTICS</text:span></text:p>
      <text:p text:style-name="P37"><text:span text:style-name="T12">OF SATAN</text:span></text:p>
      <text:p text:style-name="P12"/>
      <text:p text:style-name="P12"/>
      <text:p text:style-name="P26"><text:span text:style-name="T13">THE TASK OF SATAN IS TO LEAD PEOPLE ASTRAY</text:span></text:p>
      <text:p text:style-name="P17"/>
      <text:p text:style-name="P25"><text:span text:style-name="T3">Do you not see those who claim that they believe in what has been sent down to you and what was sent down before you, still desiring to turn to a satanic source for judgement in spite of being ordered to reject it? Satan wants to misguide them far away. (Qur'an, 4:60)</text:span></text:p>
      <text:p text:style-name="P17"/>
      <text:p text:style-name="P25"><text:span text:style-name="T3">He said, 'By Your misguidance of me, I will lie in ambush for them on your straight path. (Then I will come at them, from in front of them and behind them, from their right and from their left. You will not find most of them thankful. ' He said, 'Get out of it, reviled and driven out. As for those of them who follow you, I will fill up Hell with every one of you.' (Qur'an, 7:16-18)</text:span></text:p>
      <text:p text:style-name="P17"/>
      <text:p text:style-name="P25"><text:span text:style-name="T3">Recite to them the tale of him to whom We gave Our Signs, but who then cast them to one side and satan caught up with him. He was one of those lured into error. (Qur'an, 7:175)</text:span></text:p>
      <text:p text:style-name="P17"/>
      <text:p text:style-name="P25"><text:span text:style-name="T3">When satan made their actions appear good to them, saying, 'No one will overcome you today for I am at your side.' But when the two parties came in sight of one another, he turned right round on his heels saying, 'I wash my hands of you. I see what you do not see. I fear Allah. Allah is severe in retribution.' (Qur'an, 8:48)</text:span></text:p>
      <text:p text:style-name="P17"/>
      <text:p text:style-name="P25"><text:span text:style-name="T3">I found both her and her people prostrating to the sun instead of Allah. Satan has made their actions seem good to them and debarred them from the Way so they are not guided (Qur'an, 27:24)</text:span></text:p>
      <text:p text:style-name="P17"/>
      <text:p text:style-name="P25"><text:span text:style-name="T3">He (Musa) entered the city at a time when its inhabitants were unaware and found two men fighting there— one from his party and the other from his enemy. The one from his party asked for his support against the other from his enemy. So Musa hit him, dealing him a fatal blow. He said, 'This is part of satan's handiwork. He truly is an outright and misleading enemy.' (Qur'an, 28:15)</text:span></text:p>
      <text:p text:style-name="P17"/>
      <text:p text:style-name="P17"/>
      <text:p text:style-name="P26"><text:span text:style-name="T13">HE DECEIVES MAN</text:span></text:p>
      <text:p text:style-name="P17"/>
      <text:p text:style-name="P25"><text:span text:style-name="T3">I will lead them astray and fill them with false hopes. I will command them and they will cut off cattle's ears. I will command them and they will change Allah's creation. Anyone who takes satan as his protector in place of Allah has clearly lost everything. He makes promises to them and fills them with false hopes. But what satan promises them is nothing but delusion.(Qur'an, 4:119-120)</text:span></text:p>
      <text:p text:style-name="P17"/>
      <text:p text:style-name="P25"><text:soft-page-break/><text:span text:style-name="T3">Say: 'Are we to call on something besides Allah which can neither help nor harm us, and to turn on our heels after Allah has guided us, like someone the satans have lured away in the earth, leaving him confused and stupefied, despite the fact that he has companions calling him to guidance, saying, "Come with us!"?' Say: 'Allah's guidance that is true guidance. We are commanded to submit as Muslims to the Lord of all the worlds. (Qur'an, 6:71)</text:span></text:p>
      <text:p text:style-name="P17"/>
      <text:p text:style-name="P25"><text:span text:style-name="T3">Stir up any of them you can with your voice and rally against them your cavalry and your infantry and share with them in their children and their wealth and make them promises! The promise of satan is nothing but delusion. (Qur'an, 17:64)</text:span></text:p>
      <text:p text:style-name="P17"/>
      <text:p text:style-name="P25"><text:span text:style-name="T3">They are like satan when he says to a human being, 'Disbelieve,' and then when he becomes an unbeliever, says, 'I wash my hands of you. Truly I fear Allah, the Lord of all the worlds.' (Qur'an, 59:16)</text:span></text:p>
      <text:p text:style-name="P17"/>
      <text:p text:style-name="P25"><text:span text:style-name="T3">Children of Adam! Do not let satan tempt you into trouble as He expelled your parents from the Garden, stripping them of their covering and disclosing to them their private parts. He and his tribe see you from where you do not see them. We have made the satans friends of those who have no faith. (Qur'an, 7:27)</text:span></text:p>
      <text:p text:style-name="P17"/>
      <text:p text:style-name="P25"><text:span text:style-name="T3">When satan made their actions appear good to them, saying, 'No one will overcome you today for I am at your side.' But when the two parties came in sight of one another, he turned right round on his heels saying, 'I wash my hands of you. I see what you do not see. I fear Allah. Allah is severe in retribution.' (Qur'an, 8:48)</text:span></text:p>
      <text:p text:style-name="P16"/>
      <text:p text:style-name="P17"/>
      <text:p text:style-name="P26"><text:span text:style-name="T13">HIS SCHEMING IS ALWAYS POWERLESS</text:span></text:p>
      <text:p text:style-name="P26"><text:span text:style-name="T13">AGAINST THOSE WHO BELIEVE</text:span></text:p>
      <text:p text:style-name="P17"/>
      <text:p text:style-name="P25"><text:span text:style-name="T3">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mine. I reject the way you associated me with Allah before.' The wrongdoers will have a painful punishment. (Qur'an, 14:22)</text:span></text:p>
      <text:p text:style-name="P17"/>
      <text:p text:style-name="P25"><text:span text:style-name="T3">Diabolis was correct in his assessment of them and they followed him, except for a group of the believers. He had no authority over them except to enable Us to know those who believe in the hereafter from those who are in doubt about it. Your Lord is the Preserver of all things. (Qur'an, 34:20-21)</text:span></text:p>
      <text:p text:style-name="P17"/>
      <text:p text:style-name="P25"><text:span text:style-name="T3">Those who believe fight in the Way of Allah. Those who do not believe fight in the way of false gods. So fight the friends of satan! Satan's scheming is always feeble. (Qur'an, 4:76)</text:span></text:p>
      <text:p text:style-name="P16"/>
      <text:p text:style-name="P26"><text:soft-page-break/><text:span text:style-name="T13">HE CAN ONLY DECEIVE THOSE </text:span></text:p>
      <text:p text:style-name="P26"><text:span text:style-name="T13">WHO TAKE HIM AS THEIR FRIEND</text:span></text:p>
      <text:p text:style-name="P17"/>
      <text:p text:style-name="P25"><text:span text:style-name="T3">It was only satan frightening you through his friends. But do not fear them— fear Me if you are believers. (Qur'an, 3:175)</text:span></text:p>
      <text:p text:style-name="P16"/>
      <text:p text:style-name="P17"/>
      <text:p text:style-name="P26"><text:span text:style-name="T13">HE DESCENDS ON THOSE WHO DENY</text:span></text:p>
      <text:p text:style-name="P17"/>
      <text:p text:style-name="P25"><text:span text:style-name="T3">Shall I tell you upon whom the satans descend? They descend on every evil liar. They give them a hearing and most of them are liars. (Qur'an, 26:221-223)</text:span></text:p>
      <text:p text:style-name="P16"/>
      <text:p text:style-name="P17"/>
      <text:p text:style-name="P26"><text:span text:style-name="T13">EVERYONE, SAVE THE BELIEVERS, </text:span></text:p>
      <text:p text:style-name="P26"><text:span text:style-name="T13">FOLLOWS HIM</text:span></text:p>
      <text:p text:style-name="P17"/>
      <text:p text:style-name="P25"><text:span text:style-name="T3">Diabolis was correct in his assessment of them and they followed him, except for a group of the believers. (Qur'an, 34:20)</text:span></text:p>
      <text:p text:style-name="P16"/>
      <text:p text:style-name="P17"/>
      <text:p text:style-name="P26"><text:span text:style-name="T13">THE BELIEVERS SEEK REFUGE </text:span></text:p>
      <text:p text:style-name="P26"><text:span text:style-name="T13">IN ALLAH FROM THE EVIL IMPULSES OF SATAN</text:span></text:p>
      <text:p text:style-name="P17"/>
      <text:p text:style-name="P25"><text:span text:style-name="T3">If an evil impulse from satan provokes you, seek refuge in Allah. He is All-Hearing, All-Seeing. As for those who guard against evil, when they are bothered by visitors from satan, they remember and immediately see clearly. (Qur'an, 7:200-201)</text:span></text:p>
      <text:p text:style-name="P17"/>
      <text:p text:style-name="P25"><text:span text:style-name="T3">Say: 'My Lord, I seek refuge with You from the goadings of the satans, and I seek refuge with You, my Lord, from their presence.' (Qur'an, 23:97-98)</text:span></text:p>
      <text:p text:style-name="P17"/>
      <text:p text:style-name="P25"><text:span text:style-name="T3">When she gave birth, she said, 'My Lord! I have given birth to a girl'—and Allah knew very well what she had given birth to, male and female are not the same—'and I have named her Maryam and placed her and her children in Your safekeeping from the accursed satan.' (Qur'an, 3:36)</text:span></text:p>
      <text:p text:style-name="P17"/>
      <text:p text:style-name="P25"><text:span text:style-name="T3">If an evil urge from satan eggs you on, seek refuge in Allah. He is the All-Hearing, the All-Knowing. (Qur'an, 41:36)</text:span></text:p>
      <text:p text:style-name="P16"/>
      <text:p text:style-name="P26"/>
      <text:p text:style-name="P32"><text:span text:style-name="T13">HE IS PEOPLES' ENEMY </text:span></text:p>
      <text:p text:style-name="P17"/>
      <text:p text:style-name="P25"><text:span text:style-name="T3">Mankind! Eat what is good and lawful on the earth. And do not follow in the footsteps of satan. He truly is an outright enemy to you. He only commands you to do evil and indecent acts and to say about Allah what you do not know. (Qur'an, 2:168-169)</text:span></text:p>
      <text:p text:style-name="P17"/>
      <text:p text:style-name="P25"><text:span text:style-name="T3">And also animals for riding and for haulage and animals for slaughtering and for wool. Eat what Allah has provided for you and do not follow in the footsteps of satan. He is an outright enemy to you. (Qur'an, 6:142)</text:span></text:p>
      <text:p text:style-name="P17"/>
      <text:p text:style-name="P25"><text:span text:style-name="T3">When We said to the angels, 'Prostrate yourselves to Adam,' they prostrated with the exception of Diabolis. He was one of the jinn and wantonly deviated from his Lord's command. Do you take him and his offspring as protectors apart from Me when they are your enemy? How evil is the exchange the wrongdoers make! (Qur'an, 18:50)</text:span></text:p>
      <text:p text:style-name="P17"/>
      <text:p text:style-name="P25"><text:span text:style-name="T3">Did I not make a contract with you, tribe of Adam, not to worship satan, who truly is an outright enemy to you. (Qur'an, 36:60)</text:span></text:p>
      <text:p text:style-name="P17"/>
      <text:p text:style-name="P25"><text:span text:style-name="T3">He said, 'My son, don't tell your brothers your dream lest they devise some scheme to injure you, satan is a clear-cut enemy to man. (Qur'an, 12:5)</text:span></text:p>
      <text:p text:style-name="P16"/>
      <text:p text:style-name="P17"/>
      <text:p text:style-name="P26"><text:span text:style-name="T13">HE GIVES EVIL IMPULSES AND FALSE HOPES </text:span></text:p>
      <text:p text:style-name="P17"/>
      <text:p text:style-name="P25"><text:span text:style-name="T3">I will lead them astray and fill them with false hopes. I will command them and they will cut off cattle's ears. I will command them and they will change Allah's creation.' Anyone who takes satan as his protector in place of Allah has clearly lost everything. He makes promises to them and fills them with false hopes. But what satan promises them is nothing but delusion. (Qur'an, 4:119-120)</text:span></text:p>
      <text:p text:style-name="P17"/>
      <text:p text:style-name="P25"><text:span text:style-name="T3">If an evil urge from satan eggs you on, seek refuge in Allah.He is the All-Hearing, the All-Knowing. (Qur'an, 41:36)</text:span></text:p>
      <text:p text:style-name="P17"/>
      <text:p text:style-name="P25"><text:span text:style-name="T3">Then satan whispered to them, disclosing to them their private parts that had been concealed from them. He said, 'Your Lord has only forbidden you this tree lest you become angels or among those who live for ever.' (Qur'an, 7:20)</text:span></text:p>
      <text:p text:style-name="P17"/>
      <text:p text:style-name="P25"><text:span text:style-name="T3">But satan whispered to him, saying, 'Adam, shall I show you the way to the Tree of Everlasting Life and to a kingdom which will never fade away?' (Qur'an, 20:120)</text:span></text:p>
      <text:p text:style-name="P16"/>
      <text:p text:style-name="P26"/>
      <text:p text:style-name="P32"><text:span text:style-name="T13">HE ENCOURAGES EXTRAVAGANCE</text:span></text:p>
      <text:p text:style-name="P17"/>
      <text:p text:style-name="P25"><text:span text:style-name="T3">Squanderers are brothers to the satans, and satan was ungrateful to his Lord. (Qur'an, 17:27)</text:span></text:p>
      <text:p text:style-name="P16"/>
      <text:p text:style-name="P17"/>
      <text:p text:style-name="P26"><text:span text:style-name="T13">HE THREATENS PEOPLE WITH POVERTY </text:span></text:p>
      <text:p text:style-name="P26"><text:span text:style-name="T13">AND COMMANDS THEM TO BE AVARICIOUS </text:span></text:p>
      <text:p text:style-name="P17"/>
      <text:p text:style-name="P25"><text:span text:style-name="T3">Satan threatens you with poverty and commands you to avarice. Allah promises you forgiveness from Him and abundance. Allah is All-Encompassing, All-Knowing. (Qur'an, 2:268)</text:span></text:p>
      <text:p text:style-name="P16"/>
      <text:p text:style-name="P17"/>
      <text:p text:style-name="P26"><text:span text:style-name="T13">HE COMMANDS PEOPLE TO COMMIT EVIL</text:span></text:p>
      <text:p text:style-name="P17"/>
      <text:p text:style-name="P25"><text:span text:style-name="T3">You who believe! Wine and gambling, stone altars and divining arrows are filth from the handiwork of satan. Avoid them completely so that hopefully you will be successful. (Qur'an, 5:90)</text:span></text:p>
      <text:p text:style-name="P17"/>
      <text:p text:style-name="P25"><text:span text:style-name="T3">I will lead them astray and fill them with false hopes. I will command them and they will cut off cattle's ears. I will command them and they will change Allah's creation.' Anyone who takes satan as his protector in place of Allah has clearly lost everything. (Qur'an, 4:119)</text:span></text:p>
      <text:p text:style-name="P17"/>
      <text:p text:style-name="P25"><text:span text:style-name="T3">You who believe! Do not follow in the footsteps of satan. Anyone who follows in satan's footsteps should know that he commands indecency and wrongdoing. Were it not for Allah's favour to you and His mercy, not one of you would ever have been purified. But Allah purifies whoever He wills. Allah is All-Hearing, All-Knowing. (Qur'an, 24:21)</text:span></text:p>
      <text:p text:style-name="P17"/>
      <text:p text:style-name="P25"><text:span text:style-name="T3">They follow what the satans recited in the reign of Sulayman. Sulayman did not believe, but the satans did, teaching people sorcery and what had been sent down to Harut and Marut, the two angels in Babylon, who taught no one without first saying to him, 'We are merely a trial and temptation, so do not believe.' People learned from them how to separate a man and his wife but they cannot harm anyone by it, except with Allah's permission. They have learned what will harm them and will not benefit them. They know that any who deal in it will have no share in the hereafter. What an evil thing they have sold themselves for if they only knew! (Qur'an, 2:102)</text:span></text:p>
      <text:p text:style-name="P16"/>
      <text:p text:style-name="P17"/>
      <text:p text:style-name="P26"><text:span text:style-name="T13">HE LEADS PEOPLE TO TREACHERY</text:span></text:p>
      <text:p text:style-name="P17"/>
      <text:p text:style-name="P25"><text:span text:style-name="T3">Conferring in secret is from satan, to cause grief to those who believe; but it cannot harm them at all, unless by Allah's permission. So let the believers put their trust in Allah. (Qur'an, 58:10)</text:span></text:p>
      <text:p text:style-name="P16"><text:soft-page-break/></text:p>
      <text:p text:style-name="P26"><text:span text:style-name="T13">HE HAS NOTHING TO DO WITH </text:span></text:p>
      <text:p text:style-name="P26"><text:span text:style-name="T13">GOODNESS AND BENEVOLENCE</text:span></text:p>
      <text:p text:style-name="P17"/>
      <text:p text:style-name="P25"><text:span text:style-name="T3">What they call on apart from Him are female idols. What they call on is an arrogant satan. (Qur'an, 4:117)</text:span></text:p>
      <text:p text:style-name="P16"/>
      <text:p text:style-name="P17"/>
      <text:p text:style-name="P26"><text:span text:style-name="T13">HE TAINTS PEOPLE</text:span></text:p>
      <text:p text:style-name="P17"/>
      <text:p text:style-name="P25"><text:span text:style-name="T3">And when He overcame you with sleep, making you feel secure, and sent you down water from heaven to purify you and remove the taint of satan from you, and to fortify your hearts and make your feet firm. (Qur'an, 8:11)</text:span></text:p>
      <text:p text:style-name="P16"/>
      <text:p text:style-name="P17"/>
      <text:p text:style-name="P26"><text:span text:style-name="T13">HE TRIES TO MAKE EVIL SEEM </text:span></text:p>
      <text:p text:style-name="P26"><text:span text:style-name="T13">ATTRACTIVE TO PEOPLE</text:span></text:p>
      <text:p text:style-name="P17"/>
      <text:p text:style-name="P25"><text:span text:style-name="T3">If only they had humbled themselves when Our violent force came upon them! However, their hearts were hard and satan made what they were doing seem attractive to them. (Qur'an, 6:43)</text:span></text:p>
      <text:p text:style-name="P17"/>
      <text:p text:style-name="P25"><text:span text:style-name="T3">And 'Ad and Thamud—it must be clear to you from their dwelling places! Satan made their actions seem good to them and so debarred them from the Way, even though they were intelligent people. (Qur'an, 29:38)</text:span></text:p>
      <text:p text:style-name="P17"/>
      <text:p text:style-name="P25"><text:span text:style-name="T3">When satan made their actions appear good to them, saying, 'No one will overcome you today for I am at your side.' But when the two parties came in sight of one another, he turned right round on his heels saying, 'I wash my hands of you. I see what you do not see. I fear Allah. Allah is severe in retribution.' (Qur'an, 8:48)</text:span></text:p>
      <text:p text:style-name="P17"/>
      <text:p text:style-name="P25"><text:span text:style-name="T3">I found both her and her people prostrating to the sun instead of Allah. Satan has made their actions seem good to them and debarred them from the Way so they are not guided (Qur'an, 27:24)</text:span></text:p>
      <text:p text:style-name="P16"/>
      <text:p text:style-name="P17"/>
      <text:p text:style-name="P26"><text:span text:style-name="T13">HE CAN MAKE PEOPLE FORGET THINGS</text:span></text:p>
      <text:p text:style-name="P17"/>
      <text:p text:style-name="P25"><text:span text:style-name="T3">When you see people engrossed in mockery of Our Signs, turn from them until they start to talk of other things. And if satan should ever cause you to forget, once you remember, do not stay sitting with the wrongdoers. (Qur'an, 6:68)</text:span></text:p>
      <text:p text:style-name="P25"><text:soft-page-break/><text:span text:style-name="T3">He said, 'Do you see what has happened? When we went to find shelter at the rock, I forgot the fish. No one made me forget to remember it except satan. It found its way into the sea in an amazing way.' (Qur'an, 18:63)</text:span></text:p>
      <text:p text:style-name="P17"/>
      <text:p text:style-name="P25"><text:span text:style-name="T3">He said to the one of them he knew was saved, 'Please mention me when you are with your lord,' but satan made him forget to remind his lord, and so he stayed in prison for several years. (Qur'an, 12:42)</text:span></text:p>
      <text:p text:style-name="P16"/>
      <text:p text:style-name="P17"/>
      <text:p text:style-name="P26"><text:span text:style-name="T13">HE TRIES TO PREVENT PEOPLE </text:span></text:p>
      <text:p text:style-name="P26"><text:span text:style-name="T13">FROM REMEMBERING ALLAH </text:span></text:p>
      <text:p text:style-name="P26"><text:span text:style-name="T13">AND WORSHIPPING HIM</text:span></text:p>
      <text:p text:style-name="P17"/>
      <text:p text:style-name="P25"><text:span text:style-name="T3">Satan wants to stir up enmity and hatred between you by means of wine and gambling, and to debar you from remembrance of Allah and from prayer. Will you not then give them up? (Qur'an, 5:91)</text:span></text:p>
      <text:p text:style-name="P17"/>
      <text:p text:style-name="P25"><text:span text:style-name="T3">Satan has gained mastery over them and made them forget the remembrance of Allah. Such people are the party of satan. No indeed! It is the party of satan who are the losers. (Qur'an, 58:19)</text:span></text:p>
      <text:p text:style-name="P17"/>
      <text:p text:style-name="P25"><text:span text:style-name="T3">He led me astray from the Reminder after it came to me. Satan always leaves man in the lurch. (Qur'an, 25:29)</text:span></text:p>
      <text:p text:style-name="P16"/>
      <text:p text:style-name="P17"/>
      <text:p text:style-name="P26"><text:span text:style-name="T13">HE DISTRACTS PEOPLE WITH FALSE HOPES</text:span></text:p>
      <text:p text:style-name="P17"/>
      <text:p text:style-name="P25"><text:span text:style-name="T3">Those who have turned back in their tracks after the guidance became clear to them, it was satan who talked them into it and filled them with false hopes. (Qur'an, 47:25)</text:span></text:p>
      <text:p text:style-name="P16"/>
      <text:p text:style-name="P17"/>
      <text:p text:style-name="P26"><text:span text:style-name="T13">HE SEEKS TO STIR UP HATRED </text:span></text:p>
      <text:p text:style-name="P26"><text:span text:style-name="T13">AND ENMITY AMONG PEOPLE</text:span></text:p>
      <text:p text:style-name="P17"/>
      <text:p text:style-name="P25"><text:span text:style-name="T3">Satan wants to stir up enmity and hatred between you by means of wine and gambling, and to debar you from remembrance of Allah and from prayer. Will you not then give them up? (Qur'an, 5:91)</text:span></text:p>
      <text:p text:style-name="P17"/>
      <text:p text:style-name="P25"><text:span text:style-name="T3">Say to My servants that they should only say the best. Satan wants to stir up trouble between them. Satan is an outright enemy to man. (Qur'an, 17:53)</text:span></text:p>
      <text:p text:style-name="P17"/>
      <text:p text:style-name="P25"><text:soft-page-break/><text:span text:style-name="T3">He raised his parents up onto the throne. The others fell prostrate in front of him. He said, 'My father, truly this is now the interpretation of the dream I had. My Lord has made it all come true; and He was kind to me by letting me out of prison and brought you from the desert when satan had caused dissent between me and my brothers. My Lord is kind to anyone He wills. He is indeed All-Knowing and All-Wise. (Qur'an, 12:100)</text:span></text:p>
      <text:p text:style-name="P16"/>
      <text:p text:style-name="P17"/>
      <text:p text:style-name="P26"><text:span text:style-name="T13">HE IS INSOLENT AND </text:span></text:p>
      <text:p text:style-name="P26"><text:span text:style-name="T13">DISOBEDIENT TO ALLAH </text:span></text:p>
      <text:p text:style-name="P17"/>
      <text:p text:style-name="P25"><text:span text:style-name="T3">We said to the angels, 'Prostrate to Adam!' and they prostrated, with the exception of Diabolis. He refused and was arrogant and was one of the unbelievers. (Qur'an, 2:34)</text:span></text:p>
      <text:p text:style-name="P17"/>
      <text:p text:style-name="P25"><text:span text:style-name="T3">We created you and then formed you and then We said to the angels, 'Prostrate before Adam,' and they prostrated—except for Diabolis. He was not among those who prostrated. (Qur'an, 7:11)</text:span></text:p>
      <text:p text:style-name="P17"/>
      <text:p text:style-name="P25"><text:span text:style-name="T3">Except Diabolis. He disdained to be one of the prostrators. (Qur'an, 15:31)</text:span></text:p>
      <text:p text:style-name="P17"/>
      <text:p text:style-name="P25"><text:span text:style-name="T3">When We said to the angels, 'Prostrate yourselves to Adam!' they prostrated, except for Diabolis. He said 'What! Am I to prostrate to one You have created out of clay?' (Qur'an, 17:61)</text:span></text:p>
      <text:p text:style-name="P17"/>
      <text:p text:style-name="P25"><text:span text:style-name="T3">When We said to the angels, 'Prostrate yourselves to Adam!' they prostrated, with the exception of Diabolis who disdained to do it. (Qur'an, 20:116)</text:span></text:p>
      <text:p text:style-name="P17"/>
      <text:p text:style-name="P25"><text:span text:style-name="T3">Father, do not worship satan. Satan was disobedient to the All-Merciful. (Qur'an, 19:44)</text:span></text:p>
      <text:p text:style-name="P17"/>
      <text:p text:style-name="P25"><text:span text:style-name="T3">And guarded it against every defiant satan. (Qur'an, 37:7)</text:span></text:p>
      <text:p text:style-name="P16"/>
      <text:p text:style-name="P17"/>
      <text:p text:style-name="P26"><text:span text:style-name="T13">HE IS UNGRATEFUL TO ALLAH</text:span></text:p>
      <text:p text:style-name="P17"/>
      <text:p text:style-name="P25"><text:span text:style-name="T3">Squanderers are brothers to the satans, and satan was ungrateful to his Lord. (Qur'an, 17:27)</text:span></text:p>
      <text:p text:style-name="P16"/>
      <text:p text:style-name="P17"/>
      <text:p text:style-name="P26"><text:span text:style-name="T13">HE LIES</text:span></text:p>
      <text:p text:style-name="P17"/>
      <text:p text:style-name="P25"><text:span text:style-name="T3">When the affair is decided satan will say, 'Allah made you a promise, a promise of truth, and I made you a promise but broke my promise. I had no authority over you, except that I called you and you responded to me. Do not, therefore, blame me but blame yourselves. I cannot come to your aid nor you to </text:span><text:soft-page-break/><text:span text:style-name="T3">mine. I reject the way you associated me with Allah before.' The wrongdoers will have a painful punishment. (Qur'an, 14:22)</text:span></text:p>
      <text:p text:style-name="P17"/>
      <text:p text:style-name="P25"><text:span text:style-name="T3">In this way We have appointed as enemies to every Prophet satans from both mankind and from the jinn, who inspire each other with delusions by means of specious words—if your Lord had willed, they would not have done it, so abandon them and all they fabricate. (Qur'an, 6:112)</text:span></text:p>
      <text:p text:style-name="P17"/>
      <text:p text:style-name="P17"/>
      <text:p text:style-name="P26"><text:span text:style-name="T13">HE HAS BEEN BANISHED FROM ALLAH'S</text:span></text:p>
      <text:p text:style-name="P26"><text:span text:style-name="T13">SIGHT AND HE IS CURSED</text:span></text:p>
      <text:p text:style-name="P17"/>
      <text:p text:style-name="P25"><text:span text:style-name="T3">When she gave birth, she said, 'My Lord! I have given birth to a girl'—and Allah knew very well what she had given birth to, male and female are not the same—'and I have named her Maryam and placed her and her children in Your safekeeping from the accursed satan.' (Qur'an, 3:36)</text:span></text:p>
      <text:p text:style-name="P17"/>
      <text:p text:style-name="P25"><text:span text:style-name="T3">Nor is it (the Qur'an) the word of an accursed satan. (Qur'an, 81:25)</text:span></text:p>
      <text:p text:style-name="P17"/>
      <text:p text:style-name="P25"><text:span text:style-name="T3">We have guarded them from every cursed satan. (Qur'an, 15:17)</text:span></text:p>
      <text:p text:style-name="P16"/>
      <text:p text:style-name="P17"/>
      <text:p text:style-name="P23"/>
      <text:p text:style-name="P34"><text:span text:style-name="T12">ANSWERS FROM THE QUR'AN</text:span></text:p>
      <text:p text:style-name="P23"><text:span text:style-name="T12">TO THE QUESTIONS THE UNBELIEVERS</text:span></text:p>
      <text:p text:style-name="P23"><text:span text:style-name="T12">ASK THE BELIEVERS</text:span></text:p>
      <text:p text:style-name="P17"/>
      <text:p text:style-name="P17"/>
      <text:p text:style-name="P26"><text:span text:style-name="T13">ABOUT ALLAH</text:span></text:p>
      <text:p text:style-name="P17"/>
      <text:p text:style-name="P25"><text:span text:style-name="T3">Pharaoh said, 'What is the Lord of all the worlds?' He said, 'The Lord of the heavens and the earth and everything between them if you knew for sure.' (Qur'an, 26:23-24)</text:span></text:p>
      <text:p text:style-name="P17"/>
      <text:p text:style-name="P25"><text:span text:style-name="T3">Allah is not ashamed to make an example of a gnat or of an even smaller thing. As for those who believe, they know it is the truth from their Lord. But as for those who do not believe, they say, 'What does Allah mean by this example?' He misguides many by it and guides many by it. But He only misguides the deviators. (Qur'an, 2:26)</text:span></text:p>
      <text:p text:style-name="P17"/>
      <text:p text:style-name="P25"><text:span text:style-name="T3">They said, 'Have you brought us the truth or are you playing games?' He said, 'Far from it! Your Lord is the Lord of the heavens and the earth, He Who brought them into being. I am one of those who bear witness to that. (Qur'an, 21:55-56)</text:span></text:p>
      <text:p text:style-name="P16"/>
      <text:p text:style-name="P17"/>
      <text:p text:style-name="P26"><text:span text:style-name="T13">ABOUT RELIGION, THE QUR'AN AND THE PROPHET</text:span></text:p>
      <text:p text:style-name="P17"/>
      <text:p text:style-name="P25"><text:span text:style-name="T3">They ask, 'Why has no Sign been sent down to him from his Lord?' Say, 'Allah has the power to send down a Sign.' But most of them do not know it. (Qur'an, 6:37)</text:span></text:p>
      <text:p text:style-name="P17"/>
      <text:p text:style-name="P25"><text:span text:style-name="T3">Those who do not believe say of those who believe, 'If there was any good in it, they would not have beaten us to it.' And since they have not been guided by it, they are bound to say, 'This is an antiquated falsehood.' But before it there was the Book of Musa as a model and a mercy. And this is a corroborating Book in the Arabic tongue so that you may warn those who do wrong, and as good news for the good-doers. (Qur'an, 46:11-12)</text:span></text:p>
      <text:p text:style-name="P17"/>
      <text:p text:style-name="P25"><text:span text:style-name="T3">He (Pharaoh) said, 'What about the previous generations?' He said, 'Knowledge of them is with my Lord in a Book. My Lord does not misplace nor does He forget.' (Qur'an, 20:51-52)</text:span></text:p>
      <text:p text:style-name="P17"/>
      <text:p text:style-name="P25"><text:span text:style-name="T3">They said, 'Have you come to us to divert us from our gods? Bring us what you have promised us if you are telling the truth.' He said, 'All knowledge is with Allah. I only transmit to you what I have been sent with.But I see that you are a people who are ignorant.' (Qur'an, 46:22-23)</text:span></text:p>
      <text:p text:style-name="P17"/>
      <text:p text:style-name="P25"><text:soft-page-break/><text:span text:style-name="T3">They said, 'Shu'ayb, do your prayers instruct you that we should abandon what our fathers worshipped or stop doing whatever we want to with our wealth? You are clearly the forbearing, the rightly-guided!' He said, 'My people! What do you think? If I do possess a Clear Sign from my Lord and He has given me His good provision, I would clearly not want to go behind your backs and do something I have forbidden you to do. I only want to put things right as far as I can. My success is with Allah alone. I have put my trust in Him and I turn to Him. (Qur'an, 11:87-88)</text:span></text:p>
      <text:p text:style-name="P17"/>
      <text:p text:style-name="P25"><text:span text:style-name="T3">They say, 'Why have no Signs been sent down to him from his Lord?' Say: 'The Signs are with Allah. I am only a clear warner.' (Qur'an, 29:50)</text:span></text:p>
      <text:p text:style-name="P17"/>
      <text:p text:style-name="P25"><text:span text:style-name="T3">They say, 'Why has an angel not been sent down to him?' If We were to send down an angel, that would be the end of the affair and they would have no reprieve. And if We had made him an angel We would still have made him a man, and further confused for them the very thing they are confused about! (Qur'an, 6:8-9)</text:span></text:p>
      <text:p text:style-name="P17"/>
      <text:p text:style-name="P25"><text:span text:style-name="T3">Or do they say, 'He has invented it'? Say: 'If I have invented it, then you possess no power to help me against Allah in any way. He knows best what you hold forth about. He is witness enough between me and you. He is the Ever-Forgiving, the Most Merciful.' (Qur'an, 46:8)</text:span></text:p>
      <text:p text:style-name="P17"/>
      <text:p text:style-name="P25"><text:span text:style-name="T3">Or do they say, 'He has invented it'? Say: 'If I have invented it the crime will be laid at my door, but I am innocent of the crimes which you commit.' (Qur'an, 11:35)</text:span></text:p>
      <text:p text:style-name="P16"/>
      <text:p text:style-name="P17"/>
      <text:p text:style-name="P26"><text:span text:style-name="T13">ABOUT THE DAY OF RESURRECTION</text:span></text:p>
      <text:p text:style-name="P17"/>
      <text:p text:style-name="P25"><text:span text:style-name="T3">They say, 'When will this promise be kept if you are telling the truth? Say: 'I possess no power to harm or help myself except as Allah wills. Every nation has an appointed time. When their appointed time comes, they cannot delay it a single hour or bring it forward.' (Qur'an, 10:48-49)</text:span></text:p>
      <text:p text:style-name="P17"/>
      <text:p text:style-name="P25"><text:span text:style-name="T3">They say, 'When will this promise be fulfilled if you are telling the truth?' Say: 'It may well be that some of what you are anxious to hasten is right on your heels.' (Qur'an, 27:71-72)</text:span></text:p>
      <text:p text:style-name="P17"/>
      <text:p text:style-name="P25"><text:span text:style-name="T3">Asking, 'When is the Day of Judgement?' On the Day they are tormented by the Fire: 'Taste your torment! This is what you were trying to hasten.' (Qur'an, 51:12-14)</text:span></text:p>
      <text:p text:style-name="P17"/>
      <text:p text:style-name="P25"><text:span text:style-name="T3">They say, 'When will this promise come about if you are telling the truth. Say: 'The knowledge is with Allah alone and I am only a clear warner.'When they see it right up close, the faces of those who do not believe will be appalled and they will be told, 'This is what you were calling for.' (Qur'an, 67:25-27)</text:span></text:p>
      <text:p text:style-name="P17"/>
      <text:p text:style-name="P25"><text:soft-page-break/><text:span text:style-name="T3">They say, 'When will this promise come about if you are telling the truth?' Say: 'You have a promised appointment on a Day which you cannot delay or advance a single hour.' (Qur'an, 34:29-30)</text:span></text:p>
      <text:p text:style-name="P17"/>
      <text:p text:style-name="P25"><text:span text:style-name="T3">People will ask you about the Last Hour. Say: 'Only Allah has knowledge of it. What will make you understand? It may be that the Last Hour is very near.' (Qur'an, 33:63)</text:span></text:p>
      <text:p text:style-name="P16"/>
      <text:p text:style-name="P17"/>
      <text:p text:style-name="P26"><text:span text:style-name="T13">ABOUT RESURRECTION</text:span></text:p>
      <text:p text:style-name="P17"/>
      <text:p text:style-name="P25"><text:span text:style-name="T3">They say, 'When we have been absorbed into the earth, are we then to be in a new creation?' In fact they reject the meeting with their Lord. Say: 'The Angel of Death, who has been given charge of you, will take you back and then you will be sent back to your Lord.' (Qur'an, 32:10-11)</text:span></text:p>
      <text:p text:style-name="P17"/>
      <text:p text:style-name="P25"><text:span text:style-name="T3">Nonetheless they are amazed that a warner should have come to them from among themselves and those who do not believe say, 'What an extraordinary thing! When we are dead and turned to dust? That would be a most unlikely return!' We know exactly how the earth eats them away. We possess an all-preserving Book. (Qur'an, 50:2-4)</text:span></text:p>
      <text:p text:style-name="P17"/>
      <text:p text:style-name="P25"><text:span text:style-name="T3">They say, 'What! When we are bones and crumbled dust, will we then be raised up as a new creation!' Say: 'It would not matter if you were rock or iron, or indeed any created thing that you think is harder still!' They will say, 'Who will bring us back again?' Say: 'He Who brought you into being in the first place.' They will shake their heads at you and ask, 'When will it happen?' Say: 'It may well be that it is very near.' (Qur'an, 17:49-51)</text:span></text:p>
      <text:p text:style-name="P17"/>
      <text:p text:style-name="P25"><text:span text:style-name="T3">That is their repayment for rejecting Our Signs and saying, 'What, when we are bones and crumbled dust, will we then be raised up as a new creation?' Do they not see that Allah, Who created the heavens and earth, has the power to create the like of them, and has appointed fixed terms for them of which there is no doubt? But the wrongdoers still spurn anything but disbelief. (Qur'an, 17:98-99)</text:span></text:p>
      <text:p text:style-name="P12"/>
      <text:p text:style-name="P23"/>
      <text:p text:style-name="P34"><text:span text:style-name="T12">EXAMPLES OF THE DISBELIEVING CHARACTERS DESCRIBED IN THE QUR'AN</text:span></text:p>
      <text:p text:style-name="P12"/>
      <text:p text:style-name="P12"/>
      <text:p text:style-name="P26"><text:span text:style-name="T13">THOSE WHO TAKE THE CREATED </text:span></text:p>
      <text:p text:style-name="P26"><text:span text:style-name="T13">ONES AS GODS</text:span></text:p>
      <text:p text:style-name="P17"/>
      <text:p text:style-name="P25"><text:span text:style-name="T3">Say: 'Have you thought about those you call upon apart from Allah? Show me what they have created on the earth. Or do they have a partnership in the heavens? Produce a Book for me before this one or a shred of knowledge if you are telling the truth.' (Qur'an, 46:4)</text:span></text:p>
      <text:p text:style-name="P17"/>
      <text:p text:style-name="P25"><text:span text:style-name="T3">If you ask them, 'Who created the heavens and the earth?', they will say, 'Allah.'Say: 'So what do you think? If Allah desires harm for me, can those you call upon besides Allah remove His harm? Or if He desires mercy for me, can they withhold His mercy?'Say: 'Allah is enough for me. All those who truly trust put their trust in Him.' (Qur'an, 39:38)</text:span></text:p>
      <text:p text:style-name="P17"/>
      <text:p text:style-name="P25"><text:span text:style-name="T3">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Qur'an, 13:16)</text:span></text:p>
      <text:p text:style-name="P17"/>
      <text:p text:style-name="P25"><text:span text:style-name="T3">What then of Him Who is standing over every self seeing everything it does? Yet still they associate others with Allah! Say: 'Name them! Or would you inform Him of something in the earth He does not know, or are they words which are simply guesswork on your part?' However, the plotting of those who do not believe seems good to them and they bar the way. Anyone misguided by Allah has no guide (Qur'an, 13:33)</text:span></text:p>
      <text:p text:style-name="P16"/>
      <text:p text:style-name="P17"/>
      <text:p text:style-name="P26"><text:span text:style-name="T13">THOSE WHO ONLY PRAY AT TIMES OF</text:span></text:p>
      <text:p text:style-name="P26"><text:span text:style-name="T13">HARDSHIP AND PUT ALLAH BEHIND THEM</text:span></text:p>
      <text:p text:style-name="P26"><text:span text:style-name="T13">WHEN THE HARM IS REMOVED </text:span></text:p>
      <text:p text:style-name="P17"/>
      <text:p text:style-name="P25"><text:span text:style-name="T3">Desperate when bad things happen, begrudging when good things come. (Qur'an, 70:20-21)</text:span></text:p>
      <text:p text:style-name="P17"/>
      <text:p text:style-name="P25"><text:span text:style-name="T3">Any blessing you have is from Allah. Then when harm touches you, it is to Him you cry for help. But when He removes the harm from you, a group of you associate others with their Lord. (Qur'an, 16:53-54)</text:span></text:p>
      <text:p text:style-name="P25"><text:soft-page-break/><text:span text:style-name="T3">When harm touches man he calls on Us. Then when We grant him a blessing from Us he says, 'I have only been given this because of my knowledge.' In fact it is a trial but most of them do not know it. (Qur'an, 39:49)</text:span></text:p>
      <text:p text:style-name="P17"/>
      <text:p text:style-name="P25"><text:span text:style-name="T3">Say: 'Who rescues you from the darkness of the land and sea? You call on Him humbly and secretly: "If You rescue us from this, we will truly be among the thankful."' Say: 'Allah rescues you from it, and from every plight. Then you associate others with Him.' (Qur'an, 6:63-64)</text:span></text:p>
      <text:p text:style-name="P17"/>
      <text:p text:style-name="P25"><text:span text:style-name="T3">When harm touches man he calls upon his Lord, repenting to Him. Then when He grants him a blessing from Him, he forgets what he was calling for before and ascribes rivals to Allah, so as to misguide others from His Way. Say: 'Enjoy your disbelief for a little while. You are among the Companions of the Fire.' (Qur'an, 39:8)</text:span></text:p>
      <text:p text:style-name="P17"/>
      <text:p text:style-name="P25"><text:span text:style-name="T3">Our Lord, remove the punishment from us. We are really believers.' How can they expect a Reminder when a clear Messenger has already come to them? But then they turned away from him and said, 'He is an instructed madman!' We remove the punishment a little, and you revert! (Qur'an, 44:12-15)</text:span></text:p>
      <text:p text:style-name="P17"/>
      <text:p text:style-name="P25"><text:span text:style-name="T3">When the waves hang over them like canopies, they call on Allah, making their religion sincerely His. But then when He delivers them safely to the land, some of them are ambivalent. None but a treacherous, thankless man denies Our Signs. (Qur'an, 31:32)</text:span></text:p>
      <text:p text:style-name="P17"/>
      <text:p text:style-name="P25"><text:span text:style-name="T3">When We grant blessing to a man, he turns away and draws aside but when any evil touches him, he is full of endless prayers! (Qur'an, 41:51)</text:span></text:p>
      <text:p text:style-name="P16"/>
      <text:p text:style-name="P17"/>
      <text:p text:style-name="P26"><text:span text:style-name="T13">THOSE WHO PRAY ONLY FOR THE LIFE OF THIS WORLD</text:span></text:p>
      <text:p text:style-name="P17"/>
      <text:p text:style-name="P25"><text:span text:style-name="T3">When you have completed your (Pilgrimage) rites, remember Allah as you used to remember your forefathers—or even more. There are some people who say, 'Our Lord, give us good in this world.' They will have no share in the hereafter. (Qur'an, 2:200)</text:span></text:p>
      <text:p text:style-name="P17"/>
      <text:p text:style-name="P25"><text:span text:style-name="T3">If anyone desires to cultivate the hereafter, We will increase him in his cultivation. If anyone desires to cultivate this world, We will give him some of it but he will have no share in the hereafter. (Qur'an, 42:20)</text:span></text:p>
      <text:p text:style-name="P17"/>
      <text:p text:style-name="P25"><text:span text:style-name="T3">As for those who desire the life of this world and its finery, We will give them full payment in it for their actions. They will not be deprived here of their due. But such people will have nothing in the hereafter but the Fire. What they achieved here will come to nothing. What they did will prove to be null and void. (Qur'an, 11:15-16)</text:span></text:p>
      <text:p text:style-name="P25"><text:soft-page-break/><text:span text:style-name="T3">As for anyone who desires this fleeting existence, We hasten in it whatever We will to whoever We want. Then We will consign him to Hell where he will roast, reviled and driven out. (Qur'an, 17:18)</text:span></text:p>
      <text:p text:style-name="P16"/>
      <text:p text:style-name="P17"/>
      <text:p text:style-name="P26"><text:span text:style-name="T13">THOSE WHO ABANDON THEIR FAITH UPON</text:span></text:p>
      <text:p text:style-name="P26"><text:span text:style-name="T13">FACING HARDSHIP IN THE WAY OF ALLAH</text:span></text:p>
      <text:p text:style-name="P17"/>
      <text:p text:style-name="P25"><text:span text:style-name="T3">Do you not see those who were told: 'Hold back from fighting but perform prayer and give alms'? Then when fighting is prescribed for them, a group of them fear people as Allah should be feared, or even more than that. They say, 'Our Lord, why have you prescribed fighting for us? If only You would give us just a little more time!' Say, 'The enjoyment of this world is very brief. The hereafter is better for those who guard againt evil. You will not be wronged by so much as the smallest speck.' (Qur'an, 4:77)</text:span></text:p>
      <text:p text:style-name="P17"/>
      <text:p text:style-name="P25"><text:span text:style-name="T3">If it had been a case of easy gains and a short journey, they would have followed you, but the distance was too great for them. They will swear by Allah: 'Had we been able to, we would have gone out with you.' They are destroying their own selves. Allah knows that they are lying. (Qur'an, 9:42)</text:span></text:p>
      <text:p text:style-name="P17"/>
      <text:p text:style-name="P25"><text:span text:style-name="T3">There are some people who say, 'We believe in Allah,' and then, when they suffer harm in Allah's cause, they take people's persecution for Allah's punishment; but if help comes from your Lord they say, 'We were with you.' Does Allah not know best what is in every person's heart? (Qur'an, 29:10)</text:span></text:p>
      <text:p text:style-name="P17"/>
      <text:p text:style-name="P25"><text:span text:style-name="T3">When they came at you from above you and below you, when your eyes rolled and your hearts rose to your throats, and you thought unworthy thoughts about Allah, at that point the believers were tested and severely shaken. When the hypocrites and people with sickness in their hearts said, 'What Allah and His Messenger promised us was mere delusion.' (Qur'an, 33:10-12)</text:span></text:p>
      <text:p text:style-name="P17"/>
      <text:p text:style-name="P25"><text:span text:style-name="T3">Yet they had previously made a contract with Allah that they would never turn their backs. Contracts made with Allah will be asked about. Say: 'Flight will not benefit you if you try to run away from death or being killed. Then you will only enjoy a short respite.' (Qur'an, 33:15-16)</text:span></text:p>
      <text:p text:style-name="P17"/>
      <text:p text:style-name="P25"><text:span text:style-name="T3">They think that the Confederates have not departed and if the Confederates did appear then they would wish they were out in the desert with the Arabs, asking for news of you. If they were with you they would only fight a very little. (Qur'an, 33:20)</text:span></text:p>
      <text:p text:style-name="P16"/>
      <text:p text:style-name="P17"/>
      <text:p text:style-name="P26"><text:span text:style-name="T13">THOSE WHO AVOID STRUGGLING </text:span></text:p>
      <text:p text:style-name="P26"><text:span text:style-name="T13">IN THE WAY OF ALLAH</text:span></text:p>
      <text:p text:style-name="P17"/>
      <text:p text:style-name="P25"><text:span text:style-name="T3">Say: 'If your fathers or your sons or your brothers or your wives or your tribe, or any wealth you have acquired, or any business you fear may slump, or any house which pleases you, are dearer to you </text:span><text:soft-page-break/><text:span text:style-name="T3">than Allah and His Messenger and striving in His Way, then wait until Allah brings about His command. Allah does not guide people who are deviators.' (Qur'an, 9:24)</text:span></text:p>
      <text:p text:style-name="P16"/>
      <text:p text:style-name="P17"/>
      <text:p text:style-name="P26"><text:span text:style-name="T13">THOSE WHO DENY, DESPITE THEIR</text:span></text:p>
      <text:p text:style-name="P26"><text:span text:style-name="T13">CERTAINTY OF THE EXISTENCE OF ALLAH</text:span></text:p>
      <text:p text:style-name="P17"/>
      <text:p text:style-name="P25"><text:span text:style-name="T3">Say: 'Who provides for you out of heaven and earth? Who controls hearing and sight? Who brings forth the living from the dead and the dead from the living? Who directs the whole affair?' They will say, 'Allah.' Say, 'So will you not guard against evil?' (Qur'an, 10:31)</text:span></text:p>
      <text:p text:style-name="P17"/>
      <text:p text:style-name="P25"><text:span text:style-name="T3">If you asked them, 'Who created the heavens and the earth?' they would say, 'Allah!' Say: 'Praise be to Allah!' But most of them do not know. (Qur'an, 31:25)</text:span></text:p>
      <text:p text:style-name="P17"/>
      <text:p text:style-name="P25"><text:span text:style-name="T3">If you asked them who created them, they would say, 'Allah!' So how have they been perverted? (Qur'an, 43:87)</text:span></text:p>
      <text:p text:style-name="P17"/>
      <text:p text:style-name="P25"><text:span text:style-name="T3">Do you really hope they will follow you in faith when a group of them heard Allah's Word and then, after grasping it, knowingly distorted it? (Qur'an, 2:75)</text:span></text:p>
      <text:p text:style-name="P16"/>
      <text:p text:style-name="P17"/>
      <text:p text:style-name="P26"><text:span text:style-name="T13">THOSE WHO DO NOT BELIEVE DUE </text:span></text:p>
      <text:p text:style-name="P26"><text:span text:style-name="T13">TO THEIR FEAR OF FACING PRESSURE </text:span></text:p>
      <text:p text:style-name="P26"><text:span text:style-name="T13">FROM THE UNBELIEVERS</text:span></text:p>
      <text:p text:style-name="P17"/>
      <text:p text:style-name="P25"><text:span text:style-name="T3">No one believed in Musa except for a few of his people out of fear that Pharaoh, and the elders, would persecute them. Pharaoh was high and mighty in the land. He was one of the profligate. (Qur'an, 10:83)</text:span></text:p>
      <text:p text:style-name="P17"/>
      <text:p text:style-name="P25"><text:span text:style-name="T3">They say, 'If we follow the guidance with you, we shall be forcibly uprooted from our land.' Have We not established a safe haven for them to which produce of every kind is brought, provision direct from Us? But most of them do not know it. (Qur'an, 28:57)</text:span></text:p>
      <text:p text:style-name="P16"/>
      <text:p text:style-name="P17"/>
      <text:p text:style-name="P26"><text:span text:style-name="T13">THOSE WHO DO NOT BELIEVE </text:span></text:p>
      <text:p text:style-name="P26"><text:span text:style-name="T13">IN RESURRECTION</text:span></text:p>
      <text:p text:style-name="P17"/>
      <text:p text:style-name="P25"><text:span text:style-name="T3">They say, 'When we have been absorbed into the earth, are we then to be in a new creation?' In fact they reject the meeting with their Lord. (Qur'an, 32:10)</text:span></text:p>
      <text:p text:style-name="P25"><text:soft-page-break/><text:span text:style-name="T3">That is their repayment for rejecting Our Signs and saying, 'What, when we are bones and crumbled dust, will we then be raised up as a new creation?' (Qur'an, 17:98)</text:span></text:p>
      <text:p text:style-name="P17"/>
      <text:p text:style-name="P25"><text:span text:style-name="T3">If you were to obey a human being like yourselves, you would, in that case, definitely be the losers. Does he promise you that when you have died and become dust and bones you will be brought forth again? What you have been promised is sheer nonsense! What is there but our life in this world? We die and we live and we will not be raised again. What is he but a man who has invented a lie against Allah? We do not believe in him.' (Qur'an, 23:34-38)</text:span></text:p>
      <text:p text:style-name="P16"/>
      <text:p text:style-name="P17"/>
      <text:p text:style-name="P26"><text:span text:style-name="T13">THOSE WHO BELIEVE THAT ALLAH </text:span></text:p>
      <text:p text:style-name="P26"><text:span text:style-name="T13">WILL FORGIVE THEM AT ALL EVENTS </text:span></text:p>
      <text:p text:style-name="P17"/>
      <text:p text:style-name="P25"><text:span text:style-name="T3">An evil generation has succeeded them, inheriting the Book, taking the goods of this lower world, and saying, 'We will be forgiven.' But if similar goods come to them again they still take them. Has not a covenant been made with them in the Book, that they should only say the truth about Allah and have they not studied what is in it? The Final Abode is better for those who guard against evil. Will you not use your intellect? (Qur'an, 7:169)</text:span></text:p>
      <text:p text:style-name="P16"/>
      <text:p text:style-name="P17"/>
      <text:p text:style-name="P26"><text:span text:style-name="T13">THOSE WHO SUPPOSE THAT THEY ARE </text:span></text:p>
      <text:p text:style-name="P26"><text:span text:style-name="T13">OF THE COMPANIONS OF THE GARDEN</text:span></text:p>
      <text:p text:style-name="P17"/>
      <text:p text:style-name="P25"><text:span text:style-name="T3">The Jews and Christians say, 'We are Allah's children and His loved ones.' Say: 'Why, then, does He punish you for your wrong actions? No, you are merely human beings among those He has created. He forgives whoever He wills and He punishes whoever He wills. The kingdom of the heavens and the earth and everything between them belongs to Allah. He is our final destination.' (Qur'an, 5:18)</text:span></text:p>
      <text:p text:style-name="P17"/>
      <text:p text:style-name="P25"><text:span text:style-name="T3">He entered his garden and wronged himself by saying, 'I do not think that this will ever end. I do not think the Hour will ever come. But if I should be sent back to my Lord, I will definitely get something better in return.' (Qur'an, 18:35-36)</text:span></text:p>
      <text:p text:style-name="P17"/>
      <text:p text:style-name="P25"><text:span text:style-name="T3">People whose efforts in the life of this world are misguided while they suppose that they are doing good.' (Qur'an, 18:104)</text:span></text:p>
      <text:p text:style-name="P17"/>
      <text:p text:style-name="P25"><text:span text:style-name="T3">But if We let him taste mercy from Us after he has suffered hardship, then he says, 'This is my due. I do not think that the Hour is going to come.And if am returned to my Lord, I will definitely find the best reward with Him.'But We will inform those who do not believe of what they did and make them suffer a ruthless punishment. (Qur'an, 41:50)</text:span></text:p>
      <text:p text:style-name="P17"/>
      <text:p text:style-name="P25"><text:soft-page-break/><text:span text:style-name="T3">Say, 'If the abode of the hereafter with Allah is for you alone, to the exclusion of all others, then long for death if you are telling the truth.' (Qur'an, 2:94)</text:span></text:p>
      <text:p text:style-name="P17"/>
      <text:p text:style-name="P25"><text:span text:style-name="T3">They say, 'No one will enter the Garden except for Jews and Christians.' Such is their vain hope. Say, 'Produce your evidence if you are telling the truth.' (Qur'an, 2:111)</text:span></text:p>
      <text:p text:style-name="P16"/>
      <text:p text:style-name="P17"/>
      <text:p text:style-name="P26"><text:span text:style-name="T13">THOSE WHO THINK THE FIRE WILL TOUCH</text:span></text:p>
      <text:p text:style-name="P26"><text:span text:style-name="T13">THEM FOR A SHORT TIME ONLY AND THEY</text:span></text:p>
      <text:p text:style-name="P26"><text:span text:style-name="T13">WILL ULTIMATELY ENTER THE GARDEN</text:span></text:p>
      <text:p text:style-name="P17"/>
      <text:p text:style-name="P25"><text:span text:style-name="T3">They say, 'The Fire will only touch us for a number of days.' Say, 'Have you made a contract with Allah—then Allah will not break His contract—or are you rather saying about Allah what you do not know?' (Qur'an, 2:80)</text:span></text:p>
      <text:p text:style-name="P17"/>
      <text:p text:style-name="P25"><text:span text:style-name="T3">That is because they say, 'The Fire will only touch us for a number of days.' Their inventions have deluded them in their religion. (Qur'an, 3:24)</text:span></text:p>
      <text:p text:style-name="P16"/>
      <text:p text:style-name="P17"/>
      <text:p text:style-name="P26"><text:span text:style-name="T13">THOSE WHO SEEK MIRACLES IN ORDER TO BELIEVE</text:span></text:p>
      <text:p text:style-name="P17"/>
      <text:p text:style-name="P25"><text:span text:style-name="T3">They have sworn by Allah with their most earnest oaths that if a Sign comes to them they will believe in it. Say: 'The Signs are in Allah's control alone.' What will make you realise that even if a Sign did come, they would still not believe? (Qur'an, 6:109)</text:span></text:p>
      <text:p text:style-name="P17"/>
      <text:p text:style-name="P25"><text:span text:style-name="T3">They say, 'Why has a Sign not been sent down to him from his Lord?' Say: 'The Unseen belongs to Allah alone. So wait, I am waiting with you.' (Qur'an, 10:20)</text:span></text:p>
      <text:p text:style-name="P17"/>
      <text:p text:style-name="P25"><text:span text:style-name="T3">They say, 'Why has an angel not been sent down to him?' If We were to send down an angel, that would be the end of the affair and they would have no reprieve. (Qur'an, 6:8)</text:span></text:p>
      <text:p text:style-name="P17"/>
      <text:p text:style-name="P25"><text:span text:style-name="T3">They ask, 'Why has no Sign been sent down to him from his Lord?' Say, 'Allah has the power to send down a Sign.' But most of them do not know it. (Qur'an, 6:37)</text:span></text:p>
      <text:p text:style-name="P17"/>
      <text:p text:style-name="P17"/>
      <text:p text:style-name="P26"><text:span text:style-name="T13">THOSE WHO THINK THEY ARE ON THE RIGHT WAY</text:span></text:p>
      <text:p text:style-name="P17"/>
      <text:p text:style-name="P25"><text:soft-page-break/><text:span text:style-name="T3">When they are told, 'Believe in what Allah has sent down,' they say, 'Our faith is in what was sent down to us,' and they reject anything beyond that, even though it is the truth, confirming what they have. Say, 'Why then, if you are believers, did you previously kill the Prophets of Allah?' (Qur'an, 2:91)</text:span></text:p>
      <text:p text:style-name="P25"><text:span text:style-name="T3">And what of him the evil of whose actions appears fine to him so that he sees them as good? Allah misguides whoever He wills and guides whoever He wills. So do not let yourself waste away out of regret for them. Allah knows what they do. (Qur'an, 35:8)</text:span></text:p>
      <text:p text:style-name="P17"/>
      <text:p text:style-name="P25"><text:span text:style-name="T3">They (hypocrites) will call out to them, 'Were we not with you?' They will reply, 'Indeed you were. But you made trouble for yourselves and hung back and and doubted and false hopes deluded you until Allah's command arrived. The Deluder deluded you about Allah. (Qur'an, 57:14)</text:span></text:p>
      <text:p text:style-name="P17"/>
      <text:p text:style-name="P25"><text:span text:style-name="T3">We have assigned close comrades to them who have made what is before them and behind them seem good to them. And the statement about the nations, both of jinn and men, who passed away before them has proved true of them as well. Certainly they were lost. (Qur'an, 41:25)</text:span></text:p>
      <text:p text:style-name="P17"/>
      <text:p text:style-name="P25"><text:span text:style-name="T3">If someone shuts his eyes to the remembrance of the All-Merciful, We assign him a satan who becomes his bosom friend—they debar them from the path, yet they still think they are guided. (Qur'an, 43:36-37)</text:span></text:p>
      <text:p text:style-name="P16"/>
      <text:p text:style-name="P17"/>
      <text:p text:style-name="P26"><text:span text:style-name="T13">THOSE WHO HOLD ALLAH RESPONSIBLE </text:span></text:p>
      <text:p text:style-name="P26"><text:span text:style-name="T13">FOR THEIR OWN DEEDS</text:span></text:p>
      <text:p text:style-name="P17"/>
      <text:p text:style-name="P25"><text:span text:style-name="T3">Those who associate others with Allah will say, 'If Allah had willed we would not have associated anything with Him, nor would our fathers; nor would we have made anything forbidden.' In the same way the people before them also lied until they felt Our violent force. Say: 'Do you have some knowledge you can produce for us? You are following nothing but conjecture. You are only guessing.' (Qur'an, 6:148)</text:span></text:p>
      <text:p text:style-name="P16"/>
      <text:p text:style-name="P17"/>
      <text:p text:style-name="P26"><text:span text:style-name="T13">THOSE WHO SAY "WE WILL BEAR </text:span></text:p>
      <text:p text:style-name="P26"><text:span text:style-name="T13">YOUR BURDEN"</text:span></text:p>
      <text:p text:style-name="P17"/>
      <text:p text:style-name="P25"><text:span text:style-name="T3">Those who do not believe say to those who believe, 'Follow our way and we will bear the weight of your mistakes.' They will not bear the weight of a single one of their mistakes. Truly they are liars. They will bear their own burdens and other burdens together with their own. On the Day of Rising they will be questioned about what they invented. (Qur'an, 29:12-13)</text:span></text:p>
      <text:p text:style-name="P17"/>
      <text:p text:style-name="P25"><text:span text:style-name="T3">No burden-bearer can bear another's burden. If someone weighed down calls for help to bear his load, none of it will be borne for him, even by his next of kin. You can only warn those who fear their </text:span><text:soft-page-break/><text:span text:style-name="T3">Lord in the Unseen and perform prayer. Whoever is purified, is purified for himself alone. Allah is your final destination. (Qur'an, 35:18)</text:span></text:p>
      <text:p text:style-name="P17"/>
      <text:p text:style-name="P25"><text:span text:style-name="T3">Whoever is guided is only guided to his own good. Whoever is misguided is only misguided to his detriment. No burden-bearer can bear another's burden. We never punish until We have sent a Messenger. (Qur'an, 17:15)</text:span></text:p>
      <text:p text:style-name="P16"/>
      <text:p text:style-name="P17"/>
      <text:p text:style-name="P26"><text:span text:style-name="T13">THOSE WHO BELIEVE THEIR PIOUS KIN WILL</text:span></text:p>
      <text:p text:style-name="P26"><text:span text:style-name="T13">SAVE THEM ON THE DAY OF RESURRECTION</text:span></text:p>
      <text:p text:style-name="P17"/>
      <text:p text:style-name="P25"><text:span text:style-name="T3">Allah has made an example for those who do not believe: the wife of Nuh and the wife of Lut. They were married to two of Our servants who were righteous but they betrayed them and were not helped at all against Allah.They were told, 'Enter the Fire along with all who enter it.' (Qur'an, 66:10)</text:span></text:p>
      <text:p text:style-name="P16"/>
      <text:p text:style-name="P17"/>
      <text:p text:style-name="P26"><text:span text:style-name="T13">THOSE WHO FOLLOW THE MAJORITY</text:span></text:p>
      <text:p text:style-name="P17"/>
      <text:p text:style-name="P25"><text:span text:style-name="T3">If you obeyed most of those on earth, they would misguide you from Allah's Way. They follow nothing but conjecture. They are only guessing. (Qur'an, 6:116)</text:span></text:p>
      <text:p text:style-name="P17"/>
      <text:p text:style-name="P25"><text:span text:style-name="T3">Those who do not believe say, 'We will never believe in this Qur'an, nor in what came before it.' If only you could see when the wrongdoers, standing in the presence of their Lord, cast accusations back and forth at one another! Those deemed weak will say to those deemed great, 'Were it not for you, we would have been believers!' (Qur'an, 34:31)</text:span></text:p>
      <text:p text:style-name="P17"/>
      <text:p text:style-name="P17"/>
      <text:p text:style-name="P26"><text:span text:style-name="T13">THOSE WHO EXPLOIT RELIGION </text:span></text:p>
      <text:p text:style-name="P26"><text:span text:style-name="T13">FOR THEIR OWN ENDS </text:span></text:p>
      <text:p text:style-name="P17"/>
      <text:p text:style-name="P25"><text:span text:style-name="T3">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unbelievers. (Qur'an, 2:264)</text:span></text:p>
      <text:p text:style-name="P17"/>
      <text:p text:style-name="P25"><text:span text:style-name="T3">You who believe! Many of the rabbis and monks devour people's property under false pretences and bar people from access to the Way of Allah. As for those who hoard up gold and silver and do not spend it in the Way of Allah, give them the news of a painful punishment. (Qur'an, 9:34)</text:span></text:p>
      <text:p text:style-name="P17"/>
      <text:p text:style-name="P25"><text:soft-page-break/><text:span text:style-name="T3">Among them is a group who distort the Book with their tongues so that you think it is from the Book when it is not from the Book. They say, 'It is from Allah,' but it is not from Allah. They tell a lie against Allah and they know it. (Qur'an, 3:78)</text:span></text:p>
      <text:p text:style-name="P17"/>
      <text:p text:style-name="P25"><text:span text:style-name="T3">Who could do greater wrong than someone who invents lies against Allah or denies His Signs, or who says, 'It has been revealed to me,' when nothing has been revealed to him, or someone who says, 'I will send down the same as Allah has sent down'?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Qur'an, 6:93)</text:span></text:p>
      <text:p text:style-name="P17"/>
      <text:p text:style-name="P25"><text:span text:style-name="T3">Those who conceal what Allah has sent down of the Book and sell it cheap, take nothing into their bellies but the Fire. On the Day of Rising Allah will not speak to them or purify them. They will have a painful punishment. (Qur'an, 2:174)</text:span></text:p>
      <text:p text:style-name="P17"/>
      <text:p text:style-name="P25"><text:span text:style-name="T3">Woe to those who write the Book with their own hands and then say 'This is from Allah' to sell it for a paltry price. Woe to them for what their hands have written! Woe to them for what they earn! (Qur'an, 2:79)</text:span></text:p>
      <text:p text:style-name="P16"/>
      <text:p text:style-name="P17"/>
      <text:p text:style-name="P26"><text:span text:style-name="T13">THOSE WHO DESPISE THE BELIEVERS</text:span></text:p>
      <text:p text:style-name="P17"/>
      <text:p text:style-name="P25"><text:span text:style-name="T3">Those who did evil used to laugh at those who believed. When they passed by them, they would wink at one another. (Qur'an, 83:29-30)</text:span></text:p>
      <text:p text:style-name="P17"/>
      <text:p text:style-name="P25"><text:span text:style-name="T3">The ruling circle of those of his people who did not believe said, 'We consider you a fool and think you are a liar.' (Qur'an, 7:66)</text:span></text:p>
      <text:p text:style-name="P17"/>
      <text:p text:style-name="P25"><text:span text:style-name="T3">They say, 'If we return to Madina, the mightier will drive out the inferior.'But all might belongs to Allah and to His Messenger and the believers. But the hypocrites do not know this. (Qur'an, 63:8)</text:span></text:p>
      <text:p text:style-name="P17"/>
      <text:p text:style-name="P25"><text:span text:style-name="T3">They said, 'Why should we believe you when the vilest people follow you?' (Qur'an, 26:111)</text:span></text:p>
      <text:p text:style-name="P17"/>
      <text:p text:style-name="P25"><text:span text:style-name="T3">When they are told, 'Believe in the way that the people believe,' they say, 'What! Are we to believe in the way that fools believe?' No indeed! They are the fools, but they do not know it. (Qur'an, 2:13)</text:span></text:p>
      <text:p text:style-name="P17"/>
      <text:p text:style-name="P25"><text:span text:style-name="T3">The ruling circle of those of his people who did not believe said, 'We do not see you as anything but a human being like ourselves. We do not see anyone following you but the lowest of us, unthinkingly. We do not see you as superior to us. On the contrary, we consider you to be liars.' (Qur'an, 11:27)</text:span></text:p>
      <text:p text:style-name="P17"/>
      <text:p text:style-name="P25"><text:soft-page-break/><text:span text:style-name="T3">Am I not better than this man who is contemptible and can scarcely make anything clear? (Qur'an, 43:52)</text:span></text:p>
      <text:p text:style-name="P17"/>
      <text:p text:style-name="P25"><text:span text:style-name="T3">Those who do not believe say of those who believe, 'If there was any good in it, they would not have beaten us to it.' And since they have not been guided by it, they are bound to say, 'This is an antiquated falsehood.' (Qur'an, 46:11)</text:span></text:p>
      <text:p text:style-name="P16"/>
      <text:p text:style-name="P17"/>
      <text:p text:style-name="P26"><text:span text:style-name="T13">THOSE WHO UNDERESTIMATE THE WISDOM</text:span></text:p>
      <text:p text:style-name="P26"><text:span text:style-name="T13">AND KNOWLEDGE IN THE QUR'AN</text:span></text:p>
      <text:p text:style-name="P17"/>
      <text:p text:style-name="P25"><text:span text:style-name="T3">When Our Signs are recited to them, they say, 'We have already heard all this. If we wanted, we could say the same thing. This is nothing but the myths of previous peoples.' (Qur'an, 8:31)</text:span></text:p>
      <text:p text:style-name="P17"/>
      <text:p text:style-name="P25"><text:span text:style-name="T3">We and our forefathers were promised this before. This is nothing but the myths of previous peoples!' (Qur'an, 23:83)</text:span></text:p>
      <text:p text:style-name="P17"/>
      <text:p text:style-name="P25"><text:span text:style-name="T3">When Our Signs are recited to him, he says, 'Just myths of previous peoples!' (Qur'an, 68:15)</text:span></text:p>
      <text:p text:style-name="P16"/>
      <text:p text:style-name="P17"/>
      <text:p text:style-name="P26"><text:span text:style-name="T13">THOSE WHO DETERMINE WHAT IS</text:span></text:p>
      <text:p text:style-name="P26"><text:span text:style-name="T13">PERMITTED AND WHAT IS FORBIDDEN</text:span></text:p>
      <text:p text:style-name="P26"><text:span text:style-name="T13">ACCORDING TO THEIR OWN IDEAS </text:span></text:p>
      <text:p text:style-name="P17"/>
      <text:p text:style-name="P25"><text:span text:style-name="T3">Those, who kill their children foolishly without any knowledge and make what Allah has provided for them forbidden, inventing lies against Allah, such people are lost. They are misguided. They are not guided. (Qur'an, 6:140)</text:span></text:p>
      <text:p text:style-name="P17"/>
      <text:p text:style-name="P25"><text:span text:style-name="T3">They say, 'These animals and crops are sacrosanct. No one may eat them except those we wish',— as they allege—and animals on whose backs it is forbidden to ride, and animals over which they do not mention Allah's name, inventing falsehood against Him. He will repay them for the things they have invented. (Qur'an, 6:138)</text:span></text:p>
      <text:p text:style-name="P17"/>
      <text:p text:style-name="P25"><text:span text:style-name="T3">If you obeyed most of those on earth, they would misguide you from Allah's Way. They follow nothing but conjecture. They are only guessing. (Qur'an, 6:116)</text:span></text:p>
      <text:p text:style-name="P17"/>
      <text:p text:style-name="P25"><text:span text:style-name="T3">You who believe! Do not make forbidden the good things Allah has made lawful for you, and do not overstep the limits. Allah does not love people who overstep the limits. (Qur'an, 5:87)</text:span></text:p>
      <text:p text:style-name="P17"/>
      <text:p text:style-name="P25"><text:soft-page-break/><text:span text:style-name="T3">There are eight in pairs: A pair of sheep and a pair of goats—Say: 'Is it the two males He has made forbidden, or the two females, or what the wombs of the two females contain? Tell me with knowledge if you are being truthful.' (Qur'an, 6:143)</text:span></text:p>
      <text:p text:style-name="P17"/>
      <text:p text:style-name="P25"><text:span text:style-name="T3">And a pair of camels and a pair of cattle—Say: 'Is it the two males He has made forbidden, or the two females, or what the wombs of the two females contain? Were you then witnesses when Allah gave you this instruction?' Who could do greater wrong than someone who invents lies against Allah thus leading people astray without any knowledge? Allah does not guide the people of the wrongdoers. (Qur'an, 6:144)</text:span></text:p>
      <text:p text:style-name="P17"/>
      <text:p text:style-name="P25"><text:span text:style-name="T3">Say: 'Produce your witnesses to testify that Allah made this forbidden.' If they do testify, do not testify with them and do not follow the whims and desires of people who deny Our Signs, and who do not believe in the hereafter and make others equal to their Lord. (Qur'an, 6:150)</text:span></text:p>
      <text:p text:style-name="P16"/>
      <text:p text:style-name="P17"/>
      <text:p text:style-name="P26"><text:span text:style-name="T13">THOSE WHO CLAIM THAT THE QUR'AN <text:tab/></text:span></text:p>
      <text:p text:style-name="P26"><text:span text:style-name="T13">WAS WRITTEN BY THE PROPHET</text:span></text:p>
      <text:p text:style-name="P17"/>
      <text:p text:style-name="P25"><text:span text:style-name="T3">Do they say, 'He has invented it'? Say: 'Then produce a sura like it and call on anyone you can besides Allah if you are telling the truth.' (Qur'an, 10:38)</text:span></text:p>
      <text:p text:style-name="P17"/>
      <text:p text:style-name="P25"><text:span text:style-name="T3">Or do they say, 'He has invented it'? Say: 'If I have invented it the crime will be laid at my door, but I am innocent of the crimes which you commit.' (Qur'an, 11:35)</text:span></text:p>
      <text:p text:style-name="P17"/>
      <text:p text:style-name="P25"><text:span text:style-name="T3">Or do they say, 'He has invented it'? .Say: 'If I have invented it, then you possess no power to help me against Allah in any way. He knows best what you hold forth about. He is witness enough between me and you.He is the Ever-Forgiving, the Most Merciful.' (Qur'an, 46:8)</text:span></text:p>
      <text:p text:style-name="P16"/>
      <text:p text:style-name="P17"/>
      <text:p text:style-name="P26"><text:span text:style-name="T13">THOSE WHO BELIEVE IN ONE PART </text:span></text:p>
      <text:p text:style-name="P26"><text:span text:style-name="T13">OF THE QUR'AN AND REJECT THE OTHER</text:span></text:p>
      <text:p text:style-name="P17"/>
      <text:p text:style-name="P25"><text:span text:style-name="T3">Then you are the people who are killing one another and expelling a group among you from their homes, ganging up against them in wrongdoing and enmity. Yet if they are brought to you as captives, you ransom them, when it was forbidden for you to expel them in the first place! Do you, then, believe in one part of the Book and reject the other? What repayment will there be for any of you who do that except disgrace in this world? And on the Day of Rising, they will be returned to the harshest of punishments. Allah is not unaware of what you do. (Qur'an, 2:85)</text:span></text:p>
      <text:p text:style-name="P16"/>
      <text:p text:style-name="P17"/>
      <text:p text:style-name="P26"><text:soft-page-break/><text:span text:style-name="T13">THOSE WHO DEPRECATE THE QUR'AN</text:span></text:p>
      <text:p text:style-name="P17"/>
      <text:p text:style-name="P25"><text:span text:style-name="T3">When Our Clear Signs are recited to them, those who do not expect to meet Us say, 'Bring a Qur'an other than this one or change it.' Say: 'It is not for me to change it of my own accord. I follow nothing except what is revealed to me. I fear, were I to disobey my Lord, the punishment of a Dreadful Day.' (Qur'an, 10:15)</text:span></text:p>
      <text:p text:style-name="P17"/>
      <text:p text:style-name="P25"><text:span text:style-name="T3">Fight those of the people who were given the Book who do not believe in Allah and the Last Day and who do not make forbidden what Allah and His Messenger have made forbidden and do not take as their religion the religion of Truth, until they pay the polltax with their own hands in a state of complete abasement. (Qur'an, 9:29)</text:span></text:p>
      <text:p text:style-name="P16"/>
      <text:p text:style-name="P17"/>
      <text:p text:style-name="P26"><text:span text:style-name="T13">THOSE WHO ARE TRULY FAITHFUL </text:span></text:p>
      <text:p text:style-name="P26"><text:span text:style-name="T13">ARE FEW IN NUMBER </text:span></text:p>
      <text:p text:style-name="P17"/>
      <text:p text:style-name="P25"><text:span text:style-name="T3">But most people, for all your eagerness, are not believers. (Qur'an, 12:103)</text:span></text:p>
      <text:p text:style-name="P17"/>
      <text:p text:style-name="P25"><text:span text:style-name="T3">Alif Lam Mim Ra. Those are the Signs of the Book. And what has been sent down to you from your Lord is the Truth. But most people have no faith. (Qur'an, 13:1)</text:span></text:p>
      <text:p text:style-name="P17"/>
      <text:p text:style-name="P25"><text:span text:style-name="T3">Most of them do not believe in Allah without associating others with Him. (Qur'an, 12:106)</text:span></text:p>
      <text:p text:style-name="P17"/>
      <text:p text:style-name="P25"><text:span text:style-name="T3">They swear by Allah with their most earnest oaths that Allah will not raise up those who die, when, on the contrary, it is a binding promise on Him; but most people do not know it. (Qur'an, 16:38)</text:span></text:p>
      <text:p text:style-name="P17"/>
      <text:p text:style-name="P25"><text:span text:style-name="T3">That is Allah's promise. Allah does not break His promise. But most people do not know it. (Qur'an, 30:6)</text:span></text:p>
      <text:p text:style-name="P17"/>
      <text:p text:style-name="P25"><text:span text:style-name="T3">So set your face firmly towards the Religion, as a pure natural believer, Allah's natural pattern on which He made mankind. There is no changing Allah's creation. That is the true Religion—but most people do not know it. (Qur'an, 30:30)</text:span></text:p>
      <text:p text:style-name="P17"/>
      <text:p text:style-name="P25"><text:span text:style-name="T3">The creation of the heavens and earth is far greater than the creation of mankind. But most of mankind do not know it. The blind and the seeing are not the same. Nor are those who believe and do right actions the same as evildoers. What little heed they pay! The Hour is coming—there is no doubt about it. But most of mankind have no faith. (Qur'an, 40:57-59)</text:span></text:p>
      <text:p text:style-name="P17"/>
      <text:p text:style-name="P25"><text:span text:style-name="T3">Say: 'Allah gives you life, then causes you to die, and then will gather you together for the Day of Rising about which there is no doubt. But most people do not know it.' (Qur'an, 45:26)</text:span></text:p>
      <text:p text:style-name="P16"><text:soft-page-break/></text:p>
      <text:p text:style-name="P17"/>
      <text:p text:style-name="P26"/>
      <text:p text:style-name="P32"><text:span text:style-name="T13">ALL THE PROPHETS HAVE CALLED </text:span></text:p>
      <text:p text:style-name="P26"><text:span text:style-name="T13">PEOPLE TO THE RELIGION OF TRUTH</text:span></text:p>
      <text:p text:style-name="P17"/>
      <text:p text:style-name="P25"><text:span text:style-name="T3">Ibrahim was neither a Jew nor a Christian. But a man of pure natural belief—a Muslim. He was not one of the idolaters. (Qur'an, 3:67)</text:span></text:p>
      <text:p text:style-name="P17"/>
      <text:p text:style-name="P25"><text:span text:style-name="T3">We sent a Messenger among every people saying: 'Worship Allah and keep clear of all false gods.' Among them were some whom Allah guided but others received the misguidance they deserved. Travel about the earth and see the final fate of the deniers. (Qur'an, 16:36)</text:span></text:p>
      <text:p text:style-name="P17"/>
      <text:p text:style-name="P25"><text:span text:style-name="T3">Say, 'We believe in Allah and what has been sent down to us and what was sent down to Ibrahim, Isma'il and Ishaq and Ya'qub and the Tribes, and what Musa and 'Isa and all the Prophets were given by their Lord. We do not differentiate between any of them. We are Muslims submitted to Him.' (Qur'an, 3:84)</text:span></text:p>
      <text:p text:style-name="P17"/>
      <text:p text:style-name="P25"><text:span text:style-name="T3">The religion with Allah is Islam. Those given the Book only differed after knowledge had come to them, envying one another. As for those who reject Allah's Signs, Allah is swift at reckoning. (Qur'an, 3:19)</text:span></text:p>
      <text:p text:style-name="P17"/>
      <text:p text:style-name="P25"><text:span text:style-name="T3">Or do they say that Ibrahim and Isma'il and Ishaq and Ya'qub and the Tribes were Jews or Christians? Say, 'Do you know better or does Allah?' Who could do greater wrong than someone who hides the evidence he has been given by Allah? Allah is not unaware of what you do. (Qur'an, 2:140)</text:span></text:p>
      <text:p text:style-name="P17"/>
      <text:p text:style-name="P25"><text:span text:style-name="T3">He has laid down the same religion for you as He enjoined on Nuh: that which We have revealed to you and which We enjoined on Ibrahim, Musa and 'Isa: 'Establish the religion and do not make divisions in it.' What you call the idolaters to follow is very hard for them.Allah chooses for Himself anyone He wills and guides to Himself those who turn to Him. (Qur'an, 42:13)</text:span></text:p>
      <text:p text:style-name="P17"/>
      <text:p text:style-name="P25"><text:span text:style-name="T3">Say, 'People of the Book! Come to a proposition which is the same for us and you – that we should worship none but Allah and not associate any partners with Him and not take one another as lords besides Allah.' If they turn away, say, 'Bear witness that we are Muslims.' (Qur'an, 3:64)</text:span></text:p>
      <text:p text:style-name="P17"/>
      <text:p text:style-name="P25"><text:span text:style-name="T3">If anyone desires anything other than Islam as a religion, it will not be accepted from him, and in the hereafter he will be among the losers. (Qur'an, 3:85)</text:span></text:p>
      <text:p text:style-name="P17"/>
      <text:p text:style-name="P25"><text:span text:style-name="T3">Ibrahim directed his sons to this, as did Ya'qub: 'My sons! Allah has chosen this religion for you, so do not die except as Muslims.' (Qur'an, 2:132)</text:span></text:p>
      <text:p text:style-name="P17"/>
      <text:p text:style-name="P25"><text:span text:style-name="T3">Strive for Allah with the striving due to Him. He has selected you and not placed any constraint upon you in the religion—the religion of your forefather Ibrahim. He named you Muslims before and also </text:span><text:soft-page-break/><text:span text:style-name="T3">in this, so that the Messenger could be witness against you and you could be witnesses against all mankind. So perform prayer and give alms and hold fast to Allah. He is your Protector – the Best Protector, the Best Helper. (Qur'an, 22:78)</text:span></text:p>
      <text:p text:style-name="P16"/>
      <text:p text:style-name="P23"/>
      <text:p text:style-name="P34"><text:span text:style-name="T12">ALLAH'S QUESTIONS</text:span></text:p>
      <text:p text:style-name="P23"><text:span text:style-name="T12">TO THE UNBELIEVERS</text:span></text:p>
      <text:p text:style-name="P12"/>
      <text:p text:style-name="P12"/>
      <text:p text:style-name="P25"><text:span text:style-name="T3">Does man reckon he will be left to go on unchecked? Was he not a drop of ejaculated sperm, then an alaq (embryo) which He created and shaped, making from it both sexes, male and female? Is He Who does this not able to bring the dead to life? (Qur'an, 75:36-40)</text:span></text:p>
      <text:p text:style-name="P17"/>
      <text:p text:style-name="P25"><text:span text:style-name="T3">How can you reject Allah, when you were dead and then He gave you life, then He will make you die and then give you life again, then you will be returned to Him? (Qur'an, 2:28)</text:span></text:p>
      <text:p text:style-name="P17"/>
      <text:p text:style-name="P25"><text:span text:style-name="T3">Do they not know that Allah knows what they keep secret and what they make public? (Qur'an, 2:77)</text:span></text:p>
      <text:p text:style-name="P17"/>
      <text:p text:style-name="P25"><text:span text:style-name="T3">They say, 'The Fire will only touch us for a number of days.' Say, 'Have you made a contract with Allah—then Allah will not break His contract—or are you rather saying about Allah what you do not know?' (Qur'an, 2:80)</text:span></text:p>
      <text:p text:style-name="P17"/>
      <text:p text:style-name="P25"><text:span text:style-name="T3">When they are told, 'Follow what Allah has sent down to you,' They say, 'We are following what we found our fathers doing.' What, even though their fathers did not understand a thing and were not guided! (Qur'an, 2:170)</text:span></text:p>
      <text:p text:style-name="P17"/>
      <text:p text:style-name="P25"><text:span text:style-name="T3">Or do those who do bad actions imagine they can outstrip Us? How bad their judgement is! (Qur'an, 29:4)</text:span></text:p>
      <text:p text:style-name="P17"/>
      <text:p text:style-name="P25"><text:span text:style-name="T3">Is it other than the religion of Allah that you desire, when everything in the heavens and earth, willingly or unwillingly, submits to Him and to Him you will be returned? (Qur'an, 3:83)</text:span></text:p>
      <text:p text:style-name="P17"/>
      <text:p text:style-name="P25"><text:span text:style-name="T3">Who is there who could provide for you if He withholds His provision? Yet still they obstinately persist in insolence and evasion. (Qur'an, 67:21)</text:span></text:p>
      <text:p text:style-name="P17"/>
      <text:p text:style-name="P25"><text:span text:style-name="T3">What harm would it have done them to have believed in Allah and the Last Day and to have given of what Allah has provided for them? Allah knows everything about them. (Qur'an, 4:39)</text:span></text:p>
      <text:p text:style-name="P17"/>
      <text:p text:style-name="P25"><text:span text:style-name="T3">Or do they indeed really own a portion of Allah's kingdom? In that case they do not give so much as a scrap to other people! (Qur'an, 4:53)</text:span></text:p>
      <text:p text:style-name="P17"/>
      <text:p text:style-name="P25"><text:span text:style-name="T3">Will they not ponder the Qur'an? If it had been from other than Allah, they would have found many inconsistencies in it. (Qur'an, 4:82)</text:span></text:p>
      <text:p text:style-name="P25"><text:soft-page-break/><text:span text:style-name="T3">Do those who take the unbelievers as protectors, rather than the believers, hope to find power and strength with them? Power and strength belong entirely to Allah. (Qur'an, 4:139)</text:span></text:p>
      <text:p text:style-name="P17"/>
      <text:p text:style-name="P25"><text:span text:style-name="T3">Have they not seen how many generations We destroyed before them which We had established on the earth far more firmly than We have established you? We sent down heaven upon them in abundant rain and made rivers flow under them. But We destroyed them for their wrong actions and raised up further generations after them. (Qur'an, 6:6)</text:span></text:p>
      <text:p text:style-name="P17"/>
      <text:p text:style-name="P25"><text:span text:style-name="T3">Does not man see that We created him from a drop yet there he is, an open antagonist! (Qur'an, 36:77)</text:span></text:p>
      <text:p text:style-name="P17"/>
      <text:p text:style-name="P25"><text:span text:style-name="T3">Say: 'What do you think? If Allah's punishment were to come upon you or the Hour, would you call on other than Allah if you are being truthful? (Qur'an, 6:40)</text:span></text:p>
      <text:p text:style-name="P17"/>
      <text:p text:style-name="P25"><text:span text:style-name="T3">Say: 'Can any of your partner-gods bring creation out of nothing and then regenerate it?' Say: 'Allah brings creation out of nothing and then regenerates it. So how have you been perverted?' (Qur'an, 10:34)</text:span></text:p>
      <text:p text:style-name="P17"/>
      <text:p text:style-name="P25"><text:span text:style-name="T3">Say: 'What do you think? If Allah took away your hearing and your sight and sealed up your hearts, what god is there, other than Allah, who could give them back to you?' Look how We vary the Signs, yet still they turn away! (Qur'an, 6:46)</text:span></text:p>
      <text:p text:style-name="P17"/>
      <text:p text:style-name="P25"><text:span text:style-name="T3">What are they waiting for but for the angels to come to them or for your Lord Himself to come, or for one of your Lord's Signs to come? On the day that one of your Lord's Signs does come, no faith which a self professes will be of any use to it if it did not believe before and earn good in its faith. Say: 'Wait, then; We too are waiting.' (Qur'an, 6:158)</text:span></text:p>
      <text:p text:style-name="P17"/>
      <text:p text:style-name="P25"><text:span text:style-name="T3">Have they not looked into the dominions of the heavens and the earth and what Allah has created, and seen that it may well be that their appointed time is near? In what discourse after this will they believe? (Qur'an, 7:185)</text:span></text:p>
      <text:p text:style-name="P17"/>
      <text:p text:style-name="P25"><text:span text:style-name="T3">Do you feel secure against Him causing the shore to swallow you up or sending against you a sudden squall of stones? Then you will find no one to be your guardian. (Qur'an, 17:68)</text:span></text:p>
      <text:p text:style-name="P17"/>
      <text:p text:style-name="P25"><text:span text:style-name="T3">Say: 'Who provides for you out of heaven and earth? Who controls hearing and sight? Who brings forth the living from the dead and the dead from the living? Who directs the whole affair?' They will say, 'Allah.' Say, 'So will you not guard against evil?' (Qur'an, 10:31)</text:span></text:p>
      <text:p text:style-name="P17"/>
      <text:p text:style-name="P25"><text:soft-page-break/><text:span text:style-name="T3">What are they waiting for but the angels to come to them or your Lord's command to come? That is like what those before them did. Allah did not wrong them; rather they wronged themselves. (Qur'an, 16:33)</text:span></text:p>
      <text:p text:style-name="P17"/>
      <text:p text:style-name="P25"><text:span text:style-name="T3">Do they feel secure that the all-enveloping punishment of Allah will not come upon them, or that the Last Hour will not come upon them all of a sudden when they least expect it? (Qur'an, 12:107)</text:span></text:p>
      <text:p text:style-name="P17"/>
      <text:p text:style-name="P25"><text:span text:style-name="T3">Or do you feel secure against Him taking you back into it another time and sending a violent storm against you and drowning you for your ingratitude? Then you will find no one to defend you against Us. (Qur'an, 17:69)</text:span></text:p>
      <text:p text:style-name="P17"/>
      <text:p text:style-name="P25"><text:span text:style-name="T3">Say: 'Who is the Lord of the heavens and the earth?' Say: 'Allah.' Say: 'So why have you taken protectors apart from Him who possess no power to help or harm themselves?' Say: 'Are the blind and seeing equal? Or are darkness and light the same? Or have they assigned partners to Allah Who create as He creates, so that all creating seems the same to them?' Say: 'Allah is the Creator of everything. He is the One, the All-Conquering.' (Qur'an, 13:16)</text:span></text:p>
      <text:p text:style-name="P17"/>
      <text:p text:style-name="P25"><text:span text:style-name="T3">Do those who plot evil actions feel secure that Allah will not cause the earth to swallow them up or that a punishment will not come upon them from where they least expect? (Qur'an, 16:45)</text:span></text:p>
      <text:p text:style-name="P17"/>
      <text:p text:style-name="P25"><text:span text:style-name="T3">Do they imagine that, in the wealth and children We extend to them, We are hastening to them with good things? No indeed, but they have no awareness! (Qur'an, 23:55-56)</text:span></text:p>
      <text:p text:style-name="P17"/>
      <text:p text:style-name="P25"><text:span text:style-name="T3">Do they not see that Allah, Who created the heavens and earth, has the power to create the like of them, and has appointed fixed terms for them of which there is no doubt? But the wrongdoers still spurn anything but disbelief. (Qur'an, 17:99)</text:span></text:p>
      <text:p text:style-name="P17"/>
      <text:p text:style-name="P25"><text:span text:style-name="T3">They say, 'Why have no Signs been sent down to him from his Lord?' Say: 'The Signs are with Allah. I am only a clear warner.' Is it not enough for them that We have sent down to you the Book which is recited to them? There is certainly a mercy and reminder in that for people who believe. (Qur'an, 29:50-51)</text:span></text:p>
      <text:p text:style-name="P17"/>
      <text:p text:style-name="P25"><text:span text:style-name="T3">Do they not ponder these words? Has anything come to them that did not come to their ancestors the previous peoples? (Qur'an, 23:68)</text:span></text:p>
      <text:p text:style-name="P17"/>
      <text:p text:style-name="P25"><text:span text:style-name="T3">Say: 'What do you think? If Allah made it permanent night for you till the Day of Rising, what god is there other than Allah to bring you light? Do you not then hear?' (Qur'an, 28:71)</text:span></text:p>
      <text:p text:style-name="P17"/>
      <text:p text:style-name="P25"><text:span text:style-name="T3">Say: 'What do you think? If Allah made it permanent day for you till the Day of Rising, what god is there other than Allah to bring you night to rest in? Do you not then see?' (Qur'an, 28:72)</text:span></text:p>
      <text:p text:style-name="P25"><text:soft-page-break/><text:span text:style-name="T3">We created you so why do you not confirm the truth? (Qur'an, 56:57)</text:span></text:p>
      <text:p text:style-name="P17"/>
      <text:p text:style-name="P25"><text:span text:style-name="T3">Have you thought about the water that you drink? Is it you who sent it down from the clouds or are We the Sender? If We wished We could have made it bitter, so will you not give thanks? (Qur'an, 56:68-70)</text:span></text:p>
      <text:p text:style-name="P17"/>
      <text:p text:style-name="P25"><text:span text:style-name="T3">Have they not travelled in the earth and seen the final fate of those before them? They had greater strength than them and cultivated the land and inhabited it in far greater numbers than they do. Their Messengers also came to them with the Clear Signs. Allah would never have wronged them; but they wronged themselves. (Qur'an, 30:9)</text:span></text:p>
      <text:p text:style-name="P17"/>
      <text:p text:style-name="P25"><text:span text:style-name="T3">Say: 'Praise be to Allah and peace be upon His servants whom He has chosen.' Is Allah better, or what you associate with Him? (Qur'an, 27:59)</text:span></text:p>
      <text:p text:style-name="P17"/>
      <text:p text:style-name="P25"><text:span text:style-name="T3">They will shout out in it, 'Our Lord! Take us out! We will act rightly, differently from the way we used to act!' Did We not let you live long enough for anyone who was going to pay heed to pay heed? And did not the warner come to you? Taste it then! There is no helper for the wrongdoers. (Qur'an, 35:37)</text:span></text:p>
      <text:p text:style-name="P17"/>
      <text:p text:style-name="P25"><text:span text:style-name="T3">Mankind! Remember Allah's blessing to you. Is there any creator other than Allah providing for you from heaven and earth? There is no god but Him. So how have you been perverted? (Qur'an, 35:3)</text:span></text:p>
      <text:p text:style-name="P17"/>
      <text:p text:style-name="P25"><text:span text:style-name="T3">Does He Who created the heavens and earth not have the power to create the same again? Yes indeed! He is the Creator, the All-Knowing. (Qur'an, 36:81)</text:span></text:p>
      <text:p text:style-name="P17"/>
      <text:p text:style-name="P25"><text:span text:style-name="T3">Or were they created out of nothing, or are they the creators? Or did they create the heavens and the earth? No, in truth they have no certainty. (Qur'an, 52:35-36)</text:span></text:p>
      <text:p text:style-name="P17"/>
      <text:p text:style-name="P25"><text:span text:style-name="T3">Have you thought about the sperm that you ejaculate? Is it you who create it or are We the Creator? (Qur'an, 56:58-59)</text:span></text:p>
      <text:p text:style-name="P17"/>
      <text:p text:style-name="P25"><text:span text:style-name="T3">Who is there who could provide for you if He withholds His provision? Yet still they obstinately persist in insolence and evasion. (Qur'an, 67:21)</text:span></text:p>
      <text:p text:style-name="P17"/>
      <text:p text:style-name="P25"><text:span text:style-name="T3">Or do you ask them for a wage so they are weighed down with debt? Or is the Unseen in their hands so they can write out what is to happen? Or do they desire to dupe you? But the duped ones are those who do not believe. Or do they have some god other than Allah? Glory be to Allah above any idol they propose. (Qur'an, 52:40-43)</text:span></text:p>
      <text:p text:style-name="P17"/>
      <text:p text:style-name="P25"><text:soft-page-break/><text:span text:style-name="T3">Have you thought about what you cultivate? Is it you who make it germinate or are We the Germinator? If We wished We could have made it broken stubble. You would then be left devoid of crops, distraught: (Qur'an, 56:63-65)</text:span></text:p>
      <text:p text:style-name="P17"/>
      <text:p text:style-name="P25"><text:span text:style-name="T3">Have you thought about the fire that you light? Is it you who make the trees that fuel it grow or are We the Grower? (Qur'an, 56:71-72)</text:span></text:p>
      <text:p text:style-name="P17"/>
      <text:p text:style-name="P25"><text:span text:style-name="T3">Does he imagine that no one has power over him? He says, 'I have consumed vast quantities of wealth.' Does he imagine that no one has seen him? Have We not given him two eyes, and a tongue and two lips (Qur'an, 90:5-9)</text:span></text:p>
      <text:p text:style-name="P17"/>
      <text:p text:style-name="P25"><text:span text:style-name="T3">Would We make the Muslims the same as the evildoers? What is the matter with you? On what basis do you judge? Or do you have a Book which you study, so that you may have anything in it you choose? Or do you have oaths which bind Us, extending to the Day of Rising, that you will have whatever you decide? Ask them which of them stands as guarantor for that! Or do they have Divine partners? Then let them produce their partners if they are telling the truth! (Qur'an, 68:35-41)</text:span></text:p>
      <text:p text:style-name="P17"/>
      <text:p text:style-name="P25"><text:span text:style-name="T3">If you ask them, 'Who created the heavens and the earth and made the sun and moon subservient?' they will say, 'Allah.' So how have they been perverted? (Qur'an, 29:61)</text:span></text:p>
      <text:p text:style-name="P17"/>
      <text:p text:style-name="P25"><text:span text:style-name="T3">And how is it with you that you do not give in the Way of Allah, when the inheritance of the heavens and the earth belongs to Allah? Those of you who gave and fought before the Victory are not the same as those who gave and fought afterwards. They are higher in rank. But to each of them Allah has promised the Best. Allah is aware of what you do. (Qur'an, 57:10)</text:span></text:p>
      <text:p text:style-name="P17"/>
      <text:p text:style-name="P25"><text:span text:style-name="T3">Does not man recall that We created him before when he was not anything? (Qur'an, 19:67)</text:span></text:p>
      <text:p text:style-name="P17"/>
      <text:p text:style-name="P25"><text:span text:style-name="T3">You have known the first formation, so will you not pay heed? (Qur'an, 56:62)</text:span></text:p>
      <text:p text:style-name="P17"/>
      <text:p text:style-name="P25"><text:span text:style-name="T3">Say: 'What do you think? If, one morning, your water disappears into the earth who will bring you running water?' (Qur'an, 67:30)</text:span></text:p>
      <text:p text:style-name="P17"/>
      <text:p text:style-name="P25"><text:span text:style-name="T3">Those who adulterate Our Signs are not concealed from Us. Who is better—someone who will be thrown into the fire or someone who will arrive in safety on the Day of Rising? Do what you like. He sees whatever you do. (Qur'an, 41:40)</text:span></text:p>
      <text:p text:style-name="P17"/>
      <text:p text:style-name="P25"><text:span text:style-name="T3">Say: 'What do you think? If it is from Allah and you reject it, who could be more misguided than someone entrenched in hostility to it?' (Qur'an, 41:52)</text:span></text:p>
      <text:p text:style-name="P25"><text:soft-page-break/><text:span text:style-name="T3">We left it as a Sign. But is there any rememberer there? How terrible were My punishment and warnings! We have made the Qur'an easy to remember. But is there any rememberer there? (Qur'an, 54:15-17)</text:span></text:p>
      <text:p text:style-name="P17"/>
      <text:p text:style-name="P25"><text:span text:style-name="T3">Who is better guided: he who goes grovelling on his face or he who walks upright on a straight path? (Qur'an, 67:22)</text:span></text:p>
      <text:p text:style-name="P17"/>
      <text:p text:style-name="P25"><text:span text:style-name="T3">Have they not looked into the dominions of the heavens and the earth and what Allah has created, and seen that it may well be that their appointed time is near? In what discourse after this will they believe? (Qur'an, 7:185)</text:span></text:p>
      <text:p text:style-name="P17"/>
      <text:p text:style-name="P25"><text:span text:style-name="T3">Those are Allah's Signs We recite to you with truth. In what discourse, then, after Allah and His Signs, will they believe? (Qur'an, 45:6)</text:span></text:p>
      <text:p text:style-name="P17"/>
      <text:p text:style-name="P25"><text:span text:style-name="T3">They say, 'Why was this Qur'an not sent down to one of the great men of the two cities?' Is it, then, they who allocate the mercy of your Lord? We have allocated their livelihood among them in the life of this world and raised some of them above others in rank so that some of them are subservient to others. But the mercy of your Lord is better than anything they amass. (Qur'an, 43:31-32)</text:span></text:p>
      <text:p text:style-name="P17"/>
      <text:p text:style-name="P25"><text:span text:style-name="T3">We destroyed those of your kind in the past. But is there any rememberer there? (Qur'an, 54:51)</text:span></text:p>
      <text:p text:style-name="P16"/>
      <text:p text:style-name="P23"/>
      <text:p text:style-name="P34"><text:span text:style-name="T12">SOME OF THE CAUSE AND EFFECT RELATIONSHIPS MENTIONED IN THE QUR'AN</text:span></text:p>
      <text:p text:style-name="P12"/>
      <text:p text:style-name="P12"/>
      <text:p text:style-name="P25"><text:span text:style-name="T3">You who believe! If you have fear of Allah, He will give you discrimination and erase your bad actions from you and forgive you. Allah's favour is indeed immense. (Qur'an, 8:29)</text:span></text:p>
      <text:p text:style-name="P17"/>
      <text:p text:style-name="P25"><text:span text:style-name="T3">And when your Lord announced: "If you are grateful, I will certainly give you increase, but if you are ungrateful, My punishment is severe."' (Qur'an, 14:7)</text:span></text:p>
      <text:p text:style-name="P17"/>
      <text:p text:style-name="P25"><text:span text:style-name="T3">O Prophet! Spur on the believers to fight. If there are twenty of you who are steadfast, they will overcome two hundred; and if there are a hundred of you, they will overcome a thousand of those who do not believe, because they are people who do not understand. (Qur'an, 8:65)</text:span></text:p>
      <text:p text:style-name="P17"/>
      <text:p text:style-name="P25"><text:span text:style-name="T3">He said, 'Go down from it, all of you, as enemies to one another! But when guidance comes to you from Me, all those who follow My guidance will not go astray and will not be miserable. (Qur'an, 20:123)</text:span></text:p>
      <text:p text:style-name="P17"/>
      <text:p text:style-name="P25"><text:span text:style-name="T3">If something good happens to you, it galls them. If something bad strikes you, they rejoice at it. But if you are steadfast and guard against evil, their scheming will not harm you in any way. Allah encompasses what they do. (Qur'an, 3:120)</text:span></text:p>
      <text:p text:style-name="P17"/>
      <text:p text:style-name="P25"><text:span text:style-name="T3">You who believe! You are only responsible for yourselves. The misguided cannot harm you as long as you are guided. All of you will return to Allah and He will inform you about what you were doing. (Qur'an, 5:105)</text:span></text:p>
      <text:p text:style-name="P17"/>
      <text:p text:style-name="P25"><text:span text:style-name="T3">But if anyone turns away from My reminder, his life will be a dark and narrow one and on the Day of Rising We will gather him blind.' (Qur'an, 20:124)</text:span></text:p>
      <text:p text:style-name="P17"/>
      <text:p text:style-name="P25"><text:span text:style-name="T3">Obey Allah and His Messenger and do not quarrel among yourselves lest you lose heart and your momentum disappears. And be steadfast. Allah is with the steadfast. (Qur'an, 8:46)</text:span></text:p>
      <text:p text:style-name="P17"/>
      <text:p text:style-name="P25"><text:span text:style-name="T3">We have never sent a Prophet to any city without seizing its people with hardship and distress so that hopefully they would be humble. (Qur'an, 7:94)</text:span></text:p>
      <text:p text:style-name="P17"/>
      <text:p text:style-name="P25"><text:span text:style-name="T3">That is because Allah would never change a blessing He has conferred on a people until they had changed what was in themselves. Allah is All-Hearing, All-Knowing. (Qur'an, 8:53)</text:span></text:p>
      <text:p text:style-name="P17"/>
      <text:p text:style-name="P25"><text:span text:style-name="T3">If only the people of the cities had believed and guard against evil, We would have opened up to them blessings from heaven and earth. But they denied the truth so We seized them for what they earned (Qur'an, 7:96)</text:span></text:p>
      <text:p text:style-name="P25"><text:soft-page-break/><text:span text:style-name="T3">Then when they have reached their deadline either retain them with correctness and courtesy or part from them with correctness and courtesy. Call two upright men from among yourselves as witnesses and they should carry out the witnessing for Allah. This is admonishment for all who believe in Allah and the Last Day. Whoever has fear of Allah—He will give him a way out, and provide for him from where he does not expect. Whoever puts his trust in Allah—He will be enough for him. Allah always achieves His aim. Allah has appointed a measure for all things. (Qur'an, 65:2-3)</text:span></text:p>
      <text:p text:style-name="P17"/>
      <text:p text:style-name="P25"><text:span text:style-name="T3">In the case of those of your wives who are past the age of menstruation, if you have any doubt, their count is three months, and that also applies to those who have not yet menstruated. The time for women who are pregnant is when they give birth. Whoever has fear of Allah—He will make matters easy for him. That is Allah's command which He has sent down to you.Whoever has fear of Allah—He will erase his bad actions from him and greatly increase his reward. (Qur'an, 65:4-5)</text:span></text:p>
      <text:p text:style-name="P17"/>
      <text:p text:style-name="P25"><text:span text:style-name="T3">Say: 'My Lord expands the provision of any of His servants He wills or restricts it. But anything you expend will be replaced by Him. He is the Best of Providers.' (Qur'an, 34:39)</text:span></text:p>
      <text:p text:style-name="P23"/>
      <text:p text:style-name="P34"><text:span text:style-name="T12">NOBODY CAN BE FORCED</text:span></text:p>
      <text:p text:style-name="P23"><text:span text:style-name="T12">TO BE A MUSLIM</text:span></text:p>
      <text:p text:style-name="P12"/>
      <text:p text:style-name="P12"/>
      <text:p text:style-name="P25"><text:span text:style-name="T3">So remind them! You are only a reminder. You are not in control of them. (Qur'an, 88:21-22)</text:span></text:p>
      <text:p text:style-name="P17"/>
      <text:p text:style-name="P25"><text:span text:style-name="T3">If your Lord had willed, all the people on the earth would have believed. Do you think you can force people to be believers? (Qur'an, 10:99)</text:span></text:p>
      <text:p text:style-name="P17"/>
      <text:p text:style-name="P25"><text:span text:style-name="T3">We know best what they say.You are not a dictator over them.So remind, with the Qur'an, whoever fears My Threat. (Qur'an, 50:45)</text:span></text:p>
      <text:p text:style-name="P17"/>
      <text:p text:style-name="P25"><text:span text:style-name="T3">There is no compulsion where the religion is concerned. Right guidance has become clearly distinct from error. Anyone who rejects false gods and believes in Allah has grasped the Firmest Handhold, which will never give way. Allah is All-Hearing, All-Knowing. (Qur'an, 2:256)</text:span></text:p>
      <text:p text:style-name="P17"/>
      <text:p text:style-name="P25"><text:span text:style-name="T3">But if they turn their backs, you are only responsible for clear transmission. (Qur'an, 16:82)</text:span></text:p>
      <text:p text:style-name="P17"/>
      <text:p text:style-name="P25"><text:span text:style-name="T3">Say: 'Mankind! The truth has come to you from your Lord. Whoever is guided is only guided for his own good. Whoever is misguided is only misguided to his detriment. I have not been set over you as a guardian.' (Qur'an, 10:108)</text:span></text:p>
      <text:p text:style-name="P17"/>
      <text:p text:style-name="P25"><text:span text:style-name="T3">He frowned and turned away, because the blind man came to him. But how do you know? Perhaps he would be purified, or reminded, and the reminder benefit him. As for him who thinks himself self-sufficient, you give him your complete attention, but it is not up to you whether or not he is purified. But as for him who comes to you eagerly, showing fearfulness, from him you are distracted. No indeed! Truly it is a reminder, and whoever wills pays heed to it. (Qur'an, 80:1-12)</text:span></text:p>
      <text:p text:style-name="P23"/>
      <text:p text:style-name="P34"><text:span text:style-name="T12">THE QUR'AN COMMANDS PEOPLE</text:span></text:p>
      <text:p text:style-name="P23"><text:span text:style-name="T12">TO FORGIVE AND BE TOLERANT</text:span></text:p>
      <text:p text:style-name="P12"/>
      <text:p text:style-name="P12"/>
      <text:p text:style-name="P25"><text:span text:style-name="T3">Allah commands justice and doing good and giving to relatives. And He forbids indecency and doing wrong and tyranny. He warns you so that hopefully you will pay heed. (Qur'an, 16:90)</text:span></text:p>
      <text:p text:style-name="P17"/>
      <text:p text:style-name="P25"><text:span text:style-name="T3">Correct and courteous words accompanied by forgiveness are better than charity followed by insulting words. Allah is Rich Beyond Need, All-Forbearing. (Qur'an, 2:263)</text:span></text:p>
      <text:p text:style-name="P17"/>
      <text:p text:style-name="P25"><text:span text:style-name="T3">Whether you reveal a good act or keep it hidden, or pardon an evil act, Allah is Ever-Pardoning, All-Powerful. (Qur'an, 4:149)</text:span></text:p>
      <text:p text:style-name="P17"/>
      <text:p text:style-name="P25"><text:span text:style-name="T3">Make allowances for people, command what is right, and turn away from the ignorant. (Qur'an, 7:199)</text:span></text:p>
      <text:p text:style-name="P17"/>
      <text:p text:style-name="P25"><text:span text:style-name="T3">The repayment of a bad action is one equivalent to it. But if someone pardons and puts things right, his reward is with Allah. Certainly He does not love wrongdoers. But if people do defend themselves when they are wronged, nothing can be held against them for doing that. There are only grounds against those who wrong people and act as tyrants in the earth without any right to do so.Such people will have a painful punishment. But if someone is steadfast and forgives,that is the most resolute course to follow. (Qur'an, 42:40-43)</text:span></text:p>
      <text:p text:style-name="P17"/>
      <text:p text:style-name="P25"><text:span text:style-name="T3">Those, who avoid major wrong actions and indecencies and who, when they are angered, then forgive. (Qur'an, 42:37)</text:span></text:p>
      <text:p text:style-name="P16"/>
      <text:p text:style-name="P12"/>
      <text:p text:style-name="P12"/>
      <text:p text:style-name="P23"/>
      <text:p text:style-name="P34"><text:span text:style-name="T12">ALLAH'S</text:span></text:p>
      <text:p text:style-name="P3"><text:span text:style-name="T12">COMMANDS AND RECOMMENDATIONS</text:span></text:p>
      <text:p text:style-name="P12"/>
      <text:p text:style-name="P12"/>
      <text:p text:style-name="P26"><text:span text:style-name="T13">TO ASSOCIATE NOTHING WITH ALLAH</text:span></text:p>
      <text:p text:style-name="P17"/>
      <text:p text:style-name="P25"><text:span text:style-name="T3">Allah does not forgive anything being associated with Him but He forgives whoever He wills for anything other than that. Anyone who associates something with Allah has committed a terrible crime. (Qur'an, 4:48)</text:span></text:p>
      <text:p text:style-name="P17"/>
      <text:p text:style-name="P25"><text:span text:style-name="T3">It is He Who made the earth a couch for you, and the sky a dome. He sends down water from the sky and by it brings forth fruits for your provision. Do not, then, knowingly make others equal to Allah. (Qur'an, 2:22)</text:span></text:p>
      <text:p text:style-name="P17"/>
      <text:p text:style-name="P25"><text:span text:style-name="T3">Allah does not forgive anything being associated with Him but He forgives whoever He wills for anything other than that. Anyone who associates something with Allah has gone very far astray. (Qur'an, 4:116)</text:span></text:p>
      <text:p text:style-name="P17"/>
      <text:p text:style-name="P25"><text:span text:style-name="T3">When Luqman said to his son, counselling him, 'My son, do not associate anything with Allah. Associating others with Him is a terrible wrong.' (Qur'an, 31:13)</text:span></text:p>
      <text:p text:style-name="P16"/>
      <text:p text:style-name="P17"/>
      <text:p text:style-name="P26"><text:span text:style-name="T13">TO WORSHIP ALLAH ALONE</text:span></text:p>
      <text:p text:style-name="P17"/>
      <text:p text:style-name="P25"><text:span text:style-name="T3">'Do not worship anyone but Allah! I am a warner and bringer of good news to you from Him. (Qur'an, 11:2)</text:span></text:p>
      <text:p text:style-name="P17"/>
      <text:p text:style-name="P25"><text:span text:style-name="T3">Worship none but Allah. I fear for you the punishment of a painful day.' (Qur'an, 11:26)</text:span></text:p>
      <text:p text:style-name="P17"/>
      <text:p text:style-name="P25"><text:span text:style-name="T3">Say: 'Do you worship, besides Allah, something which has no power to harm or help you when Allah is the All-Hearing, the All-Knowing?' (Qur'an, 5:76)</text:span></text:p>
      <text:p text:style-name="P17"/>
      <text:p text:style-name="P25"><text:span text:style-name="T3">So do not call on any other god along with Allah or you will be among those who will be punished. (Qur'an, 26:213)</text:span></text:p>
      <text:p text:style-name="P17"/>
      <text:p text:style-name="P25"><text:span text:style-name="T3">Say, 'People of the Book! Come to a proposition which is the same for us and you—that we should worship none but Allah and not associate any partners with Him and not take one another as lords besides Allah.' If they turn away, say, 'Bear witness that we are Muslims.' (Qur'an, 3:64)</text:span></text:p>
      <text:p text:style-name="P17"/>
      <text:p text:style-name="P25"><text:soft-page-break/><text:span text:style-name="T3">My servants, you who believe, My earth is wide, so worship Me alone! (Qur'an, 29:56)</text:span></text:p>
      <text:p text:style-name="P17"/>
      <text:p text:style-name="P25"><text:span text:style-name="T3">Those to whom We gave the Book rejoice at what has been sent down to you but some of the parties refuse to acknowledge part of it. Say: 'I have only been ordered to worship Allah and not to associate anything with Him. I summon to Him and to Him I will return.' (Qur'an, 13:36)</text:span></text:p>
      <text:p text:style-name="P16"/>
      <text:p text:style-name="P17"/>
      <text:p text:style-name="P26"><text:span text:style-name="T13">NOT TO SET UP ANY GOD OTHER </text:span></text:p>
      <text:p text:style-name="P26"><text:span text:style-name="T13">THAN ALLAH</text:span></text:p>
      <text:p text:style-name="P17"/>
      <text:p text:style-name="P25"><text:span text:style-name="T3">Do not call on any other god along with Allah. There is no god but Him. All things are passing except His Face. Judgement belongs to Him. You will be returned to Him. (Qur'an, 28:88)</text:span></text:p>
      <text:p text:style-name="P17"/>
      <text:p text:style-name="P25"><text:span text:style-name="T3">Do not set up any other god together with Allah and so sit there reviled and forsaken. (Qur'an, 17:22)</text:span></text:p>
      <text:p text:style-name="P17"/>
      <text:p text:style-name="P25"><text:span text:style-name="T3">That is part of the wisdom your Lord has revealed to you. Do not set up another god together with Allah and so be thrown into Hell, blamed and driven out. (Qur'an, 17:39)</text:span></text:p>
      <text:p text:style-name="P17"/>
      <text:p text:style-name="P25"><text:span text:style-name="T3">Do not set up another god together with Allah. Truly I bring you a clear warning from Him. (Qur'an, 51:51)</text:span></text:p>
      <text:p text:style-name="P16"/>
      <text:p text:style-name="P17"/>
      <text:p text:style-name="P26"><text:span text:style-name="T13">NOT TO ACT LIKE UNBELIEVERS </text:span></text:p>
      <text:p text:style-name="P26"><text:span text:style-name="T13">DESPITE ONE'S CERTAINTY OF ALLAH</text:span></text:p>
      <text:p text:style-name="P17"/>
      <text:p text:style-name="P25"><text:span text:style-name="T3">If you asked them who created them, they would say, 'Allah!' So how have they been perverted? (Qur'an, 43:87)</text:span></text:p>
      <text:p text:style-name="P16"/>
      <text:p text:style-name="P17"/>
      <text:p text:style-name="P26"><text:span text:style-name="T13">TO FEAR ALLAH ALONE</text:span></text:p>
      <text:p text:style-name="P17"/>
      <text:p text:style-name="P25"><text:span text:style-name="T3">O mankind! Have fear of your Lord Who created you from a single self and created its mate from it and then disseminated many men and women from the two of them. Have fear of Allah in Whose name you make demands on one another and also in respect of your families. Allah watches over you continually. (Qur'an, 4:1)</text:span></text:p>
      <text:p text:style-name="P17"/>
      <text:p text:style-name="P25"><text:span text:style-name="T3">It was only satan frightening you through his friends. But do not fear them—fear Me if you are believers. (Qur'an, 3:175)</text:span></text:p>
      <text:p text:style-name="P17"><text:soft-page-break/></text:p>
      <text:p text:style-name="P25"><text:span text:style-name="T3">Believe in (the Qur'an) I have sent down, confirming what is with you (of the Torah). Do not be the first to reject it and do not sell My Signs for a paltry price. Have fear of Me alone. (Qur'an, 2:41)</text:span></text:p>
      <text:p text:style-name="P17"/>
      <text:p text:style-name="P25"><text:span text:style-name="T3">Remember Allah's blessing to you and the covenant He made with you when you said, 'We hear and we obey.' Have fear of Allah. Allah knows what the heart contains. (Qur'an, 5:7)</text:span></text:p>
      <text:p text:style-name="P17"/>
      <text:p text:style-name="P25"><text:span text:style-name="T3">You who believe! Have fear of Allah and believe in His Messenger. He will give you a double portion of His mercy and grant you a Light by which to walk and forgive you.Allah is Ever-Forgiving, Most Merciful. (Qur'an, 57:28)</text:span></text:p>
      <text:p text:style-name="P17"/>
      <text:p text:style-name="P17"/>
      <text:p text:style-name="P26"><text:span text:style-name="T13">TO FEAR ALLAH AS MUCH AS ONE IS ABLE </text:span></text:p>
      <text:p text:style-name="P17"/>
      <text:p text:style-name="P25"><text:span text:style-name="T3">You who believe! Have fear of Allah the way He should be feared and do not die except as Muslims. (Qur'an, 3:102)</text:span></text:p>
      <text:p text:style-name="P17"/>
      <text:p text:style-name="P25"><text:span text:style-name="T3">So have fear of Allah, as much as you are able to, and listen and obey and spend for your own benefit. It is the people who are safe-guarded from the avarice of their own selves who are successful. (Qur'an, 64:16)</text:span></text:p>
      <text:p text:style-name="P16"/>
      <text:p text:style-name="P17"/>
      <text:p text:style-name="P26"><text:span text:style-name="T13">TO PUT ONE'S TRUST IN ALLAH ALONE</text:span></text:p>
      <text:p text:style-name="P17"/>
      <text:p text:style-name="P25"><text:span text:style-name="T3">And put your trust in Allah. Allah suffices as a Guardian. (Qur'an, 33:3)</text:span></text:p>
      <text:p text:style-name="P17"/>
      <text:p text:style-name="P25"><text:span text:style-name="T3">Put your trust in the Living Who does not die and glorify Him with praise. He is well aware of the wrong actions of His servants. (Qur'an, 25:58)</text:span></text:p>
      <text:p text:style-name="P17"/>
      <text:p text:style-name="P25"><text:span text:style-name="T3">Put your trust in the Almighty, the Most Merciful. (Qur'an, 26:217)</text:span></text:p>
      <text:p text:style-name="P17"/>
      <text:p text:style-name="P25"><text:span text:style-name="T3">You who believe! Remember Allah's blessing to you when certain people were on the verge of raising their hands against you and He held their hands back from you. Have fear of Allah. The believers should put their trust in Allah. (Qur'an, 5:11)</text:span></text:p>
      <text:p text:style-name="P17"/>
      <text:p text:style-name="P25"><text:span text:style-name="T3">The Unseen of the heavens and the earth belongs to Allah and the whole affair will be returned to Him. So worship Him and put your trust in Him. Your Lord is not unaware of what you do. (Qur'an, 11:123)</text:span></text:p>
      <text:p text:style-name="P16"/>
      <text:p text:style-name="P17"/>
      <text:p text:style-name="P26"><text:soft-page-break/></text:p>
      <text:p text:style-name="P32"><text:span text:style-name="T13">TO TAKE ONLY ALLAH, THE PROPHET AND </text:span></text:p>
      <text:p text:style-name="P26"><text:span text:style-name="T13">THE BELIEVERS AS FRIENDS AND HELPERS</text:span></text:p>
      <text:p text:style-name="P17"/>
      <text:p text:style-name="P25"><text:span text:style-name="T3">You alone we ask for help. (Qur'an, 1:4)</text:span></text:p>
      <text:p text:style-name="P17"/>
      <text:p text:style-name="P25"><text:span text:style-name="T3">As for those who make Allah their friend, and His Messenger and those who believe: it is the party of Allah who are victorious! (Qur'an, 5:56)</text:span></text:p>
      <text:p text:style-name="P17"/>
      <text:p text:style-name="P25"><text:span text:style-name="T3">Allah knows best who your enemies are. Allah suffices as a Protector; Allah suffices as a Helper. (Qur'an, 4:45)</text:span></text:p>
      <text:p text:style-name="P16"/>
      <text:p text:style-name="P17"/>
      <text:p text:style-name="P26"><text:span text:style-name="T13">TO BE HONEST AND SINCERE TO ALLAH</text:span></text:p>
      <text:p text:style-name="P17"/>
      <text:p text:style-name="P25"><text:span text:style-name="T3">When he came to his Lord with an unblemished heart. (Qur'an, 37:84)</text:span></text:p>
      <text:p text:style-name="P17"/>
      <text:p text:style-name="P25"><text:span text:style-name="T3">Those who, when they act indecently or wrong themselves, remember Allah and ask forgiveness for their bad actions (and who can forgive bad actions except Allah?) and do not knowingly persist in what they were doing. (Qur'an, 3:135)</text:span></text:p>
      <text:p text:style-name="P16"/>
      <text:p text:style-name="P17"/>
      <text:p text:style-name="P26"><text:span text:style-name="T13">TO BE TRUE TO ALLAH, NOT ONLY </text:span></text:p>
      <text:p text:style-name="P26"><text:span text:style-name="T13">IN TIMES OF HARDSHIP, BUT ALWAYS</text:span></text:p>
      <text:p text:style-name="P17"/>
      <text:p text:style-name="P25"><text:span text:style-name="T3">Yet they had previously made a contract with Allah that they would never turn their backs. Contracts made with Allah will be asked about. (Qur'an, 33:15)</text:span></text:p>
      <text:p text:style-name="P17"/>
      <text:p text:style-name="P25"><text:span text:style-name="T3">Nor is anything held against those who, when they came to you for you to provide them with mounts and you said, 'I cannot find anything on which to mount you,' turned away with their eyes overflowing with tears, overcome by grief at having nothing to give. There are only grounds against those who ask you for permission to stay when they are rich. They were pleased to be among those who were left behind. Allah has sealed up their hearts so they do not know. (Qur'an, 9:92-93)</text:span></text:p>
      <text:p text:style-name="P17"/>
      <text:p text:style-name="P25"><text:span text:style-name="T3">Would be obedience and honourable words. Once the matter is resolved upon, being true to Allah would be better for them. (Qur'an, 47:21)</text:span></text:p>
      <text:p text:style-name="P16"/>
      <text:p text:style-name="P17"/>
      <text:p text:style-name="P26"/>
      <text:p text:style-name="P32"><text:span text:style-name="T13">NOT TO DISTORT THE BOOK </text:span></text:p>
      <text:p text:style-name="P26"><text:span text:style-name="T13">WITH ONE'S TONGUE</text:span></text:p>
      <text:p text:style-name="P17"/>
      <text:p text:style-name="P25"><text:span text:style-name="T3">Among them is a group who distort the Book with their tongues so that you think it is from the Book when it is not from the Book. They say, 'It is from Allah,' but it is not from Allah. They tell a lie against Allah and they know it. (Qur'an, 3:78)</text:span></text:p>
      <text:p text:style-name="P16"/>
      <text:p text:style-name="P17"/>
      <text:p text:style-name="P26"><text:span text:style-name="T13">TO OBSERVE ALLAH'S LIMITS ON </text:span></text:p>
      <text:p text:style-name="P26"><text:span text:style-name="T13">WHAT IS PERMITTED AND FORBIDDEN</text:span></text:p>
      <text:p text:style-name="P17"/>
      <text:p text:style-name="P25"><text:span text:style-name="T3">These are Allah's limits. As for those who obey Allah and His Messenger, We will admit them into Gardens with rivers flowing under them, remaining in them timelessly, for ever. That is the Great Victory. As for those who disobey Allah and His Messenger and overstep His limits, We will admit them into a Fire, remaining in it timelessly, for ever. They will have a humiliating punishment. (Qur'an, 4:13-14)</text:span></text:p>
      <text:p text:style-name="P17"/>
      <text:p text:style-name="P25"><text:span text:style-name="T3">That is it. If someone honours Allah's sacred things, that is better for him in his Lord's sight. All livestock are permitted to you except what has already been recited to you. Have done with the defilement of idols and have done with telling lies. (Qur'an, 22:30)</text:span></text:p>
      <text:p text:style-name="P17"/>
      <text:p text:style-name="P25"><text:span text:style-name="T3">Those who repent, those who worship, those who praise, those who fast, those who bow, those who prostrate, those who command the right, those who forbid the wrong, those who preserve the limits of Allah: give good news to the believers. (Qur'an, 9:112)</text:span></text:p>
      <text:p text:style-name="P17"/>
      <text:p text:style-name="P25"><text:span text:style-name="T3">O Prophet! When any of you divorce women, divorce them during their period of purity and count up the (amount of months carefully). And have fear of Allah, your Lord. Do not evict them from their homes, nor should they leave, unless they commit an outright indecency. Those are Allah's limits, and anyone who oversteps Allah's limits has wronged himself. You never know, it may well be that after that Allah will cause a new situation to develop. (Qur'an, 65:1)</text:span></text:p>
      <text:p text:style-name="P17"/>
      <text:p text:style-name="P25"><text:span text:style-name="T3">That is it. As for those who honour Allah's sacred rites should do so from heartfelt heeding. (Qur'an, 22:32)</text:span></text:p>
      <text:p text:style-name="P16"/>
      <text:p text:style-name="P17"/>
      <text:p text:style-name="P26"><text:span text:style-name="T13">NOT TO FORBID ANYTHING </text:span></text:p>
      <text:p text:style-name="P26"><text:span text:style-name="T13">ALLAH HAS PERMITTED</text:span></text:p>
      <text:p text:style-name="P17"/>
      <text:p text:style-name="P25"><text:span text:style-name="T3">You who believe! Do not make forbidden the good things Allah has made lawful for you, and do not overstep the limits. Allah does not love people who overstep the limits. (Qur'an, 5:87)</text:span></text:p>
      <text:p text:style-name="P25"><text:soft-page-break/><text:span text:style-name="T3">Those, who kill their children foolishly without any knowledge and make what Allah has provided for them forbidden, inventing lies against Allah, such people are lost. They are misguided. They are not guided. (Qur'an, 6:140)</text:span></text:p>
      <text:p text:style-name="P16"/>
      <text:p text:style-name="P17"/>
      <text:p text:style-name="P26"><text:span text:style-name="T13">TO OBEY ALLAH'S COMMANDS </text:span></text:p>
      <text:p text:style-name="P26"><text:span text:style-name="T13">WITHOUT EXCEPTION</text:span></text:p>
      <text:p text:style-name="P17"/>
      <text:p text:style-name="P25"><text:span text:style-name="T3">Then you are the people who are killing one another and expelling a group among you from their homes, ganging up against them in wrongdoing and enmity. Yet if they are brought to you as captives, you ransom them, when it was forbidden for you to expel them in the first place! Do you, then, believe in one part of the Book and reject the other? What repayment will there be for any of you who do that except disgrace in this world? And on the Day of Rising, they will be returned to the harshest of punishments. Allah is not unaware of what you do. (Qur'an, 2:85)</text:span></text:p>
      <text:p text:style-name="P16"/>
      <text:p text:style-name="P17"/>
      <text:p text:style-name="P26"><text:span text:style-name="T13">TO BE FIRM IN FOLLOWING </text:span></text:p>
      <text:p text:style-name="P26"><text:span text:style-name="T13">ALLAH'S COMMANDS</text:span></text:p>
      <text:p text:style-name="P17"/>
      <text:p text:style-name="P25"><text:span text:style-name="T3">It is a Book sent down to you—so let there be no constriction in your breast because of it—so that you can give warning by it and as a reminder to the believers. (Qur'an, 7:2)</text:span></text:p>
      <text:p text:style-name="P17"/>
      <text:p text:style-name="P25"><text:span text:style-name="T3">He is Lord of the heavens and the earth and everything in between them, so worship Him and persevere in His worship. Do you know of any other with His Name? (Qur'an, 19:65)</text:span></text:p>
      <text:p text:style-name="P16"/>
      <text:p text:style-name="P17"/>
      <text:p text:style-name="P26"><text:span text:style-name="T13">TO LIVE ONE'S ENTIRE LIFE </text:span></text:p>
      <text:p text:style-name="P26"><text:span text:style-name="T13">FOR ALLAH ALONE</text:span></text:p>
      <text:p text:style-name="P17"/>
      <text:p text:style-name="P25"><text:span text:style-name="T3">Say: 'My prayer and my rites, my living and my dying, are for Allah alone, the Lord of all the worlds. (Qur'an, 6:162)</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6"/>
      <text:p text:style-name="P17"/>
      <text:p text:style-name="P26"/>
      <text:p text:style-name="P32"><text:span text:style-name="T13">TO SEEK ALLAH'S APPROVAL ALONE</text:span></text:p>
      <text:p text:style-name="P17"/>
      <text:p text:style-name="P25"><text:span text:style-name="T3">Who is better: someone who founds his building on heeding and pleasing Allah, or someone who founds his building on the brink of a crumbling precipice so that it collapses with him into the Fire of Hell? Allah does not love wrongdoers. (Qur'an, 9:109)</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
      <text:p text:style-name="P25"><text:span text:style-name="T3">Those who are steadfast in seeking the face of their Lord, and perform prayer and give from the provision We have given them, secretly and openly, and stave off evil with good, it is they who will have the Ultimate Abode. (Qur'an, 13:22)</text:span></text:p>
      <text:p text:style-name="P17"/>
      <text:p text:style-name="P25"><text:span text:style-name="T3">What you give with usurious intent, aiming to get back a greater amount from people's wealth, does not become greater with Allah. But anything you give as alms, seeking the Face of Allah—all who do that will get back twice as much. (Qur'an, 30:39)</text:span></text:p>
      <text:p text:style-name="P17"/>
      <text:p text:style-name="P25"><text:span text:style-name="T3">And among the people there are some who give up everything, desiring the good pleasure of Allah. Allah is Ever-Gentle with His servants. (Qur'an, 2:207)</text:span></text:p>
      <text:p text:style-name="P17"/>
      <text:p text:style-name="P25"><text:span text:style-name="T3">By it, Allah guides those who follow what pleases Him to the ways of Peace. He will bring them from the darkness to the light by His permission, and guide them to a straight path. (Qur'an, 5:16)</text:span></text:p>
      <text:p text:style-name="P16"/>
      <text:p text:style-name="P17"/>
      <text:p text:style-name="P26"><text:span text:style-name="T13">TO SEEK ALLAH'S APPROVAL AT ALL TIMES</text:span></text:p>
      <text:p text:style-name="P17"/>
      <text:p text:style-name="P25"><text:span text:style-name="T3">So when you have finished, work on, and make your Lord your goal! (Qur'an, 94:7-8)</text:span></text:p>
      <text:p text:style-name="P16"/>
      <text:p text:style-name="P17"/>
      <text:p text:style-name="P26"><text:span text:style-name="T13">TO BEHAVE IN THE WAY </text:span></text:p>
      <text:p text:style-name="P26"><text:span text:style-name="T13">THAT WILL PLEASE ALLAH MOST</text:span></text:p>
      <text:p text:style-name="P17"/>
      <text:p text:style-name="P25"><text:span text:style-name="T3">Say: 'My people, do as you think best; that is what I am doing. You will soon know who will receive. (Qur'an, 39:39)</text:span></text:p>
      <text:p text:style-name="P16"/>
      <text:p text:style-name="P17"/>
      <text:p text:style-name="P26"/>
      <text:p text:style-name="P32"><text:span text:style-name="T13">TO BE SINCERELY DEVOTED TO ALLAH</text:span></text:p>
      <text:p text:style-name="P17"/>
      <text:p text:style-name="P25"><text:span text:style-name="T3">But those of you who are obedient to Allah and His Messenger and act rightly will be given their reward twice over; and We have prepared generous provision for them. (Qur'an, 33:31)</text:span></text:p>
      <text:p text:style-name="P17"/>
      <text:p text:style-name="P25"><text:span text:style-name="T3">Turning towards Him. Have fear of Him and perform prayer. Do not be among the idolaters. (Qur'an, 30:31)</text:span></text:p>
      <text:p text:style-name="P17"/>
      <text:p text:style-name="P25"><text:span text:style-name="T3">The steadfast, the truthful, the obedient, the givers, and those who seek forgiveness before dawn. (Qur'an, 3:17)</text:span></text:p>
      <text:p text:style-name="P16"/>
      <text:p text:style-name="P17"/>
      <text:p text:style-name="P26"><text:span text:style-name="T13">NOT TO BE UNGRATEFUL TO ALLAH</text:span></text:p>
      <text:p text:style-name="P17"/>
      <text:p text:style-name="P25"><text:span text:style-name="T3">When the waves hang over them like canopies, they call on Allah, making their religion sincerely His. But then when He delivers them safely to the land, some of them are ambivalent. None but a treacherous, thankless man denies Our Signs. (Qur'an, 31:32)</text:span></text:p>
      <text:p text:style-name="P16"/>
      <text:p text:style-name="P17"/>
      <text:p text:style-name="P26"><text:span text:style-name="T13">NEVER TO DESPAIR OF ALLAH</text:span></text:p>
      <text:p text:style-name="P17"/>
      <text:p text:style-name="P25"><text:span text:style-name="T3">Say: 'My servants, you who have transgressed against yourselves, do not despair of the mercy of Allah. Truly Allah forgives all wrong actions. He is the Ever-Forgiving, the Most Merciful.' (Qur'an, 39:53)</text:span></text:p>
      <text:p text:style-name="P17"/>
      <text:p text:style-name="P25"><text:span text:style-name="T3">Is Allah not enough for His servant? Yet they try to scare you with others apart from Him. If Allah misguides someone, he has no guide. (Qur'an, 39:36)</text:span></text:p>
      <text:p text:style-name="P17"/>
      <text:p text:style-name="P25"><text:span text:style-name="T3">They said, 'We bring you good news of the truth, so do not be among those who despair.' (Qur'an, 15:55)</text:span></text:p>
      <text:p text:style-name="P17"/>
      <text:p text:style-name="P25"><text:span text:style-name="T3">My sons! Seek news of Yusuf and his brother. Do not despair of solace from Allah. No one despairs of solace from Allah except for people who are unbelievers.' (Qur'an, 12:87)</text:span></text:p>
      <text:p text:style-name="P16"/>
      <text:p text:style-name="P17"/>
      <text:p text:style-name="P26"><text:span text:style-name="T13">TO BE THANKFUL TO HIM</text:span></text:p>
      <text:p text:style-name="P17"/>
      <text:p text:style-name="P25"><text:span text:style-name="T3">And when your Lord announced: "If you are grateful, I will certainly give you increase, but if you are ungrateful, My punishment is severe."' (Qur'an, 14:7)</text:span></text:p>
      <text:p text:style-name="P17"/>
      <text:p text:style-name="P25"><text:soft-page-break/><text:span text:style-name="T3">Why should Allah punish you if you are thankful and believe? Allah is All-Thankful, All-Knowing. (Qur'an, 4:147)</text:span></text:p>
      <text:p text:style-name="P17"/>
      <text:p text:style-name="P25"><text:span text:style-name="T3">Allah brought you out of your mothers' wombs knowing nothing at all, and gave you hearing, sight and hearts so that perhaps you would show thanks. (Qur'an, 16:78)</text:span></text:p>
      <text:p text:style-name="P16"/>
      <text:p text:style-name="P17"/>
      <text:p text:style-name="P26"><text:span text:style-name="T13">NEVER TO GO ASTRAY WHEN FACED WITH</text:span></text:p>
      <text:p text:style-name="P26"><text:span text:style-name="T13">DIFFICULTIES IN THE WAY OF ALLAH</text:span></text:p>
      <text:p text:style-name="P17"/>
      <text:p text:style-name="P25"><text:span text:style-name="T3">As for man, when his Lord tests himby honouring him and favouring him, he says, 'My Lord has honoured me!' But then when He tests him by restricting his provision, he says, 'My Lord has humiliated me!' (Qur'an, 89:15-16)</text:span></text:p>
      <text:p text:style-name="P16"/>
      <text:p text:style-name="P17"/>
      <text:p text:style-name="P26"><text:span text:style-name="T13">TO BE SUBMISSIVE TO ALLAH </text:span></text:p>
      <text:p text:style-name="P26"><text:span text:style-name="T13">AND NOT TO BE ARROGANT</text:span></text:p>
      <text:p text:style-name="P17"/>
      <text:p text:style-name="P25"><text:span text:style-name="T3">The people who truly do believe in Our Signs are those who fall to the ground prostrating when they are reminded of them, and glorify their Lord with praise, and are not arrogant. (Qur'an, 32:15)</text:span></text:p>
      <text:p text:style-name="P17"/>
      <text:p text:style-name="P25"><text:span text:style-name="T3">When Our Signs are recited to such a person, he turns away arrogantly as if he had not heard, as if there was a great weight in his ears. So give him news of a painful punishment. (Qur'an, 31:7)</text:span></text:p>
      <text:p text:style-name="P17"/>
      <text:p text:style-name="P25"><text:span text:style-name="T3">Do not avert your face from people out of haughtiness and do not strut about arrogantly on the earth. Allah does not love anyone who is vain or boastful. (Qur'an, 31:18)</text:span></text:p>
      <text:p text:style-name="P17"/>
      <text:p text:style-name="P25"><text:span text:style-name="T3">When he is told to have fear of Allah, he is seized by pride which drives him to wrongdoing. Hell will be enough for him! What an evil resting-place! (Qur'an, 2:206)</text:span></text:p>
      <text:p text:style-name="P16"/>
      <text:p text:style-name="P17"/>
      <text:p text:style-name="P26"><text:span text:style-name="T13">NEVER TO REVOLT AGAINST ALLAH </text:span></text:p>
      <text:p text:style-name="P26"><text:span text:style-name="T13">AND THE PROPHET</text:span></text:p>
      <text:p text:style-name="P17"/>
      <text:p text:style-name="P25"><text:span text:style-name="T3">Those who oppose Allah and His Messenger, such people will be among the most abased. (Qur'an, 58:20)</text:span></text:p>
      <text:p text:style-name="P16"/>
      <text:p text:style-name="P17"/>
      <text:p text:style-name="P17"/>
      <text:p text:style-name="P26"><text:soft-page-break/><text:span text:style-name="T13">TO KNOW THAT EVERYTHING IS CONTROLLED </text:span></text:p>
      <text:p text:style-name="P26"><text:span text:style-name="T13">BY ALLAH AND BE PLEASED WITH IT</text:span></text:p>
      <text:p text:style-name="P17"/>
      <text:p text:style-name="P25"><text:span text:style-name="T3">Say: 'Nothing can happen to us except what Allah has ordained for us. He is Our Master. It is in Allah that the believers should put their trust.' (Qur'an, 9:51)</text:span></text:p>
      <text:p text:style-name="P17"/>
      <text:p text:style-name="P25"><text:span text:style-name="T3">Say: 'I possess no power to harm or help myself except as Allah wills. Every nation has an appointed time. When their appointed time comes, they cannot delay it a single hour or bring it forward.' (Qur'an, 10:49)</text:span></text:p>
      <text:p text:style-name="P17"/>
      <text:p text:style-name="P17"/>
      <text:p text:style-name="P26"><text:span text:style-name="T13">TO LOVE ALLAH GREATLY </text:span></text:p>
      <text:p text:style-name="P17"/>
      <text:p text:style-name="P25"><text:span text:style-name="T3">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Qur'an, 2:165)</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7"/>
      <text:p text:style-name="P17"/>
      <text:p text:style-name="P26"><text:span text:style-name="T13">TO MEASURE ALLAH BY HIS TRUE MEASURE</text:span></text:p>
      <text:p text:style-name="P17"/>
      <text:p text:style-name="P25"><text:span text:style-name="T3">They do not measure Allah with His true measure. Allah is All-Strong, Almighty. (Qur'an, 22:74)</text:span></text:p>
      <text:p text:style-name="P16"/>
      <text:p text:style-name="P17"/>
      <text:p text:style-name="P26"><text:span text:style-name="T13">TO SEEK WAYS TO DRAW NEAR TO ALLAH</text:span></text:p>
      <text:p text:style-name="P17"/>
      <text:p text:style-name="P25"><text:span text:style-name="T3">You who believe! Have fear of Allah and seek the means of drawing near to Him, and strive in His Way, so that hopefully you will be successful. (Qur'an, 5:35)</text:span></text:p>
      <text:p text:style-name="P16"/>
      <text:p text:style-name="P17"/>
      <text:p text:style-name="P26"/>
      <text:p text:style-name="P32"><text:span text:style-name="T13">NEVER TO FAIL IN THE REMEMBRANCE OF ALLAH</text:span></text:p>
      <text:p text:style-name="P17"/>
      <text:p text:style-name="P25"><text:span text:style-name="T3">The men and women of the hypocrites are as bad as one another. They command what is wrong and forbid what is right and keep their fists tightly closed. They have forgotten Allah, so He has forgotten them. The hypocrites are deviators. (Qur'an, 9:67)</text:span></text:p>
      <text:p text:style-name="P17"/>
      <text:p text:style-name="P25"><text:span text:style-name="T3">Remember Me—I will remember you. Give thanks to Me and do not be ungrateful. (Qur'an, 2:152)</text:span></text:p>
      <text:p text:style-name="P16"/>
      <text:p text:style-name="P17"/>
      <text:p text:style-name="P26"><text:span text:style-name="T13">TO REMEMBER ALLAH VERY OFTEN</text:span></text:p>
      <text:p text:style-name="P17"/>
      <text:p text:style-name="P25"><text:span text:style-name="T3">You who believe! Remember Allah much. (Qur'an, 33:41)</text:span></text:p>
      <text:p text:style-name="P17"/>
      <text:p text:style-name="P25"><text:span text:style-name="T3">Recite what has been revealed to you of the Book and perform prayer. Prayer precludes indecency and wrongdoing. And remembrance of Allah is greater still. Allah knows what you do. (Qur'an, 29:45)</text:span></text:p>
      <text:p text:style-name="P17"/>
      <text:p text:style-name="P25"><text:span text:style-name="T3">Those who believe and whose hearts find peace in the remembrance of Allah. Only in the remembrance of Allah can the heart find peace.' (Qur'an, 13:28)</text:span></text:p>
      <text:p text:style-name="P17"/>
      <text:p text:style-name="P25"><text:span text:style-name="T3">Those who remember Allah, standing, sitting and lying on their sides, and reflect on the creation of the heavens and the earth: 'Our Lord, You have not created this for nothing. Glory be to You! So safeguard us from the punishment of the Fire. (Qur'an, 3:191)</text:span></text:p>
      <text:p text:style-name="P17"/>
      <text:p text:style-name="P25"><text:span text:style-name="T3">Remember your Lord in yourself humbly and fearfully, without loudness of voice, morning and evening. Do not be one of the unaware. (Qur'an, 7:205)</text:span></text:p>
      <text:p text:style-name="P17"/>
      <text:p text:style-name="P17"/>
      <text:p text:style-name="P26"><text:span text:style-name="T13">NEVER TO SLACKEN IN REMEMBERING ALLAH</text:span></text:p>
      <text:p text:style-name="P17"/>
      <text:p text:style-name="P25"><text:span text:style-name="T3">Go, you and your brother, with My Signs and do not slacken in remembering Me. (Qur'an, 20:42)</text:span></text:p>
      <text:p text:style-name="P16"/>
      <text:p text:style-name="P17"/>
      <text:p text:style-name="P26"><text:span text:style-name="T13">NEVER TO FOLLOW THOSE WHO </text:span></text:p>
      <text:p text:style-name="P26"><text:span text:style-name="T13">SLACKEN IN REMEMBERING ALLAH</text:span></text:p>
      <text:p text:style-name="P17"/>
      <text:p text:style-name="P25"><text:span text:style-name="T3">So be steadfast. Allah's promise is true. Do not let those who have no certainty make you impatient and shake your firmness. (Qur'an, 30:60)</text:span></text:p>
      <text:p text:style-name="P16"/>
      <text:p text:style-name="P26"/>
      <text:p text:style-name="P32"><text:span text:style-name="T13">NEVER TO ACCEPT ANY OBSTACLE</text:span></text:p>
      <text:p text:style-name="P26"><text:span text:style-name="T13">REGARDING THE REMEMBRANCE OF ALLAH </text:span></text:p>
      <text:p text:style-name="P17"/>
      <text:p text:style-name="P25"><text:span text:style-name="T3">(There are men who are) not distracted by trade or commerce from the remembrance of Allah and the performance of prayer and the giving of alms; fearing a day when all hearts and eyes will be in turmoil. (Qur'an, 24:37)</text:span></text:p>
      <text:p text:style-name="P16"/>
      <text:p text:style-name="P17"/>
      <text:p text:style-name="P26"><text:span text:style-name="T13">TO FEAR THE DAY OF RESURRECTION</text:span></text:p>
      <text:p text:style-name="P17"/>
      <text:p text:style-name="P25"><text:span text:style-name="T3">Say: 'I fear, were I to disobey my Lord, the punishment of a dreadful Day.' (Qur'an, 6:15)</text:span></text:p>
      <text:p text:style-name="P17"/>
      <text:p text:style-name="P25"><text:span text:style-name="T3">Warn by it (the Qur'an) those who fear they will be gathered to their Lord, having no protector or intercessor apart from Him, so that hopefully they guard against evil. (Qur'an, 6:51)</text:span></text:p>
      <text:p text:style-name="P17"/>
      <text:p text:style-name="P17"/>
      <text:p text:style-name="P26"><text:span text:style-name="T13">TO BELIEVE IN THE EXISTENCE </text:span></text:p>
      <text:p text:style-name="P26"><text:span text:style-name="T13">OF THE HEREAFTER WITH CERTAINTY</text:span></text:p>
      <text:p text:style-name="P17"/>
      <text:p text:style-name="P25"><text:span text:style-name="T3">Those, who believe in what has been sent down to you and what was sent down before you, and are certain about the hereafter. (Qur'an, 2:4)</text:span></text:p>
      <text:p text:style-name="P17"/>
      <text:p text:style-name="P25"><text:span text:style-name="T3">Those who are aware that they will meet their Lord and that they will return to Him. (Qur'an, 2:46)</text:span></text:p>
      <text:p text:style-name="P17"/>
      <text:p text:style-name="P17"/>
      <text:p text:style-name="P26"><text:span text:style-name="T13">NEVER TO DOUBT RESURRECTION</text:span></text:p>
      <text:p text:style-name="P17"/>
      <text:p text:style-name="P25"><text:span text:style-name="T3">Mankind! if you are in any doubt about the Rising, know that We created you from dust then from a drop of sperm then from an alaq (embryo) then from a lump of flesh, formed yet unformed, so We may make things clear to you. We make whatever We want stay in the womb until a specified time and then We bring you out as children so that you can reach your full maturity. Some of you die and some of you revert to the lowest form of life so that, after having knowledge, they then know nothing at all. And you see the earth dead and barren; then when We send down water onto it it quivers and swells and sprouts with luxuriant plants of every kind. (Qur'an, 22:5)</text:span></text:p>
      <text:p text:style-name="P16"/>
      <text:p text:style-name="P17"/>
      <text:p text:style-name="P26"/>
      <text:p text:style-name="P32"><text:span text:style-name="T13">TO REMEMBER THE HEREAFTER </text:span></text:p>
      <text:p text:style-name="P26"><text:span text:style-name="T13">AND LONG FOR IT</text:span></text:p>
      <text:p text:style-name="P17"/>
      <text:p text:style-name="P25"><text:span text:style-name="T3">You have an excellent model in the Messenger of Allah, for all who put their hope in Allah and the Last Day and remember Allah much. (Qur'an, 33:21)</text:span></text:p>
      <text:p text:style-name="P17"/>
      <text:p text:style-name="P25"><text:span text:style-name="T3">We purified their sincerity through sincere remembrance of the Abode (of the hereafter). (Qur'an, 38:46)</text:span></text:p>
      <text:p text:style-name="P16"/>
      <text:p text:style-name="P17"/>
      <text:p text:style-name="P26"><text:span text:style-name="T13">TO SEEK NO WAY OTHER THAN ISLAM</text:span></text:p>
      <text:p text:style-name="P17"/>
      <text:p text:style-name="P25"><text:span text:style-name="T3">The religion with Allah is Islam. Those given the Book only differed after knowledge had come to them, envying one another. As for those who reject Allah's Signs, Allah is swift at reckoning. (Qur'an, 3:19)</text:span></text:p>
      <text:p text:style-name="P17"/>
      <text:p text:style-name="P25"><text:span text:style-name="T3">If anyone desires anything other than Islam as a religion, it will not be accepted from him, and in the hereafter he will be among the losers. (Qur'an, 3:85)</text:span></text:p>
      <text:p text:style-name="P17"/>
      <text:p text:style-name="P25"><text:span text:style-name="T3">You who believe! Have fear of Allah the way He should be feared and do not die except as Muslims. (Qur'an, 3:102)</text:span></text:p>
      <text:p text:style-name="P17"/>
      <text:p text:style-name="P25"><text:span text:style-name="T3">You who believe! Enter Islam totally. Do not follow in the footsteps of satan. He is an outright enemy to you. (Qur'an, 2:208)</text:span></text:p>
      <text:p text:style-name="P17"/>
      <text:p text:style-name="P17"/>
      <text:p text:style-name="P26"><text:span text:style-name="T13">NOT TO FOLLOW THE MAJORITY</text:span></text:p>
      <text:p text:style-name="P17"/>
      <text:p text:style-name="P25"><text:span text:style-name="T3">But most people, for all your eagerness, are not believers. (Qur'an, 12:103)</text:span></text:p>
      <text:p text:style-name="P17"/>
      <text:p text:style-name="P25"><text:span text:style-name="T3">Alif Lam Mim Ra. Those are the Signs of the Book. And what has been sent down to you from your Lord is the Truth. But most people have no faith. (Qur'an, 13:1)</text:span></text:p>
      <text:p text:style-name="P17"/>
      <text:p text:style-name="P25"><text:span text:style-name="T3">They swear by Allah with their most earnest oaths that Allah will not raise up those who die, when, on the contrary, it is a binding promise on Him; but most people do not know it. (Qur'an, 16:38)</text:span></text:p>
      <text:p text:style-name="P17"/>
      <text:p text:style-name="P25"><text:span text:style-name="T3">Most of them do not believe in Allah without associating others with Him. (Qur'an, 12:106)</text:span></text:p>
      <text:p text:style-name="P17"/>
      <text:p text:style-name="P25"><text:span text:style-name="T3">The Egyptian who had bought him told his wife, 'Look after him with honour and respect. It's possible he will be of use to us or perhaps we might adopt him as a son.' And thus We established Yusuf in </text:span><text:soft-page-break/><text:span text:style-name="T3">the land to teach him the true meaning of events. Allah is in control of His affair. However, most of mankind do not know. (Qur'an, 12:21)</text:span></text:p>
      <text:p text:style-name="P17"/>
      <text:p text:style-name="P25"><text:span text:style-name="T3">So set your face firmly towards the Religion, as a pure natural believer, Allah's natural pattern on which He made mankind. There is no changing Allah's creation. That is the true Religion—but most people do not know it. (Qur'an, 30:30)</text:span></text:p>
      <text:p text:style-name="P17"/>
      <text:p text:style-name="P25"><text:span text:style-name="T3">The creation of the heavens and earth is far greater than the creation of mankind. But most of mankind do not know it. (Qur'an, 40:57)</text:span></text:p>
      <text:p text:style-name="P17"/>
      <text:p text:style-name="P25"><text:span text:style-name="T3">The Hour is coming—there is no doubt about it. But most of mankind have no faith. (Qur'an, 40:59)</text:span></text:p>
      <text:p text:style-name="P16"/>
      <text:p text:style-name="P17"/>
      <text:p text:style-name="P26"><text:span text:style-name="T13">TO BELIEVE IN THE QUR'AN</text:span></text:p>
      <text:p text:style-name="P17"/>
      <text:p text:style-name="P25"><text:span text:style-name="T3">Alif Lam Ra. A Book whose verses are perfectly constructed, and then demarcated, coming directly from One Who is All-Wise, All-Aware. 'Do not worship anyone but Allah! I am a warner and bringer of good news to you from Him. (Qur'an, 11:1-2)</text:span></text:p>
      <text:p text:style-name="P17"/>
      <text:p text:style-name="P25"><text:span text:style-name="T3">Those, who believe in what has been sent down to you and what was sent down before you, and are certain about the hereafter. (Qur'an, 2:4)</text:span></text:p>
      <text:p text:style-name="P16"/>
      <text:p text:style-name="P17"/>
      <text:p text:style-name="P26"><text:span text:style-name="T13">TO BELIEVE IN ALL OF THE QUR'AN</text:span></text:p>
      <text:p text:style-name="P17"/>
      <text:p text:style-name="P25"><text:span text:style-name="T3">Then you are the people who are killing one another and expelling a group among you from their homes, ganging up against them in wrongdoing and enmity. Yet if they are brought to you as captives, you ransom them, when it was forbidden for you to expel them in the first place! Do you, then, believe in one part of the Book and reject the other? What repayment will there be for any of you who do that except disgrace in this world? And on the Day of Rising, they will be returned to the harshest of punishments. Allah is not unaware of what you do. (Qur'an, 2:85)</text:span></text:p>
      <text:p text:style-name="P17"/>
      <text:p text:style-name="P25"><text:span text:style-name="T3">It is He Who sent down the Book to you from Him: verses containing clear judgements—they are the core of the Book—and others which are open to interpretation. Those with deviation in their hearts follow what is open to interpretation in it, desiring conflict, seeking its inner meaning. No one knows its inner meaning but Allah. Those firmly rooted in knowledge say, 'We believe in it. All of it is from our Lord.' But only people of intelligence pay heed. (Qur'an, 3:7)</text:span></text:p>
      <text:p text:style-name="P17"/>
      <text:p text:style-name="P17"/>
      <text:p text:style-name="P26"><text:soft-page-break/><text:span text:style-name="T13">NEVER TO DOUBT THE QUR'AN</text:span></text:p>
      <text:p text:style-name="P17"/>
      <text:p text:style-name="P25"><text:span text:style-name="T3">If you are in any doubt about what We have sent down to you, then ask those who were reciting the Book before you. The truth has come to you from your Lord, so on no account be one of the doubters. (Qur'an, 10:94)</text:span></text:p>
      <text:p text:style-name="P17"/>
      <text:p text:style-name="P25"><text:span text:style-name="T3">The truth is from your Lord, so on no account be among the doubters. (Qur'an, 2:147)</text:span></text:p>
      <text:p text:style-name="P17"/>
      <text:p text:style-name="P25"><text:span text:style-name="T3">The revelation of the Book, without any doubt of it, is from the Lord of the worlds. (Qur'an, 32:2)</text:span></text:p>
      <text:p text:style-name="P17"/>
      <text:p text:style-name="P17"/>
      <text:p text:style-name="P26"><text:span text:style-name="T13">TO JUDGE BY THE QUR'AN</text:span></text:p>
      <text:p text:style-name="P17"/>
      <text:p text:style-name="P25"><text:span text:style-name="T3">'Am I to desire someone other than Allah as a judge when it is He Who has sent down the Book to you clarifying everything?' Those We have given the Book know it has been sent down from your Lord with truth, so on no account be among the doubters. (Qur'an, 6:114)</text:span></text:p>
      <text:p text:style-name="P17"/>
      <text:p text:style-name="P25"><text:span text:style-name="T3">What is the matter with you? How do you reach your judgement? (Qur'an, 37:154)</text:span></text:p>
      <text:p text:style-name="P17"/>
      <text:p text:style-name="P25"><text:span text:style-name="T3">Bring your Book, then, if you are telling the truth! (Qur'an, 37:157)</text:span></text:p>
      <text:p text:style-name="P17"/>
      <text:p text:style-name="P25"><text:span text:style-name="T3">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Qur'an, 5:49)</text:span></text:p>
      <text:p text:style-name="P17"/>
      <text:p text:style-name="P25"><text:span text:style-name="T3">So hold fast to what has been revealed to you. You are on a straight path. (Qur'an, 43:43)</text:span></text:p>
      <text:p text:style-name="P16"/>
      <text:p text:style-name="P17"/>
      <text:p text:style-name="P26"><text:span text:style-name="T13">TO BELIEVE AS SOON AS </text:span></text:p>
      <text:p text:style-name="P26"><text:span text:style-name="T13">ONE SEES THE TRUTH</text:span></text:p>
      <text:p text:style-name="P17"/>
      <text:p text:style-name="P25"><text:span text:style-name="T3">Our Lord, we heard a caller calling us to faith: "Believe in your Lord!" and we believed. Our Lord, forgive us our wrong actions, erase our bad actions from us and take us back to You with those who are truly good. (Qur'an, 3:193)</text:span></text:p>
      <text:p text:style-name="P17"/>
      <text:p text:style-name="P17"/>
      <text:p text:style-name="P26"/>
      <text:p text:style-name="P32"><text:span text:style-name="T13">NEVER TO TURN TO DISBELIEF </text:span></text:p>
      <text:p text:style-name="P26"><text:span text:style-name="T13">AFTER BELIEVING</text:span></text:p>
      <text:p text:style-name="P17"/>
      <text:p text:style-name="P25"><text:span text:style-name="T3">The believers are only those who have believed in Allah and His Messenger and then have had no doubt and have strived with their wealth and themselves in the Way of Allah. They are the ones who are true to their word. (Qur'an, 49:15)</text:span></text:p>
      <text:p text:style-name="P17"/>
      <text:p text:style-name="P25"><text:span text:style-name="T3">Do not try to excuse yourselves. You have become unbelievers after believing. If one group of you is pardoned, another group will be punished for being evildoers.' (Qur'an, 9:66)</text:span></text:p>
      <text:p text:style-name="P17"/>
      <text:p text:style-name="P17"/>
      <text:p text:style-name="P26"><text:span text:style-name="T13">TO SEEK REFUGE IN ALLAH </text:span></text:p>
      <text:p text:style-name="P26"><text:span text:style-name="T13">FROM THE CURSED SATAN </text:span></text:p>
      <text:p text:style-name="P26"><text:span text:style-name="T13">WHEN THE QUR'AN IS RECITED</text:span></text:p>
      <text:p text:style-name="P17"/>
      <text:p text:style-name="P25"><text:span text:style-name="T3">Whenever you recite the Qur'an, seek refuge with Allah from the accursed satan. (Qur'an, 16:98)</text:span></text:p>
      <text:p text:style-name="P16"/>
      <text:p text:style-name="P17"/>
      <text:p text:style-name="P26"><text:span text:style-name="T13">TO LISTEN AND BE QUIET </text:span></text:p>
      <text:p text:style-name="P26"><text:span text:style-name="T13">WHEN THE QUR'AN IS RECITED</text:span></text:p>
      <text:p text:style-name="P17"/>
      <text:p text:style-name="P25"><text:span text:style-name="T3">When the Qur'an is recited listen to it and be quiet so that hopefully you will gain mercy. (Qur'an, 7:204)</text:span></text:p>
      <text:p text:style-name="P16"/>
      <text:p text:style-name="P17"/>
      <text:p text:style-name="P26"><text:span text:style-name="T13">TO PONDER THE QUR'AN</text:span></text:p>
      <text:p text:style-name="P17"/>
      <text:p text:style-name="P25"><text:span text:style-name="T3">Will they not ponder the Qur'an? If it had been from other than Allah, they would have found many inconsistencies in it. (Qur'an, 4:82)</text:span></text:p>
      <text:p text:style-name="P17"/>
      <text:p text:style-name="P25"><text:span text:style-name="T3">Those who remember Allah, standing, sitting and lying on their sides, and reflect on the creation of the heavens and the earth: 'Our Lord, You have not created this for nothing. Glory be to You! So safeguard us from the punishment of the Fire. (Qur'an, 3:191)</text:span></text:p>
      <text:p text:style-name="P17"/>
      <text:p text:style-name="P25"><text:span text:style-name="T3">We have made the Qur'an easy to remember. But is there any rememberer there? (Qur'an, 54:17)</text:span></text:p>
      <text:p text:style-name="P16"/>
      <text:p text:style-name="P17"/>
      <text:p text:style-name="P26"/>
      <text:p text:style-name="P32"><text:span text:style-name="T13">TO KEEP THE QUR'AN IN MIND</text:span></text:p>
      <text:p text:style-name="P17"/>
      <text:p text:style-name="P25"><text:span text:style-name="T3">And remember the Signs of Allah and the wise words which are recited in your rooms. Allah is All-Pervading, All-Aware. (Qur'an, 33:34)</text:span></text:p>
      <text:p text:style-name="P17"/>
      <text:p text:style-name="P17"/>
      <text:p text:style-name="P26"><text:span text:style-name="T13">TO READ THE QUR'AN IN ORDER</text:span></text:p>
      <text:p text:style-name="P17"/>
      <text:p text:style-name="P25"><text:span text:style-name="T3">Or a little more, and recite the Qur'an in measure. (Qur'an, 73:4)</text:span></text:p>
      <text:p text:style-name="P16"/>
      <text:p text:style-name="P17"/>
      <text:p text:style-name="P26"><text:span text:style-name="T13">TO GIVE ADVICE WITH THE QUR'AN</text:span></text:p>
      <text:p text:style-name="P17"/>
      <text:p text:style-name="P25"><text:span text:style-name="T3">You can only warn those who act on the Reminder (the Qur'an) and fear the All-Merciful in the Unseen. Give them the good news of forgiveness and a generous reward. (Qur'an, 36:11)</text:span></text:p>
      <text:p text:style-name="P17"/>
      <text:p text:style-name="P25"><text:span text:style-name="T3">It is a Book sent down to you—so let there be no constriction in your breast because of it—so that you can give warning by it and as a reminder to the believers. (Qur'an, 7:2)</text:span></text:p>
      <text:p text:style-name="P17"/>
      <text:p text:style-name="P25"><text:span text:style-name="T3">Warn by it (the Qur'an) those who fear they will be gathered to their Lord, having no protector or intercessor apart from Him, so that hopefully they guard against evil. (Qur'an, 6:51)</text:span></text:p>
      <text:p text:style-name="P17"/>
      <text:p text:style-name="P17"/>
      <text:p text:style-name="P26"><text:span text:style-name="T13">TO ABANDON THE PLACE </text:span></text:p>
      <text:p text:style-name="P26"><text:span text:style-name="T13">WHERE THE QUR'AN IS BEING REJECTED</text:span></text:p>
      <text:p text:style-name="P17"/>
      <text:p text:style-name="P25"><text:span text:style-name="T3">It has been sent down to you in the Book that when you hear Allah's Signs being rejected and mocked at by people, you must not sit with them till they start talking of other things. If you do you are just the same as them. Allah will gather all the hypocrites and unbelievers into Hell (Qur'an, 4:140)</text:span></text:p>
      <text:p text:style-name="P16"/>
      <text:p text:style-name="P17"/>
      <text:p text:style-name="P26"><text:span text:style-name="T13">TO BELIEVE IN THE UNSEEN</text:span></text:p>
      <text:p text:style-name="P17"/>
      <text:p text:style-name="P25"><text:span text:style-name="T3">That is the Book, without any doubt. It contains guidance for those who guard against evil: Those who believe in the Unseen and perform prayer and spend from what We have provided for them; (Qur'an, 2:2-3)</text:span></text:p>
      <text:p text:style-name="P16"/>
      <text:p text:style-name="P17"/>
      <text:p text:style-name="P26"/>
      <text:p text:style-name="P32"><text:span text:style-name="T13">TO BELIEVE IN THE PROPHETS</text:span></text:p>
      <text:p text:style-name="P17"/>
      <text:p text:style-name="P25"><text:span text:style-name="T3">The Messenger believes in what has been sent down to him from his Lord, and so do the believers. Each one believes in Allah and His angels and His Books and His Messengers. We do not differentiate between any of His Messengers. They say, 'We hear and we obey. Forgive us, our Lord! You are our journey's end.' (Qur'an, 2:285)</text:span></text:p>
      <text:p text:style-name="P17"/>
      <text:p text:style-name="P25"><text:span text:style-name="T3">You who believe! Believe in Allah and His Messenger and in the Book He sent down to His Messenger, and the Books He sent down before. Anyone who rejects Allah and His angels and His Books and His Messengers and the Last Day has gone very far astray. (Qur'an, 4:136)</text:span></text:p>
      <text:p text:style-name="P17"/>
      <text:p text:style-name="P17"/>
      <text:p text:style-name="P26"><text:span text:style-name="T13">NOT TO BETRAY THE PROPHETS</text:span></text:p>
      <text:p text:style-name="P17"/>
      <text:p text:style-name="P25"><text:span text:style-name="T3">You who believe! Do not betray Allah and His Messenger, and do not knowingly betray your trusts. (Qur'an, 8:27)</text:span></text:p>
      <text:p text:style-name="P16"/>
      <text:p text:style-name="P17"/>
      <text:p text:style-name="P26"><text:span text:style-name="T13">NOT TO DIFFERENTIATE </text:span></text:p>
      <text:p text:style-name="P26"><text:span text:style-name="T13">BETWEEN THE PROPHETS</text:span></text:p>
      <text:p text:style-name="P17"/>
      <text:p text:style-name="P25"><text:span text:style-name="T3">Those who reject Allah and His Messengers and desire to cause division between Allah and His Messengers, saying, 'We believe in some and reject the others,' wanting to take a pathway in between such people are the true unbelievers. We have prepared a humiliating punishment for the unbelievers. Those who believe in Allah and His Messengers and do not differentiate between any of them, We will pay them their wages. Allah is Ever-Forgiving, Most Merciful. (Qur'an, 4:150-152)</text:span></text:p>
      <text:p text:style-name="P16"/>
      <text:p text:style-name="P17"/>
      <text:p text:style-name="P26"><text:span text:style-name="T13">TO OBEY THE PROPHETS</text:span></text:p>
      <text:p text:style-name="P17"/>
      <text:p text:style-name="P25"><text:span text:style-name="T3">You who believe! Obey Allah and obey the Messenger and those in command among you. If you have a dispute about something, refer it back to Allah and the Messenger, if you believe in Allah and the Last Day. That is the best thing to do and gives the best result. (Qur'an, 4:59)</text:span></text:p>
      <text:p text:style-name="P17"/>
      <text:p text:style-name="P25"><text:span text:style-name="T3">We sent no Messenger except to be obeyed by Allah's permission. If only when they wronged themselves they had come to you and asked Allah's forgiveness and the Messenger had asked forgiveness for them they would have found Allah Ever-Returning, Most Merciful. (Qur'an, 4:64)</text:span></text:p>
      <text:p text:style-name="P17"/>
      <text:p text:style-name="P17"/>
      <text:p text:style-name="P26"><text:soft-page-break/><text:span text:style-name="T13">NOT TO REBEL AGAINST </text:span></text:p>
      <text:p text:style-name="P26"><text:span text:style-name="T13">THE PROPHET AND RAISE OBJECTIONS</text:span></text:p>
      <text:p text:style-name="P17"/>
      <text:p text:style-name="P25"><text:span text:style-name="T3">Those who do not believe and obstruct the Way of Allah and are entrenched in hostility towards the Messenger after the guidance has become clear to them, do not harm Allah in any way and He makes their actions come to nothing. (Qur'an, 47:32)</text:span></text:p>
      <text:p text:style-name="P16"/>
      <text:p text:style-name="P17"/>
      <text:p text:style-name="P26"><text:span text:style-name="T13">TO RECALL THE PROPHETS </text:span></text:p>
      <text:p text:style-name="P26"><text:span text:style-name="T13">AND REMEMBER THEM</text:span></text:p>
      <text:p text:style-name="P17"/>
      <text:p text:style-name="P25"><text:span text:style-name="T3">And remember Our servants Ibrahim, Ishaq and Ya'qub, men of true strength and inner sight. (Qur'an, 38:45)</text:span></text:p>
      <text:p text:style-name="P17"/>
      <text:p text:style-name="P25"><text:span text:style-name="T3">Remember Our servants Isma'il, Al-Yasa' and Dhu'l-Kifl; each of them was among the best of men. (Qur'an, 38:48)</text:span></text:p>
      <text:p text:style-name="P17"/>
      <text:p text:style-name="P25"><text:span text:style-name="T3">Be steadfast in the face of what they say and remember Our servant Dawud, who possessed true strength. He truly turned to his Lord. (Qur'an, 38:17)</text:span></text:p>
      <text:p text:style-name="P17"/>
      <text:p text:style-name="P17"/>
      <text:p text:style-name="P26"><text:span text:style-name="T13">TO BE VERY RESPECTFUL TO THE PROPHETS</text:span></text:p>
      <text:p text:style-name="P17"/>
      <text:p text:style-name="P25"><text:span text:style-name="T3">You who believe! Do not put yourselves forward in front of Allah and of His Messenger; and have fear of Allah. Allah is All-Hearing, All-Knowing. You who believe! Do not raise your voices above the voice of the Prophet and do not be as loud when speaking to him as you are when speaking to one another, lest your actions should come to nothing without your realising it. Those who lower their voices when they are with the Messenger of Allah are people whose hearts Allah has tested for heedfulness.They will have forgiveness and an immense reward. As for those who call out to you from outside your private quarters, most of them do not use their intellect. If they had only been patient until you came out to them, it would have been better for them. But Allah is Ever-Forgiving, Most Merciful. (Qur'an, 49:1-5)</text:span></text:p>
      <text:p text:style-name="P17"/>
      <text:p text:style-name="P17"/>
      <text:p text:style-name="P26"><text:span text:style-name="T13">TO HELP AND HONOUR THE PROPHET</text:span></text:p>
      <text:p text:style-name="P17"/>
      <text:p text:style-name="P25"><text:span text:style-name="T3">Those who follow the Messenger, the Unlettered Prophet, whom they find written down with them in the Torah and the Gospel, commanding them to do right and forbidding them to do wrong, making good things lawful for them and bad things forbidden for them, relieving them of their heavy loads and </text:span><text:soft-page-break/><text:span text:style-name="T3">the chains which were around them. Those who believe in him and honour him and help him, and follow the Light that has been sent down with him, they are the ones who are successful.' (Qur'an, 7:157)</text:span></text:p>
      <text:p text:style-name="P17"/>
      <text:p text:style-name="P25"><text:span text:style-name="T3">So that you might all believe in Allah and His Messenger and honour Him and respect Him and glorify Him (Allah) in the morning and the evening. (Qur'an, 48:9)</text:span></text:p>
      <text:p text:style-name="P16"/>
      <text:p text:style-name="P17"/>
      <text:p text:style-name="P26"><text:span text:style-name="T13">TO BELIEVE IN THE ANGELS</text:span></text:p>
      <text:p text:style-name="P17"/>
      <text:p text:style-name="P25"><text:span text:style-name="T3">You who believe! Believe in Allah and His Messenger and in the Book He sent down to His Messenger, and the Books He sent down before. Anyone who rejects Allah and His angels and His Books and His Messengers and the Last Day has gone very far astray. (Qur'an, 4:136)</text:span></text:p>
      <text:p text:style-name="P16"/>
      <text:p text:style-name="P17"/>
      <text:p text:style-name="P26"><text:span text:style-name="T13">TO BELIEVE IN ALL THE HOLY BOOKS</text:span></text:p>
      <text:p text:style-name="P17"/>
      <text:p text:style-name="P25"><text:span text:style-name="T3">Those, who believe in what has been sent down to you and what was sent down before you, and are certain about the hereafter. (Qur'an, 2:4)</text:span></text:p>
      <text:p text:style-name="P16"/>
      <text:p text:style-name="P17"/>
      <text:p text:style-name="P26"><text:span text:style-name="T13">TO AVOID SIN</text:span></text:p>
      <text:p text:style-name="P17"/>
      <text:p text:style-name="P25"><text:span text:style-name="T3">If you avoid the serious wrong actions you have been forbidden, We will erase your bad actions from you and admit you by a Gate of Honour. (Qur'an, 4:31)</text:span></text:p>
      <text:p text:style-name="P17"/>
      <text:p text:style-name="P25"><text:span text:style-name="T3">Why do their scholars and rabbis not prohibit them from evil speech and acquiring ill-gotten gains? What an evil thing they invent! (Qur'an, 5:63)</text:span></text:p>
      <text:p text:style-name="P17"/>
      <text:p text:style-name="P25"><text:span text:style-name="T3">Abandon wrong action, outward and inward. Those who commit wrong action will be repaid for what they perpetrated. (Qur'an, 6:120)</text:span></text:p>
      <text:p text:style-name="P17"/>
      <text:p text:style-name="P25"><text:span text:style-name="T3">Say: 'My Lord has forbidden indecency, both open and hidden, and wrong action, and unrightful tyranny, and associating anything with Allah for which He has sent down no authority, and saying things about Allah you do not know.' (Qur'an, 7:33)</text:span></text:p>
      <text:p text:style-name="P17"/>
      <text:p text:style-name="P17"/>
      <text:p text:style-name="P26"/>
      <text:p text:style-name="P32"><text:span text:style-name="T13">NOT TO BE DECEIVED </text:span></text:p>
      <text:p text:style-name="P26"><text:span text:style-name="T13">BY THE LIFE OF THIS WORLD</text:span></text:p>
      <text:p text:style-name="P17"/>
      <text:p text:style-name="P25"><text:span text:style-name="T3">The life of this world is merely a game and a diversion. If you believe and guard against evil, He will pay you your wages and not ask you for all your wealth. (Qur'an, 47:36)</text:span></text:p>
      <text:p text:style-name="P17"/>
      <text:p text:style-name="P25"><text:span text:style-name="T3">It is not your wealth or your children that will bring you near to Us—only in the case of people who believe and act rightly; such people will have a double recompense for what they did. They will be safe from all harm in the High Halls of Paradise. (Qur'an, 34:37)</text:span></text:p>
      <text:p text:style-name="P17"/>
      <text:p text:style-name="P25"><text:span text:style-name="T3">Wealth and sons are the embellishment of the life of this world. But, in your Lord's sight, right actions which are lasting bring a better reward and are a better basis for hope. (Qur'an, 18:46)</text:span></text:p>
      <text:p text:style-name="P16"/>
      <text:p text:style-name="P17"/>
      <text:p text:style-name="P26"><text:span text:style-name="T13">NOT TO KILL CHILDREN </text:span></text:p>
      <text:p text:style-name="P26"><text:span text:style-name="T13">OUT OF FEAR OF BEING POOR</text:span></text:p>
      <text:p text:style-name="P17"/>
      <text:p text:style-name="P25"><text:span text:style-name="T3">Do not kill your children out of fear of being poor. We will provide for them and you. Killing them is a terrible mistake. (Qur'an, 17:31)</text:span></text:p>
      <text:p text:style-name="P16"/>
      <text:p text:style-name="P17"/>
      <text:p text:style-name="P26"><text:span text:style-name="T13">NOT TO SEE ONESELF AS SUFFICIENT</text:span></text:p>
      <text:p text:style-name="P17"/>
      <text:p text:style-name="P25"><text:span text:style-name="T3">But as for him who is stingy and self-satisfied, and denies the Good, We will pave his way to Difficulty. (Qur'an, 92:8-10)</text:span></text:p>
      <text:p text:style-name="P16"/>
      <text:p text:style-name="P17"/>
      <text:p text:style-name="P26"><text:span text:style-name="T13">NOT TO DEFEND AND PROTECT </text:span></text:p>
      <text:p text:style-name="P26"><text:span text:style-name="T13">THE LOWER SELF</text:span></text:p>
      <text:p text:style-name="P17"/>
      <text:p text:style-name="P25"><text:span text:style-name="T3">To whoever avoids the major wrong actions and indecencies— except for minor lapses—truly your Lord is vast in forgiveness. He has most knowledge of you when He first produced you from the earth, and when you were embryos in your mothers' wombs. So do not claim purity for yourselves. He knows best those who guard against evil. (Qur'an, 53:32)</text:span></text:p>
      <text:p text:style-name="P16"/>
      <text:p text:style-name="P17"/>
      <text:p text:style-name="P26"/>
      <text:p text:style-name="P32"><text:span text:style-name="T13">NOT TO TAKE ONE'S LOWER SELF AS GOD </text:span></text:p>
      <text:p text:style-name="P17"/>
      <text:p text:style-name="P25"><text:span text:style-name="T3">Have you seen him who takes his whims and desires to be his god—whom Allah has misguided knowingly, sealing up his hearing and his heart and placing a blindfold over his eyes? Who then will guide him after Allah? So will you not pay heed? (Qur'an, 45:23)</text:span></text:p>
      <text:p text:style-name="P16"/>
      <text:p text:style-name="P17"/>
      <text:p text:style-name="P26"><text:span text:style-name="T13">TO PURIFY THE LOWER SELF</text:span></text:p>
      <text:p text:style-name="P17"/>
      <text:p text:style-name="P25"><text:span text:style-name="T3">So have fear of Allah, as much as you are able to, and listen and obey and spend for your own benefit. It is the people who are safe-guarded from the avarice of their own selves who are successful. (Qur'an, 64:16) </text:span></text:p>
      <text:p text:style-name="P17"/>
      <text:p text:style-name="P25"><text:span text:style-name="T3">And the self and what proportioned it and inspired it with depravity or heedfulness, he who purifies it has succeeded, he who covers it up has failed. (Qur'an, 91:7-10)</text:span></text:p>
      <text:p text:style-name="P17"/>
      <text:p text:style-name="P25"><text:span text:style-name="T3">And among the people there are some who sell their own souls, desiring the good pleasure of Allah. Allah is Ever-Gentle with His servants. (Qur'an, 2:207)</text:span></text:p>
      <text:p text:style-name="P16"/>
      <text:p text:style-name="P17"/>
      <text:p text:style-name="P26"><text:span text:style-name="T13">NOT TO WRONG ONE'S OWN SELF</text:span></text:p>
      <text:p text:style-name="P17"/>
      <text:p text:style-name="P25"><text:span text:style-name="T3">Allah does not wrong people in any way; rather it is people who wrong themselves. (Qur'an, 10:44)</text:span></text:p>
      <text:p text:style-name="P17"/>
      <text:p text:style-name="P25"><text:span text:style-name="T3">What are they waiting for but the angels to come to them or your Lord's command to come? That is like what those before them did. Allah did not wrong them; rather they wronged themselves. (Qur'an, 16:33)</text:span></text:p>
      <text:p text:style-name="P17"/>
      <text:p text:style-name="P25"><text:span text:style-name="T3">The Book will be set in place and you will see the evildoers fearful of what is in it. They will say, 'Alas for us! What is this Book which does not pass over any action, small or great, without recording it?' They will find there everything they did and your Lord will not wrong anyone at all (Qur'an, 18:49)</text:span></text:p>
      <text:p text:style-name="P17"/>
      <text:p text:style-name="P17"/>
      <text:p text:style-name="P26"><text:span text:style-name="T13">TO BE TOGETHER WITH THE BELIEVERS</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
      <text:p text:style-name="P25"><text:soft-page-break/><text:span text:style-name="T3">You who believe! Have fear of Allah and be with the truly sincere. (Qur'an, 9:119)</text:span></text:p>
      <text:p text:style-name="P16"/>
      <text:p text:style-name="P17"/>
      <text:p text:style-name="P26"><text:span text:style-name="T13">NOT TO SEE ONE'S SELF </text:span></text:p>
      <text:p text:style-name="P26"><text:span text:style-name="T13">AS ASCENDANT OVER THE OTHERS</text:span></text:p>
      <text:p text:style-name="P17"/>
      <text:p text:style-name="P25"><text:span text:style-name="T3">Do not strut arrogantly about the earth. You will certainly never split the earth apart nor will you ever rival the mountains in height. (Qur'an, 17:37)</text:span></text:p>
      <text:p text:style-name="P17"/>
      <text:p text:style-name="P17"/>
      <text:p text:style-name="P26"><text:span text:style-name="T13">NOT TO BE ENVIOUS OF OTHERS</text:span></text:p>
      <text:p text:style-name="P17"/>
      <text:p text:style-name="P25"><text:span text:style-name="T3">If a woman fears cruelty or aversion on her husband's part, there is nothing wrong in the couple becoming reconciled. Reconciliation is better. But people are prone to selfish greed. If you do good and guard against evil, Allah is aware of what you do. (Qur'an, 4:128)</text:span></text:p>
      <text:p text:style-name="P16"/>
      <text:p text:style-name="P17"/>
      <text:p text:style-name="P26"><text:span text:style-name="T13">NOT TO RIDICULE ANYONE</text:span></text:p>
      <text:p text:style-name="P17"/>
      <text:p text:style-name="P25"><text:span text:style-name="T3">You who believe! People should not ridicule others who may be better than themselves; nor should any women ridicule other women who may be better than themselves.And do not find fault with one another or insult each other with derogatory nicknames. How evil it is to have a name for evil conduct after coming to faith! Those people who do not turn from it are wrongdoers. (Qur'an, 49:11)</text:span></text:p>
      <text:p text:style-name="P16"/>
      <text:p text:style-name="P17"/>
      <text:p text:style-name="P26"><text:span text:style-name="T13">NOT TO BACKBITE AND SLANDER</text:span></text:p>
      <text:p text:style-name="P17"/>
      <text:p text:style-name="P25"><text:span text:style-name="T3">Woe to every faultfinding backbiter. (Qur'an, 104:1)</text:span></text:p>
      <text:p text:style-name="P16"/>
      <text:p text:style-name="P17"/>
      <text:p text:style-name="P26"><text:span text:style-name="T13">TO BE HUMBLE AND GENTLE</text:span></text:p>
      <text:p text:style-name="P26"><text:span text:style-name="T13">WITH THE BELIEVERS</text:span></text:p>
      <text:p text:style-name="P17"/>
      <text:p text:style-name="P25"><text:span text:style-name="T3">The servants of the All-Merciful are those who walk lightly on the earth and, who, when the ignorant speak to them, say, 'Peace'. (Qur'an, 25:63)</text:span></text:p>
      <text:p text:style-name="P16"/>
      <text:p text:style-name="P17"/>
      <text:p text:style-name="P26"/>
      <text:p text:style-name="P32"><text:span text:style-name="T13">NOT TO GOSSIP</text:span></text:p>
      <text:p text:style-name="P17"/>
      <text:p text:style-name="P25"><text:span text:style-name="T3">You who believe! Avoid most suspicion. Indeed some suspicion is a crime. And do not spy and do not backbite one another. Would any of you like to eat his brother's dead flesh? No, you would hate it. And have fear of Allah. Allah is Ever-Returning, Most Merciful. (Qur'an, 49:12)</text:span></text:p>
      <text:p text:style-name="P16"/>
      <text:p text:style-name="P17"/>
      <text:p text:style-name="P26"><text:span text:style-name="T13">NOT TO CALL THE BELIEVERS </text:span></text:p>
      <text:p text:style-name="P26"><text:span text:style-name="T13">BY NICKNAMES THEY DO NOT LIKE</text:span></text:p>
      <text:p text:style-name="P17"/>
      <text:p text:style-name="P25"><text:span text:style-name="T3">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Qur'an, 49:11)</text:span></text:p>
      <text:p text:style-name="P16"/>
      <text:p text:style-name="P17"/>
      <text:p text:style-name="P26"><text:span text:style-name="T13">TO SAY THAT WHICH IS BEST <text:tab/></text:span></text:p>
      <text:p text:style-name="P26"><text:span text:style-name="T13">TO THE BELIEVERS</text:span></text:p>
      <text:p text:style-name="P17"/>
      <text:p text:style-name="P25"><text:span text:style-name="T3">Those who listen well to what is said and follow the best of it, they are the ones whom Allah has guided, they are the people of intelligence. (Qur'an, 39:18)</text:span></text:p>
      <text:p text:style-name="P16"/>
      <text:p text:style-name="P17"/>
      <text:p text:style-name="P26"><text:span text:style-name="T13">TO TAKE THE BELIEVERS AS FRIENDS </text:span></text:p>
      <text:p text:style-name="P26"><text:span text:style-name="T13">AND INTIMATES</text:span></text:p>
      <text:p text:style-name="P17"/>
      <text:p text:style-name="P25"><text:span text:style-name="T3">You who believe! Do not take the unbelievers as friends rather than the believers. Do you want to give Allah clear proof against you? (Qur'an, 4:144)</text:span></text:p>
      <text:p text:style-name="P17"/>
      <text:p text:style-name="P25"><text:span text:style-name="T3">Or did you suppose that you would be left without Allah knowing those of you who have strived and who have not taken anyone as their intimate friends besides Allah and His Messenger and the believers? Allah is aware of what you do. (Qur'an, 9:16)</text:span></text:p>
      <text:p text:style-name="P16"/>
      <text:p text:style-name="P17"/>
      <text:p text:style-name="P26"><text:span text:style-name="T13">TO PREFER THE BELIEVERS </text:span></text:p>
      <text:p text:style-name="P26"><text:span text:style-name="T13">TO ONE'S OWN SELF</text:span></text:p>
      <text:p text:style-name="P17"/>
      <text:p text:style-name="P25"><text:span text:style-name="T3">Those who were already settled in the abode (Madina), and in faith, before they came, love those who have migrated to them and do not find in their hearts any need for what they have been given and </text:span><text:soft-page-break/><text:span text:style-name="T3">prefer them to themselves even if they themselves are needy.It is the people who are safe-guarded from the avarice of their own selves who are successful. (Qur'an, 59:9)</text:span></text:p>
      <text:p text:style-name="P16"/>
      <text:p text:style-name="P17"/>
      <text:p text:style-name="P26"><text:span text:style-name="T13">TO BRING THE GOOD NEWS </text:span></text:p>
      <text:p text:style-name="P26"><text:span text:style-name="T13">OF THE GARDEN TO THE BELIEVERS</text:span></text:p>
      <text:p text:style-name="P17"/>
      <text:p text:style-name="P25"><text:span text:style-name="T3">Those who believe and migrate and strive in the Way of Allah with their wealth and themselves have a higher rank with Allah. They are the ones who are victorious. Their Lord gives them the good news of His mercy and good pleasure and Gardens where they will enjoy everlasting delight. (Qur'an, 9:20-21)</text:span></text:p>
      <text:p text:style-name="P17"/>
      <text:p text:style-name="P25"><text:span text:style-name="T3">Allah has bought from the believers their selves and their wealth in return for the Garden. They fight in the Way of Allah and they kill and are killed. It is a promise binding on Him in the Torah, the Gospel and the Qur'an and who is truer to his contract than Allah? Rejoice then in the bargain you have made. That is the great victory. (Qur'an, 9:111)</text:span></text:p>
      <text:p text:style-name="P17"/>
      <text:p text:style-name="P17"/>
      <text:p text:style-name="P26"><text:span text:style-name="T13">TO PERFORM PRAYER</text:span></text:p>
      <text:p text:style-name="P17"/>
      <text:p text:style-name="P25"><text:span text:style-name="T3">And to perform prayer and have fear of Him. It is He to Whom you will be gathered.' (Qur'an, 6:72)</text:span></text:p>
      <text:p text:style-name="P16"/>
      <text:p text:style-name="P17"/>
      <text:p text:style-name="P26"><text:span text:style-name="T13">TO PRAY IN EARNEST HUMILITY</text:span></text:p>
      <text:p text:style-name="P17"/>
      <text:p text:style-name="P25"><text:span text:style-name="T3">Those who are humble in their prayer. (Qur'an, 23:2)</text:span></text:p>
      <text:p text:style-name="P17"/>
      <text:p text:style-name="P17"/>
      <text:p text:style-name="P26"><text:span text:style-name="T13">TO PERFORM PRAYERS 5 TIMES A DAY</text:span></text:p>
      <text:p text:style-name="P17"/>
      <text:p text:style-name="P25"><text:span text:style-name="T3">Safeguard the prayer—especially the middle one. Stand in obedience to Allah. (Qur'an, 2:238)</text:span></text:p>
      <text:p text:style-name="P17"/>
      <text:p text:style-name="P25"><text:span text:style-name="T3">Perform prayer from the time the sun declines until the darkening of the night, and also the recitation at dawn. The dawn recitation is certainly witnessed. (Qur'an, 17:78)</text:span></text:p>
      <text:p text:style-name="P25"><text:span text:style-name="T3">Perform prayer at each end of the day and in the first part of the night. Good actions eradicate bad actions. This is a reminder for people who pay heed. (Qur'an, 11:114)</text:span></text:p>
      <text:p text:style-name="P16"/>
      <text:p text:style-name="P17"/>
      <text:p text:style-name="P26"/>
      <text:p text:style-name="P32"><text:span text:style-name="T13">TO PERFORM PRAYERS </text:span></text:p>
      <text:p text:style-name="P26"><text:span text:style-name="T13">AT THE OBLIGATORY TIMES OF THE DAY</text:span></text:p>
      <text:p text:style-name="P17"/>
      <text:p text:style-name="P25"><text:span text:style-name="T3">When you have finished prayer remember Allah standing, sitting and lying on your sides. When you are safe again perform prayer in the normal way. The prayer is prescribed for the believers at specific times. (Qur'an, 4:103)</text:span></text:p>
      <text:p text:style-name="P16"/>
      <text:p text:style-name="P17"/>
      <text:p text:style-name="P26"><text:span text:style-name="T13">TO KEEP UP ONE'S PRAYERS</text:span></text:p>
      <text:p text:style-name="P17"/>
      <text:p text:style-name="P25"><text:span text:style-name="T3">Keep up prayer and give alms and bow with those who bow. (Qur'an, 2:43)</text:span></text:p>
      <text:p text:style-name="P16"/>
      <text:p text:style-name="P17"/>
      <text:p text:style-name="P26"><text:span text:style-name="T13">TO TURN ONE'S FACE TO MECCA </text:span></text:p>
      <text:p text:style-name="P26"><text:span text:style-name="T13">WHEN PERFORMING PRAYER</text:span></text:p>
      <text:p text:style-name="P17"/>
      <text:p text:style-name="P25"><text:span text:style-name="T3">Wherever you come from, turn your face to the Masjid al-Haram. This is certainly the truth from your Lord. Allah is not unaware of what you do. (Qur'an, 2:149)</text:span></text:p>
      <text:p text:style-name="P17"/>
      <text:p text:style-name="P25"><text:span text:style-name="T3">We have seen you looking up into heaven, turning this way and that, so We will turn you towards a direction which will please you. Turn your face, therefore, towards the Masjid al-Haram. Wherever you all are, turn your faces towards it. Those given the Book know it is the truth from their Lord. Allah is not unaware of what they do. (Qur'an, 2:144)</text:span></text:p>
      <text:p text:style-name="P17"/>
      <text:p text:style-name="P17"/>
      <text:p text:style-name="P26"><text:span text:style-name="T13">NOT TO PRAY TO SHOW OFF</text:span></text:p>
      <text:p text:style-name="P17"/>
      <text:p text:style-name="P25"><text:span text:style-name="T3">So woe to those who perform prayer, and are forgetful of their prayer, those who show off. (Qur'an, 107:4-6)</text:span></text:p>
      <text:p text:style-name="P16"/>
      <text:p text:style-name="P17"/>
      <text:p text:style-name="P26"><text:span text:style-name="T13">TO RECITE THE QUR'AN IN THE PRAYERS</text:span></text:p>
      <text:p text:style-name="P17"/>
      <text:p text:style-name="P25"><text:span text:style-name="T3">Say: 'Call on Allah or call on the All-Merciful, whichever you call upon, the Most Beautiful Names are His.' Do not be too loud in your prayer or too quiet in it, but try to find a way between the two. (Qur'an, 17:110)</text:span></text:p>
      <text:p text:style-name="P26"/>
      <text:p text:style-name="P32"><text:span text:style-name="T13">TO BOW AND PROSTRATE ONESELF</text:span></text:p>
      <text:p text:style-name="P17"/>
      <text:p text:style-name="P25"><text:span text:style-name="T3">You who believe! Bow and prostrate and worship your Lord, and do good, so that hopefully you will be successful. (Qur'an, 22:77)</text:span></text:p>
      <text:p text:style-name="P17"/>
      <text:p text:style-name="P25"><text:span text:style-name="T3">Keep up prayer and give alms and bow with those who bow. (Qur'an, 2:43)</text:span></text:p>
      <text:p text:style-name="P17"/>
      <text:p text:style-name="P25"><text:span text:style-name="T3">Say: 'Believe in it or do not believe in it.' Certainly, when it is recited to them, those who were given knowledge before it fall on their faces in prostration. (Qur'an, 17:107)</text:span></text:p>
      <text:p text:style-name="P17"/>
      <text:p text:style-name="P25"><text:span text:style-name="T3">So glorify your Lord with praise and be one of the prostrators. (Qur'an, 15:98)</text:span></text:p>
      <text:p text:style-name="P16"/>
      <text:p text:style-name="P17"/>
      <text:p text:style-name="P26"><text:span text:style-name="T13">TO BE CONTINUOUS IN PRAYERS</text:span></text:p>
      <text:p text:style-name="P17"/>
      <text:p text:style-name="P25"><text:span text:style-name="T3">Instruct your family to perform prayer, and be constant in it. We do not ask you for provision. We provide for you. And the outcome rests on doing your duty. (Qur'an, 20:132)</text:span></text:p>
      <text:p text:style-name="P17"/>
      <text:p text:style-name="P25"><text:span text:style-name="T3">Safeguard the prayer—especially the middle one. Stand in obedience to Allah. (Qur'an, 2:238)</text:span></text:p>
      <text:p text:style-name="P16"/>
      <text:p text:style-name="P17"/>
      <text:p text:style-name="P26"><text:span text:style-name="T13">TO INSTRUCT ONE'S FAMILY TO PRAY</text:span></text:p>
      <text:p text:style-name="P17"/>
      <text:p text:style-name="P25"><text:span text:style-name="T3">Instruct your family to perform prayer, and be constant in it. We do not ask you for provision. We provide for you. And the outcome rests on doing your duty. (Qur'an, 20:132)</text:span></text:p>
      <text:p text:style-name="P16"/>
      <text:p text:style-name="P17"/>
      <text:p text:style-name="P26"><text:span text:style-name="T13">NOT TO APPROACH THE PRAYER WHEN</text:span></text:p>
      <text:p text:style-name="P26"><text:span text:style-name="T13">DRUNK OR IN A STATE OF MAJOR IMPURITY</text:span></text:p>
      <text:p text:style-name="P17"/>
      <text:p text:style-name="P25"><text:span text:style-name="T3">You who believe! Do not approach the prayer when you are drunk, so that you will know what you are saying, nor in a state of major impurity—unless you are traveling—until you have washed yourselves completely. If you are ill or on a journey, or any of you have come from the lavatory or touched women, and you cannot find any water, then take for yourselves clean earth, wiping your faces and your hands therewith. Allah is Ever-Pardoning, Ever-Forgiving. (Qur'an, 4:43)</text:span></text:p>
      <text:p text:style-name="P17"/>
      <text:p text:style-name="P17"/>
      <text:p text:style-name="P26"/>
      <text:p text:style-name="P32"><text:span text:style-name="T13">TO SHORTEN THE PRAYERS DURING WAR</text:span></text:p>
      <text:p text:style-name="P26"><text:span text:style-name="T13">AND REMEMBER ALLAH AFTERWARDS</text:span></text:p>
      <text:p text:style-name="P17"/>
      <text:p text:style-name="P25"><text:span text:style-name="T3">When you are travelling in the land, there is nothing wrong in your shortening your prayer if you fear that those who do not believe may harass you. The unbelievers are your clear-cut enemies. When you are with them and leading them in prayer, a group of them should stand with you, keeping hold of their weapons. When they prostrate, the others should guard your backs. Then the other group who have not yet prayed should come and pray with you. They too should be careful and keep hold of their weapons. Those who do not believe would like you to be negligent of your arms and equipment so that they can swoop down on you once and for all. There is nothing wrong, if you are bothered by rain or you are ill, in laying your weapons down; but take every precaution. Allah has prepared a humiliating punishment for the unbelievers. When you have finished prayer remember Allah standing, sitting and lying on your sides. When you are safe again perform prayer in the normal way. The prayer is prescribed for the believers at specific times. (Qur'an, 4:101-103)</text:span></text:p>
      <text:p text:style-name="P16"/>
      <text:p text:style-name="P17"/>
      <text:p text:style-name="P26"><text:span text:style-name="T13">TO PERFORM PRAYERS </text:span></text:p>
      <text:p text:style-name="P26"><text:span text:style-name="T13">ON FRIDAY (JUMU'A)</text:span></text:p>
      <text:p text:style-name="P17"/>
      <text:p text:style-name="P25"><text:span text:style-name="T3">You who believe! When you are called to prayer on the Day of Friday, hasten to the remembrance of Allah and abandon trade.That is better for you if you only knew. (Qur'an, 62:9)</text:span></text:p>
      <text:p text:style-name="P16"/>
      <text:p text:style-name="P17"/>
      <text:p text:style-name="P26"><text:span text:style-name="T13">TO PRAY OVER SOMEONE WHO DIES</text:span></text:p>
      <text:p text:style-name="P17"/>
      <text:p text:style-name="P25"><text:span text:style-name="T3">Never pray over any of them who die or stand at their graves. They rejected Allah and His Messenger and died as deviators. (Qur'an, 9:84)</text:span></text:p>
      <text:p text:style-name="P16"/>
      <text:p text:style-name="P17"/>
      <text:p text:style-name="P25"><text:span text:style-name="T13">TO WASH ONESELF (ABLUTION) </text:span></text:p>
      <text:p text:style-name="P25"><text:span text:style-name="T13">OR PERFORM TAYAMMUM BEFORE PRAYER</text:span></text:p>
      <text:p text:style-name="P17"/>
      <text:p text:style-name="P25"><text:span text:style-name="T3">You who believe! Do not approach the prayer when you are drunk, so that you will know what you are saying, nor in a state of major impurity—unless you are traveling—until you have washed yourselves completely. If you are ill or on a journey, or any of you have come from the lavatory or touched women, and you cannot find any water, then take for yourselves clean earth, wiping your faces and your hands therewith. Allah is Ever-Pardoning, Ever-Forgiving. (Qur'an, 4:43)</text:span></text:p>
      <text:p text:style-name="P17"/>
      <text:p text:style-name="P25"><text:soft-page-break/><text:span text:style-name="T3">You who believe! When you get up to perform prayer, wash your faces and your hands and your arms to the elbows, and wipe over your heads, and wash your feet to the ankles. If you are in a state of major impurity, then purify yourselves. But if you are ill or on a journey, or have come from the lavatory, or have touched women, and cannot find any water, then take for yourselves clean earth, and wipe your faces and your hands therewith. Allah does not want to make things difficult for you, but He does want to purify you and to perfect His blessing upon you so that hopefully you will be thankful. (Qur'an, 5:6)</text:span></text:p>
      <text:p text:style-name="P16"/>
      <text:p text:style-name="P17"/>
      <text:p text:style-name="P26"><text:span text:style-name="T13">TO ASK FOR FORGIVENESS</text:span></text:p>
      <text:p text:style-name="P26"><text:span text:style-name="T13">IN THE MORNING PRAYER</text:span></text:p>
      <text:p text:style-name="P17"/>
      <text:p text:style-name="P25"><text:span text:style-name="T3">And they would seek forgiveness before the dawn. (Qur'an, 51:18)</text:span></text:p>
      <text:p text:style-name="P17"/>
      <text:p text:style-name="P25"><text:span text:style-name="T3">The steadfast, the truthful, the obedient, the givers, and those who seek forgiveness before dawn. (Qur'an, 3:17)</text:span></text:p>
      <text:p text:style-name="P16"/>
      <text:p text:style-name="P17"/>
      <text:p text:style-name="P26"><text:span text:style-name="T13">TO COMMUNICATE THE MESSAGE </text:span></text:p>
      <text:p text:style-name="P26"><text:span text:style-name="T13">OF THE RELIGION </text:span></text:p>
      <text:p text:style-name="P17"/>
      <text:p text:style-name="P25"><text:span text:style-name="T3">(My mission is) only transmitting from Allah and His Messages. As for him who disobeys Allah and His Messenger, he will have the Fire of Hell, remaining in it timelessly, for ever and ever.' (Qur'an, 72:23)</text:span></text:p>
      <text:p text:style-name="P17"/>
      <text:p text:style-name="P25"><text:span text:style-name="T3">Do not let them debar you from Allah's Signs after they have been sent down to you. Call people to your Lord and on no account be one of the idolaters. (Qur'an, 28:87)</text:span></text:p>
      <text:p text:style-name="P16"/>
      <text:p text:style-name="P17"/>
      <text:p text:style-name="P26"><text:span text:style-name="T13">NOT TO FORCE ANYONE TO ENTER </text:span></text:p>
      <text:p text:style-name="P26"><text:span text:style-name="T13">THE RELIGION</text:span></text:p>
      <text:p text:style-name="P17"/>
      <text:p text:style-name="P25"><text:span text:style-name="T3">There is no compulsion where the religion is concerned. Right guidance has become clearly distinct from error. Anyone who rejects false gods and believes in Allah has grasped the Firmest Handhold, which will never give way. Allah is All-Hearing, All-Knowing. (Qur'an, 2:256)</text:span></text:p>
      <text:p text:style-name="P16"/>
      <text:p text:style-name="P17"/>
      <text:p text:style-name="P26"><text:span text:style-name="T13">NOT TO TRY TO MAKE </text:span></text:p>
      <text:p text:style-name="P26"><text:span text:style-name="T13">THE RELIGION HARDER</text:span></text:p>
      <text:p text:style-name="P17"/>
      <text:p text:style-name="P25"><text:soft-page-break/><text:span text:style-name="T3">Strive for Allah with the striving due to Him. He has selected you and not placed any constraint upon you in the religion—the religion of your forefather Ibrahim. He named you Muslims before and also in this, so that the Messenger could be witness against you and you could be witnesses against all mankind. So perform prayer and give alms and hold fast to Allah. He is your Protector—the Best Protector, the Best Helper. (Qur'an, 22:78)</text:span></text:p>
      <text:p text:style-name="P17"/>
      <text:p text:style-name="P17"/>
      <text:p text:style-name="P26"><text:span text:style-name="T13">TO READ THE QUR'AN IN THE MORNING PRAYER</text:span></text:p>
      <text:p text:style-name="P17"/>
      <text:p text:style-name="P25"><text:span text:style-name="T3">Perform prayer from the time the sun declines until the darkening of the night, and also the recitation at dawn. The dawn recitation is certainly witnessed. (Qur'an, 17:78)</text:span></text:p>
      <text:p text:style-name="P17"/>
      <text:p text:style-name="P17"/>
      <text:p text:style-name="P26"><text:span text:style-name="T13">NOT TO GO TO ANY EXCESS </text:span></text:p>
      <text:p text:style-name="P26"><text:span text:style-name="T13">IN THE RELIGION</text:span></text:p>
      <text:p text:style-name="P17"/>
      <text:p text:style-name="P25"><text:span text:style-name="T3">All they said was, 'Our Lord, forgive us our wrong actions and any excesses we went to in what we did and make our feet firm and help us against these unbelievers.' (Qur'an, 3:147)</text:span></text:p>
      <text:p text:style-name="P17"/>
      <text:p text:style-name="P25"><text:span text:style-name="T3">Go straight as you have been commanded, and also those who turn with you to Allah, and do not exceed the bounds. He sees what you do. (Qur'an, 11:112)</text:span></text:p>
      <text:p text:style-name="P16"/>
      <text:p text:style-name="P17"/>
      <text:p text:style-name="P26"><text:span text:style-name="T13">NOT TO EXPLOIT THE RELIGION</text:span></text:p>
      <text:p text:style-name="P17"/>
      <text:p text:style-name="P25"><text:span text:style-name="T3">Who could do greater wrong than someone who invents lies against Allah or denies His Signs, or who says, 'It has been revealed to me,' when nothing has been revealed to him, or someone who says, 'I will send down the same as Allah has sent down'? If you could only see the wrongdoers in the throes of death when the angels are stretching out their hands, saying, 'Disgorge your own selves! Today you will be repaid with the punishment of humiliation for saying something other than the truth about Allah, and being arrogant about His Signs.' (Qur'an, 6:93)</text:span></text:p>
      <text:p text:style-name="P17"/>
      <text:p text:style-name="P25"><text:span text:style-name="T3">Woe to those who write the Book with their own hands and then say 'This is from Allah' to sell it for a paltry price. Woe to them for what their hands have written! Woe to them for what they earn! (Qur'an, 2:79)</text:span></text:p>
      <text:p text:style-name="P16"/>
      <text:p text:style-name="P17"/>
      <text:p text:style-name="P26"><text:span text:style-name="T13">NOT TO RETREAT FROM DEFENDING </text:span></text:p>
      <text:p text:style-name="P26"><text:span text:style-name="T13">THE RIGHT</text:span></text:p>
      <text:p text:style-name="P17"><text:soft-page-break/></text:p>
      <text:p text:style-name="P25"><text:span text:style-name="T3">It is a Book sent down to you—so let there be no constriction in your breast because of it—so that you can give warning by it and as a reminder to the believers. (Qur'an, 7:2)</text:span></text:p>
      <text:p text:style-name="P26"/>
      <text:p text:style-name="P32"><text:span text:style-name="T13">TO COUNSEL WITH GOOD WORDS</text:span></text:p>
      <text:p text:style-name="P17"/>
      <text:p text:style-name="P25"><text:span text:style-name="T3">Do you not see how Allah makes a metaphor of a good word: a good tree whose roots are firm and whose branches are in heaven? It bears fruit regularly by its Lord's permission. Allah makes metaphors for people so that hopefully they will pay heed. (Qur'an, 14:24-25)</text:span></text:p>
      <text:p text:style-name="P17"/>
      <text:p text:style-name="P25"><text:span text:style-name="T3">Say to My servants that they should only say the best. Satan wants to stir up trouble between them. Satan is an outright enemy to man. (Qur'an, 17:53)</text:span></text:p>
      <text:p text:style-name="P17"/>
      <text:p text:style-name="P17"/>
      <text:p text:style-name="P26"><text:span text:style-name="T13">TO ENJOIN THE RIGHT </text:span></text:p>
      <text:p text:style-name="P26"><text:span text:style-name="T13">AND FORBID THE WRONG</text:span></text:p>
      <text:p text:style-name="P17"/>
      <text:p text:style-name="P25"><text:span text:style-name="T3">Let there be a community among you who call to the good, and enjoin the right, and forbid the wrong. They are the ones who have success. (Qur'an, 3:104)</text:span></text:p>
      <text:p text:style-name="P17"/>
      <text:p text:style-name="P25"><text:span text:style-name="T3">You are the best nation ever to be produced before mankind. You enjoin the right, forbid the wrong and believe in Allah. If the People of the Book were to believe, it would be better for them. Some of them are believers but most of them are deviators. (Qur'an, 3:110)</text:span></text:p>
      <text:p text:style-name="P17"/>
      <text:p text:style-name="P25"><text:span text:style-name="T3">They believe in Allah and the Last Day, and enjoin the right and forbid the wrong, and compete in doing good. They are among the righteous. (Qur'an, 3:114)</text:span></text:p>
      <text:p text:style-name="P16"/>
      <text:p text:style-name="P17"/>
      <text:p text:style-name="P26"><text:span text:style-name="T13">TO BE HARSH WITH THE HYPOCRITES</text:span></text:p>
      <text:p text:style-name="P17"/>
      <text:p text:style-name="P25"><text:span text:style-name="T3">If the hypocrites and those with sickness in their hearts and the rumour-mongers in Madina do not desist, We will set you onto them. Then they will only be your neighbours there a very short time. (Qur'an, 33:60)</text:span></text:p>
      <text:p text:style-name="P17"/>
      <text:p text:style-name="P25"><text:span text:style-name="T3">Fight them! Allah will punish them at your hands, and disgrace them and help you against them, and heal the hearts of those who believe. (Qur'an, 9:14)</text:span></text:p>
      <text:p text:style-name="P17"/>
      <text:p text:style-name="P25"><text:span text:style-name="T3">O Prophet, strive against the unbelievers and hypocrites and be harsh with them. Their shelter will be Hell. What an evil destination! (Qur'an, 9:73)</text:span></text:p>
      <text:p text:style-name="P17"/>
      <text:p text:style-name="P17"/>
      <text:p text:style-name="P26"/>
      <text:p text:style-name="P32"><text:span text:style-name="T13">TO TURN AWAY FROM THE HYPOCRITES</text:span></text:p>
      <text:p text:style-name="P17"/>
      <text:p text:style-name="P25"><text:span text:style-name="T3">Do not obey the unbelievers and hypocrites and disregard their abuse of you. Put your trust in Allah. Allah suffices as a Protector. (Qur'an, 33:48)</text:span></text:p>
      <text:p text:style-name="P16"/>
      <text:p text:style-name="P17"/>
      <text:p text:style-name="P26"><text:span text:style-name="T13">NOT TO PRAY OVER A HYPOCRITE WHO DIES</text:span></text:p>
      <text:p text:style-name="P17"/>
      <text:p text:style-name="P25"><text:span text:style-name="T3">Never pray over any of them who die or stand at their graves. They rejected Allah and His Messenger and died as deviators. (Qur'an, 9:84)</text:span></text:p>
      <text:p text:style-name="P16"/>
      <text:p text:style-name="P17"/>
      <text:p text:style-name="P26"><text:span text:style-name="T13">TO SPEND AND GIVE AWAY IN THE WAY OF ALLAH</text:span></text:p>
      <text:p text:style-name="P17"/>
      <text:p text:style-name="P25"><text:span text:style-name="T3">And how is it with you that you do not give in the Way of Allah, when the inheritance of the heavens and the earth belongs to Allah? Those of you who gave and fought before the Victory are not the same as those who gave and fought afterwards. They are higher in rank. But to each of them Allah has promised the Best.Allah is aware of what you do. Who will make a good loan to Allah so that He may multiply it for him? He will have a generous reward. (Qur'an, 57:10-11)</text:span></text:p>
      <text:p text:style-name="P16"/>
      <text:p text:style-name="P17"/>
      <text:p text:style-name="P26"><text:span text:style-name="T13">TO GIVE OF WHAT ONE LOVES</text:span></text:p>
      <text:p text:style-name="P17"/>
      <text:p text:style-name="P25"><text:span text:style-name="T3">You will not attain true goodness until you give of what you love. Whatever you give away, Allah knows it. (Qur'an, 3:92)</text:span></text:p>
      <text:p text:style-name="P16"/>
      <text:p text:style-name="P17"/>
      <text:p text:style-name="P26"><text:span text:style-name="T13">THE AMOUNT TO GIVE IN THE WAY OF ALLAH</text:span></text:p>
      <text:p text:style-name="P17"/>
      <text:p text:style-name="P25"><text:span text:style-name="T3">They will ask you about alcoholic drinks and gambling. Say, 'There is great wrong in both of them and also certain benefits for mankind. But the wrong in them is greater than the benefit.' They will ask you what they should give away. Say, 'Whatever is surplus to your needs.' In this way Allah makes the Signs clear to you, so that hopefully you will reflect. (Qur'an, 2:219)</text:span></text:p>
      <text:p text:style-name="P17"/>
      <text:p text:style-name="P17"/>
      <text:p text:style-name="P26"/>
      <text:p text:style-name="P32"><text:span text:style-name="T13">NOT TO GIVE OF WHAT ONE DISLIKES FOR ONESELF</text:span></text:p>
      <text:p text:style-name="P17"/>
      <text:p text:style-name="P25"><text:span text:style-name="T3">You who believe! Give away some of the good things you have earned and some of what the earth produces for you. Do not have recourse to bad things when you give, things you would only take with your eyes tight shut! Know that Allah is Rich Beyond Need, Praiseworthy. (Qur'an, 2:267)</text:span></text:p>
      <text:p text:style-name="P17"/>
      <text:p text:style-name="P17"/>
      <text:p text:style-name="P26"><text:span text:style-name="T13">TO SPEND SINCERELY AND WILLINGLY</text:span></text:p>
      <text:p text:style-name="P17"/>
      <text:p text:style-name="P25"><text:span text:style-name="T3">The metaphor of those who spend their wealth, desiring the pleasure of Allah and firmness for themselves, is that of a garden on a hillside. When heavy rain falls on it, it doubles its produce; and if heavy rain does not fall, there is dew. Allah sees what you do. (Qur'an, 2:265)</text:span></text:p>
      <text:p text:style-name="P17"/>
      <text:p text:style-name="P17"/>
      <text:p text:style-name="P26"><text:span text:style-name="T13">NOT TO MOCK WHAT IS GIVEN AS CHARITY</text:span></text:p>
      <text:p text:style-name="P17"/>
      <text:p text:style-name="P25"><text:span text:style-name="T3">Those who spend their wealth in the Way of Allah, and then do not follow what they have spent by demands for gratitude or insulting words will have their reward with their Lord. They will feel no fear and will know no sorrow. Correct and courteous words accompanied by forgiveness are better than charity followed by insulting words. Allah is Rich Beyond Need, All-Forbearing. 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unbelievers. (Qur'an, 2:262-264)</text:span></text:p>
      <text:p text:style-name="P16"/>
      <text:p text:style-name="P17"/>
      <text:p text:style-name="P26"><text:span text:style-name="T13">TO GIVE ALMS</text:span></text:p>
      <text:p text:style-name="P17"/>
      <text:p text:style-name="P25"><text:span text:style-name="T3">Perform prayer and give alms and bow with those who bow. (Qur'an, 2:43)</text:span></text:p>
      <text:p text:style-name="P17"/>
      <text:p text:style-name="P25"><text:span text:style-name="T3">Perform prayer and give alms. Any good you send ahead for yourselves, you will find with Allah. Certainly Allah sees what you do. (Qur'an, 2:110)</text:span></text:p>
      <text:p text:style-name="P17"/>
      <text:p text:style-name="P17"/>
      <text:p text:style-name="P26"><text:span text:style-name="T13">TO GIVE OPENLY OR SECRETLY</text:span></text:p>
      <text:p text:style-name="P17"/>
      <text:p text:style-name="P25"><text:span text:style-name="T3">If you make your charity public, that is good. But if you conceal it and give it to the poor, that is better for you, and We will erase some of your bad actions from you. Allah is aware of what you do. (Qur'an, 2:271)</text:span></text:p>
      <text:p text:style-name="P17"><text:soft-page-break/></text:p>
      <text:p text:style-name="P25"><text:span text:style-name="T3">Those who give away their wealth by night and day, secretly and openly, will have their reward with their Lord. They will feel no fear and will know no sorrow. (Qur'an, 2:274)</text:span></text:p>
      <text:p text:style-name="P16"/>
      <text:p text:style-name="P17"/>
      <text:p text:style-name="P26"><text:span text:style-name="T13">TO PREFER GIVING CHARITY SECRETLY</text:span></text:p>
      <text:p text:style-name="P17"/>
      <text:p text:style-name="P25"><text:span text:style-name="T3">If you make your charity public, that is good. But if you conceal it and give it to the poor, that is better for you, and We will erase some of your bad actions from you. Allah is aware of what you do. (Qur'an, 2:271)</text:span></text:p>
      <text:p text:style-name="P16"/>
      <text:p text:style-name="P17"/>
      <text:p text:style-name="P26"><text:span text:style-name="T13">NOT TO SCOLD THOSE WHO DEMAND CHARITY</text:span></text:p>
      <text:p text:style-name="P17"/>
      <text:p text:style-name="P25"><text:span text:style-name="T3">And as for beggars, do not berate them. (Qur'an, 93:10)</text:span></text:p>
      <text:p text:style-name="P16"/>
      <text:p text:style-name="P17"/>
      <text:p text:style-name="P26"><text:span text:style-name="T13">TO GLORIFY AND PRAISE ALLAH</text:span></text:p>
      <text:p text:style-name="P17"/>
      <text:p text:style-name="P25"><text:span text:style-name="T3">Glorify the Name of your Lord, the Most High. (Qur'an, 87:1)</text:span></text:p>
      <text:p text:style-name="P16"/>
      <text:p text:style-name="P17"/>
      <text:p text:style-name="P26"><text:span text:style-name="T13">THE TIMES OF GLORIFICATION</text:span></text:p>
      <text:p text:style-name="P17"/>
      <text:p text:style-name="P25"><text:span text:style-name="T3">So be steadfast in the face of what they say and glorify your Lord with praise before the rising of the sun and before its setting. And glorify Him during part of the night and at both ends of the day, so that hopefully you will be pleased. (Qur'an, 20:130)</text:span></text:p>
      <text:p text:style-name="P17"/>
      <text:p text:style-name="P25"><text:span text:style-name="T3">So glory be to Allah when you start the night and when you greet the day. Praise be to Him in the heavens and the earth, in the afternoon and when you reach midday. (Qur'an, 30:17-18)</text:span></text:p>
      <text:p text:style-name="P17"/>
      <text:p text:style-name="P25"><text:span text:style-name="T3">So remain steadfast. Allah's promise is true. Ask forgiveness for your wrong action and glorify your Lord with praise in the evening and the early morning. (Qur'an, 40:55)</text:span></text:p>
      <text:p text:style-name="P17"/>
      <text:p text:style-name="P25"><text:span text:style-name="T3">So be patient in the face of what they say and glorify your Lord with praise before the rising of the sun and before it sets. And glorify Him during the night and after you have prostrated. (Qur'an, 50:39-40)</text:span></text:p>
      <text:p text:style-name="P16"/>
      <text:p text:style-name="P17"/>
      <text:p text:style-name="P26"/>
      <text:p text:style-name="P32"><text:span text:style-name="T13">TO GLORIFY ALLAH WHEN RIDING ON VEHICLES</text:span></text:p>
      <text:p text:style-name="P17"/>
      <text:p text:style-name="P25"><text:span text:style-name="T3">So that you might sit firmly on their backs and remember your Lord's blessing while you are seated on them, saying, 'Glory be to Him Who has subjected this to us. We could never have done it by ourselves. Indeed we are returning to our Lord!' (Qur'an, 43:13-14)</text:span></text:p>
      <text:p text:style-name="P16"/>
      <text:p text:style-name="P17"/>
      <text:p text:style-name="P26"><text:span text:style-name="T13">THE THINGS THAT ALLAH FORBIDS</text:span></text:p>
      <text:p text:style-name="P17"/>
      <text:p text:style-name="P25"><text:span text:style-name="T3">Say: 'Come and I will recite to you what your Lord has made forbidden for you': that you do not associate anything with Him; that you are good to your parents; that you do not kill your children because of poverty—We will provide for you and them; that you do not approach indecency—outward or inward; that you do not kill any person Allah has made inviolate—except with the right to do so. That is what He instructs you to do so that hopefully you will use your intellect. (Qur'an, 6:151)</text:span></text:p>
      <text:p text:style-name="P16"/>
      <text:p text:style-name="P17"/>
      <text:p text:style-name="P26"><text:span text:style-name="T13">THAT THOSE THINGS THAT ALLAH FORBIDS MAY </text:span></text:p>
      <text:p text:style-name="P26"><text:span text:style-name="T13">BE EATEN IN TIMES OF UNAVOIDABLE NECESSITY</text:span></text:p>
      <text:p text:style-name="P17"/>
      <text:p text:style-name="P25"><text:span text:style-name="T3">He has forbidden you carrion, blood and pork and anything consecrated to other than Allah. But if someone is forced to eat it, without desiring to or going to excess in it, your Lord is Ever-Forgiving, Most Merciful. (Qur'an, 16:115)</text:span></text:p>
      <text:p text:style-name="P17"/>
      <text:p text:style-name="P25"><text:span text:style-name="T3">Forbidden for you are carrion, blood and pork, and what has been consecrated to other than Allah, and animals which have been strangled, and animals which have been killed by a blow, and animals which have fallen to their death, and animals which have been gored, and animals which wild beasts have eaten—except those you are able to slaughter properly—and animals which have been sacrificed on altars, and deciding things by means of divining arrows—that is deviance. Today the unbelievers have despaired of overcoming your religion. So do not be afraid of them but be afraid of Me. Today I have perfected your religion for you and completed My blessing upon you and I am pleased with Islam as a religion for you. But if anyone is forced by hunger, not intending any wrongdoing, Allah is Ever-Forgiving, Most Merciful. (Qur'an, 5:3)</text:span></text:p>
      <text:p text:style-name="P16"/>
      <text:p text:style-name="P17"/>
      <text:p text:style-name="P26"><text:span text:style-name="T13">NOT TO BE EXTRAVAGANT</text:span></text:p>
      <text:p text:style-name="P17"/>
      <text:p text:style-name="P25"><text:span text:style-name="T3">Children of Adam! Wear fine clothing in every mosque and eat and drink but do not be profligate. He does not love the profligate. (Qur'an, 7:31)</text:span></text:p>
      <text:p text:style-name="P17"/>
      <text:p text:style-name="P25"><text:soft-page-break/><text:span text:style-name="T3">Give your relatives their due, and the very poor and travellers but do not squander what you have. Squanderers are brothers to the satans, and satan was ungrateful to his Lord. (Qur'an, 17:26-27)</text:span></text:p>
      <text:p text:style-name="P17"/>
      <text:p text:style-name="P25"><text:span text:style-name="T3">It is He Who produces gardens, both cultivated and wild, and palm-trees and crops of diverse kinds, and olives and pomegranates, both similar and dissimilar. Eat of their fruits when they bear fruit and pay their due on the day of their harvest, and do not be profligate. He does not love the profligate. (Qur'an, 6:141)</text:span></text:p>
      <text:p text:style-name="P16"/>
      <text:p text:style-name="P22"/>
      <text:p text:style-name="P26"><text:span text:style-name="T13">NOT TO BE PARSIMONIOUS </text:span></text:p>
      <text:p text:style-name="P17"/>
      <text:p text:style-name="P25"><text:span text:style-name="T3">Satan threatens you with poverty and commands you to avarice. Allah promises you forgiveness from Him and abundance. Allah is All-Encompassing, All-Knowing. (Qur'an, 2:268)</text:span></text:p>
      <text:p text:style-name="P17"/>
      <text:p text:style-name="P25"><text:span text:style-name="T3">Those who are tight-fisted with the bounty Allah has given them should not suppose that that is better for them. No indeed, it is worse for them! What they were tight-fisted with will be hung around their necks on the Day of Rising. Allah is the inheritor of the heavens and the earth and Allah is aware of what you do. (Qur'an, 3:180)</text:span></text:p>
      <text:p text:style-name="P17"/>
      <text:p text:style-name="P17"/>
      <text:p text:style-name="P26"><text:span text:style-name="T13">TO STRUGGLE AND STRIVE </text:span></text:p>
      <text:p text:style-name="P26"><text:span text:style-name="T13">IN THE WAY OF ALLAH</text:span></text:p>
      <text:p text:style-name="P17"/>
      <text:p text:style-name="P25"><text:span text:style-name="T3">If you do not go out to fight, He will punish you with a painful punishment and substitute another people in your place. You will not harm Him in any way. Allah has power over all things. (Qur'an, 9:39)</text:span></text:p>
      <text:p text:style-name="P17"/>
      <text:p text:style-name="P25"><text:span text:style-name="T3">Go out to fight, light-armed and heavy-armed, and strive with your wealth and yourselves in the Way of Allah. That is better for you if you only knew. (Qur'an, 9:41)</text:span></text:p>
      <text:p text:style-name="P16"/>
      <text:p text:style-name="P17"/>
      <text:p text:style-name="P26"><text:span text:style-name="T13">TO STRIVE IN THE WAY OF ALLAH </text:span></text:p>
      <text:p text:style-name="P26"><text:span text:style-name="T13">WITH ONE'S LIFE AND WEALTH</text:span></text:p>
      <text:p text:style-name="P17"/>
      <text:p text:style-name="P25"><text:span text:style-name="T3">Those who believe and migrate and strive in the Way of Allah with their wealth and themselves have a higher rank with Allah. They are the ones who are victorious. (Qur'an, 9:20)</text:span></text:p>
      <text:p text:style-name="P17"/>
      <text:p text:style-name="P25"><text:span text:style-name="T3">But the Messenger and those who believe along with him have strived with their wealth and with themselves. They are the people who will have the good things. They are the ones who are successful. (Qur'an, 9:88)</text:span></text:p>
      <text:p text:style-name="P26"><text:soft-page-break/><text:span text:style-name="T13">TO STRUGGLE WITH THE LEADING </text:span></text:p>
      <text:p text:style-name="P26"><text:span text:style-name="T13">CIRCLES OF THE UNBELIEVERS</text:span></text:p>
      <text:p text:style-name="P17"/>
      <text:p text:style-name="P25"><text:span text:style-name="T3">If they break their oaths after making their treaty and defame your religion, then fight the leaders of disbelief—they have no binding oaths—so that hopefully they will stop. (Qur'an, 9:12)</text:span></text:p>
      <text:p text:style-name="P17"/>
      <text:p text:style-name="P17"/>
      <text:p text:style-name="P26"><text:span text:style-name="T13">TO BE FIRM IN STRUGGLE</text:span></text:p>
      <text:p text:style-name="P17"/>
      <text:p text:style-name="P25"><text:span text:style-name="T3">Fight them! Allah will punish them at your hands, and disgrace them and help you against them, and heal the hearts of those who believe. (Qur'an, 9:14)</text:span></text:p>
      <text:p text:style-name="P16"/>
      <text:p text:style-name="P17"/>
      <text:p text:style-name="P26"><text:span text:style-name="T13">NOT TO SEE ANYTHING AS ABOVE ALLAH, </text:span></text:p>
      <text:p text:style-name="P26"><text:span text:style-name="T13">HIS MESSENGER AND STRUGGLING IN HIS WAY</text:span></text:p>
      <text:p text:style-name="P17"/>
      <text:p text:style-name="P25"><text:span text:style-name="T3">Say: 'If your fathers or your sons or your brothers or your wives or your tribe, or any wealth you have acquired, or any business you fear may slump, or any house which pleases you, are dearer to you than Allah and His Messenger and striving in His Way, then wait until Allah brings about His command. Allah does not guide people who are deviators.'(Qur'an, 9:24)</text:span></text:p>
      <text:p text:style-name="P16"/>
      <text:p text:style-name="P17"/>
      <text:p text:style-name="P26"><text:span text:style-name="T13">NOT TO LAG BEHIND IN THE STRUGGLE</text:span></text:p>
      <text:p text:style-name="P17"/>
      <text:p text:style-name="P25"><text:span text:style-name="T3">You who believe! What is the matter with you that when you are told, 'Go out and fight in the way of Allah,' you sink down heavily to the earth? Are you happier with this world than the hereafter? Yet the enjoyment of this world is very small compared to that of the hereafter. (Qur'an, 9:38)</text:span></text:p>
      <text:p text:style-name="P17"/>
      <text:p text:style-name="P25"><text:span text:style-name="T3">Go out to fight, light-armed and heavy-armed, and strive with your wealth and yourselves in the Way of Allah. That is better for you if you only knew. (Qur'an, 9:41)</text:span></text:p>
      <text:p text:style-name="P16"/>
      <text:p text:style-name="P17"/>
      <text:p text:style-name="P26"><text:span text:style-name="T13">NOT TO PUT FORTH EXCUSES <text:tab/></text:span></text:p>
      <text:p text:style-name="P26"><text:span text:style-name="T13">TO LAG BEHIND IN THE STRUGGLE</text:span></text:p>
      <text:p text:style-name="P17"/>
      <text:p text:style-name="P25"><text:span text:style-name="T3">If it had been a case of easy gains and a short journey, they would have followed you, but the distance was too great for them. They will swear by Allah: 'Had we been able to, we would have gone out with you.' They are destroying their own selves. Allah knows that they are lying. (Qur'an, 9:42)</text:span></text:p>
      <text:p text:style-name="P17"/>
      <text:p text:style-name="P25"><text:soft-page-break/><text:span text:style-name="T3">Those who were left behind were glad to stay behind the Messenger of Allah. They did not want to strive with their wealth and themselves in the Way of Allah. They said, 'Do not go out to fight in the heat.' Say: 'The Fire of Hell is much hotter, if they only understood.' (Qur'an, 9:81)</text:span></text:p>
      <text:p text:style-name="P16"/>
      <text:p text:style-name="P17"/>
      <text:p text:style-name="P26"><text:span text:style-name="T13">NOT TO ASK FOR PERMISSION </text:span></text:p>
      <text:p text:style-name="P26"><text:span text:style-name="T13">TO LAG BEHIND IN THE STRUGGLE</text:span></text:p>
      <text:p text:style-name="P17"/>
      <text:p text:style-name="P25"><text:span text:style-name="T3">Those who believe in Allah and the Last Day do not ask you to excuse them from striving with their wealth and themselves. Allah knows the people who guards against people. (Qur'an, 9:44)</text:span></text:p>
      <text:p text:style-name="P16"/>
      <text:p text:style-name="P17"/>
      <text:p text:style-name="P26"><text:span text:style-name="T13">TO STRUGGLE FOR THOSE MEN, WOMEN </text:span></text:p>
      <text:p text:style-name="P26"><text:span text:style-name="T13">AND CHILDREN WHO ARE OPPRESSED</text:span></text:p>
      <text:p text:style-name="P17"/>
      <text:p text:style-name="P25"><text:span text:style-name="T3">What reason could you have for not fighting in the Way of Allah – for those men, women and children who are oppressed and say, 'Our Lord, take us out of this city whose inhabitants are wrongdoers! Give us a protector from You! Give us a helper from You!'? (Qur'an, 4:75)</text:span></text:p>
      <text:p text:style-name="P16"/>
      <text:p text:style-name="P17"/>
      <text:p text:style-name="P26"><text:span text:style-name="T13">TO CONTINUE TO STRUGGLE UNTIL THERE IS </text:span></text:p>
      <text:p text:style-name="P26"><text:span text:style-name="T13">NO CORRUPTION LEFT ON EARTH</text:span></text:p>
      <text:p text:style-name="P17"/>
      <text:p text:style-name="P25"><text:span text:style-name="T3">Fight them until there is no more persecution and the religion is Allah's alone. If they stop, Allah sees what they do. (Qur'an, 8:39)</text:span></text:p>
      <text:p text:style-name="P16"/>
      <text:p text:style-name="P17"/>
      <text:p text:style-name="P26"><text:span text:style-name="T13">TO USE DIFFERENT METHODS </text:span></text:p>
      <text:p text:style-name="P26"><text:span text:style-name="T13">IN THE STRUGGLE</text:span></text:p>
      <text:p text:style-name="P17"/>
      <text:p text:style-name="P25"><text:span text:style-name="T3">Remember when you left your family early in the day to instal the believers in their battle stations. Allah is All-Hearing, All-Knowing. (Qur'an, 3:121)</text:span></text:p>
      <text:p text:style-name="P16"/>
      <text:p text:style-name="P17"/>
      <text:p text:style-name="P26"><text:span text:style-name="T13">TO SEEK REFUGE FROM SATAN IN ALLAH </text:span></text:p>
      <text:p text:style-name="P17"/>
      <text:p text:style-name="P25"><text:span text:style-name="T3">If an evil impulse from satan provokes you, seek refuge in Allah. He is All-Hearing, All-Seeing. (Qur'an, 7:200)</text:span></text:p>
      <text:p text:style-name="P16"/>
      <text:p text:style-name="P26"><text:soft-page-break/><text:span text:style-name="T13">TO BE AWARE OF THE ACTIVITIES OF THE UNBELIEVERS</text:span></text:p>
      <text:p text:style-name="P17"/>
      <text:p text:style-name="P25"><text:span text:style-name="T3">Do not relax in pursuit of the enemy. If you feel pain, they too are feeling it just as you are, but you hope for something from Allah which they cannot hope for. Allah is All-Knowing, All-Wise. (Qur'an, 4:104)</text:span></text:p>
      <text:p text:style-name="P17"/>
      <text:p text:style-name="P17"/>
      <text:p text:style-name="P26"><text:span text:style-name="T13">TO LONG TO BE ONE OF THOSE IN THE</text:span></text:p>
      <text:p text:style-name="P26"><text:span text:style-name="T13">LEADING POSITION IN THE STRUGGLE</text:span></text:p>
      <text:p text:style-name="P17"/>
      <text:p text:style-name="P25"><text:span text:style-name="T3">Those who say, 'Our Lord, give us joy in our wives and children and give us (the grace) to lead those who guard against evil. (Qur'an, 25:74)</text:span></text:p>
      <text:p text:style-name="P16"/>
      <text:p text:style-name="P17"/>
      <text:p text:style-name="P26"><text:span text:style-name="T13">NOT TO FOLLOW IN THE FOOTSTEPS OF SATAN</text:span></text:p>
      <text:p text:style-name="P17"/>
      <text:p text:style-name="P25"><text:span text:style-name="T3">Mankind! Eat what is good and lawful on the earth. And do not follow in the footsteps of satan. He truly is an outright enemy to you. (Qur'an, 2:168)</text:span></text:p>
      <text:p text:style-name="P17"/>
      <text:p text:style-name="P25"><text:span text:style-name="T3">And also animals for riding and for haulage and animals for slaughtering and for wool. Eat what Allah has provided for you and do not follow in the footsteps of satan. He is an outright enemy to you. (Qur'an, 6:142)</text:span></text:p>
      <text:p text:style-name="P17"/>
      <text:p text:style-name="P25"><text:span text:style-name="T3">You who believe! Do not follow in the footsteps of satan. Anyone who follows in satan's footsteps should know that he commands indecency and wrongdoing. Were it not for Allah's favour to you and His mercy, not one of you would ever have been purified. But Allah purifies whoever He wills. Allah is All-Hearing, All-Knowing (Qur'an, 24:21)</text:span></text:p>
      <text:p text:style-name="P16"/>
      <text:p text:style-name="P17"/>
      <text:p text:style-name="P26"><text:span text:style-name="T13">NOT TO TAKE SATAN AS A FRIEND</text:span></text:p>
      <text:p text:style-name="P17"/>
      <text:p text:style-name="P25"><text:span text:style-name="T3">Satan is your enemy so treat him as an enemy. He summons his party so they will be among the people of the Searing Blaze. (Qur'an, 35:6)</text:span></text:p>
      <text:p text:style-name="P16"/>
      <text:p text:style-name="P22"/>
      <text:p text:style-name="P26"><text:span text:style-name="T13">NOT TO FEAR SATAN</text:span></text:p>
      <text:p text:style-name="P17"/>
      <text:p text:style-name="P25"><text:span text:style-name="T3">It was only satan frightening you through his friends. But do not fear them—fear Me if you are believers. (Qur'an, 3:175)</text:span></text:p>
      <text:p text:style-name="P26"><text:soft-page-break/><text:span text:style-name="T13">TO FIGHT THE FRIENDS OF SATAN</text:span></text:p>
      <text:p text:style-name="P17"/>
      <text:p text:style-name="P25"><text:span text:style-name="T3">Those who believe fight in the Way of Allah. Those who do not believe fight in the way of false gods. So fight the friends of satan! Satan's scheming is always feeble. (Qur'an, 4:76)</text:span></text:p>
      <text:p text:style-name="P16"/>
      <text:p text:style-name="P17"/>
      <text:p text:style-name="P26"><text:span text:style-name="T13">TO FAST DURING THE MONTH OF RAMADAN</text:span></text:p>
      <text:p text:style-name="P17"/>
      <text:p text:style-name="P25"><text:span text:style-name="T3">You who believe! Fasting is prescribed for you, as it was prescribed for those before you—so that hopefully you guard against evil.(Qur'an, 2:183)</text:span></text:p>
      <text:p text:style-name="P17"/>
      <text:p text:style-name="P25"><text:span text:style-name="T3">The month of Ramadan is the one in which the Qur'an was sent down as guidance for mankind, with Clear Signs containing guidance and discrimination. Any of you who are resident for the month should fast it. But any of you who are ill or on a journey should fast a number of other days. Allah desires ease for you; He does not desire difficulty for you. You should complete the number of days and proclaim Allah's greatness for the guidance He has given you so that hopefully you will be thankful. (Qur'an, 2:185)</text:span></text:p>
      <text:p text:style-name="P17"/>
      <text:p text:style-name="P17"/>
      <text:p text:style-name="P26"><text:span text:style-name="T13">THE PENANCE FOR A FAST NOT FULFILLED</text:span></text:p>
      <text:p text:style-name="P26"><text:span text:style-name="T13">DUE TO ILLNESS OR BEING ON A JOURNEY</text:span></text:p>
      <text:p text:style-name="P17"/>
      <text:p text:style-name="P25"><text:span text:style-name="T3">The month of Ramadan is the one in which the Qur'an was sent down as guidance for mankind, with Clear Signs containing guidance and discrimination. Any of you who are resident for the month should fast it. But any of you who are ill or on a journey should fast a number of other days. Allah desires ease for you; He does not desire difficulty for you. You should complete the number of days and proclaim Allah's greatness for the guidance He has given you so that hopefully you will be thankful. (Qur'an, 2:185)</text:span></text:p>
      <text:p text:style-name="P16"/>
      <text:p text:style-name="P17"/>
      <text:p text:style-name="P26"><text:span text:style-name="T13">THE ATTITUDE TO WOMEN </text:span></text:p>
      <text:p text:style-name="P26"><text:span text:style-name="T13">DURING THE MONTH OF RAMADAN</text:span></text:p>
      <text:p text:style-name="P17"/>
      <text:p text:style-name="P25"><text:span text:style-name="T3">On the night of the fast it is lawful for you to have sexual relations with your wives. They are clothing for you and you for them. Allah knows that you have been betraying yourselves and He has turned towards you and excused you. Now you may have sexual intercourse with them and seek what Allah has written for you. Eat and drink until you can clearly discern the white thread from the black thread of the dawn, then fulfil the fast until the night appears. But do not have sexual intercourse with </text:span><text:soft-page-break/><text:span text:style-name="T3">them while you are in retreat in the mosques. These are Allah's limits, so do not go near them. In this way does Allah make His Signs clear to people so that hopefully they guard against evil. (Qur'an, 2:187)</text:span></text:p>
      <text:p text:style-name="P16"/>
      <text:p text:style-name="P17"/>
      <text:p text:style-name="P26"><text:span text:style-name="T13">NOT TO TAKE INTEREST</text:span></text:p>
      <text:p text:style-name="P17"/>
      <text:p text:style-name="P25"><text:span text:style-name="T3">You who believe! Do not feed on interest, multiplied and then remultiplied. Have fear of Allah so that hopefully you will be successful. (Qur'an, 3:130)</text:span></text:p>
      <text:p text:style-name="P17"/>
      <text:p text:style-name="P25"><text:span text:style-name="T3">Those who practise interest will not rise from the grave except as someone driven mad by satan's touch. That is because they say, 'Trade is the same as interest.' But Allah has permitted trade and He has forbidden interest. Whoever is given a warning by his Lord and then desists, can keep what he received in the past and his affair is Allah's concern. But all who return to it will be the Companions of the Fire, remaining in it timelessly, for ever. (Qur'an, 2:275)</text:span></text:p>
      <text:p text:style-name="P17"/>
      <text:p text:style-name="P25"><text:span text:style-name="T3">You who believe! Have fear of Allah and forgo any remaining interest if you are believers. If you do not, know that it means war from Allah and His Messenger. But if you repent you may have your capital, without wronging and without being wronged. (Qur'an, 2:278-279)</text:span></text:p>
      <text:p text:style-name="P16"/>
      <text:p text:style-name="P17"/>
      <text:p text:style-name="P26"><text:span text:style-name="T13">TO PERFORM THE PILGRIMAGE </text:span></text:p>
      <text:p text:style-name="P26"><text:span text:style-name="T13">AND THE EXPERIENCE</text:span></text:p>
      <text:p text:style-name="P17"/>
      <text:p text:style-name="P25"><text:span text:style-name="T3">Perform the Pilgrimage and the Experience for Allah's sake. If you are forcibly prevented, make whatever sacrifice is feasible. But do not shave your heads until the sacrificial animal has reached the place of sacrifice. If any of you are ill or have a head injury, the expiation is fasting or charity or sacrifice when you are safe and well again. Anyone who comes out of pilgrim dress between the experience and pilgrimage should make whatever sacrifice is feasible. For any one who cannot, there is three days' fast on pilgrimage and seven on your return—hat is ten in all. That is for anyone whose family does not live near the Masjid al-Haram. Have fear of Allah and know that Allah is fierce in retribution. (Qur'an, 2:196)</text:span></text:p>
      <text:p text:style-name="P16"/>
      <text:p text:style-name="P17"/>
      <text:p text:style-name="P26"><text:span text:style-name="T13">FORBIDDEN ACTS DURING THE PILGRIMAGE</text:span></text:p>
      <text:p text:style-name="P17"/>
      <text:p text:style-name="P25"><text:span text:style-name="T3">The pilgrimage takes place during certain well-known months. If anyone undertakes the obligation of pilgrimage in them, there must be no sexual intercourse, no wrongdoing, nor any quarrelling during pilgrimage. Whatever good you do, Allah knows it. Take provision; but the best provision is fear of Allah. So have fear of Me, people of intelligence! (Qur'an, 2:197)</text:span></text:p>
      <text:p text:style-name="P16"/>
      <text:p text:style-name="P26"><text:soft-page-break/><text:span text:style-name="T13">TO REMEMBER ALLAH <text:tab/></text:span></text:p>
      <text:p text:style-name="P26"><text:span text:style-name="T13">DURINGTHE PILGRIMAGE</text:span></text:p>
      <text:p text:style-name="P17"/>
      <text:p text:style-name="P25"><text:span text:style-name="T3">Remember Allah on the designated days. Those who hurry on in two days have done no wrong, and those who stay another day have done no wrong—those of them who guard against evil. So have fear of Allah. And know that you will be gathered back to Him. (Qur'an, 2:203)</text:span></text:p>
      <text:p text:style-name="P16"/>
      <text:p text:style-name="P17"/>
      <text:p text:style-name="P26"><text:span text:style-name="T13">TO PERFORM THE HAJJ (PILGRIMAGE)</text:span></text:p>
      <text:p text:style-name="P17"/>
      <text:p text:style-name="P25"><text:span text:style-name="T3">In it are Clear Signs—the Ibrahim's station. All who enter it are safe. Pilgrimage to the House is a duty owed to Allah by all mankind—those who can find a way to do it. If anyone who does not believe (will find), that Allah is Rich Beyond Need of any being. (Qur'an, 3:97)</text:span></text:p>
      <text:p text:style-name="P16"/>
      <text:p text:style-name="P17"/>
      <text:p text:style-name="P26"><text:span text:style-name="T13">BEING ILL DURING THE PILGRIMAGE</text:span></text:p>
      <text:p text:style-name="P17"/>
      <text:p text:style-name="P25"><text:span text:style-name="T3">Perform the pilgrimage and the experience for Allah. If you are forcibly prevented, make whatever sacrifice is feasible. But do not shave your heads until the sacrificial animal has reached the place of sacrifice. If any of you are ill or have a head injury, the expiation is fasting or charity or sacrifice when you are safe and well again. Anyone who comes out of pilgrim dress between the experience and pilgrimage should make whatever sacrifice is feasible. For any one who cannot, there is three days' fast on pilgrimage and seven on your return—that is ten in all. That is for anyone whose family does not live near the Masjid al-Haram. Have fear of Allah and know that Allah is fierce in retribution. (Qur'an, 2:196)</text:span></text:p>
      <text:p text:style-name="P16"/>
      <text:p text:style-name="P17"/>
      <text:p text:style-name="P26"><text:span text:style-name="T13">THE ACTS OF WORSHIP TO BE PERFORMED</text:span></text:p>
      <text:p text:style-name="P26"><text:span text:style-name="T13">IN THE EVENT OF BEING PREVENTED FROM</text:span></text:p>
      <text:p text:style-name="P26"><text:span text:style-name="T13">PERFORMING THE PILGRIMAGE</text:span></text:p>
      <text:p text:style-name="P17"/>
      <text:p text:style-name="P25"><text:span text:style-name="T3">Perform the pilgrimage and the experience for Allah. If you are forcibly prevented, make whatever sacrifice is feasible. But do not shave your heads until the sacrificial animal has reached the place of sacrifice. If any of you are ill or have a head injury, the expiation is fasting or charity or sacrifice when you are safe and well again. Anyone who comes out of pilgrim dress between the experience and pilgrimage should make whatever sacrifice is feasible. For any one who cannot, there is three days' fast on pilgrimage and seven on your return—that is ten in all. That is for anyone whose family does not live near the Masjid al-Haram. Have fear of Allah and know that Allah is fierce in retribution. (Qur'an, 2:196)</text:span></text:p>
      <text:p text:style-name="P26"><text:soft-page-break/><text:span text:style-name="T13">THE ACTS OF WORSHIP TO BE PERFORMED </text:span></text:p>
      <text:p text:style-name="P26"><text:span text:style-name="T13">DURING THE PILGRIMAGE</text:span></text:p>
      <text:p text:style-name="P17"/>
      <text:p text:style-name="P25"><text:span text:style-name="T3">Perform the pilgrimage and the experience for Allah. If you are forcibly prevented, make whatever sacrifice is feasible. But do not shave your heads until the sacrificial animal has reached the place of sacrifice. If any of you are ill or have a head injury, the expiation is fasting or charity or sacrifice when you are safe and well again. Anyone who comes out of pilgrim dress between the experience and pilgrimage should make whatever sacrifice is feasible. For any one who cannot, there is three days' fast on pilgrimage and seven on your return – that is ten in all. That is for anyone whose family does not live near the Masjid al-Haram. Have fear of Allah and know that Allah is fierce in retribution. The pilgrimage takes place during certain well-known months. If anyone undertakes the obligation of pilgrimage in them, there must be no sexual intercourse, no wrongdoing, nor any quarrelling during pilgrimage. Whatever good you do, Allah knows it. Take provision; but the best provision is fear of Allah. So have fear of Me, people of intelligence! (Qur'an, 2:196-197)</text:span></text:p>
      <text:p text:style-name="P17"/>
      <text:p text:style-name="P17"/>
      <text:p text:style-name="P26"><text:span text:style-name="T13">TO REMEMBER ALLAH </text:span></text:p>
      <text:p text:style-name="P26"><text:span text:style-name="T13">WHEN POURING DOWN FROM ARAFAT</text:span></text:p>
      <text:p text:style-name="P17"/>
      <text:p text:style-name="P25"><text:span text:style-name="T3">There is nothing wrong in seeking bounty from your Lord. When you pour down from Arafat, remember Allah at the Sacred Landmark. Remember Him because He has guided you, even though before this you were astray. Then press on from where the people press on and ask Allah's forgiveness. Allah is Ever-Forgiving, Most Merciful. (Qur'an, 2:198-199)</text:span></text:p>
      <text:p text:style-name="P16"/>
      <text:p text:style-name="P17"/>
      <text:p text:style-name="P26"><text:span text:style-name="T13">TO KILL LIVESTOCK AS A SACRIFICE</text:span></text:p>
      <text:p text:style-name="P17"/>
      <text:p text:style-name="P25"><text:span text:style-name="T3">So that they can be present at what will profit them and invoke Allah's name on specific days over livestock He has provided for them. Eat of them and feed those who are poor and in need. (Qur'an, 22:28)</text:span></text:p>
      <text:p text:style-name="P16"/>
      <text:p text:style-name="P17"/>
      <text:p text:style-name="P26"><text:span text:style-name="T13">TO RESPECT THE PILGRIMS</text:span></text:p>
      <text:p text:style-name="P17"/>
      <text:p text:style-name="P25"><text:span text:style-name="T3">You who believe! Do not profane the sacred rites of Allah or the sacred months, or the sacrificial animals, or the ritual garlands, or those heading for the Sacred House, desiring profit and good pleasure from their Lord. When you have come out of pilgrim dress, then you may hunt. Do not let hatred for a people who debar you from the Masjid al-Haram incite you into going beyond the limits. Help each other to goodness and heedfulness. Do not help each other to wrongdoing and enmity. Have fear of Allah. Allah is severe in retribution. (Qur'an, 5:2)</text:span></text:p>
      <text:p text:style-name="P26"><text:soft-page-break/><text:span text:style-name="T13">NOT TO HUNT IN IHRAM (WHILE ON THE PILGRIMAGE)</text:span></text:p>
      <text:p text:style-name="P17"/>
      <text:p text:style-name="P25"><text:span text:style-name="T3">You who believe! Fulfil your contracts. All livestock animals are lawful for you, except those that are recited to you now; but it is still not lawful to hunt while you are in pilgrim dress. Allah makes whatever judgements He wills. You who believe! Do not profane the sacred rites of Allah or the sacred months, or the sacrificial animals, or the ritual garlands, or those heading for the Sacred House, desiring profit and good pleasure from their Lord. When you have come out of pilgrim dress, then you may hunt. Do not let hatred for a people who debar you from the Masjid al-Haram incite you into going beyond the limits. Help each other to goodness and heedfulness. Do not help each other to wrongdoing and enmity. Have fear of Allah. Allah is severe in retribution. (Qur'an, 5:1-2)</text:span></text:p>
      <text:p text:style-name="P17"/>
      <text:p text:style-name="P25"><text:span text:style-name="T3">Anything you catch in the sea is lawful for you, and all food from it, for your enjoyment and that of travellers, but land game is forbidden for you while you are in pilgrim dress. So have fear of Allah, Him to Whom you will be gathered. (Qur'an, 5:96)</text:span></text:p>
      <text:p text:style-name="P16"/>
      <text:p text:style-name="P17"/>
      <text:p text:style-name="P26"><text:span text:style-name="T13">THE PENANCE FOR HUNTING IN IHRAM</text:span></text:p>
      <text:p text:style-name="P17"/>
      <text:p text:style-name="P25"><text:span text:style-name="T3">You who believe! Do not kill game while you are in pilgrim dress. If one of you kills any deliberately, the reprisal for it is a livestock animal equivalent to what he killed, as judged by two just men among you, a sacrifice to reach the Ka'ba, or expiation by feeding the poor, or fasting commensurate with that, so that he may taste the evil consequences of what he did. Allah has pardoned all that took place in the past; but if anyone does it again Allah will take revenge on him. Allah is Almighty, Exactor of Revenge. (Qur'an, 5:95)</text:span></text:p>
      <text:p text:style-name="P16"/>
      <text:p text:style-name="P17"/>
      <text:p text:style-name="P26"><text:span text:style-name="T13">THE NUMBER OF MONTHS DURING </text:span></text:p>
      <text:p text:style-name="P26"><text:span text:style-name="T13">WHICH WAR IS FORBIDDEN</text:span></text:p>
      <text:p text:style-name="P17"/>
      <text:p text:style-name="P25"><text:span text:style-name="T3">There have been twelve months with Allah in the Book of Allah, from the day He first created the heavens and earth. Four of them are forbidden. That is the True Religion. So do not wrong one another during them. However, fight the idolaters totally just as they fight you totally, and know that Allah is with those who guard against evil. (Qur'an, 9:36)</text:span></text:p>
      <text:p text:style-name="P16"/>
      <text:p text:style-name="P17"/>
      <text:p text:style-name="P26"/>
      <text:p text:style-name="P32"><text:span text:style-name="T13">WHAT TO DO AT THE END </text:span></text:p>
      <text:p text:style-name="P26"><text:span text:style-name="T13">OF THE FORBIDDEN MONTHS</text:span></text:p>
      <text:p text:style-name="P17"/>
      <text:p text:style-name="P25"><text:span text:style-name="T3">Then, when the sacred months are over, kill the idolaters wherever you find them, and seize them and besiege them and lie in wait for them on every road. If they repent and perform prayer and give alms, let them go on their way. Allah is Ever-Forgiving, Most Merciful. (Qur'an, 9:5)</text:span></text:p>
      <text:p text:style-name="P16"/>
      <text:p text:style-name="P17"/>
      <text:p text:style-name="P26"><text:span text:style-name="T13">TO PRAY TO ALLAH</text:span></text:p>
      <text:p text:style-name="P17"/>
      <text:p text:style-name="P25"><text:span text:style-name="T3">If My servants ask you about Me, I am near. I answer the call of the caller when he calls on Me. They should therefore respond to Me and believe in Me so that hopefully they will be rightly guided. (Qur'an, 2:186)</text:span></text:p>
      <text:p text:style-name="P17"/>
      <text:p text:style-name="P25"><text:span text:style-name="T3">Your Lord says, 'Call on Me and I will answer you.Those who are too proud to worship Me will enter Hell abject.' (Qur'an, 40:60)</text:span></text:p>
      <text:p text:style-name="P16"/>
      <text:p text:style-name="P17"/>
      <text:p text:style-name="P26"><text:span text:style-name="T13">HOW TO REPLY TO THOSE WHO ATTACK</text:span></text:p>
      <text:p text:style-name="P26"><text:span text:style-name="T13">DURING THE FORBIDDEN MONTHS</text:span></text:p>
      <text:p text:style-name="P17"/>
      <text:p text:style-name="P25"><text:span text:style-name="T3">Sacred month in return for sacred month—sacred things are subject to retaliation. So if anyone oversteps the limits against you, overstep against him the same as he did to you. But have fear of Allah. Know that Allah is with those who guard against evil. (Qur'an, 2:194)</text:span></text:p>
      <text:p text:style-name="P16"/>
      <text:p text:style-name="P17"/>
      <text:p text:style-name="P26"><text:span text:style-name="T13">TO PRAY TO ALLAH ALONE</text:span></text:p>
      <text:p text:style-name="P17"/>
      <text:p text:style-name="P25"><text:span text:style-name="T3">So call upon Allah, making your religion sincerely His, even though the unbelievers detest it. (Qur'an, 40:14)</text:span></text:p>
      <text:p text:style-name="P17"/>
      <text:p text:style-name="P25"><text:span text:style-name="T3">He is the Living—here is no god but Him—call on Him, making your religion sincerely His. Praise be to Allah, the Lord of all the worlds. (Qur'an, 40:65)</text:span></text:p>
      <text:p text:style-name="P17"/>
      <text:p text:style-name="P17"/>
      <text:p text:style-name="P26"><text:span text:style-name="T13">TO PRAY TO ALLAH WITH HIS NAMES</text:span></text:p>
      <text:p text:style-name="P17"/>
      <text:p text:style-name="P25"><text:span text:style-name="T3">To Allah belong the Most Beautiful Names, so call on Him by them and abandon those who desecrate His Names. They will be repaid for what they did. (Qur'an, 7:180)</text:span></text:p>
      <text:p text:style-name="P26"><text:soft-page-break/><text:span text:style-name="T13">TO PRAY IN FEAR AND ARDENT HOPE</text:span></text:p>
      <text:p text:style-name="P17"/>
      <text:p text:style-name="P25"><text:span text:style-name="T3">Their sides eschew their beds as they call on their Lord in fear and ardent hope. And they give of what We have provided for them. (Qur'an, 32:16)</text:span></text:p>
      <text:p text:style-name="P16"/>
      <text:p text:style-name="P17"/>
      <text:p text:style-name="P26"><text:span text:style-name="T13">THE SORT OF PRAYER <text:tab/></text:span></text:p>
      <text:p text:style-name="P26"><text:span text:style-name="T13">ALLAH IS PLEASED WITH</text:span></text:p>
      <text:p text:style-name="P17"/>
      <text:p text:style-name="P25"><text:span text:style-name="T3">Call on your Lord humbly and secretly. He does not love those who overstep the limits. Do not corrupt the earth after it has been put right. Call on Him fearfully and eagerly. Allah's mercy is close to the good-doers. (Qur'an, 7:55-56)</text:span></text:p>
      <text:p text:style-name="P16"/>
      <text:p text:style-name="P17"/>
      <text:p text:style-name="P26"><text:span text:style-name="T13">NOT TO PRAY TO ALLAH ONLY FOR </text:span></text:p>
      <text:p text:style-name="P26"><text:span text:style-name="T13">THE LIFE OF THIS WORLD</text:span></text:p>
      <text:p text:style-name="P17"/>
      <text:p text:style-name="P25"><text:span text:style-name="T3">If anyone desires to cultivate the hereafter, We will increase him in his cultivation. If anyone desires to cultivate this world, We will give him some of it but he will have no share in the hereafter. (Qur'an, 42:20)</text:span></text:p>
      <text:p text:style-name="P17"/>
      <text:p text:style-name="P25"><text:span text:style-name="T3">As for those who desire the life of this world and its finery, We will give them full payment in it for their actions. They will not be deprived here of their due. But such people will have nothing in the hereafter but the Fire. What they achieved here will come to nothing. What they did will prove to be null and void. (Qur'an, 11:15-16)</text:span></text:p>
      <text:p text:style-name="P17"/>
      <text:p text:style-name="P25"><text:span text:style-name="T3">When you have completed your rites, remember Allah as you used to remember your forefathers—or even more. There are some people who say, 'Our Lord, give us good in this world.' They will have no share in the hereafter. And there are others who say, 'Our Lord, give us good in this world, and good in the hereafter, and safeguard us from the punishment of the Fire.' (Qur'an, 2:200-201)</text:span></text:p>
      <text:p text:style-name="P16"/>
      <text:p text:style-name="P17"/>
      <text:p text:style-name="P26"><text:span text:style-name="T13">TO SEEK HELP FROM ALLAH IN </text:span></text:p>
      <text:p text:style-name="P26"><text:span text:style-name="T13">STEADFASTNESS AND PRAYER</text:span></text:p>
      <text:p text:style-name="P17"/>
      <text:p text:style-name="P25"><text:span text:style-name="T3">Seek help in steadfastness and prayer. But that is a very hard thing, except for the humble. (Qur'an, 2:45)</text:span></text:p>
      <text:p text:style-name="P17"/>
      <text:p text:style-name="P25"><text:span text:style-name="T3">You who believe! Seek help in steadfastness and prayer. Allah is with the steadfast. (Qur'an, 2:153)</text:span></text:p>
      <text:p text:style-name="P26"><text:soft-page-break/><text:span text:style-name="T13">TO PRAY FOR AND GIVE SALUTATION TO THE PROPHETS</text:span></text:p>
      <text:p text:style-name="P17"/>
      <text:p text:style-name="P25"><text:span text:style-name="T3">Allah and His angels call down blessings on the Prophet. You who believe! Call down blessings on him and ask for complete peace and safety for him. (Qur'an, 33:56)</text:span></text:p>
      <text:p text:style-name="P16"/>
      <text:p text:style-name="P17"/>
      <text:p text:style-name="P26"><text:span text:style-name="T13">TO WORSHIP AT NIGHT, TOO </text:span></text:p>
      <text:p text:style-name="P17"/>
      <text:p text:style-name="P25"><text:span text:style-name="T3">Certainly rising at night has a stronger effect and is more conducive to concentration. (Qur'an, 73:6)</text:span></text:p>
      <text:p text:style-name="P16"/>
      <text:p text:style-name="P17"/>
      <text:p text:style-name="P26"><text:span text:style-name="T13">TO ASK FORGIVENESS FROM ALLAH </text:span></text:p>
      <text:p text:style-name="P26"><text:span text:style-name="T13">AND TURN TO ALLAH IN REPENTANCE</text:span></text:p>
      <text:p text:style-name="P17"/>
      <text:p text:style-name="P25"><text:span text:style-name="T3">And ask Allah's forgiveness. Allah is Ever-Forgiving, Most Merciful. (Qur'an, 4:106)</text:span></text:p>
      <text:p text:style-name="P17"/>
      <text:p text:style-name="P25"><text:span text:style-name="T3">Ask your Lord for forgiveness and then repent to Him. He will let you enjoy a good life until a specified time, and will give His favour to all who merit it. But if you turn your backs, I fear for you the punishment of a Mighty Day. (Qur'an, 11:3)</text:span></text:p>
      <text:p text:style-name="P17"/>
      <text:p text:style-name="P25"><text:span text:style-name="T3">Ask your Lord for forgiveness and then repent to Him. My Lord is Most Merciful, Most Loving.' (Qur'an, 11:90)</text:span></text:p>
      <text:p text:style-name="P17"/>
      <text:p text:style-name="P17"/>
      <text:p text:style-name="P26"><text:span text:style-name="T13">TO ASK FORGIVENESS FOR THE BELIEVERS</text:span></text:p>
      <text:p text:style-name="P17"/>
      <text:p text:style-name="P25"><text:span text:style-name="T3">Know then that there is no god except Allah and ask forgiveness for your wrongdoing, and for the men and women who believe. Allah knows both your activity and your repose. (Qur'an, 47:19)</text:span></text:p>
      <text:p text:style-name="P17"/>
      <text:p text:style-name="P25"><text:span text:style-name="T3">O Prophet! When women who believe come to you pledging allegiance to you on the grounds that they will not associate anything with Allah or steal or fornicate or kill their children or give a false ascription of paternity—making up lies about their bodies—or disobey you in respect of anything right, then accept their pledge and ask forgiveness for them. Allah is Ever-Forgiving, Most Merciful. (Qur'an, 60:12)</text:span></text:p>
      <text:p text:style-name="P16"/>
      <text:p text:style-name="P17"/>
      <text:p text:style-name="P26"/>
      <text:p text:style-name="P32"><text:span text:style-name="T13">TO ASK FORGIVENESS IMMEDIATELY </text:span></text:p>
      <text:p text:style-name="P26"><text:span text:style-name="T13">AFTER MAKING A MISTAKE</text:span></text:p>
      <text:p text:style-name="P17"/>
      <text:p text:style-name="P25"><text:span text:style-name="T3">Those who, when they act indecently or wrong themselves, remember Allah and ask forgiveness for their bad actions (and who can forgive bad actions except Allah?) and do not knowingly persist in what they were doing. (Qur'an, 3:135)</text:span></text:p>
      <text:p text:style-name="P17"/>
      <text:p text:style-name="P25"><text:span text:style-name="T3">Allah only accepts the repentance of those who do evil in ignorance and then quickly repent after doing it. Allah turns towards such people. Allah is All-Knowing, All-Wise. (Qur'an, 4:17)</text:span></text:p>
      <text:p text:style-name="P16"/>
      <text:p text:style-name="P17"/>
      <text:p text:style-name="P26"><text:span text:style-name="T13">TO FORGIVE THOSE WHO TURN </text:span></text:p>
      <text:p text:style-name="P26"><text:span text:style-name="T13">TO ALLAH IN REPENTANCE</text:span></text:p>
      <text:p text:style-name="P17"/>
      <text:p text:style-name="P25"><text:span text:style-name="T3">Allah only accepts the repentance of those who do evil in ignorance and then quickly repent after doing it. Allah turns towards such people. Allah is All-Knowing, All-Wise. There is no repentance for people who persist in doing evil until death comes to them and who then say, 'Now I repent,' nor for people who die while they are unbelievers. We have prepared for them a painful punishment. (Qur'an, 4:17-18)</text:span></text:p>
      <text:p text:style-name="P17"/>
      <text:p text:style-name="P25"><text:span text:style-name="T3">Say: 'My servants, you who have transgressed against yourselves, do not despair of the mercy of Allah. Truly Allah forgives all wrong actions. He is the Ever-Forgiving, the Most Merciful.' (Qur'an, 39:53)</text:span></text:p>
      <text:p text:style-name="P17"/>
      <text:p text:style-name="P25"><text:span text:style-name="T3">For certainly all who repent and act rightly have turned sincerely towards Allah. (Qur'an, 25:71)</text:span></text:p>
      <text:p text:style-name="P17"/>
      <text:p text:style-name="P17"/>
      <text:p text:style-name="P26"><text:span text:style-name="T13">NOT TO ASK FORGIVENESS FOR THE UNBELIEVERS</text:span></text:p>
      <text:p text:style-name="P17"/>
      <text:p text:style-name="P25"><text:span text:style-name="T3">You can ask forgiveness for them, or not ask forgiveness for them. Even if you asked forgiveness for them seventy times, Allah still would not forgive them. That is because they have rejected Allah and His Messenger. Allah does not guide deviant people. (Qur'an, 9:80)</text:span></text:p>
      <text:p text:style-name="P16"/>
      <text:p text:style-name="P17"/>
      <text:p text:style-name="P26"><text:span text:style-name="T13">NOT TO KNOWINGLY REPEAT </text:span></text:p>
      <text:p text:style-name="P26"><text:span text:style-name="T13">THE MISTAKE ONCE IT IS MADE</text:span></text:p>
      <text:p text:style-name="P17"/>
      <text:p text:style-name="P25"><text:span text:style-name="T3">But to those who do evil in ignorance and then after that repent and put things right, to them your Lord is Ever-Forgiving, Most Merciful. (Qur'an, 16:119)</text:span></text:p>
      <text:p text:style-name="P25"><text:soft-page-break/><text:span text:style-name="T3">Those who, when they act indecetly or wrong themselves, remember Allah and ask forgiveness for their bad actions (and who can forgive bad actions except Allah?) and do not knowingly persist in what they were doing. (Qur'an, 3:135)</text:span></text:p>
      <text:p text:style-name="P16"/>
      <text:p text:style-name="P17"/>
      <text:p text:style-name="P26"><text:span text:style-name="T13">TO PRAY AND ASK FORGIVENESS WHEN PEOPLE </text:span></text:p>
      <text:p text:style-name="P26"><text:span text:style-name="T13">ARE SEEN ENTERING ALLAH'S RELIGION IN DROVES</text:span></text:p>
      <text:p text:style-name="P17"/>
      <text:p text:style-name="P25"><text:span text:style-name="T3">And you have seen people entering Allah's religion in droves, then glorify your Lord's praise and ask His forgiveness.He is the Ever-Returning. (Qur'an, 110:2-3)</text:span></text:p>
      <text:p text:style-name="P16"/>
      <text:p text:style-name="P17"/>
      <text:p text:style-name="P26"><text:span text:style-name="T13">TO REMEMBER ALLAH WHEN </text:span></text:p>
      <text:p text:style-name="P26"><text:span text:style-name="T13">FACED WITH ENEMY TROOPS</text:span></text:p>
      <text:p text:style-name="P17"/>
      <text:p text:style-name="P25"><text:span text:style-name="T3">When the believers saw the Confederates they said: 'This is what Allah and His Messenger promised us. Allah and His Messenger told us the truth.' It only increased them in faith and in submission. (Qur'an, 33:22)</text:span></text:p>
      <text:p text:style-name="P17"/>
      <text:p text:style-name="P25"><text:span text:style-name="T3">You who believe! When you meet a troop, stand firm and remember Allah repeatedly so that hopefully you will be successful. (Qur'an, 8:45)</text:span></text:p>
      <text:p text:style-name="P16"/>
      <text:p text:style-name="P17"/>
      <text:p text:style-name="P26"><text:span text:style-name="T13">TO BE STEADFAST</text:span></text:p>
      <text:p text:style-name="P17"/>
      <text:p text:style-name="P25"><text:span text:style-name="T3">We will test you with a certain amount of fear and hunger and loss of wealth and life and fruits. But give good news to the steadfast. (Qur'an, 2:155)</text:span></text:p>
      <text:p text:style-name="P16"/>
      <text:p text:style-name="P17"/>
      <text:p text:style-name="P26"><text:span text:style-name="T13">TO BE PATIENT TOWARDS THOSE WHO DO NOT BELIEVE</text:span></text:p>
      <text:p text:style-name="P17"/>
      <text:p text:style-name="P25"><text:span text:style-name="T3">So be patient in the face of what they say and glorify your Lord with praise before the rising of the sun and before it sets. (Qur'an, 50:39)</text:span></text:p>
      <text:p text:style-name="P17"/>
      <text:p text:style-name="P25"><text:span text:style-name="T3">Be steadfast in the face of what they say and cut yourself off from them – but courteously. (Qur'an, 73:10)</text:span></text:p>
      <text:p text:style-name="P16"/>
      <text:p text:style-name="P17"/>
      <text:p text:style-name="P26"/>
      <text:p text:style-name="P32"><text:span text:style-name="T13">TO RESTRAIN ONE'S SELF </text:span></text:p>
      <text:p text:style-name="P26"><text:span text:style-name="T13">PATIENTLY WITH THE BELIEVERS</text:span></text:p>
      <text:p text:style-name="P17"/>
      <text:p text:style-name="P25"><text:span text:style-name="T3">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Qur'an, 18:28)</text:span></text:p>
      <text:p text:style-name="P17"/>
      <text:p text:style-name="P17"/>
      <text:p text:style-name="P26"><text:span text:style-name="T13">TO BE SUPREME IN STEADFASTNESS</text:span></text:p>
      <text:p text:style-name="P17"/>
      <text:p text:style-name="P25"><text:span text:style-name="T3">You who believe, be steadfast; be supreme in steadfastness; be firm on the battlefield; and have fear of Allah; so that hopefully you will be successful. (Qur'an, 3:200)</text:span></text:p>
      <text:p text:style-name="P17"/>
      <text:p text:style-name="P25"><text:span text:style-name="T3">But those who had been given knowledge said, 'Woe to you! Allah's reward is better for those who believe and act rightly. But only the steadfast will obtain it.' (Qur'an, 28:80)</text:span></text:p>
      <text:p text:style-name="P17"/>
      <text:p text:style-name="P17"/>
      <text:p text:style-name="P26"><text:span text:style-name="T13">NOT TO DISPUTE OVER SOMETHING </text:span></text:p>
      <text:p text:style-name="P26"><text:span text:style-name="T13">OF WHICH THERE IS NO KNOWLEDGE </text:span></text:p>
      <text:p text:style-name="P17"/>
      <text:p text:style-name="P25"><text:span text:style-name="T3">You are people arguing about something of which you have no knowledge. Why do you argue about something of which you have no knowledge? Allah knows; you do not know.' (Qur'an, 3:66)</text:span></text:p>
      <text:p text:style-name="P17"/>
      <text:p text:style-name="P25"><text:span text:style-name="T3">Do not pursue what you have no knowledge of. Hearing, sight and hearts will all be questioned. (Qur'an, 17:36)</text:span></text:p>
      <text:p text:style-name="P16"/>
      <text:p text:style-name="P17"/>
      <text:p text:style-name="P26"><text:span text:style-name="T13">NOT TO BE A SWEARER OF OATHS</text:span></text:p>
      <text:p text:style-name="P17"/>
      <text:p text:style-name="P25"><text:span text:style-name="T3">But do not obey any vile swearer of oaths. (Qur'an, 68:10)</text:span></text:p>
      <text:p text:style-name="P16"/>
      <text:p text:style-name="P17"/>
      <text:p text:style-name="P25"><text:span text:style-name="T13">NOT TO BREAK OATHS</text:span></text:p>
      <text:p text:style-name="P17"/>
      <text:p text:style-name="P25"><text:span text:style-name="T3">Be true to Allah's contract when you have agreed to it, and do not break your oaths once they are confirmed and you have made Allah your guarantee. Allah knows what you do. (Qur'an, 16:91)</text:span></text:p>
      <text:p text:style-name="P17"/>
      <text:p text:style-name="P17"/>
      <text:p text:style-name="P26"><text:soft-page-break/><text:span text:style-name="T13">NOT TO DEVIATE FROM THE TRUTH </text:span></text:p>
      <text:p text:style-name="P26"><text:span text:style-name="T13">USING OATHS AS EXCUSES</text:span></text:p>
      <text:p text:style-name="P17"/>
      <text:p text:style-name="P25"><text:span text:style-name="T3">Do not, by your oaths, make Allah a pretext to avoid good action and doing your duty and putting things right between people. Allah is All-Hearing, All-Knowing. (Qur'an, 2:224)</text:span></text:p>
      <text:p text:style-name="P16"/>
      <text:p text:style-name="P17"/>
      <text:p text:style-name="P26"><text:span text:style-name="T13">NOT TO MAKE OATHS A MEANS </text:span></text:p>
      <text:p text:style-name="P26"><text:span text:style-name="T13">OF DECEIVING ONE ANOTHER</text:span></text:p>
      <text:p text:style-name="P17"/>
      <text:p text:style-name="P25"><text:span text:style-name="T3">Do not make your oaths a means of deceiving one another or your foot will slip after it was firmly placed and you will taste evil for barring access to the Way of Allah and you will have a terrible punishment. (Qur'an, 16:94)</text:span></text:p>
      <text:p text:style-name="P17"/>
      <text:p text:style-name="P25"><text:span text:style-name="T3">Do not be like a woman who spoils the thread she has spun by unravelling it after it is strong, by making your oaths a means of deceiving one another, merely because one community is bigger than another. Allah is only testing you by this. He will make clear to you on the Day of Rising the things about which you differed. (Qur'an, 16:92)</text:span></text:p>
      <text:p text:style-name="P16"/>
      <text:p text:style-name="P17"/>
      <text:p text:style-name="P26"><text:span text:style-name="T13">THE PENANCE FOR OATHS</text:span></text:p>
      <text:p text:style-name="P17"/>
      <text:p text:style-name="P25"><text:span text:style-name="T3">Allah does not take you to task for your inadvertent oaths, but He will take you to task for oaths you make intentionally. The expiation in that case is to feed ten poor people with the average amount you feed your family, or clothe them, or free a slave. Anyone without the means to do so should fast three days. That is the expiation for breaking oaths when you have sworn them. Keep your oaths. In this way Allah makes His Signs clear to you, so that hopefully you will be thankful. (Qur'an, 5:89)</text:span></text:p>
      <text:p text:style-name="P17"/>
      <text:p text:style-name="P17"/>
      <text:p text:style-name="P26"><text:span text:style-name="T13">THE OATH TAKEN FOR ABSTENTION </text:span></text:p>
      <text:p text:style-name="P26"><text:span text:style-name="T13">FROM ONE'S WIFE</text:span></text:p>
      <text:p text:style-name="P17"/>
      <text:p text:style-name="P25"><text:span text:style-name="T3">Those who swear to abstain from sexual relations with their wives can wait for a period of up to four months. If they then retract their oath, Allah is Ever-Forgiving, Most Merciful. (Qur'an, 2:226)</text:span></text:p>
      <text:p text:style-name="P16"/>
      <text:p text:style-name="P17"/>
      <text:p text:style-name="P26"/>
      <text:p text:style-name="P32"><text:span text:style-name="T13">TO BE JUST</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6"/>
      <text:p text:style-name="P17"/>
      <text:p text:style-name="P26"><text:span text:style-name="T13">TO BE JUST EVEN AGAINST ONE'S </text:span></text:p>
      <text:p text:style-name="P26"><text:span text:style-name="T13">PARENTS AND RELATIVES</text:span></text:p>
      <text:p text:style-name="P17"/>
      <text:p text:style-name="P25"><text:span text:style-name="T3">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Qur'an, 4:135)</text:span></text:p>
      <text:p text:style-name="P16"/>
      <text:p text:style-name="P17"/>
      <text:p text:style-name="P26"><text:span text:style-name="T13">NOT TO BE INCITED INTO BEING UNJUST </text:span></text:p>
      <text:p text:style-name="P26"><text:span text:style-name="T13">DUE TO ONE'S PERSONAL HATRED</text:span></text:p>
      <text:p text:style-name="P17"/>
      <text:p text:style-name="P25"><text:span text:style-name="T3">You who believe! Show integrity for the sake of Allah, bearing witness with justice. Do not let hatred for a people incite you into not being just. Be just. That is closer to heedfulness. Have fear of Allah. Allah is aware of what you do. (Qur'an, 5:8)</text:span></text:p>
      <text:p text:style-name="P17"/>
      <text:p text:style-name="P17"/>
      <text:p text:style-name="P26"><text:span text:style-name="T13">TO BEAR TRUE WITNESSES AMONG THE BELIEVERS </text:span></text:p>
      <text:p text:style-name="P17"/>
      <text:p text:style-name="P25"><text:span text:style-name="T3">If two parties of the believers fight, make peace between them. But if one of them attacks the other unjustly, fight the attackers until they revert to Allah's command. If they revert, make peace between them with justice, and be even-handed. Allah loves those who are even-handed. (Qur'an, 49:9)</text:span></text:p>
      <text:p text:style-name="P17"/>
      <text:p text:style-name="P17"/>
      <text:p text:style-name="P26"><text:span text:style-name="T13">TO BE JUST TOWARDS THOSE WHO DO NOT </text:span></text:p>
      <text:p text:style-name="P26"><text:span text:style-name="T13">FIGHT THE BELIEVERS IN THE RELIGION</text:span></text:p>
      <text:p text:style-name="P17"/>
      <text:p text:style-name="P25"><text:span text:style-name="T3">Allah does not forbid you from being good to those who have not fought you in the religion or driven you from your homes, or from being just towards them.Allah loves those who are just. (Qur'an, 60:8)</text:span></text:p>
      <text:p text:style-name="P16"/>
      <text:p text:style-name="P17"/>
      <text:p text:style-name="P26"><text:soft-page-break/><text:span text:style-name="T13">TO BE FAIR IN MEASUREMENT AND BALANCE</text:span></text:p>
      <text:p text:style-name="P17"/>
      <text:p text:style-name="P25"><text:span text:style-name="T3">Give full measure when you measure and weigh with a level balance. That is better and gives the best result. (Qur'an, 17:35)</text:span></text:p>
      <text:p text:style-name="P17"/>
      <text:p text:style-name="P25"><text:span text:style-name="T3">Give full measure. Do not skimp. Weigh with a level balance. (Qur'an, 26:181-182)</text:span></text:p>
      <text:p text:style-name="P16"/>
      <text:p text:style-name="P17"/>
      <text:p text:style-name="P26"><text:span text:style-name="T13">TO BE COMPASSIONATE AND KIND</text:span></text:p>
      <text:p text:style-name="P17"/>
      <text:p text:style-name="P25"><text:span text:style-name="T3">You who believe! If any of you renounce your religion, Allah will bring forward a people whom He loves and who love Him, humble to the believers, fierce to the unbelievers, who strive in the Way of Allah and do not fear the blame of any censurer. That is the unbounded favour of Allah which He gives to whoever He wills. Allah is Boundless, All-Knowing. (Qur'an, 5:54)</text:span></text:p>
      <text:p text:style-name="P16"/>
      <text:p text:style-name="P17"/>
      <text:p text:style-name="P17"/>
      <text:p text:style-name="P17"/>
      <text:p text:style-name="P26"><text:span text:style-name="T13">TO BE MERCIFUL AND TOLERANT</text:span></text:p>
      <text:p text:style-name="P17"/>
      <text:p text:style-name="P25"><text:span text:style-name="T3">Whether you reveal a good act or keep it hidden, or pardon an evil act, Allah is Ever-Pardoning, All-Powerful. (Qur'an, 4:149)</text:span></text:p>
      <text:p text:style-name="P17"/>
      <text:p text:style-name="P25"><text:span text:style-name="T3">Make allowances for people, command what is right, and turn away from the ignorant. (Qur'an, 7:199)</text:span></text:p>
      <text:p text:style-name="P25"><text:span text:style-name="T3">But if someone is steadfast and forgives, that is the most resolute course to follow. (Qur'an, 42:43)</text:span></text:p>
      <text:p text:style-name="P16"/>
      <text:p text:style-name="P17"/>
      <text:p text:style-name="P26"/>
      <text:p text:style-name="P31"/>
      <text:p text:style-name="P17"/>
      <text:p text:style-name="P26"><text:span text:style-name="T13">TO STAY LOYAL TO THE TREATIES </text:span></text:p>
      <text:p text:style-name="P26"><text:span text:style-name="T13">MADE WITH IDOLATERS</text:span></text:p>
      <text:p text:style-name="P17"/>
      <text:p text:style-name="P25"><text:span text:style-name="T3">Except those among the idolaters you have treaties with, who have not then broken their treaties with you in any way, nor granted assistance to anyone against you. Honour their treaties until their time runs out. Allah loves those who guard against evil. (Qur'an, 9:4)</text:span></text:p>
      <text:p text:style-name="P16"/>
      <text:p text:style-name="P17"/>
      <text:p text:style-name="P26"><text:span text:style-name="T13">THE ATTITUDE ADOPTED TO IDOLATERS</text:span></text:p>
      <text:p text:style-name="P26"><text:span text:style-name="T13">WHEN THEY ASK FOR PROTECTION</text:span></text:p>
      <text:p text:style-name="P17"/>
      <text:p text:style-name="P25"><text:span text:style-name="T3">If any of the idolaters ask you for protection, give them protection until they have heard the words of Allah. Then convey them to a place where they are safe. That is because they are a people who do not know. (Qur'an, 9:6)</text:span></text:p>
      <text:p text:style-name="P16"/>
      <text:p text:style-name="P17"/>
      <text:p text:style-name="P26"><text:span text:style-name="T13">TO GUARD ONE'S CHASTITY</text:span></text:p>
      <text:p text:style-name="P17"/>
      <text:p text:style-name="P25"><text:span text:style-name="T3">Those who guard their chastity. (Qur'an, 23:5)</text:span></text:p>
      <text:p text:style-name="P17"/>
      <text:p text:style-name="P25"><text:span text:style-name="T3">Say to the believers that they should lower their eyes and guard their chastity. That is purer for them. Allah is aware of what they do. Say to the believing women that they should lower their eyes and guard their chastity and not display their adornments—except for what normally show—and draw their head-coverings across their breasts. They should only display their adornments to their husbands or their fathers or their husbands' fathers, or their sons or their husbands' sons or their brothers or their brothers' sons or their sisters' sons or their women or those they own as slaves or their male attendants who have no sexual desire or children who still have no awareness of women's private parts. Nor should they stamp their feet so that their hidden ornaments are known. Turn to Allah every one of you, believers, so that hopefully you will have success. (Qur'an, 24:30-31)</text:span></text:p>
      <text:p text:style-name="P26"><text:span text:style-name="T13">THAT A BELIEVER CAN ONLY MARRY A BELIEVER</text:span></text:p>
      <text:p text:style-name="P17"/>
      <text:p text:style-name="P25"><text:span text:style-name="T3">Corrupt women are for corrupt men and corrupt men are for corrupt women, Good women are for good men and good men are for good women. The latter are innocent of what they say. They will have forgiveness and generous provision. (Qur'an, 24:26)</text:span></text:p>
      <text:p text:style-name="P17"/>
      <text:p text:style-name="P25"><text:span text:style-name="T3">Do not marry women of the idolaters until they believe. A slavegirl who is one of the believers is better for you than a woman of the idolaters, even though she may attract you. And do not marry men of </text:span><text:soft-page-break/><text:span text:style-name="T3">the idolaters until they believe. A slave who is one of the believers is better for you than a man of the idolaters, even though he may attract you. Such people call you to the Fire whereas Allah calls you, with His permission, to the Garden and forgiveness. He makes His Signs clear to people so that hopefully they will pay heed. (Qur'an, 2:221)</text:span></text:p>
      <text:p text:style-name="P17"/>
      <text:p text:style-name="P17"/>
      <text:p text:style-name="P26"><text:span text:style-name="T13">NOT TO MARRY AN UNBELIEVER WOMAN</text:span></text:p>
      <text:p text:style-name="P17"/>
      <text:p text:style-name="P25"><text:span text:style-name="T3">Do not marry women of the idolaters until they believe. A slavegirl who is one of the believers is better for you than a woman of the idolaters, even though she may attract you. And do not marry men of the idolaters until they believe. A slave who is one of the believers is better for you than a man of the idolaters, even though he may attract you. Such people call you to the Fire whereas Allah calls you, with His permission, to the Garden and forgiveness. He makes His Signs clear to people so that hopefully they will pay heed. (Qur'an, 2:221)</text:span></text:p>
      <text:p text:style-name="P16"/>
      <text:p text:style-name="P17"/>
      <text:p text:style-name="P26"><text:span text:style-name="T13">THAT SINGLE BELIEVERS </text:span></text:p>
      <text:p text:style-name="P26"><text:span text:style-name="T13">SHOULD GUARD THEIR CHASTITY</text:span></text:p>
      <text:p text:style-name="P17"/>
      <text:p text:style-name="P25"><text:span text:style-name="T3">Those who cannot find the means to marry should be abstinent until Allah enriches them from His bounty. If any slaves you own want to make a contract to free themselves, write it for them if you know of good in them and give them some of the wealth Allah has given you. Do not force your slavegirls to prostitute themselves if they desire to be virtuous women out of your desire for the goods of this world. If anyone forces them, then after they have been forced, Allah is Ever-Forgiving, Most Merciful. (Qur'an, 24:33)</text:span></text:p>
      <text:p text:style-name="P16"/>
      <text:p text:style-name="P17"/>
      <text:p text:style-name="P26"/>
      <text:p text:style-name="P32"><text:span text:style-name="T13">THAT ONE MAY MARRY THOSE OF THE PEOPLE </text:span></text:p>
      <text:p text:style-name="P26"><text:span text:style-name="T13">OF THE BOOK WHO ARE BELIEVERS</text:span></text:p>
      <text:p text:style-name="P17"/>
      <text:p text:style-name="P25"><text:span text:style-name="T3">Today all good things have been made lawful for you. And the food of those given the Book is also lawful for you and your food is lawful for them. So are chaste women from among the believers and chaste women of those given the Book before you, once you have given them their dowries in marriage, not in fornication or taking them as lovers. But as for anyone who rejects faith, his actions will come to nothing and in the hereafter he will be among the losers. (Qur'an, 5:5)</text:span></text:p>
      <text:p text:style-name="P17"/>
      <text:p text:style-name="P17"/>
      <text:p text:style-name="P26"><text:span text:style-name="T13">TO HELP SINGLE BELIEVERS TO MARRY</text:span></text:p>
      <text:p text:style-name="P17"/>
      <text:p text:style-name="P25"><text:span text:style-name="T3">Marry of those among you who are unmarried and those of your slaves and slavegirls who are righteous. If they are poor, Allah will enrich them from His bounty. Allah is All-Encompassing, All-Knowing (Qur'an, 24:32)</text:span></text:p>
      <text:p text:style-name="P16"/>
      <text:p text:style-name="P17"/>
      <text:p text:style-name="P26"><text:span text:style-name="T13">TO MAKE ONE OF THE BELIEVERS <text:tab/></text:span></text:p>
      <text:p text:style-name="P26"><text:span text:style-name="T13">AN ARBITRATOR BETWEEN HUSBAND </text:span></text:p>
      <text:p text:style-name="P26"><text:span text:style-name="T13">AND WIFE WHO HAVE ARGUED </text:span></text:p>
      <text:p text:style-name="P17"/>
      <text:p text:style-name="P25"><text:span text:style-name="T3">If you fear a breach between a couple, send an arbiter from his people and an arbiter from her people. If the couple desire to put things right, Allah will bring about a reconciliation between them. Allah is All-Knowing, All-Aware. (Qur'an, 4:35)</text:span></text:p>
      <text:p text:style-name="P16"/>
      <text:p text:style-name="P17"/>
      <text:p text:style-name="P26"><text:span text:style-name="T13">NOT TO TAKE ANY OF THE PROPERTY </text:span></text:p>
      <text:p text:style-name="P26"><text:span text:style-name="T13">GIVEN TO THE WOMAN </text:span></text:p>
      <text:p text:style-name="P26"><text:span text:style-name="T13">IN MARRIAGE AFTER DIVORCE </text:span></text:p>
      <text:p text:style-name="P17"/>
      <text:p text:style-name="P25"><text:span text:style-name="T3">If you desire to exchange one wife for another and have given your original wife a large amount, do not take any of it. Would you take it by means of slander and outright crime? How could you take it when you have been intimate with one another and they have made a binding contract with you? (Qur'an, 4:20-21)</text:span></text:p>
      <text:p text:style-name="P16"/>
      <text:p text:style-name="P17"/>
      <text:p text:style-name="P26"/>
      <text:p text:style-name="P32"><text:span text:style-name="T13">THE PERIOD (NUMBER OF MONTHS) <text:tab/><text:tab/></text:span></text:p>
      <text:p text:style-name="P26"><text:span text:style-name="T13">THAT DIVORCED WOMEN HAVE TO WAIT</text:span></text:p>
      <text:p text:style-name="P17"/>
      <text:p text:style-name="P25"><text:span text:style-name="T3">Divorced women should wait by themselves for three menstrual cycles; and it is not lawful for them to conceal what Allah has created in their wombs if they believe in Allah and the Last Day. Their husbands have the right to take them back within that time, if they desire to be reconciled. Women possess rights similar to those held over them to be honoured with fairness; but men have a degree above them. Allah is Almighty, All-Wise. (Qur'an, 2:228)</text:span></text:p>
      <text:p text:style-name="P17"/>
      <text:p text:style-name="P17"/>
      <text:p text:style-name="P26"><text:span text:style-name="T13">TO PROVIDE THE WOMAN'S <text:tab/><text:tab/><text:tab/></text:span></text:p>
      <text:p text:style-name="P26"><text:span text:style-name="T13">MAINTENANCE IN THE EVENT OF DIVORCE</text:span></text:p>
      <text:p text:style-name="P17"/>
      <text:p text:style-name="P25"><text:span text:style-name="T3">Divorced women should receive maintenance given with correctness and courtesy: a duty for all who guard against evil. (Qur'an, 2:241)</text:span></text:p>
      <text:p text:style-name="P16"/>
      <text:p text:style-name="P17"/>
      <text:p text:style-name="P26"><text:span text:style-name="T13">THAT THERE IS NO NEED TO CALCULATE THE TERM </text:span></text:p>
      <text:p text:style-name="P26"><text:span text:style-name="T13">IF THE WOMAN IS DIVORCED FROM HER </text:span></text:p>
      <text:p text:style-name="P26"><text:span text:style-name="T13">HUSBAND BEFORE HE HAS TOUCHED HER</text:span></text:p>
      <text:p text:style-name="P17"/>
      <text:p text:style-name="P25"><text:span text:style-name="T3">You who believe! When you marry believing women and then divorce them before you have touched them, there is no term for you to calculate for them, so give them a gift and let them go with kindness. (Qur'an, 33:49)</text:span></text:p>
      <text:p text:style-name="P16"/>
      <text:p text:style-name="P17"/>
      <text:p text:style-name="P26"><text:span text:style-name="T13">THE PERIOD THE WOMAN HAS TO <text:tab/></text:span></text:p>
      <text:p text:style-name="P26"><text:span text:style-name="T13">WAIT WHEN HER HUSBAND DIES</text:span></text:p>
      <text:p text:style-name="P17"/>
      <text:p text:style-name="P25"><text:span text:style-name="T3">Those of you who die leaving wives behind: they should wait by themselves for four months and ten nights. When their term comes to an end, you are not to blame for anything they do with themselves with correctness and courtesy. Allah is aware of what you do. (Qur'an, 2:234)</text:span></text:p>
      <text:p text:style-name="P16"/>
      <text:p text:style-name="P17"/>
      <text:p text:style-name="P26"><text:span text:style-name="T13">NOT TO APPROACH WOMEN DURING MENSTRUATION</text:span></text:p>
      <text:p text:style-name="P17"/>
      <text:p text:style-name="P25"><text:span text:style-name="T3">They will ask you about menstruation. Say, 'It is an impurity, so keep apart from women during menstruation and do not approach them until they have purified themselves. But once they have purified </text:span><text:soft-page-break/><text:span text:style-name="T3">themselves, then go to them in the way that Allah has enjoined on you.' Allah loves those who turn back from wrongdoing and He loves those who purify themselves. (Qur'an, 2:222)</text:span></text:p>
      <text:p text:style-name="P16"/>
      <text:p text:style-name="P17"/>
      <text:p text:style-name="P26"><text:span text:style-name="T13">THE WAY TO APPROACH WOMEN</text:span></text:p>
      <text:p text:style-name="P17"/>
      <text:p text:style-name="P25"><text:span text:style-name="T3">Your women are fertile fields for you, so come to your fertile fields however you like. Send good ahead for yourselves and have fear of Allah. Know that you are going to meet Him. And give good news to the believers. (Qur'an, 2:223)</text:span></text:p>
      <text:p text:style-name="P17"/>
      <text:p text:style-name="P17"/>
      <text:p text:style-name="P26"><text:span text:style-name="T13">THE PROTECTION OF WOMEN AND <text:tab/><text:tab/></text:span></text:p>
      <text:p text:style-name="P26"><text:span text:style-name="T13">THE SIGNIFICANCE GIVEN TO WOMEN</text:span></text:p>
      <text:p text:style-name="P17"/>
      <text:p text:style-name="P25"><text:span text:style-name="T3">Men have charge of women because Allah has preferred the one above the other and because they spend their wealth on them. Right-acting women are obedient, safeguarding their husband's interests in his absence as Allah has guarded them. If there are women whose disobedience you fear, you may admonish them, refuse to sleep with them, and then beat them. But if they obey you, do not look for a way to punish them. Allah is All-High, Most Great. (Qur'an, 4:34)</text:span></text:p>
      <text:p text:style-name="P16"/>
      <text:p text:style-name="P17"/>
      <text:p text:style-name="P26"><text:span text:style-name="T13">NOT TO ACCUSE OTHERS OF <text:tab/><text:tab/><text:tab/></text:span></text:p>
      <text:p text:style-name="P26"><text:span text:style-name="T13">FORNICATION WITHOUT BEING CERTAIN </text:span></text:p>
      <text:p text:style-name="P17"/>
      <text:p text:style-name="P25"><text:span text:style-name="T3">If any of your women commit fornication, four of you must be witnesses against them. If they bear witness, detain them in their homes until death releases them or Allah ordains another procedure for their case. (Qur'an, 4:15)</text:span></text:p>
      <text:p text:style-name="P17"/>
      <text:p text:style-name="P25"><text:span text:style-name="T3">Why, when you heard it, did you not, as men and women of the believers, instinctively think good thoughts and say, 'This is obviously a lie'? Why did they not produce four witnesses to it? Since they did not bring four witnesses, in Allah's sight, they are liars. (Qur'an, 24:12-13)</text:span></text:p>
      <text:p text:style-name="P17"/>
      <text:p text:style-name="P25"><text:span text:style-name="T3">But those who make accusations against chaste women and then do not produce four witnesses: flog them with eighty lashes and never again accept them as witnesses. Such people are deviators. (Qur'an, 24:4)</text:span></text:p>
      <text:p text:style-name="P16"/>
      <text:p text:style-name="P17"/>
      <text:p text:style-name="P26"/>
      <text:p text:style-name="P32"><text:span text:style-name="T13">NOT TO INDULGE IN FORNICATION</text:span></text:p>
      <text:p text:style-name="P17"/>
      <text:p text:style-name="P25"><text:span text:style-name="T3">And do not go near to fornication. It is an indecent act, an evil way. (Qur'an, 17:32)</text:span></text:p>
      <text:p text:style-name="P17"/>
      <text:p text:style-name="P25"><text:span text:style-name="T3">Those who do not call on any other god together with Allah and do not kill anyone Allah has made inviolate, except with the right to do so, and do not fornicate; anyone who does that will receive an evil punishment. (Qur'an, 25:68)</text:span></text:p>
      <text:p text:style-name="P16"/>
      <text:p text:style-name="P17"/>
      <text:p text:style-name="P26"><text:span text:style-name="T13">NOT TO EQUATE ONE'S WIFE WITH ONE'S</text:span></text:p>
      <text:p text:style-name="P26"><text:span text:style-name="T13">MOTHER AND THE PENANCE FOR DOING SO</text:span></text:p>
      <text:p text:style-name="P17"/>
      <text:p text:style-name="P25"><text:span text:style-name="T3">Those of you who divorce your wives by equating them with your mothers, they are not your mothers.Your mothers are only those who gave birth to you. What you are saying is wrong and a slanderous lie. But Allah is Ever-Pardoning, Ever-Forgiving. (Qur'an, 58:2)</text:span></text:p>
      <text:p text:style-name="P17"/>
      <text:p text:style-name="P25"><text:span text:style-name="T3">Allah has not allotted to any man two hearts within his breast, nor has He made those of your wives you equate with your mothers your actual mothers, nor has He made your adopted sons your actual sons. These are just words coming out of your mouths. But Allah speaks the truth and He guides to the Way. (Qur'an, 33:4)</text:span></text:p>
      <text:p text:style-name="P17"/>
      <text:p text:style-name="P25"><text:span text:style-name="T3">Those who divorce their wives by equating them with their mothers, and then wish to go back on what they said, must set free a slave before the two of them may touch one another. This is what you are enjoined to do. Allah is aware of what you do. Anyone who cannot find the means must fast for two consecutive months before the two of them may touch one another again. And anyone who is unable to do that must feed sixty poor people. That is to affirm your faith in Allah and His Messenger. These are Allah's limits. The unbelievers will have a painful punishment. (Qur'an, 58:3-4)</text:span></text:p>
      <text:p text:style-name="P16"/>
      <text:p text:style-name="P17"/>
      <text:p text:style-name="P26"><text:span text:style-name="T13">THE WAY WOMEN MUST DRESS</text:span></text:p>
      <text:p text:style-name="P17"/>
      <text:p text:style-name="P25"><text:span text:style-name="T3">Say to the believing women that they should lower their eyes and guard their chastity and not display their adornments—except for what normally shows—and draw their head-coverings across their breasts. They should only display their adornments to their husbands or their fathers or their husbands' fathers, or their sons or their husbands' sons or their brothers or their brothers' sons or their sisters' sons or their women or those they own as slaves or their male attendants who have no sexual desire or children who still have no awareness of women's private parts. Nor should they stamp their feet so that their hidden ornaments are known. Turn to Allah every one of you, believers, so that hopefully you will have success. (Qur'an, 24:31)</text:span></text:p>
      <text:p text:style-name="P17"/>
      <text:p text:style-name="P25"><text:soft-page-break/><text:span text:style-name="T3">Remain in your houses and do not display your beauty as it was previously displayed in the Time of Ignorance. Perform prayer and give alms and obey Allah and His Messenger. Allah desires to remove all impurity from you, People of the House, and to purify you completely. (Qur'an, 33:33)</text:span></text:p>
      <text:p text:style-name="P17"/>
      <text:p text:style-name="P25"><text:span text:style-name="T3">O Prophet! Tell your wives and daughters and the women of the believers to draw their outer garments closely round themselves. This makes it more likely that they will be recognised and not be harmed. Allah is Ever-Forgiving, Most Merciful. (Qur'an, 33:59)</text:span></text:p>
      <text:p text:style-name="P16"/>
      <text:p text:style-name="P17"/>
      <text:p text:style-name="P26"><text:span text:style-name="T13">TO GIVE ORPHANS THEIR PROPERTY</text:span></text:p>
      <text:p text:style-name="P17"/>
      <text:p text:style-name="P25"><text:span text:style-name="T3">Give orphans their property, and do not substitute bad things for good. Do not assimilate their property into your own. Doing that is a serious crime. If you are afraid of not behaving justly towards orphans, then marry other permissible women, two, three or four. But if you are afraid of not treating them equally, then only one, or those you own as slaves. That makes it more likely that you will not be unfair. (Qur'an, 4:2-3)</text:span></text:p>
      <text:p text:style-name="P16"/>
      <text:p text:style-name="P17"/>
      <text:p text:style-name="P26"><text:span text:style-name="T13">TO GIVE RELATIVES, THE VERY POOR </text:span></text:p>
      <text:p text:style-name="P26"><text:span text:style-name="T13">AND TRAVELLERS THEIR DUE</text:span></text:p>
      <text:p text:style-name="P17"/>
      <text:p text:style-name="P25"><text:span text:style-name="T3">Give your relatives their due, and the very poor and travellers but do not squander what you have. (Qur'an, 17:26)</text:span></text:p>
      <text:p text:style-name="P16"/>
      <text:p text:style-name="P17"/>
      <text:p text:style-name="P26"><text:span text:style-name="T13">TO URGE AND SUPPORT THE PROTECTION</text:span></text:p>
      <text:p text:style-name="P26"><text:span text:style-name="T13">AND FEEDING OF THE POOR</text:span></text:p>
      <text:p text:style-name="P17"/>
      <text:p text:style-name="P25"><text:span text:style-name="T3">He used not to believe in Allah the Magnificent, nor did he urge the feeding of the poor. Therefore here today he has no friend (Qur'an, 69:33-35)</text:span></text:p>
      <text:p text:style-name="P17"/>
      <text:p text:style-name="P25"><text:span text:style-name="T3">They give food, despite their love for it, to the poor and orphans and captives. (Qur'an, 76:8)</text:span></text:p>
      <text:p text:style-name="P17"/>
      <text:p text:style-name="P25"><text:span text:style-name="T3">'What caused you to enter Saqar?' They will say, 'We were not among those who performed prayer and we did not feed the poor. (Qur'an, 74:42-44)</text:span></text:p>
      <text:p text:style-name="P16"/>
      <text:p text:style-name="P17"/>
      <text:p text:style-name="P26"/>
      <text:p text:style-name="P32"><text:span text:style-name="T13">TO RAISE ORPHANS</text:span></text:p>
      <text:p text:style-name="P17"/>
      <text:p text:style-name="P25"><text:span text:style-name="T3">… They will ask you about the property of orphans. Say, 'Managing it in their best interests is best.' If you mix your property with theirs, they are your brothers. Allah knows a squanderer from a good manager. If Allah had wanted, He could have been hard on you. Allah is Almighty, All-Wise. (Qur'an, 2:220)</text:span></text:p>
      <text:p text:style-name="P16"/>
      <text:p text:style-name="P17"/>
      <text:p text:style-name="P26"><text:span text:style-name="T13">TO BE INDULGENT TO PARENTS</text:span></text:p>
      <text:p text:style-name="P17"/>
      <text:p text:style-name="P25"><text:span text:style-name="T3">We have instructed man concerning his parents. Bearing him caused his mother great debility and the period of his weaning was two years: 'Give thanks to Me and to your parents. I am your final destination. But if they try to make you associate something with Me about which you have no knowledge, do not obey them. Keep company with them correctly and courteously in this world but follow the Way of him who turns to Me. Then you will return to Me and I will inform you about the things you did.' (Qur'an, 31:14-15)</text:span></text:p>
      <text:p text:style-name="P17"/>
      <text:p text:style-name="P25"><text:span text:style-name="T3">Remember when We made a covenant with the tribe of Israel: 'Worship none but Allah and be good to your parents and to relatives and orphans and the very poor. And speak good words to people. And perform prayer and give alms.' But then you turned away—except a few of you—you turned aside. (Qur'an, 2:83)</text:span></text:p>
      <text:p text:style-name="P17"/>
      <text:p text:style-name="P25"><text:span text:style-name="T3">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Take them under your wing, out of mercy, with due humility and say: 'Lord, show mercy to them as they did in looking after me when I was small.' (Qur'an, 17:23-24)</text:span></text:p>
      <text:p text:style-name="P16"/>
      <text:p text:style-name="P17"/>
      <text:p text:style-name="P26"><text:span text:style-name="T13">TO TREAT ADOPTED CHILDREN WELL</text:span></text:p>
      <text:p text:style-name="P17"/>
      <text:p text:style-name="P25"><text:span text:style-name="T3">Call them after their fathers. That is closer to justice in Allah's sight. And if you do not know who their fathers were then they are your brothers in the religion and people under your patronage. You are not to blame for any honest mistake you make but only for what your hearts premeditate. Allah is Ever-Forgiving, Most Merciful (Qur'an, 33:5)</text:span></text:p>
      <text:p text:style-name="P16"/>
      <text:p text:style-name="P17"/>
      <text:p text:style-name="P26"/>
      <text:p text:style-name="P32"><text:span text:style-name="T13">TO BE TOLERANT TOWARDS CAPTIVES</text:span></text:p>
      <text:p text:style-name="P17"/>
      <text:p text:style-name="P25"><text:span text:style-name="T3">Therefore when you meet those who do not believe strike their necks. Then when you have decimated them, tie their bonds tightly and set them free or ransom them, until the war is finally over. That is how it is to be. If Allah willed, He could avenge Himself on them. But it is so that He can test some of you by means of others. As for those who fight in the Way of Allah, He will not let their actions go astray. (Qur'an, 47:4)</text:span></text:p>
      <text:p text:style-name="P16"/>
      <text:p text:style-name="P17"/>
      <text:p text:style-name="P26"><text:span text:style-name="T13">TO FEED CAPTIVES</text:span></text:p>
      <text:p text:style-name="P17"/>
      <text:p text:style-name="P25"><text:span text:style-name="T3">They give food, despite their love for it, to the poor and orphans and captives. (Qur'an, 76:8)</text:span></text:p>
      <text:p text:style-name="P16"/>
      <text:p text:style-name="P17"/>
      <text:p text:style-name="P26"><text:span text:style-name="T13">NOT TO EAT MEAT OVER WHICH THE NAME OF </text:span></text:p>
      <text:p text:style-name="P26"><text:span text:style-name="T13">ALLAH HAS NOT BEEN MENTIONED AS IT IS CUT</text:span></text:p>
      <text:p text:style-name="P17"/>
      <text:p text:style-name="P25"><text:span text:style-name="T3">Do not eat anything over which the name of Allah has not been mentioned. To do so is sheer deviance. The satans inspire their friends to dispute with you. If you obeyed them you would then be idolaters. (Qur'an, 6:121)</text:span></text:p>
      <text:p text:style-name="P17"/>
      <text:p text:style-name="P25"><text:span text:style-name="T3">Eat that over which the name of Allah has been mentioned, if you believe in His Signs. (Qur'an, 6:118)</text:span></text:p>
      <text:p text:style-name="P16"/>
      <text:p text:style-name="P17"/>
      <text:p text:style-name="P26"><text:span text:style-name="T13">TO FEED BOTH THOSE WHO ASK AND THOSE</text:span></text:p>
      <text:p text:style-name="P26"><text:span text:style-name="T13">WHO ARE TOO SHY TO ASK</text:span></text:p>
      <text:p text:style-name="P17"/>
      <text:p text:style-name="P25"><text:span text:style-name="T3">We have appointed the sacrificial animals for you as one of the sacred rites of Allah. There is good in them for you, so invoke Allah's name over them, as they stand in rows. And then when they collapse on their sides, eat of them and feed both those who ask and those who are too shy to ask. In this way We have subjected them to you so that hopefully you will be thankful. (Qur'an, 22:36)</text:span></text:p>
      <text:p text:style-name="P17"/>
      <text:p text:style-name="P17"/>
      <text:p text:style-name="P26"><text:span text:style-name="T13">TO MIGRATE IF NECESSARY</text:span></text:p>
      <text:p text:style-name="P17"/>
      <text:p text:style-name="P25"><text:span text:style-name="T3">Those who migrate in the Way of Allah will find many places of refuge on the earth and ample sustenance. If anyone leaves his home, migrating to Allah and His Messenger, and death catches up with him, it is Allah Who will reward him. Allah is Ever-Forgiving, Most Merciful. (Qur'an, 4:100)</text:span></text:p>
      <text:p text:style-name="P25"><text:soft-page-break/><text:span text:style-name="T3">Those who believe and have migrated and strived with their wealth and themselves in the Way of Allah, and those who have given refuge and help, they are the friends and protectors of one another. But as for those who believe but have not migrated, you are not in any way responsible for their protection until they migrate. But if they ask you for help in respect of the religion, it is your duty to help them, except against people you have a treaty with. Allah sees what you do. (Qur'an, 8:72)</text:span></text:p>
      <text:p text:style-name="P17"/>
      <text:p text:style-name="P17"/>
      <text:p text:style-name="P26"><text:span text:style-name="T13">TO EAT LAWFUL FOOD</text:span></text:p>
      <text:p text:style-name="P17"/>
      <text:p text:style-name="P25"><text:span text:style-name="T3">So eat from what Allah has provided for you, lawful and good, and be thankful for the blessing of Allah if it is Him you worship. (Qur'an, 16:114)</text:span></text:p>
      <text:p text:style-name="P16"/>
      <text:p text:style-name="P17"/>
      <text:p text:style-name="P26"><text:span text:style-name="T13">NOT TO TAKE THOSE WHO </text:span></text:p>
      <text:p text:style-name="P26"><text:span text:style-name="T13">DO NOT MIGRATE AS FRIENDS</text:span></text:p>
      <text:p text:style-name="P17"/>
      <text:p text:style-name="P25"><text:span text:style-name="T3">Those who believe and have migrated and strived with their wealth and themselves in the Way of Allah, and those who have given refuge and help, they are the friends and protectors of one another. But as for those who believe but have not migrated, you are not in any way responsible for their protection until they migrate. But if they ask you for help in respect of the religion, it is your duty to help them, except against people you have a treaty with. Allah sees what you do. (Qur'an, 8:72)</text:span></text:p>
      <text:p text:style-name="P16"/>
      <text:p text:style-name="P17"/>
      <text:p text:style-name="P26"><text:span text:style-name="T13">TO FULFIL PROMISES AND CONTRACTS</text:span></text:p>
      <text:p text:style-name="P17"/>
      <text:p text:style-name="P25"><text:span text:style-name="T3">No, the truth is if people honour their contracts and have fear of Him, Allah loves those who guard against evil. (Qur'an, 3:76)</text:span></text:p>
      <text:p text:style-name="P17"/>
      <text:p text:style-name="P25"><text:span text:style-name="T3">Those who fulfil Allah's contract and do not break their agreement. (Qur'an, 13:20)</text:span></text:p>
      <text:p text:style-name="P17"/>
      <text:p text:style-name="P25"><text:span text:style-name="T3">Those who honour their trusts and contracts. (Qur'an, 70:32)</text:span></text:p>
      <text:p text:style-name="P16"/>
      <text:p text:style-name="P17"/>
      <text:p text:style-name="P25"><text:span text:style-name="T13">TO BE TRUE TO ALLAH'S CONTRACT </text:span></text:p>
      <text:p text:style-name="P25"><text:span text:style-name="T13">WHEN ONE HAS AGREED TO IT</text:span></text:p>
      <text:p text:style-name="P17"/>
      <text:p text:style-name="P25"><text:span text:style-name="T3">But as for those who break Allah's contract after it has been agreed and sever what Allah has commanded to be joined, and cause corruption in the earth, the curse will be upon them. They will have the Evil Abode. (Qur'an, 13:25)</text:span></text:p>
      <text:p text:style-name="P17"/>
      <text:p text:style-name="P25"><text:soft-page-break/><text:span text:style-name="T3">Be true to Allah's contract when you have agreed to it, and do not break your oaths once they are confirmed and you have made Allah your guarantee. Allah knows what you do. (Qur'an, 16:91)</text:span></text:p>
      <text:p text:style-name="P17"/>
      <text:p text:style-name="P17"/>
      <text:p text:style-name="P26"><text:span text:style-name="T13">TO EAT OF THE GOOD THINGS OF LAWFUL FOOD</text:span></text:p>
      <text:p text:style-name="P17"/>
      <text:p text:style-name="P25"><text:span text:style-name="T3">You who believe! Eat of the good things We have provided for you and give thanks to Allah if you worship Him alone. (Qur'an, 2:172)</text:span></text:p>
      <text:p text:style-name="P16"/>
      <text:p text:style-name="P17"/>
      <text:p text:style-name="P26"><text:span text:style-name="T13">NOT TO SELL ALLAH'S CONTRACT FOR SELF-INTEREST</text:span></text:p>
      <text:p text:style-name="P17"/>
      <text:p text:style-name="P25"><text:span text:style-name="T3">Do not sell Allah's contract for a paltry price. What is with Allah is better for you if you only knew. (Qur'an, 16:95)</text:span></text:p>
      <text:p text:style-name="P16"/>
      <text:p text:style-name="P22"/>
      <text:p text:style-name="P26"><text:span text:style-name="T13">NOT TO SAY ANYTHING THAT ONE WILL NOT DO</text:span></text:p>
      <text:p text:style-name="P17"/>
      <text:p text:style-name="P25"><text:span text:style-name="T3">Do you order people to devoutness and forget yourselves, when you recite the Book? Will you not use your intellect? (Qur'an, 2:44)</text:span></text:p>
      <text:p text:style-name="P17"/>
      <text:p text:style-name="P25"><text:span text:style-name="T3">You who believe! Why do you say what you do not do? It is deeply abhorrent to Allah that you should say what you do not do. (Qur'an, 61:2-3)</text:span></text:p>
      <text:p text:style-name="P16"/>
      <text:p text:style-name="P17"/>
      <text:p text:style-name="P26"><text:span text:style-name="T13">TO HONOUR TRUSTS</text:span></text:p>
      <text:p text:style-name="P17"/>
      <text:p text:style-name="P25"><text:span text:style-name="T3">Those, who honour their trusts and their contracts. (Qur'an, 23:8)</text:span></text:p>
      <text:p text:style-name="P17"/>
      <text:p text:style-name="P25"><text:span text:style-name="T3">You who believe! Do not betray Allah and His Messenger, and do not knowingly betray your trusts. (Qur'an, 8:27)</text:span></text:p>
      <text:p text:style-name="P17"/>
      <text:p text:style-name="P25"><text:span text:style-name="T3">We offered the Trust to the heavens, the earth and the mountains but they refused to take it on and shrank from it. But man took it on. He is indeed wrongdoing and ignorant. (Qur'an, 33:72)</text:span></text:p>
      <text:p text:style-name="P17"/>
      <text:p text:style-name="P25"><text:span text:style-name="T3">Among the People of the Book there are some who, if you entrust them with a pile of gold, will return it to you. But there are others among them who, if you entrust them with just a single dinar, will not return it to you, unless you stay standing over them. That is because they say, 'We are under no obligation where the gentiles are concerned.' They tell a lie against Allah and they know it. No, the truth </text:span><text:soft-page-break/><text:span text:style-name="T3">is if people honour their contracts and have fear of Him, Allah loves those who guard against evil. (Qur'an, 3:75-76)</text:span></text:p>
      <text:p text:style-name="P16"/>
      <text:p text:style-name="P17"/>
      <text:p text:style-name="P26"><text:span text:style-name="T13">TO RETURN THE TRUST TO ITS OWNER</text:span></text:p>
      <text:p text:style-name="P17"/>
      <text:p text:style-name="P25"><text:span text:style-name="T3">Allah commands you to return to their owners the things you hold on trust and, when you judge between people, to judge with justice. How excellent is what Allah exhorts you to do! Allah is All-Hearing, All-Seeing. (Qur'an, 4:58)</text:span></text:p>
      <text:p text:style-name="P16"/>
      <text:p text:style-name="P17"/>
      <text:p text:style-name="P25"><text:span text:style-name="T13">TO BEAR TRUE WITNESSES</text:span></text:p>
      <text:p text:style-name="P17"/>
      <text:p text:style-name="P25"><text:span text:style-name="T3">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Qur'an, 4:135)</text:span></text:p>
      <text:p text:style-name="P17"/>
      <text:p text:style-name="P17"/>
      <text:p text:style-name="P26"><text:span text:style-name="T13">TO CHANGE ONE WHO HAS NOT BORNE</text:span></text:p>
      <text:p text:style-name="P26"><text:span text:style-name="T13">TRUE WITNESS WITH A TRUE ONE</text:span></text:p>
      <text:p text:style-name="P17"/>
      <text:p text:style-name="P25"><text:span text:style-name="T3">You who believe! When one of you is near to death and makes a will, two just men from among you should act as witnesses; or, if you are travelling when the misfortune of death occurs, two men who are strangers to you. You should detain them after prayer and, if you are doubtful, they should swear by Allah: 'We will not sell it for any price, even to a near relative, and we will not conceal the testimony of Allah. If we did we would indeed be wrongdoers.' If it then comes to light that the two of them have merited the allegation of wrongdoing, two others who have the most right to do so should take their place and swear by Allah: 'Our testimony is truer than their testimony. We have not committed perjury. If we had we would indeed be wrongdoers.' (Qur'an, 5:106-107)</text:span></text:p>
      <text:p text:style-name="P16"/>
      <text:p text:style-name="P17"/>
      <text:p text:style-name="P26"><text:span text:style-name="T13">NOT TO LIE</text:span></text:p>
      <text:p text:style-name="P17"/>
      <text:p text:style-name="P25"><text:span text:style-name="T3">That is it. If someone honours Allah's sacred things that is better for him in his Lord's sight. All livestock are permitted to you except what has already been recited to you. Have done with the defilement of idols and have done with telling lies. (Qur'an, 22:30)</text:span></text:p>
      <text:p text:style-name="P17"/>
      <text:p text:style-name="P25"><text:span text:style-name="T3">You who believe! Why do you say what you do not do? It is deeply abhorrent to Allah that you should say what you do not do. (Qur'an, 61:2-3)</text:span></text:p>
      <text:p text:style-name="P26"><text:soft-page-break/><text:span text:style-name="T13">THAT THE BELIEVERS SHOULD </text:span></text:p>
      <text:p text:style-name="P26"><text:span text:style-name="T13">NOT BE DIVIDED, BUT BE UNITED</text:span></text:p>
      <text:p text:style-name="P17"/>
      <text:p text:style-name="P25"><text:span text:style-name="T3">Do not be like those who split up and differed after the Clear Signs came to them. They will have a terrible punishment. (Qur'an, 3:105)</text:span></text:p>
      <text:p text:style-name="P17"/>
      <text:p text:style-name="P25"><text:span text:style-name="T3">Hold fast to the rope of Allah all together, and do not separate. Remember Allah's blessing to you when you were enemies and He joined your hearts together so that you became brothers by His blessing. You were on the very brink of a pit of the Fire and He rescued you from it. In this way Allah makes His Signs clear to you, so that hopefully you will be guided. (Qur'an, 3:103)</text:span></text:p>
      <text:p text:style-name="P17"/>
      <text:p text:style-name="P25"><text:span text:style-name="T3">O Prophet, strive against the unbelievers and hypocrites and be harsh with them. Their shelter will be Hell. What an evil destination! (Qur'an, 9:73)</text:span></text:p>
      <text:p text:style-name="P17"/>
      <text:p text:style-name="P17"/>
      <text:p text:style-name="P26"><text:span text:style-name="T13">TO SEE THINGS WITH AN EYE FOR GOODNESS</text:span></text:p>
      <text:p text:style-name="P17"/>
      <text:p text:style-name="P25"><text:span text:style-name="T3">Say: 'Nothing can happen to us except what Allah has ordained for us. He is Our Master. It is in Allah that the believers should put their trust.' (Qur'an, 9:51)</text:span></text:p>
      <text:p text:style-name="P16"/>
      <text:p text:style-name="P17"/>
      <text:p text:style-name="P26"><text:span text:style-name="T13">NOT TO GLOAT OVER THE PLENTY OF BLESSINGS GIVEN</text:span></text:p>
      <text:p text:style-name="P17"/>
      <text:p text:style-name="P25"><text:span text:style-name="T3">Qarun was one of the people of Musa but he lorded it over them. We gave him treasures, the keys alone to which were a heavy weight for a party of strong men. When his people said to him, 'Do not gloat. Allah does not love people who gloat.' (Qur'an, 28:76)</text:span></text:p>
      <text:p text:style-name="P17"/>
      <text:p text:style-name="P25"><text:span text:style-name="T3">Do not be like those who left their homes in arrogance, showing off to people and barring them from the way of Allah—Allah encompasses what they do. (Qur'an, 8:47)</text:span></text:p>
      <text:p text:style-name="P17"/>
      <text:p text:style-name="P17"/>
      <text:p text:style-name="P26"><text:span text:style-name="T13">NOT TO BE REBELLIOUS</text:span></text:p>
      <text:p text:style-name="P17"/>
      <text:p text:style-name="P25"><text:span text:style-name="T3">But then, when He does rescue them, they become rebellious in the earth without any right to do so. Mankind, your rebelliousness is only against yourselves. There is the enjoyment of the life of this world and then you will return to Us and We will inform you about what you did. (Qur'an, 10:23)</text:span></text:p>
      <text:p text:style-name="P17"/>
      <text:p text:style-name="P17"/>
      <text:p text:style-name="P26"/>
      <text:p text:style-name="P32"><text:span text:style-name="T13">TO PERFORM GOOD DEEDS</text:span></text:p>
      <text:p text:style-name="P17"/>
      <text:p text:style-name="P25"><text:span text:style-name="T3">Allah commands justice and doing good and giving to relatives. And He forbids indecency and doing wrong and tyranny. He warns you so that hopefully you will pay heed. (Qur'an, 16:90)</text:span></text:p>
      <text:p text:style-name="P16"/>
      <text:p text:style-name="P17"/>
      <text:p text:style-name="P26"><text:span text:style-name="T13">THE DESCRIPTION OF DEVOUTNESS</text:span></text:p>
      <text:p text:style-name="P17"/>
      <text:p text:style-name="P25"><text:span text:style-name="T3">It is not devoutness to turn your faces to the East or to the West. Rather, those with true devoutness are those who believe in Allah and the Last Day, the Angels, the Book and the Prophets, and who, despite their love for it, give away their wealth to their relatives and to orphans and the very poor, and to travellers and beggars and to set slaves free, and who perform prayer and give alms; those who honour their contracts when they make them, and are steadfast in poverty and illness and in battle. Those are the people who are true. They are the people who guard against evil. (Qur'an, 2:177)</text:span></text:p>
      <text:p text:style-name="P16"/>
      <text:p text:style-name="P17"/>
      <text:p text:style-name="P26"><text:span text:style-name="T13">TO ACT RIGHTLY</text:span></text:p>
      <text:p text:style-name="P17"/>
      <text:p text:style-name="P25"><text:span text:style-name="T3">Say: 'I am only a human being like yourselves. It is revealed to me that your god is One God. So let him who hopes to meet his Lord act rightly and not associate anyone in the worship of his Lord.' (Qur'an, 18:110)</text:span></text:p>
      <text:p text:style-name="P17"/>
      <text:p text:style-name="P17"/>
      <text:p text:style-name="P26"><text:span text:style-name="T13">TO RACE EACH OTHER TO DO GOOD</text:span></text:p>
      <text:p text:style-name="P17"/>
      <text:p text:style-name="P25"><text:span text:style-name="T3">Each person faces a particular direction so race each other to the good. Wherever you are, Allah will bring you all together. Truly Allah has power over all things. (Qur'an, 2:148)</text:span></text:p>
      <text:p text:style-name="P17"/>
      <text:p text:style-name="P25"><text:span text:style-name="T3">And We have sent down the Book to you with truth, confirming and conserving the previous Books. So judge between them by what Allah has sent down and do not follow their whims and desires deviating from the Truth that has come to you. We have appointed a law and a practice for every one of you. Had Allah willed, He would have made you a single community, but He wanted to test you regarding what has come to you. So compete with each other in doing good. Every one of you will return to Allah and He will inform you regarding the things about which you differed. (Qur'an, 5:48)</text:span></text:p>
      <text:p text:style-name="P17"/>
      <text:p text:style-name="P25"><text:span text:style-name="T3">Race each other to forgiveness from your Lord and a Garden as wide as the heavens and the earth, prepared for the people who guard against evil. (Qur'an, 3:133)</text:span></text:p>
      <text:p text:style-name="P17"/>
      <text:p text:style-name="P17"/>
      <text:p text:style-name="P26"/>
      <text:p text:style-name="P32"><text:span text:style-name="T13">TO PASS ON TO ANOTHER TASK WHEN ONE IS FINISHED</text:span></text:p>
      <text:p text:style-name="P17"/>
      <text:p text:style-name="P25"><text:span text:style-name="T3">So when you have finished, work on. (Qur'an, 94:7)</text:span></text:p>
      <text:p text:style-name="P16"/>
      <text:p text:style-name="P17"/>
      <text:p text:style-name="P26"><text:span text:style-name="T13">TO TURN AWAY FROM WORTHLESS TALK</text:span></text:p>
      <text:p text:style-name="P17"/>
      <text:p text:style-name="P25"><text:span text:style-name="T3">When they hear worthless talk they turn away from it and say, 'We have our actions and you have your actions. Peace be upon you. We do not desire the company of the ignorant.' (Qur'an, 28:55)</text:span></text:p>
      <text:p text:style-name="P17"/>
      <text:p text:style-name="P25"><text:span text:style-name="T3">Those who turn away from worthless talk. (Qur'an, 23:3)</text:span></text:p>
      <text:p text:style-name="P16"/>
      <text:p text:style-name="P17"/>
      <text:p text:style-name="P26"><text:span text:style-name="T13">TO TURN AWAY FROM THE IGNORANT</text:span></text:p>
      <text:p text:style-name="P17"/>
      <text:p text:style-name="P25"><text:span text:style-name="T3">The servants of the All-Merciful are those who walk lightly on the earth and, who, when the ignorant speak to them, say, 'Peace'. (Qur'an, 25:63)</text:span></text:p>
      <text:p text:style-name="P17"/>
      <text:p text:style-name="P25"><text:span text:style-name="T3">When they hear worthless talk they turn away from it and say, 'We have our actions and you have your actions. Peace be upon you. We do not desire the company of the ignorant.' (Qur'an, 28:55)</text:span></text:p>
      <text:p text:style-name="P17"/>
      <text:p text:style-name="P25"><text:span text:style-name="T3">When you see people engrossed in mockery of Our Signs, turn from them until they start to talk of other things. And if satan should ever cause you to forget, once you remember, do not stay sitting with the wrongdoers. (Qur'an, 6:68)</text:span></text:p>
      <text:p text:style-name="P17"/>
      <text:p text:style-name="P17"/>
      <text:p text:style-name="P26"><text:span text:style-name="T13">NOT TO TALK OF THE FUTURE WITH CERTAINTY</text:span></text:p>
      <text:p text:style-name="P17"/>
      <text:p text:style-name="P25"><text:span text:style-name="T3">Never say about anything, 'I am doing that tomorrow,' without adding 'If Allah wills.' Remember your Lord when you forget, and say, 'Hopefully my Lord will guide me to something closer to right guidance than this.' (Qur'an, 18:23-24)</text:span></text:p>
      <text:p text:style-name="P16"/>
      <text:p text:style-name="P17"/>
      <text:p text:style-name="P26"><text:span text:style-name="T13">TO BE AWARE THAT ALL POWER BELONGS TO ALLAH</text:span></text:p>
      <text:p text:style-name="P17"/>
      <text:p text:style-name="P25"><text:span text:style-name="T3">Why, when you entered your garden, did you not say, "It is as Allah wills, there is no strength but in Allah"? Though you see me with less wealth and children than you possess. (Qur'an, 18:39)</text:span></text:p>
      <text:p text:style-name="P17"/>
      <text:p text:style-name="P17"/>
      <text:p text:style-name="P26"/>
      <text:p text:style-name="P32"><text:span text:style-name="T13">NOT TO HAVE AN INSATIABLE LOVE OF WEALTH</text:span></text:p>
      <text:p text:style-name="P17"/>
      <text:p text:style-name="P25"><text:span text:style-name="T3">No indeed! You do not honour orphans, nor do you urge the feeding of the poor; you devour inheritance with voracious appetites and you have an insatiable love of wealth. (Qur'an, 89:17-20)</text:span></text:p>
      <text:p text:style-name="P16"/>
      <text:p text:style-name="P17"/>
      <text:p text:style-name="P26"><text:span text:style-name="T13">NOT TO COMPETE FOR WEALTH AND ABUNDANCE</text:span></text:p>
      <text:p text:style-name="P17"/>
      <text:p text:style-name="P25"><text:span text:style-name="T3">Fierce competition for (the wealth and abundance of) this world distracted you, until you went down to the graves. (Qur'an, 102-102)</text:span></text:p>
      <text:p text:style-name="P17"/>
      <text:p text:style-name="P17"/>
      <text:p text:style-name="P26"><text:span text:style-name="T13">NOT TO EXULT OVER THE THINGS THAT ALLAH GIVES</text:span></text:p>
      <text:p text:style-name="P17"/>
      <text:p text:style-name="P25"><text:span text:style-name="T3">Qarun was one of the people of Musa but he lorded it over them. We gave him treasures, the keys alone to which were a heavy weight for a party of strong men. When his people said to him; 'Do not gloat. Allah does not love people who gloat'. (Qur'an, 28:76)</text:span></text:p>
      <text:p text:style-name="P17"/>
      <text:p text:style-name="P25"><text:span text:style-name="T3">That is so that you will not be grieved about the things that pass you by or exult about the things that come to you.Allah does not love any vain or boastful man. (Qur'an, 57:23)</text:span></text:p>
      <text:p text:style-name="P17"/>
      <text:p text:style-name="P25"><text:span text:style-name="T3">Do not be like those who left their homes in arrogance, showing off to people and barring them from the way of Allah—Allah encompasses what they do. (Qur'an, 8:47)</text:span></text:p>
      <text:p text:style-name="P16"/>
      <text:p text:style-name="P17"/>
      <text:p text:style-name="P26"><text:span text:style-name="T13">NOT TO DESPISE PEOPLE</text:span></text:p>
      <text:p text:style-name="P17"/>
      <text:p text:style-name="P25"><text:span text:style-name="T3">Do not avert your face from people out of haughtiness and do not strut about arrogantly on the earth. Allah does not love anyone who is vain or boastful. (Qur'an, 31:18)</text:span></text:p>
      <text:p text:style-name="P17"/>
      <text:p text:style-name="P17"/>
      <text:p text:style-name="P26"><text:span text:style-name="T13">TO BE MODERATE</text:span></text:p>
      <text:p text:style-name="P17"/>
      <text:p text:style-name="P25"><text:span text:style-name="T3">Be moderate in your tread and lower your voice. The most hateful of voices is the donkey's bray.' (Qur'an, 31:19)</text:span></text:p>
      <text:p text:style-name="P17"/>
      <text:p text:style-name="P25"><text:span text:style-name="T3">You who believe! Do not raise your voices above the voice of the Prophet and do not be as loud when speaking to him as you are when speaking to one another, lest your actions should come to nothing without your realising it. (Qur'an, 49:2)</text:span></text:p>
      <text:p text:style-name="P17"><text:soft-page-break/></text:p>
      <text:p text:style-name="P26"><text:span text:style-name="T13">NOT TO GIVE BRIBES IN ORDER TO DEVOUR </text:span></text:p>
      <text:p text:style-name="P26"><text:span text:style-name="T13">ONE ANOTHER'S PROPERTY BY FALSE MEANS</text:span></text:p>
      <text:p text:style-name="P17"/>
      <text:p text:style-name="P25"><text:span text:style-name="T3">Do not devour one another's property by false means nor offer it to the judges as a bribe, trying through crime to knowingly usurp a portion of other people's property. (Qur'an, 2:188)</text:span></text:p>
      <text:p text:style-name="P16"/>
      <text:p text:style-name="P17"/>
      <text:p text:style-name="P26"><text:span text:style-name="T13">TO WRITE DOWN THE MONEY TAKEN ON AS A DEBT</text:span></text:p>
      <text:p text:style-name="P17"/>
      <text:p text:style-name="P25"><text:span text:style-name="T3">You who believe! When you take on a debt for a specified period, write it down. A writer should write it down between you justly. No writer should refuse to write; as Allah has taught him, so he should write. The one incurring the debt should dictate and should have fear of Allah his Lord and not reduce it in any way. If the person incurring the debt is incompetent or weak or unable to dictate, then his guardian should dictate for him justly. Two men among you should act as witnesses. But if there are not two men, then a man and two women with whom you are satisfied as witnesses; then if one of them forgets, the other can remind her. Witnesses should not refuse when they are called upon. Do not think it too trivial to write down, whether small or large, with the date that it falls due. Doing that is more just in Allah's sight and more helpful when bearing witness and more likely to eliminate any doubt—unless it is an immediate transaction hand to hand, taken and given without delay. There is nothing wrong in your not writing that down. Call witnesses when you trade. Neither writer nor witness should be put under pressure. If you do that, it is deviancy on your part. Have fear of Allah and Allah will give you knowledge. Allah has knowledge of all things. (Qur'an, 2:282)</text:span></text:p>
      <text:p text:style-name="P16"/>
      <text:p text:style-name="P17"/>
      <text:p text:style-name="P26"><text:span text:style-name="T13">TO DEFER OR MAKE A FREE GIFT OF THE DEBT IF </text:span></text:p>
      <text:p text:style-name="P26"><text:span text:style-name="T13">THE DEBTOR IS IN DIFFICULT CIRCUMSTANCES</text:span></text:p>
      <text:p text:style-name="P17"/>
      <text:p text:style-name="P25"><text:span text:style-name="T3">If someone is in difficult circumstances, there should be a deferral until things are easier. But making a free gift of it would be better for you if you only knew. (Qur'an, 2:280)</text:span></text:p>
      <text:p text:style-name="P16"/>
      <text:p text:style-name="P17"/>
      <text:p text:style-name="P26"><text:span text:style-name="T13">TO REGARD EVERYTHING SO AS </text:span></text:p>
      <text:p text:style-name="P26"><text:span text:style-name="T13">TO DRAW A LESSON FROM IT</text:span></text:p>
      <text:p text:style-name="P17"/>
      <text:p text:style-name="P25"><text:span text:style-name="T3">An instruction and a reminder for every penitent human being. (Qur'an, 50:8)</text:span></text:p>
      <text:p text:style-name="P17"/>
      <text:p text:style-name="P17"/>
      <text:p text:style-name="P26"/>
      <text:p text:style-name="P32"><text:span text:style-name="T13">TO TAKE WARNING FROM PAST NATIONS</text:span></text:p>
      <text:p text:style-name="P17"/>
      <text:p text:style-name="P25"><text:span text:style-name="T3">How many generations before them We destroyed who had greater force than them and scoured many lands! Did they find any way of escape. There is a reminder in that for anyone who has a heart, or who listens well, having seen the evidence. (Qur'an, 50:36-37)</text:span></text:p>
      <text:p text:style-name="P17"/>
      <text:p text:style-name="P25"><text:span text:style-name="T3">There was also a sign for Saba in their dwelling place: two gardens—one to the right and one to the left. 'Eat of your Lord's provision and give thanks to Him: a bountiful land and a forgiving Lord.' But they turned away so We unleashed against them the flood from the great dam and exchanged their two gardens for two others containing bitter-tasting plants and tamarisk and a few lote trees. That is how We repaid them for their ingratitude. Are any but the ungrateful repaid like this? (Qur'an, 34:15-17)</text:span></text:p>
      <text:p text:style-name="P17"/>
      <text:p text:style-name="P17"/>
      <text:p text:style-name="P26"><text:span text:style-name="T13">TO ENTER HOUSES THROUGH THEIR DOORS</text:span></text:p>
      <text:p text:style-name="P17"/>
      <text:p text:style-name="P25"><text:span text:style-name="T3">They will ask you about the crescent moons. Say, 'They are set times for mankind and for the pilgrimage.' It is not devoutness for you to enter houses by the back. Rather devoutness is possessed by those who guard against evil. So come to houses by their doors and have fear of Allah, so that hopefully you will be successful. (Qur'an, 2:189)</text:span></text:p>
      <text:p text:style-name="P16"/>
      <text:p text:style-name="P17"/>
      <text:p text:style-name="P26"><text:span text:style-name="T13">NOT TO ENTER HOUSES WITHOUT PERMISSION</text:span></text:p>
      <text:p text:style-name="P17"/>
      <text:p text:style-name="P25"><text:span text:style-name="T3">And if you find no one at home do not go in until permission has been granted you. And if you are told to go away then go away. That is purer for you. Allah knows what you do. There is nothing wrong in your entering houses where no one lives and where there is some service for you. Allah knows what you divulge and what you conceal. (Qur'an, 24:28-29)</text:span></text:p>
      <text:p text:style-name="P16"/>
      <text:p text:style-name="P17"/>
      <text:p text:style-name="P26"><text:span text:style-name="T13">TO TAKE WARNING FROM THE FATE OF THE EVILDOERS</text:span></text:p>
      <text:p text:style-name="P17"/>
      <text:p text:style-name="P25"><text:span text:style-name="T3">Say: 'Travel about the earth and see the final fate of the evildoers.' (Qur'an, 27:69)</text:span></text:p>
      <text:p text:style-name="P16"/>
      <text:p text:style-name="P17"/>
      <text:p text:style-name="P26"><text:span text:style-name="T13">TO RETURN A GREETING</text:span></text:p>
      <text:p text:style-name="P17"/>
      <text:p text:style-name="P25"><text:span text:style-name="T3">When you are greeted with a greeting, return the greeting or improve on it. Allah takes account of everything. (Qur'an, 4:86)</text:span></text:p>
      <text:p text:style-name="P16"/>
      <text:p text:style-name="P17"><text:soft-page-break/></text:p>
      <text:p text:style-name="P26"><text:span text:style-name="T13">TO ENTER HOUSES BY GREETING </text:span></text:p>
      <text:p text:style-name="P26"><text:span text:style-name="T13">THEIR INHABITANTS</text:span></text:p>
      <text:p text:style-name="P17"/>
      <text:p text:style-name="P25"><text:span text:style-name="T3">You who believe! Do not enter houses other than your own until you have asked permission and greeted their inhabitants. That is better for you, so that hopefully you will pay heed. (Qur'an, 24:27)</text:span></text:p>
      <text:p text:style-name="P17"/>
      <text:p text:style-name="P25"><text:span text:style-name="T3">There is no objection to the blind, no objection to the lame, no objection to the sick nor to yourselves if you eat in your own houses or your fathers' houses or your mothers' houses or your brothers' houses or your sisters' houses or the houses of your paternal uncles or paternal aunts or the houses of your maternal uncles or maternal aunts or places to which you own the keys or those of your friends. There is nothing wrong in your eating together or eating separately. And when you enter houses greet one another with a greeting from Allah, blessed and good. In this way Allah makes the Signs clear to you so that hopefully you will use your intellect. (Qur'an, 24:61)</text:span></text:p>
      <text:p text:style-name="P16"/>
      <text:p text:style-name="P17"/>
      <text:p text:style-name="P26"><text:span text:style-name="T13">TO MAKE ROOM AT GATHERINGS</text:span></text:p>
      <text:p text:style-name="P17"/>
      <text:p text:style-name="P25"><text:span text:style-name="T3">You who believe! When you are told: 'Make room in the gathering,' then make room and Allah will make room for you! And when it is said, 'Get up', get up. Allah will raise in rank those of you who believe and those who have been given knowledge. Allah is aware of what you do. (Qur'an, 58:11)</text:span></text:p>
      <text:p text:style-name="P17"/>
      <text:p text:style-name="P17"/>
      <text:p text:style-name="P26"><text:span text:style-name="T13">TO MAINTAIN THE MOSQUES OF </text:span></text:p>
      <text:p text:style-name="P26"><text:span text:style-name="T13">ALLAH AND KEEP THEM CLEAN</text:span></text:p>
      <text:p text:style-name="P17"/>
      <text:p text:style-name="P25"><text:span text:style-name="T3">The mosques of Allah should only be maintained by those who believe in Allah and the Last Day and perform prayer and give alms, and fear no one but Allah. They are the ones most likely to be guided. (Qur'an, 9:18)</text:span></text:p>
      <text:p text:style-name="P17"/>
      <text:p text:style-name="P25"><text:span text:style-name="T3">And when We made the House (Kaaba) a place of return, a sanctuary for mankind: They took the Ibrahim's station as a place of prayer. We contracted with Ibrahim and Isma'il: 'Purify My House for those who circle it, and those who stay there, and those who bow and who prostrate.' (Qur'an, 2:125)</text:span></text:p>
      <text:p text:style-name="P16"/>
      <text:p text:style-name="P17"/>
      <text:p text:style-name="P26"><text:span text:style-name="T13">TO WEAR FINE CLOTHING IN EVERY MOSQUE</text:span></text:p>
      <text:p text:style-name="P17"/>
      <text:p text:style-name="P25"><text:span text:style-name="T3">Children of Adam! Wear fine clothing in every mosque and eat and drink but do not be profligate. He does not love the profligate. (Qur'an, 7:31)</text:span></text:p>
      <text:p text:style-name="P16"><text:soft-page-break/></text:p>
      <text:p text:style-name="P26"><text:span text:style-name="T13">NOT TO DRINK WINE AND GAMBLE</text:span></text:p>
      <text:p text:style-name="P17"/>
      <text:p text:style-name="P25"><text:span text:style-name="T3">You who believe! Wine and gambling, stone altars and divining arrows are filth from the handiwork of satan. Avoid them completely so that hopefully you will be successful. Satan wants to stir up enmity and hatred between you by means of wine and gambling, and to debar you from remembrance of Allah and from prayer. Will you not then give them up? (Qur'an, 5:90-91)</text:span></text:p>
      <text:p text:style-name="P17"/>
      <text:p text:style-name="P25"><text:span text:style-name="T3">They will ask you about alcoholic drinks and gambling. Say, 'There is great wrong in both of them and also certain benefits for mankind. But the wrong in them is greater than the benefit.' They will ask you what they should give away. Say, 'Whatever is surplus to your needs.' In this way Allah makes the Signs clear to you, so that hopefully you will reflect. (Qur'an, 2:219)</text:span></text:p>
      <text:p text:style-name="P16"/>
      <text:p text:style-name="P17"/>
      <text:p text:style-name="P26"><text:span text:style-name="T13">NO ONE CAN TOUCH THE QUR'AN EXCEPT THE PURIFIED</text:span></text:p>
      <text:p text:style-name="P17"/>
      <text:p text:style-name="P25"><text:span text:style-name="T3">It truly is a Noble Qur'an, in a well protected Book. No one may touch it except the purified. Revelation sent down from the Lord of all the worlds. (Qur'an, 56:77-80)</text:span></text:p>
      <text:p text:style-name="P16"/>
      <text:p text:style-name="P17"/>
      <text:p text:style-name="P26"><text:span text:style-name="T13">INHERITANCE LAW</text:span></text:p>
      <text:p text:style-name="P17"/>
      <text:p text:style-name="P25"><text:span text:style-name="T3">You receive half of what your wives leave if they are childless. If they have children you receive a quarter of what they leave after any bequest they make or any debts. They receive a quarter of what you leave if you are childless. If you have children they receive an eighth of what you leave after any bequest you make or any debts. If a man or woman has no direct heirs, but has a brother or sister, each of them receives a sixth. If there are more than that they share in a third after any bequest you make or any debts, making sure that no one's rights are prejudiced. This is an instruction from Allah. Allah is All-Knowing, All-Forbearing. (Qur'an, 4:12)</text:span></text:p>
      <text:p text:style-name="P17"/>
      <text:p text:style-name="P25"><text:span text:style-name="T3">They will ask you for a legal decision. Say: 'Allah gives you a legal decision about people who die without direct heirs: If a man dies childless but has a sister she receives half of what he leaves, and he is her heir if she dies childless. If there are two sisters they receive two-thirds of what he leaves. If there are brothers and sisters the males receive the share of two females. Allah makes things clear to you so you will not go astray. Allah has knowledge of all things.' (Qur'an, 4:176)</text:span></text:p>
      <text:p text:style-name="P16"/>
      <text:p text:style-name="P17"/>
      <text:p text:style-name="P26"><text:span text:style-name="T13">NOT TO INHERIT BY FORCE</text:span></text:p>
      <text:p text:style-name="P17"/>
      <text:p text:style-name="P25"><text:soft-page-break/><text:span text:style-name="T3">You who believe! It is not lawful for you to inherit women by force. Nor may you treat them harshly so that you can make off with part of what you have given them, unless they commit an act of flagrant indecency. Live together with them correctly and courteously. If you dislike them, it may well be that you dislike something in which Allah has placed a lot of good. (Qur'an, 4:19)</text:span></text:p>
      <text:p text:style-name="P16"/>
      <text:p text:style-name="P17"/>
      <text:p text:style-name="P26"><text:span text:style-name="T13">THE LAW OF WILLS</text:span></text:p>
      <text:p text:style-name="P17"/>
      <text:p text:style-name="P25"><text:span text:style-name="T3">Allah instructs you regarding your children: A male receives the same as the share of two females. If there are more than two daughters they receive two-thirds of what you leave. If she is one on her own she receives a half. Each of your parents receives a sixth of what you leave if you have children. If you are childless and your heirs are your parents your mother receives a third. If you have brothers or sisters your mother receives a sixth, after any bequest you make or any debts. With regard to your fathers and your sons, you do not know which of them is going to benefit you more. These are obligatory shares from Allah. Allah is All-Knowing, All-Wise. You receive half of what your wives leave if they are childless. If they have children you receive a quarter of what they leave after any bequest they make or any debts. They receive a quarter of what you leave if you are childless. If you have children they receive an eighth of what you leave after any bequest you make or any debts. If a man or woman has no direct heirs, but has a brother or sister, each of them receives a sixth. If there are more than that they share in a third after any bequest you make or any debts, making sure that no one's rights are prejudiced. This is an instruction from Allah. Allah is All-Knowing, All-Forbearing. (Qur'an, 4:11-12)</text:span></text:p>
      <text:p text:style-name="P17"/>
      <text:p text:style-name="P25"><text:span text:style-name="T3">It is prescribed for you, when death approaches one of you and if he has some goods to leave, to make a will in favour of his parents and relatives, correctly and fairly: a duty for all those who guard againsy evil. Then if anyone alters it after hearing it, the crime is on the part of those who alter it. Allah is All-Hearing, All-Knowing. But if someone fears bias or wrongdoing on the part of the person making the will, and puts things right between the people involved, in that case he has not committed any crime. Allah is Ever-Forgiving, Most Merciful. (Qur'an, 2:180-182)</text:span></text:p>
      <text:p text:style-name="P16"/>
      <text:p text:style-name="P17"/>
      <text:p text:style-name="P26"><text:span text:style-name="T13">TO BE A WITNESS WHEN ONE MAKES A WILL</text:span></text:p>
      <text:p text:style-name="P17"/>
      <text:p text:style-name="P25"><text:span text:style-name="T3">You who believe! When one of you is near to death and makes a will, two just men from among you should act as witnesses; or, if you are travelling when the misfortune of death occurs, two men who are strangers to you. You should detain them after prayer and, if you are doubtful, they should swear by Allah: 'We will not sell it for any price, even to a near relative, and we will not conceal the testimony of Allah. If we did we would indeed be wrongdoers.' If it then comes to light that the two of them have merited the allegation of wrongdoing, two others who have the most right to do so should take their place and swear by Allah: 'Our testimony is truer than their testimony. We have not committed perjury. If we had we would indeed be wrongdoers.' (Qur'an, 5:106-107)</text:span></text:p>
      <text:p text:style-name="P16"><text:soft-page-break/></text:p>
      <text:p text:style-name="P23"/>
      <text:p text:style-name="P34"><text:span text:style-name="T12">THE QUR'AN AND SCIENCE</text:span></text:p>
      <text:p text:style-name="P17"/>
      <text:p text:style-name="P17"/>
      <text:p text:style-name="P25"><text:span text:style-name="T3">Say: 'If both men and jinn banded together</text:span></text:p>
      <text:p text:style-name="P25"><text:span text:style-name="T3">to produce the like of this Qur'an,</text:span></text:p>
      <text:p text:style-name="P25"><text:span text:style-name="T3">they could never produce anything like it,</text:span></text:p>
      <text:p text:style-name="P42"><text:span text:style-name="T3">even if they backed each other up.' (Qur'an, 17:88)</text:span></text:p>
      <text:p text:style-name="P17"/>
      <text:p text:style-name="P25"><text:span text:style-name="T5">Fourteen centuries ago, Allah sent down the Qur'an to mankind as a book of guidance. He called upon people to be guided to the truth by adhering to this book. From the day of its revelation to the day of judgement, this last divine book will remain the sole guide for humanity.</text:span></text:p>
      <text:p text:style-name="P25"><text:span text:style-name="T5">The matchless style of the Qur'an and the superior wisdom in it are definite evidence that it is the word of Allah. In addition, the Qur'an has many miraculous attributes proving that it is a revelation from Allah. One of these attributes is the fact that a number of scientific truths that we have only been able to uncover by the technology of the twentieth century were stated in the Qur'an 1,400 years ago.</text:span></text:p>
      <text:p text:style-name="P25"><text:span text:style-name="T5">Of course the Qur'an is not a book of science. However, many scientific facts that are expressed in an extremely concise and profound manner in its verses have only been discovered with the technology of the twentieth century. These facts could not have been known at the time of the Qur'an's revelation, and this is still more proof that the Qur'an is the word of Allah.</text:span></text:p>
      <text:p text:style-name="P25"><text:span text:style-name="T5">In order to understand the scientific miracle of the Qur'an, we must first take a look at the level of science at the time when this holy book was revealed.</text:span></text:p>
      <text:p text:style-name="P25"><text:span text:style-name="T5">In the seventh century, when the Qur'an was revealed, Arab society had many superstitious and groundless beliefs where scientific issues were concerned. Lacking the technology to examine the universe and nature, these early Arabs believed in legends inherited from past generations. They supposed, for example, that mountains supported the sky above. They believed that the earth was flat and that there were high mountains at its both ends. It was thought that these mountains were pillars that kept the vault of heaven high above.</text:span></text:p>
      <text:p text:style-name="P25"><text:span text:style-name="T5">However all these superstitious beliefs of Arab society were eliminated with the Qur'an. In Sura Sad, verse 2, it was said: </text:span><text:span text:style-name="T3">"Allah is He Who raised up the heavens without any support..." (Qur'an, 38:2)</text:span><text:span text:style-name="T5">. This verse invalidated the belief that the sky remains above because of the mountains. In many other subjects, important facts were revealed at a time when no one could have known them. The Qur'an, which was revealed at a time when people knew very little about astronomy, physics, or biology, contains key facts on a variety of subjects such as the creation of the universe, the creation of the human being, the structure of the atmosphere, and the delicate balances that make life on earth possible.</text:span></text:p>
      <text:p text:style-name="P25"><text:span text:style-name="T5">Now, let us look at some of these scientific miracles revealed in the Qur'an together. </text:span></text:p>
      <text:p text:style-name="P17"/>
      <text:p text:style-name="P26"/>
      <text:p text:style-name="P32"><text:span text:style-name="T13">THE COMING OF THE UNIVERSE </text:span></text:p>
      <text:p text:style-name="P26"><text:span text:style-name="T13">INTO EXISTENCE</text:span></text:p>
      <text:p text:style-name="P17"/>
      <text:p text:style-name="P25"><text:span text:style-name="T3">The origin of the universe is described in the Qur'an in the following verse:</text:span></text:p>
      <text:p text:style-name="P25"><text:span text:style-name="T3">He created the heavens and the earth from nothing. (Qur'an, 6:101)</text:span></text:p>
      <text:p text:style-name="P17"/>
      <text:p text:style-name="P25"><text:span text:style-name="T5">This information given in the Qur'an is in full agreement with the findings of contemporary science. The conclusion that astrophysics has reached today is that the entire universe, together with the dimensions of matter and time, came into existence as a result of a great explosion that occurred in no time. This event, known as "The Big Bang" proved that the universe was created from nothingness as the result of the explosion of a single point. Modern scientific circles are in agreement that the Big Bang is the only rational and provable explanation of the beginning of the universe and of how the universe came into being.</text:span></text:p>
      <text:p text:style-name="P25"><text:span text:style-name="T5">Before the Big Bang, there was no such thing as matter. From a condition of non-existence in which neither matter, nor energy, nor even time existed, and which can only be described metaphysically, matter, energy, and time were all created. This fact, only recently discovered by modern physics, was announced to us in the Qur'an 1,400 years ago.</text:span></text:p>
      <text:p text:style-name="P12"/>
      <text:p text:style-name="P17"/>
      <text:p text:style-name="P26"><text:span text:style-name="T13">THE EXPANSION OF THE UNIVERSE</text:span></text:p>
      <text:p text:style-name="P17"/>
      <text:p text:style-name="P25"><text:span text:style-name="T5">In the Qur'an, which was revealed 14 centuries ago at a time when the science of astronomy was still primitive, the expansion of the universe was described like this:</text:span></text:p>
      <text:p text:style-name="P17"/>
      <text:p text:style-name="P25"><text:span text:style-name="T3">And it is We Who have constructed the heaven with might, and verily, it is We Who are steadily expanding it. (Qur'an, 51:47)</text:span></text:p>
      <text:p text:style-name="P17"/>
      <text:p text:style-name="P25"><text:span text:style-name="T5">The word "heaven", as stated in this verse, is used in various places in the Qur'an with the meaning of space and universe. Here again, the word is used with this meaning. In other words, in the Qur'an it is revealed that the universe "expands". And this is the very conclusion that science has reached today.</text:span></text:p>
      <text:p text:style-name="P25"><text:span text:style-name="T5">Until the dawn of the twentieth century, the only view prevailing in the world of science was that "the universe has a constant nature and it has existed since infinite time". The research, observations, and calculations carried out by means of modern technology, however, have revealed that the universe in fact had a beginning, and that it constantly "expands".</text:span></text:p>
      <text:p text:style-name="P25"><text:span text:style-name="T5">At the beginning of the twentieth century, the Russian physicist Alexander Friedmann and the Belgian cosmologist Georges Lemaitre theoretically calculated that the universe is in constant motion and that it is expanding.</text:span></text:p>
      <text:p text:style-name="P25"><text:span text:style-name="T5">This fact was proved also by observational data in 1929. While observing the sky with a telescope, Edwin Hubble, the American astronomer, discovered that the stars and galaxies were constantly moving away from each other. A universe where everything constantly moves away from everything else implied a constantly expanding universe. The observations carried out in the following years verified that the universe is constantly </text:span><text:soft-page-break/><text:span text:style-name="T5">expanding. This fact was explained in the Qur'an when that was still unknown to anyone. This is because the Qur'an is the word of Allah, the Creator, and the Ruler of the entire universe.</text:span></text:p>
      <text:p text:style-name="P14"/>
      <text:p text:style-name="P17"/>
      <text:p text:style-name="P26"><text:span text:style-name="T13">THE SPLITTING ASUNDER </text:span></text:p>
      <text:p text:style-name="P26"><text:span text:style-name="T13">OF 'THE HEAVENS AND THE EARTH'</text:span></text:p>
      <text:p text:style-name="P17"/>
      <text:p text:style-name="P25"><text:span text:style-name="T5">Another verse about the creation of the heavens is as follows: </text:span></text:p>
      <text:p text:style-name="P17"/>
      <text:p text:style-name="P25"><text:span text:style-name="T3">Do not the Unbelievers see that the heavens and the earth were joined together (as one unit of creation), before We clove them asunder, and We made from water every living thing. Will they not then believe? (Qur'an, 21:30)</text:span></text:p>
      <text:p text:style-name="P17"/>
      <text:p text:style-name="P25"><text:span text:style-name="T5">The word </text:span><text:span text:style-name="T8">ratq</text:span><text:span text:style-name="T5"> translated as "joined together" means "mixed in each, blended" in Arabic dictionaries. It is used to refer to two different substances that make up a whole. The phrase "we clove them asunder" is the verb </text:span><text:span text:style-name="T8">fataqa</text:span><text:span text:style-name="T5"> in Arabic and implies that something comes into being by tearing apart or destroying the structure of </text:span><text:span text:style-name="T8">ratq</text:span><text:span text:style-name="T5">. The sprouting of a seed from the soil is one of the actions to which this verb is applied.</text:span></text:p>
      <text:p text:style-name="P25"><text:span text:style-name="T5">Let us take a look at the verse again with this knowledge in mind. In the verse, sky and earth are at first subject to the status of ratq. They are separated (fataqa) with one coming out of the other. Intriguingly, when we remember the first moments of the Big Bang, we see that a single point included all the matter in the universe. In other words, everything, including "the heavens and earth" which were not created yet, were included in this point in a condition of </text:span><text:span text:style-name="T8">ratq</text:span><text:span text:style-name="T5">. This point exploded violently, causing its matter to </text:span><text:span text:style-name="T8">fataqa</text:span><text:span text:style-name="T5"> and in the process created the structure of the whole universe.</text:span></text:p>
      <text:p text:style-name="P25"><text:span text:style-name="T5">When we compare the expressions in the verse with scientific findings, we see that they are in perfect agreement with each other. Interestingly enough, these findings were not arrived at until the twentieth century.</text:span></text:p>
      <text:p text:style-name="P17"/>
      <text:p text:style-name="P27"/>
      <text:p text:style-name="P26"><text:span text:style-name="T17">Orbits</text:span></text:p>
      <text:p text:style-name="P17"/>
      <text:p text:style-name="P25"><text:span text:style-name="T5">While referring to the Sun and the Moon in the Qur'an, it is emphasized that each moves in a definite orbit.</text:span></text:p>
      <text:p text:style-name="P17"/>
      <text:p text:style-name="P25"><text:span text:style-name="T3">It is He Who created the night and the day, and the sun and the moon. They swim along, each in an orbit. (Qur'an, 21: 33)</text:span></text:p>
      <text:p text:style-name="P17"/>
      <text:p text:style-name="P25"><text:span text:style-name="T5">It is mentioned in another verse, too, that the Sun is not static but moves in a definite orbit:</text:span></text:p>
      <text:p text:style-name="P17"/>
      <text:p text:style-name="P25"><text:span text:style-name="T3">And the sun runs to its resting place. That is the decree of the Almighty, the All-Knowing. (Qur'an, 36:38)</text:span></text:p>
      <text:p text:style-name="P17"/>
      <text:p text:style-name="P17"><text:soft-page-break/></text:p>
      <text:p text:style-name="P25"><text:span text:style-name="T5">These facts communicated in the Qur'an have been discovered by astronomical observations in our age. According to the calculations of experts on astronomy, the Sun is traveling at the enormous speed of 720,000 kilometers an hour in the direction of the star Vega in a particular orbit called the Solar Apex. This means that the sun travels roughly 17,280,000 kilometers a day. Along with the Sun, and all planets and satellites within the gravitational system of the Sun also travel the same distance. In addition, all the stars in the universe are in a similar planned motion.</text:span></text:p>
      <text:p text:style-name="P25"><text:span text:style-name="T5">That the entire universe is full of paths and orbits such as this one, is written in the Qur'an as follows:</text:span></text:p>
      <text:p text:style-name="P17"/>
      <text:p text:style-name="P25"><text:span text:style-name="T3">By the sky full of paths and orbits. (Qur'an, 51:7)</text:span></text:p>
      <text:p text:style-name="P17"/>
      <text:p text:style-name="P25"><text:span text:style-name="T5">There are about 200 billion galaxies in the universe, consisting of nearly 200 billion stars in each. Most of these stars have planets, and most of those planets have satellites. All of these heavenly bodies move in very precisely computed orbits. For millions of years, each has been "swimming" along in its own orbit in perfect harmony and order with all the others. Moreover, many comets also move along in the orbits determined for them.</text:span></text:p>
      <text:p text:style-name="P25"><text:span text:style-name="T5">The orbits in the universe do not only belong to celestial bodies. The galaxies also travel at enormous speeds in computed, planned orbits. During these movements, none of these celestial bodies cuts across another's path, or collides with another. </text:span></text:p>
      <text:p text:style-name="P25"><text:span text:style-name="T5">Surely at the time the Qur'an was revealed, mankind did not possess today's telescopes or advanced observation technologies to observe millions of kilometres of space, nor the modern knowledge of physics or astronomy. Therefore, at that time, it was not possible to determine scientifically that space is "full of paths and orbits" as stated in the verse. However, this was openly declared to us in the Qur'an that was revealed at that time:–because the Qur'an is the word of Allah.</text:span></text:p>
      <text:p text:style-name="P17"/>
      <text:p text:style-name="P27"/>
      <text:p text:style-name="P26"><text:span text:style-name="T17">The Roundness of the Earth</text:span></text:p>
      <text:p text:style-name="P17"/>
      <text:p text:style-name="P25"><text:span text:style-name="T3">He has created the Heavens and the Earth for Truth. He wraps the night up in the day, and wraps the day up in the night. (Qur'an, 39:5)</text:span></text:p>
      <text:p text:style-name="P17"/>
      <text:p text:style-name="P25"><text:span text:style-name="T5">In the Qur'an, the words used for describing the universe are quite remarkable. The Arabic word that is translated as "to wrap" in the above verse is "takwir". In English, it means "to make one thing lap over another, folded up as a garment that is laid away". (For instance, in Arabic dictionaries this word is used for the action of wrapping one thing around another, in the way that a turban is put on.)</text:span></text:p>
      <text:p text:style-name="P25"><text:span text:style-name="T5">The information given in the verse about the day and the night wrapping each other up includes accurate information about the shape of the world. This can be true only if the earth is round. This means that in the Qur'an, which was revealed in the seventh century, the roundness of the world was hinted at.</text:span></text:p>
      <text:p text:style-name="P25"><text:span text:style-name="T5">It should be remembered, however, that the understanding of astronomy of the time perceived the world differently. It was then thought that the world was a flat plane and all scientific calculations and explanations </text:span><text:soft-page-break/><text:span text:style-name="T5">were based on this belief. The verses of the Qur'an, however, include information that we have learned only in the past century. Since the Qur'an is Allah's word, the most correct words were used in it when it comes to describing the universe.</text:span></text:p>
      <text:p text:style-name="P14"/>
      <text:p text:style-name="P27"/>
      <text:p text:style-name="P26"><text:span text:style-name="T17">The Protected Roof</text:span></text:p>
      <text:p text:style-name="P17"/>
      <text:p text:style-name="P25"><text:span text:style-name="T5">In the Qur'an, Allah calls our attention to a very interesting attribute of the sky:</text:span></text:p>
      <text:p text:style-name="P17"/>
      <text:p text:style-name="P25"><text:span text:style-name="T3">We made the sky a preserved and protected roof yet still they turn away from Our Signs… (Qur'an, 21:32)</text:span></text:p>
      <text:p text:style-name="P17"/>
      <text:p text:style-name="P25"><text:span text:style-name="T5">This attribute of the sky has been proved by scientific research carried out in the twentieth century.</text:span></text:p>
      <text:p text:style-name="P25"><text:span text:style-name="T5">The atmosphere surrounding the earth serves crucial functions for the continuity of life. While destroying many meteors big and small as they approach the earth, it prevents them from falling to earth and harming living things.</text:span></text:p>
      <text:p text:style-name="P25"><text:span text:style-name="T5">In addition, the atmosphere filters the light rays coming from space that are harmful to living things. Interestingly, the atmosphere lets only harmless and useful rays– visible light, near ultraviolet light, and radio waves pass through. All of this radiation is vital for life. Near ultraviolet rays, which are only partially let in by the atmosphere, are very important for the photosynthesis of plants and for the survival of all living beings. The majority of the intense ultraviolet rays emitted from the sun are filtered out by the ozone layer of the atmosphere and only a limited–and essential–part of the ultraviolet spectrum reaches the Earth.</text:span></text:p>
      <text:p text:style-name="P25"><text:span text:style-name="T5">The protective function of the atmosphere does not end here. The atmosphere also protects the earth from the freezing cold of the space, which is about minus 270°C.</text:span></text:p>
      <text:p text:style-name="P25"><text:span text:style-name="T5">It is not only the atmosphere that protects the Earth from harmful effects. In addition to the atmosphere, the Van Allen Belt, a layer caused by the magnetic field of the Earth, also serves as a shield against the harmful radiation that threatens our planet. This radiation, which is constantly emitted by the Sun and other stars, is deadly to living things. If the Van Allen belt did not exist, the massive outbursts of energy called solar flares that frequently occur in the Sun would destroy all life on Earth.</text:span></text:p>
      <text:p text:style-name="P25"><text:span text:style-name="T5">Dr. Hugh Ross has this to say on the importance of Van Allen Belts to our lives: </text:span></text:p>
      <text:p text:style-name="P25"><text:span text:style-name="T5">In fact, the Earth has the highest density of any of the planets in our Solar System. This large nickel-iron core is responsible for our large magnetic field. This magnetic field produces the Van-Allen radiation shield, which protects the Earth from radiation bombardment. If this shield were not present, life would not be possible on the Earth. The only other rocky planet to have any magnetic field is Mercury - but its field strength is 100 times less than the Earth's. Even Venus, our sister planet, has no magnetic field. The Van-Allen radiation shield is a design unique to the Earth.</text:span><text:span text:style-name="T18">1</text:span><text:span text:style-name="T5"> </text:span></text:p>
      <text:p text:style-name="P25"><text:span text:style-name="T5">The energy transmitted in just one of these bursts detected in recent years was calculated to be equivalent to 100 billion atomic bombs similar to the one dropped on Hiroshima. Fifty-eight hours after the burst, it was observed that the magnetic needles of compasses displayed unusual movement and 250 kilometers above the earth's atmosphere, the temperature suddenly increased to 2,500°C.</text:span></text:p>
      <text:p text:style-name="P25"><text:soft-page-break/><text:span text:style-name="T5">In short, a perfect system is at work high above the Earth. It surrounds our world and protects it against external threats. Scientists only learned about it recently, yet centuries ago, Allah informed us in the Qur'an of the world's atmosphere functioning as a protective shield.</text:span></text:p>
      <text:p text:style-name="P27"/>
      <text:p text:style-name="P27"/>
      <text:p text:style-name="P26"><text:span text:style-name="T17">The Returning Sky</text:span></text:p>
      <text:p text:style-name="P17"/>
      <text:p text:style-name="P25"><text:span text:style-name="T5">The verse 11 of Sura Tarik in the Qur'an, refers to the "returning" function of the sky.</text:span></text:p>
      <text:p text:style-name="P17"/>
      <text:p text:style-name="P25"><text:span text:style-name="T3">By Heaven with its cyclical systems. (Qur'an, 86:11)</text:span></text:p>
      <text:p text:style-name="P17"/>
      <text:p text:style-name="P25"><text:span text:style-name="T5">This word interpreted as "cyclical" in Qur'an translations also has meanings of "sending back" or "returning".</text:span></text:p>
      <text:p text:style-name="P25"><text:span text:style-name="T5">As known, the atmosphere surrounding the Earth consists of many layers. Each layer serves an important purpose for the benefit of life. Research has revealed that these layers have the function of turning the materials or rays they are exposed to back into space or back down to the Earth. Now let us examine with a few examples of this "recycling" function of the layers encircling the Earth.</text:span></text:p>
      <text:p text:style-name="P25"><text:span text:style-name="T5">The troposphere, 13 to 15 kilometers above the Earth, enables water vapor rising from the surface of the Earth to be condensed and turn back as rain.</text:span></text:p>
      <text:p text:style-name="P25"><text:span text:style-name="T5">The ozone layer, at an altitude of 25 kilometers, reflects harmful radiation and ultraviolet light coming from space and turns both back into space.</text:span></text:p>
      <text:p text:style-name="P25"><text:span text:style-name="T5">The ionosphere, reflects radio waves broadcast from the Earth back down to different parts of the world, just like a passive communications satellite, and thus makes wireless communication, radio, and television broadcasting possible over long distances. </text:span></text:p>
      <text:p text:style-name="P25"><text:span text:style-name="T5">The magnetosphere layer turns the harmful radioactive particles emitted by the Sun and other stars back into space before they reach the Earth.</text:span></text:p>
      <text:p text:style-name="P25"><text:span text:style-name="T5">The fact that this property of the atmosphere's layers, that was onlt demonstrated in the recent past was announced centuries ago in the Qur'an, once again demonstrates that the Qur'an is the word of Allah.</text:span></text:p>
      <text:p text:style-name="P17"/>
      <text:p text:style-name="P27"/>
      <text:p text:style-name="P26"><text:span text:style-name="T17">The Function of Mountains</text:span></text:p>
      <text:p text:style-name="P17"/>
      <text:p text:style-name="P25"><text:span text:style-name="T5">The Qur'an draws attention to a very important geological function of mountains.</text:span></text:p>
      <text:p text:style-name="P17"/>
      <text:p text:style-name="P25"><text:span text:style-name="T3">We placed firmly embedded mountains on the earth, so it would not move under them… (Qur'an, 21:31)</text:span></text:p>
      <text:p text:style-name="P17"/>
      <text:p text:style-name="P25"><text:span text:style-name="T5">As we have noticed, it is stated in the verse that mountains have the function of preventing shocks in the Earth.</text:span></text:p>
      <text:p text:style-name="P25"><text:soft-page-break/><text:span text:style-name="T5">This fact was not known by anyone at the time the Qur'an was revealed. It was in fact brought to light only recently as a result of the findings of modern geology. </text:span></text:p>
      <text:p text:style-name="P25"><text:span text:style-name="T5">According to these findings, mountains emerge as a result of the movements and collisions of massive plates forming the Earth's crust. When two plates collide, the stronger one slides under the other, the one on the top bends and forms heights and mountains. The layer beneath proceeds under the ground and makes a deep extension downward. That means that mountains have a portion stretching downwards, as large as their visible parts on the Earth.</text:span></text:p>
      <text:p text:style-name="P25"><text:span text:style-name="T5">In a scientific text, the structure of mountains is described as follows:</text:span></text:p>
      <text:p text:style-name="P25"><text:span text:style-name="T5">Where continents are thicker, as in mountain ranges, the crust sinks deeper into the mantle.</text:span><text:span text:style-name="T18">2</text:span><text:span text:style-name="T5"> </text:span></text:p>
      <text:p text:style-name="P25"><text:span text:style-name="T5">In a verse, this role of the mountains is pointed out by a comparison with "pegs":</text:span></text:p>
      <text:p text:style-name="P17"/>
      <text:p text:style-name="P25"><text:span text:style-name="T3">Have We not made the earth as a bed and the mountains its pegs? (Qur'an, 78:6-7)</text:span></text:p>
      <text:p text:style-name="P12"/>
      <text:p text:style-name="P25"><text:span text:style-name="T5">Mountains, in other words, clench the plates in the Earth's crust together by extending above and beneath the Earth's surface at the conjunction points of these plates. In this way, they fix the Earth's crust, and prevent it from drifting over the magma stratum or among its plates. Briefly, we may liken mountains to nails that keep pieces of wood together.</text:span></text:p>
      <text:p text:style-name="P25"><text:span text:style-name="T5">This fixing function of the mountains is described in scientific literature by the term "isostasy". Isostasy means the following:</text:span></text:p>
      <text:p text:style-name="P25"><text:span text:style-name="T5">Isostasy: general equilibrium in the Earth's crust maintained by a yielding flow of rock material beneath the surface under gravitational stress.</text:span><text:span text:style-name="T18">3</text:span><text:span text:style-name="T5"> </text:span></text:p>
      <text:p text:style-name="P25"><text:span text:style-name="T5">This vital role of mountains, that was discovered by modern geology and seismic research, was revealed in the Qur'an centuries ago as an example of the supreme wisdom in Allah's creation.</text:span></text:p>
      <text:p text:style-name="P17"/>
      <text:p text:style-name="P25"><text:span text:style-name="T3">We placed firmly embedded mountains on the earth, so it would not move under them... (Qur'an, 21:31)</text:span></text:p>
      <text:p text:style-name="P16"/>
      <text:p text:style-name="P27"/>
      <text:p text:style-name="P26"><text:span text:style-name="T17">The movements of the mountains</text:span></text:p>
      <text:p text:style-name="P17"/>
      <text:p text:style-name="P25"><text:span text:style-name="T5">In one verse, we are informed that mountains are not motionless as they seem, but are in constant motion.</text:span></text:p>
      <text:p text:style-name="P12"/>
      <text:p text:style-name="P25"><text:span text:style-name="T3">You will see the mountains you reckoned to be solid going past like clouds. (Qur'an, 27:88)</text:span></text:p>
      <text:p text:style-name="P17"/>
      <text:p text:style-name="P25"><text:span text:style-name="T5">This motion of the mountains is caused by the movement of the Earth's crust that they are located on. The Earth's crust 'floats' over the mantle layer, which is denser. It was at the beginning of the twentieth century when, for the first time in history, a German scientist by the name of Alfred Wegener proposed that the continents of the earth had been attached together when it first formed, but then drifted in different directions, and thus separated as they moved away from each other. </text:span></text:p>
      <text:p text:style-name="P25"><text:soft-page-break/><text:span text:style-name="T5">Geologists understood that that Wegener was right only in the 1980s, 50 years after his death. As Wegener pointed out in an article published in 1915, the land masses on the earth were joined together about 500 million years ago. As Wegener pointed out in a 1915 article, the land masses of the earth were joined together some 500 million years ago, and this large mass, called </text:span><text:span text:style-name="T8">Pangaea</text:span><text:span text:style-name="T5">, was located in the South Pole. </text:span></text:p>
      <text:p text:style-name="P25"><text:span text:style-name="T5">Approximately 180 million years ago, </text:span><text:span text:style-name="T8">Pangaea</text:span><text:span text:style-name="T5"> divided into two parts, which drifted in different directions. One of these giant continents was </text:span><text:span text:style-name="T8">Gondwana</text:span><text:span text:style-name="T5">, which included Africa, Australia, Antarctica and India. The second one was </text:span><text:span text:style-name="T8">Laurasia</text:span><text:span text:style-name="T5">, which included Europe, North America and Asia, except for India. Over the next 150 million years following this separation, </text:span><text:span text:style-name="T8">Gondwana</text:span><text:span text:style-name="T5"> and </text:span><text:span text:style-name="T8">Laurasia </text:span><text:span text:style-name="T5">divided into smaller parts. </text:span></text:p>
      <text:p text:style-name="P25"><text:span text:style-name="T5">These continents that emerged after the split of </text:span><text:span text:style-name="T8">Pangaea</text:span><text:span text:style-name="T5"> have been constantly moving on the Earth's surface at several centimetres per year, in the meantime changing the sea and land ratios of the Earth. </text:span></text:p>
      <text:p text:style-name="P25"><text:span text:style-name="T5">Discovered as a result of the geological research carried out at the beginning of the twentieth century, this movement of the Earth's crust is explained by scientists as follows:</text:span></text:p>
      <text:p text:style-name="P25"><text:span text:style-name="T5">The crust and the uppermost part of the mantle, with a thickness of about 100 kms., are divided into segments called plates. There are six major plates, and several small ones. According to the theory called plate tectonics, these plates move about on Earth, carrying continents and ocean floor with them. Continental motion has been measured at from 1-5 cm per year. As the plates continue to move about, this will produce a slow change in Earth's geography. Each year, for instance, the Atlantic Ocean becomes slightly wider.</text:span><text:span text:style-name="T18">4</text:span><text:span text:style-name="T5"> </text:span></text:p>
      <text:p text:style-name="P25"><text:span text:style-name="T5">There is a very important point to be stated here: Allah has referred to the motion of mountains as a drifting action in the verse. Today, modern scientists also use the term "Continental Drift" for this motion.</text:span><text:span text:style-name="T18">5</text:span><text:span text:style-name="T5"> </text:span></text:p>
      <text:p text:style-name="P25"><text:span text:style-name="T5">Unquestionably, it is one of the miracles of the Qur'an that this scientific fact, which has recently been discovered by science, was announced in the Qur'an.</text:span></text:p>
      <text:p text:style-name="P29"/>
      <text:p text:style-name="P27"/>
      <text:p text:style-name="P26"><text:span text:style-name="T17">The Relativity of Time</text:span></text:p>
      <text:p text:style-name="P17"/>
      <text:p text:style-name="P25"><text:span text:style-name="T5">Today, the relativity of time is a proven scientific fact. This was revealed by Einstein's theory of relativity at the early years of the twentieth century. Until then, people did not know that time was a relative concept, and that it could change according to the environment. Yet, the great scientist Albert Einstein openly proved this fact with the theory of relativity. He showed that time is dependent on mass and velocity. In the history of humanity, no one had expressed this fact clearly before. </text:span></text:p>
      <text:p text:style-name="P25"><text:span text:style-name="T5">With one exception though; the Qur'an included information about time's being relative! Some verses about the subject read: </text:span></text:p>
      <text:p text:style-name="P17"/>
      <text:p text:style-name="P25"><text:span text:style-name="T3">They ask you to hasten the punishment. Allah will not break His promise. A day with your Lord is equivalent to a thousand years in the way you count. (Qur'an, 22:47)</text:span></text:p>
      <text:p text:style-name="P17"/>
      <text:p text:style-name="P25"><text:span text:style-name="T3">He directs the whole affair from heaven to earth. Then it will again ascend to Him on a Day whose length is a thousand years by the way you measure. (Qur'an, 32:5)</text:span></text:p>
      <text:p text:style-name="P17"/>
      <text:p text:style-name="P25"><text:soft-page-break/><text:span text:style-name="T3">The angels and the Spirit ascend to Him in a day whose length is fifty thousand years. (Qur'an, 70:4)</text:span></text:p>
      <text:p text:style-name="P17"/>
      <text:p text:style-name="P25"><text:span text:style-name="T5">In some verses, it is indicated that people perceive time differently and that sometimes people can perceive a very short period of time as a very lengthy one. The following conversation of people held during their judgement in the Hereafter is a good example of this:</text:span></text:p>
      <text:p text:style-name="P17"/>
      <text:p text:style-name="P25"><text:span text:style-name="T3">He will say, 'How many years did you tarry on the earth?' They will say, 'We tarried there for a day or part of a day. Ask those able to count!' He will say, 'You only tarried there for a little while if you did but know! (Qur'an, 23:112-114)</text:span></text:p>
      <text:p text:style-name="P17"/>
      <text:p text:style-name="P25"><text:span text:style-name="T5">The fact that the relativity of time is so clearly mentioned in the Qur'an, which started to be revealed in 610, is another evidence that it is a holy book.</text:span></text:p>
      <text:p text:style-name="P17"/>
      <text:p text:style-name="P27"/>
      <text:p text:style-name="P26"><text:span text:style-name="T17">The Proportion of Rain</text:span></text:p>
      <text:p text:style-name="P17"/>
      <text:p text:style-name="P25"><text:span text:style-name="T5">One of the items of information given in the Qur'an about rain is that it is sent down to Earth in measured amounts. This is mentioned in Sura Zukhruf as follows;</text:span></text:p>
      <text:p text:style-name="P17"/>
      <text:p text:style-name="P25"><text:span text:style-name="T3">It is He Who sends down water in measured amounts from the sky by which We bring a dead land back to life. That is how you too will be raised (from the dead). (Qur'an, 43:11)</text:span></text:p>
      <text:p text:style-name="P17"/>
      <text:p text:style-name="P25"><text:span text:style-name="T5">This measured quantity in rain has again been discovered by modern research. It is estimated that in one second, approximately 16 million tons of water evaporates from the Earth. This figure amounts to 513 trillion tons of water in one year. This number is equal to the amount of rain that falls on the Earth in a year. This means that water continuously circulates in a balanced cycle, in a "measure". Life on Earth depends on this water cycle. Even if people used all the available technology in the world, they would not be able to reproduce this cycle artificially.</text:span></text:p>
      <text:p text:style-name="P25"><text:span text:style-name="T5">Even a minor deviation in this equilibrium would very soon give rise to a major ecological imbalance that would bring about the end of life on Earth. Yet, this never happens, and rain keeps falling every year in exactly the same quantity just as revealed in the Qur'an.</text:span></text:p>
      <text:p text:style-name="P17"/>
      <text:p text:style-name="P17"/>
      <text:p text:style-name="P26"><text:span text:style-name="T17">The Formation of Rain</text:span></text:p>
      <text:p text:style-name="P17"/>
      <text:p text:style-name="P25"><text:span text:style-name="T5">How rain forms remained a great mystery for a long time. Only after weather radar was invented was it possible to discover the stages by which rain is formed. </text:span></text:p>
      <text:p text:style-name="P25"><text:span text:style-name="T5">According to this, the formation of rain takes place in three stages. First, the "raw material" of rain rises up into the air with the wind. Later, clouds are formed, and finally raindrops appear. </text:span></text:p>
      <text:p text:style-name="P25"><text:soft-page-break/><text:span text:style-name="T5">The Qur'an's account of the formation of rain refers exactly to this process. In one verse, this formation is described in this way: </text:span></text:p>
      <text:p text:style-name="P17"/>
      <text:p text:style-name="P25"><text:span text:style-name="T3">It is Allah Who sends the winds which stir up clouds which He spreads about the sky however He wills. He forms them into dark clumps and you see the rain come pouring out from the middle of them. When He makes it fall on those of His servants He wills, they rejoice. (Qur'an, 30:48)</text:span></text:p>
      <text:p text:style-name="P17"/>
      <text:p text:style-name="P25"><text:span text:style-name="T3">Now, let us examine these three stages outlined in the verse more technically. </text:span></text:p>
      <text:p text:style-name="P17"/>
      <text:p text:style-name="P25"><text:span text:style-name="T3">FIRST STAGE: "It is Allah Who sends the winds..."</text:span></text:p>
      <text:p text:style-name="P25"><text:span text:style-name="T5">Countless air bubbles formed by the foaming of the oceans continuously burst and cause water particles to be ejected towards the sky. These particles, which are rich in salt, are then carried away by winds and rise upward in the atmosphere. These particles, which are called aerosols, function as water traps, and form cloud drops by collecting around the water vapour themselves, which rises from the seas as tiny droplets. </text:span></text:p>
      <text:p text:style-name="P17"/>
      <text:p text:style-name="P25"><text:span text:style-name="T3">SECOND STAGE: ".... which stir up clouds which He spreads about the sky however He wills. He forms them into dark clumps..."</text:span></text:p>
      <text:p text:style-name="P25"><text:span text:style-name="T5">The clouds are formed from water vapour that condenses around the salt crystals or dust particles in the air. Because the water droplets in these clouds are very small (with a diameter between 0.01 and 0.02 mm), the clouds are suspended in the air, and spread across the sky. Thus, the sky is covered in clouds.</text:span></text:p>
      <text:p text:style-name="P17"/>
      <text:p text:style-name="P25"><text:span text:style-name="T3">THIRD STAGE: "…and you see the rain come pouring our from the middle of them"</text:span></text:p>
      <text:p text:style-name="P25"><text:span text:style-name="T5">The water particles that surround salt crystals and dust particles thicken and form raindrops, so, drops that become heavier than the air leave the clouds and start to fall to the ground as rain. </text:span></text:p>
      <text:p text:style-name="P25"><text:span text:style-name="T5">As we have seen, every stage in the formation of rain is related in the verses of the Qur'an. Furthermore, these stages are explained in exactly the right sequence. Just as with many other natural phenomena on the Earth, Allah gives the most correct explanation of this phenomenon as well, and made it known to people in the Qur'an centuries before it was discovered. </text:span></text:p>
      <text:p text:style-name="P25"><text:span text:style-name="T5">In another verse, the following information is given about the formation of rain: </text:span></text:p>
      <text:p text:style-name="P17"/>
      <text:p text:style-name="P25"><text:span text:style-name="T3">Have you not seen how Allah drives along the clouds, then joins them together, then makes them into a stack, and then you see the rain come out of it? And He sends down from the sky mountain masses (of clouds) with cold hail in them, striking with it anyone He wills and averting it from anyone He wills. The brightness of His lightning almost blinds the sight. (Qur'an, 24:43)</text:span></text:p>
      <text:p text:style-name="P17"/>
      <text:p text:style-name="P25"><text:span text:style-name="T5">Scientists studying cloud types came across surprising results regarding the formation of rain clouds. Rain clouds are formed and shaped according to definite systems and stages. The formation stages of cumulonimbus, one kind of rain cloud, are these: </text:span></text:p>
      <text:p text:style-name="P17"/>
      <text:p text:style-name="P25"/>
      <text:p text:style-name="P33"><text:span text:style-name="T3">1.STAGE,</text:span><text:span text:style-name="T5"> </text:span><text:span text:style-name="T3">Being driven along:</text:span><text:span text:style-name="T5"> Clouds are carried along, that is, they are driven along, by the wind. </text:span></text:p>
      <text:p text:style-name="P25"><text:span text:style-name="T3">2.STAGE,</text:span><text:span text:style-name="T5"> </text:span><text:span text:style-name="T3">Joining: </text:span><text:span text:style-name="T5">Then, small clouds (cumulus clouds) driven along by the wind join together, forming a larger cloud.</text:span><text:span text:style-name="T18">6</text:span><text:span text:style-name="T5"> </text:span></text:p>
      <text:p text:style-name="P25"><text:span text:style-name="T3">3.STAGE, Stacking:</text:span><text:span text:style-name="T5"> When the small clouds join together, updrafts within the larger cloud increase. The updrafts near the centre of the cloud are stronger than those near the edges. These updrafts cause the cloud body to grow vertically, so the cloud is stacked up. This vertical growth causes the cloud body to stretch into cooler regions of the atmosphere, where drops of water and hail formulate and begin to grow larger and larger. When these drops of water and hail become too heavy for the updrafts to support them, they begin to fall from the cloud as rain, hail, etc.</text:span><text:span text:style-name="T18">7</text:span><text:span text:style-name="T5"> </text:span></text:p>
      <text:p text:style-name="P25"><text:span text:style-name="T5">We must remember that meteorologists have only recently come to know these details of cloud formation, structure and function, by using advanced equipment like planes, satellites, computers etc. It is evident that Allah has given us a piece of information that could not have been known 1,400 years ago. </text:span></text:p>
      <text:p text:style-name="P17"/>
      <text:p text:style-name="P27"/>
      <text:p text:style-name="P26"><text:span text:style-name="T17">The Fecundating Winds</text:span></text:p>
      <text:p text:style-name="P17"/>
      <text:p text:style-name="P25"><text:span text:style-name="T5">In one verse of the Qur'an, the "fecundating" characteristic of the winds, and the formation of rain as a result are mentioned.</text:span></text:p>
      <text:p text:style-name="P17"/>
      <text:p text:style-name="P25"><text:span text:style-name="T3">And We send the fecundating winds, then cause water to descend from the sky, therewith providing you with water in abundance. (Qur'an, 15:22)</text:span></text:p>
      <text:p text:style-name="P17"/>
      <text:p text:style-name="P25"><text:span text:style-name="T5">In this verse, it is pointed out that the first stage in the formation of rain is wind. Until the beginning of the twentieth century, the only relationship between the wind and the rain that was known, was that the wind drove the clouds. However, modern meteorological findings have demonstrated the "fecundating" role of the wind in the formation of rain.</text:span></text:p>
      <text:p text:style-name="P25"><text:span text:style-name="T5">This fecundating function of the wind works in the following way:</text:span></text:p>
      <text:p text:style-name="P25"><text:span text:style-name="T5">On the surface of oceans and seas, countless air bubbles form because of the water's foaming action. The moment these bubbles burst, thousands of tiny particles, with a diameter of just one hundredth of a millimeter, are thrown up into the air. These particles, known as "aerosols", mix with dust carried from the land by the wind, and are carried to the upper layers of the atmosphere. These particles carried to higher altitudes by winds come into contact with water vapour up there. Water vapour condenses around these particles and turns into water droplets. These water droplets first come together and form clouds, and then fall to the Earth in the form of rain.</text:span></text:p>
      <text:p text:style-name="P25"><text:span text:style-name="T5">As seen, winds "fecundate" the water vapour floating in the air with the particles they carry from the sea, and eventually help the formation of rain clouds.</text:span></text:p>
      <text:p text:style-name="P25"><text:span text:style-name="T5">If winds did not possess this property, water droplets in the upper atmosphere would never form, and there would be no such thing as rain.</text:span></text:p>
      <text:p text:style-name="P25"><text:span text:style-name="T5">The most important point here is that this critical role of the wind in the formation of rain was stated centuries ago in a verse of the Qur'an, at a time when people knew very little about natural phenomena…</text:span></text:p>
      <text:p text:style-name="P17"><text:soft-page-break/></text:p>
      <text:p text:style-name="P26"><text:span text:style-name="T17">The Birth of a Human Being</text:span></text:p>
      <text:p text:style-name="P17"/>
      <text:p text:style-name="P25"><text:span text:style-name="T5">Many diverse subjects are mentioned in the Qur'an in the course of inviting people to believe. Allah shows sometimes the heavens, sometimes animals, and sometimes plants as evidence to man. In many of the verses, people are called upon to turn their attention to their own creation. They are often reminded how man came into the world, which stages he has passed through, and what his essence is:</text:span></text:p>
      <text:p text:style-name="P17"/>
      <text:p text:style-name="P25"><text:span text:style-name="T3">It is We Who have created you. Why, then, do you not accept the truth? Have you ever considered that (seed) which you emit? Is it you who create it? Or are We the Creator? (Qur'an, 56:57-59)</text:span></text:p>
      <text:p text:style-name="P17"/>
      <text:p text:style-name="P25"><text:span text:style-name="T5">The creation of man, and the miraculous aspect of this, is stressed in many other verses. Some items of information within these verses are so detailed that it is impossible for anyone living in the seventh century to have known them. Some of these are as follows:</text:span></text:p>
      <text:p text:style-name="P25"><text:span text:style-name="T5">1. Man is not created from the entire semen, but only a very small portion of it (sperm).</text:span></text:p>
      <text:p text:style-name="P25"><text:span text:style-name="T5">2. It is the male that determines the sex of the baby.</text:span></text:p>
      <text:p text:style-name="P25"><text:span text:style-name="T5">3. The human embryo adheres to the mother's uterus like a leech.</text:span></text:p>
      <text:p text:style-name="P25"><text:span text:style-name="T5">4. The embryo develops in three dark regions in the uterus.</text:span></text:p>
      <text:p text:style-name="P25"><text:span text:style-name="T5">People living when the Qur'an was revealed, to be sure, knew that the basic substance of birth was related to the semen of the male emitted during sexual intercourse. And the fact that the baby was born after a nine-month period was obviously an observable event not calling for any further investigation. However, the items of information just quoted were far above the level of learning of the people living at that time. These were verified by twentieth century science.</text:span></text:p>
      <text:p text:style-name="P25"><text:span text:style-name="T5">Now, let us go over them one by one.</text:span></text:p>
      <text:p text:style-name="P17"/>
      <text:p text:style-name="P27"/>
      <text:p text:style-name="P26"><text:span text:style-name="T17">A Drop of Semen</text:span></text:p>
      <text:p text:style-name="P17"/>
      <text:p text:style-name="P25"><text:span text:style-name="T5">During sexual intercourse, 250 million sperms are emitted from the male at a time. The sperms undertake an arduous journey in the mother's body until they make it to the ovum. Only a thousand out of 250 million sperms succeed in reaching the ovum. At the end of this five-minute race, the ovum, half the size of a grain of salt, will let only one of the sperms in. That is, the essence of man is not the whole semen, but only a small part of it. This is explained in the Qur'an:</text:span></text:p>
      <text:p text:style-name="P17"/>
      <text:p text:style-name="P25"><text:span text:style-name="T3">Does man reckon he will be left uncontrolled (without purpose)? Was he not once a drop of ejected semen? (Qur'an, 75:36-37)</text:span></text:p>
      <text:p text:style-name="P17"/>
      <text:p text:style-name="P25"><text:span text:style-name="T5">As we have seen, the Qur'an informs us that man is made not from the entire semen, but only a small part of it. That the particular emphasis in this statement announces a fact only discovered by modern science is evidence that the statement is divine in origin.</text:span></text:p>
      <text:p text:style-name="P17"><text:soft-page-break/></text:p>
      <text:p text:style-name="P26"><text:span text:style-name="T17">The Mixture in the Semen</text:span></text:p>
      <text:p text:style-name="P17"/>
      <text:p text:style-name="P25"><text:span text:style-name="T5">The fluid called semen, which contains the sperms, does not consist of sperms alone. On the contrary, it is made up of a mixture of different fluids. These fluids have different functions, such as containing the sugar necessary for providing energy for the sperms, neutralising the acids at the entrance of the uterus, and creating a slippery environment for the easy movement of the sperms.</text:span></text:p>
      <text:p text:style-name="P25"><text:span text:style-name="T5">Interestingly enough, when semen is mentioned in the Qur'an, this fact, which was discovered by modern science, is also referred to, and semen is defined as a mixed fluid:</text:span></text:p>
      <text:p text:style-name="P17"/>
      <text:p text:style-name="P25"><text:span text:style-name="T3">We created man from a mingled drop to test him, and We made him hearing and seeing. (Qur'an, 76:2)</text:span></text:p>
      <text:p text:style-name="P17"/>
      <text:p text:style-name="P25"><text:span text:style-name="T5">In another verse, semen is again referred to as a mixture, and it is stressed that man is created from the "extract" of this mixture:</text:span></text:p>
      <text:p text:style-name="P17"/>
      <text:p text:style-name="P25"><text:span text:style-name="T3">He Who has created all things in the best possible way. He commenced the creation of man from clay; then He made his progeny from an extract of discarded fluid. (Qur'an, 32:7-8)</text:span></text:p>
      <text:p text:style-name="P17"/>
      <text:p text:style-name="P25"><text:span text:style-name="T5">The Arabic word "sulala", translated as "extract", means the essential or best part of something. By either implication, it means "part of a whole". This shows that the Qur'an is the word of a Will that knows the creation of man down to its slightest detail. This Will is Allah, the Creator of man.</text:span></text:p>
      <text:p text:style-name="P17"/>
      <text:p text:style-name="P27"/>
      <text:p text:style-name="P26"><text:span text:style-name="T17">The Sex of the Baby</text:span></text:p>
      <text:p text:style-name="P17"/>
      <text:p text:style-name="P25"><text:span text:style-name="T5">Until fairly recently, it was thought that a baby's sex was determined by the mother's cells. Or at least, it was believed that the sex was determined by the male and female cells together. But we are given different information in the Qur'an, where it is stated that masculinity or femininity is created out of "a drop of sperm which has been ejected".</text:span></text:p>
      <text:p text:style-name="P17"/>
      <text:p text:style-name="P25"><text:span text:style-name="T3">He has created both sexes, male and female from a drop of semen which has been ejected. (Qur'an, 53:45-46)</text:span></text:p>
      <text:p text:style-name="P17"/>
      <text:p text:style-name="P25"><text:span text:style-name="T5">The developing disciplines of genetics and molecular biology have scientifically validated the accuracy of this information given by the Qur'an. It is now understood that sex is determined by the sperm cells from the male, and that the female has no role in this process.</text:span></text:p>
      <text:p text:style-name="P25"><text:span text:style-name="T5">Chromosomes are the main elements in determining sex. Two of the 46 chromosomes that determine the structure of a human being are identified as the sex chromosomes. These two chromosomes are called "XY" in </text:span><text:soft-page-break/><text:span text:style-name="T5">males, and "XX" in females, because the shapes of the chromosomes resemble these letters. The Y chromosome carries the genes that code for masculinity, while the X chromosome carries the genes that code for femininity.</text:span></text:p>
      <text:p text:style-name="P25"><text:span text:style-name="T5">The formation of a new human being begins with the cross combination of one of these chromosomes, which exist in males and females in pairs. In females, both components of the sex cell, which divides into two during ovulation, carry X chromosomes. The sex cell of a male, on the other hand, produces two different kinds of sperm, one that contains X chromosomes and the other Y chromosomes. If an X chromosome from the female unites with a sperm that contains an X chromosome, then the baby is female. If it unites with the sperm that contains a Y chromosome, the baby is male.</text:span></text:p>
      <text:p text:style-name="P25"><text:span text:style-name="T5">In other words, a baby's sex is determined by which chromosome from the male unites with the female's ovum.</text:span></text:p>
      <text:p text:style-name="P25"><text:span text:style-name="T5">None of this was known until the discovery of genetics in the twentieth century. Indeed, in many cultures, it was believed that a baby's sex was determined by the female's body. That was why women were blamed when they gave birth to girls.</text:span></text:p>
      <text:p text:style-name="P25"><text:span text:style-name="T5">Thirteen centuries before human genes were discovered, however, the Qur'an revealed information that denies this superstition, and referred to the origin of sex lying not with women, but with the semen coming from men.</text:span></text:p>
      <text:p text:style-name="P17"/>
      <text:p text:style-name="P27"/>
      <text:p text:style-name="P26"><text:span text:style-name="T17">The Embryo Clinging to the Uterus</text:span></text:p>
      <text:p text:style-name="P17"/>
      <text:p text:style-name="P25"><text:span text:style-name="T5">If we keep on examining the facts announced to us in the Qur'an about the formation of human beings, we again encounter some very important scientific miracles.</text:span></text:p>
      <text:p text:style-name="P25"><text:span text:style-name="T5">When the sperm of the male unites with the ovum of the female, the essence of the baby to be born is formed. This single cell, known as a "zygote" in biology, will instantly start to reproduce by dividing, and eventually become a "piece of flesh" called an embryo. This of course can only be seen by human beings with the aid of a microscope. </text:span></text:p>
      <text:p text:style-name="P25"><text:span text:style-name="T5">The embryo, however, does not spend its developmental period in a void. It clings to the uterus just like roots that are firmly fixed to the earth by their tendrils. Through this bond, the embryo can obtain the substances essential to its development from the mother's body.</text:span><text:span text:style-name="T18">8</text:span><text:span text:style-name="T5"> </text:span></text:p>
      <text:p text:style-name="P25"><text:span text:style-name="T5">Here, at this point, a very significant miracle of the Qur'an is revealed. While referring to the embryo developing in the mother's womb, Allah uses the word "alaq" in the Qur'an:</text:span></text:p>
      <text:p text:style-name="P17"/>
      <text:p text:style-name="P25"><text:span text:style-name="T3">Recite: In the name of your Lord Who created man from alaq. Recite: And your Lord is the Most Generous. (Qur'an, 96: 1-3)</text:span></text:p>
      <text:p text:style-name="P17"/>
      <text:p text:style-name="P25"><text:span text:style-name="T5">The meaning of the word "alaq" in Arabic is "a thing that clings to some place". The word is literally used to describe leeches that cling to a body to suck blood.</text:span></text:p>
      <text:p text:style-name="P25"><text:span text:style-name="T5">Certainly, the use of such an appropriate word for the embryo developing in the mother's womb, proves once again that the Qur'an is a revelation from Allah, the Lord of all the Worlds.</text:span></text:p>
      <text:p text:style-name="P17"/>
      <text:p text:style-name="P26"><text:soft-page-break/></text:p>
      <text:p text:style-name="P32"><text:span text:style-name="T17">The wrapping of muscles </text:span></text:p>
      <text:p text:style-name="P26"><text:span text:style-name="T17">over the bones</text:span></text:p>
      <text:p text:style-name="P17"/>
      <text:p text:style-name="P25"><text:span text:style-name="T5">Another important aspect of the information given in the verses of the Qur'an is the developmental stages of a human being in the mother's womb. It is stated in the verses that in the mother's womb, the bones develop first, and then the muscles form which wrap around them.</text:span></text:p>
      <text:p text:style-name="P17"/>
      <text:p text:style-name="P25"><text:span text:style-name="T3">(We) then formed the drop into an alaq (embryo) and formed the embryo into a lump and formed the lump into bones and clothed the bones in flesh; and then brought him into being as another creature. Blessed be Allah, the Best of Creators! (Qur'an, 23:14)</text:span></text:p>
      <text:p text:style-name="P17"/>
      <text:p text:style-name="P25"><text:span text:style-name="T5">Embryology is the branch of science that studies the development of the embryo in the mother's womb. Until very recently, embryologists assumed that the bones and muscles in an embryo developed at the same time. For this reason, for a long time, some people claimed that these verses conflicted with science. Yet, advanced microscopic research conducted by virtue of new technological developments has revealed that the revelation of the Qur'an is word for word correct. </text:span></text:p>
      <text:p text:style-name="P25"><text:span text:style-name="T5">These observations at the microscopic level showed that the development inside the mother's womb takes place in just the way it is described in the verses. First, the cartilage tissue of the embryo ossifies. Then muscular cells that are selected from amongst the tissue around the bones come together and wrap around the bones. </text:span></text:p>
      <text:p text:style-name="P25"><text:span text:style-name="T5">This event is described in a scientific publication titled Developing Human in the following words:</text:span></text:p>
      <text:p text:style-name="P25"><text:span text:style-name="T5">During the seventh week, the skeleton begins to spread throughout the body and the bones take their familiar shapes. At the end of the seventh week and during the eighth week the muscles take their positions around the bone forms.</text:span><text:span text:style-name="T18">9</text:span><text:span text:style-name="T5"> </text:span></text:p>
      <text:p text:style-name="P25"><text:span text:style-name="T5">In short, man's developmental stages as described in the Qur'an are in perfect harmony with the findings of modern embryology.</text:span></text:p>
      <text:p text:style-name="P25"><text:span text:style-name="T5">The bones of the baby completing its development in the mother's womb are clothed with flesh during one particular stage. </text:span></text:p>
      <text:p text:style-name="P12"/>
      <text:p text:style-name="P29"/>
      <text:p text:style-name="P26"><text:span text:style-name="T17">Three Stages of the Baby in the Womb</text:span></text:p>
      <text:p text:style-name="P12"/>
      <text:p text:style-name="P25"><text:span text:style-name="T5">In the Qur'an, it is related that man is created in a three-stage process in the mother's womb. </text:span></text:p>
      <text:p text:style-name="P17"/>
      <text:p text:style-name="P25"><text:span text:style-name="T3">... He creates you stage by stage in your mothers' wombs in a threefold darkness. That is Allah, your Lord. Sovereignty is His. There is no god but Him. So what has made you deviate? (Qur'an, 39:6)</text:span></text:p>
      <text:p text:style-name="P12"/>
      <text:p text:style-name="P25"><text:span text:style-name="T5">As will be understood, it is pointed out in this verse that a human being is created in the mother's womb in three distinct stages. Indeed, modern biology has revealed that the baby's embryological development takes place in three distinct regions in the mother's womb. Today, in all the embryology textbooks studied in faculties </text:span><text:soft-page-break/><text:span text:style-name="T5">of medicine, this subject is taken as an element of basic knowledge. For instance in </text:span><text:span text:style-name="T8">Basic Human Embryology</text:span><text:span text:style-name="T5">, a fundamental reference text in the field of embryology, this fact is stated as follows: </text:span><text:span text:style-name="T8">"The life in the uterus has three stages: pre-embryonic; first two and a half weeks, embryonic; until the end of the eight week, and fetal; from the eight week to labor."</text:span><text:span text:style-name="T18">10</text:span><text:span text:style-name="T5"> </text:span></text:p>
      <text:p text:style-name="P25"><text:span text:style-name="T5">These phases refer to the different developmental stages of a baby. In brief, the main characteristics of these developmental stages are as follows:</text:span></text:p>
      <text:p text:style-name="P25"><text:span text:style-name="T3">- Pre-embryonic stage</text:span></text:p>
      <text:p text:style-name="P25"><text:span text:style-name="T5"><text:s/>In this first phase, the zygote grows by division, and when it becomes a cell cluster, it buries itself in the wall of the uterus. While they continue growing, the cells organise themselves in three layers. </text:span></text:p>
      <text:p text:style-name="P25"><text:span text:style-name="T3">- Embryonic Stage</text:span></text:p>
      <text:p text:style-name="P25"><text:span text:style-name="T5"><text:s/>The second phase lasts for five and a half weeks, during which the baby is called an "embryo". In this stage, the basic organs and systems of the body start to appear from the cell layers. </text:span></text:p>
      <text:p text:style-name="P25"><text:span text:style-name="T3">- Fetal stage</text:span></text:p>
      <text:p text:style-name="P25"><text:span text:style-name="T5">From this stage on, the embryo is called a "foetus". This phase begins at the eighth week of gestation and lasts until the moment of birth. The distinctive characteristic of this stage is that the foetus looks just like a human being, with its face, hands and feet. Although it is only 3 cm. long initially, all of its organs have become apparent. This phase lasts for about 30 weeks, and development continues until the week of delivery. </text:span></text:p>
      <text:p text:style-name="P25"><text:span text:style-name="T5">Information on the development in the mother's womb became available only after observations with modern devices. Yet, just like many other scientific facts, these pieces of information are imparted in the verses of the Qur'an in a miraculous way. The fact that such detailed and accurate information was given in the Qur'an at a time when people had scarce information on medical matters is clear evidence that the Qur'an is not the word of man, but the word of Allah.</text:span></text:p>
      <text:p text:style-name="P17"/>
      <text:p text:style-name="P29"/>
      <text:p text:style-name="P26"><text:span text:style-name="T17">The Identity in the Fingerprint</text:span></text:p>
      <text:p text:style-name="P12"/>
      <text:p text:style-name="P25"><text:span text:style-name="T5">While it is stated in the Qur'an that it is easy for Allah to bring man back to life after death, peoples' fingerprints are particularly emphasized:</text:span></text:p>
      <text:p text:style-name="P17"/>
      <text:p text:style-name="P25"><text:span text:style-name="T3">Yes, We are able to put together in perfect order the very tips of his fingers. (Qur'an, 75:3-4)</text:span></text:p>
      <text:p text:style-name="P12"/>
      <text:p text:style-name="P25"><text:span text:style-name="T5">The emphasis on fingerprints has a very special meaning. This is because everyone's fingerprint is unique to himself. Every person who is alive or who has ever lived in this world has a set of unique fingerprints. </text:span></text:p>
      <text:p text:style-name="P25"><text:span text:style-name="T5">That is why fingerprints are accepted as a very important proof of identity, exclusive to their owner, and are used for this purpose around the world.</text:span></text:p>
      <text:p text:style-name="P25"><text:span text:style-name="T5">But what is important is that this feature of fingerprints was only discovered in the late nineteenth century. Before then, people regarded fingerprints as ordinary curves without any specific importance or meaning. However in the Qur'an, Allah points to the fingertips, which did not attract anyone's attention at that time, and calls our attention to their importance–an importance that was only finally understood in our day.</text:span></text:p>
      <text:p text:style-name="P14"/>
      <text:p text:style-name="P12"><text:soft-page-break/></text:p>
      <text:p text:style-name="P26"><text:span text:style-name="T13">THE INFORMATION GIVEN ABOUT </text:span></text:p>
      <text:p text:style-name="P26"><text:span text:style-name="T13">THE FUTURE IN THE QUR'AN</text:span></text:p>
      <text:p text:style-name="P12"/>
      <text:p text:style-name="P25"><text:span text:style-name="T5">Another miraculous aspect of the Qur'an is that it revealed beforehand a number important events that would occur in the future. Verse 27 of Surat al-Fath, for example, gave the believers the glad tidings that they would conquer Mecca, which was then under pagan occupation:</text:span></text:p>
      <text:p text:style-name="P17"/>
      <text:p text:style-name="P25"><text:span text:style-name="T3">"Allah has confirmed His Messenger's vision with truth: 'You will enter the Masjid al-Haram in safety, Allah willing, shaving your heads and cutting your hair without any fear.' He knew what you did not know and ordained, in place of this, an imminent victory. (Qur'an, 48:27)</text:span></text:p>
      <text:p text:style-name="P12"/>
      <text:p text:style-name="P25"><text:span text:style-name="T5">On close consideration, the verse can be seen to announce yet another victory that will take place before the victory of Mecca. Indeed, as stated in the verse, the believers first conquered the Khyber Fortress, which was under the control of the Jews, and then entered Mecca.</text:span></text:p>
      <text:p text:style-name="P25"><text:span text:style-name="T5">The announcement of the events that will take place in the future is only one of the pieces of wisdom in the Qur'an. This is also evidence to the fact that the Qur'an is the word of Allah, Who has infinite knowledge. The defeat of Byzantium is one of the pieces of news given about the future, accompanied by other information that could not have been known by the people of that time. The most interesting point about this historical event, which will be examined in detail in the following pages, is that the Romans were defeated in the lowest region in the world. This is interesting because "the lowest point" is particularly stressed in the relevant verse. With the technology of that time, it was obviously impossible to make such a measurement and to determine the lowest point in the world. This is a revelation to people from Allah, the All-Knowing.</text:span></text:p>
      <text:p text:style-name="P14"/>
      <text:p text:style-name="P29"/>
      <text:p text:style-name="P26"><text:span text:style-name="T17">The Victory of Byzantium</text:span></text:p>
      <text:p text:style-name="P12"/>
      <text:p text:style-name="P25"><text:span text:style-name="T5">Another astonishing piece of revelation that the Qur'an gives about the future is to be found in the first verses of Surat ar-Rum, which refers to the Byzantine Empire, the eastern part of the later Roman Empire. In these verses, it is stated that the Byzantine Empire had met with a great defeat, but that it would soon gain victory.</text:span></text:p>
      <text:p text:style-name="P12"/>
      <text:p text:style-name="P25"><text:span text:style-name="T3">Elif, Lam, Mim. The Romans have been defeated in the lowest land, but after their defeat they will themselves be victorious in a few years' time. The affair is Allah's from beginning to end. (Qur'an, 30:1-4)</text:span></text:p>
      <text:p text:style-name="P12"/>
      <text:p text:style-name="P25"><text:span text:style-name="T5">These verses were revealed around 620 AD, almost seven years after the severe defeat of Christian Byzantium at the hands of the idolater Persians. Yet it was related in the verses that Byzantium would shortly be victorious. In fact, Byzantium had then suffered such heavy losses that it seemed impossible for it even to survive, let alone be victorious again. Not only the Persians, but also Avars, Slavs and Lombards posed serious threats to the Byzantine Empire. The Avars had reached as far as the walls of Constantinople. The Byzantine </text:span><text:soft-page-break/><text:span text:style-name="T5">Emperor Heraclius had ordered the gold and silver in churches to be melted and turned into money in order to meet the expenses of the army. When these proved insufficient, even bronze statues were melted down to be turned into money. Many governors had revolted against Emperor Heraclius, and the empire was on the point of collapse. Mesopotamia, Cilicia, Syria, Palestine, Egypt and Armenia, which had earlier belonged to Byzantium, were invaded by the idolater Persians.</text:span><text:span text:style-name="T19">11</text:span><text:span text:style-name="T5"> </text:span></text:p>
      <text:p text:style-name="P25"><text:span text:style-name="T5">In short, everyone was expecting the Byzantine Empire to be destroyed. But right at that moment, the first verses of Surat ar-Rum were revealed, announcing that Byzantium would triumph in a few years' time. This victory seemed so impossible that Arab polytheists had gone so far as to make fun of these verses. They thought that the victory announced in the Qur'an would never come true. </text:span></text:p>
      <text:p text:style-name="P25"><text:span text:style-name="T5">Around seven years after the revelation of the first verses of Surat ar-Rum, in December 627 AD, a decisive battle between Byzantium and the Persian Empire was fought at Nineveh. And this time the Byzantine army unexpectedly defeated the Persians. A few months later, the Persians had to make an agreement with Byzantium, which obliged them to return the territories they had taken from it.</text:span><text:span text:style-name="T19">12</text:span><text:span text:style-name="T5"> </text:span></text:p>
      <text:p text:style-name="P25"><text:span text:style-name="T5">At the end, "the victory of the Romans," Allah proclaimed in the Qur'an, miraculously came true.</text:span></text:p>
      <text:p text:style-name="P25"><text:span text:style-name="T5">Another miracle revealed in these verses is the announcement of a geographical fact that could not have been known by anyone at that time. </text:span></text:p>
      <text:p text:style-name="P25"><text:span text:style-name="T5">In the third verse of Sura Rum, we are informed that the Romans had been defeated in the lowest region of the Earth. This expression, "Adna al Ard" in Arabic, is interpreted as "a nearby place" in many translations. Yet this is not the literal meaning of the original statement, but rather a figurative interpretation of it. The word "Adna" in Arabic is derived from the word "deni", which means "low" and "ard", which means "world". Therefore the expression "Adna al Ard" means "the lowest place on the Earth".</text:span></text:p>
      <text:p text:style-name="P25"><text:span text:style-name="T5">Most interestingly, the crucial stages of the war fought between the Byzantine Empire and the Persians, when the Byzantines were defeated and lost Jerusalem, had really taken place at the lowest point on earth. This specified region is the Dead Sea basin, which is situated at the intersection point of the lands belonging to Syria, Palestine, and Jordan. The "Dead Sea", lying 395 meters below sea level, really is the lowest region on Earth. </text:span></text:p>
      <text:p text:style-name="P25"><text:span text:style-name="T5">This means that the Byzantines were defeated at the lowest part of the world, just as stated in the verse. </text:span></text:p>
      <text:p text:style-name="P25"><text:span text:style-name="T5">The most interesting point lies in the fact that the altitude of the Dead Sea could only be measured with modern measurement techniques. Before that, it was impossible for anyone to know that it was the lowest region on the surface of the Earth. Yet, this region was stated to be the lowest point on the Earth in the Qur'an. Hence, this provides further evidence that the Qur'an is divine revelation.</text:span></text:p>
      <text:p text:style-name="P14"/>
      <text:p text:style-name="P12"/>
      <text:p text:style-name="P26"><text:span text:style-name="T13">THE HISTORICAL MIRACLES </text:span></text:p>
      <text:p text:style-name="P26"><text:span text:style-name="T13">OF THE QUR'AN</text:span></text:p>
      <text:p text:style-name="P12"/>
      <text:p text:style-name="P25"><text:span text:style-name="T14">The Word "Haman" In The Qur'an</text:span></text:p>
      <text:p text:style-name="P25"><text:span text:style-name="T5">The information given in the Qur'an about ancient Egypt reveals many historical facts that had remained undisclosed until recent times. These facts also indicate to us that every word in the Qur'an has been revealed by sure wisdom.</text:span></text:p>
      <text:p text:style-name="P25"><text:soft-page-break/><text:span text:style-name="T5">Haman is a character whose name is mentioned in the Qur'an, along with the Pharaoh. He is recorded in six different places of the Qur'an as one of the closest men to the Pharaoh.</text:span></text:p>
      <text:p text:style-name="P25"><text:span text:style-name="T5">Surprisingly the name of Haman is never mentioned in those sections of the Torah pertaining to the life of Musa. However, the mention of Haman can be found in the last chapters of the Old Testament as the helper of a Babylonian king who inflicted many cruelties on the Israelites approximately 1,100 years after Musa.</text:span></text:p>
      <text:p text:style-name="P25"><text:span text:style-name="T5">Some non-Muslims, who claim that the Prophet Muhammad (peace be upon him) wrote the Qur'an by copying from the Torah and the Bible, also assert that during the process, he transferred some of the subjects related in these books into the Qur'an incorrectly.</text:span></text:p>
      <text:p text:style-name="P25"><text:span text:style-name="T5">The absurdity of these claims was demonstrated only after the Egyptian hieroglyphic alphabet had been deciphered, approximately 200 years ago, and the name "Haman" discovered in the ancient scripts.</text:span></text:p>
      <text:p text:style-name="P25"><text:span text:style-name="T5">Before these discoveries, the writings and inscriptions of ancient Egypt could not be understood. The language of ancient Egypt was hieroglyphic, which survived through the ages. However, with the spread of Christianity and other cultural influences in the 2nd and 3rd centuries AD, Egypt forsook its ancient beliefs as well as hieroglyphic writing. The last known example of the use of hieroglyphic writing was an inscription dated 394 AD. Then that language was forgotten, leaving nobody who could read and understand it. And that was the situation until some 200 years ago…</text:span></text:p>
      <text:p text:style-name="P25"><text:span text:style-name="T5">The mystery of ancient Egyptian hieroglyphics was solved in 1799 by the discovery of a tablet called the "Rosetta Stone" dating back to 196 B.C. The importance of this inscription was that it was written in three different forms of writing: Hieroglyphics, demotic (a simplified form of ancient Egyptian hieratic writing) and Greek. With the help of the Greek script, the ancient Egyptian writings were decoded. The translation of the inscription was completed by a Frenchman named Jean-Françoise Champollion. Hence a forgotten language and the events related in it were brought to light. In this way, a great deal of knowledge about the civilization, religion and social life of ancient Egypt became available.</text:span></text:p>
      <text:p text:style-name="P25"><text:span text:style-name="T5">Through the decoding of hieroglyph, an important piece of knowledge was revealed: the name "Haman" was indeed mentioned in Egyptian inscriptions. This name was referred to in a monument in the Hof Museum in Vienna.</text:span><text:span text:style-name="T19">13</text:span><text:span text:style-name="T5"> </text:span></text:p>
      <text:p text:style-name="P25"><text:span text:style-name="T5">In the dictionary of People in the New Kingdom, that was prepared based on the entire collection of inscriptions, Haman is said to be "the head of stone quarry workers".</text:span><text:span text:style-name="T19">14</text:span><text:span text:style-name="T5"> </text:span></text:p>
      <text:p text:style-name="P25"><text:span text:style-name="T5">The result revealed a very important truth. Unlike the false assertion of the opponents of the Qur'an, Haman was a person who lived in Egypt at the time of Musa, who had been close to the Pharaoh, and had been involved in construction work, just as imparted in the Qur'an.</text:span></text:p>
      <text:p text:style-name="P25"><text:span text:style-name="T5">Furthermore, the verse in the Qur'an describing the event where the Pharaoh asked Haman to build a tower is in perfect agreement with this archaeological finding:</text:span></text:p>
      <text:p text:style-name="P17"/>
      <text:p text:style-name="P25"><text:span text:style-name="T3">Pharaoh said, 'Council, I do not know of any other god for you apart from Me. Haman, kindle a fire for me over the clay and build me a lofty tower so that perhaps I may be able to climb up to Musa's God! I consider him a blatant liar.' (Qur'an, 28:38)</text:span></text:p>
      <text:p text:style-name="P12"/>
      <text:p text:style-name="P25"><text:span text:style-name="T5">In conclusion, the existence of the name Haman in the ancient Egyptian inscriptions not only rendered the fabricated claims of the opponents of the Qur'an worthless, but also confirmed one more time the fact that the </text:span><text:soft-page-break/><text:span text:style-name="T5">Qur'an comes from Allah. In a miraculous way, the Qur'an conveys to us historical information that could not have been possessed or understood at the time of the Prophet. </text:span></text:p>
      <text:p text:style-name="P25"><text:span text:style-name="T14">Titles of Egyptian Rulers in the Qur'an</text:span></text:p>
      <text:p text:style-name="P25"><text:span text:style-name="T5">Musa was not the only prophet who lived in the lands of Egypt in the history of ancient Egypt. The Prophet Yusuf had lived in Egypt long before the time of Musa.</text:span></text:p>
      <text:p text:style-name="P25"><text:span text:style-name="T5">We encounter a certain parallel while reading about the stories of Musa and Yusuf. While addressing the Egyptian ruler at the time of Yusuf, the work "master" (the King) is used in the Qur'an:</text:span></text:p>
      <text:p text:style-name="P12"/>
      <text:p text:style-name="P25"><text:span text:style-name="T3">"The King (master) said, 'Bring him (Yusuf) to me straight away! So I may draw him very close to me.' When he had spoken with him, he declared, 'Today you are trusted, established in our sight.'„ (Qur'an, 12:54)</text:span></text:p>
      <text:p text:style-name="P12"/>
      <text:p text:style-name="P25"><text:span text:style-name="T5">In contrast, the ruler at Musa's time is referred to as the "Pharaoh":</text:span></text:p>
      <text:p text:style-name="P12"/>
      <text:p text:style-name="P25"><text:span text:style-name="T3">We gave Musa nine Clear Signs. Ask the tribe of Israel about when he came to them and Pharaoh said to him, 'Musa, I think you are bewitched.' (Qur'an, 17:101)</text:span></text:p>
      <text:p text:style-name="P12"/>
      <text:p text:style-name="P25"><text:span text:style-name="T5">Historical records available today show us the reason for the different nomenclature of these rulers. The word "pharaoh" was originally the name given to the royal palace in ancient Egypt. The rulers of the old dynasty did not use the title. The use of the word pharaoh as the title of the ruler did not start until the "New Kingdom" era of Egyptian history. This period started with the eighteenth dynasty (1539-1292 BC), and by the twentieth dynasty (945-730 BC) the word "pharaoh" was adopted as title of respect.</text:span></text:p>
      <text:p text:style-name="P25"><text:span text:style-name="T5">Therefore the miraculous nature of the Qur'an is manifested here once again: Yusuf lived at the time of the Old Kingdom, and hence the word "master" was used for the Egyptian ruler rather than "pharaoh". On the contrary, since Musa lived at the time of the New Kingdom, the ruler of Egypt is addressed as "pharaoh".</text:span></text:p>
      <text:p text:style-name="P25"><text:span text:style-name="T5">There is no doubt that one has to have a knowledge of the history of Egypt in order to make such a distinction. However, the history of Ancient Egypt was completely forgotten by the 4th century, as hieroglyphics could no longer be understood, and was not rediscovered until the nineteenth century. Therefore, there was no in-depth knowledge of Egyptian history available when the Qur'an was revealed. This fact is yet another one of countless pieces of evidence proving that the Qur'an is the word of Allah.</text:span></text:p>
      <text:p text:style-name="P14"/>
      <text:p text:style-name="P29"/>
      <text:p text:style-name="P26"><text:span text:style-name="T17">The Qur'an is the Word of Allah</text:span></text:p>
      <text:p text:style-name="P12"/>
      <text:p text:style-name="P25"><text:span text:style-name="T5">All that we have seen so far shows us one clear fact: the Qur'an is such a book that all the news related in it has proved to be true. Facts about scientific subjects and the news given about the future, facts that no one could have known at the time, were announced in its verses. It is impossible for this information to have been known with the level of knowledge and technology of the day. It is clear that this provides clear evidence that the Qur'an is not the word of man. The Qur'an is the word of the Almighty Allah, the Originator of everything and the One Who encompasses everything with His knowledge. In one verse, Allah says on the Qur'an </text:span><text:span text:style-name="T3">"If it </text:span><text:soft-page-break/><text:span text:style-name="T3">had been from other than Allah, they would have found many inconsistencies in it."</text:span><text:span text:style-name="T5"> </text:span><text:span text:style-name="T3">(Qur'an, 4:82)</text:span><text:span text:style-name="T5"> Not only are there no inconsistencies in the Qur'an, but every piece of information it contains reveals the miracle of this divine book more and more each day.</text:span></text:p>
      <text:p text:style-name="P25"><text:span text:style-name="T5">What falls to man is to hold fast to this divine book Allah revealed, and receive it as his one and only guide. In one of the verses, Allah calls out to us:</text:span></text:p>
      <text:p text:style-name="P12"/>
      <text:p text:style-name="P25"><text:span text:style-name="T3">"And this is a Book We have sent down and blessed, so follow it and have fear of Allah so that hopefully you will gain mercy.„ (Qur'an, 6:155)</text:span></text:p>
      <text:p text:style-name="P12"/>
      <text:p text:style-name="P25"><text:span text:style-name="T5">In His other verses, Allah remarks: </text:span></text:p>
      <text:p text:style-name="P12"/>
      <text:p text:style-name="P25"><text:span text:style-name="T3">"Say: 'It is the truth from your Lord. Let anyone who wishes to, believe, and let anyone who wishes to, disbelieve.' (Qur'an, 18:29)</text:span></text:p>
      <text:p text:style-name="P17"/>
      <text:p text:style-name="P25"><text:span text:style-name="T3">"No indeed! Truly it (the Qur'an) is a reminder, and whoever wills pays heed to it.„ (Qur'an, 80:11-12) </text:span></text:p>
      <text:p text:style-name="P17"/>
      <text:p text:style-name="P25"><text:span text:style-name="T3">(For further information, please see The Miracles of the Qur'an by Harun Yahya, Al-Attique Publishers, October 2001)</text:span></text:p>
      <text:p text:style-name="P16"/>
      <text:p text:style-name="P12"/>
      <text:p text:style-name="P26"><text:span text:style-name="T13">WORD REPETITIONS IN THE QUR'AN</text:span></text:p>
      <text:p text:style-name="P12"/>
      <text:p text:style-name="P25"><text:span text:style-name="T5">Apart from the miraculous characteristics of the Qur'an which we have looked into so far, it also contains a "mathematical miracle". One example of this is the number of repetitions of certain words in the Qur'an. Some related words are surprisingly repeated the same number of times. Below is a list of such words and the number of repetitions in the Qur'an.</text:span></text:p>
      <text:p text:style-name="P25"><text:span text:style-name="T5">• The statement of "seven heavens" is repeated seven times. "The creation of the heavens (khalq as-samawat)" is also repeated seven times.</text:span></text:p>
      <text:p text:style-name="P25"><text:span text:style-name="T5">• "Day (yawm)" is repeated 365 times in singular form, while its plural and dual forms "days (ayyam and yawmayn)" together are repeated 30 times. The number of repetitions of the word "month" (shahar) is 12. </text:span></text:p>
      <text:p text:style-name="P25"><text:span text:style-name="T5">• "Treachery" (khiyanah) is repeated 16 times, while the number of repetitions of the word "foul" (khabith) is 16.</text:span></text:p>
      <text:p text:style-name="P25"><text:span text:style-name="T5">• The number of repetitions of the words "plant" and "tree" is the same: 26</text:span></text:p>
      <text:p text:style-name="P25"><text:span text:style-name="T5">• The word "payment or reward" is repeated 117 times, while the expression "forgiveness" (mughfirah), which is one of the basic principles of the Qur'an, is repeated exactly twice that amount, 234 times. </text:span></text:p>
      <text:p text:style-name="P25"><text:span text:style-name="T5">• When we count the word "Say", we find it appears 332 times. We arrive at the same figure when we count the word "they said".</text:span></text:p>
      <text:p text:style-name="P25"><text:span text:style-name="T5">• The number of times the words, "world" (dunya) and "hereafter" (akhira) are repeated is also the same: 115</text:span></text:p>
      <text:p text:style-name="P25"><text:soft-page-break/><text:span text:style-name="T5">• The word "satan" (shaitan) is used 88 times, as is the word "angels" (malaika). </text:span></text:p>
      <text:p text:style-name="P25"><text:span text:style-name="T5">• The words "paradise" and "hell" are each repeated 77 times.</text:span></text:p>
      <text:p text:style-name="P25"><text:span text:style-name="T5">• The word "zakah" is repeated 32 times, and the number of repetitions of the word "blessing" (barakah) is also 32.</text:span></text:p>
      <text:p text:style-name="P25"><text:span text:style-name="T5">• The expression "the righteous" (al-abraar) is used 6 times, but "the wicked" (al-fujjaar) is used half as much, i.e., 3 times.</text:span></text:p>
      <text:p text:style-name="P25"><text:span text:style-name="T5">• The number of times the words "Summer-hot" and "winter-cold" are repeated is the same: 5.</text:span></text:p>
      <text:p text:style-name="P25"><text:span text:style-name="T5">• The words "wine" (khamr) and "intoxication" (saqara) are repeated the same number of times: 6</text:span></text:p>
      <text:p text:style-name="P25"><text:span text:style-name="T5">• "Wealth" is repeated 26 times, but "poverty", on the other hand, half as much, that is, 13 times.</text:span></text:p>
      <text:p text:style-name="P25"><text:span text:style-name="T5">• The words "tongue" and "sermon" are both repeated 25 times.</text:span></text:p>
      <text:p text:style-name="P25"><text:span text:style-name="T5">• The words "benefit" and "corrupt" both appear 50 times.</text:span></text:p>
      <text:p text:style-name="P25"><text:span text:style-name="T5">• "Reward" (ajr) and "action" (fail) are both repeated 108 times.</text:span></text:p>
      <text:p text:style-name="P25"><text:span text:style-name="T5">• The words "disaster" (al-musibah) and "thanks" (al-shukr) appear the same number of times in the Qur'an: 75.</text:span></text:p>
      <text:p text:style-name="P25"><text:span text:style-name="T5">• "Love" (al-mahabbah) and "obedience" (al-ta'ah) also appear the same number of times: 83.</text:span></text:p>
      <text:p text:style-name="P25"><text:span text:style-name="T5">• The word "facility, relief" (al-yisr) appears exactly three times more often than the word "difficulty" (al-'usr).</text:span></text:p>
      <text:p text:style-name="P25"><text:span text:style-name="T5">• "Hardship" (al-shiddah) and "patience" (al-sabr) both appear 115 times. </text:span></text:p>
      <text:p text:style-name="P25"><text:span text:style-name="T5">• The words "man" and "woman" are also employed equally: 23 times.</text:span></text:p>
      <text:p text:style-name="P25"><text:span text:style-name="T5">• "Sun" (shams) and "light" (nur) both appear 33 times in the Qur'an.</text:span></text:p>
      <text:p text:style-name="P25"><text:span text:style-name="T5">• "Human being" is used 65 times: the sum of the number of references to the stages of man's creation is the same: i.e.</text:span></text:p>
      <text:p text:style-name="P25"><text:span text:style-name="T5"><text:s/>Soil (turab)<text:tab/><text:tab/><text:tab/><text:tab/><text:tab/><text:tab/>17</text:span></text:p>
      <text:p text:style-name="P25"><text:span text:style-name="T5"><text:s/>Drop of Sperm (nutfah)<text:tab/><text:tab/><text:tab/><text:tab/>12 </text:span></text:p>
      <text:p text:style-name="P25"><text:span text:style-name="T5"><text:s/>Embryo ('alaq)<text:tab/><text:tab/><text:tab/><text:tab/><text:tab/> 6</text:span></text:p>
      <text:p text:style-name="P25"><text:span text:style-name="T5"><text:s/>A half formed lump of flesh (mudghah)<text:tab/><text:tab/> </text:span><text:span text:style-name="T4"><text:tab/></text:span><text:span text:style-name="T5"> 3</text:span></text:p>
      <text:p text:style-name="P25"><text:span text:style-name="T5"><text:s/>Bone ('idham)<text:tab/><text:tab/><text:tab/><text:tab/><text:tab/>15</text:span></text:p>
      <text:p text:style-name="P25"><text:span text:style-name="T5"><text:s/>Flesh (lahm)<text:tab/><text:tab/><text:tab/><text:tab/><text:tab/><text:tab/>12</text:span></text:p>
      <text:p text:style-name="P25"><text:span text:style-name="T5"><text:s/>TOTAL<text:tab/><text:tab/><text:tab/><text:tab/><text:tab/><text:tab/>65</text:span></text:p>
      <text:p text:style-name="P25"><text:span text:style-name="T5">• The word "salawat" appear five times in the Qur'an, and Allah has commanded man to perform the salat five times a day.</text:span></text:p>
      <text:p text:style-name="P25"><text:span text:style-name="T5">• The word "land" appears 13 times in the qur'an, and the word "sea" 32 times, giving a total of 45 references. If we divide that number by that of the number of references to the land we arrive at the figure 28.8888889%. The number of total references to land and sea, 45, divided by the number of refernces to the sea in the qur'an, 32, is 71.111111%. These figures represent the exact proportions of land and sea on the earth today.</text:span></text:p>
      <text:p text:style-name="P14"/>
      <text:p text:style-name="P14"/>
      <text:p text:style-name="P23"/>
      <text:p text:style-name="P34"><text:span text:style-name="T12">THE DECEPTION OF EVOLUTION</text:span></text:p>
      <text:p text:style-name="P12"/>
      <text:p text:style-name="P12"/>
      <text:p text:style-name="P25"><text:span text:style-name="T5">In the present day, there are people who live in a manner far removed from Allah, and who even reject faith and deny the existence of Allah for their own ends. On account of their blindness and mindless fearlessness, they try to influence others and turn them away from Allah. They have put forward a whole range of inconsistent ideas and twisted ideologies by which to do this. One of these is the theory of evolution.</text:span></text:p>
      <text:p text:style-name="P17"/>
      <text:p text:style-name="P12"/>
      <text:p text:style-name="P25"><text:span text:style-name="T13">The Ideological Collapse Of Darwinism</text:span></text:p>
      <text:p text:style-name="P12"/>
      <text:p text:style-name="P25"><text:span text:style-name="T5">The aspect of Darwinism that stops it from being a claim of interest only to the scientific world and makes it of great importance to society as a whole is its ideological dimension. The answer it gives to the question of how living things, including mankind, came into existence makes Darwinism the basis of a number of philosophies, worldviews and political ideologies.</text:span></text:p>
      <text:p text:style-name="P25"><text:span text:style-name="T5">Here, we shall consider the relationship between Darwinism and materialist philosophy. Materialist philosophy, or "materialism," is a system of thought going as far back as ancient Greece. Materialism rests on the assumption that matter is the only thing that exists. According to materialist philosophy, matter has always existed, and will continue to do so for all time. Again according to this philosophy, nothing exists beyond matter.</text:span></text:p>
      <text:p text:style-name="P25"><text:span text:style-name="T5">Naturally, materialism is also reflected in the political arena, with communism indisputably taking pride of place in this regard. Karl Marx (1818-83) and Friedrich Engels (1820-95), regarded as the founders of communism, were also the founders of dialectical materialism. In any case, communism is nothing more than materialist philosophy adapted to the social sciences by Marx and Engels.</text:span></text:p>
      <text:p text:style-name="P25"><text:span text:style-name="T5">Communism is today regarded as an ideology consigned to the wastes of history, whereas the fact is that it is still exceedingly influential. The destructive effects of this ideology can still be felt in many countries. </text:span></text:p>
      <text:p text:style-name="P25"><text:span text:style-name="T5">This is where Darwinism assumes great importance. Since Darwinism, or the theory of evolution, maintains that living things were not created but came into being by chance, it has received a wide acceptance among materialist ideologies, and has been adopted as the "basic foundation" of communism in particular. All the main communist ideologues have accepted the theory word for word, and have based their ideologies upon it.</text:span></text:p>
      <text:p text:style-name="P25"><text:span text:style-name="T5">In a letter to Friedrich Engels in 1860, for instance, Karl Marx said of Darwin's book that "This is the book which contains the basis in natural history for our view."</text:span><text:span text:style-name="T18">15</text:span><text:span text:style-name="T5"> In another letter the following year, this time to Ferdinand Lassalle (1825-64), Marx said: "Darwin's book is very important and serves me as a basis in natural science for the class struggle in history."</text:span><text:span text:style-name="T18">16</text:span><text:span text:style-name="T5"> Similarly Mao Tse Tung, the founder of Chinese communism, openly stated that "The foundations of Chinese socialism rest on Darwin and the theory of evolution."</text:span><text:span text:style-name="T18">17</text:span></text:p>
      <text:p text:style-name="P25"><text:span text:style-name="T5">Thus the intellectual struggle against communism must be aimed at materialist philosophy and, therefore, the theory of evolution. It is also clear that the wide acceptance of the theory of evolution in society will further nourish materialism as well as communism.</text:span></text:p>
      <text:p text:style-name="P14"><text:soft-page-break/></text:p>
      <text:p text:style-name="P25"/>
      <text:p text:style-name="P33"><text:span text:style-name="T13">The Scientific Collapse of Darwinism </text:span></text:p>
      <text:p text:style-name="P12"/>
      <text:p text:style-name="P25"><text:span text:style-name="T5">Although this doctrine goes back as far as ancient Greece, the theory of evolution was advanced extensively in the nineteenth century. The most important development that made it the top topic of the world of science was Charles Darwin's </text:span><text:span text:style-name="T8">The Origin of Species</text:span><text:span text:style-name="T5">,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5"><text:span text:style-name="T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5"><text:span text:style-name="T5">1) The theory cannot explain how life originated on Earth. </text:span></text:p>
      <text:p text:style-name="P25"><text:span text:style-name="T5">2) No scientific finding shows that the "evolutionary mechanisms" proposed by the theory have any evolutionary power at all. </text:span></text:p>
      <text:p text:style-name="P25"><text:span text:style-name="T5">3) The fossil record proves the exact opposite of what the theory suggests.</text:span></text:p>
      <text:p text:style-name="P25"><text:span text:style-name="T5">In this section, we will examine these three basic points in general outlines:</text:span></text:p>
      <text:p text:style-name="P14"/>
      <text:p text:style-name="P25"><text:span text:style-name="T14">The First Insurmountable Step: The Origin of Life</text:span></text:p>
      <text:p text:style-name="P25"><text:span text:style-name="T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5"><text:span text:style-name="T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14"/>
      <text:p text:style-name="P25"><text:span text:style-name="T14">"Life Comes from Life"</text:span></text:p>
      <text:p text:style-name="P25"><text:span text:style-name="T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5"><text:span text:style-name="T5">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25"><text:soft-page-break/><text:span text:style-name="T5">Even when Darwin wrote</text:span><text:span text:style-name="T8"> The Origin of Species</text:span><text:span text:style-name="T5">, the belief that bacteria could come into existence from non-living matter was widely accepted in the world of science. </text:span></text:p>
      <text:p text:style-name="P25"><text:span text:style-name="T5">However, five years after the publication of Darwin's book, Louis Pasteur announced his results after long studies and experiments, that disproved spontaneous generation, a cornerstone of Darwin's theory. In his triumphal lecture at the Sorbonne in 1864, Pasteur said: </text:span><text:span text:style-name="T8">"Never will the doctrine of spontaneous generation recover from the mortal blow struck by this simple experiment."</text:span><text:span text:style-name="T18">18</text:span></text:p>
      <text:p text:style-name="P25"><text:span text:style-name="T5">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14"/>
      <text:p text:style-name="P25"><text:span text:style-name="T14">Inconclusive Efforts in the Twentieth Century</text:span></text:p>
      <text:p text:style-name="P25"><text:span text:style-name="T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25"><text:span text:style-name="T5">Unfortunately, however, the problem of the origin of the cell is perhaps the most obscure point in the whole study of the evolution of organisms.</text:span><text:span text:style-name="T18">19</text:span></text:p>
      <text:p text:style-name="P25"><text:span text:style-name="T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5"><text:span text:style-name="T5">Barely a few years had passed before it was revealed that this experiment, which was then presented as an important step in the name of evolution, was invalid, for the atmosphere used in the experiment was very different from the real Earth conditions.</text:span><text:span text:style-name="T18">20</text:span></text:p>
      <text:p text:style-name="P25"><text:span text:style-name="T5">After a long silence, Miller confessed that the atmosphere medium he used was unrealistic.</text:span><text:span text:style-name="T18">21</text:span></text:p>
      <text:p text:style-name="P25"><text:span text:style-name="T5">All the evolutionists' efforts throughout the twentieth century to explain the origin of life ended in failure. The geochemist Jeffrey Bada, from the San Diego Scripps Institute accepts this fact in an article published in </text:span><text:span text:style-name="T8">Earth</text:span><text:span text:style-name="T5"> magazine in 1998:</text:span></text:p>
      <text:p text:style-name="P25"><text:span text:style-name="T5">Today as we leave the twentieth century, we still face the biggest unsolved problem that we had when we entered the twentieth century: How did life originate on Earth?</text:span><text:span text:style-name="T18">22</text:span></text:p>
      <text:p text:style-name="P12"/>
      <text:p text:style-name="P25"><text:span text:style-name="T14">The Complex Structure of Life</text:span></text:p>
      <text:p text:style-name="P25"><text:span text:style-name="T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5"><text:span text:style-name="T5">The conditions required for the formation of a cell are too great in quantity to be explained away by coincidences. The probability of proteins, the building blocks of a cell, being synthesized coincidentally, is 1 in 10</text:span><text:span text:style-name="T18">950</text:span><text:span text:style-name="T5"> for an average protein made up of 500 amino acids. In mathematics, a probability smaller than 1 over 10</text:span><text:span text:style-name="T18">50</text:span><text:span text:style-name="T5"> is considered to be impossible in practical terms.</text:span></text:p>
      <text:p text:style-name="P25"><text:soft-page-break/><text:span text:style-name="T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5"><text:span text:style-name="T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8">Scientific American </text:span><text:span text:style-name="T5">magazine:</text:span></text:p>
      <text:p text:style-name="P25"><text:span text:style-name="T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18">23</text:span></text:p>
      <text:p text:style-name="P25"><text:span text:style-name="T5">No doubt, if it is impossible for life to have originated from natural causes, then it has to be accepted that life was "created" in a supernatural way. This fact explicitly invalidates the theory of evolution, whose main purpose is to deny creation. </text:span></text:p>
      <text:p text:style-name="P14"/>
      <text:p text:style-name="P25"><text:span text:style-name="T14">Imaginary Mechanisms of Evolution</text:span></text:p>
      <text:p text:style-name="P25"><text:span text:style-name="T5">The second important point that negates Darwin's theory is that both concepts put forward by the theory as "evolutionary mechanisms" were understood to have, in reality, no evolutionary power. </text:span></text:p>
      <text:p text:style-name="P25"><text:span text:style-name="T5">Darwin based his evolution allegation entirely on the mechanism of "natural selection." The importance he placed on this mechanism was evident in the name of his book: </text:span><text:span text:style-name="T8">The Origin of Species, By Means of Natural Selection…</text:span></text:p>
      <text:p text:style-name="P25"><text:span text:style-name="T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5"><text:span text:style-name="T5">Therefore, the mechanism of natural selection has no evolutionary power. Darwin was also aware of this fact and had to state this in his book </text:span><text:span text:style-name="T8">The Origin of Species</text:span><text:span text:style-name="T5">:</text:span></text:p>
      <text:p text:style-name="P25"><text:span text:style-name="T5">Natural selection can do nothing until favourable individual differences or variations occur.</text:span><text:span text:style-name="T18">24</text:span></text:p>
      <text:p text:style-name="P12"/>
      <text:p text:style-name="P25"><text:span text:style-name="T14">Lamarck's Impact</text:span></text:p>
      <text:p text:style-name="P25"><text:span text:style-name="T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5"><text:soft-page-break/><text:span text:style-name="T5">Darwin also gave similar examples. In his book </text:span><text:span text:style-name="T3">The Origin of Species,</text:span><text:span text:style-name="T5"> for instance, he said that some bears going into water to find food transformed themselves into whales over time.</text:span><text:span text:style-name="T18">25</text:span></text:p>
      <text:p text:style-name="P25"><text:span text:style-name="T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14"/>
      <text:p text:style-name="P25"><text:span text:style-name="T14">Neo-Darwinism and Mutations</text:span></text:p>
      <text:p text:style-name="P25"><text:span text:style-name="T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25"><text:span text:style-name="T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5"><text:span text:style-name="T5">The reason for this is very simple: DNA has a very complex structure, and random effects can only harm it. The American geneticist B. G. Ranganathan explains this as follows:</text:span></text:p>
      <text:p text:style-name="P25"><text:span text:style-name="T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18">26</text:span></text:p>
      <text:p text:style-name="P25"><text:span text:style-name="T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14"/>
      <text:p text:style-name="P25"><text:span text:style-name="T14">The Fossil Record: No Sign of Intermediate Forms</text:span></text:p>
      <text:p text:style-name="P25"><text:span text:style-name="T5">The clearest evidence that the scenario suggested by the theory of evolution did not take place is the fossil record. </text:span></text:p>
      <text:p text:style-name="P25"><text:span text:style-name="T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5"><text:span text:style-name="T5">Had this been the case, numerous intermediary species should have existed and lived within this long transformation period. </text:span></text:p>
      <text:p text:style-name="P25"><text:soft-page-break/><text:span text:style-name="T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ext:span><text:span text:style-name="T3">"transitional forms."</text:span><text:span text:style-name="T5"> </text:span></text:p>
      <text:p text:style-name="P25"><text:span text:style-name="T5">If such animals ever really existed, there should be millions and even billions of them in number and variety. More importantly, the remains of these strange creatures should be present in the fossil record. In </text:span><text:span text:style-name="T8">The Origin of Species</text:span><text:span text:style-name="T5">, Darwin explained:</text:span></text:p>
      <text:p text:style-name="P25"><text:span text:style-name="T5">If my theory be true, numberless intermediate varieties, linking most closely all of the species of the same group together must assuredly have existed.... Consequently, evidence of their former existence could be found only amongst fossil remains.</text:span><text:span text:style-name="T18">27</text:span></text:p>
      <text:p text:style-name="P12"/>
      <text:p text:style-name="P25"><text:span text:style-name="T14">Darwin's Hopes Shattered</text:span></text:p>
      <text:p text:style-name="P25"><text:span text:style-name="T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5"><text:span text:style-name="T5">One famous British paleontologist, Derek V. Ager, admits this fact, even though he is an evolutionist:</text:span></text:p>
      <text:p text:style-name="P25"><text:span text:style-name="T5">The point emerges that if we examine the fossil record in detail, whether at the level of orders or of species, we find – over and over again – not gradual evolution, but the sudden explosion of one group at the expense of another.</text:span><text:span text:style-name="T18">28</text:span></text:p>
      <text:p text:style-name="P25"><text:span text:style-name="T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25"><text:span text:style-name="T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8">29</text:span></text:p>
      <text:p text:style-name="P25"><text:span text:style-name="T5">Fossils show that living beings emerged fully developed and in a perfect state on the earth. That means that </text:span><text:span text:style-name="T3">"the origin of species," contrary to Darwin's supposition, is not evolution, but creation.</text:span></text:p>
      <text:p text:style-name="P12"/>
      <text:p text:style-name="P12"/>
      <text:p text:style-name="P26"><text:span text:style-name="T13">The Tale of Human Evolution</text:span></text:p>
      <text:p text:style-name="P12"/>
      <text:p text:style-name="P25"><text:span text:style-name="T5">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25"><text:soft-page-break/><text:span text:style-name="T5">1. Australopithecus </text:span></text:p>
      <text:p text:style-name="P25"><text:span text:style-name="T5">2. Homo habilis</text:span></text:p>
      <text:p text:style-name="P25"><text:span text:style-name="T5">3. Homo erectus</text:span></text:p>
      <text:p text:style-name="P25"><text:span text:style-name="T5">4. Homo sapiens</text:span></text:p>
      <text:p text:style-name="P25"><text:span text:style-name="T5">Evolutionists call man's so-called first ape-like ancestors </text:span><text:span text:style-name="T8">Australopithecus</text:span><text:span text:style-name="T5">, which means "South African ape." These living beings are actually nothing but an old ape species that has become extinct. Extensive research done on various </text:span><text:span text:style-name="T8">Australopithecus </text:span><text:span text:style-name="T5">specimens by two world famous anatomists from England and the USA, namely, Lord Solly Zuckerman and Prof. Charles Oxnard, shows that these apes belonged to an ordinary ape species that became extinct and bore no resemblance to humans.</text:span><text:span text:style-name="T18">30</text:span></text:p>
      <text:p text:style-name="P25"><text:span text:style-name="T5">Evolutionists classify the next stage of human evolution as "</text:span><text:span text:style-name="T8">homo</text:span><text:span text:style-name="T5">," that is "man." According to their claim, the living beings in the </text:span><text:span text:style-name="T8">Homo</text:span><text:span text:style-name="T5"> series are more developed than </text:span><text:span text:style-name="T8">Australopithecus</text:span><text:span text:style-name="T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8">One Long Argument</text:span><text:span text:style-name="T5"> that "particularly historical [puzzles] such as the origin of life or of Homo sapiens, are extremely difficult and may even resist a final, satisfying explanation."</text:span><text:span text:style-name="T18">31</text:span></text:p>
      <text:p text:style-name="P25"><text:span text:style-name="T5">By outlining the link chain as </text:span><text:span text:style-name="T8">Australopithecus &gt; Homo habilis &gt; Homo erectus &gt; Homo sapiens</text:span><text:span text:style-name="T5">, evolutionists imply that each of these species is one another's ancestor. However, recent findings of paleoanthropologists have revealed that Australopithecus, Homo habilis, and Homo erectus lived at different parts of the world at the same time.</text:span><text:span text:style-name="T18">32</text:span></text:p>
      <text:p text:style-name="P25"><text:span text:style-name="T5">Moreover, a certain segment of humans classified as </text:span><text:span text:style-name="T8">Homo erectus</text:span><text:span text:style-name="T5"> have lived up until very modern times. </text:span><text:span text:style-name="T8">Homo sapiens neandarthalensis</text:span><text:span text:style-name="T5"> and </text:span><text:span text:style-name="T8">Homo sapiens sapiens</text:span><text:span text:style-name="T5"> (modern man) co-existed in the same region.</text:span><text:span text:style-name="T18">33</text:span></text:p>
      <text:p text:style-name="P25"><text:span text:style-name="T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5"><text:span text:style-name="T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8">34</text:span></text:p>
      <text:p text:style-name="P25"><text:span text:style-name="T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5"><text:span text:style-name="T5">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span></text:p>
      <text:p text:style-name="P25"><text:span text:style-name="T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text:span><text:soft-page-break/><text:span text:style-name="T5">"extra-sensory perception"—concepts such as telepathy and sixth sense—and finally "human evolution." Zuckerman explains his reasoning:</text:span></text:p>
      <text:p text:style-name="P25"><text:span text:style-name="T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8">35</text:span></text:p>
      <text:p text:style-name="P25"><text:span text:style-name="T5">The tale of human evolution boils down to nothing but the prejudiced interpretations of some fossils unearthed by certain people, who blindly adhere to their theory.</text:span></text:p>
      <text:p text:style-name="P14"/>
      <text:p text:style-name="P12"/>
      <text:p text:style-name="P26"><text:span text:style-name="T13">Technology in the Eye and the Ear</text:span></text:p>
      <text:p text:style-name="P12"/>
      <text:p text:style-name="P25"><text:span text:style-name="T5">Another subject that remains unanswered by evolutionary theory is the excellent quality of perception in the eye and the ear. </text:span></text:p>
      <text:p text:style-name="P25"><text:span text:style-name="T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5"><text:span text:style-name="T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5"><text:span text:style-name="T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25"><text:span text:style-name="T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5"><text:span text:style-name="T5">Evolutionists claim that the mechanism producing this sharp and distinct image has been formed by chance. Now, if somebody told you that the television in your room was formed as a result of chance, that all of </text:span><text:soft-page-break/><text:span text:style-name="T5">its atoms just happened to come together and make up this device that produces an image, what would you think? How can atoms do what thousands of people cannot?</text:span></text:p>
      <text:p text:style-name="P25"><text:span text:style-name="T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5"><text:span text:style-name="T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5"><text:span text:style-name="T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25"><text:span text:style-name="T5">So far, no man-made visual or recording apparatus has been as sensitive and successful in perceiving sensory data as are the eye and the ear. However, as far as seeing and hearing are concerned, a far greater truth lies beyond all this. </text:span></text:p>
      <text:p text:style-name="P14"/>
      <text:p text:style-name="P12"/>
      <text:p text:style-name="P26"><text:span text:style-name="T13">To Whom Does the Consciousness That </text:span></text:p>
      <text:p text:style-name="P26"><text:span text:style-name="T13">Sees and Hears within the Brain Belong?</text:span></text:p>
      <text:p text:style-name="P12"/>
      <text:p text:style-name="P25"><text:span text:style-name="T5">Who watches an alluring world in the brain, listens to symphonies and the twittering of birds, and smells the rose?</text:span></text:p>
      <text:p text:style-name="P25"><text:span text:style-name="T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text:span><text:soft-page-break/><text:span text:style-name="T5">brain. This is why Darwinist-materialists, who believe that everything is comprised of matter, cannot answer these questions. </text:span></text:p>
      <text:p text:style-name="P25"><text:span text:style-name="T5">For this consciousness is the spirit created by God, which needs neither the eye to watch the images nor the ear to hear the sounds. Furthermore, it does not need the brain to think. </text:span></text:p>
      <text:p text:style-name="P25"><text:span text:style-name="T5">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14"/>
      <text:p text:style-name="P25"><text:span text:style-name="T14">A Materialist Faith</text:span></text:p>
      <text:p text:style-name="P25"><text:span text:style-name="T5">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5"><text:span text:style-name="T5">However, the theory of evolution is kept on the agenda of science. Some people even try to represent criticisms directed against it as an "attack on science." Why?</text:span></text:p>
      <text:p text:style-name="P25"><text:span text:style-name="T5">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5"><text:span text:style-name="T5">Interestingly enough, they also confess this fact from time to time. A well-known geneticist and an outspoken evolutionist, Richard C. Lewontin from Harvard University, confesses that he is "first and foremost a materialist and then a scientist":</text:span></text:p>
      <text:p text:style-name="P25"><text:span text:style-name="T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18">36</text:span></text:p>
      <text:p text:style-name="P25"><text:span text:style-name="T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5"><text:span text:style-name="T5">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span></text:p>
      <text:p text:style-name="P14"/>
      <text:p text:style-name="P26"/>
      <text:p text:style-name="P32"><text:span text:style-name="T13">The Theory of Evolution is the Most Potent Spell in the World</text:span></text:p>
      <text:p text:style-name="P12"/>
      <text:p text:style-name="P25"><text:span text:style-name="T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5"><text:span text:style-name="T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eace be upon him) worshipping idols they had made with their own hands, or the people of the Prophet Moses (peace be upon him) worshipping the Golden Calf.</text:span></text:p>
      <text:p text:style-name="P25"><text:span text:style-name="T5">In fact, Allah has pointed to this lack of reason in the Qur'an. In many verse, He reveals in many verses that some peoples' minds will be closed and that they will be powerless to see the truth. Some of these verses are as follows:</text:span></text:p>
      <text:p text:style-name="P17"/>
      <text:p text:style-name="P25"><text:span text:style-name="T3">As for those who do not believe, it makes no difference to them whether you warn them or do not warn them, they will not believe. Allah has sealed up their hearts and hearing and over their eyes is a blindfold. They will have a terrible punishment. (Qur'an, 2: 6-7)</text:span></text:p>
      <text:p text:style-name="P17"/>
      <text:p text:style-name="P25"><text:span text:style-name="T3">… They have hearts with which they do not understand. They have eyes with which they do not see. They have ears with which they do not hear. Such people are like cattle. No, they are even further astray! They are the unaware. (Qur'an, 7: 179)</text:span></text:p>
      <text:p text:style-name="P12"/>
      <text:p text:style-name="P25"><text:span text:style-name="T3">Even if We opened up to them a door into heaven, and they spent the day ascending through it, they would only say: "Our eyesight is befuddled! Or rather we have been put under a spell!" (Qur'an, 15: 14-15) </text:span></text:p>
      <text:p text:style-name="P12"/>
      <text:p text:style-name="P25"><text:span text:style-name="T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5"><text:soft-page-break/><text:span text:style-name="T5">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12"/>
      <text:p text:style-name="P25"><text:span text:style-name="T3">He said: "You throw." And when they threw, they cast a spell on the people's eyes and caused them to feel great fear of them. They produced an extremely powerful magic. (Qur'an, 7: 116)</text:span></text:p>
      <text:p text:style-name="P12"/>
      <text:p text:style-name="P25"><text:span text:style-name="T3">As we have seen, Pharaoh's magicians were able to deceive everyone, apart from Moses and those who believed in him. However, his evidence broke the spell, or "swallowed up what they had forged," as the verse puts it.</text:span></text:p>
      <text:p text:style-name="P25"><text:span text:style-name="T3">We revealed to Moses, "Throw down your staff." And it immediately swallowed up what they had forged. So the Truth took place and what they did was shown to be false. (Qur'an, 7: 117-119)</text:span></text:p>
      <text:p text:style-name="P12"/>
      <text:p text:style-name="P25"><text:span text:style-name="T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Malcolm Muggeridge, an atheist philosopher and supporter of evolution, admitted he was worried by just that prospect:</text:span></text:p>
      <text:p text:style-name="P25"><text:span text:style-name="T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18">37</text:span></text:p>
      <text:p text:style-name="P25"><text:span text:style-name="T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14"/>
      <text:p text:style-name="P12"/>
      <text:p text:style-name="P12"/>
      <text:p text:style-name="P24"><text:span text:style-name="T3">They said, "Glory be to You! We have no knowledge except what You have taught us.</text:span></text:p>
      <text:p text:style-name="P24"><text:span text:style-name="T3">You are the All-Knowing, the All-Wise."</text:span></text:p>
      <text:p text:style-name="P24"><text:span text:style-name="T3">(Qur'an, 2:32)</text:span></text:p>
      <text:p text:style-name="P38"/>
      <text:p text:style-name="P41"><text:span text:style-name="T12">NOTES </text:span></text:p>
      <text:p text:style-name="P39"/>
      <text:p text:style-name="P39"/>
      <text:p text:style-name="P40"><text:span text:style-name="T5">1 http://www.jps.net/bygrace/index. html Taken from </text:span><text:span text:style-name="T8">Big Bang Refined</text:span><text:span text:style-name="T5"> by Fire by Dr. Hugh Ross, 1998. Reasons To Believe, Pasadena, CA.</text:span></text:p>
      <text:p text:style-name="P40"><text:span text:style-name="T5">2 Carolyn Sheets, Robert Gardner, Samuel F. Howe, </text:span><text:span text:style-name="T8">General Science</text:span><text:span text:style-name="T5">, Allyn and Bacon Inc. Newton, Massachusetts, 1985, p. 305.</text:span></text:p>
      <text:p text:style-name="P40"><text:span text:style-name="T5">3http://southport.jpl.nasa.gov/ scienceapps/dixon/ report6.html</text:span></text:p>
      <text:p text:style-name="P40"><text:span text:style-name="T5">4 Carolyn Sheets, Robert Gardner, Samuel F. Howe; </text:span><text:span text:style-name="T8">General Science</text:span><text:span text:style-name="T5">, Allyn and Bacon Inc. Newton, Massachusetts, 1985, p. 305.</text:span></text:p>
      <text:p text:style-name="P40"><text:span text:style-name="T5">5 National Geographic Society, </text:span><text:span text:style-name="T8">Powers of Nature</text:span><text:span text:style-name="T5">, Washington D.C., 1978, p.12-13.</text:span></text:p>
      <text:p text:style-name="P40"><text:span text:style-name="T5">6 Anthes, Richard A., John J. Cahir, Alistair B. Fraser, and Hans A. Panofsky, 1981, </text:span><text:span text:style-name="T8">The Atmosphere</text:span><text:span text:style-name="T5">, 3. edition, Columbus, Charles E. Merrill Publishing Company, p. 268-269; Millers, Albert; and Jack C. Thompson, 1975, </text:span><text:span text:style-name="T8">Elements of Meteorology</text:span><text:span text:style-name="T5">, 2. edition, Columbus, Charles E. Merrill Publishing Company, p. 141.</text:span></text:p>
      <text:p text:style-name="P40"><text:span text:style-name="T5">7 Anthes, Richard A.; John J. Cahir; Alistair B. Fraser; and Hans A. Panofsky, 1981, </text:span><text:span text:style-name="T8">The Atmosphere</text:span><text:span text:style-name="T5">, p. 269; Millers, Albert; and Jack C. Thompson, 1975, </text:span><text:span text:style-name="T8">Elements of Meteorology</text:span><text:span text:style-name="T5">, p. 141-142.</text:span></text:p>
      <text:p text:style-name="P40"><text:span text:style-name="T5">8 Moore, Keith L., E. Marshall Johnson, T. V. N. Persaud, Gerald C. Goeringer, Abdul-Majeed A. Zindani, and Mustafa A. Ahmed, 1992, </text:span><text:span text:style-name="T8">Human Development as Described in the Qur'an and Sunnah, Makkah, Commission on Scientific Signs of the Qur'an and Sunnah</text:span><text:span text:style-name="T5">, p. 36.</text:span></text:p>
      <text:p text:style-name="P40"><text:span text:style-name="T5">10 Williams P., </text:span><text:span text:style-name="T8">Basic Human Embryology</text:span><text:span text:style-name="T5">, 3. edition, 1984, p. 64.</text:span></text:p>
      <text:p text:style-name="P40"><text:span text:style-name="T5">11 Warren Treadgold, </text:span><text:span text:style-name="T8">A History of the Byzantine State and Society</text:span><text:span text:style-name="T5">, Stanford University Press, 1997, p. 287-299.</text:span></text:p>
      <text:p text:style-name="P40"><text:span text:style-name="T5">12 Warren Treadgold, </text:span><text:span text:style-name="T8">A History of the Byzantine State and Society</text:span><text:span text:style-name="T5">, Stanford University Press, 1997, p. 287-299.</text:span></text:p>
      <text:p text:style-name="P40"><text:span text:style-name="T5">13 Walter Wreszinski, Aegyptische Inschriften aus dem K.K. Hof Museum in Wien, 1906, J. C. Hinrichs' sche Buchhandlung.</text:span></text:p>
      <text:p text:style-name="P40"><text:span text:style-name="T6">14 Hermann Ranke, Die Ägyptischen Personennamen, Verzeichnis der Namen, Verlag Von J. J. Augustin in Glückstadt, Band I, 1935, Band II, 1952.</text:span></text:p>
      <text:p text:style-name="P40"><text:span text:style-name="T5">18. Conway Zirkle, </text:span><text:span text:style-name="T8">Evolution, Marxian Biology and the Social Scene</text:span><text:span text:style-name="T5">, Philadelphia: University of Pennsylvania Press, 1959, pp.85-87</text:span></text:p>
      <text:p text:style-name="P40"><text:span text:style-name="T5">19. Conway Zirkle, </text:span><text:span text:style-name="T8">Evolution, Marxian Biology and the Social Scene</text:span><text:span text:style-name="T5">, Philadelphia: University of Pennsylvania Press, 1959, pp.85-87</text:span></text:p>
      <text:p text:style-name="P40"><text:span text:style-name="T6">20. K. Mehnert, </text:span><text:span text:style-name="T7">Kampf um Mao's Erbe</text:span><text:span text:style-name="T6">, Deutsche Verlags-Anstalt, 1977</text:span></text:p>
      <text:p text:style-name="P40"><text:span text:style-name="T5">21. Sidney Fox, Klaus Dose, </text:span><text:span text:style-name="T8">Molecular Evolution and The Origin of Life</text:span><text:span text:style-name="T5">, W.H. Freeman and Company, San Francisco, 1972, p. 4.</text:span></text:p>
      <text:p text:style-name="P40"><text:span text:style-name="T5">22. Alexander I. Oparin, </text:span><text:span text:style-name="T8">Origin of Life</text:span><text:span text:style-name="T5">, Dover Publications, NewYork, 1936, 1953 (reprint), p. 196.</text:span></text:p>
      <text:p text:style-name="P40"><text:span text:style-name="T5">23. "New Evidence on Evolution of Early Atmosphere and Life", </text:span><text:span text:style-name="T8">Bulletin of the American Meteorological Society</text:span><text:span text:style-name="T5">, vol 63, November 1982, p. 1328-1330. </text:span></text:p>
      <text:p text:style-name="P40"><text:span text:style-name="T5">24. Stanley Miller, </text:span><text:span text:style-name="T8">Molecular Evolution of Life: Current Status of the Prebiotic Synthesis of Small Molecules</text:span><text:span text:style-name="T5">, 1986, p. 7.</text:span></text:p>
      <text:p text:style-name="P40"><text:span text:style-name="T5">25. Jeffrey Bada, </text:span><text:span text:style-name="T8">Earth</text:span><text:span text:style-name="T5">, February 1998, p. 40</text:span></text:p>
      <text:p text:style-name="P40"><text:span text:style-name="T5">26. Leslie E. Orgel, "The Origin of Life on Earth", </text:span><text:span text:style-name="T8">Scientific American</text:span><text:span text:style-name="T5">, vol. 271, October 1994, p. 78.</text:span></text:p>
      <text:p text:style-name="P40"><text:soft-page-break/><text:span text:style-name="T5">27. Charles Darwin, </text:span><text:span text:style-name="T8">The Origin of Species by Means of Natural Selection</text:span><text:span text:style-name="T5">, The Modern Library, New York, p. 127.</text:span></text:p>
      <text:p text:style-name="P40"><text:span text:style-name="T5">28. Charles Darwin, </text:span><text:span text:style-name="T8">The Origin of Species: A Facsimile of the First Edition</text:span><text:span text:style-name="T5">, Harvard University Press, 1964, p. 184.</text:span></text:p>
      <text:p text:style-name="P40"><text:span text:style-name="T5">29. B. G. Ranganathan, </text:span><text:span text:style-name="T8">Origins?,</text:span><text:span text:style-name="T5"> Pennsylvania: The Banner Of Truth Trust, 1988, p. 7.</text:span></text:p>
      <text:p text:style-name="P40"><text:span text:style-name="T5">30. Charles Darwin, </text:span><text:span text:style-name="T8">The Origin of Species</text:span><text:span text:style-name="T5">:</text:span><text:span text:style-name="T8"> A</text:span><text:span text:style-name="T5"> </text:span><text:span text:style-name="T8">Facsimile of the First Edition,</text:span><text:span text:style-name="T5"> Harvard University Press, 1964, p. 179.</text:span></text:p>
      <text:p text:style-name="P40"><text:span text:style-name="T5">31. Derek A. Ager, "The Nature of the Fossil Record", </text:span><text:span text:style-name="T8">Proceedings of the British Geological Association</text:span><text:span text:style-name="T5">, vol 87, 1976, p. 133.</text:span></text:p>
      <text:p text:style-name="P40"><text:span text:style-name="T5">32. Douglas J. Futuyma, </text:span><text:span text:style-name="T8">Science on Trial</text:span><text:span text:style-name="T5">, Pantheon Books, New York, 1983. p. 197.</text:span></text:p>
      <text:p text:style-name="P40"><text:span text:style-name="T5">33. Solly Zuckerman, </text:span><text:span text:style-name="T8">Beyond The Ivory Tower, </text:span><text:span text:style-name="T5">Toplinger Publications, New York, 1970, pp. 75-94; Charles E. Oxnard, "The Place of Australopithecines in Human Evolution: Grounds for Doubt", Nature, vol 258, p. 389.</text:span></text:p>
      <text:p text:style-name="P40"><text:span text:style-name="T5">34. "Could science be brought to an end by scientists' belief that they have final answers or by society's reluctance to pay the bills?" </text:span><text:span text:style-name="T8">Scientific American,</text:span><text:span text:style-name="T5"> December 1992, p. 20.</text:span></text:p>
      <text:p text:style-name="P40"><text:span text:style-name="T5">35. Alan Walker,</text:span><text:span text:style-name="T8"> Science</text:span><text:span text:style-name="T5">, vol. 207, 7 March 1980, p. 1103; A. J. Kelso, Physical Antropology, 1st ed., J. B. Lipincott Co., New York, 1970, p. 221; M. D. Leakey, Olduvai Gorge, vol. 3, Cambridge University Press, Cambridge, 1971, p. 272.</text:span></text:p>
      <text:p text:style-name="P40"><text:span text:style-name="T5">36. Jeffrey Kluger, "Not So Extinct After All: The Primitive Homo Erectus May Have Survived Long Enough To Coexist With Modern Humans," </text:span><text:span text:style-name="T8">Time</text:span><text:span text:style-name="T5">, 23 December 1996.</text:span></text:p>
      <text:p text:style-name="P40"><text:span text:style-name="T5">37. S. J. Gould, </text:span><text:span text:style-name="T8">Natural History</text:span><text:span text:style-name="T5">, vol. 85, 1976, p. 30.</text:span></text:p>
      <text:p text:style-name="P40"><text:span text:style-name="T5">38. Solly Zuckerman, </text:span><text:span text:style-name="T8">Beyond The Ivory Tower,</text:span><text:span text:style-name="T5"> p. 19.</text:span></text:p>
      <text:p text:style-name="P40"><text:span text:style-name="T5">39. Richard Lewontin, "The Demon-Haunted World," </text:span><text:span text:style-name="T8">The New York Review of Books,</text:span><text:span text:style-name="T5"> January 9, 1997, p. 28.</text:span></text:p>
      <text:p text:style-name="P40"><text:span text:style-name="T5">40. Malcolm Muggeridge, </text:span><text:span text:style-name="T8">The End of Christendom,</text:span><text:span text:style-name="T5"> Grand Rapids: Eerdmans, 1980, p. 43.</text:span></text:p>
      <text:p text:style-name="P12"/>
      <text:p text:style-name="P12"/>
      <text:p text:style-name="P19"/>
      <text:p text:style-name="P12"/>
      <text:p text:style-name="P12"/>
      <text:p text:style-name="P12"/>
      <text:p text:style-name="P12"/>
      <text:p text:style-name="P12"/>
      <text:p text:style-name="P23"/>
      <text:p text:style-name="P34"><text:span text:style-name="T12">BACK COVER</text:span></text:p>
      <text:p text:style-name="P11"/>
      <text:p text:style-name="P11"/>
      <text:p text:style-name="P24"><text:span text:style-name="T5">The Qur’an is not a book that consists solely of lawful and unlawful deeds; it covers a wide range of subjects, including descriptions pertaining to moral perfection, various characteristics of human beings, all situations and circumstances that are likely to occur in this life, information related to the life of this world and the hereafter, fear of God, love for Him, the ways to attain the good pleasure of God, etc. In brief, the Qur’an is a book that consists of all the information that man may need throughout his life. It is the Book the Creator has sent to the created and it will remain as the sole guide for humanity until the Day of Judgement.</text:span></text:p>
      <text:p text:style-name="P24"><text:span text:style-name="T5">A believer who becomes aware of the importance and indispensability of the Qur’an to his life must have a good knowledge of the Qur’an so that he can conduct his entire life in line with the principles of the Qur’an and thus serve God as is due. This book is prepared to strengthen the knowledge of the Qur’an for those who wish to get to know Allah, who are willing to meticulously perform their duties as servants of Allah, reorient their lives in line with the values of the Qur’an and make attaining the good pleasure, mercy and Paradise of Allah their main objective.</text:span></text:p>
      <text:p text:style-name="P13"/>
      <text:p text:style-name="P13"/>
      <text:p text:style-name="P11"/>
      <text:p text:style-name="P23"><text:span text:style-name="T12">ABOUT THE AUTHOR</text:span></text:p>
      <text:p text:style-name="P11"/>
      <text:p text:style-name="P11"/>
      <text:p text:style-name="P24"><text:span text:style-name="T5">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God and His unity, and to display the decrepit foundations and perverted works of godless syste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PalatinoT?rk1" svg:font-family="PalatinoT?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24pt" fo:font-weight="bold" style:font-size-asian="24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6pt" style:font-size-asian="26pt"/>
    </style:style>
    <style:style style:name="Heading_20_3" style:display-name="Heading 3" style:family="paragraph" style:parent-style-name="Standard" style:default-outline-level="3" style:list-style-name="" style:class="text">
      <style:paragraph-properties fo:text-align="center" style:justify-single-word="false" fo:keep-with-next="always"/>
      <style:text-properties fo:font-size="28pt" style:font-size-asian="28pt"/>
    </style:style>
    <style:style style:name="Heading_20_4" style:display-name="Heading 4" style:family="paragraph" style:parent-style-name="Standard" style:default-outline-level="4" style:list-style-name="" style:class="text">
      <style:paragraph-properties fo:text-align="center" style:justify-single-word="false" fo:keep-with-next="always"/>
      <style:text-properties fo:font-size="14pt" style:font-size-asian="14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ra_20_baslik" style:display-name="ara baslik" style:family="paragraph" style:parent-style-name="Standard" style:default-outline-level="">
      <style:paragraph-properties fo:line-height="0.529cm" fo:text-align="justify" style:justify-single-word="false"/>
      <style:text-properties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METIN" style:family="paragraph" style:parent-style-name="Standard" style:default-outline-level="">
      <style:paragraph-properties fo:margin-left="0cm" fo:margin-right="0cm" fo:line-height="0.494cm" fo:text-align="justify" style:justify-single-word="false" fo:text-indent="0.499cm" style:auto-text-indent="false"/>
      <style:text-properties style:font-name="PalatinoT?rk" fo:font-family="PalatinoT?rk" style:font-family-generic="roman" style:font-pitch="variable" fo:font-size="9pt" style:font-size-asian="9pt" style:font-name-complex="PalatinoT?rk1" style:font-family-complex="PalatinoT?rk" style:font-family-generic-complex="system" style:font-pitch-complex="variable"/>
    </style:style>
    <style:style style:name="buyuk_20_baslik_20_alti_20_ayet" style:display-name="buyuk baslik alti ayet" style:family="paragraph" style:parent-style-name="Standard" style:default-outline-level="">
      <style:paragraph-properties fo:line-height="0.529cm" fo:text-align="center" style:justify-single-word="false"/>
      <style:text-properties style:font-name="PalatinoT?rk" fo:font-family="PalatinoT?rk" style:font-family-generic="roman" style:font-pitch="variable" fo:font-size="10pt" fo:font-weight="bold" style:font-size-asian="10pt" style:font-weight-asian="bold" style:font-name-complex="PalatinoT?rk1" style:font-family-complex="PalatinoT?rk" style:font-family-generic-complex="system" style:font-pitch-complex="variable"/>
    </style:style>
    <style:style style:name="ayet" style:family="paragraph" style:parent-style-name="Standard" style:default-outline-level="">
      <style:paragraph-properties fo:line-height="0.494cm" fo:text-align="justify" style:justify-single-word="false"/>
      <style:text-properties style:font-name="PalatinoT?rk" fo:font-family="PalatinoT?rk" style:font-family-generic="roman" style:font-pitch="variable" fo:font-size="9pt" style:font-size-asian="9pt" style:font-name-complex="PalatinoT?rk1" style:font-family-complex="PalatinoT?rk" style:font-family-generic-complex="system" style:font-pitch-complex="variable"/>
    </style:style>
    <style:style style:name="en_20_buyuk_20_baslik" style:display-name="en buyuk baslik" style:family="paragraph" style:parent-style-name="Standard" style:default-outline-level="">
      <style:paragraph-properties fo:line-height="0.529cm" fo:text-align="center" style:justify-single-word="false"/>
      <style:text-properties fo:font-size="60pt" fo:font-weight="bold" style:font-size-asian="60pt" style:font-weight-asian="bold"/>
    </style:style>
    <style:style style:name="bilim_20_baslik" style:display-name="bilim baslik" style:family="paragraph" style:parent-style-name="Standard" style:default-outline-level="">
      <style:paragraph-properties fo:margin-left="0cm" fo:margin-right="0cm" fo:line-height="0.494cm" fo:text-align="justify" style:justify-single-word="false" fo:text-indent="0.499cm" style:auto-text-indent="false"/>
      <style:text-properties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bilim_20_ayet" style:display-name="bilim ayet" style:family="paragraph" style:parent-style-name="Standard" style:default-outline-level="">
      <style:paragraph-properties fo:margin-left="0.499cm" fo:margin-right="0cm" fo:line-height="0.494cm" fo:text-align="justify" style:justify-single-word="false" fo:text-indent="0cm" style:auto-text-indent="false"/>
      <style:text-properties style:font-name="PalatinoT?rk" fo:font-family="PalatinoT?rk" style:font-family-generic="roman" style:font-pitch="variable" fo:font-size="9pt" fo:font-weight="bold" style:font-size-asian="9pt" style:font-weight-asian="bold" style:font-name-complex="PalatinoT?rk1" style:font-family-complex="PalatinoT?rk" style:font-family-generic-complex="system" style:font-pitch-complex="variable"/>
    </style:style>
    <style:style style:name="bilim_20_alinti" style:display-name="bilim alinti" style:family="paragraph" style:parent-style-name="Standard" style:default-outline-level="">
      <style:paragraph-properties fo:margin-left="0.499cm" fo:margin-right="0.3cm" fo:line-height="0.494cm" fo:text-align="justify" style:justify-single-word="false" fo:text-indent="0cm" style:auto-text-indent="false"/>
      <style:text-properties style:font-name="PalatinoT?rk" fo:font-family="PalatinoT?rk" style:font-family-generic="roman" style:font-pitch="variable" fo:font-size="9pt" style:font-size-asian="9pt" style:font-name-complex="PalatinoT?rk1" style:font-family-complex="PalatinoT?rk" style:font-family-generic-complex="system" style:font-pitch-complex="variable"/>
    </style:style>
    <style:style style:name="baslik" style:family="paragraph" style:parent-style-name="Standard" style:default-outline-level="">
      <style:paragraph-properties fo:margin-left="0cm" fo:margin-right="0cm" fo:line-height="0.564cm" fo:text-align="justify" style:justify-single-word="false" fo:text-indent="0.3cm" style:auto-text-indent="false"/>
      <style:text-properties fo:text-transform="uppercase" style:font-name="PalatinoT?rk" fo:font-family="PalatinoT?rk" style:font-family-generic="roman" style:font-pitch="variable" fo:font-weight="bold" style:font-weight-asian="bold" style:font-name-complex="PalatinoT?rk1" style:font-family-complex="PalatinoT?rk" style:font-family-generic-complex="system" style:font-pitch-complex="variable"/>
    </style:style>
    <style:style style:name="alt_20_baslik" style:display-name="alt baslik" style:family="paragraph" style:parent-style-name="Standard" style:default-outline-level="">
      <style:paragraph-properties fo:margin-left="0cm" fo:margin-right="0cm" fo:margin-top="0.101cm" fo:margin-bottom="0cm" loext:contextual-spacing="false" fo:line-height="0.564cm" fo:text-align="justify" style:justify-single-word="false" fo:text-indent="0.3cm" style:auto-text-indent="false"/>
      <style:text-properties style:font-name="PalatinoT?rk" fo:font-family="PalatinoT?rk" style:font-family-generic="roman" style:font-pitch="variable" fo:font-size="11pt" fo:font-weight="bold" style:font-size-asian="11pt" style:font-weight-asian="bold" style:font-name-complex="PalatinoT?rk1" style:font-family-complex="PalatinoT?rk" style:font-family-generic-complex="system" style:font-pitch-complex="variable"/>
    </style:style>
    <style:style style:name="metin-ing" style:family="paragraph" style:parent-style-name="Standard" style:default-outline-level="">
      <style:paragraph-properties fo:margin-left="0cm" fo:margin-right="0cm" fo:line-height="0.494cm" fo:text-align="justify" style:justify-single-word="false" fo:text-indent="0.3cm" style:auto-text-indent="false"/>
      <style:text-properties style:font-name="PalatinoT?rk" fo:font-family="PalatinoT?rk" style:font-family-generic="roman" style:font-pitch="variable" fo:font-size="9pt" style:font-size-asian="9pt" style:font-name-complex="PalatinoT?rk1" style:font-family-complex="PalatinoT?rk" style:font-family-generic-complex="system" style:font-pitch-complex="variable"/>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style:font-name="PalatinoT?rk" fo:font-family="PalatinoT?rk" style:font-family-generic="roman" style:font-pitch="variable" fo:font-size="11pt" style:font-size-asian="11pt" style:font-name-complex="PalatinoT?rk1" style:font-family-complex="PalatinoT?rk" style:font-family-generic-complex="system" style:font-pitch-complex="variable"/>
    </style:style>
    <style:style style:name="alinti" style:family="paragraph" style:parent-style-name="Standard" style:default-outline-level="">
      <style:paragraph-properties fo:margin-left="0.3cm" fo:margin-right="0.3cm" fo:line-height="0.494cm" fo:text-align="justify" style:justify-single-word="false" fo:text-indent="0cm" style:auto-text-indent="false"/>
      <style:text-properties style:font-name="PalatinoT?rk" fo:font-family="PalatinoT?rk" style:font-family-generic="roman" style:font-pitch="variable" fo:font-size="9pt" fo:font-style="italic" style:font-size-asian="9pt" style:font-style-asian="italic" style:font-name-complex="PalatinoT?rk1" style:font-family-complex="PalatinoT?rk" style:font-family-generic-complex="system" style:font-pitch-complex="variable"/>
    </style:style>
    <style:style style:name="Body_20_Text_20_2" style:display-name="Body Text 2" style:family="paragraph" style:parent-style-name="Standard" style:default-outline-level="">
      <style:paragraph-properties fo:text-align="center" style:justify-single-word="false"/>
      <style:text-properties fo:font-size="28pt" style:font-size-asian="28pt"/>
    </style:style>
    <style:style style:name="Body_20_Text_20_3" style:display-name="Body Text 3" style:family="paragraph" style:parent-style-name="Standard" style:default-outline-level="">
      <style:paragraph-properties fo:text-align="center" style:justify-single-word="false"/>
      <style:text-properties fo:font-size="35pt" style:font-size-asian="35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LEARNING FROM THE QUR'AN</dc:title>
    <meta:initial-creator>HARUN YAHYA</meta:initial-creator>
    <meta:creation-date>2003-07-14T01:13:00</meta:creation-date>
    <dc:date>2020-07-05T00:43:34.043407151</dc:date>
    <meta:editing-cycles>164</meta:editing-cycles>
    <meta:editing-duration>PT12M31S</meta:editing-duration>
    <meta:keyword>LEARNING FROM THE QUR'AN</meta:keyword>
    <dc:subject>LEARNING FROM THE QUR'AN</dc:subject>
    <meta:document-statistic meta:table-count="0" meta:image-count="0" meta:object-count="0" meta:page-count="458" meta:paragraph-count="5975" meta:word-count="150063" meta:character-count="833754" meta:non-whitespace-character-count="688106"/>
    <meta:generator>LibreOffice/6.4.4.2$Linux_X86_64 LibreOffice_project/523b8e55cdb4890550c54dc0a0ee2ea29d34e811</meta:generator>
    <meta:user-defined meta:name="Company">LAB</meta:user-defined>
    <meta:user-defined meta:name="Operator">S</meta:user-defined>
  </office:meta>
</office:document-meta>
</file>